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85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25.4pt"/>
    </style:style>
    <style:style style:name="co5" style:family="table-column">
      <style:table-column-properties fo:break-before="auto" style:column-width="35.69pt"/>
    </style:style>
    <style:style style:name="co6" style:family="table-column">
      <style:table-column-properties fo:break-before="auto" style:column-width="58.76pt"/>
    </style:style>
    <style:style style:name="co7" style:family="table-column">
      <style:table-column-properties fo:break-before="auto" style:column-width="34.1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107.21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11.11pt"/>
    </style:style>
    <style:style style:name="co12" style:family="table-column">
      <style:table-column-properties fo:break-before="auto" style:column-width="39.66pt"/>
    </style:style>
    <style:style style:name="co13" style:family="table-column">
      <style:table-column-properties fo:break-before="auto" style:column-width="38.89pt"/>
    </style:style>
    <style:style style:name="co14" style:family="table-column">
      <style:table-column-properties fo:break-before="auto" style:column-width="100.01pt"/>
    </style:style>
    <style:style style:name="co15" style:family="table-column">
      <style:table-column-properties fo:break-before="auto" style:column-width="57.15pt"/>
    </style:style>
    <style:style style:name="co16" style:family="table-column">
      <style:table-column-properties fo:break-before="auto" style:column-width="41.24pt"/>
    </style:style>
    <style:style style:name="co17" style:family="table-column">
      <style:table-column-properties fo:break-before="auto" style:column-width="90.51pt"/>
    </style:style>
    <style:style style:name="co18" style:family="table-column">
      <style:table-column-properties fo:break-before="auto" style:column-width="80.16pt"/>
    </style:style>
    <style:style style:name="co19" style:family="table-column">
      <style:table-column-properties fo:break-before="auto" style:column-width="40.51pt"/>
    </style:style>
    <style:style style:name="co20" style:family="table-column">
      <style:table-column-properties fo:break-before="auto" style:column-width="43.71pt"/>
    </style:style>
    <style:style style:name="co21" style:family="table-column">
      <style:table-column-properties fo:break-before="auto" style:column-width="103.95pt"/>
    </style:style>
    <style:style style:name="co22" style:family="table-column">
      <style:table-column-properties fo:break-before="auto" style:column-width="48.39pt"/>
    </style:style>
    <style:style style:name="co23" style:family="table-column">
      <style:table-column-properties fo:break-before="auto" style:column-width="60.35pt"/>
    </style:style>
    <style:style style:name="co24" style:family="table-column">
      <style:table-column-properties fo:break-before="auto" style:column-width="80.96pt"/>
    </style:style>
    <style:style style:name="co25" style:family="table-column">
      <style:table-column-properties fo:break-before="auto" style:column-width="63.5pt"/>
    </style:style>
    <style:style style:name="co26" style:family="table-column">
      <style:table-column-properties fo:break-before="auto" style:column-width="33.36pt"/>
    </style:style>
    <style:style style:name="co27" style:family="table-column">
      <style:table-column-properties fo:break-before="auto" style:column-width="34.95pt"/>
    </style:style>
    <style:style style:name="co28" style:family="table-column">
      <style:table-column-properties fo:break-before="auto" style:column-width="88.89pt"/>
    </style:style>
    <style:style style:name="co29" style:family="table-column">
      <style:table-column-properties fo:break-before="auto" style:column-width="103.21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HOPIN_20_-_20_NOCTURNA_20_OP_20_55_20_NO_20__20__28_3_29_">
      <style:table-properties table:display="true" style:writing-mode="lr-tb"/>
    </style:style>
    <style:style style:name="ta2" style:family="table" style:master-page-name="PageStyle_5f_CHOPIN_20_-_20_NOCTURNA_20_OP_20_55_20_NO_20__20__28_2_29_">
      <style:table-properties table:display="true" style:writing-mode="lr-tb"/>
    </style:style>
    <style:style style:name="ta3" style:family="table" style:master-page-name="PageStyle_5f_CHOPIN_20_-_20_NOCTURNA_20_OP_20_55_20_NO_20_1">
      <style:table-properties table:display="true" style:writing-mode="lr-tb"/>
    </style:style>
    <style:style style:name="ta4" style:family="table" style:master-page-name="PageStyle_5f_THE_20_THREE_20_RAVENS_20__28_3_29_">
      <style:table-properties table:display="true" style:writing-mode="lr-tb"/>
    </style:style>
    <style:style style:name="ta5" style:family="table" style:master-page-name="PageStyle_5f_THE_20_THREE_20_RAVENS_20__28_2_29_">
      <style:table-properties table:display="true" style:writing-mode="lr-tb"/>
    </style:style>
    <style:style style:name="ta6" style:family="table" style:master-page-name="PageStyle_5f_THE_20_THREE_20_RAVENS">
      <style:table-properties table:display="true" style:writing-mode="lr-tb"/>
    </style:style>
    <style:style style:name="ta7" style:family="table" style:master-page-name="PageStyle_5f_DYING">
      <style:table-properties table:display="true" style:writing-mode="lr-tb"/>
    </style:style>
    <style:style style:name="ta8" style:family="table" style:master-page-name="PageStyle_5f_BASIC_20_OCTAVE">
      <style:table-properties table:display="true" style:writing-mode="lr-tb"/>
    </style:style>
    <style:style style:name="ta9" style:family="table" style:master-page-name="PageStyle_5f_GREENSLEEVES_20_-_20_FLAT">
      <style:table-properties table:display="true" style:writing-mode="lr-tb"/>
    </style:style>
    <style:style style:name="ta10" style:family="table" style:master-page-name="PageStyle_5f_GREENSLEEVES_20_-_20_DOUBLE">
      <style:table-properties table:display="true" style:writing-mode="lr-tb"/>
    </style:style>
    <style:style style:name="ta11" style:family="table" style:master-page-name="PageStyle_5f_RANDOM">
      <style:table-properties table:display="true" style:writing-mode="lr-tb"/>
    </style:style>
    <style:style style:name="ta12" style:family="table" style:master-page-name="PageStyle_5f_STEPS">
      <style:table-properties table:display="true" style:writing-mode="lr-tb"/>
    </style:style>
    <style:style style:name="ta13" style:family="table" style:master-page-name="PageStyle_5f_JUMP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fbfb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2d05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548dd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8db3e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d8d8d8" style:diagonal-bl-tr="none" style:diagonal-tl-br="none" fo:border="none"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dbe5f1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dbe5f1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be5f1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OPIN - NOCTURNA OP 55 NO  (3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 STRING</text:p>
          </table:table-cell>
          <table:table-cell table:style-name="ce2" office:value-type="string" calcext:value-type="string">
            <text:p>TAB FRE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VERSE</text:p>
          </table:table-cell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2"/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MIDDLE C OFFSET</text:p>
          </table:table-cell>
          <table:table-cell table:number-columns-repeated="1005"/>
        </table:table-row>
        <table:table-row table:style-name="ro1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table:formula="of:=0.5*[.C3]" office:value-type="float" office:value="0.25" calcext:value-type="float">
            <text:p>0.25</text:p>
          </table:table-cell>
          <table:table-cell table:style-name="ce6" table:formula="of:=VLOOKUP([.A3];[.$R$3:.$S$8];2;0)+[.B3]" office:value-type="float" office:value="16" calcext:value-type="float">
            <text:p>16</text:p>
          </table:table-cell>
          <table:table-cell table:style-name="ce11" table:formula="of:=[.$B$1]*POWER([.$C$1];[.G3])" office:value-type="float" office:value="658.987426407559" calcext:value-type="float">
            <text:p>658.99</text:p>
          </table:table-cell>
          <table:table-cell table:style-name="ce6" table:formula="of:=DEC2HEX([.H3]*[.F3])" office:value-type="string" office:string-value="A4" calcext:value-type="string">
            <text:p>A4</text:p>
          </table:table-cell>
          <table:table-cell table:style-name="ce6" table:formula="of:=DEC2HEX((437500/[.H3])-30.125)" office:value-type="string" office:string-value="279" calcext:value-type="string">
            <text:p>279</text:p>
          </table:table-cell>
          <table:table-cell table:style-name="ce6" table:formula="of:=LEN(TEXT([.I3];&quot;####&quot;))" office:value-type="float" office:value="2" calcext:value-type="float">
            <text:p>2</text:p>
          </table:table-cell>
          <table:table-cell table:style-name="ce6" table:formula="of:=LEN(TEXT([.J3];&quot;####&quot;))" office:value-type="float" office:value="3" calcext:value-type="float">
            <text:p>3</text:p>
          </table:table-cell>
          <table:table-cell table:style-name="ce6" table:formula="of:=IF([.K3]&lt;&gt;0;LEFT(&quot;0x0000&quot;;6-[.K3])&amp;[.I3];&quot;0x0000&quot;)" office:value-type="string" office:string-value="0x00A4" calcext:value-type="string">
            <text:p>0x00A4</text:p>
          </table:table-cell>
          <table:table-cell table:style-name="ce6" table:formula="of:=IF([.L3]&lt;&gt;0;LEFT(&quot;0x0000&quot;;6-[.L3])&amp;[.J3];&quot;0x0000&quot;)" office:value-type="string" office:string-value="0x0279" calcext:value-type="string">
            <text:p>0x0279</text:p>
          </table:table-cell>
          <table:table-cell table:style-name="ce6" table:formula="of:=&quot;DW &quot;&amp;[.M3]&amp;&quot;, &quot;&amp;[.N3]" office:value-type="string" office:string-value="DW 0x00A4, 0x0279" calcext:value-type="string">
            <text:p>DW 0x00A4, 0x0279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100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0.5*[.C4]" office:value-type="float" office:value="1" calcext:value-type="float">
            <text:p>1</text:p>
          </table:table-cell>
          <table:table-cell table:style-name="ce6" table:formula="of:=VLOOKUP([.A4];[.$R$3:.$S$8];2;0)+[.B4]" office:value-type="float" office:value="-3" calcext:value-type="float">
            <text:p>-3</text:p>
          </table:table-cell>
          <table:table-cell table:style-name="ce11" table:formula="of:=[.$B$1]*POWER([.$C$1];[.G4])" office:value-type="float" office:value="220.021182084144" calcext:value-type="float">
            <text:p>220.02</text:p>
          </table:table-cell>
          <table:table-cell table:style-name="ce6" table:formula="of:=DEC2HEX([.H4]*[.F4])" office:value-type="string" office:string-value="DC" calcext:value-type="string">
            <text:p>DC</text:p>
          </table:table-cell>
          <table:table-cell table:style-name="ce6" table:formula="of:=DEC2HEX((437500/[.H4])-30.125)" office:value-type="string" office:string-value="7A6" calcext:value-type="string">
            <text:p>7A6</text:p>
          </table:table-cell>
          <table:table-cell table:style-name="ce6" table:formula="of:=LEN(TEXT([.I4];&quot;####&quot;))" office:value-type="float" office:value="2" calcext:value-type="float">
            <text:p>2</text:p>
          </table:table-cell>
          <table:table-cell table:style-name="ce6" table:formula="of:=LEN(TEXT([.J4];&quot;####&quot;))" office:value-type="float" office:value="3" calcext:value-type="float">
            <text:p>3</text:p>
          </table:table-cell>
          <table:table-cell table:style-name="ce6" table:formula="of:=IF([.K4]&lt;&gt;0;LEFT(&quot;0x0000&quot;;6-[.K4])&amp;[.I4];&quot;0x0000&quot;)" office:value-type="string" office:string-value="0x00DC" calcext:value-type="string">
            <text:p>0x00DC</text:p>
          </table:table-cell>
          <table:table-cell table:style-name="ce6" table:formula="of:=IF([.L4]&lt;&gt;0;LEFT(&quot;0x0000&quot;;6-[.L4])&amp;[.J4];&quot;0x0000&quot;)" office:value-type="string" office:string-value="0x07A6" calcext:value-type="string">
            <text:p>0x07A6</text:p>
          </table:table-cell>
          <table:table-cell table:style-name="ce6" table:formula="of:=&quot;DW &quot;&amp;[.M4]&amp;&quot;, &quot;&amp;[.N4]" office:value-type="string" office:string-value="DW 0x00DC, 0x07A6" calcext:value-type="string">
            <text:p>DW 0x00DC, 0x07A6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100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0.5*[.C5]" office:value-type="float" office:value="0.5" calcext:value-type="float">
            <text:p>0.5</text:p>
          </table:table-cell>
          <table:table-cell table:style-name="ce6" table:formula="of:=VLOOKUP([.A5];[.$R$3:.$S$8];2;0)+[.B5]" office:value-type="float" office:value="12" calcext:value-type="float">
            <text:p>12</text:p>
          </table:table-cell>
          <table:table-cell table:style-name="ce11" table:formula="of:=[.$B$1]*POWER([.$C$1];[.G5])" office:value-type="float" office:value="523.093991438891" calcext:value-type="float">
            <text:p>523.09</text:p>
          </table:table-cell>
          <table:table-cell table:style-name="ce6" table:formula="of:=DEC2HEX([.H5]*[.F5])" office:value-type="string" office:string-value="105" calcext:value-type="string">
            <text:p>105</text:p>
          </table:table-cell>
          <table:table-cell table:style-name="ce6" table:formula="of:=DEC2HEX((437500/[.H5])-30.125)" office:value-type="string" office:string-value="326" calcext:value-type="string">
            <text:p>326</text:p>
          </table:table-cell>
          <table:table-cell table:style-name="ce6" table:formula="of:=LEN(TEXT([.I5];&quot;####&quot;))" office:value-type="float" office:value="3" calcext:value-type="float">
            <text:p>3</text:p>
          </table:table-cell>
          <table:table-cell table:style-name="ce6" table:formula="of:=LEN(TEXT([.J5];&quot;####&quot;))" office:value-type="float" office:value="3" calcext:value-type="float">
            <text:p>3</text:p>
          </table:table-cell>
          <table:table-cell table:style-name="ce6" table:formula="of:=IF([.K5]&lt;&gt;0;LEFT(&quot;0x0000&quot;;6-[.K5])&amp;[.I5];&quot;0x0000&quot;)" office:value-type="string" office:string-value="0x0105" calcext:value-type="string">
            <text:p>0x0105</text:p>
          </table:table-cell>
          <table:table-cell table:style-name="ce6" table:formula="of:=IF([.L5]&lt;&gt;0;LEFT(&quot;0x0000&quot;;6-[.L5])&amp;[.J5];&quot;0x0000&quot;)" office:value-type="string" office:string-value="0x0326" calcext:value-type="string">
            <text:p>0x0326</text:p>
          </table:table-cell>
          <table:table-cell table:style-name="ce6" table:formula="of:=&quot;DW &quot;&amp;[.M5]&amp;&quot;, &quot;&amp;[.N5]" office:value-type="string" office:string-value="DW 0x0105, 0x0326" calcext:value-type="string">
            <text:p>DW 0x0105, 0x0326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0.5*[.C6]" office:value-type="float" office:value="0.25" calcext:value-type="float">
            <text:p>0.25</text:p>
          </table:table-cell>
          <table:table-cell table:style-name="ce6" table:formula="of:=VLOOKUP([.A6];[.$R$3:.$S$8];2;0)+[.B6]" office:value-type="float" office:value="16" calcext:value-type="float">
            <text:p>16</text:p>
          </table:table-cell>
          <table:table-cell table:style-name="ce11" table:formula="of:=[.$B$1]*POWER([.$C$1];[.G6])" office:value-type="float" office:value="658.987426407559" calcext:value-type="float">
            <text:p>658.99</text:p>
          </table:table-cell>
          <table:table-cell table:style-name="ce6" table:formula="of:=DEC2HEX([.H6]*[.F6])" office:value-type="string" office:string-value="A4" calcext:value-type="string">
            <text:p>A4</text:p>
          </table:table-cell>
          <table:table-cell table:style-name="ce6" table:formula="of:=DEC2HEX((437500/[.H6])-30.125)" office:value-type="string" office:string-value="279" calcext:value-type="string">
            <text:p>279</text:p>
          </table:table-cell>
          <table:table-cell table:style-name="ce6" table:formula="of:=LEN(TEXT([.I6];&quot;####&quot;))" office:value-type="float" office:value="2" calcext:value-type="float">
            <text:p>2</text:p>
          </table:table-cell>
          <table:table-cell table:style-name="ce6" table:formula="of:=LEN(TEXT([.J6];&quot;####&quot;))" office:value-type="float" office:value="3" calcext:value-type="float">
            <text:p>3</text:p>
          </table:table-cell>
          <table:table-cell table:style-name="ce6" table:formula="of:=IF([.K6]&lt;&gt;0;LEFT(&quot;0x0000&quot;;6-[.K6])&amp;[.I6];&quot;0x0000&quot;)" office:value-type="string" office:string-value="0x00A4" calcext:value-type="string">
            <text:p>0x00A4</text:p>
          </table:table-cell>
          <table:table-cell table:style-name="ce6" table:formula="of:=IF([.L6]&lt;&gt;0;LEFT(&quot;0x0000&quot;;6-[.L6])&amp;[.J6];&quot;0x0000&quot;)" office:value-type="string" office:string-value="0x0279" calcext:value-type="string">
            <text:p>0x0279</text:p>
          </table:table-cell>
          <table:table-cell table:style-name="ce6" table:formula="of:=&quot;DW &quot;&amp;[.M6]&amp;&quot;, &quot;&amp;[.N6]" office:value-type="string" office:string-value="DW 0x00A4, 0x0279" calcext:value-type="string">
            <text:p>DW 0x00A4, 0x0279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0.5*[.C7]" office:value-type="float" office:value="0.25" calcext:value-type="float">
            <text:p>0.25</text:p>
          </table:table-cell>
          <table:table-cell table:style-name="ce6" table:formula="of:=VLOOKUP([.A7];[.$R$3:.$S$8];2;0)+[.B7]" office:value-type="float" office:value="21" calcext:value-type="float">
            <text:p>21</text:p>
          </table:table-cell>
          <table:table-cell table:style-name="ce11" table:formula="of:=[.$B$1]*POWER([.$C$1];[.G7])" office:value-type="float" office:value="879.526388607053" calcext:value-type="float">
            <text:p>879.53</text:p>
          </table:table-cell>
          <table:table-cell table:style-name="ce6" table:formula="of:=DEC2HEX([.H7]*[.F7])" office:value-type="string" office:string-value="DB" calcext:value-type="string">
            <text:p>DB</text:p>
          </table:table-cell>
          <table:table-cell table:style-name="ce6" table:formula="of:=DEC2HEX((437500/[.H7])-30.125)" office:value-type="string" office:string-value="1D3" calcext:value-type="string">
            <text:p>1D3</text:p>
          </table:table-cell>
          <table:table-cell table:style-name="ce6" table:formula="of:=LEN(TEXT([.I7];&quot;####&quot;))" office:value-type="float" office:value="2" calcext:value-type="float">
            <text:p>2</text:p>
          </table:table-cell>
          <table:table-cell table:style-name="ce6" table:formula="of:=LEN(TEXT([.J7];&quot;####&quot;))" office:value-type="float" office:value="3" calcext:value-type="float">
            <text:p>3</text:p>
          </table:table-cell>
          <table:table-cell table:style-name="ce6" table:formula="of:=IF([.K7]&lt;&gt;0;LEFT(&quot;0x0000&quot;;6-[.K7])&amp;[.I7];&quot;0x0000&quot;)" office:value-type="string" office:string-value="0x00DB" calcext:value-type="string">
            <text:p>0x00DB</text:p>
          </table:table-cell>
          <table:table-cell table:style-name="ce6" table:formula="of:=IF([.L7]&lt;&gt;0;LEFT(&quot;0x0000&quot;;6-[.L7])&amp;[.J7];&quot;0x0000&quot;)" office:value-type="string" office:string-value="0x01D3" calcext:value-type="string">
            <text:p>0x01D3</text:p>
          </table:table-cell>
          <table:table-cell table:style-name="ce6" table:formula="of:=&quot;DW &quot;&amp;[.M7]&amp;&quot;, &quot;&amp;[.N7]" office:value-type="string" office:string-value="DW 0x00DB, 0x01D3" calcext:value-type="string">
            <text:p>DW 0x00DB, 0x01D3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0.5*[.C8]" office:value-type="float" office:value="0.25" calcext:value-type="float">
            <text:p>0.25</text:p>
          </table:table-cell>
          <table:table-cell table:style-name="ce6" table:formula="of:=VLOOKUP([.A8];[.$R$3:.$S$8];2;0)+[.B8]" office:value-type="float" office:value="-1" calcext:value-type="float">
            <text:p>-1</text:p>
          </table:table-cell>
          <table:table-cell table:style-name="ce11" table:formula="of:=[.$B$1]*POWER([.$C$1];[.G8])" office:value-type="float" office:value="246.95236634981" calcext:value-type="float">
            <text:p>246.95</text:p>
          </table:table-cell>
          <table:table-cell table:style-name="ce6" table:formula="of:=DEC2HEX([.H8]*[.F8])" office:value-type="string" office:string-value="3D" calcext:value-type="string">
            <text:p>3D</text:p>
          </table:table-cell>
          <table:table-cell table:style-name="ce6" table:formula="of:=DEC2HEX((437500/[.H8])-30.125)" office:value-type="string" office:string-value="6CD" calcext:value-type="string">
            <text:p>6CD</text:p>
          </table:table-cell>
          <table:table-cell table:style-name="ce6" table:formula="of:=LEN(TEXT([.I8];&quot;####&quot;))" office:value-type="float" office:value="2" calcext:value-type="float">
            <text:p>2</text:p>
          </table:table-cell>
          <table:table-cell table:style-name="ce6" table:formula="of:=LEN(TEXT([.J8];&quot;####&quot;))" office:value-type="float" office:value="3" calcext:value-type="float">
            <text:p>3</text:p>
          </table:table-cell>
          <table:table-cell table:style-name="ce6" table:formula="of:=IF([.K8]&lt;&gt;0;LEFT(&quot;0x0000&quot;;6-[.K8])&amp;[.I8];&quot;0x0000&quot;)" office:value-type="string" office:string-value="0x003D" calcext:value-type="string">
            <text:p>0x003D</text:p>
          </table:table-cell>
          <table:table-cell table:style-name="ce6" table:formula="of:=IF([.L8]&lt;&gt;0;LEFT(&quot;0x0000&quot;;6-[.L8])&amp;[.J8];&quot;0x0000&quot;)" office:value-type="string" office:string-value="0x06CD" calcext:value-type="string">
            <text:p>0x06CD</text:p>
          </table:table-cell>
          <table:table-cell table:style-name="ce6" table:formula="of:=&quot;DW &quot;&amp;[.M8]&amp;&quot;, &quot;&amp;[.N8]" office:value-type="string" office:string-value="DW 0x003D, 0x06CD" calcext:value-type="string">
            <text:p>DW 0x003D, 0x06CD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0.5*[.C9]" office:value-type="float" office:value="0.5" calcext:value-type="float">
            <text:p>0.5</text:p>
          </table:table-cell>
          <table:table-cell table:style-name="ce6" table:formula="of:=VLOOKUP([.A9];[.$R$3:.$S$8];2;0)+[.B9]" office:value-type="float" office:value="14" calcext:value-type="float">
            <text:p>14</text:p>
          </table:table-cell>
          <table:table-cell table:style-name="ce11" table:formula="of:=[.$B$1]*POWER([.$C$1];[.G9])" office:value-type="float" office:value="587.122102451928" calcext:value-type="float">
            <text:p>587.12</text:p>
          </table:table-cell>
          <table:table-cell table:style-name="ce6" table:formula="of:=DEC2HEX([.H9]*[.F9])" office:value-type="string" office:string-value="125" calcext:value-type="string">
            <text:p>125</text:p>
          </table:table-cell>
          <table:table-cell table:style-name="ce6" table:formula="of:=DEC2HEX((437500/[.H9])-30.125)" office:value-type="string" office:string-value="2CB" calcext:value-type="string">
            <text:p>2CB</text:p>
          </table:table-cell>
          <table:table-cell table:style-name="ce6" table:formula="of:=LEN(TEXT([.I9];&quot;####&quot;))" office:value-type="float" office:value="3" calcext:value-type="float">
            <text:p>3</text:p>
          </table:table-cell>
          <table:table-cell table:style-name="ce6" table:formula="of:=LEN(TEXT([.J9];&quot;####&quot;))" office:value-type="float" office:value="3" calcext:value-type="float">
            <text:p>3</text:p>
          </table:table-cell>
          <table:table-cell table:style-name="ce6" table:formula="of:=IF([.K9]&lt;&gt;0;LEFT(&quot;0x0000&quot;;6-[.K9])&amp;[.I9];&quot;0x0000&quot;)" office:value-type="string" office:string-value="0x0125" calcext:value-type="string">
            <text:p>0x0125</text:p>
          </table:table-cell>
          <table:table-cell table:style-name="ce6" table:formula="of:=IF([.L9]&lt;&gt;0;LEFT(&quot;0x0000&quot;;6-[.L9])&amp;[.J9];&quot;0x0000&quot;)" office:value-type="string" office:string-value="0x02CB" calcext:value-type="string">
            <text:p>0x02CB</text:p>
          </table:table-cell>
          <table:table-cell table:style-name="ce6" table:formula="of:=&quot;DW &quot;&amp;[.M9]&amp;&quot;, &quot;&amp;[.N9]" office:value-type="string" office:string-value="DW 0x0125, 0x02CB" calcext:value-type="string">
            <text:p>DW 0x0125, 0x02CB</text:p>
          </table:table-cell>
          <table:table-cell table:number-columns-repeated="100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0.5*[.C10]" office:value-type="float" office:value="0.375" calcext:value-type="float">
            <text:p>0.375</text:p>
          </table:table-cell>
          <table:table-cell table:style-name="ce6" table:formula="of:=VLOOKUP([.A10];[.$R$3:.$S$8];2;0)+[.B10]" office:value-type="float" office:value="19" calcext:value-type="float">
            <text:p>19</text:p>
          </table:table-cell>
          <table:table-cell table:style-name="ce11" table:formula="of:=[.$B$1]*POWER([.$C$1];[.G10])" office:value-type="float" office:value="783.610372137141" calcext:value-type="float">
            <text:p>783.61</text:p>
          </table:table-cell>
          <table:table-cell table:style-name="ce6" table:formula="of:=DEC2HEX([.H10]*[.F10])" office:value-type="string" office:string-value="125" calcext:value-type="string">
            <text:p>125</text:p>
          </table:table-cell>
          <table:table-cell table:style-name="ce6" table:formula="of:=DEC2HEX((437500/[.H10])-30.125)" office:value-type="string" office:string-value="210" calcext:value-type="string">
            <text:p>210</text:p>
          </table:table-cell>
          <table:table-cell table:style-name="ce6" table:formula="of:=LEN(TEXT([.I10];&quot;####&quot;))" office:value-type="float" office:value="3" calcext:value-type="float">
            <text:p>3</text:p>
          </table:table-cell>
          <table:table-cell table:style-name="ce6" table:formula="of:=LEN(TEXT([.J10];&quot;####&quot;))" office:value-type="float" office:value="3" calcext:value-type="float">
            <text:p>3</text:p>
          </table:table-cell>
          <table:table-cell table:style-name="ce6" table:formula="of:=IF([.K10]&lt;&gt;0;LEFT(&quot;0x0000&quot;;6-[.K10])&amp;[.I10];&quot;0x0000&quot;)" office:value-type="string" office:string-value="0x0125" calcext:value-type="string">
            <text:p>0x0125</text:p>
          </table:table-cell>
          <table:table-cell table:style-name="ce6" table:formula="of:=IF([.L10]&lt;&gt;0;LEFT(&quot;0x0000&quot;;6-[.L10])&amp;[.J10];&quot;0x0000&quot;)" office:value-type="string" office:string-value="0x0210" calcext:value-type="string">
            <text:p>0x0210</text:p>
          </table:table-cell>
          <table:table-cell table:style-name="ce6" table:formula="of:=&quot;DW &quot;&amp;[.M10]&amp;&quot;, &quot;&amp;[.N10]" office:value-type="string" office:string-value="DW 0x0125, 0x0210" calcext:value-type="string">
            <text:p>DW 0x0125, 0x0210</text:p>
          </table:table-cell>
          <table:table-cell table:number-columns-repeated="100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6" table:formula="of:=0.5*[.C11]" office:value-type="float" office:value="0.5" calcext:value-type="float">
            <text:p>0.5</text:p>
          </table:table-cell>
          <table:table-cell table:style-name="ce6" table:formula="of:=VLOOKUP([.A11];[.$R$3:.$S$8];2;0)+[.B11]" office:value-type="float" office:value="17" calcext:value-type="float">
            <text:p>17</text:p>
          </table:table-cell>
          <table:table-cell table:style-name="ce11" table:formula="of:=[.$B$1]*POWER([.$C$1];[.G11])" office:value-type="float" office:value="698.154396815087" calcext:value-type="float">
            <text:p>698.15</text:p>
          </table:table-cell>
          <table:table-cell table:style-name="ce6" table:formula="of:=DEC2HEX([.H11]*[.F11])" office:value-type="string" office:string-value="15D" calcext:value-type="string">
            <text:p>15D</text:p>
          </table:table-cell>
          <table:table-cell table:style-name="ce6" table:formula="of:=DEC2HEX((437500/[.H11])-30.125)" office:value-type="string" office:string-value="254" calcext:value-type="string">
            <text:p>254</text:p>
          </table:table-cell>
          <table:table-cell table:style-name="ce6" table:formula="of:=LEN(TEXT([.I11];&quot;####&quot;))" office:value-type="float" office:value="3" calcext:value-type="float">
            <text:p>3</text:p>
          </table:table-cell>
          <table:table-cell table:style-name="ce6" table:formula="of:=LEN(TEXT([.J11];&quot;####&quot;))" office:value-type="float" office:value="3" calcext:value-type="float">
            <text:p>3</text:p>
          </table:table-cell>
          <table:table-cell table:style-name="ce6" table:formula="of:=IF([.K11]&lt;&gt;0;LEFT(&quot;0x0000&quot;;6-[.K11])&amp;[.I11];&quot;0x0000&quot;)" office:value-type="string" office:string-value="0x015D" calcext:value-type="string">
            <text:p>0x015D</text:p>
          </table:table-cell>
          <table:table-cell table:style-name="ce6" table:formula="of:=IF([.L11]&lt;&gt;0;LEFT(&quot;0x0000&quot;;6-[.L11])&amp;[.J11];&quot;0x0000&quot;)" office:value-type="string" office:string-value="0x0254" calcext:value-type="string">
            <text:p>0x0254</text:p>
          </table:table-cell>
          <table:table-cell table:style-name="ce6" table:formula="of:=&quot;DW &quot;&amp;[.M11]&amp;&quot;, &quot;&amp;[.N11]" office:value-type="string" office:string-value="DW 0x015D, 0x0254" calcext:value-type="string">
            <text:p>DW 0x015D, 0x0254</text:p>
          </table:table-cell>
          <table:table-cell table:number-columns-repeated="100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0.5*[.C12]" office:value-type="float" office:value="0.5" calcext:value-type="float">
            <text:p>0.5</text:p>
          </table:table-cell>
          <table:table-cell table:style-name="ce6" table:formula="of:=VLOOKUP([.A12];[.$R$3:.$S$8];2;0)+[.B12]" office:value-type="float" office:value="21" calcext:value-type="float">
            <text:p>21</text:p>
          </table:table-cell>
          <table:table-cell table:style-name="ce11" table:formula="of:=[.$B$1]*POWER([.$C$1];[.G12])" office:value-type="float" office:value="879.526388607053" calcext:value-type="float">
            <text:p>879.53</text:p>
          </table:table-cell>
          <table:table-cell table:style-name="ce6" table:formula="of:=DEC2HEX([.H12]*[.F12])" office:value-type="string" office:string-value="1B7" calcext:value-type="string">
            <text:p>1B7</text:p>
          </table:table-cell>
          <table:table-cell table:style-name="ce6" table:formula="of:=DEC2HEX((437500/[.H12])-30.125)" office:value-type="string" office:string-value="1D3" calcext:value-type="string">
            <text:p>1D3</text:p>
          </table:table-cell>
          <table:table-cell table:style-name="ce6" table:formula="of:=LEN(TEXT([.I12];&quot;####&quot;))" office:value-type="float" office:value="3" calcext:value-type="float">
            <text:p>3</text:p>
          </table:table-cell>
          <table:table-cell table:style-name="ce6" table:formula="of:=LEN(TEXT([.J12];&quot;####&quot;))" office:value-type="float" office:value="3" calcext:value-type="float">
            <text:p>3</text:p>
          </table:table-cell>
          <table:table-cell table:style-name="ce6" table:formula="of:=IF([.K12]&lt;&gt;0;LEFT(&quot;0x0000&quot;;6-[.K12])&amp;[.I12];&quot;0x0000&quot;)" office:value-type="string" office:string-value="0x01B7" calcext:value-type="string">
            <text:p>0x01B7</text:p>
          </table:table-cell>
          <table:table-cell table:style-name="ce6" table:formula="of:=IF([.L12]&lt;&gt;0;LEFT(&quot;0x0000&quot;;6-[.L12])&amp;[.J12];&quot;0x0000&quot;)" office:value-type="string" office:string-value="0x01D3" calcext:value-type="string">
            <text:p>0x01D3</text:p>
          </table:table-cell>
          <table:table-cell table:style-name="ce6" table:formula="of:=&quot;DW &quot;&amp;[.M12]&amp;&quot;, &quot;&amp;[.N12]" office:value-type="string" office:string-value="DW 0x01B7, 0x01D3" calcext:value-type="string">
            <text:p>DW 0x01B7, 0x01D3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3]" office:value-type="float" office:value="1" calcext:value-type="float">
            <text:p>1</text:p>
          </table:table-cell>
          <table:table-cell table:style-name="ce6" table:formula="of:=VLOOKUP([.A13];[.$R$3:.$S$8];2;0)+[.B13]" office:value-type="float" office:value="0" calcext:value-type="float">
            <text:p>0</text:p>
          </table:table-cell>
          <table:table-cell table:style-name="ce11" table:formula="of:=[.$B$1]*POWER([.$C$1];[.G13])" office:value-type="float" office:value="261.63" calcext:value-type="float">
            <text:p>261.63</text:p>
          </table:table-cell>
          <table:table-cell table:style-name="ce6" table:formula="of:=DEC2HEX([.H13]*[.F13])" office:value-type="string" office:string-value="105" calcext:value-type="string">
            <text:p>105</text:p>
          </table:table-cell>
          <table:table-cell table:style-name="ce6" table:formula="of:=DEC2HEX((437500/[.H13])-30.125)" office:value-type="string" office:string-value="66A" calcext:value-type="string">
            <text:p>66A</text:p>
          </table:table-cell>
          <table:table-cell table:style-name="ce6" table:formula="of:=LEN(TEXT([.I13];&quot;####&quot;))" office:value-type="float" office:value="3" calcext:value-type="float">
            <text:p>3</text:p>
          </table:table-cell>
          <table:table-cell table:style-name="ce6" table:formula="of:=LEN(TEXT([.J13];&quot;####&quot;))" office:value-type="float" office:value="3" calcext:value-type="float">
            <text:p>3</text:p>
          </table:table-cell>
          <table:table-cell table:style-name="ce6" table:formula="of:=IF([.K13]&lt;&gt;0;LEFT(&quot;0x0000&quot;;6-[.K13])&amp;[.I13];&quot;0x0000&quot;)" office:value-type="string" office:string-value="0x0105" calcext:value-type="string">
            <text:p>0x0105</text:p>
          </table:table-cell>
          <table:table-cell table:style-name="ce6" table:formula="of:=IF([.L13]&lt;&gt;0;LEFT(&quot;0x0000&quot;;6-[.L13])&amp;[.J13];&quot;0x0000&quot;)" office:value-type="string" office:string-value="0x066A" calcext:value-type="string">
            <text:p>0x066A</text:p>
          </table:table-cell>
          <table:table-cell table:style-name="ce6" table:formula="of:=&quot;DW &quot;&amp;[.M13]&amp;&quot;, &quot;&amp;[.N13]" office:value-type="string" office:string-value="DW 0x0105, 0x066A" calcext:value-type="string">
            <text:p>DW 0x0105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4]" office:value-type="float" office:value="0.5" calcext:value-type="float">
            <text:p>0.5</text:p>
          </table:table-cell>
          <table:table-cell table:style-name="ce6" table:formula="of:=VLOOKUP([.A14];[.$R$3:.$S$8];2;0)+[.B14]" office:value-type="float" office:value="16" calcext:value-type="float">
            <text:p>16</text:p>
          </table:table-cell>
          <table:table-cell table:style-name="ce11" table:formula="of:=[.$B$1]*POWER([.$C$1];[.G14])" office:value-type="float" office:value="658.987426407559" calcext:value-type="float">
            <text:p>658.99</text:p>
          </table:table-cell>
          <table:table-cell table:style-name="ce6" table:formula="of:=DEC2HEX([.H14]*[.F14])" office:value-type="string" office:string-value="149" calcext:value-type="string">
            <text:p>149</text:p>
          </table:table-cell>
          <table:table-cell table:style-name="ce6" table:formula="of:=DEC2HEX((437500/[.H14])-30.125)" office:value-type="string" office:string-value="279" calcext:value-type="string">
            <text:p>279</text:p>
          </table:table-cell>
          <table:table-cell table:style-name="ce6" table:formula="of:=LEN(TEXT([.I14];&quot;####&quot;))" office:value-type="float" office:value="3" calcext:value-type="float">
            <text:p>3</text:p>
          </table:table-cell>
          <table:table-cell table:style-name="ce6" table:formula="of:=LEN(TEXT([.J14];&quot;####&quot;))" office:value-type="float" office:value="3" calcext:value-type="float">
            <text:p>3</text:p>
          </table:table-cell>
          <table:table-cell table:style-name="ce6" table:formula="of:=IF([.K14]&lt;&gt;0;LEFT(&quot;0x0000&quot;;6-[.K14])&amp;[.I14];&quot;0x0000&quot;)" office:value-type="string" office:string-value="0x0149" calcext:value-type="string">
            <text:p>0x0149</text:p>
          </table:table-cell>
          <table:table-cell table:style-name="ce6" table:formula="of:=IF([.L14]&lt;&gt;0;LEFT(&quot;0x0000&quot;;6-[.L14])&amp;[.J14];&quot;0x0000&quot;)" office:value-type="string" office:string-value="0x0279" calcext:value-type="string">
            <text:p>0x0279</text:p>
          </table:table-cell>
          <table:table-cell table:style-name="ce6" table:formula="of:=&quot;DW &quot;&amp;[.M14]&amp;&quot;, &quot;&amp;[.N14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5]" office:value-type="float" office:value="0.25" calcext:value-type="float">
            <text:p>0.25</text:p>
          </table:table-cell>
          <table:table-cell table:style-name="ce6" table:formula="of:=VLOOKUP([.A15];[.$R$3:.$S$8];2;0)+[.B15]" office:value-type="float" office:value="15" calcext:value-type="float">
            <text:p>15</text:p>
          </table:table-cell>
          <table:table-cell table:style-name="ce11" table:formula="of:=[.$B$1]*POWER([.$C$1];[.G15])" office:value-type="float" office:value="622.017751580927" calcext:value-type="float">
            <text:p>622.02</text:p>
          </table:table-cell>
          <table:table-cell table:style-name="ce6" table:formula="of:=DEC2HEX([.H15]*[.F15])" office:value-type="string" office:string-value="9B" calcext:value-type="string">
            <text:p>9B</text:p>
          </table:table-cell>
          <table:table-cell table:style-name="ce6" table:formula="of:=DEC2HEX((437500/[.H15])-30.125)" office:value-type="string" office:string-value="2A1" calcext:value-type="string">
            <text:p>2A1</text:p>
          </table:table-cell>
          <table:table-cell table:style-name="ce6" table:formula="of:=LEN(TEXT([.I15];&quot;####&quot;))" office:value-type="float" office:value="2" calcext:value-type="float">
            <text:p>2</text:p>
          </table:table-cell>
          <table:table-cell table:style-name="ce6" table:formula="of:=LEN(TEXT([.J15];&quot;####&quot;))" office:value-type="float" office:value="3" calcext:value-type="float">
            <text:p>3</text:p>
          </table:table-cell>
          <table:table-cell table:style-name="ce6" table:formula="of:=IF([.K15]&lt;&gt;0;LEFT(&quot;0x0000&quot;;6-[.K15])&amp;[.I15];&quot;0x0000&quot;)" office:value-type="string" office:string-value="0x009B" calcext:value-type="string">
            <text:p>0x009B</text:p>
          </table:table-cell>
          <table:table-cell table:style-name="ce6" table:formula="of:=IF([.L15]&lt;&gt;0;LEFT(&quot;0x0000&quot;;6-[.L15])&amp;[.J15];&quot;0x0000&quot;)" office:value-type="string" office:string-value="0x02A1" calcext:value-type="string">
            <text:p>0x02A1</text:p>
          </table:table-cell>
          <table:table-cell table:style-name="ce6" table:formula="of:=&quot;DW &quot;&amp;[.M15]&amp;&quot;, &quot;&amp;[.N15]" office:value-type="string" office:string-value="DW 0x009B, 0x02A1" calcext:value-type="string">
            <text:p>DW 0x009B, 0x02A1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6]" office:value-type="float" office:value="0.25" calcext:value-type="float">
            <text:p>0.25</text:p>
          </table:table-cell>
          <table:table-cell table:style-name="ce6" table:formula="of:=VLOOKUP([.A16];[.$R$3:.$S$8];2;0)+[.B16]" office:value-type="float" office:value="16" calcext:value-type="float">
            <text:p>16</text:p>
          </table:table-cell>
          <table:table-cell table:style-name="ce11" table:formula="of:=[.$B$1]*POWER([.$C$1];[.G16])" office:value-type="float" office:value="658.987426407559" calcext:value-type="float">
            <text:p>658.99</text:p>
          </table:table-cell>
          <table:table-cell table:style-name="ce6" table:formula="of:=DEC2HEX([.H16]*[.F16])" office:value-type="string" office:string-value="A4" calcext:value-type="string">
            <text:p>A4</text:p>
          </table:table-cell>
          <table:table-cell table:style-name="ce6" table:formula="of:=DEC2HEX((437500/[.H16])-30.125)" office:value-type="string" office:string-value="279" calcext:value-type="string">
            <text:p>279</text:p>
          </table:table-cell>
          <table:table-cell table:style-name="ce6" table:formula="of:=LEN(TEXT([.I16];&quot;####&quot;))" office:value-type="float" office:value="2" calcext:value-type="float">
            <text:p>2</text:p>
          </table:table-cell>
          <table:table-cell table:style-name="ce6" table:formula="of:=LEN(TEXT([.J16];&quot;####&quot;))" office:value-type="float" office:value="3" calcext:value-type="float">
            <text:p>3</text:p>
          </table:table-cell>
          <table:table-cell table:style-name="ce6" table:formula="of:=IF([.K16]&lt;&gt;0;LEFT(&quot;0x0000&quot;;6-[.K16])&amp;[.I16];&quot;0x0000&quot;)" office:value-type="string" office:string-value="0x00A4" calcext:value-type="string">
            <text:p>0x00A4</text:p>
          </table:table-cell>
          <table:table-cell table:style-name="ce6" table:formula="of:=IF([.L16]&lt;&gt;0;LEFT(&quot;0x0000&quot;;6-[.L16])&amp;[.J16];&quot;0x0000&quot;)" office:value-type="string" office:string-value="0x0279" calcext:value-type="string">
            <text:p>0x0279</text:p>
          </table:table-cell>
          <table:table-cell table:style-name="ce6" table:formula="of:=&quot;DW &quot;&amp;[.M16]&amp;&quot;, &quot;&amp;[.N16]" office:value-type="string" office:string-value="DW 0x00A4, 0x0279" calcext:value-type="string">
            <text:p>DW 0x00A4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7]" office:value-type="float" office:value="0.25" calcext:value-type="float">
            <text:p>0.25</text:p>
          </table:table-cell>
          <table:table-cell table:style-name="ce6" table:formula="of:=VLOOKUP([.A17];[.$R$3:.$S$8];2;0)+[.B17]" office:value-type="float" office:value="17" calcext:value-type="float">
            <text:p>17</text:p>
          </table:table-cell>
          <table:table-cell table:style-name="ce11" table:formula="of:=[.$B$1]*POWER([.$C$1];[.G17])" office:value-type="float" office:value="698.154396815087" calcext:value-type="float">
            <text:p>698.15</text:p>
          </table:table-cell>
          <table:table-cell table:style-name="ce6" table:formula="of:=DEC2HEX([.H17]*[.F17])" office:value-type="string" office:string-value="AE" calcext:value-type="string">
            <text:p>AE</text:p>
          </table:table-cell>
          <table:table-cell table:style-name="ce6" table:formula="of:=DEC2HEX((437500/[.H17])-30.125)" office:value-type="string" office:string-value="254" calcext:value-type="string">
            <text:p>254</text:p>
          </table:table-cell>
          <table:table-cell table:style-name="ce6" table:formula="of:=LEN(TEXT([.I17];&quot;####&quot;))" office:value-type="float" office:value="2" calcext:value-type="float">
            <text:p>2</text:p>
          </table:table-cell>
          <table:table-cell table:style-name="ce6" table:formula="of:=LEN(TEXT([.J17];&quot;####&quot;))" office:value-type="float" office:value="3" calcext:value-type="float">
            <text:p>3</text:p>
          </table:table-cell>
          <table:table-cell table:style-name="ce6" table:formula="of:=IF([.K17]&lt;&gt;0;LEFT(&quot;0x0000&quot;;6-[.K17])&amp;[.I17];&quot;0x0000&quot;)" office:value-type="string" office:string-value="0x00AE" calcext:value-type="string">
            <text:p>0x00AE</text:p>
          </table:table-cell>
          <table:table-cell table:style-name="ce6" table:formula="of:=IF([.L17]&lt;&gt;0;LEFT(&quot;0x0000&quot;;6-[.L17])&amp;[.J17];&quot;0x0000&quot;)" office:value-type="string" office:string-value="0x0254" calcext:value-type="string">
            <text:p>0x0254</text:p>
          </table:table-cell>
          <table:table-cell table:style-name="ce6" table:formula="of:=&quot;DW &quot;&amp;[.M17]&amp;&quot;, &quot;&amp;[.N17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8]" office:value-type="float" office:value="0.5" calcext:value-type="float">
            <text:p>0.5</text:p>
          </table:table-cell>
          <table:table-cell table:style-name="ce6" table:formula="of:=VLOOKUP([.A18];[.$R$3:.$S$8];2;0)+[.B18]" office:value-type="float" office:value="-8" calcext:value-type="float">
            <text:p>-8</text:p>
          </table:table-cell>
          <table:table-cell table:style-name="ce11" table:formula="of:=[.$B$1]*POWER([.$C$1];[.G18])" office:value-type="float" office:value="164.851440974282" calcext:value-type="float">
            <text:p>164.85</text:p>
          </table:table-cell>
          <table:table-cell table:style-name="ce6" table:formula="of:=DEC2HEX([.H18]*[.F18])" office:value-type="string" office:string-value="52" calcext:value-type="string">
            <text:p>52</text:p>
          </table:table-cell>
          <table:table-cell table:style-name="ce6" table:formula="of:=DEC2HEX((437500/[.H18])-30.125)" office:value-type="string" office:string-value="A3F" calcext:value-type="string">
            <text:p>A3F</text:p>
          </table:table-cell>
          <table:table-cell table:style-name="ce6" table:formula="of:=LEN(TEXT([.I18];&quot;####&quot;))" office:value-type="float" office:value="2" calcext:value-type="float">
            <text:p>2</text:p>
          </table:table-cell>
          <table:table-cell table:style-name="ce6" table:formula="of:=LEN(TEXT([.J18];&quot;####&quot;))" office:value-type="float" office:value="3" calcext:value-type="float">
            <text:p>3</text:p>
          </table:table-cell>
          <table:table-cell table:style-name="ce6" table:formula="of:=IF([.K18]&lt;&gt;0;LEFT(&quot;0x0000&quot;;6-[.K18])&amp;[.I18];&quot;0x0000&quot;)" office:value-type="string" office:string-value="0x0052" calcext:value-type="string">
            <text:p>0x0052</text:p>
          </table:table-cell>
          <table:table-cell table:style-name="ce6" table:formula="of:=IF([.L18]&lt;&gt;0;LEFT(&quot;0x0000&quot;;6-[.L18])&amp;[.J18];&quot;0x0000&quot;)" office:value-type="string" office:string-value="0x0A3F" calcext:value-type="string">
            <text:p>0x0A3F</text:p>
          </table:table-cell>
          <table:table-cell table:style-name="ce6" table:formula="of:=&quot;DW &quot;&amp;[.M18]&amp;&quot;, &quot;&amp;[.N18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9]" office:value-type="float" office:value="0.375" calcext:value-type="float">
            <text:p>0.375</text:p>
          </table:table-cell>
          <table:table-cell table:style-name="ce6" table:formula="of:=VLOOKUP([.A19];[.$R$3:.$S$8];2;0)+[.B19]" office:value-type="float" office:value="16" calcext:value-type="float">
            <text:p>16</text:p>
          </table:table-cell>
          <table:table-cell table:style-name="ce11" table:formula="of:=[.$B$1]*POWER([.$C$1];[.G19])" office:value-type="float" office:value="658.987426407559" calcext:value-type="float">
            <text:p>658.99</text:p>
          </table:table-cell>
          <table:table-cell table:style-name="ce6" table:formula="of:=DEC2HEX([.H19]*[.F19])" office:value-type="string" office:string-value="F7" calcext:value-type="string">
            <text:p>F7</text:p>
          </table:table-cell>
          <table:table-cell table:style-name="ce6" table:formula="of:=DEC2HEX((437500/[.H19])-30.125)" office:value-type="string" office:string-value="279" calcext:value-type="string">
            <text:p>279</text:p>
          </table:table-cell>
          <table:table-cell table:style-name="ce6" table:formula="of:=LEN(TEXT([.I19];&quot;####&quot;))" office:value-type="float" office:value="2" calcext:value-type="float">
            <text:p>2</text:p>
          </table:table-cell>
          <table:table-cell table:style-name="ce6" table:formula="of:=LEN(TEXT([.J19];&quot;####&quot;))" office:value-type="float" office:value="3" calcext:value-type="float">
            <text:p>3</text:p>
          </table:table-cell>
          <table:table-cell table:style-name="ce6" table:formula="of:=IF([.K19]&lt;&gt;0;LEFT(&quot;0x0000&quot;;6-[.K19])&amp;[.I19];&quot;0x0000&quot;)" office:value-type="string" office:string-value="0x00F7" calcext:value-type="string">
            <text:p>0x00F7</text:p>
          </table:table-cell>
          <table:table-cell table:style-name="ce6" table:formula="of:=IF([.L19]&lt;&gt;0;LEFT(&quot;0x0000&quot;;6-[.L19])&amp;[.J19];&quot;0x0000&quot;)" office:value-type="string" office:string-value="0x0279" calcext:value-type="string">
            <text:p>0x0279</text:p>
          </table:table-cell>
          <table:table-cell table:style-name="ce6" table:formula="of:=&quot;DW &quot;&amp;[.M19]&amp;&quot;, &quot;&amp;[.N19]" office:value-type="string" office:string-value="DW 0x00F7, 0x0279" calcext:value-type="string">
            <text:p>DW 0x00F7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0]" office:value-type="float" office:value="0.5" calcext:value-type="float">
            <text:p>0.5</text:p>
          </table:table-cell>
          <table:table-cell table:style-name="ce6" table:formula="of:=VLOOKUP([.A20];[.$R$3:.$S$8];2;0)+[.B20]" office:value-type="float" office:value="4" calcext:value-type="float">
            <text:p>4</text:p>
          </table:table-cell>
          <table:table-cell table:style-name="ce11" table:formula="of:=[.$B$1]*POWER([.$C$1];[.G20])" office:value-type="float" office:value="329.598280983411" calcext:value-type="float">
            <text:p>329.60</text:p>
          </table:table-cell>
          <table:table-cell table:style-name="ce6" table:formula="of:=DEC2HEX([.H20]*[.F20])" office:value-type="string" office:string-value="A4" calcext:value-type="string">
            <text:p>A4</text:p>
          </table:table-cell>
          <table:table-cell table:style-name="ce6" table:formula="of:=DEC2HEX((437500/[.H20])-30.125)" office:value-type="string" office:string-value="511" calcext:value-type="string">
            <text:p>511</text:p>
          </table:table-cell>
          <table:table-cell table:style-name="ce6" table:formula="of:=LEN(TEXT([.I20];&quot;####&quot;))" office:value-type="float" office:value="2" calcext:value-type="float">
            <text:p>2</text:p>
          </table:table-cell>
          <table:table-cell table:style-name="ce6" table:formula="of:=LEN(TEXT([.J20];&quot;####&quot;))" office:value-type="float" office:value="3" calcext:value-type="float">
            <text:p>3</text:p>
          </table:table-cell>
          <table:table-cell table:style-name="ce6" table:formula="of:=IF([.K20]&lt;&gt;0;LEFT(&quot;0x0000&quot;;6-[.K20])&amp;[.I20];&quot;0x0000&quot;)" office:value-type="string" office:string-value="0x00A4" calcext:value-type="string">
            <text:p>0x00A4</text:p>
          </table:table-cell>
          <table:table-cell table:style-name="ce6" table:formula="of:=IF([.L20]&lt;&gt;0;LEFT(&quot;0x0000&quot;;6-[.L20])&amp;[.J20];&quot;0x0000&quot;)" office:value-type="string" office:string-value="0x0511" calcext:value-type="string">
            <text:p>0x0511</text:p>
          </table:table-cell>
          <table:table-cell table:style-name="ce6" table:formula="of:=&quot;DW &quot;&amp;[.M20]&amp;&quot;, &quot;&amp;[.N20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1]" office:value-type="float" office:value="0.375" calcext:value-type="float">
            <text:p>0.375</text:p>
          </table:table-cell>
          <table:table-cell table:style-name="ce6" table:formula="of:=VLOOKUP([.A21];[.$R$3:.$S$8];2;0)+[.B21]" office:value-type="float" office:value="8" calcext:value-type="float">
            <text:p>8</text:p>
          </table:table-cell>
          <table:table-cell table:style-name="ce11" table:formula="of:=[.$B$1]*POWER([.$C$1];[.G21])" office:value-type="float" office:value="415.223891859572" calcext:value-type="float">
            <text:p>415.22</text:p>
          </table:table-cell>
          <table:table-cell table:style-name="ce6" table:formula="of:=DEC2HEX([.H21]*[.F21])" office:value-type="string" office:string-value="9B" calcext:value-type="string">
            <text:p>9B</text:p>
          </table:table-cell>
          <table:table-cell table:style-name="ce6" table:formula="of:=DEC2HEX((437500/[.H21])-30.125)" office:value-type="string" office:string-value="3FF" calcext:value-type="string">
            <text:p>3FF</text:p>
          </table:table-cell>
          <table:table-cell table:style-name="ce6" table:formula="of:=LEN(TEXT([.I21];&quot;####&quot;))" office:value-type="float" office:value="2" calcext:value-type="float">
            <text:p>2</text:p>
          </table:table-cell>
          <table:table-cell table:style-name="ce6" table:formula="of:=LEN(TEXT([.J21];&quot;####&quot;))" office:value-type="float" office:value="3" calcext:value-type="float">
            <text:p>3</text:p>
          </table:table-cell>
          <table:table-cell table:style-name="ce6" table:formula="of:=IF([.K21]&lt;&gt;0;LEFT(&quot;0x0000&quot;;6-[.K21])&amp;[.I21];&quot;0x0000&quot;)" office:value-type="string" office:string-value="0x009B" calcext:value-type="string">
            <text:p>0x009B</text:p>
          </table:table-cell>
          <table:table-cell table:style-name="ce6" table:formula="of:=IF([.L21]&lt;&gt;0;LEFT(&quot;0x0000&quot;;6-[.L21])&amp;[.J21];&quot;0x0000&quot;)" office:value-type="string" office:string-value="0x03FF" calcext:value-type="string">
            <text:p>0x03FF</text:p>
          </table:table-cell>
          <table:table-cell table:style-name="ce6" table:formula="of:=&quot;DW &quot;&amp;[.M21]&amp;&quot;, &quot;&amp;[.N21]" office:value-type="string" office:string-value="DW 0x009B, 0x03FF" calcext:value-type="string">
            <text:p>DW 0x009B, 0x03FF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2]" office:value-type="float" office:value="0.25" calcext:value-type="float">
            <text:p>0.25</text:p>
          </table:table-cell>
          <table:table-cell table:style-name="ce6" table:formula="of:=VLOOKUP([.A22];[.$R$3:.$S$8];2;0)+[.B22]" office:value-type="float" office:value="11" calcext:value-type="float">
            <text:p>11</text:p>
          </table:table-cell>
          <table:table-cell table:style-name="ce11" table:formula="of:=[.$B$1]*POWER([.$C$1];[.G22])" office:value-type="float" office:value="493.748037339759" calcext:value-type="float">
            <text:p>493.75</text:p>
          </table:table-cell>
          <table:table-cell table:style-name="ce6" table:formula="of:=DEC2HEX([.H22]*[.F22])" office:value-type="string" office:string-value="7B" calcext:value-type="string">
            <text:p>7B</text:p>
          </table:table-cell>
          <table:table-cell table:style-name="ce6" table:formula="of:=DEC2HEX((437500/[.H22])-30.125)" office:value-type="string" office:string-value="357" calcext:value-type="string">
            <text:p>357</text:p>
          </table:table-cell>
          <table:table-cell table:style-name="ce6" table:formula="of:=LEN(TEXT([.I22];&quot;####&quot;))" office:value-type="float" office:value="2" calcext:value-type="float">
            <text:p>2</text:p>
          </table:table-cell>
          <table:table-cell table:style-name="ce6" table:formula="of:=LEN(TEXT([.J22];&quot;####&quot;))" office:value-type="float" office:value="3" calcext:value-type="float">
            <text:p>3</text:p>
          </table:table-cell>
          <table:table-cell table:style-name="ce6" table:formula="of:=IF([.K22]&lt;&gt;0;LEFT(&quot;0x0000&quot;;6-[.K22])&amp;[.I22];&quot;0x0000&quot;)" office:value-type="string" office:string-value="0x007B" calcext:value-type="string">
            <text:p>0x007B</text:p>
          </table:table-cell>
          <table:table-cell table:style-name="ce6" table:formula="of:=IF([.L22]&lt;&gt;0;LEFT(&quot;0x0000&quot;;6-[.L22])&amp;[.J22];&quot;0x0000&quot;)" office:value-type="string" office:string-value="0x0357" calcext:value-type="string">
            <text:p>0x0357</text:p>
          </table:table-cell>
          <table:table-cell table:style-name="ce6" table:formula="of:=&quot;DW &quot;&amp;[.M22]&amp;&quot;, &quot;&amp;[.N22]" office:value-type="string" office:string-value="DW 0x007B, 0x0357" calcext:value-type="string">
            <text:p>DW 0x007B, 0x0357</text:p>
          </table:table-cell>
          <table:table-cell table:number-columns-repeated="100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formula="of:=0.5*[.C23]" office:value-type="float" office:value="0.25" calcext:value-type="float">
            <text:p>0.25</text:p>
          </table:table-cell>
          <table:table-cell table:style-name="ce6" table:formula="of:=VLOOKUP([.A23];[.$R$3:.$S$8];2;0)+[.B23]" office:value-type="float" office:value="19" calcext:value-type="float">
            <text:p>19</text:p>
          </table:table-cell>
          <table:table-cell table:style-name="ce11" table:formula="of:=[.$B$1]*POWER([.$C$1];[.G23])" office:value-type="float" office:value="783.610372137141" calcext:value-type="float">
            <text:p>783.61</text:p>
          </table:table-cell>
          <table:table-cell table:style-name="ce6" table:formula="of:=DEC2HEX([.H23]*[.F23])" office:value-type="string" office:string-value="C3" calcext:value-type="string">
            <text:p>C3</text:p>
          </table:table-cell>
          <table:table-cell table:style-name="ce6" table:formula="of:=DEC2HEX((437500/[.H23])-30.125)" office:value-type="string" office:string-value="210" calcext:value-type="string">
            <text:p>210</text:p>
          </table:table-cell>
          <table:table-cell table:style-name="ce6" table:formula="of:=LEN(TEXT([.I23];&quot;####&quot;))" office:value-type="float" office:value="2" calcext:value-type="float">
            <text:p>2</text:p>
          </table:table-cell>
          <table:table-cell table:style-name="ce6" table:formula="of:=LEN(TEXT([.J23];&quot;####&quot;))" office:value-type="float" office:value="3" calcext:value-type="float">
            <text:p>3</text:p>
          </table:table-cell>
          <table:table-cell table:style-name="ce6" table:formula="of:=IF([.K23]&lt;&gt;0;LEFT(&quot;0x0000&quot;;6-[.K23])&amp;[.I23];&quot;0x0000&quot;)" office:value-type="string" office:string-value="0x00C3" calcext:value-type="string">
            <text:p>0x00C3</text:p>
          </table:table-cell>
          <table:table-cell table:style-name="ce6" table:formula="of:=IF([.L23]&lt;&gt;0;LEFT(&quot;0x0000&quot;;6-[.L23])&amp;[.J23];&quot;0x0000&quot;)" office:value-type="string" office:string-value="0x0210" calcext:value-type="string">
            <text:p>0x0210</text:p>
          </table:table-cell>
          <table:table-cell table:style-name="ce6" table:formula="of:=&quot;DW &quot;&amp;[.M23]&amp;&quot;, &quot;&amp;[.N23]" office:value-type="string" office:string-value="DW 0x00C3, 0x0210" calcext:value-type="string">
            <text:p>DW 0x00C3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4]" office:value-type="float" office:value="1" calcext:value-type="float">
            <text:p>1</text:p>
          </table:table-cell>
          <table:table-cell table:style-name="ce6" table:formula="of:=VLOOKUP([.A24];[.$R$3:.$S$8];2;0)+[.B24]" office:value-type="float" office:value="-3" calcext:value-type="float">
            <text:p>-3</text:p>
          </table:table-cell>
          <table:table-cell table:style-name="ce11" table:formula="of:=[.$B$1]*POWER([.$C$1];[.G24])" office:value-type="float" office:value="220.021182084144" calcext:value-type="float">
            <text:p>220.02</text:p>
          </table:table-cell>
          <table:table-cell table:style-name="ce6" table:formula="of:=DEC2HEX([.H24]*[.F24])" office:value-type="string" office:string-value="DC" calcext:value-type="string">
            <text:p>DC</text:p>
          </table:table-cell>
          <table:table-cell table:style-name="ce6" table:formula="of:=DEC2HEX((437500/[.H24])-30.125)" office:value-type="string" office:string-value="7A6" calcext:value-type="string">
            <text:p>7A6</text:p>
          </table:table-cell>
          <table:table-cell table:style-name="ce6" table:formula="of:=LEN(TEXT([.I24];&quot;####&quot;))" office:value-type="float" office:value="2" calcext:value-type="float">
            <text:p>2</text:p>
          </table:table-cell>
          <table:table-cell table:style-name="ce6" table:formula="of:=LEN(TEXT([.J24];&quot;####&quot;))" office:value-type="float" office:value="3" calcext:value-type="float">
            <text:p>3</text:p>
          </table:table-cell>
          <table:table-cell table:style-name="ce6" table:formula="of:=IF([.K24]&lt;&gt;0;LEFT(&quot;0x0000&quot;;6-[.K24])&amp;[.I24];&quot;0x0000&quot;)" office:value-type="string" office:string-value="0x00DC" calcext:value-type="string">
            <text:p>0x00DC</text:p>
          </table:table-cell>
          <table:table-cell table:style-name="ce6" table:formula="of:=IF([.L24]&lt;&gt;0;LEFT(&quot;0x0000&quot;;6-[.L24])&amp;[.J24];&quot;0x0000&quot;)" office:value-type="string" office:string-value="0x07A6" calcext:value-type="string">
            <text:p>0x07A6</text:p>
          </table:table-cell>
          <table:table-cell table:style-name="ce6" table:formula="of:=&quot;DW &quot;&amp;[.M24]&amp;&quot;, &quot;&amp;[.N24]" office:value-type="string" office:string-value="DW 0x00DC, 0x07A6" calcext:value-type="string">
            <text:p>DW 0x00DC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5]" office:value-type="float" office:value="0.5" calcext:value-type="float">
            <text:p>0.5</text:p>
          </table:table-cell>
          <table:table-cell table:style-name="ce6" table:formula="of:=VLOOKUP([.A25];[.$R$3:.$S$8];2;0)+[.B25]" office:value-type="float" office:value="12" calcext:value-type="float">
            <text:p>12</text:p>
          </table:table-cell>
          <table:table-cell table:style-name="ce11" table:formula="of:=[.$B$1]*POWER([.$C$1];[.G25])" office:value-type="float" office:value="523.093991438891" calcext:value-type="float">
            <text:p>523.09</text:p>
          </table:table-cell>
          <table:table-cell table:style-name="ce6" table:formula="of:=DEC2HEX([.H25]*[.F25])" office:value-type="string" office:string-value="105" calcext:value-type="string">
            <text:p>105</text:p>
          </table:table-cell>
          <table:table-cell table:style-name="ce6" table:formula="of:=DEC2HEX((437500/[.H25])-30.125)" office:value-type="string" office:string-value="326" calcext:value-type="string">
            <text:p>326</text:p>
          </table:table-cell>
          <table:table-cell table:style-name="ce6" table:formula="of:=LEN(TEXT([.I25];&quot;####&quot;))" office:value-type="float" office:value="3" calcext:value-type="float">
            <text:p>3</text:p>
          </table:table-cell>
          <table:table-cell table:style-name="ce6" table:formula="of:=LEN(TEXT([.J25];&quot;####&quot;))" office:value-type="float" office:value="3" calcext:value-type="float">
            <text:p>3</text:p>
          </table:table-cell>
          <table:table-cell table:style-name="ce6" table:formula="of:=IF([.K25]&lt;&gt;0;LEFT(&quot;0x0000&quot;;6-[.K25])&amp;[.I25];&quot;0x0000&quot;)" office:value-type="string" office:string-value="0x0105" calcext:value-type="string">
            <text:p>0x0105</text:p>
          </table:table-cell>
          <table:table-cell table:style-name="ce6" table:formula="of:=IF([.L25]&lt;&gt;0;LEFT(&quot;0x0000&quot;;6-[.L25])&amp;[.J25];&quot;0x0000&quot;)" office:value-type="string" office:string-value="0x0326" calcext:value-type="string">
            <text:p>0x0326</text:p>
          </table:table-cell>
          <table:table-cell table:style-name="ce6" table:formula="of:=&quot;DW &quot;&amp;[.M25]&amp;&quot;, &quot;&amp;[.N25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6]" office:value-type="float" office:value="0.375" calcext:value-type="float">
            <text:p>0.375</text:p>
          </table:table-cell>
          <table:table-cell table:style-name="ce6" table:formula="of:=VLOOKUP([.A26];[.$R$3:.$S$8];2;0)+[.B26]" office:value-type="float" office:value="16" calcext:value-type="float">
            <text:p>16</text:p>
          </table:table-cell>
          <table:table-cell table:style-name="ce11" table:formula="of:=[.$B$1]*POWER([.$C$1];[.G26])" office:value-type="float" office:value="658.987426407559" calcext:value-type="float">
            <text:p>658.99</text:p>
          </table:table-cell>
          <table:table-cell table:style-name="ce6" table:formula="of:=DEC2HEX([.H26]*[.F26])" office:value-type="string" office:string-value="F7" calcext:value-type="string">
            <text:p>F7</text:p>
          </table:table-cell>
          <table:table-cell table:style-name="ce6" table:formula="of:=DEC2HEX((437500/[.H26])-30.125)" office:value-type="string" office:string-value="279" calcext:value-type="string">
            <text:p>279</text:p>
          </table:table-cell>
          <table:table-cell table:style-name="ce6" table:formula="of:=LEN(TEXT([.I26];&quot;####&quot;))" office:value-type="float" office:value="2" calcext:value-type="float">
            <text:p>2</text:p>
          </table:table-cell>
          <table:table-cell table:style-name="ce6" table:formula="of:=LEN(TEXT([.J26];&quot;####&quot;))" office:value-type="float" office:value="3" calcext:value-type="float">
            <text:p>3</text:p>
          </table:table-cell>
          <table:table-cell table:style-name="ce6" table:formula="of:=IF([.K26]&lt;&gt;0;LEFT(&quot;0x0000&quot;;6-[.K26])&amp;[.I26];&quot;0x0000&quot;)" office:value-type="string" office:string-value="0x00F7" calcext:value-type="string">
            <text:p>0x00F7</text:p>
          </table:table-cell>
          <table:table-cell table:style-name="ce6" table:formula="of:=IF([.L26]&lt;&gt;0;LEFT(&quot;0x0000&quot;;6-[.L26])&amp;[.J26];&quot;0x0000&quot;)" office:value-type="string" office:string-value="0x0279" calcext:value-type="string">
            <text:p>0x0279</text:p>
          </table:table-cell>
          <table:table-cell table:style-name="ce6" table:formula="of:=&quot;DW &quot;&amp;[.M26]&amp;&quot;, &quot;&amp;[.N26]" office:value-type="string" office:string-value="DW 0x00F7, 0x0279" calcext:value-type="string">
            <text:p>DW 0x00F7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7]" office:value-type="float" office:value="0.25" calcext:value-type="float">
            <text:p>0.25</text:p>
          </table:table-cell>
          <table:table-cell table:style-name="ce6" table:formula="of:=VLOOKUP([.A27];[.$R$3:.$S$8];2;0)+[.B27]" office:value-type="float" office:value="21" calcext:value-type="float">
            <text:p>21</text:p>
          </table:table-cell>
          <table:table-cell table:style-name="ce11" table:formula="of:=[.$B$1]*POWER([.$C$1];[.G27])" office:value-type="float" office:value="879.526388607053" calcext:value-type="float">
            <text:p>879.53</text:p>
          </table:table-cell>
          <table:table-cell table:style-name="ce6" table:formula="of:=DEC2HEX([.H27]*[.F27])" office:value-type="string" office:string-value="DB" calcext:value-type="string">
            <text:p>DB</text:p>
          </table:table-cell>
          <table:table-cell table:style-name="ce6" table:formula="of:=DEC2HEX((437500/[.H27])-30.125)" office:value-type="string" office:string-value="1D3" calcext:value-type="string">
            <text:p>1D3</text:p>
          </table:table-cell>
          <table:table-cell table:style-name="ce6" table:formula="of:=LEN(TEXT([.I27];&quot;####&quot;))" office:value-type="float" office:value="2" calcext:value-type="float">
            <text:p>2</text:p>
          </table:table-cell>
          <table:table-cell table:style-name="ce6" table:formula="of:=LEN(TEXT([.J27];&quot;####&quot;))" office:value-type="float" office:value="3" calcext:value-type="float">
            <text:p>3</text:p>
          </table:table-cell>
          <table:table-cell table:style-name="ce6" table:formula="of:=IF([.K27]&lt;&gt;0;LEFT(&quot;0x0000&quot;;6-[.K27])&amp;[.I27];&quot;0x0000&quot;)" office:value-type="string" office:string-value="0x00DB" calcext:value-type="string">
            <text:p>0x00DB</text:p>
          </table:table-cell>
          <table:table-cell table:style-name="ce6" table:formula="of:=IF([.L27]&lt;&gt;0;LEFT(&quot;0x0000&quot;;6-[.L27])&amp;[.J27];&quot;0x0000&quot;)" office:value-type="string" office:string-value="0x01D3" calcext:value-type="string">
            <text:p>0x01D3</text:p>
          </table:table-cell>
          <table:table-cell table:style-name="ce6" table:formula="of:=&quot;DW &quot;&amp;[.M27]&amp;&quot;, &quot;&amp;[.N27]" office:value-type="string" office:string-value="DW 0x00DB, 0x01D3" calcext:value-type="string">
            <text:p>DW 0x00DB, 0x01D3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8]" office:value-type="float" office:value="0.5" calcext:value-type="float">
            <text:p>0.5</text:p>
          </table:table-cell>
          <table:table-cell table:style-name="ce6" table:formula="of:=VLOOKUP([.A28];[.$R$3:.$S$8];2;0)+[.B28]" office:value-type="float" office:value="-1" calcext:value-type="float">
            <text:p>-1</text:p>
          </table:table-cell>
          <table:table-cell table:style-name="ce11" table:formula="of:=[.$B$1]*POWER([.$C$1];[.G28])" office:value-type="float" office:value="246.95236634981" calcext:value-type="float">
            <text:p>246.95</text:p>
          </table:table-cell>
          <table:table-cell table:style-name="ce6" table:formula="of:=DEC2HEX([.H28]*[.F28])" office:value-type="string" office:string-value="7B" calcext:value-type="string">
            <text:p>7B</text:p>
          </table:table-cell>
          <table:table-cell table:style-name="ce6" table:formula="of:=DEC2HEX((437500/[.H28])-30.125)" office:value-type="string" office:string-value="6CD" calcext:value-type="string">
            <text:p>6CD</text:p>
          </table:table-cell>
          <table:table-cell table:style-name="ce6" table:formula="of:=LEN(TEXT([.I28];&quot;####&quot;))" office:value-type="float" office:value="2" calcext:value-type="float">
            <text:p>2</text:p>
          </table:table-cell>
          <table:table-cell table:style-name="ce6" table:formula="of:=LEN(TEXT([.J28];&quot;####&quot;))" office:value-type="float" office:value="3" calcext:value-type="float">
            <text:p>3</text:p>
          </table:table-cell>
          <table:table-cell table:style-name="ce6" table:formula="of:=IF([.K28]&lt;&gt;0;LEFT(&quot;0x0000&quot;;6-[.K28])&amp;[.I28];&quot;0x0000&quot;)" office:value-type="string" office:string-value="0x007B" calcext:value-type="string">
            <text:p>0x007B</text:p>
          </table:table-cell>
          <table:table-cell table:style-name="ce6" table:formula="of:=IF([.L28]&lt;&gt;0;LEFT(&quot;0x0000&quot;;6-[.L28])&amp;[.J28];&quot;0x0000&quot;)" office:value-type="string" office:string-value="0x06CD" calcext:value-type="string">
            <text:p>0x06CD</text:p>
          </table:table-cell>
          <table:table-cell table:style-name="ce6" table:formula="of:=&quot;DW &quot;&amp;[.M28]&amp;&quot;, &quot;&amp;[.N28]" office:value-type="string" office:string-value="DW 0x007B, 0x06CD" calcext:value-type="string">
            <text:p>DW 0x007B, 0x06CD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9]" office:value-type="float" office:value="0.375" calcext:value-type="float">
            <text:p>0.375</text:p>
          </table:table-cell>
          <table:table-cell table:style-name="ce6" table:formula="of:=VLOOKUP([.A29];[.$R$3:.$S$8];2;0)+[.B29]" office:value-type="float" office:value="19" calcext:value-type="float">
            <text:p>19</text:p>
          </table:table-cell>
          <table:table-cell table:style-name="ce11" table:formula="of:=[.$B$1]*POWER([.$C$1];[.G29])" office:value-type="float" office:value="783.610372137141" calcext:value-type="float">
            <text:p>783.61</text:p>
          </table:table-cell>
          <table:table-cell table:style-name="ce6" table:formula="of:=DEC2HEX([.H29]*[.F29])" office:value-type="string" office:string-value="125" calcext:value-type="string">
            <text:p>125</text:p>
          </table:table-cell>
          <table:table-cell table:style-name="ce6" table:formula="of:=DEC2HEX((437500/[.H29])-30.125)" office:value-type="string" office:string-value="210" calcext:value-type="string">
            <text:p>210</text:p>
          </table:table-cell>
          <table:table-cell table:style-name="ce6" table:formula="of:=LEN(TEXT([.I29];&quot;####&quot;))" office:value-type="float" office:value="3" calcext:value-type="float">
            <text:p>3</text:p>
          </table:table-cell>
          <table:table-cell table:style-name="ce6" table:formula="of:=LEN(TEXT([.J29];&quot;####&quot;))" office:value-type="float" office:value="3" calcext:value-type="float">
            <text:p>3</text:p>
          </table:table-cell>
          <table:table-cell table:style-name="ce6" table:formula="of:=IF([.K29]&lt;&gt;0;LEFT(&quot;0x0000&quot;;6-[.K29])&amp;[.I29];&quot;0x0000&quot;)" office:value-type="string" office:string-value="0x0125" calcext:value-type="string">
            <text:p>0x0125</text:p>
          </table:table-cell>
          <table:table-cell table:style-name="ce6" table:formula="of:=IF([.L29]&lt;&gt;0;LEFT(&quot;0x0000&quot;;6-[.L29])&amp;[.J29];&quot;0x0000&quot;)" office:value-type="string" office:string-value="0x0210" calcext:value-type="string">
            <text:p>0x0210</text:p>
          </table:table-cell>
          <table:table-cell table:style-name="ce6" table:formula="of:=&quot;DW &quot;&amp;[.M29]&amp;&quot;, &quot;&amp;[.N29]" office:value-type="string" office:string-value="DW 0x0125, 0x0210" calcext:value-type="string">
            <text:p>DW 0x0125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0]" office:value-type="float" office:value="0.25" calcext:value-type="float">
            <text:p>0.25</text:p>
          </table:table-cell>
          <table:table-cell table:style-name="ce6" table:formula="of:=VLOOKUP([.A30];[.$R$3:.$S$8];2;0)+[.B30]" office:value-type="float" office:value="7" calcext:value-type="float">
            <text:p>7</text:p>
          </table:table-cell>
          <table:table-cell table:style-name="ce11" table:formula="of:=[.$B$1]*POWER([.$C$1];[.G30])" office:value-type="float" office:value="391.929528951951" calcext:value-type="float">
            <text:p>391.93</text:p>
          </table:table-cell>
          <table:table-cell table:style-name="ce6" table:formula="of:=DEC2HEX([.H30]*[.F30])" office:value-type="string" office:string-value="61" calcext:value-type="string">
            <text:p>61</text:p>
          </table:table-cell>
          <table:table-cell table:style-name="ce6" table:formula="of:=DEC2HEX((437500/[.H30])-30.125)" office:value-type="string" office:string-value="43E" calcext:value-type="string">
            <text:p>43E</text:p>
          </table:table-cell>
          <table:table-cell table:style-name="ce6" table:formula="of:=LEN(TEXT([.I30];&quot;####&quot;))" office:value-type="float" office:value="2" calcext:value-type="float">
            <text:p>2</text:p>
          </table:table-cell>
          <table:table-cell table:style-name="ce6" table:formula="of:=LEN(TEXT([.J30];&quot;####&quot;))" office:value-type="float" office:value="3" calcext:value-type="float">
            <text:p>3</text:p>
          </table:table-cell>
          <table:table-cell table:style-name="ce6" table:formula="of:=IF([.K30]&lt;&gt;0;LEFT(&quot;0x0000&quot;;6-[.K30])&amp;[.I30];&quot;0x0000&quot;)" office:value-type="string" office:string-value="0x0061" calcext:value-type="string">
            <text:p>0x0061</text:p>
          </table:table-cell>
          <table:table-cell table:style-name="ce6" table:formula="of:=IF([.L30]&lt;&gt;0;LEFT(&quot;0x0000&quot;;6-[.L30])&amp;[.J30];&quot;0x0000&quot;)" office:value-type="string" office:string-value="0x043E" calcext:value-type="string">
            <text:p>0x043E</text:p>
          </table:table-cell>
          <table:table-cell table:style-name="ce6" table:formula="of:=&quot;DW &quot;&amp;[.M30]&amp;&quot;, &quot;&amp;[.N30]" office:value-type="string" office:string-value="DW 0x0061, 0x043E" calcext:value-type="string">
            <text:p>DW 0x0061, 0x043E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1]" office:value-type="float" office:value="0.25" calcext:value-type="float">
            <text:p>0.25</text:p>
          </table:table-cell>
          <table:table-cell table:style-name="ce6" table:formula="of:=VLOOKUP([.A31];[.$R$3:.$S$8];2;0)+[.B31]" office:value-type="float" office:value="14" calcext:value-type="float">
            <text:p>14</text:p>
          </table:table-cell>
          <table:table-cell table:style-name="ce11" table:formula="of:=[.$B$1]*POWER([.$C$1];[.G31])" office:value-type="float" office:value="587.122102451928" calcext:value-type="float">
            <text:p>587.12</text:p>
          </table:table-cell>
          <table:table-cell table:style-name="ce6" table:formula="of:=DEC2HEX([.H31]*[.F31])" office:value-type="string" office:string-value="92" calcext:value-type="string">
            <text:p>92</text:p>
          </table:table-cell>
          <table:table-cell table:style-name="ce6" table:formula="of:=DEC2HEX((437500/[.H31])-30.125)" office:value-type="string" office:string-value="2CB" calcext:value-type="string">
            <text:p>2CB</text:p>
          </table:table-cell>
          <table:table-cell table:style-name="ce6" table:formula="of:=LEN(TEXT([.I31];&quot;####&quot;))" office:value-type="float" office:value="2" calcext:value-type="float">
            <text:p>2</text:p>
          </table:table-cell>
          <table:table-cell table:style-name="ce6" table:formula="of:=LEN(TEXT([.J31];&quot;####&quot;))" office:value-type="float" office:value="3" calcext:value-type="float">
            <text:p>3</text:p>
          </table:table-cell>
          <table:table-cell table:style-name="ce6" table:formula="of:=IF([.K31]&lt;&gt;0;LEFT(&quot;0x0000&quot;;6-[.K31])&amp;[.I31];&quot;0x0000&quot;)" office:value-type="string" office:string-value="0x0092" calcext:value-type="string">
            <text:p>0x0092</text:p>
          </table:table-cell>
          <table:table-cell table:style-name="ce6" table:formula="of:=IF([.L31]&lt;&gt;0;LEFT(&quot;0x0000&quot;;6-[.L31])&amp;[.J31];&quot;0x0000&quot;)" office:value-type="string" office:string-value="0x02CB" calcext:value-type="string">
            <text:p>0x02CB</text:p>
          </table:table-cell>
          <table:table-cell table:style-name="ce6" table:formula="of:=&quot;DW &quot;&amp;[.M31]&amp;&quot;, &quot;&amp;[.N31]" office:value-type="string" office:string-value="DW 0x0092, 0x02CB" calcext:value-type="string">
            <text:p>DW 0x0092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2]" office:value-type="float" office:value="0.25" calcext:value-type="float">
            <text:p>0.25</text:p>
          </table:table-cell>
          <table:table-cell table:style-name="ce6" table:formula="of:=VLOOKUP([.A32];[.$R$3:.$S$8];2;0)+[.B32]" office:value-type="float" office:value="17" calcext:value-type="float">
            <text:p>17</text:p>
          </table:table-cell>
          <table:table-cell table:style-name="ce11" table:formula="of:=[.$B$1]*POWER([.$C$1];[.G32])" office:value-type="float" office:value="698.154396815087" calcext:value-type="float">
            <text:p>698.15</text:p>
          </table:table-cell>
          <table:table-cell table:style-name="ce6" table:formula="of:=DEC2HEX([.H32]*[.F32])" office:value-type="string" office:string-value="AE" calcext:value-type="string">
            <text:p>AE</text:p>
          </table:table-cell>
          <table:table-cell table:style-name="ce6" table:formula="of:=DEC2HEX((437500/[.H32])-30.125)" office:value-type="string" office:string-value="254" calcext:value-type="string">
            <text:p>254</text:p>
          </table:table-cell>
          <table:table-cell table:style-name="ce6" table:formula="of:=LEN(TEXT([.I32];&quot;####&quot;))" office:value-type="float" office:value="2" calcext:value-type="float">
            <text:p>2</text:p>
          </table:table-cell>
          <table:table-cell table:style-name="ce6" table:formula="of:=LEN(TEXT([.J32];&quot;####&quot;))" office:value-type="float" office:value="3" calcext:value-type="float">
            <text:p>3</text:p>
          </table:table-cell>
          <table:table-cell table:style-name="ce6" table:formula="of:=IF([.K32]&lt;&gt;0;LEFT(&quot;0x0000&quot;;6-[.K32])&amp;[.I32];&quot;0x0000&quot;)" office:value-type="string" office:string-value="0x00AE" calcext:value-type="string">
            <text:p>0x00AE</text:p>
          </table:table-cell>
          <table:table-cell table:style-name="ce6" table:formula="of:=IF([.L32]&lt;&gt;0;LEFT(&quot;0x0000&quot;;6-[.L32])&amp;[.J32];&quot;0x0000&quot;)" office:value-type="string" office:string-value="0x0254" calcext:value-type="string">
            <text:p>0x0254</text:p>
          </table:table-cell>
          <table:table-cell table:style-name="ce6" table:formula="of:=&quot;DW &quot;&amp;[.M32]&amp;&quot;, &quot;&amp;[.N32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3]" office:value-type="float" office:value="0.25" calcext:value-type="float">
            <text:p>0.25</text:p>
          </table:table-cell>
          <table:table-cell table:style-name="ce6" table:formula="of:=VLOOKUP([.A33];[.$R$3:.$S$8];2;0)+[.B33]" office:value-type="float" office:value="19" calcext:value-type="float">
            <text:p>19</text:p>
          </table:table-cell>
          <table:table-cell table:style-name="ce11" table:formula="of:=[.$B$1]*POWER([.$C$1];[.G33])" office:value-type="float" office:value="783.610372137141" calcext:value-type="float">
            <text:p>783.61</text:p>
          </table:table-cell>
          <table:table-cell table:style-name="ce6" table:formula="of:=DEC2HEX([.H33]*[.F33])" office:value-type="string" office:string-value="C3" calcext:value-type="string">
            <text:p>C3</text:p>
          </table:table-cell>
          <table:table-cell table:style-name="ce6" table:formula="of:=DEC2HEX((437500/[.H33])-30.125)" office:value-type="string" office:string-value="210" calcext:value-type="string">
            <text:p>210</text:p>
          </table:table-cell>
          <table:table-cell table:style-name="ce6" table:formula="of:=LEN(TEXT([.I33];&quot;####&quot;))" office:value-type="float" office:value="2" calcext:value-type="float">
            <text:p>2</text:p>
          </table:table-cell>
          <table:table-cell table:style-name="ce6" table:formula="of:=LEN(TEXT([.J33];&quot;####&quot;))" office:value-type="float" office:value="3" calcext:value-type="float">
            <text:p>3</text:p>
          </table:table-cell>
          <table:table-cell table:style-name="ce6" table:formula="of:=IF([.K33]&lt;&gt;0;LEFT(&quot;0x0000&quot;;6-[.K33])&amp;[.I33];&quot;0x0000&quot;)" office:value-type="string" office:string-value="0x00C3" calcext:value-type="string">
            <text:p>0x00C3</text:p>
          </table:table-cell>
          <table:table-cell table:style-name="ce6" table:formula="of:=IF([.L33]&lt;&gt;0;LEFT(&quot;0x0000&quot;;6-[.L33])&amp;[.J33];&quot;0x0000&quot;)" office:value-type="string" office:string-value="0x0210" calcext:value-type="string">
            <text:p>0x0210</text:p>
          </table:table-cell>
          <table:table-cell table:style-name="ce6" table:formula="of:=&quot;DW &quot;&amp;[.M33]&amp;&quot;, &quot;&amp;[.N33]" office:value-type="string" office:string-value="DW 0x00C3, 0x0210" calcext:value-type="string">
            <text:p>DW 0x00C3, 0x0210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34]" office:value-type="float" office:value="0.25" calcext:value-type="float">
            <text:p>0.25</text:p>
          </table:table-cell>
          <table:table-cell table:style-name="ce6" table:formula="of:=VLOOKUP([.A34];[.$R$3:.$S$8];2;0)+[.B34]" office:value-type="float" office:value="17" calcext:value-type="float">
            <text:p>17</text:p>
          </table:table-cell>
          <table:table-cell table:style-name="ce11" table:formula="of:=[.$B$1]*POWER([.$C$1];[.G34])" office:value-type="float" office:value="698.154396815087" calcext:value-type="float">
            <text:p>698.15</text:p>
          </table:table-cell>
          <table:table-cell table:style-name="ce6" table:formula="of:=DEC2HEX([.H34]*[.F34])" office:value-type="string" office:string-value="AE" calcext:value-type="string">
            <text:p>AE</text:p>
          </table:table-cell>
          <table:table-cell table:style-name="ce6" table:formula="of:=DEC2HEX((437500/[.H34])-30.125)" office:value-type="string" office:string-value="254" calcext:value-type="string">
            <text:p>254</text:p>
          </table:table-cell>
          <table:table-cell table:style-name="ce6" table:formula="of:=LEN(TEXT([.I34];&quot;####&quot;))" office:value-type="float" office:value="2" calcext:value-type="float">
            <text:p>2</text:p>
          </table:table-cell>
          <table:table-cell table:style-name="ce6" table:formula="of:=LEN(TEXT([.J34];&quot;####&quot;))" office:value-type="float" office:value="3" calcext:value-type="float">
            <text:p>3</text:p>
          </table:table-cell>
          <table:table-cell table:style-name="ce6" table:formula="of:=IF([.K34]&lt;&gt;0;LEFT(&quot;0x0000&quot;;6-[.K34])&amp;[.I34];&quot;0x0000&quot;)" office:value-type="string" office:string-value="0x00AE" calcext:value-type="string">
            <text:p>0x00AE</text:p>
          </table:table-cell>
          <table:table-cell table:style-name="ce6" table:formula="of:=IF([.L34]&lt;&gt;0;LEFT(&quot;0x0000&quot;;6-[.L34])&amp;[.J34];&quot;0x0000&quot;)" office:value-type="string" office:string-value="0x0254" calcext:value-type="string">
            <text:p>0x0254</text:p>
          </table:table-cell>
          <table:table-cell table:style-name="ce6" table:formula="of:=&quot;DW &quot;&amp;[.M34]&amp;&quot;, &quot;&amp;[.N34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5]" office:value-type="float" office:value="1" calcext:value-type="float">
            <text:p>1</text:p>
          </table:table-cell>
          <table:table-cell table:style-name="ce6" table:formula="of:=VLOOKUP([.A35];[.$R$3:.$S$8];2;0)+[.B35]" office:value-type="float" office:value="0" calcext:value-type="float">
            <text:p>0</text:p>
          </table:table-cell>
          <table:table-cell table:style-name="ce11" table:formula="of:=[.$B$1]*POWER([.$C$1];[.G35])" office:value-type="float" office:value="261.63" calcext:value-type="float">
            <text:p>261.63</text:p>
          </table:table-cell>
          <table:table-cell table:style-name="ce6" table:formula="of:=DEC2HEX([.H35]*[.F35])" office:value-type="string" office:string-value="105" calcext:value-type="string">
            <text:p>105</text:p>
          </table:table-cell>
          <table:table-cell table:style-name="ce6" table:formula="of:=DEC2HEX((437500/[.H35])-30.125)" office:value-type="string" office:string-value="66A" calcext:value-type="string">
            <text:p>66A</text:p>
          </table:table-cell>
          <table:table-cell table:style-name="ce6" table:formula="of:=LEN(TEXT([.I35];&quot;####&quot;))" office:value-type="float" office:value="3" calcext:value-type="float">
            <text:p>3</text:p>
          </table:table-cell>
          <table:table-cell table:style-name="ce6" table:formula="of:=LEN(TEXT([.J35];&quot;####&quot;))" office:value-type="float" office:value="3" calcext:value-type="float">
            <text:p>3</text:p>
          </table:table-cell>
          <table:table-cell table:style-name="ce6" table:formula="of:=IF([.K35]&lt;&gt;0;LEFT(&quot;0x0000&quot;;6-[.K35])&amp;[.I35];&quot;0x0000&quot;)" office:value-type="string" office:string-value="0x0105" calcext:value-type="string">
            <text:p>0x0105</text:p>
          </table:table-cell>
          <table:table-cell table:style-name="ce6" table:formula="of:=IF([.L35]&lt;&gt;0;LEFT(&quot;0x0000&quot;;6-[.L35])&amp;[.J35];&quot;0x0000&quot;)" office:value-type="string" office:string-value="0x066A" calcext:value-type="string">
            <text:p>0x066A</text:p>
          </table:table-cell>
          <table:table-cell table:style-name="ce6" table:formula="of:=&quot;DW &quot;&amp;[.M35]&amp;&quot;, &quot;&amp;[.N35]" office:value-type="string" office:string-value="DW 0x0105, 0x066A" calcext:value-type="string">
            <text:p>DW 0x0105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6]" office:value-type="float" office:value="0.5" calcext:value-type="float">
            <text:p>0.5</text:p>
          </table:table-cell>
          <table:table-cell table:style-name="ce6" table:formula="of:=VLOOKUP([.A36];[.$R$3:.$S$8];2;0)+[.B36]" office:value-type="float" office:value="16" calcext:value-type="float">
            <text:p>16</text:p>
          </table:table-cell>
          <table:table-cell table:style-name="ce11" table:formula="of:=[.$B$1]*POWER([.$C$1];[.G36])" office:value-type="float" office:value="658.987426407559" calcext:value-type="float">
            <text:p>658.99</text:p>
          </table:table-cell>
          <table:table-cell table:style-name="ce6" table:formula="of:=DEC2HEX([.H36]*[.F36])" office:value-type="string" office:string-value="149" calcext:value-type="string">
            <text:p>149</text:p>
          </table:table-cell>
          <table:table-cell table:style-name="ce6" table:formula="of:=DEC2HEX((437500/[.H36])-30.125)" office:value-type="string" office:string-value="279" calcext:value-type="string">
            <text:p>279</text:p>
          </table:table-cell>
          <table:table-cell table:style-name="ce6" table:formula="of:=LEN(TEXT([.I36];&quot;####&quot;))" office:value-type="float" office:value="3" calcext:value-type="float">
            <text:p>3</text:p>
          </table:table-cell>
          <table:table-cell table:style-name="ce6" table:formula="of:=LEN(TEXT([.J36];&quot;####&quot;))" office:value-type="float" office:value="3" calcext:value-type="float">
            <text:p>3</text:p>
          </table:table-cell>
          <table:table-cell table:style-name="ce6" table:formula="of:=IF([.K36]&lt;&gt;0;LEFT(&quot;0x0000&quot;;6-[.K36])&amp;[.I36];&quot;0x0000&quot;)" office:value-type="string" office:string-value="0x0149" calcext:value-type="string">
            <text:p>0x0149</text:p>
          </table:table-cell>
          <table:table-cell table:style-name="ce6" table:formula="of:=IF([.L36]&lt;&gt;0;LEFT(&quot;0x0000&quot;;6-[.L36])&amp;[.J36];&quot;0x0000&quot;)" office:value-type="string" office:string-value="0x0279" calcext:value-type="string">
            <text:p>0x0279</text:p>
          </table:table-cell>
          <table:table-cell table:style-name="ce6" table:formula="of:=&quot;DW &quot;&amp;[.M36]&amp;&quot;, &quot;&amp;[.N36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7]" office:value-type="float" office:value="0.375" calcext:value-type="float">
            <text:p>0.375</text:p>
          </table:table-cell>
          <table:table-cell table:style-name="ce6" table:formula="of:=VLOOKUP([.A37];[.$R$3:.$S$8];2;0)+[.B37]" office:value-type="float" office:value="7" calcext:value-type="float">
            <text:p>7</text:p>
          </table:table-cell>
          <table:table-cell table:style-name="ce11" table:formula="of:=[.$B$1]*POWER([.$C$1];[.G37])" office:value-type="float" office:value="391.929528951951" calcext:value-type="float">
            <text:p>391.93</text:p>
          </table:table-cell>
          <table:table-cell table:style-name="ce6" table:formula="of:=DEC2HEX([.H37]*[.F37])" office:value-type="string" office:string-value="92" calcext:value-type="string">
            <text:p>92</text:p>
          </table:table-cell>
          <table:table-cell table:style-name="ce6" table:formula="of:=DEC2HEX((437500/[.H37])-30.125)" office:value-type="string" office:string-value="43E" calcext:value-type="string">
            <text:p>43E</text:p>
          </table:table-cell>
          <table:table-cell table:style-name="ce6" table:formula="of:=LEN(TEXT([.I37];&quot;####&quot;))" office:value-type="float" office:value="2" calcext:value-type="float">
            <text:p>2</text:p>
          </table:table-cell>
          <table:table-cell table:style-name="ce6" table:formula="of:=LEN(TEXT([.J37];&quot;####&quot;))" office:value-type="float" office:value="3" calcext:value-type="float">
            <text:p>3</text:p>
          </table:table-cell>
          <table:table-cell table:style-name="ce6" table:formula="of:=IF([.K37]&lt;&gt;0;LEFT(&quot;0x0000&quot;;6-[.K37])&amp;[.I37];&quot;0x0000&quot;)" office:value-type="string" office:string-value="0x0092" calcext:value-type="string">
            <text:p>0x0092</text:p>
          </table:table-cell>
          <table:table-cell table:style-name="ce6" table:formula="of:=IF([.L37]&lt;&gt;0;LEFT(&quot;0x0000&quot;;6-[.L37])&amp;[.J37];&quot;0x0000&quot;)" office:value-type="string" office:string-value="0x043E" calcext:value-type="string">
            <text:p>0x043E</text:p>
          </table:table-cell>
          <table:table-cell table:style-name="ce6" table:formula="of:=&quot;DW &quot;&amp;[.M37]&amp;&quot;, &quot;&amp;[.N37]" office:value-type="string" office:string-value="DW 0x0092, 0x043E" calcext:value-type="string">
            <text:p>DW 0x0092, 0x043E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8]" office:value-type="float" office:value="0.25" calcext:value-type="float">
            <text:p>0.25</text:p>
          </table:table-cell>
          <table:table-cell table:style-name="ce6" table:formula="of:=VLOOKUP([.A38];[.$R$3:.$S$8];2;0)+[.B38]" office:value-type="float" office:value="11" calcext:value-type="float">
            <text:p>11</text:p>
          </table:table-cell>
          <table:table-cell table:style-name="ce11" table:formula="of:=[.$B$1]*POWER([.$C$1];[.G38])" office:value-type="float" office:value="493.748037339759" calcext:value-type="float">
            <text:p>493.75</text:p>
          </table:table-cell>
          <table:table-cell table:style-name="ce6" table:formula="of:=DEC2HEX([.H38]*[.F38])" office:value-type="string" office:string-value="7B" calcext:value-type="string">
            <text:p>7B</text:p>
          </table:table-cell>
          <table:table-cell table:style-name="ce6" table:formula="of:=DEC2HEX((437500/[.H38])-30.125)" office:value-type="string" office:string-value="357" calcext:value-type="string">
            <text:p>357</text:p>
          </table:table-cell>
          <table:table-cell table:style-name="ce6" table:formula="of:=LEN(TEXT([.I38];&quot;####&quot;))" office:value-type="float" office:value="2" calcext:value-type="float">
            <text:p>2</text:p>
          </table:table-cell>
          <table:table-cell table:style-name="ce6" table:formula="of:=LEN(TEXT([.J38];&quot;####&quot;))" office:value-type="float" office:value="3" calcext:value-type="float">
            <text:p>3</text:p>
          </table:table-cell>
          <table:table-cell table:style-name="ce6" table:formula="of:=IF([.K38]&lt;&gt;0;LEFT(&quot;0x0000&quot;;6-[.K38])&amp;[.I38];&quot;0x0000&quot;)" office:value-type="string" office:string-value="0x007B" calcext:value-type="string">
            <text:p>0x007B</text:p>
          </table:table-cell>
          <table:table-cell table:style-name="ce6" table:formula="of:=IF([.L38]&lt;&gt;0;LEFT(&quot;0x0000&quot;;6-[.L38])&amp;[.J38];&quot;0x0000&quot;)" office:value-type="string" office:string-value="0x0357" calcext:value-type="string">
            <text:p>0x0357</text:p>
          </table:table-cell>
          <table:table-cell table:style-name="ce6" table:formula="of:=&quot;DW &quot;&amp;[.M38]&amp;&quot;, &quot;&amp;[.N38]" office:value-type="string" office:string-value="DW 0x007B, 0x0357" calcext:value-type="string">
            <text:p>DW 0x007B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9]" office:value-type="float" office:value="0.15" calcext:value-type="float">
            <text:p>0.15</text:p>
          </table:table-cell>
          <table:table-cell table:style-name="ce6" table:formula="of:=VLOOKUP([.A39];[.$R$3:.$S$8];2;0)+[.B39]" office:value-type="float" office:value="12" calcext:value-type="float">
            <text:p>12</text:p>
          </table:table-cell>
          <table:table-cell table:style-name="ce11" table:formula="of:=[.$B$1]*POWER([.$C$1];[.G39])" office:value-type="float" office:value="523.093991438891" calcext:value-type="float">
            <text:p>523.09</text:p>
          </table:table-cell>
          <table:table-cell table:style-name="ce6" table:formula="of:=DEC2HEX([.H39]*[.F39])" office:value-type="string" office:string-value="4E" calcext:value-type="string">
            <text:p>4E</text:p>
          </table:table-cell>
          <table:table-cell table:style-name="ce6" table:formula="of:=DEC2HEX((437500/[.H39])-30.125)" office:value-type="string" office:string-value="326" calcext:value-type="string">
            <text:p>326</text:p>
          </table:table-cell>
          <table:table-cell table:style-name="ce6" table:formula="of:=LEN(TEXT([.I39];&quot;####&quot;))" office:value-type="float" office:value="2" calcext:value-type="float">
            <text:p>2</text:p>
          </table:table-cell>
          <table:table-cell table:style-name="ce6" table:formula="of:=LEN(TEXT([.J39];&quot;####&quot;))" office:value-type="float" office:value="3" calcext:value-type="float">
            <text:p>3</text:p>
          </table:table-cell>
          <table:table-cell table:style-name="ce6" table:formula="of:=IF([.K39]&lt;&gt;0;LEFT(&quot;0x0000&quot;;6-[.K39])&amp;[.I39];&quot;0x0000&quot;)" office:value-type="string" office:string-value="0x004E" calcext:value-type="string">
            <text:p>0x004E</text:p>
          </table:table-cell>
          <table:table-cell table:style-name="ce6" table:formula="of:=IF([.L39]&lt;&gt;0;LEFT(&quot;0x0000&quot;;6-[.L39])&amp;[.J39];&quot;0x0000&quot;)" office:value-type="string" office:string-value="0x0326" calcext:value-type="string">
            <text:p>0x0326</text:p>
          </table:table-cell>
          <table:table-cell table:style-name="ce6" table:formula="of:=&quot;DW &quot;&amp;[.M39]&amp;&quot;, &quot;&amp;[.N39]" office:value-type="string" office:string-value="DW 0x004E, 0x0326" calcext:value-type="string">
            <text:p>DW 0x004E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0]" office:value-type="float" office:value="0.125" calcext:value-type="float">
            <text:p>0.125</text:p>
          </table:table-cell>
          <table:table-cell table:style-name="ce6" table:formula="of:=VLOOKUP([.A40];[.$R$3:.$S$8];2;0)+[.B40]" office:value-type="float" office:value="19" calcext:value-type="float">
            <text:p>19</text:p>
          </table:table-cell>
          <table:table-cell table:style-name="ce11" table:formula="of:=[.$B$1]*POWER([.$C$1];[.G40])" office:value-type="float" office:value="783.610372137141" calcext:value-type="float">
            <text:p>783.61</text:p>
          </table:table-cell>
          <table:table-cell table:style-name="ce6" table:formula="of:=DEC2HEX([.H40]*[.F40])" office:value-type="string" office:string-value="61" calcext:value-type="string">
            <text:p>61</text:p>
          </table:table-cell>
          <table:table-cell table:style-name="ce6" table:formula="of:=DEC2HEX((437500/[.H40])-30.125)" office:value-type="string" office:string-value="210" calcext:value-type="string">
            <text:p>210</text:p>
          </table:table-cell>
          <table:table-cell table:style-name="ce6" table:formula="of:=LEN(TEXT([.I40];&quot;####&quot;))" office:value-type="float" office:value="2" calcext:value-type="float">
            <text:p>2</text:p>
          </table:table-cell>
          <table:table-cell table:style-name="ce6" table:formula="of:=LEN(TEXT([.J40];&quot;####&quot;))" office:value-type="float" office:value="3" calcext:value-type="float">
            <text:p>3</text:p>
          </table:table-cell>
          <table:table-cell table:style-name="ce6" table:formula="of:=IF([.K40]&lt;&gt;0;LEFT(&quot;0x0000&quot;;6-[.K40])&amp;[.I40];&quot;0x0000&quot;)" office:value-type="string" office:string-value="0x0061" calcext:value-type="string">
            <text:p>0x0061</text:p>
          </table:table-cell>
          <table:table-cell table:style-name="ce6" table:formula="of:=IF([.L40]&lt;&gt;0;LEFT(&quot;0x0000&quot;;6-[.L40])&amp;[.J40];&quot;0x0000&quot;)" office:value-type="string" office:string-value="0x0210" calcext:value-type="string">
            <text:p>0x0210</text:p>
          </table:table-cell>
          <table:table-cell table:style-name="ce6" table:formula="of:=&quot;DW &quot;&amp;[.M40]&amp;&quot;, &quot;&amp;[.N40]" office:value-type="string" office:string-value="DW 0x0061, 0x0210" calcext:value-type="string">
            <text:p>DW 0x0061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1]" office:value-type="float" office:value="0.125" calcext:value-type="float">
            <text:p>0.125</text:p>
          </table:table-cell>
          <table:table-cell table:style-name="ce6" table:formula="of:=VLOOKUP([.A41];[.$R$3:.$S$8];2;0)+[.B41]" office:value-type="float" office:value="16" calcext:value-type="float">
            <text:p>16</text:p>
          </table:table-cell>
          <table:table-cell table:style-name="ce11" table:formula="of:=[.$B$1]*POWER([.$C$1];[.G41])" office:value-type="float" office:value="658.987426407559" calcext:value-type="float">
            <text:p>658.99</text:p>
          </table:table-cell>
          <table:table-cell table:style-name="ce6" table:formula="of:=DEC2HEX([.H41]*[.F41])" office:value-type="string" office:string-value="52" calcext:value-type="string">
            <text:p>52</text:p>
          </table:table-cell>
          <table:table-cell table:style-name="ce6" table:formula="of:=DEC2HEX((437500/[.H41])-30.125)" office:value-type="string" office:string-value="279" calcext:value-type="string">
            <text:p>279</text:p>
          </table:table-cell>
          <table:table-cell table:style-name="ce6" table:formula="of:=LEN(TEXT([.I41];&quot;####&quot;))" office:value-type="float" office:value="2" calcext:value-type="float">
            <text:p>2</text:p>
          </table:table-cell>
          <table:table-cell table:style-name="ce6" table:formula="of:=LEN(TEXT([.J41];&quot;####&quot;))" office:value-type="float" office:value="3" calcext:value-type="float">
            <text:p>3</text:p>
          </table:table-cell>
          <table:table-cell table:style-name="ce6" table:formula="of:=IF([.K41]&lt;&gt;0;LEFT(&quot;0x0000&quot;;6-[.K41])&amp;[.I41];&quot;0x0000&quot;)" office:value-type="string" office:string-value="0x0052" calcext:value-type="string">
            <text:p>0x0052</text:p>
          </table:table-cell>
          <table:table-cell table:style-name="ce6" table:formula="of:=IF([.L41]&lt;&gt;0;LEFT(&quot;0x0000&quot;;6-[.L41])&amp;[.J41];&quot;0x0000&quot;)" office:value-type="string" office:string-value="0x0279" calcext:value-type="string">
            <text:p>0x0279</text:p>
          </table:table-cell>
          <table:table-cell table:style-name="ce6" table:formula="of:=&quot;DW &quot;&amp;[.M41]&amp;&quot;, &quot;&amp;[.N41]" office:value-type="string" office:string-value="DW 0x0052, 0x0279" calcext:value-type="string">
            <text:p>DW 0x0052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2]" office:value-type="float" office:value="0.125" calcext:value-type="float">
            <text:p>0.125</text:p>
          </table:table-cell>
          <table:table-cell table:style-name="ce6" table:formula="of:=VLOOKUP([.A42];[.$R$3:.$S$8];2;0)+[.B42]" office:value-type="float" office:value="17" calcext:value-type="float">
            <text:p>17</text:p>
          </table:table-cell>
          <table:table-cell table:style-name="ce11" table:formula="of:=[.$B$1]*POWER([.$C$1];[.G42])" office:value-type="float" office:value="698.154396815087" calcext:value-type="float">
            <text:p>698.15</text:p>
          </table:table-cell>
          <table:table-cell table:style-name="ce6" table:formula="of:=DEC2HEX([.H42]*[.F42])" office:value-type="string" office:string-value="57" calcext:value-type="string">
            <text:p>57</text:p>
          </table:table-cell>
          <table:table-cell table:style-name="ce6" table:formula="of:=DEC2HEX((437500/[.H42])-30.125)" office:value-type="string" office:string-value="254" calcext:value-type="string">
            <text:p>254</text:p>
          </table:table-cell>
          <table:table-cell table:style-name="ce6" table:formula="of:=LEN(TEXT([.I42];&quot;####&quot;))" office:value-type="float" office:value="2" calcext:value-type="float">
            <text:p>2</text:p>
          </table:table-cell>
          <table:table-cell table:style-name="ce6" table:formula="of:=LEN(TEXT([.J42];&quot;####&quot;))" office:value-type="float" office:value="3" calcext:value-type="float">
            <text:p>3</text:p>
          </table:table-cell>
          <table:table-cell table:style-name="ce6" table:formula="of:=IF([.K42]&lt;&gt;0;LEFT(&quot;0x0000&quot;;6-[.K42])&amp;[.I42];&quot;0x0000&quot;)" office:value-type="string" office:string-value="0x0057" calcext:value-type="string">
            <text:p>0x0057</text:p>
          </table:table-cell>
          <table:table-cell table:style-name="ce6" table:formula="of:=IF([.L42]&lt;&gt;0;LEFT(&quot;0x0000&quot;;6-[.L42])&amp;[.J42];&quot;0x0000&quot;)" office:value-type="string" office:string-value="0x0254" calcext:value-type="string">
            <text:p>0x0254</text:p>
          </table:table-cell>
          <table:table-cell table:style-name="ce6" table:formula="of:=&quot;DW &quot;&amp;[.M42]&amp;&quot;, &quot;&amp;[.N42]" office:value-type="string" office:string-value="DW 0x0057, 0x0254" calcext:value-type="string">
            <text:p>DW 0x0057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3]" office:value-type="float" office:value="0.5" calcext:value-type="float">
            <text:p>0.5</text:p>
          </table:table-cell>
          <table:table-cell table:style-name="ce6" table:formula="of:=VLOOKUP([.A43];[.$R$3:.$S$8];2;0)+[.B43]" office:value-type="float" office:value="-8" calcext:value-type="float">
            <text:p>-8</text:p>
          </table:table-cell>
          <table:table-cell table:style-name="ce11" table:formula="of:=[.$B$1]*POWER([.$C$1];[.G43])" office:value-type="float" office:value="164.851440974282" calcext:value-type="float">
            <text:p>164.85</text:p>
          </table:table-cell>
          <table:table-cell table:style-name="ce6" table:formula="of:=DEC2HEX([.H43]*[.F43])" office:value-type="string" office:string-value="52" calcext:value-type="string">
            <text:p>52</text:p>
          </table:table-cell>
          <table:table-cell table:style-name="ce6" table:formula="of:=DEC2HEX((437500/[.H43])-30.125)" office:value-type="string" office:string-value="A3F" calcext:value-type="string">
            <text:p>A3F</text:p>
          </table:table-cell>
          <table:table-cell table:style-name="ce6" table:formula="of:=LEN(TEXT([.I43];&quot;####&quot;))" office:value-type="float" office:value="2" calcext:value-type="float">
            <text:p>2</text:p>
          </table:table-cell>
          <table:table-cell table:style-name="ce6" table:formula="of:=LEN(TEXT([.J43];&quot;####&quot;))" office:value-type="float" office:value="3" calcext:value-type="float">
            <text:p>3</text:p>
          </table:table-cell>
          <table:table-cell table:style-name="ce6" table:formula="of:=IF([.K43]&lt;&gt;0;LEFT(&quot;0x0000&quot;;6-[.K43])&amp;[.I43];&quot;0x0000&quot;)" office:value-type="string" office:string-value="0x0052" calcext:value-type="string">
            <text:p>0x0052</text:p>
          </table:table-cell>
          <table:table-cell table:style-name="ce6" table:formula="of:=IF([.L43]&lt;&gt;0;LEFT(&quot;0x0000&quot;;6-[.L43])&amp;[.J43];&quot;0x0000&quot;)" office:value-type="string" office:string-value="0x0A3F" calcext:value-type="string">
            <text:p>0x0A3F</text:p>
          </table:table-cell>
          <table:table-cell table:style-name="ce6" table:formula="of:=&quot;DW &quot;&amp;[.M43]&amp;&quot;, &quot;&amp;[.N43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4]" office:value-type="float" office:value="0.375" calcext:value-type="float">
            <text:p>0.375</text:p>
          </table:table-cell>
          <table:table-cell table:style-name="ce6" table:formula="of:=VLOOKUP([.A44];[.$R$3:.$S$8];2;0)+[.B44]" office:value-type="float" office:value="16" calcext:value-type="float">
            <text:p>16</text:p>
          </table:table-cell>
          <table:table-cell table:style-name="ce11" table:formula="of:=[.$B$1]*POWER([.$C$1];[.G44])" office:value-type="float" office:value="658.987426407559" calcext:value-type="float">
            <text:p>658.99</text:p>
          </table:table-cell>
          <table:table-cell table:style-name="ce6" table:formula="of:=DEC2HEX([.H44]*[.F44])" office:value-type="string" office:string-value="F7" calcext:value-type="string">
            <text:p>F7</text:p>
          </table:table-cell>
          <table:table-cell table:style-name="ce6" table:formula="of:=DEC2HEX((437500/[.H44])-30.125)" office:value-type="string" office:string-value="279" calcext:value-type="string">
            <text:p>279</text:p>
          </table:table-cell>
          <table:table-cell table:style-name="ce6" table:formula="of:=LEN(TEXT([.I44];&quot;####&quot;))" office:value-type="float" office:value="2" calcext:value-type="float">
            <text:p>2</text:p>
          </table:table-cell>
          <table:table-cell table:style-name="ce6" table:formula="of:=LEN(TEXT([.J44];&quot;####&quot;))" office:value-type="float" office:value="3" calcext:value-type="float">
            <text:p>3</text:p>
          </table:table-cell>
          <table:table-cell table:style-name="ce6" table:formula="of:=IF([.K44]&lt;&gt;0;LEFT(&quot;0x0000&quot;;6-[.K44])&amp;[.I44];&quot;0x0000&quot;)" office:value-type="string" office:string-value="0x00F7" calcext:value-type="string">
            <text:p>0x00F7</text:p>
          </table:table-cell>
          <table:table-cell table:style-name="ce6" table:formula="of:=IF([.L44]&lt;&gt;0;LEFT(&quot;0x0000&quot;;6-[.L44])&amp;[.J44];&quot;0x0000&quot;)" office:value-type="string" office:string-value="0x0279" calcext:value-type="string">
            <text:p>0x0279</text:p>
          </table:table-cell>
          <table:table-cell table:style-name="ce6" table:formula="of:=&quot;DW &quot;&amp;[.M44]&amp;&quot;, &quot;&amp;[.N44]" office:value-type="string" office:string-value="DW 0x00F7, 0x0279" calcext:value-type="string">
            <text:p>DW 0x00F7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5]" office:value-type="float" office:value="0.5" calcext:value-type="float">
            <text:p>0.5</text:p>
          </table:table-cell>
          <table:table-cell table:style-name="ce6" table:formula="of:=VLOOKUP([.A45];[.$R$3:.$S$8];2;0)+[.B45]" office:value-type="float" office:value="4" calcext:value-type="float">
            <text:p>4</text:p>
          </table:table-cell>
          <table:table-cell table:style-name="ce11" table:formula="of:=[.$B$1]*POWER([.$C$1];[.G45])" office:value-type="float" office:value="329.598280983411" calcext:value-type="float">
            <text:p>329.60</text:p>
          </table:table-cell>
          <table:table-cell table:style-name="ce6" table:formula="of:=DEC2HEX([.H45]*[.F45])" office:value-type="string" office:string-value="A4" calcext:value-type="string">
            <text:p>A4</text:p>
          </table:table-cell>
          <table:table-cell table:style-name="ce6" table:formula="of:=DEC2HEX((437500/[.H45])-30.125)" office:value-type="string" office:string-value="511" calcext:value-type="string">
            <text:p>511</text:p>
          </table:table-cell>
          <table:table-cell table:style-name="ce6" table:formula="of:=LEN(TEXT([.I45];&quot;####&quot;))" office:value-type="float" office:value="2" calcext:value-type="float">
            <text:p>2</text:p>
          </table:table-cell>
          <table:table-cell table:style-name="ce6" table:formula="of:=LEN(TEXT([.J45];&quot;####&quot;))" office:value-type="float" office:value="3" calcext:value-type="float">
            <text:p>3</text:p>
          </table:table-cell>
          <table:table-cell table:style-name="ce6" table:formula="of:=IF([.K45]&lt;&gt;0;LEFT(&quot;0x0000&quot;;6-[.K45])&amp;[.I45];&quot;0x0000&quot;)" office:value-type="string" office:string-value="0x00A4" calcext:value-type="string">
            <text:p>0x00A4</text:p>
          </table:table-cell>
          <table:table-cell table:style-name="ce6" table:formula="of:=IF([.L45]&lt;&gt;0;LEFT(&quot;0x0000&quot;;6-[.L45])&amp;[.J45];&quot;0x0000&quot;)" office:value-type="string" office:string-value="0x0511" calcext:value-type="string">
            <text:p>0x0511</text:p>
          </table:table-cell>
          <table:table-cell table:style-name="ce6" table:formula="of:=&quot;DW &quot;&amp;[.M45]&amp;&quot;, &quot;&amp;[.N45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6]" office:value-type="float" office:value="0.375" calcext:value-type="float">
            <text:p>0.375</text:p>
          </table:table-cell>
          <table:table-cell table:style-name="ce6" table:formula="of:=VLOOKUP([.A46];[.$R$3:.$S$8];2;0)+[.B46]" office:value-type="float" office:value="8" calcext:value-type="float">
            <text:p>8</text:p>
          </table:table-cell>
          <table:table-cell table:style-name="ce11" table:formula="of:=[.$B$1]*POWER([.$C$1];[.G46])" office:value-type="float" office:value="415.223891859572" calcext:value-type="float">
            <text:p>415.22</text:p>
          </table:table-cell>
          <table:table-cell table:style-name="ce6" table:formula="of:=DEC2HEX([.H46]*[.F46])" office:value-type="string" office:string-value="9B" calcext:value-type="string">
            <text:p>9B</text:p>
          </table:table-cell>
          <table:table-cell table:style-name="ce6" table:formula="of:=DEC2HEX((437500/[.H46])-30.125)" office:value-type="string" office:string-value="3FF" calcext:value-type="string">
            <text:p>3FF</text:p>
          </table:table-cell>
          <table:table-cell table:style-name="ce6" table:formula="of:=LEN(TEXT([.I46];&quot;####&quot;))" office:value-type="float" office:value="2" calcext:value-type="float">
            <text:p>2</text:p>
          </table:table-cell>
          <table:table-cell table:style-name="ce6" table:formula="of:=LEN(TEXT([.J46];&quot;####&quot;))" office:value-type="float" office:value="3" calcext:value-type="float">
            <text:p>3</text:p>
          </table:table-cell>
          <table:table-cell table:style-name="ce6" table:formula="of:=IF([.K46]&lt;&gt;0;LEFT(&quot;0x0000&quot;;6-[.K46])&amp;[.I46];&quot;0x0000&quot;)" office:value-type="string" office:string-value="0x009B" calcext:value-type="string">
            <text:p>0x009B</text:p>
          </table:table-cell>
          <table:table-cell table:style-name="ce6" table:formula="of:=IF([.L46]&lt;&gt;0;LEFT(&quot;0x0000&quot;;6-[.L46])&amp;[.J46];&quot;0x0000&quot;)" office:value-type="string" office:string-value="0x03FF" calcext:value-type="string">
            <text:p>0x03FF</text:p>
          </table:table-cell>
          <table:table-cell table:style-name="ce6" table:formula="of:=&quot;DW &quot;&amp;[.M46]&amp;&quot;, &quot;&amp;[.N46]" office:value-type="string" office:string-value="DW 0x009B, 0x03FF" calcext:value-type="string">
            <text:p>DW 0x009B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47]" office:value-type="float" office:value="0.25" calcext:value-type="float">
            <text:p>0.25</text:p>
          </table:table-cell>
          <table:table-cell table:style-name="ce6" table:formula="of:=VLOOKUP([.A47];[.$R$3:.$S$8];2;0)+[.B47]" office:value-type="float" office:value="11" calcext:value-type="float">
            <text:p>11</text:p>
          </table:table-cell>
          <table:table-cell table:style-name="ce11" table:formula="of:=[.$B$1]*POWER([.$C$1];[.G47])" office:value-type="float" office:value="493.748037339759" calcext:value-type="float">
            <text:p>493.75</text:p>
          </table:table-cell>
          <table:table-cell table:style-name="ce6" table:formula="of:=DEC2HEX([.H47]*[.F47])" office:value-type="string" office:string-value="7B" calcext:value-type="string">
            <text:p>7B</text:p>
          </table:table-cell>
          <table:table-cell table:style-name="ce6" table:formula="of:=DEC2HEX((437500/[.H47])-30.125)" office:value-type="string" office:string-value="357" calcext:value-type="string">
            <text:p>357</text:p>
          </table:table-cell>
          <table:table-cell table:style-name="ce6" table:formula="of:=LEN(TEXT([.I47];&quot;####&quot;))" office:value-type="float" office:value="2" calcext:value-type="float">
            <text:p>2</text:p>
          </table:table-cell>
          <table:table-cell table:style-name="ce6" table:formula="of:=LEN(TEXT([.J47];&quot;####&quot;))" office:value-type="float" office:value="3" calcext:value-type="float">
            <text:p>3</text:p>
          </table:table-cell>
          <table:table-cell table:style-name="ce6" table:formula="of:=IF([.K47]&lt;&gt;0;LEFT(&quot;0x0000&quot;;6-[.K47])&amp;[.I47];&quot;0x0000&quot;)" office:value-type="string" office:string-value="0x007B" calcext:value-type="string">
            <text:p>0x007B</text:p>
          </table:table-cell>
          <table:table-cell table:style-name="ce6" table:formula="of:=IF([.L47]&lt;&gt;0;LEFT(&quot;0x0000&quot;;6-[.L47])&amp;[.J47];&quot;0x0000&quot;)" office:value-type="string" office:string-value="0x0357" calcext:value-type="string">
            <text:p>0x0357</text:p>
          </table:table-cell>
          <table:table-cell table:style-name="ce6" table:formula="of:=&quot;DW &quot;&amp;[.M47]&amp;&quot;, &quot;&amp;[.N47]" office:value-type="string" office:string-value="DW 0x007B, 0x0357" calcext:value-type="string">
            <text:p>DW 0x007B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8]" office:value-type="float" office:value="1" calcext:value-type="float">
            <text:p>1</text:p>
          </table:table-cell>
          <table:table-cell table:style-name="ce6" table:formula="of:=VLOOKUP([.A48];[.$R$3:.$S$8];2;0)+[.B48]" office:value-type="float" office:value="-3" calcext:value-type="float">
            <text:p>-3</text:p>
          </table:table-cell>
          <table:table-cell table:style-name="ce11" table:formula="of:=[.$B$1]*POWER([.$C$1];[.G48])" office:value-type="float" office:value="220.021182084144" calcext:value-type="float">
            <text:p>220.02</text:p>
          </table:table-cell>
          <table:table-cell table:style-name="ce6" table:formula="of:=DEC2HEX([.H48]*[.F48])" office:value-type="string" office:string-value="DC" calcext:value-type="string">
            <text:p>DC</text:p>
          </table:table-cell>
          <table:table-cell table:style-name="ce6" table:formula="of:=DEC2HEX((437500/[.H48])-30.125)" office:value-type="string" office:string-value="7A6" calcext:value-type="string">
            <text:p>7A6</text:p>
          </table:table-cell>
          <table:table-cell table:style-name="ce6" table:formula="of:=LEN(TEXT([.I48];&quot;####&quot;))" office:value-type="float" office:value="2" calcext:value-type="float">
            <text:p>2</text:p>
          </table:table-cell>
          <table:table-cell table:style-name="ce6" table:formula="of:=LEN(TEXT([.J48];&quot;####&quot;))" office:value-type="float" office:value="3" calcext:value-type="float">
            <text:p>3</text:p>
          </table:table-cell>
          <table:table-cell table:style-name="ce6" table:formula="of:=IF([.K48]&lt;&gt;0;LEFT(&quot;0x0000&quot;;6-[.K48])&amp;[.I48];&quot;0x0000&quot;)" office:value-type="string" office:string-value="0x00DC" calcext:value-type="string">
            <text:p>0x00DC</text:p>
          </table:table-cell>
          <table:table-cell table:style-name="ce6" table:formula="of:=IF([.L48]&lt;&gt;0;LEFT(&quot;0x0000&quot;;6-[.L48])&amp;[.J48];&quot;0x0000&quot;)" office:value-type="string" office:string-value="0x07A6" calcext:value-type="string">
            <text:p>0x07A6</text:p>
          </table:table-cell>
          <table:table-cell table:style-name="ce6" table:formula="of:=&quot;DW &quot;&amp;[.M48]&amp;&quot;, &quot;&amp;[.N48]" office:value-type="string" office:string-value="DW 0x00DC, 0x07A6" calcext:value-type="string">
            <text:p>DW 0x00DC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9]" office:value-type="float" office:value="0.5" calcext:value-type="float">
            <text:p>0.5</text:p>
          </table:table-cell>
          <table:table-cell table:style-name="ce6" table:formula="of:=VLOOKUP([.A49];[.$R$3:.$S$8];2;0)+[.B49]" office:value-type="float" office:value="12" calcext:value-type="float">
            <text:p>12</text:p>
          </table:table-cell>
          <table:table-cell table:style-name="ce11" table:formula="of:=[.$B$1]*POWER([.$C$1];[.G49])" office:value-type="float" office:value="523.093991438891" calcext:value-type="float">
            <text:p>523.09</text:p>
          </table:table-cell>
          <table:table-cell table:style-name="ce6" table:formula="of:=DEC2HEX([.H49]*[.F49])" office:value-type="string" office:string-value="105" calcext:value-type="string">
            <text:p>105</text:p>
          </table:table-cell>
          <table:table-cell table:style-name="ce6" table:formula="of:=DEC2HEX((437500/[.H49])-30.125)" office:value-type="string" office:string-value="326" calcext:value-type="string">
            <text:p>326</text:p>
          </table:table-cell>
          <table:table-cell table:style-name="ce6" table:formula="of:=LEN(TEXT([.I49];&quot;####&quot;))" office:value-type="float" office:value="3" calcext:value-type="float">
            <text:p>3</text:p>
          </table:table-cell>
          <table:table-cell table:style-name="ce6" table:formula="of:=LEN(TEXT([.J49];&quot;####&quot;))" office:value-type="float" office:value="3" calcext:value-type="float">
            <text:p>3</text:p>
          </table:table-cell>
          <table:table-cell table:style-name="ce6" table:formula="of:=IF([.K49]&lt;&gt;0;LEFT(&quot;0x0000&quot;;6-[.K49])&amp;[.I49];&quot;0x0000&quot;)" office:value-type="string" office:string-value="0x0105" calcext:value-type="string">
            <text:p>0x0105</text:p>
          </table:table-cell>
          <table:table-cell table:style-name="ce6" table:formula="of:=IF([.L49]&lt;&gt;0;LEFT(&quot;0x0000&quot;;6-[.L49])&amp;[.J49];&quot;0x0000&quot;)" office:value-type="string" office:string-value="0x0326" calcext:value-type="string">
            <text:p>0x0326</text:p>
          </table:table-cell>
          <table:table-cell table:style-name="ce6" table:formula="of:=&quot;DW &quot;&amp;[.M49]&amp;&quot;, &quot;&amp;[.N49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0]" office:value-type="float" office:value="0.375" calcext:value-type="float">
            <text:p>0.375</text:p>
          </table:table-cell>
          <table:table-cell table:style-name="ce6" table:formula="of:=VLOOKUP([.A50];[.$R$3:.$S$8];2;0)+[.B50]" office:value-type="float" office:value="16" calcext:value-type="float">
            <text:p>16</text:p>
          </table:table-cell>
          <table:table-cell table:style-name="ce11" table:formula="of:=[.$B$1]*POWER([.$C$1];[.G50])" office:value-type="float" office:value="658.987426407559" calcext:value-type="float">
            <text:p>658.99</text:p>
          </table:table-cell>
          <table:table-cell table:style-name="ce6" table:formula="of:=DEC2HEX([.H50]*[.F50])" office:value-type="string" office:string-value="F7" calcext:value-type="string">
            <text:p>F7</text:p>
          </table:table-cell>
          <table:table-cell table:style-name="ce6" table:formula="of:=DEC2HEX((437500/[.H50])-30.125)" office:value-type="string" office:string-value="279" calcext:value-type="string">
            <text:p>279</text:p>
          </table:table-cell>
          <table:table-cell table:style-name="ce6" table:formula="of:=LEN(TEXT([.I50];&quot;####&quot;))" office:value-type="float" office:value="2" calcext:value-type="float">
            <text:p>2</text:p>
          </table:table-cell>
          <table:table-cell table:style-name="ce6" table:formula="of:=LEN(TEXT([.J50];&quot;####&quot;))" office:value-type="float" office:value="3" calcext:value-type="float">
            <text:p>3</text:p>
          </table:table-cell>
          <table:table-cell table:style-name="ce6" table:formula="of:=IF([.K50]&lt;&gt;0;LEFT(&quot;0x0000&quot;;6-[.K50])&amp;[.I50];&quot;0x0000&quot;)" office:value-type="string" office:string-value="0x00F7" calcext:value-type="string">
            <text:p>0x00F7</text:p>
          </table:table-cell>
          <table:table-cell table:style-name="ce6" table:formula="of:=IF([.L50]&lt;&gt;0;LEFT(&quot;0x0000&quot;;6-[.L50])&amp;[.J50];&quot;0x0000&quot;)" office:value-type="string" office:string-value="0x0279" calcext:value-type="string">
            <text:p>0x0279</text:p>
          </table:table-cell>
          <table:table-cell table:style-name="ce6" table:formula="of:=&quot;DW &quot;&amp;[.M50]&amp;&quot;, &quot;&amp;[.N50]" office:value-type="string" office:string-value="DW 0x00F7, 0x0279" calcext:value-type="string">
            <text:p>DW 0x00F7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1]" office:value-type="float" office:value="0.25" calcext:value-type="float">
            <text:p>0.25</text:p>
          </table:table-cell>
          <table:table-cell table:style-name="ce6" table:formula="of:=VLOOKUP([.A51];[.$R$3:.$S$8];2;0)+[.B51]" office:value-type="float" office:value="21" calcext:value-type="float">
            <text:p>21</text:p>
          </table:table-cell>
          <table:table-cell table:style-name="ce11" table:formula="of:=[.$B$1]*POWER([.$C$1];[.G51])" office:value-type="float" office:value="879.526388607053" calcext:value-type="float">
            <text:p>879.53</text:p>
          </table:table-cell>
          <table:table-cell table:style-name="ce6" table:formula="of:=DEC2HEX([.H51]*[.F51])" office:value-type="string" office:string-value="DB" calcext:value-type="string">
            <text:p>DB</text:p>
          </table:table-cell>
          <table:table-cell table:style-name="ce6" table:formula="of:=DEC2HEX((437500/[.H51])-30.125)" office:value-type="string" office:string-value="1D3" calcext:value-type="string">
            <text:p>1D3</text:p>
          </table:table-cell>
          <table:table-cell table:style-name="ce6" table:formula="of:=LEN(TEXT([.I51];&quot;####&quot;))" office:value-type="float" office:value="2" calcext:value-type="float">
            <text:p>2</text:p>
          </table:table-cell>
          <table:table-cell table:style-name="ce6" table:formula="of:=LEN(TEXT([.J51];&quot;####&quot;))" office:value-type="float" office:value="3" calcext:value-type="float">
            <text:p>3</text:p>
          </table:table-cell>
          <table:table-cell table:style-name="ce6" table:formula="of:=IF([.K51]&lt;&gt;0;LEFT(&quot;0x0000&quot;;6-[.K51])&amp;[.I51];&quot;0x0000&quot;)" office:value-type="string" office:string-value="0x00DB" calcext:value-type="string">
            <text:p>0x00DB</text:p>
          </table:table-cell>
          <table:table-cell table:style-name="ce6" table:formula="of:=IF([.L51]&lt;&gt;0;LEFT(&quot;0x0000&quot;;6-[.L51])&amp;[.J51];&quot;0x0000&quot;)" office:value-type="string" office:string-value="0x01D3" calcext:value-type="string">
            <text:p>0x01D3</text:p>
          </table:table-cell>
          <table:table-cell table:style-name="ce6" table:formula="of:=&quot;DW &quot;&amp;[.M51]&amp;&quot;, &quot;&amp;[.N51]" office:value-type="string" office:string-value="DW 0x00DB, 0x01D3" calcext:value-type="string">
            <text:p>DW 0x00DB, 0x01D3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2]" office:value-type="float" office:value="0.5" calcext:value-type="float">
            <text:p>0.5</text:p>
          </table:table-cell>
          <table:table-cell table:style-name="ce6" table:formula="of:=VLOOKUP([.A52];[.$R$3:.$S$8];2;0)+[.B52]" office:value-type="float" office:value="-1" calcext:value-type="float">
            <text:p>-1</text:p>
          </table:table-cell>
          <table:table-cell table:style-name="ce11" table:formula="of:=[.$B$1]*POWER([.$C$1];[.G52])" office:value-type="float" office:value="246.95236634981" calcext:value-type="float">
            <text:p>246.95</text:p>
          </table:table-cell>
          <table:table-cell table:style-name="ce6" table:formula="of:=DEC2HEX([.H52]*[.F52])" office:value-type="string" office:string-value="7B" calcext:value-type="string">
            <text:p>7B</text:p>
          </table:table-cell>
          <table:table-cell table:style-name="ce6" table:formula="of:=DEC2HEX((437500/[.H52])-30.125)" office:value-type="string" office:string-value="6CD" calcext:value-type="string">
            <text:p>6CD</text:p>
          </table:table-cell>
          <table:table-cell table:style-name="ce6" table:formula="of:=LEN(TEXT([.I52];&quot;####&quot;))" office:value-type="float" office:value="2" calcext:value-type="float">
            <text:p>2</text:p>
          </table:table-cell>
          <table:table-cell table:style-name="ce6" table:formula="of:=LEN(TEXT([.J52];&quot;####&quot;))" office:value-type="float" office:value="3" calcext:value-type="float">
            <text:p>3</text:p>
          </table:table-cell>
          <table:table-cell table:style-name="ce6" table:formula="of:=IF([.K52]&lt;&gt;0;LEFT(&quot;0x0000&quot;;6-[.K52])&amp;[.I52];&quot;0x0000&quot;)" office:value-type="string" office:string-value="0x007B" calcext:value-type="string">
            <text:p>0x007B</text:p>
          </table:table-cell>
          <table:table-cell table:style-name="ce6" table:formula="of:=IF([.L52]&lt;&gt;0;LEFT(&quot;0x0000&quot;;6-[.L52])&amp;[.J52];&quot;0x0000&quot;)" office:value-type="string" office:string-value="0x06CD" calcext:value-type="string">
            <text:p>0x06CD</text:p>
          </table:table-cell>
          <table:table-cell table:style-name="ce6" table:formula="of:=&quot;DW &quot;&amp;[.M52]&amp;&quot;, &quot;&amp;[.N52]" office:value-type="string" office:string-value="DW 0x007B, 0x06CD" calcext:value-type="string">
            <text:p>DW 0x007B, 0x06CD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3]" office:value-type="float" office:value="0.375" calcext:value-type="float">
            <text:p>0.375</text:p>
          </table:table-cell>
          <table:table-cell table:style-name="ce6" table:formula="of:=VLOOKUP([.A53];[.$R$3:.$S$8];2;0)+[.B53]" office:value-type="float" office:value="14" calcext:value-type="float">
            <text:p>14</text:p>
          </table:table-cell>
          <table:table-cell table:style-name="ce11" table:formula="of:=[.$B$1]*POWER([.$C$1];[.G53])" office:value-type="float" office:value="587.122102451928" calcext:value-type="float">
            <text:p>587.12</text:p>
          </table:table-cell>
          <table:table-cell table:style-name="ce6" table:formula="of:=DEC2HEX([.H53]*[.F53])" office:value-type="string" office:string-value="DC" calcext:value-type="string">
            <text:p>DC</text:p>
          </table:table-cell>
          <table:table-cell table:style-name="ce6" table:formula="of:=DEC2HEX((437500/[.H53])-30.125)" office:value-type="string" office:string-value="2CB" calcext:value-type="string">
            <text:p>2CB</text:p>
          </table:table-cell>
          <table:table-cell table:style-name="ce6" table:formula="of:=LEN(TEXT([.I53];&quot;####&quot;))" office:value-type="float" office:value="2" calcext:value-type="float">
            <text:p>2</text:p>
          </table:table-cell>
          <table:table-cell table:style-name="ce6" table:formula="of:=LEN(TEXT([.J53];&quot;####&quot;))" office:value-type="float" office:value="3" calcext:value-type="float">
            <text:p>3</text:p>
          </table:table-cell>
          <table:table-cell table:style-name="ce6" table:formula="of:=IF([.K53]&lt;&gt;0;LEFT(&quot;0x0000&quot;;6-[.K53])&amp;[.I53];&quot;0x0000&quot;)" office:value-type="string" office:string-value="0x00DC" calcext:value-type="string">
            <text:p>0x00DC</text:p>
          </table:table-cell>
          <table:table-cell table:style-name="ce6" table:formula="of:=IF([.L53]&lt;&gt;0;LEFT(&quot;0x0000&quot;;6-[.L53])&amp;[.J53];&quot;0x0000&quot;)" office:value-type="string" office:string-value="0x02CB" calcext:value-type="string">
            <text:p>0x02CB</text:p>
          </table:table-cell>
          <table:table-cell table:style-name="ce6" table:formula="of:=&quot;DW &quot;&amp;[.M53]&amp;&quot;, &quot;&amp;[.N53]" office:value-type="string" office:string-value="DW 0x00DC, 0x02CB" calcext:value-type="string">
            <text:p>DW 0x00DC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4]" office:value-type="float" office:value="0.25" calcext:value-type="float">
            <text:p>0.25</text:p>
          </table:table-cell>
          <table:table-cell table:style-name="ce6" table:formula="of:=VLOOKUP([.A54];[.$R$3:.$S$8];2;0)+[.B54]" office:value-type="float" office:value="19" calcext:value-type="float">
            <text:p>19</text:p>
          </table:table-cell>
          <table:table-cell table:style-name="ce11" table:formula="of:=[.$B$1]*POWER([.$C$1];[.G54])" office:value-type="float" office:value="783.610372137141" calcext:value-type="float">
            <text:p>783.61</text:p>
          </table:table-cell>
          <table:table-cell table:style-name="ce6" table:formula="of:=DEC2HEX([.H54]*[.F54])" office:value-type="string" office:string-value="C3" calcext:value-type="string">
            <text:p>C3</text:p>
          </table:table-cell>
          <table:table-cell table:style-name="ce6" table:formula="of:=DEC2HEX((437500/[.H54])-30.125)" office:value-type="string" office:string-value="210" calcext:value-type="string">
            <text:p>210</text:p>
          </table:table-cell>
          <table:table-cell table:style-name="ce6" table:formula="of:=LEN(TEXT([.I54];&quot;####&quot;))" office:value-type="float" office:value="2" calcext:value-type="float">
            <text:p>2</text:p>
          </table:table-cell>
          <table:table-cell table:style-name="ce6" table:formula="of:=LEN(TEXT([.J54];&quot;####&quot;))" office:value-type="float" office:value="3" calcext:value-type="float">
            <text:p>3</text:p>
          </table:table-cell>
          <table:table-cell table:style-name="ce6" table:formula="of:=IF([.K54]&lt;&gt;0;LEFT(&quot;0x0000&quot;;6-[.K54])&amp;[.I54];&quot;0x0000&quot;)" office:value-type="string" office:string-value="0x00C3" calcext:value-type="string">
            <text:p>0x00C3</text:p>
          </table:table-cell>
          <table:table-cell table:style-name="ce6" table:formula="of:=IF([.L54]&lt;&gt;0;LEFT(&quot;0x0000&quot;;6-[.L54])&amp;[.J54];&quot;0x0000&quot;)" office:value-type="string" office:string-value="0x0210" calcext:value-type="string">
            <text:p>0x0210</text:p>
          </table:table-cell>
          <table:table-cell table:style-name="ce6" table:formula="of:=&quot;DW &quot;&amp;[.M54]&amp;&quot;, &quot;&amp;[.N54]" office:value-type="string" office:string-value="DW 0x00C3, 0x0210" calcext:value-type="string">
            <text:p>DW 0x00C3, 0x0210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55]" office:value-type="float" office:value="0.25" calcext:value-type="float">
            <text:p>0.25</text:p>
          </table:table-cell>
          <table:table-cell table:style-name="ce6" table:formula="of:=VLOOKUP([.A55];[.$R$3:.$S$8];2;0)+[.B55]" office:value-type="float" office:value="17" calcext:value-type="float">
            <text:p>17</text:p>
          </table:table-cell>
          <table:table-cell table:style-name="ce11" table:formula="of:=[.$B$1]*POWER([.$C$1];[.G55])" office:value-type="float" office:value="698.154396815087" calcext:value-type="float">
            <text:p>698.15</text:p>
          </table:table-cell>
          <table:table-cell table:style-name="ce6" table:formula="of:=DEC2HEX([.H55]*[.F55])" office:value-type="string" office:string-value="AE" calcext:value-type="string">
            <text:p>AE</text:p>
          </table:table-cell>
          <table:table-cell table:style-name="ce6" table:formula="of:=DEC2HEX((437500/[.H55])-30.125)" office:value-type="string" office:string-value="254" calcext:value-type="string">
            <text:p>254</text:p>
          </table:table-cell>
          <table:table-cell table:style-name="ce6" table:formula="of:=LEN(TEXT([.I55];&quot;####&quot;))" office:value-type="float" office:value="2" calcext:value-type="float">
            <text:p>2</text:p>
          </table:table-cell>
          <table:table-cell table:style-name="ce6" table:formula="of:=LEN(TEXT([.J55];&quot;####&quot;))" office:value-type="float" office:value="3" calcext:value-type="float">
            <text:p>3</text:p>
          </table:table-cell>
          <table:table-cell table:style-name="ce6" table:formula="of:=IF([.K55]&lt;&gt;0;LEFT(&quot;0x0000&quot;;6-[.K55])&amp;[.I55];&quot;0x0000&quot;)" office:value-type="string" office:string-value="0x00AE" calcext:value-type="string">
            <text:p>0x00AE</text:p>
          </table:table-cell>
          <table:table-cell table:style-name="ce6" table:formula="of:=IF([.L55]&lt;&gt;0;LEFT(&quot;0x0000&quot;;6-[.L55])&amp;[.J55];&quot;0x0000&quot;)" office:value-type="string" office:string-value="0x0254" calcext:value-type="string">
            <text:p>0x0254</text:p>
          </table:table-cell>
          <table:table-cell table:style-name="ce6" table:formula="of:=&quot;DW &quot;&amp;[.M55]&amp;&quot;, &quot;&amp;[.N55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6]" office:value-type="float" office:value="1" calcext:value-type="float">
            <text:p>1</text:p>
          </table:table-cell>
          <table:table-cell table:style-name="ce6" table:formula="of:=VLOOKUP([.A56];[.$R$3:.$S$8];2;0)+[.B56]" office:value-type="float" office:value="0" calcext:value-type="float">
            <text:p>0</text:p>
          </table:table-cell>
          <table:table-cell table:style-name="ce11" table:formula="of:=[.$B$1]*POWER([.$C$1];[.G56])" office:value-type="float" office:value="261.63" calcext:value-type="float">
            <text:p>261.63</text:p>
          </table:table-cell>
          <table:table-cell table:style-name="ce6" table:formula="of:=DEC2HEX([.H56]*[.F56])" office:value-type="string" office:string-value="105" calcext:value-type="string">
            <text:p>105</text:p>
          </table:table-cell>
          <table:table-cell table:style-name="ce6" table:formula="of:=DEC2HEX((437500/[.H56])-30.125)" office:value-type="string" office:string-value="66A" calcext:value-type="string">
            <text:p>66A</text:p>
          </table:table-cell>
          <table:table-cell table:style-name="ce6" table:formula="of:=LEN(TEXT([.I56];&quot;####&quot;))" office:value-type="float" office:value="3" calcext:value-type="float">
            <text:p>3</text:p>
          </table:table-cell>
          <table:table-cell table:style-name="ce6" table:formula="of:=LEN(TEXT([.J56];&quot;####&quot;))" office:value-type="float" office:value="3" calcext:value-type="float">
            <text:p>3</text:p>
          </table:table-cell>
          <table:table-cell table:style-name="ce6" table:formula="of:=IF([.K56]&lt;&gt;0;LEFT(&quot;0x0000&quot;;6-[.K56])&amp;[.I56];&quot;0x0000&quot;)" office:value-type="string" office:string-value="0x0105" calcext:value-type="string">
            <text:p>0x0105</text:p>
          </table:table-cell>
          <table:table-cell table:style-name="ce6" table:formula="of:=IF([.L56]&lt;&gt;0;LEFT(&quot;0x0000&quot;;6-[.L56])&amp;[.J56];&quot;0x0000&quot;)" office:value-type="string" office:string-value="0x066A" calcext:value-type="string">
            <text:p>0x066A</text:p>
          </table:table-cell>
          <table:table-cell table:style-name="ce6" table:formula="of:=&quot;DW &quot;&amp;[.M56]&amp;&quot;, &quot;&amp;[.N56]" office:value-type="string" office:string-value="DW 0x0105, 0x066A" calcext:value-type="string">
            <text:p>DW 0x0105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7]" office:value-type="float" office:value="0.5" calcext:value-type="float">
            <text:p>0.5</text:p>
          </table:table-cell>
          <table:table-cell table:style-name="ce6" table:formula="of:=VLOOKUP([.A57];[.$R$3:.$S$8];2;0)+[.B57]" office:value-type="float" office:value="16" calcext:value-type="float">
            <text:p>16</text:p>
          </table:table-cell>
          <table:table-cell table:style-name="ce11" table:formula="of:=[.$B$1]*POWER([.$C$1];[.G57])" office:value-type="float" office:value="658.987426407559" calcext:value-type="float">
            <text:p>658.99</text:p>
          </table:table-cell>
          <table:table-cell table:style-name="ce6" table:formula="of:=DEC2HEX([.H57]*[.F57])" office:value-type="string" office:string-value="149" calcext:value-type="string">
            <text:p>149</text:p>
          </table:table-cell>
          <table:table-cell table:style-name="ce6" table:formula="of:=DEC2HEX((437500/[.H57])-30.125)" office:value-type="string" office:string-value="279" calcext:value-type="string">
            <text:p>279</text:p>
          </table:table-cell>
          <table:table-cell table:style-name="ce6" table:formula="of:=LEN(TEXT([.I57];&quot;####&quot;))" office:value-type="float" office:value="3" calcext:value-type="float">
            <text:p>3</text:p>
          </table:table-cell>
          <table:table-cell table:style-name="ce6" table:formula="of:=LEN(TEXT([.J57];&quot;####&quot;))" office:value-type="float" office:value="3" calcext:value-type="float">
            <text:p>3</text:p>
          </table:table-cell>
          <table:table-cell table:style-name="ce6" table:formula="of:=IF([.K57]&lt;&gt;0;LEFT(&quot;0x0000&quot;;6-[.K57])&amp;[.I57];&quot;0x0000&quot;)" office:value-type="string" office:string-value="0x0149" calcext:value-type="string">
            <text:p>0x0149</text:p>
          </table:table-cell>
          <table:table-cell table:style-name="ce6" table:formula="of:=IF([.L57]&lt;&gt;0;LEFT(&quot;0x0000&quot;;6-[.L57])&amp;[.J57];&quot;0x0000&quot;)" office:value-type="string" office:string-value="0x0279" calcext:value-type="string">
            <text:p>0x0279</text:p>
          </table:table-cell>
          <table:table-cell table:style-name="ce6" table:formula="of:=&quot;DW &quot;&amp;[.M57]&amp;&quot;, &quot;&amp;[.N57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8]" office:value-type="float" office:value="0.375" calcext:value-type="float">
            <text:p>0.375</text:p>
          </table:table-cell>
          <table:table-cell table:style-name="ce6" table:formula="of:=VLOOKUP([.A58];[.$R$3:.$S$8];2;0)+[.B58]" office:value-type="float" office:value="0" calcext:value-type="float">
            <text:p>0</text:p>
          </table:table-cell>
          <table:table-cell table:style-name="ce11" table:formula="of:=[.$B$1]*POWER([.$C$1];[.G58])" office:value-type="float" office:value="261.63" calcext:value-type="float">
            <text:p>261.63</text:p>
          </table:table-cell>
          <table:table-cell table:style-name="ce6" table:formula="of:=DEC2HEX([.H58]*[.F58])" office:value-type="string" office:string-value="62" calcext:value-type="string">
            <text:p>62</text:p>
          </table:table-cell>
          <table:table-cell table:style-name="ce6" table:formula="of:=DEC2HEX((437500/[.H58])-30.125)" office:value-type="string" office:string-value="66A" calcext:value-type="string">
            <text:p>66A</text:p>
          </table:table-cell>
          <table:table-cell table:style-name="ce6" table:formula="of:=LEN(TEXT([.I58];&quot;####&quot;))" office:value-type="float" office:value="2" calcext:value-type="float">
            <text:p>2</text:p>
          </table:table-cell>
          <table:table-cell table:style-name="ce6" table:formula="of:=LEN(TEXT([.J58];&quot;####&quot;))" office:value-type="float" office:value="3" calcext:value-type="float">
            <text:p>3</text:p>
          </table:table-cell>
          <table:table-cell table:style-name="ce6" table:formula="of:=IF([.K58]&lt;&gt;0;LEFT(&quot;0x0000&quot;;6-[.K58])&amp;[.I58];&quot;0x0000&quot;)" office:value-type="string" office:string-value="0x0062" calcext:value-type="string">
            <text:p>0x0062</text:p>
          </table:table-cell>
          <table:table-cell table:style-name="ce6" table:formula="of:=IF([.L58]&lt;&gt;0;LEFT(&quot;0x0000&quot;;6-[.L58])&amp;[.J58];&quot;0x0000&quot;)" office:value-type="string" office:string-value="0x066A" calcext:value-type="string">
            <text:p>0x066A</text:p>
          </table:table-cell>
          <table:table-cell table:style-name="ce6" table:formula="of:=&quot;DW &quot;&amp;[.M58]&amp;&quot;, &quot;&amp;[.N58]" office:value-type="string" office:string-value="DW 0x0062, 0x066A" calcext:value-type="string">
            <text:p>DW 0x0062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9]" office:value-type="float" office:value="0.15" calcext:value-type="float">
            <text:p>0.15</text:p>
          </table:table-cell>
          <table:table-cell table:style-name="ce6" table:formula="of:=VLOOKUP([.A59];[.$R$3:.$S$8];2;0)+[.B59]" office:value-type="float" office:value="16" calcext:value-type="float">
            <text:p>16</text:p>
          </table:table-cell>
          <table:table-cell table:style-name="ce11" table:formula="of:=[.$B$1]*POWER([.$C$1];[.G59])" office:value-type="float" office:value="658.987426407559" calcext:value-type="float">
            <text:p>658.99</text:p>
          </table:table-cell>
          <table:table-cell table:style-name="ce6" table:formula="of:=DEC2HEX([.H59]*[.F59])" office:value-type="string" office:string-value="62" calcext:value-type="string">
            <text:p>62</text:p>
          </table:table-cell>
          <table:table-cell table:style-name="ce6" table:formula="of:=DEC2HEX((437500/[.H59])-30.125)" office:value-type="string" office:string-value="279" calcext:value-type="string">
            <text:p>279</text:p>
          </table:table-cell>
          <table:table-cell table:style-name="ce6" table:formula="of:=LEN(TEXT([.I59];&quot;####&quot;))" office:value-type="float" office:value="2" calcext:value-type="float">
            <text:p>2</text:p>
          </table:table-cell>
          <table:table-cell table:style-name="ce6" table:formula="of:=LEN(TEXT([.J59];&quot;####&quot;))" office:value-type="float" office:value="3" calcext:value-type="float">
            <text:p>3</text:p>
          </table:table-cell>
          <table:table-cell table:style-name="ce6" table:formula="of:=IF([.K59]&lt;&gt;0;LEFT(&quot;0x0000&quot;;6-[.K59])&amp;[.I59];&quot;0x0000&quot;)" office:value-type="string" office:string-value="0x0062" calcext:value-type="string">
            <text:p>0x0062</text:p>
          </table:table-cell>
          <table:table-cell table:style-name="ce6" table:formula="of:=IF([.L59]&lt;&gt;0;LEFT(&quot;0x0000&quot;;6-[.L59])&amp;[.J59];&quot;0x0000&quot;)" office:value-type="string" office:string-value="0x0279" calcext:value-type="string">
            <text:p>0x0279</text:p>
          </table:table-cell>
          <table:table-cell table:style-name="ce6" table:formula="of:=&quot;DW &quot;&amp;[.M59]&amp;&quot;, &quot;&amp;[.N59]" office:value-type="string" office:string-value="DW 0x0062, 0x0279" calcext:value-type="string">
            <text:p>DW 0x0062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0]" office:value-type="float" office:value="0.5" calcext:value-type="float">
            <text:p>0.5</text:p>
          </table:table-cell>
          <table:table-cell table:style-name="ce6" table:formula="of:=VLOOKUP([.A60];[.$R$3:.$S$8];2;0)+[.B60]" office:value-type="float" office:value="2" calcext:value-type="float">
            <text:p>2</text:p>
          </table:table-cell>
          <table:table-cell table:style-name="ce11" table:formula="of:=[.$B$1]*POWER([.$C$1];[.G60])" office:value-type="float" office:value="293.654215453635" calcext:value-type="float">
            <text:p>293.65</text:p>
          </table:table-cell>
          <table:table-cell table:style-name="ce6" table:formula="of:=DEC2HEX([.H60]*[.F60])" office:value-type="string" office:string-value="92" calcext:value-type="string">
            <text:p>92</text:p>
          </table:table-cell>
          <table:table-cell table:style-name="ce6" table:formula="of:=DEC2HEX((437500/[.H60])-30.125)" office:value-type="string" office:string-value="5B3" calcext:value-type="string">
            <text:p>5B3</text:p>
          </table:table-cell>
          <table:table-cell table:style-name="ce6" table:formula="of:=LEN(TEXT([.I60];&quot;####&quot;))" office:value-type="float" office:value="2" calcext:value-type="float">
            <text:p>2</text:p>
          </table:table-cell>
          <table:table-cell table:style-name="ce6" table:formula="of:=LEN(TEXT([.J60];&quot;####&quot;))" office:value-type="float" office:value="3" calcext:value-type="float">
            <text:p>3</text:p>
          </table:table-cell>
          <table:table-cell table:style-name="ce6" table:formula="of:=IF([.K60]&lt;&gt;0;LEFT(&quot;0x0000&quot;;6-[.K60])&amp;[.I60];&quot;0x0000&quot;)" office:value-type="string" office:string-value="0x0092" calcext:value-type="string">
            <text:p>0x0092</text:p>
          </table:table-cell>
          <table:table-cell table:style-name="ce6" table:formula="of:=IF([.L60]&lt;&gt;0;LEFT(&quot;0x0000&quot;;6-[.L60])&amp;[.J60];&quot;0x0000&quot;)" office:value-type="string" office:string-value="0x05B3" calcext:value-type="string">
            <text:p>0x05B3</text:p>
          </table:table-cell>
          <table:table-cell table:style-name="ce6" table:formula="of:=&quot;DW &quot;&amp;[.M60]&amp;&quot;, &quot;&amp;[.N60]" office:value-type="string" office:string-value="DW 0x0092, 0x05B3" calcext:value-type="string">
            <text:p>DW 0x0092, 0x05B3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1]" office:value-type="float" office:value="0.375" calcext:value-type="float">
            <text:p>0.375</text:p>
          </table:table-cell>
          <table:table-cell table:style-name="ce6" table:formula="of:=VLOOKUP([.A61];[.$R$3:.$S$8];2;0)+[.B61]" office:value-type="float" office:value="9" calcext:value-type="float">
            <text:p>9</text:p>
          </table:table-cell>
          <table:table-cell table:style-name="ce11" table:formula="of:=[.$B$1]*POWER([.$C$1];[.G61])" office:value-type="float" office:value="439.902757090157" calcext:value-type="float">
            <text:p>439.90</text:p>
          </table:table-cell>
          <table:table-cell table:style-name="ce6" table:formula="of:=DEC2HEX([.H61]*[.F61])" office:value-type="string" office:string-value="A4" calcext:value-type="string">
            <text:p>A4</text:p>
          </table:table-cell>
          <table:table-cell table:style-name="ce6" table:formula="of:=DEC2HEX((437500/[.H61])-30.125)" office:value-type="string" office:string-value="3C4" calcext:value-type="string">
            <text:p>3C4</text:p>
          </table:table-cell>
          <table:table-cell table:style-name="ce6" table:formula="of:=LEN(TEXT([.I61];&quot;####&quot;))" office:value-type="float" office:value="2" calcext:value-type="float">
            <text:p>2</text:p>
          </table:table-cell>
          <table:table-cell table:style-name="ce6" table:formula="of:=LEN(TEXT([.J61];&quot;####&quot;))" office:value-type="float" office:value="3" calcext:value-type="float">
            <text:p>3</text:p>
          </table:table-cell>
          <table:table-cell table:style-name="ce6" table:formula="of:=IF([.K61]&lt;&gt;0;LEFT(&quot;0x0000&quot;;6-[.K61])&amp;[.I61];&quot;0x0000&quot;)" office:value-type="string" office:string-value="0x00A4" calcext:value-type="string">
            <text:p>0x00A4</text:p>
          </table:table-cell>
          <table:table-cell table:style-name="ce6" table:formula="of:=IF([.L61]&lt;&gt;0;LEFT(&quot;0x0000&quot;;6-[.L61])&amp;[.J61];&quot;0x0000&quot;)" office:value-type="string" office:string-value="0x03C4" calcext:value-type="string">
            <text:p>0x03C4</text:p>
          </table:table-cell>
          <table:table-cell table:style-name="ce6" table:formula="of:=&quot;DW &quot;&amp;[.M61]&amp;&quot;, &quot;&amp;[.N61]" office:value-type="string" office:string-value="DW 0x00A4, 0x03C4" calcext:value-type="string">
            <text:p>DW 0x00A4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2]" office:value-type="float" office:value="0.25" calcext:value-type="float">
            <text:p>0.25</text:p>
          </table:table-cell>
          <table:table-cell table:style-name="ce6" table:formula="of:=VLOOKUP([.A62];[.$R$3:.$S$8];2;0)+[.B62]" office:value-type="float" office:value="14" calcext:value-type="float">
            <text:p>14</text:p>
          </table:table-cell>
          <table:table-cell table:style-name="ce11" table:formula="of:=[.$B$1]*POWER([.$C$1];[.G62])" office:value-type="float" office:value="587.122102451928" calcext:value-type="float">
            <text:p>587.12</text:p>
          </table:table-cell>
          <table:table-cell table:style-name="ce6" table:formula="of:=DEC2HEX([.H62]*[.F62])" office:value-type="string" office:string-value="92" calcext:value-type="string">
            <text:p>92</text:p>
          </table:table-cell>
          <table:table-cell table:style-name="ce6" table:formula="of:=DEC2HEX((437500/[.H62])-30.125)" office:value-type="string" office:string-value="2CB" calcext:value-type="string">
            <text:p>2CB</text:p>
          </table:table-cell>
          <table:table-cell table:style-name="ce6" table:formula="of:=LEN(TEXT([.I62];&quot;####&quot;))" office:value-type="float" office:value="2" calcext:value-type="float">
            <text:p>2</text:p>
          </table:table-cell>
          <table:table-cell table:style-name="ce6" table:formula="of:=LEN(TEXT([.J62];&quot;####&quot;))" office:value-type="float" office:value="3" calcext:value-type="float">
            <text:p>3</text:p>
          </table:table-cell>
          <table:table-cell table:style-name="ce6" table:formula="of:=IF([.K62]&lt;&gt;0;LEFT(&quot;0x0000&quot;;6-[.K62])&amp;[.I62];&quot;0x0000&quot;)" office:value-type="string" office:string-value="0x0092" calcext:value-type="string">
            <text:p>0x0092</text:p>
          </table:table-cell>
          <table:table-cell table:style-name="ce6" table:formula="of:=IF([.L62]&lt;&gt;0;LEFT(&quot;0x0000&quot;;6-[.L62])&amp;[.J62];&quot;0x0000&quot;)" office:value-type="string" office:string-value="0x02CB" calcext:value-type="string">
            <text:p>0x02CB</text:p>
          </table:table-cell>
          <table:table-cell table:style-name="ce6" table:formula="of:=&quot;DW &quot;&amp;[.M62]&amp;&quot;, &quot;&amp;[.N62]" office:value-type="string" office:string-value="DW 0x0092, 0x02CB" calcext:value-type="string">
            <text:p>DW 0x0092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3]" office:value-type="float" office:value="0.125" calcext:value-type="float">
            <text:p>0.125</text:p>
          </table:table-cell>
          <table:table-cell table:style-name="ce6" table:formula="of:=VLOOKUP([.A63];[.$R$3:.$S$8];2;0)+[.B63]" office:value-type="float" office:value="13" calcext:value-type="float">
            <text:p>13</text:p>
          </table:table-cell>
          <table:table-cell table:style-name="ce11" table:formula="of:=[.$B$1]*POWER([.$C$1];[.G63])" office:value-type="float" office:value="554.184124667581" calcext:value-type="float">
            <text:p>554.18</text:p>
          </table:table-cell>
          <table:table-cell table:style-name="ce6" table:formula="of:=DEC2HEX([.H63]*[.F63])" office:value-type="string" office:string-value="45" calcext:value-type="string">
            <text:p>45</text:p>
          </table:table-cell>
          <table:table-cell table:style-name="ce6" table:formula="of:=DEC2HEX((437500/[.H63])-30.125)" office:value-type="string" office:string-value="2F7" calcext:value-type="string">
            <text:p>2F7</text:p>
          </table:table-cell>
          <table:table-cell table:style-name="ce6" table:formula="of:=LEN(TEXT([.I63];&quot;####&quot;))" office:value-type="float" office:value="2" calcext:value-type="float">
            <text:p>2</text:p>
          </table:table-cell>
          <table:table-cell table:style-name="ce6" table:formula="of:=LEN(TEXT([.J63];&quot;####&quot;))" office:value-type="float" office:value="3" calcext:value-type="float">
            <text:p>3</text:p>
          </table:table-cell>
          <table:table-cell table:style-name="ce6" table:formula="of:=IF([.K63]&lt;&gt;0;LEFT(&quot;0x0000&quot;;6-[.K63])&amp;[.I63];&quot;0x0000&quot;)" office:value-type="string" office:string-value="0x0045" calcext:value-type="string">
            <text:p>0x0045</text:p>
          </table:table-cell>
          <table:table-cell table:style-name="ce6" table:formula="of:=IF([.L63]&lt;&gt;0;LEFT(&quot;0x0000&quot;;6-[.L63])&amp;[.J63];&quot;0x0000&quot;)" office:value-type="string" office:string-value="0x02F7" calcext:value-type="string">
            <text:p>0x02F7</text:p>
          </table:table-cell>
          <table:table-cell table:style-name="ce6" table:formula="of:=&quot;DW &quot;&amp;[.M63]&amp;&quot;, &quot;&amp;[.N63]" office:value-type="string" office:string-value="DW 0x0045, 0x02F7" calcext:value-type="string">
            <text:p>DW 0x0045, 0x02F7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4]" office:value-type="float" office:value="0.125" calcext:value-type="float">
            <text:p>0.125</text:p>
          </table:table-cell>
          <table:table-cell table:style-name="ce6" table:formula="of:=VLOOKUP([.A64];[.$R$3:.$S$8];2;0)+[.B64]" office:value-type="float" office:value="14" calcext:value-type="float">
            <text:p>14</text:p>
          </table:table-cell>
          <table:table-cell table:style-name="ce11" table:formula="of:=[.$B$1]*POWER([.$C$1];[.G64])" office:value-type="float" office:value="587.122102451928" calcext:value-type="float">
            <text:p>587.12</text:p>
          </table:table-cell>
          <table:table-cell table:style-name="ce6" table:formula="of:=DEC2HEX([.H64]*[.F64])" office:value-type="string" office:string-value="49" calcext:value-type="string">
            <text:p>49</text:p>
          </table:table-cell>
          <table:table-cell table:style-name="ce6" table:formula="of:=DEC2HEX((437500/[.H64])-30.125)" office:value-type="string" office:string-value="2CB" calcext:value-type="string">
            <text:p>2CB</text:p>
          </table:table-cell>
          <table:table-cell table:style-name="ce6" table:formula="of:=LEN(TEXT([.I64];&quot;####&quot;))" office:value-type="float" office:value="2" calcext:value-type="float">
            <text:p>2</text:p>
          </table:table-cell>
          <table:table-cell table:style-name="ce6" table:formula="of:=LEN(TEXT([.J64];&quot;####&quot;))" office:value-type="float" office:value="3" calcext:value-type="float">
            <text:p>3</text:p>
          </table:table-cell>
          <table:table-cell table:style-name="ce6" table:formula="of:=IF([.K64]&lt;&gt;0;LEFT(&quot;0x0000&quot;;6-[.K64])&amp;[.I64];&quot;0x0000&quot;)" office:value-type="string" office:string-value="0x0049" calcext:value-type="string">
            <text:p>0x0049</text:p>
          </table:table-cell>
          <table:table-cell table:style-name="ce6" table:formula="of:=IF([.L64]&lt;&gt;0;LEFT(&quot;0x0000&quot;;6-[.L64])&amp;[.J64];&quot;0x0000&quot;)" office:value-type="string" office:string-value="0x02CB" calcext:value-type="string">
            <text:p>0x02CB</text:p>
          </table:table-cell>
          <table:table-cell table:style-name="ce6" table:formula="of:=&quot;DW &quot;&amp;[.M64]&amp;&quot;, &quot;&amp;[.N64]" office:value-type="string" office:string-value="DW 0x0049, 0x02CB" calcext:value-type="string">
            <text:p>DW 0x0049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5]" office:value-type="float" office:value="0.25" calcext:value-type="float">
            <text:p>0.25</text:p>
          </table:table-cell>
          <table:table-cell table:style-name="ce6" table:formula="of:=VLOOKUP([.A65];[.$R$3:.$S$8];2;0)+[.B65]" office:value-type="float" office:value="16" calcext:value-type="float">
            <text:p>16</text:p>
          </table:table-cell>
          <table:table-cell table:style-name="ce11" table:formula="of:=[.$B$1]*POWER([.$C$1];[.G65])" office:value-type="float" office:value="658.987426407559" calcext:value-type="float">
            <text:p>658.99</text:p>
          </table:table-cell>
          <table:table-cell table:style-name="ce6" table:formula="of:=DEC2HEX([.H65]*[.F65])" office:value-type="string" office:string-value="A4" calcext:value-type="string">
            <text:p>A4</text:p>
          </table:table-cell>
          <table:table-cell table:style-name="ce6" table:formula="of:=DEC2HEX((437500/[.H65])-30.125)" office:value-type="string" office:string-value="279" calcext:value-type="string">
            <text:p>279</text:p>
          </table:table-cell>
          <table:table-cell table:style-name="ce6" table:formula="of:=LEN(TEXT([.I65];&quot;####&quot;))" office:value-type="float" office:value="2" calcext:value-type="float">
            <text:p>2</text:p>
          </table:table-cell>
          <table:table-cell table:style-name="ce6" table:formula="of:=LEN(TEXT([.J65];&quot;####&quot;))" office:value-type="float" office:value="3" calcext:value-type="float">
            <text:p>3</text:p>
          </table:table-cell>
          <table:table-cell table:style-name="ce6" table:formula="of:=IF([.K65]&lt;&gt;0;LEFT(&quot;0x0000&quot;;6-[.K65])&amp;[.I65];&quot;0x0000&quot;)" office:value-type="string" office:string-value="0x00A4" calcext:value-type="string">
            <text:p>0x00A4</text:p>
          </table:table-cell>
          <table:table-cell table:style-name="ce6" table:formula="of:=IF([.L65]&lt;&gt;0;LEFT(&quot;0x0000&quot;;6-[.L65])&amp;[.J65];&quot;0x0000&quot;)" office:value-type="string" office:string-value="0x0279" calcext:value-type="string">
            <text:p>0x0279</text:p>
          </table:table-cell>
          <table:table-cell table:style-name="ce6" table:formula="of:=&quot;DW &quot;&amp;[.M65]&amp;&quot;, &quot;&amp;[.N65]" office:value-type="string" office:string-value="DW 0x00A4, 0x0279" calcext:value-type="string">
            <text:p>DW 0x00A4, 0x0279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0.5*[.C66]" office:value-type="float" office:value="0.25" calcext:value-type="float">
            <text:p>0.25</text:p>
          </table:table-cell>
          <table:table-cell table:style-name="ce6" table:formula="of:=VLOOKUP([.A66];[.$R$3:.$S$8];2;0)+[.B66]" office:value-type="float" office:value="17" calcext:value-type="float">
            <text:p>17</text:p>
          </table:table-cell>
          <table:table-cell table:style-name="ce11" table:formula="of:=[.$B$1]*POWER([.$C$1];[.G66])" office:value-type="float" office:value="698.154396815087" calcext:value-type="float">
            <text:p>698.15</text:p>
          </table:table-cell>
          <table:table-cell table:style-name="ce6" table:formula="of:=DEC2HEX([.H66]*[.F66])" office:value-type="string" office:string-value="AE" calcext:value-type="string">
            <text:p>AE</text:p>
          </table:table-cell>
          <table:table-cell table:style-name="ce6" table:formula="of:=DEC2HEX((437500/[.H66])-30.125)" office:value-type="string" office:string-value="254" calcext:value-type="string">
            <text:p>254</text:p>
          </table:table-cell>
          <table:table-cell table:style-name="ce6" table:formula="of:=LEN(TEXT([.I66];&quot;####&quot;))" office:value-type="float" office:value="2" calcext:value-type="float">
            <text:p>2</text:p>
          </table:table-cell>
          <table:table-cell table:style-name="ce6" table:formula="of:=LEN(TEXT([.J66];&quot;####&quot;))" office:value-type="float" office:value="3" calcext:value-type="float">
            <text:p>3</text:p>
          </table:table-cell>
          <table:table-cell table:style-name="ce6" table:formula="of:=IF([.K66]&lt;&gt;0;LEFT(&quot;0x0000&quot;;6-[.K66])&amp;[.I66];&quot;0x0000&quot;)" office:value-type="string" office:string-value="0x00AE" calcext:value-type="string">
            <text:p>0x00AE</text:p>
          </table:table-cell>
          <table:table-cell table:style-name="ce6" table:formula="of:=IF([.L66]&lt;&gt;0;LEFT(&quot;0x0000&quot;;6-[.L66])&amp;[.J66];&quot;0x0000&quot;)" office:value-type="string" office:string-value="0x0254" calcext:value-type="string">
            <text:p>0x0254</text:p>
          </table:table-cell>
          <table:table-cell table:style-name="ce6" table:formula="of:=&quot;DW &quot;&amp;[.M66]&amp;&quot;, &quot;&amp;[.N66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7]" office:value-type="float" office:value="1" calcext:value-type="float">
            <text:p>1</text:p>
          </table:table-cell>
          <table:table-cell table:style-name="ce6" table:formula="of:=VLOOKUP([.A67];[.$R$3:.$S$8];2;0)+[.B67]" office:value-type="float" office:value="-3" calcext:value-type="float">
            <text:p>-3</text:p>
          </table:table-cell>
          <table:table-cell table:style-name="ce11" table:formula="of:=[.$B$1]*POWER([.$C$1];[.G67])" office:value-type="float" office:value="220.021182084144" calcext:value-type="float">
            <text:p>220.02</text:p>
          </table:table-cell>
          <table:table-cell table:style-name="ce6" table:formula="of:=DEC2HEX([.H67]*[.F67])" office:value-type="string" office:string-value="DC" calcext:value-type="string">
            <text:p>DC</text:p>
          </table:table-cell>
          <table:table-cell table:style-name="ce6" table:formula="of:=DEC2HEX((437500/[.H67])-30.125)" office:value-type="string" office:string-value="7A6" calcext:value-type="string">
            <text:p>7A6</text:p>
          </table:table-cell>
          <table:table-cell table:style-name="ce6" table:formula="of:=LEN(TEXT([.I67];&quot;####&quot;))" office:value-type="float" office:value="2" calcext:value-type="float">
            <text:p>2</text:p>
          </table:table-cell>
          <table:table-cell table:style-name="ce6" table:formula="of:=LEN(TEXT([.J67];&quot;####&quot;))" office:value-type="float" office:value="3" calcext:value-type="float">
            <text:p>3</text:p>
          </table:table-cell>
          <table:table-cell table:style-name="ce6" table:formula="of:=IF([.K67]&lt;&gt;0;LEFT(&quot;0x0000&quot;;6-[.K67])&amp;[.I67];&quot;0x0000&quot;)" office:value-type="string" office:string-value="0x00DC" calcext:value-type="string">
            <text:p>0x00DC</text:p>
          </table:table-cell>
          <table:table-cell table:style-name="ce6" table:formula="of:=IF([.L67]&lt;&gt;0;LEFT(&quot;0x0000&quot;;6-[.L67])&amp;[.J67];&quot;0x0000&quot;)" office:value-type="string" office:string-value="0x07A6" calcext:value-type="string">
            <text:p>0x07A6</text:p>
          </table:table-cell>
          <table:table-cell table:style-name="ce6" table:formula="of:=&quot;DW &quot;&amp;[.M67]&amp;&quot;, &quot;&amp;[.N67]" office:value-type="string" office:string-value="DW 0x00DC, 0x07A6" calcext:value-type="string">
            <text:p>DW 0x00DC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8]" office:value-type="float" office:value="0.5" calcext:value-type="float">
            <text:p>0.5</text:p>
          </table:table-cell>
          <table:table-cell table:style-name="ce6" table:formula="of:=VLOOKUP([.A68];[.$R$3:.$S$8];2;0)+[.B68]" office:value-type="float" office:value="9" calcext:value-type="float">
            <text:p>9</text:p>
          </table:table-cell>
          <table:table-cell table:style-name="ce11" table:formula="of:=[.$B$1]*POWER([.$C$1];[.G68])" office:value-type="float" office:value="439.902757090157" calcext:value-type="float">
            <text:p>439.90</text:p>
          </table:table-cell>
          <table:table-cell table:style-name="ce6" table:formula="of:=DEC2HEX([.H68]*[.F68])" office:value-type="string" office:string-value="DB" calcext:value-type="string">
            <text:p>DB</text:p>
          </table:table-cell>
          <table:table-cell table:style-name="ce6" table:formula="of:=DEC2HEX((437500/[.H68])-30.125)" office:value-type="string" office:string-value="3C4" calcext:value-type="string">
            <text:p>3C4</text:p>
          </table:table-cell>
          <table:table-cell table:style-name="ce6" table:formula="of:=LEN(TEXT([.I68];&quot;####&quot;))" office:value-type="float" office:value="2" calcext:value-type="float">
            <text:p>2</text:p>
          </table:table-cell>
          <table:table-cell table:style-name="ce6" table:formula="of:=LEN(TEXT([.J68];&quot;####&quot;))" office:value-type="float" office:value="3" calcext:value-type="float">
            <text:p>3</text:p>
          </table:table-cell>
          <table:table-cell table:style-name="ce6" table:formula="of:=IF([.K68]&lt;&gt;0;LEFT(&quot;0x0000&quot;;6-[.K68])&amp;[.I68];&quot;0x0000&quot;)" office:value-type="string" office:string-value="0x00DB" calcext:value-type="string">
            <text:p>0x00DB</text:p>
          </table:table-cell>
          <table:table-cell table:style-name="ce6" table:formula="of:=IF([.L68]&lt;&gt;0;LEFT(&quot;0x0000&quot;;6-[.L68])&amp;[.J68];&quot;0x0000&quot;)" office:value-type="string" office:string-value="0x03C4" calcext:value-type="string">
            <text:p>0x03C4</text:p>
          </table:table-cell>
          <table:table-cell table:style-name="ce6" table:formula="of:=&quot;DW &quot;&amp;[.M68]&amp;&quot;, &quot;&amp;[.N68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9]" office:value-type="float" office:value="0.375" calcext:value-type="float">
            <text:p>0.375</text:p>
          </table:table-cell>
          <table:table-cell table:style-name="ce6" table:formula="of:=VLOOKUP([.A69];[.$R$3:.$S$8];2;0)+[.B69]" office:value-type="float" office:value="12" calcext:value-type="float">
            <text:p>12</text:p>
          </table:table-cell>
          <table:table-cell table:style-name="ce11" table:formula="of:=[.$B$1]*POWER([.$C$1];[.G69])" office:value-type="float" office:value="523.093991438891" calcext:value-type="float">
            <text:p>523.09</text:p>
          </table:table-cell>
          <table:table-cell table:style-name="ce6" table:formula="of:=DEC2HEX([.H69]*[.F69])" office:value-type="string" office:string-value="C4" calcext:value-type="string">
            <text:p>C4</text:p>
          </table:table-cell>
          <table:table-cell table:style-name="ce6" table:formula="of:=DEC2HEX((437500/[.H69])-30.125)" office:value-type="string" office:string-value="326" calcext:value-type="string">
            <text:p>326</text:p>
          </table:table-cell>
          <table:table-cell table:style-name="ce6" table:formula="of:=LEN(TEXT([.I69];&quot;####&quot;))" office:value-type="float" office:value="2" calcext:value-type="float">
            <text:p>2</text:p>
          </table:table-cell>
          <table:table-cell table:style-name="ce6" table:formula="of:=LEN(TEXT([.J69];&quot;####&quot;))" office:value-type="float" office:value="3" calcext:value-type="float">
            <text:p>3</text:p>
          </table:table-cell>
          <table:table-cell table:style-name="ce6" table:formula="of:=IF([.K69]&lt;&gt;0;LEFT(&quot;0x0000&quot;;6-[.K69])&amp;[.I69];&quot;0x0000&quot;)" office:value-type="string" office:string-value="0x00C4" calcext:value-type="string">
            <text:p>0x00C4</text:p>
          </table:table-cell>
          <table:table-cell table:style-name="ce6" table:formula="of:=IF([.L69]&lt;&gt;0;LEFT(&quot;0x0000&quot;;6-[.L69])&amp;[.J69];&quot;0x0000&quot;)" office:value-type="string" office:string-value="0x0326" calcext:value-type="string">
            <text:p>0x0326</text:p>
          </table:table-cell>
          <table:table-cell table:style-name="ce6" table:formula="of:=&quot;DW &quot;&amp;[.M69]&amp;&quot;, &quot;&amp;[.N69]" office:value-type="string" office:string-value="DW 0x00C4, 0x0326" calcext:value-type="string">
            <text:p>DW 0x00C4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0]" office:value-type="float" office:value="0.5" calcext:value-type="float">
            <text:p>0.5</text:p>
          </table:table-cell>
          <table:table-cell table:style-name="ce6" table:formula="of:=VLOOKUP([.A70];[.$R$3:.$S$8];2;0)+[.B70]" office:value-type="float" office:value="-8" calcext:value-type="float">
            <text:p>-8</text:p>
          </table:table-cell>
          <table:table-cell table:style-name="ce11" table:formula="of:=[.$B$1]*POWER([.$C$1];[.G70])" office:value-type="float" office:value="164.851440974282" calcext:value-type="float">
            <text:p>164.85</text:p>
          </table:table-cell>
          <table:table-cell table:style-name="ce6" table:formula="of:=DEC2HEX([.H70]*[.F70])" office:value-type="string" office:string-value="52" calcext:value-type="string">
            <text:p>52</text:p>
          </table:table-cell>
          <table:table-cell table:style-name="ce6" table:formula="of:=DEC2HEX((437500/[.H70])-30.125)" office:value-type="string" office:string-value="A3F" calcext:value-type="string">
            <text:p>A3F</text:p>
          </table:table-cell>
          <table:table-cell table:style-name="ce6" table:formula="of:=LEN(TEXT([.I70];&quot;####&quot;))" office:value-type="float" office:value="2" calcext:value-type="float">
            <text:p>2</text:p>
          </table:table-cell>
          <table:table-cell table:style-name="ce6" table:formula="of:=LEN(TEXT([.J70];&quot;####&quot;))" office:value-type="float" office:value="3" calcext:value-type="float">
            <text:p>3</text:p>
          </table:table-cell>
          <table:table-cell table:style-name="ce6" table:formula="of:=IF([.K70]&lt;&gt;0;LEFT(&quot;0x0000&quot;;6-[.K70])&amp;[.I70];&quot;0x0000&quot;)" office:value-type="string" office:string-value="0x0052" calcext:value-type="string">
            <text:p>0x0052</text:p>
          </table:table-cell>
          <table:table-cell table:style-name="ce6" table:formula="of:=IF([.L70]&lt;&gt;0;LEFT(&quot;0x0000&quot;;6-[.L70])&amp;[.J70];&quot;0x0000&quot;)" office:value-type="string" office:string-value="0x0A3F" calcext:value-type="string">
            <text:p>0x0A3F</text:p>
          </table:table-cell>
          <table:table-cell table:style-name="ce6" table:formula="of:=&quot;DW &quot;&amp;[.M70]&amp;&quot;, &quot;&amp;[.N70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1]" office:value-type="float" office:value="0.375" calcext:value-type="float">
            <text:p>0.375</text:p>
          </table:table-cell>
          <table:table-cell table:style-name="ce6" table:formula="of:=VLOOKUP([.A71];[.$R$3:.$S$8];2;0)+[.B71]" office:value-type="float" office:value="4" calcext:value-type="float">
            <text:p>4</text:p>
          </table:table-cell>
          <table:table-cell table:style-name="ce11" table:formula="of:=[.$B$1]*POWER([.$C$1];[.G71])" office:value-type="float" office:value="329.598280983411" calcext:value-type="float">
            <text:p>329.60</text:p>
          </table:table-cell>
          <table:table-cell table:style-name="ce6" table:formula="of:=DEC2HEX([.H71]*[.F71])" office:value-type="string" office:string-value="7B" calcext:value-type="string">
            <text:p>7B</text:p>
          </table:table-cell>
          <table:table-cell table:style-name="ce6" table:formula="of:=DEC2HEX((437500/[.H71])-30.125)" office:value-type="string" office:string-value="511" calcext:value-type="string">
            <text:p>511</text:p>
          </table:table-cell>
          <table:table-cell table:style-name="ce6" table:formula="of:=LEN(TEXT([.I71];&quot;####&quot;))" office:value-type="float" office:value="2" calcext:value-type="float">
            <text:p>2</text:p>
          </table:table-cell>
          <table:table-cell table:style-name="ce6" table:formula="of:=LEN(TEXT([.J71];&quot;####&quot;))" office:value-type="float" office:value="3" calcext:value-type="float">
            <text:p>3</text:p>
          </table:table-cell>
          <table:table-cell table:style-name="ce6" table:formula="of:=IF([.K71]&lt;&gt;0;LEFT(&quot;0x0000&quot;;6-[.K71])&amp;[.I71];&quot;0x0000&quot;)" office:value-type="string" office:string-value="0x007B" calcext:value-type="string">
            <text:p>0x007B</text:p>
          </table:table-cell>
          <table:table-cell table:style-name="ce6" table:formula="of:=IF([.L71]&lt;&gt;0;LEFT(&quot;0x0000&quot;;6-[.L71])&amp;[.J71];&quot;0x0000&quot;)" office:value-type="string" office:string-value="0x0511" calcext:value-type="string">
            <text:p>0x0511</text:p>
          </table:table-cell>
          <table:table-cell table:style-name="ce6" table:formula="of:=&quot;DW &quot;&amp;[.M71]&amp;&quot;, &quot;&amp;[.N71]" office:value-type="string" office:string-value="DW 0x007B, 0x0511" calcext:value-type="string">
            <text:p>DW 0x007B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2]" office:value-type="float" office:value="0.25" calcext:value-type="float">
            <text:p>0.25</text:p>
          </table:table-cell>
          <table:table-cell table:style-name="ce6" table:formula="of:=VLOOKUP([.A72];[.$R$3:.$S$8];2;0)+[.B72]" office:value-type="float" office:value="8" calcext:value-type="float">
            <text:p>8</text:p>
          </table:table-cell>
          <table:table-cell table:style-name="ce11" table:formula="of:=[.$B$1]*POWER([.$C$1];[.G72])" office:value-type="float" office:value="415.223891859572" calcext:value-type="float">
            <text:p>415.22</text:p>
          </table:table-cell>
          <table:table-cell table:style-name="ce6" table:formula="of:=DEC2HEX([.H72]*[.F72])" office:value-type="string" office:string-value="67" calcext:value-type="string">
            <text:p>67</text:p>
          </table:table-cell>
          <table:table-cell table:style-name="ce6" table:formula="of:=DEC2HEX((437500/[.H72])-30.125)" office:value-type="string" office:string-value="3FF" calcext:value-type="string">
            <text:p>3FF</text:p>
          </table:table-cell>
          <table:table-cell table:style-name="ce6" table:formula="of:=LEN(TEXT([.I72];&quot;####&quot;))" office:value-type="float" office:value="2" calcext:value-type="float">
            <text:p>2</text:p>
          </table:table-cell>
          <table:table-cell table:style-name="ce6" table:formula="of:=LEN(TEXT([.J72];&quot;####&quot;))" office:value-type="float" office:value="3" calcext:value-type="float">
            <text:p>3</text:p>
          </table:table-cell>
          <table:table-cell table:style-name="ce6" table:formula="of:=IF([.K72]&lt;&gt;0;LEFT(&quot;0x0000&quot;;6-[.K72])&amp;[.I72];&quot;0x0000&quot;)" office:value-type="string" office:string-value="0x0067" calcext:value-type="string">
            <text:p>0x0067</text:p>
          </table:table-cell>
          <table:table-cell table:style-name="ce6" table:formula="of:=IF([.L72]&lt;&gt;0;LEFT(&quot;0x0000&quot;;6-[.L72])&amp;[.J72];&quot;0x0000&quot;)" office:value-type="string" office:string-value="0x03FF" calcext:value-type="string">
            <text:p>0x03FF</text:p>
          </table:table-cell>
          <table:table-cell table:style-name="ce6" table:formula="of:=&quot;DW &quot;&amp;[.M72]&amp;&quot;, &quot;&amp;[.N72]" office:value-type="string" office:string-value="DW 0x0067, 0x03FF" calcext:value-type="string">
            <text:p>DW 0x0067, 0x03FF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3]" office:value-type="float" office:value="0.165" calcext:value-type="float">
            <text:p>0.165</text:p>
          </table:table-cell>
          <table:table-cell table:style-name="ce6" table:formula="of:=VLOOKUP([.A73];[.$R$3:.$S$8];2;0)+[.B73]" office:value-type="float" office:value="12" calcext:value-type="float">
            <text:p>12</text:p>
          </table:table-cell>
          <table:table-cell table:style-name="ce11" table:formula="of:=[.$B$1]*POWER([.$C$1];[.G73])" office:value-type="float" office:value="523.093991438891" calcext:value-type="float">
            <text:p>523.09</text:p>
          </table:table-cell>
          <table:table-cell table:style-name="ce6" table:formula="of:=DEC2HEX([.H73]*[.F73])" office:value-type="string" office:string-value="56" calcext:value-type="string">
            <text:p>56</text:p>
          </table:table-cell>
          <table:table-cell table:style-name="ce6" table:formula="of:=DEC2HEX((437500/[.H73])-30.125)" office:value-type="string" office:string-value="326" calcext:value-type="string">
            <text:p>326</text:p>
          </table:table-cell>
          <table:table-cell table:style-name="ce6" table:formula="of:=LEN(TEXT([.I73];&quot;####&quot;))" office:value-type="float" office:value="2" calcext:value-type="float">
            <text:p>2</text:p>
          </table:table-cell>
          <table:table-cell table:style-name="ce6" table:formula="of:=LEN(TEXT([.J73];&quot;####&quot;))" office:value-type="float" office:value="3" calcext:value-type="float">
            <text:p>3</text:p>
          </table:table-cell>
          <table:table-cell table:style-name="ce6" table:formula="of:=IF([.K73]&lt;&gt;0;LEFT(&quot;0x0000&quot;;6-[.K73])&amp;[.I73];&quot;0x0000&quot;)" office:value-type="string" office:string-value="0x0056" calcext:value-type="string">
            <text:p>0x0056</text:p>
          </table:table-cell>
          <table:table-cell table:style-name="ce6" table:formula="of:=IF([.L73]&lt;&gt;0;LEFT(&quot;0x0000&quot;;6-[.L73])&amp;[.J73];&quot;0x0000&quot;)" office:value-type="string" office:string-value="0x0326" calcext:value-type="string">
            <text:p>0x0326</text:p>
          </table:table-cell>
          <table:table-cell table:style-name="ce6" table:formula="of:=&quot;DW &quot;&amp;[.M73]&amp;&quot;, &quot;&amp;[.N73]" office:value-type="string" office:string-value="DW 0x0056, 0x0326" calcext:value-type="string">
            <text:p>DW 0x0056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4]" office:value-type="float" office:value="0.25" calcext:value-type="float">
            <text:p>0.25</text:p>
          </table:table-cell>
          <table:table-cell table:style-name="ce6" table:formula="of:=VLOOKUP([.A74];[.$R$3:.$S$8];2;0)+[.B74]" office:value-type="float" office:value="11" calcext:value-type="float">
            <text:p>11</text:p>
          </table:table-cell>
          <table:table-cell table:style-name="ce11" table:formula="of:=[.$B$1]*POWER([.$C$1];[.G74])" office:value-type="float" office:value="493.748037339759" calcext:value-type="float">
            <text:p>493.75</text:p>
          </table:table-cell>
          <table:table-cell table:style-name="ce6" table:formula="of:=DEC2HEX([.H74]*[.F74])" office:value-type="string" office:string-value="7B" calcext:value-type="string">
            <text:p>7B</text:p>
          </table:table-cell>
          <table:table-cell table:style-name="ce6" table:formula="of:=DEC2HEX((437500/[.H74])-30.125)" office:value-type="string" office:string-value="357" calcext:value-type="string">
            <text:p>357</text:p>
          </table:table-cell>
          <table:table-cell table:style-name="ce6" table:formula="of:=LEN(TEXT([.I74];&quot;####&quot;))" office:value-type="float" office:value="2" calcext:value-type="float">
            <text:p>2</text:p>
          </table:table-cell>
          <table:table-cell table:style-name="ce6" table:formula="of:=LEN(TEXT([.J74];&quot;####&quot;))" office:value-type="float" office:value="3" calcext:value-type="float">
            <text:p>3</text:p>
          </table:table-cell>
          <table:table-cell table:style-name="ce6" table:formula="of:=IF([.K74]&lt;&gt;0;LEFT(&quot;0x0000&quot;;6-[.K74])&amp;[.I74];&quot;0x0000&quot;)" office:value-type="string" office:string-value="0x007B" calcext:value-type="string">
            <text:p>0x007B</text:p>
          </table:table-cell>
          <table:table-cell table:style-name="ce6" table:formula="of:=IF([.L74]&lt;&gt;0;LEFT(&quot;0x0000&quot;;6-[.L74])&amp;[.J74];&quot;0x0000&quot;)" office:value-type="string" office:string-value="0x0357" calcext:value-type="string">
            <text:p>0x0357</text:p>
          </table:table-cell>
          <table:table-cell table:style-name="ce6" table:formula="of:=&quot;DW &quot;&amp;[.M74]&amp;&quot;, &quot;&amp;[.N74]" office:value-type="string" office:string-value="DW 0x007B, 0x0357" calcext:value-type="string">
            <text:p>DW 0x007B, 0x0357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0.5*[.C75]" office:value-type="float" office:value="0.25" calcext:value-type="float">
            <text:p>0.25</text:p>
          </table:table-cell>
          <table:table-cell table:style-name="ce6" table:formula="of:=VLOOKUP([.A75];[.$R$3:.$S$8];2;0)+[.B75]" office:value-type="float" office:value="9" calcext:value-type="float">
            <text:p>9</text:p>
          </table:table-cell>
          <table:table-cell table:style-name="ce11" table:formula="of:=[.$B$1]*POWER([.$C$1];[.G75])" office:value-type="float" office:value="439.902757090157" calcext:value-type="float">
            <text:p>439.90</text:p>
          </table:table-cell>
          <table:table-cell table:style-name="ce6" table:formula="of:=DEC2HEX([.H75]*[.F75])" office:value-type="string" office:string-value="6D" calcext:value-type="string">
            <text:p>6D</text:p>
          </table:table-cell>
          <table:table-cell table:style-name="ce6" table:formula="of:=DEC2HEX((437500/[.H75])-30.125)" office:value-type="string" office:string-value="3C4" calcext:value-type="string">
            <text:p>3C4</text:p>
          </table:table-cell>
          <table:table-cell table:style-name="ce6" table:formula="of:=LEN(TEXT([.I75];&quot;####&quot;))" office:value-type="float" office:value="2" calcext:value-type="float">
            <text:p>2</text:p>
          </table:table-cell>
          <table:table-cell table:style-name="ce6" table:formula="of:=LEN(TEXT([.J75];&quot;####&quot;))" office:value-type="float" office:value="3" calcext:value-type="float">
            <text:p>3</text:p>
          </table:table-cell>
          <table:table-cell table:style-name="ce6" table:formula="of:=IF([.K75]&lt;&gt;0;LEFT(&quot;0x0000&quot;;6-[.K75])&amp;[.I75];&quot;0x0000&quot;)" office:value-type="string" office:string-value="0x006D" calcext:value-type="string">
            <text:p>0x006D</text:p>
          </table:table-cell>
          <table:table-cell table:style-name="ce6" table:formula="of:=IF([.L75]&lt;&gt;0;LEFT(&quot;0x0000&quot;;6-[.L75])&amp;[.J75];&quot;0x0000&quot;)" office:value-type="string" office:string-value="0x03C4" calcext:value-type="string">
            <text:p>0x03C4</text:p>
          </table:table-cell>
          <table:table-cell table:style-name="ce6" table:formula="of:=&quot;DW &quot;&amp;[.M75]&amp;&quot;, &quot;&amp;[.N75]" office:value-type="string" office:string-value="DW 0x006D, 0x03C4" calcext:value-type="string">
            <text:p>DW 0x006D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6]" office:value-type="float" office:value="1.5" calcext:value-type="float">
            <text:p>1.5</text:p>
          </table:table-cell>
          <table:table-cell table:style-name="ce6" table:formula="of:=VLOOKUP([.A76];[.$R$3:.$S$8];2;0)+[.B76]" office:value-type="float" office:value="-3" calcext:value-type="float">
            <text:p>-3</text:p>
          </table:table-cell>
          <table:table-cell table:style-name="ce11" table:formula="of:=[.$B$1]*POWER([.$C$1];[.G76])" office:value-type="float" office:value="220.021182084144" calcext:value-type="float">
            <text:p>220.02</text:p>
          </table:table-cell>
          <table:table-cell table:style-name="ce6" table:formula="of:=DEC2HEX([.H76]*[.F76])" office:value-type="string" office:string-value="14A" calcext:value-type="string">
            <text:p>14A</text:p>
          </table:table-cell>
          <table:table-cell table:style-name="ce6" table:formula="of:=DEC2HEX((437500/[.H76])-30.125)" office:value-type="string" office:string-value="7A6" calcext:value-type="string">
            <text:p>7A6</text:p>
          </table:table-cell>
          <table:table-cell table:style-name="ce6" table:formula="of:=LEN(TEXT([.I76];&quot;####&quot;))" office:value-type="float" office:value="3" calcext:value-type="float">
            <text:p>3</text:p>
          </table:table-cell>
          <table:table-cell table:style-name="ce6" table:formula="of:=LEN(TEXT([.J76];&quot;####&quot;))" office:value-type="float" office:value="3" calcext:value-type="float">
            <text:p>3</text:p>
          </table:table-cell>
          <table:table-cell table:style-name="ce6" table:formula="of:=IF([.K76]&lt;&gt;0;LEFT(&quot;0x0000&quot;;6-[.K76])&amp;[.I76];&quot;0x0000&quot;)" office:value-type="string" office:string-value="0x014A" calcext:value-type="string">
            <text:p>0x014A</text:p>
          </table:table-cell>
          <table:table-cell table:style-name="ce6" table:formula="of:=IF([.L76]&lt;&gt;0;LEFT(&quot;0x0000&quot;;6-[.L76])&amp;[.J76];&quot;0x0000&quot;)" office:value-type="string" office:string-value="0x07A6" calcext:value-type="string">
            <text:p>0x07A6</text:p>
          </table:table-cell>
          <table:table-cell table:style-name="ce6" table:formula="of:=&quot;DW &quot;&amp;[.M76]&amp;&quot;, &quot;&amp;[.N76]" office:value-type="string" office:string-value="DW 0x014A, 0x07A6" calcext:value-type="string">
            <text:p>DW 0x014A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7]" office:value-type="float" office:value="1" calcext:value-type="float">
            <text:p>1</text:p>
          </table:table-cell>
          <table:table-cell table:style-name="ce6" table:formula="of:=VLOOKUP([.A77];[.$R$3:.$S$8];2;0)+[.B77]" office:value-type="float" office:value="4" calcext:value-type="float">
            <text:p>4</text:p>
          </table:table-cell>
          <table:table-cell table:style-name="ce11" table:formula="of:=[.$B$1]*POWER([.$C$1];[.G77])" office:value-type="float" office:value="329.598280983411" calcext:value-type="float">
            <text:p>329.60</text:p>
          </table:table-cell>
          <table:table-cell table:style-name="ce6" table:formula="of:=DEC2HEX([.H77]*[.F77])" office:value-type="string" office:string-value="149" calcext:value-type="string">
            <text:p>149</text:p>
          </table:table-cell>
          <table:table-cell table:style-name="ce6" table:formula="of:=DEC2HEX((437500/[.H77])-30.125)" office:value-type="string" office:string-value="511" calcext:value-type="string">
            <text:p>511</text:p>
          </table:table-cell>
          <table:table-cell table:style-name="ce6" table:formula="of:=LEN(TEXT([.I77];&quot;####&quot;))" office:value-type="float" office:value="3" calcext:value-type="float">
            <text:p>3</text:p>
          </table:table-cell>
          <table:table-cell table:style-name="ce6" table:formula="of:=LEN(TEXT([.J77];&quot;####&quot;))" office:value-type="float" office:value="3" calcext:value-type="float">
            <text:p>3</text:p>
          </table:table-cell>
          <table:table-cell table:style-name="ce6" table:formula="of:=IF([.K77]&lt;&gt;0;LEFT(&quot;0x0000&quot;;6-[.K77])&amp;[.I77];&quot;0x0000&quot;)" office:value-type="string" office:string-value="0x0149" calcext:value-type="string">
            <text:p>0x0149</text:p>
          </table:table-cell>
          <table:table-cell table:style-name="ce6" table:formula="of:=IF([.L77]&lt;&gt;0;LEFT(&quot;0x0000&quot;;6-[.L77])&amp;[.J77];&quot;0x0000&quot;)" office:value-type="string" office:string-value="0x0511" calcext:value-type="string">
            <text:p>0x0511</text:p>
          </table:table-cell>
          <table:table-cell table:style-name="ce6" table:formula="of:=&quot;DW &quot;&amp;[.M77]&amp;&quot;, &quot;&amp;[.N77]" office:value-type="string" office:string-value="DW 0x0149, 0x0511" calcext:value-type="string">
            <text:p>DW 0x0149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8]" office:value-type="float" office:value="0.5" calcext:value-type="float">
            <text:p>0.5</text:p>
          </table:table-cell>
          <table:table-cell table:style-name="ce6" table:formula="of:=VLOOKUP([.A78];[.$R$3:.$S$8];2;0)+[.B78]" office:value-type="float" office:value="9" calcext:value-type="float">
            <text:p>9</text:p>
          </table:table-cell>
          <table:table-cell table:style-name="ce11" table:formula="of:=[.$B$1]*POWER([.$C$1];[.G78])" office:value-type="float" office:value="439.902757090157" calcext:value-type="float">
            <text:p>439.90</text:p>
          </table:table-cell>
          <table:table-cell table:style-name="ce6" table:formula="of:=DEC2HEX([.H78]*[.F78])" office:value-type="string" office:string-value="DB" calcext:value-type="string">
            <text:p>DB</text:p>
          </table:table-cell>
          <table:table-cell table:style-name="ce6" table:formula="of:=DEC2HEX((437500/[.H78])-30.125)" office:value-type="string" office:string-value="3C4" calcext:value-type="string">
            <text:p>3C4</text:p>
          </table:table-cell>
          <table:table-cell table:style-name="ce6" table:formula="of:=LEN(TEXT([.I78];&quot;####&quot;))" office:value-type="float" office:value="2" calcext:value-type="float">
            <text:p>2</text:p>
          </table:table-cell>
          <table:table-cell table:style-name="ce6" table:formula="of:=LEN(TEXT([.J78];&quot;####&quot;))" office:value-type="float" office:value="3" calcext:value-type="float">
            <text:p>3</text:p>
          </table:table-cell>
          <table:table-cell table:style-name="ce6" table:formula="of:=IF([.K78]&lt;&gt;0;LEFT(&quot;0x0000&quot;;6-[.K78])&amp;[.I78];&quot;0x0000&quot;)" office:value-type="string" office:string-value="0x00DB" calcext:value-type="string">
            <text:p>0x00DB</text:p>
          </table:table-cell>
          <table:table-cell table:style-name="ce6" table:formula="of:=IF([.L78]&lt;&gt;0;LEFT(&quot;0x0000&quot;;6-[.L78])&amp;[.J78];&quot;0x0000&quot;)" office:value-type="string" office:string-value="0x03C4" calcext:value-type="string">
            <text:p>0x03C4</text:p>
          </table:table-cell>
          <table:table-cell table:style-name="ce6" table:formula="of:=&quot;DW &quot;&amp;[.M78]&amp;&quot;, &quot;&amp;[.N78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 table:number-rows-repeated="92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OPIN - NOCTURNA OP 55 NO  (2)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 STRING</text:p>
          </table:table-cell>
          <table:table-cell table:style-name="ce2" office:value-type="string" calcext:value-type="string">
            <text:p>TAB FRE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VERSE</text:p>
          </table:table-cell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2"/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MIDDLE C OFFSET</text:p>
          </table:table-cell>
          <table:table-cell table:number-columns-repeated="1005"/>
        </table:table-row>
        <table:table-row table:style-name="ro1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table:formula="of:=0.5*[.C3]" office:value-type="float" office:value="0.25" calcext:value-type="float">
            <text:p>0.25</text:p>
          </table:table-cell>
          <table:table-cell table:style-name="ce6" table:formula="of:=VLOOKUP([.A3];[.$R$3:.$S$8];2;0)+[.B3]" office:value-type="float" office:value="16" calcext:value-type="float">
            <text:p>16</text:p>
          </table:table-cell>
          <table:table-cell table:style-name="ce11" table:formula="of:=[.$B$1]*POWER([.$C$1];[.G3])" office:value-type="float" office:value="658.987426407559" calcext:value-type="float">
            <text:p>658.99</text:p>
          </table:table-cell>
          <table:table-cell table:style-name="ce6" table:formula="of:=DEC2HEX([.H3]*[.F3])" office:value-type="string" office:string-value="A4" calcext:value-type="string">
            <text:p>A4</text:p>
          </table:table-cell>
          <table:table-cell table:style-name="ce6" table:formula="of:=DEC2HEX((437500/[.H3])-30.125)" office:value-type="string" office:string-value="279" calcext:value-type="string">
            <text:p>279</text:p>
          </table:table-cell>
          <table:table-cell table:style-name="ce6" table:formula="of:=LEN(TEXT([.I3];&quot;####&quot;))" office:value-type="float" office:value="2" calcext:value-type="float">
            <text:p>2</text:p>
          </table:table-cell>
          <table:table-cell table:style-name="ce6" table:formula="of:=LEN(TEXT([.J3];&quot;####&quot;))" office:value-type="float" office:value="3" calcext:value-type="float">
            <text:p>3</text:p>
          </table:table-cell>
          <table:table-cell table:style-name="ce6" table:formula="of:=IF([.K3]&lt;&gt;0;LEFT(&quot;0x0000&quot;;6-[.K3])&amp;[.I3];&quot;0x0000&quot;)" office:value-type="string" office:string-value="0x00A4" calcext:value-type="string">
            <text:p>0x00A4</text:p>
          </table:table-cell>
          <table:table-cell table:style-name="ce6" table:formula="of:=IF([.L3]&lt;&gt;0;LEFT(&quot;0x0000&quot;;6-[.L3])&amp;[.J3];&quot;0x0000&quot;)" office:value-type="string" office:string-value="0x0279" calcext:value-type="string">
            <text:p>0x0279</text:p>
          </table:table-cell>
          <table:table-cell table:style-name="ce6" table:formula="of:=&quot;DW &quot;&amp;[.M3]&amp;&quot;, &quot;&amp;[.N3]" office:value-type="string" office:string-value="DW 0x00A4, 0x0279" calcext:value-type="string">
            <text:p>DW 0x00A4, 0x0279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100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4]" office:value-type="float" office:value="1" calcext:value-type="float">
            <text:p>1</text:p>
          </table:table-cell>
          <table:table-cell table:style-name="ce6" table:formula="of:=VLOOKUP([.A4];[.$R$3:.$S$8];2;0)+[.B4]" office:value-type="float" office:value="-3" calcext:value-type="float">
            <text:p>-3</text:p>
          </table:table-cell>
          <table:table-cell table:style-name="ce11" table:formula="of:=[.$B$1]*POWER([.$C$1];[.G4])" office:value-type="float" office:value="220.021182084144" calcext:value-type="float">
            <text:p>220.02</text:p>
          </table:table-cell>
          <table:table-cell table:style-name="ce6" table:formula="of:=DEC2HEX([.H4]*[.F4])" office:value-type="string" office:string-value="DC" calcext:value-type="string">
            <text:p>DC</text:p>
          </table:table-cell>
          <table:table-cell table:style-name="ce6" table:formula="of:=DEC2HEX((437500/[.H4])-30.125)" office:value-type="string" office:string-value="7A6" calcext:value-type="string">
            <text:p>7A6</text:p>
          </table:table-cell>
          <table:table-cell table:style-name="ce6" table:formula="of:=LEN(TEXT([.I4];&quot;####&quot;))" office:value-type="float" office:value="2" calcext:value-type="float">
            <text:p>2</text:p>
          </table:table-cell>
          <table:table-cell table:style-name="ce6" table:formula="of:=LEN(TEXT([.J4];&quot;####&quot;))" office:value-type="float" office:value="3" calcext:value-type="float">
            <text:p>3</text:p>
          </table:table-cell>
          <table:table-cell table:style-name="ce6" table:formula="of:=IF([.K4]&lt;&gt;0;LEFT(&quot;0x0000&quot;;6-[.K4])&amp;[.I4];&quot;0x0000&quot;)" office:value-type="string" office:string-value="0x00DC" calcext:value-type="string">
            <text:p>0x00DC</text:p>
          </table:table-cell>
          <table:table-cell table:style-name="ce6" table:formula="of:=IF([.L4]&lt;&gt;0;LEFT(&quot;0x0000&quot;;6-[.L4])&amp;[.J4];&quot;0x0000&quot;)" office:value-type="string" office:string-value="0x07A6" calcext:value-type="string">
            <text:p>0x07A6</text:p>
          </table:table-cell>
          <table:table-cell table:style-name="ce6" table:formula="of:=&quot;DW &quot;&amp;[.M4]&amp;&quot;, &quot;&amp;[.N4]" office:value-type="string" office:string-value="DW 0x00DC, 0x07A6" calcext:value-type="string">
            <text:p>DW 0x00DC, 0x07A6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100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5]" office:value-type="float" office:value="0.5" calcext:value-type="float">
            <text:p>0.5</text:p>
          </table:table-cell>
          <table:table-cell table:style-name="ce6" table:formula="of:=VLOOKUP([.A5];[.$R$3:.$S$8];2;0)+[.B5]" office:value-type="float" office:value="12" calcext:value-type="float">
            <text:p>12</text:p>
          </table:table-cell>
          <table:table-cell table:style-name="ce11" table:formula="of:=[.$B$1]*POWER([.$C$1];[.G5])" office:value-type="float" office:value="523.093991438891" calcext:value-type="float">
            <text:p>523.09</text:p>
          </table:table-cell>
          <table:table-cell table:style-name="ce6" table:formula="of:=DEC2HEX([.H5]*[.F5])" office:value-type="string" office:string-value="105" calcext:value-type="string">
            <text:p>105</text:p>
          </table:table-cell>
          <table:table-cell table:style-name="ce6" table:formula="of:=DEC2HEX((437500/[.H5])-30.125)" office:value-type="string" office:string-value="326" calcext:value-type="string">
            <text:p>326</text:p>
          </table:table-cell>
          <table:table-cell table:style-name="ce6" table:formula="of:=LEN(TEXT([.I5];&quot;####&quot;))" office:value-type="float" office:value="3" calcext:value-type="float">
            <text:p>3</text:p>
          </table:table-cell>
          <table:table-cell table:style-name="ce6" table:formula="of:=LEN(TEXT([.J5];&quot;####&quot;))" office:value-type="float" office:value="3" calcext:value-type="float">
            <text:p>3</text:p>
          </table:table-cell>
          <table:table-cell table:style-name="ce6" table:formula="of:=IF([.K5]&lt;&gt;0;LEFT(&quot;0x0000&quot;;6-[.K5])&amp;[.I5];&quot;0x0000&quot;)" office:value-type="string" office:string-value="0x0105" calcext:value-type="string">
            <text:p>0x0105</text:p>
          </table:table-cell>
          <table:table-cell table:style-name="ce6" table:formula="of:=IF([.L5]&lt;&gt;0;LEFT(&quot;0x0000&quot;;6-[.L5])&amp;[.J5];&quot;0x0000&quot;)" office:value-type="string" office:string-value="0x0326" calcext:value-type="string">
            <text:p>0x0326</text:p>
          </table:table-cell>
          <table:table-cell table:style-name="ce6" table:formula="of:=&quot;DW &quot;&amp;[.M5]&amp;&quot;, &quot;&amp;[.N5]" office:value-type="string" office:string-value="DW 0x0105, 0x0326" calcext:value-type="string">
            <text:p>DW 0x0105, 0x0326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6]" office:value-type="float" office:value="0.375" calcext:value-type="float">
            <text:p>0.375</text:p>
          </table:table-cell>
          <table:table-cell table:style-name="ce6" table:formula="of:=VLOOKUP([.A6];[.$R$3:.$S$8];2;0)+[.B6]" office:value-type="float" office:value="16" calcext:value-type="float">
            <text:p>16</text:p>
          </table:table-cell>
          <table:table-cell table:style-name="ce11" table:formula="of:=[.$B$1]*POWER([.$C$1];[.G6])" office:value-type="float" office:value="658.987426407559" calcext:value-type="float">
            <text:p>658.99</text:p>
          </table:table-cell>
          <table:table-cell table:style-name="ce6" table:formula="of:=DEC2HEX([.H6]*[.F6])" office:value-type="string" office:string-value="F7" calcext:value-type="string">
            <text:p>F7</text:p>
          </table:table-cell>
          <table:table-cell table:style-name="ce6" table:formula="of:=DEC2HEX((437500/[.H6])-30.125)" office:value-type="string" office:string-value="279" calcext:value-type="string">
            <text:p>279</text:p>
          </table:table-cell>
          <table:table-cell table:style-name="ce6" table:formula="of:=LEN(TEXT([.I6];&quot;####&quot;))" office:value-type="float" office:value="2" calcext:value-type="float">
            <text:p>2</text:p>
          </table:table-cell>
          <table:table-cell table:style-name="ce6" table:formula="of:=LEN(TEXT([.J6];&quot;####&quot;))" office:value-type="float" office:value="3" calcext:value-type="float">
            <text:p>3</text:p>
          </table:table-cell>
          <table:table-cell table:style-name="ce6" table:formula="of:=IF([.K6]&lt;&gt;0;LEFT(&quot;0x0000&quot;;6-[.K6])&amp;[.I6];&quot;0x0000&quot;)" office:value-type="string" office:string-value="0x00F7" calcext:value-type="string">
            <text:p>0x00F7</text:p>
          </table:table-cell>
          <table:table-cell table:style-name="ce6" table:formula="of:=IF([.L6]&lt;&gt;0;LEFT(&quot;0x0000&quot;;6-[.L6])&amp;[.J6];&quot;0x0000&quot;)" office:value-type="string" office:string-value="0x0279" calcext:value-type="string">
            <text:p>0x0279</text:p>
          </table:table-cell>
          <table:table-cell table:style-name="ce6" table:formula="of:=&quot;DW &quot;&amp;[.M6]&amp;&quot;, &quot;&amp;[.N6]" office:value-type="string" office:string-value="DW 0x00F7, 0x0279" calcext:value-type="string">
            <text:p>DW 0x00F7, 0x0279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7]" office:value-type="float" office:value="0.25" calcext:value-type="float">
            <text:p>0.25</text:p>
          </table:table-cell>
          <table:table-cell table:style-name="ce6" table:formula="of:=VLOOKUP([.A7];[.$R$3:.$S$8];2;0)+[.B7]" office:value-type="float" office:value="21" calcext:value-type="float">
            <text:p>21</text:p>
          </table:table-cell>
          <table:table-cell table:style-name="ce11" table:formula="of:=[.$B$1]*POWER([.$C$1];[.G7])" office:value-type="float" office:value="879.526388607053" calcext:value-type="float">
            <text:p>879.53</text:p>
          </table:table-cell>
          <table:table-cell table:style-name="ce6" table:formula="of:=DEC2HEX([.H7]*[.F7])" office:value-type="string" office:string-value="DB" calcext:value-type="string">
            <text:p>DB</text:p>
          </table:table-cell>
          <table:table-cell table:style-name="ce6" table:formula="of:=DEC2HEX((437500/[.H7])-30.125)" office:value-type="string" office:string-value="1D3" calcext:value-type="string">
            <text:p>1D3</text:p>
          </table:table-cell>
          <table:table-cell table:style-name="ce6" table:formula="of:=LEN(TEXT([.I7];&quot;####&quot;))" office:value-type="float" office:value="2" calcext:value-type="float">
            <text:p>2</text:p>
          </table:table-cell>
          <table:table-cell table:style-name="ce6" table:formula="of:=LEN(TEXT([.J7];&quot;####&quot;))" office:value-type="float" office:value="3" calcext:value-type="float">
            <text:p>3</text:p>
          </table:table-cell>
          <table:table-cell table:style-name="ce6" table:formula="of:=IF([.K7]&lt;&gt;0;LEFT(&quot;0x0000&quot;;6-[.K7])&amp;[.I7];&quot;0x0000&quot;)" office:value-type="string" office:string-value="0x00DB" calcext:value-type="string">
            <text:p>0x00DB</text:p>
          </table:table-cell>
          <table:table-cell table:style-name="ce6" table:formula="of:=IF([.L7]&lt;&gt;0;LEFT(&quot;0x0000&quot;;6-[.L7])&amp;[.J7];&quot;0x0000&quot;)" office:value-type="string" office:string-value="0x01D3" calcext:value-type="string">
            <text:p>0x01D3</text:p>
          </table:table-cell>
          <table:table-cell table:style-name="ce6" table:formula="of:=&quot;DW &quot;&amp;[.M7]&amp;&quot;, &quot;&amp;[.N7]" office:value-type="string" office:string-value="DW 0x00DB, 0x01D3" calcext:value-type="string">
            <text:p>DW 0x00DB, 0x01D3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8]" office:value-type="float" office:value="0.5" calcext:value-type="float">
            <text:p>0.5</text:p>
          </table:table-cell>
          <table:table-cell table:style-name="ce6" table:formula="of:=VLOOKUP([.A8];[.$R$3:.$S$8];2;0)+[.B8]" office:value-type="float" office:value="-1" calcext:value-type="float">
            <text:p>-1</text:p>
          </table:table-cell>
          <table:table-cell table:style-name="ce11" table:formula="of:=[.$B$1]*POWER([.$C$1];[.G8])" office:value-type="float" office:value="246.95236634981" calcext:value-type="float">
            <text:p>246.95</text:p>
          </table:table-cell>
          <table:table-cell table:style-name="ce6" table:formula="of:=DEC2HEX([.H8]*[.F8])" office:value-type="string" office:string-value="7B" calcext:value-type="string">
            <text:p>7B</text:p>
          </table:table-cell>
          <table:table-cell table:style-name="ce6" table:formula="of:=DEC2HEX((437500/[.H8])-30.125)" office:value-type="string" office:string-value="6CD" calcext:value-type="string">
            <text:p>6CD</text:p>
          </table:table-cell>
          <table:table-cell table:style-name="ce6" table:formula="of:=LEN(TEXT([.I8];&quot;####&quot;))" office:value-type="float" office:value="2" calcext:value-type="float">
            <text:p>2</text:p>
          </table:table-cell>
          <table:table-cell table:style-name="ce6" table:formula="of:=LEN(TEXT([.J8];&quot;####&quot;))" office:value-type="float" office:value="3" calcext:value-type="float">
            <text:p>3</text:p>
          </table:table-cell>
          <table:table-cell table:style-name="ce6" table:formula="of:=IF([.K8]&lt;&gt;0;LEFT(&quot;0x0000&quot;;6-[.K8])&amp;[.I8];&quot;0x0000&quot;)" office:value-type="string" office:string-value="0x007B" calcext:value-type="string">
            <text:p>0x007B</text:p>
          </table:table-cell>
          <table:table-cell table:style-name="ce6" table:formula="of:=IF([.L8]&lt;&gt;0;LEFT(&quot;0x0000&quot;;6-[.L8])&amp;[.J8];&quot;0x0000&quot;)" office:value-type="string" office:string-value="0x06CD" calcext:value-type="string">
            <text:p>0x06CD</text:p>
          </table:table-cell>
          <table:table-cell table:style-name="ce6" table:formula="of:=&quot;DW &quot;&amp;[.M8]&amp;&quot;, &quot;&amp;[.N8]" office:value-type="string" office:string-value="DW 0x007B, 0x06CD" calcext:value-type="string">
            <text:p>DW 0x007B, 0x06CD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9]" office:value-type="float" office:value="0.375" calcext:value-type="float">
            <text:p>0.375</text:p>
          </table:table-cell>
          <table:table-cell table:style-name="ce6" table:formula="of:=VLOOKUP([.A9];[.$R$3:.$S$8];2;0)+[.B9]" office:value-type="float" office:value="14" calcext:value-type="float">
            <text:p>14</text:p>
          </table:table-cell>
          <table:table-cell table:style-name="ce11" table:formula="of:=[.$B$1]*POWER([.$C$1];[.G9])" office:value-type="float" office:value="587.122102451928" calcext:value-type="float">
            <text:p>587.12</text:p>
          </table:table-cell>
          <table:table-cell table:style-name="ce6" table:formula="of:=DEC2HEX([.H9]*[.F9])" office:value-type="string" office:string-value="DC" calcext:value-type="string">
            <text:p>DC</text:p>
          </table:table-cell>
          <table:table-cell table:style-name="ce6" table:formula="of:=DEC2HEX((437500/[.H9])-30.125)" office:value-type="string" office:string-value="2CB" calcext:value-type="string">
            <text:p>2CB</text:p>
          </table:table-cell>
          <table:table-cell table:style-name="ce6" table:formula="of:=LEN(TEXT([.I9];&quot;####&quot;))" office:value-type="float" office:value="2" calcext:value-type="float">
            <text:p>2</text:p>
          </table:table-cell>
          <table:table-cell table:style-name="ce6" table:formula="of:=LEN(TEXT([.J9];&quot;####&quot;))" office:value-type="float" office:value="3" calcext:value-type="float">
            <text:p>3</text:p>
          </table:table-cell>
          <table:table-cell table:style-name="ce6" table:formula="of:=IF([.K9]&lt;&gt;0;LEFT(&quot;0x0000&quot;;6-[.K9])&amp;[.I9];&quot;0x0000&quot;)" office:value-type="string" office:string-value="0x00DC" calcext:value-type="string">
            <text:p>0x00DC</text:p>
          </table:table-cell>
          <table:table-cell table:style-name="ce6" table:formula="of:=IF([.L9]&lt;&gt;0;LEFT(&quot;0x0000&quot;;6-[.L9])&amp;[.J9];&quot;0x0000&quot;)" office:value-type="string" office:string-value="0x02CB" calcext:value-type="string">
            <text:p>0x02CB</text:p>
          </table:table-cell>
          <table:table-cell table:style-name="ce6" table:formula="of:=&quot;DW &quot;&amp;[.M9]&amp;&quot;, &quot;&amp;[.N9]" office:value-type="string" office:string-value="DW 0x00DC, 0x02CB" calcext:value-type="string">
            <text:p>DW 0x00DC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0]" office:value-type="float" office:value="0.25" calcext:value-type="float">
            <text:p>0.25</text:p>
          </table:table-cell>
          <table:table-cell table:style-name="ce6" table:formula="of:=VLOOKUP([.A10];[.$R$3:.$S$8];2;0)+[.B10]" office:value-type="float" office:value="19" calcext:value-type="float">
            <text:p>19</text:p>
          </table:table-cell>
          <table:table-cell table:style-name="ce11" table:formula="of:=[.$B$1]*POWER([.$C$1];[.G10])" office:value-type="float" office:value="783.610372137141" calcext:value-type="float">
            <text:p>783.61</text:p>
          </table:table-cell>
          <table:table-cell table:style-name="ce6" table:formula="of:=DEC2HEX([.H10]*[.F10])" office:value-type="string" office:string-value="C3" calcext:value-type="string">
            <text:p>C3</text:p>
          </table:table-cell>
          <table:table-cell table:style-name="ce6" table:formula="of:=DEC2HEX((437500/[.H10])-30.125)" office:value-type="string" office:string-value="210" calcext:value-type="string">
            <text:p>210</text:p>
          </table:table-cell>
          <table:table-cell table:style-name="ce6" table:formula="of:=LEN(TEXT([.I10];&quot;####&quot;))" office:value-type="float" office:value="2" calcext:value-type="float">
            <text:p>2</text:p>
          </table:table-cell>
          <table:table-cell table:style-name="ce6" table:formula="of:=LEN(TEXT([.J10];&quot;####&quot;))" office:value-type="float" office:value="3" calcext:value-type="float">
            <text:p>3</text:p>
          </table:table-cell>
          <table:table-cell table:style-name="ce6" table:formula="of:=IF([.K10]&lt;&gt;0;LEFT(&quot;0x0000&quot;;6-[.K10])&amp;[.I10];&quot;0x0000&quot;)" office:value-type="string" office:string-value="0x00C3" calcext:value-type="string">
            <text:p>0x00C3</text:p>
          </table:table-cell>
          <table:table-cell table:style-name="ce6" table:formula="of:=IF([.L10]&lt;&gt;0;LEFT(&quot;0x0000&quot;;6-[.L10])&amp;[.J10];&quot;0x0000&quot;)" office:value-type="string" office:string-value="0x0210" calcext:value-type="string">
            <text:p>0x0210</text:p>
          </table:table-cell>
          <table:table-cell table:style-name="ce6" table:formula="of:=&quot;DW &quot;&amp;[.M10]&amp;&quot;, &quot;&amp;[.N10]" office:value-type="string" office:string-value="DW 0x00C3, 0x0210" calcext:value-type="string">
            <text:p>DW 0x00C3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1]" office:value-type="float" office:value="0.5" calcext:value-type="float">
            <text:p>0.5</text:p>
          </table:table-cell>
          <table:table-cell table:style-name="ce6" table:formula="of:=VLOOKUP([.A11];[.$R$3:.$S$8];2;0)+[.B11]" office:value-type="float" office:value="17" calcext:value-type="float">
            <text:p>17</text:p>
          </table:table-cell>
          <table:table-cell table:style-name="ce11" table:formula="of:=[.$B$1]*POWER([.$C$1];[.G11])" office:value-type="float" office:value="698.154396815087" calcext:value-type="float">
            <text:p>698.15</text:p>
          </table:table-cell>
          <table:table-cell table:style-name="ce6" table:formula="of:=DEC2HEX([.H11]*[.F11])" office:value-type="string" office:string-value="15D" calcext:value-type="string">
            <text:p>15D</text:p>
          </table:table-cell>
          <table:table-cell table:style-name="ce6" table:formula="of:=DEC2HEX((437500/[.H11])-30.125)" office:value-type="string" office:string-value="254" calcext:value-type="string">
            <text:p>254</text:p>
          </table:table-cell>
          <table:table-cell table:style-name="ce6" table:formula="of:=LEN(TEXT([.I11];&quot;####&quot;))" office:value-type="float" office:value="3" calcext:value-type="float">
            <text:p>3</text:p>
          </table:table-cell>
          <table:table-cell table:style-name="ce6" table:formula="of:=LEN(TEXT([.J11];&quot;####&quot;))" office:value-type="float" office:value="3" calcext:value-type="float">
            <text:p>3</text:p>
          </table:table-cell>
          <table:table-cell table:style-name="ce6" table:formula="of:=IF([.K11]&lt;&gt;0;LEFT(&quot;0x0000&quot;;6-[.K11])&amp;[.I11];&quot;0x0000&quot;)" office:value-type="string" office:string-value="0x015D" calcext:value-type="string">
            <text:p>0x015D</text:p>
          </table:table-cell>
          <table:table-cell table:style-name="ce6" table:formula="of:=IF([.L11]&lt;&gt;0;LEFT(&quot;0x0000&quot;;6-[.L11])&amp;[.J11];&quot;0x0000&quot;)" office:value-type="string" office:string-value="0x0254" calcext:value-type="string">
            <text:p>0x0254</text:p>
          </table:table-cell>
          <table:table-cell table:style-name="ce6" table:formula="of:=&quot;DW &quot;&amp;[.M11]&amp;&quot;, &quot;&amp;[.N11]" office:value-type="string" office:string-value="DW 0x015D, 0x0254" calcext:value-type="string">
            <text:p>DW 0x015D, 0x0254</text:p>
          </table:table-cell>
          <table:table-cell table:number-columns-repeated="1009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formula="of:=0.5*[.C12]" office:value-type="float" office:value="0.375" calcext:value-type="float">
            <text:p>0.375</text:p>
          </table:table-cell>
          <table:table-cell table:style-name="ce6" table:formula="of:=VLOOKUP([.A12];[.$R$3:.$S$8];2;0)+[.B12]" office:value-type="float" office:value="8" calcext:value-type="float">
            <text:p>8</text:p>
          </table:table-cell>
          <table:table-cell table:style-name="ce11" table:formula="of:=[.$B$1]*POWER([.$C$1];[.G12])" office:value-type="float" office:value="415.223891859572" calcext:value-type="float">
            <text:p>415.22</text:p>
          </table:table-cell>
          <table:table-cell table:style-name="ce6" table:formula="of:=DEC2HEX([.H12]*[.F12])" office:value-type="string" office:string-value="9B" calcext:value-type="string">
            <text:p>9B</text:p>
          </table:table-cell>
          <table:table-cell table:style-name="ce6" table:formula="of:=DEC2HEX((437500/[.H12])-30.125)" office:value-type="string" office:string-value="3FF" calcext:value-type="string">
            <text:p>3FF</text:p>
          </table:table-cell>
          <table:table-cell table:style-name="ce6" table:formula="of:=LEN(TEXT([.I12];&quot;####&quot;))" office:value-type="float" office:value="2" calcext:value-type="float">
            <text:p>2</text:p>
          </table:table-cell>
          <table:table-cell table:style-name="ce6" table:formula="of:=LEN(TEXT([.J12];&quot;####&quot;))" office:value-type="float" office:value="3" calcext:value-type="float">
            <text:p>3</text:p>
          </table:table-cell>
          <table:table-cell table:style-name="ce6" table:formula="of:=IF([.K12]&lt;&gt;0;LEFT(&quot;0x0000&quot;;6-[.K12])&amp;[.I12];&quot;0x0000&quot;)" office:value-type="string" office:string-value="0x009B" calcext:value-type="string">
            <text:p>0x009B</text:p>
          </table:table-cell>
          <table:table-cell table:style-name="ce6" table:formula="of:=IF([.L12]&lt;&gt;0;LEFT(&quot;0x0000&quot;;6-[.L12])&amp;[.J12];&quot;0x0000&quot;)" office:value-type="string" office:string-value="0x03FF" calcext:value-type="string">
            <text:p>0x03FF</text:p>
          </table:table-cell>
          <table:table-cell table:style-name="ce6" table:formula="of:=&quot;DW &quot;&amp;[.M12]&amp;&quot;, &quot;&amp;[.N12]" office:value-type="string" office:string-value="DW 0x009B, 0x03FF" calcext:value-type="string">
            <text:p>DW 0x009B, 0x03FF</text:p>
          </table:table-cell>
          <table:table-cell table:number-columns-repeated="1009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6" table:formula="of:=0.5*[.C13]" office:value-type="float" office:value="0.25" calcext:value-type="float">
            <text:p>0.25</text:p>
          </table:table-cell>
          <table:table-cell table:style-name="ce6" table:formula="of:=VLOOKUP([.A13];[.$R$3:.$S$8];2;0)+[.B13]" office:value-type="float" office:value="11" calcext:value-type="float">
            <text:p>11</text:p>
          </table:table-cell>
          <table:table-cell table:style-name="ce11" table:formula="of:=[.$B$1]*POWER([.$C$1];[.G13])" office:value-type="float" office:value="493.748037339759" calcext:value-type="float">
            <text:p>493.75</text:p>
          </table:table-cell>
          <table:table-cell table:style-name="ce6" table:formula="of:=DEC2HEX([.H13]*[.F13])" office:value-type="string" office:string-value="7B" calcext:value-type="string">
            <text:p>7B</text:p>
          </table:table-cell>
          <table:table-cell table:style-name="ce6" table:formula="of:=DEC2HEX((437500/[.H13])-30.125)" office:value-type="string" office:string-value="357" calcext:value-type="string">
            <text:p>357</text:p>
          </table:table-cell>
          <table:table-cell table:style-name="ce6" table:formula="of:=LEN(TEXT([.I13];&quot;####&quot;))" office:value-type="float" office:value="2" calcext:value-type="float">
            <text:p>2</text:p>
          </table:table-cell>
          <table:table-cell table:style-name="ce6" table:formula="of:=LEN(TEXT([.J13];&quot;####&quot;))" office:value-type="float" office:value="3" calcext:value-type="float">
            <text:p>3</text:p>
          </table:table-cell>
          <table:table-cell table:style-name="ce6" table:formula="of:=IF([.K13]&lt;&gt;0;LEFT(&quot;0x0000&quot;;6-[.K13])&amp;[.I13];&quot;0x0000&quot;)" office:value-type="string" office:string-value="0x007B" calcext:value-type="string">
            <text:p>0x007B</text:p>
          </table:table-cell>
          <table:table-cell table:style-name="ce6" table:formula="of:=IF([.L13]&lt;&gt;0;LEFT(&quot;0x0000&quot;;6-[.L13])&amp;[.J13];&quot;0x0000&quot;)" office:value-type="string" office:string-value="0x0357" calcext:value-type="string">
            <text:p>0x0357</text:p>
          </table:table-cell>
          <table:table-cell table:style-name="ce6" table:formula="of:=&quot;DW &quot;&amp;[.M13]&amp;&quot;, &quot;&amp;[.N13]" office:value-type="string" office:string-value="DW 0x007B, 0x0357" calcext:value-type="string">
            <text:p>DW 0x007B, 0x0357</text:p>
          </table:table-cell>
          <table:table-cell table:number-columns-repeated="100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formula="of:=0.5*[.C14]" office:value-type="float" office:value="0.25" calcext:value-type="float">
            <text:p>0.25</text:p>
          </table:table-cell>
          <table:table-cell table:style-name="ce6" table:formula="of:=VLOOKUP([.A14];[.$R$3:.$S$8];2;0)+[.B14]" office:value-type="float" office:value="21" calcext:value-type="float">
            <text:p>21</text:p>
          </table:table-cell>
          <table:table-cell table:style-name="ce11" table:formula="of:=[.$B$1]*POWER([.$C$1];[.G14])" office:value-type="float" office:value="879.526388607053" calcext:value-type="float">
            <text:p>879.53</text:p>
          </table:table-cell>
          <table:table-cell table:style-name="ce6" table:formula="of:=DEC2HEX([.H14]*[.F14])" office:value-type="string" office:string-value="DB" calcext:value-type="string">
            <text:p>DB</text:p>
          </table:table-cell>
          <table:table-cell table:style-name="ce6" table:formula="of:=DEC2HEX((437500/[.H14])-30.125)" office:value-type="string" office:string-value="1D3" calcext:value-type="string">
            <text:p>1D3</text:p>
          </table:table-cell>
          <table:table-cell table:style-name="ce6" table:formula="of:=LEN(TEXT([.I14];&quot;####&quot;))" office:value-type="float" office:value="2" calcext:value-type="float">
            <text:p>2</text:p>
          </table:table-cell>
          <table:table-cell table:style-name="ce6" table:formula="of:=LEN(TEXT([.J14];&quot;####&quot;))" office:value-type="float" office:value="3" calcext:value-type="float">
            <text:p>3</text:p>
          </table:table-cell>
          <table:table-cell table:style-name="ce6" table:formula="of:=IF([.K14]&lt;&gt;0;LEFT(&quot;0x0000&quot;;6-[.K14])&amp;[.I14];&quot;0x0000&quot;)" office:value-type="string" office:string-value="0x00DB" calcext:value-type="string">
            <text:p>0x00DB</text:p>
          </table:table-cell>
          <table:table-cell table:style-name="ce6" table:formula="of:=IF([.L14]&lt;&gt;0;LEFT(&quot;0x0000&quot;;6-[.L14])&amp;[.J14];&quot;0x0000&quot;)" office:value-type="string" office:string-value="0x01D3" calcext:value-type="string">
            <text:p>0x01D3</text:p>
          </table:table-cell>
          <table:table-cell table:style-name="ce6" table:formula="of:=&quot;DW &quot;&amp;[.M14]&amp;&quot;, &quot;&amp;[.N14]" office:value-type="string" office:string-value="DW 0x00DB, 0x01D3" calcext:value-type="string">
            <text:p>DW 0x00DB, 0x01D3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5]" office:value-type="float" office:value="1" calcext:value-type="float">
            <text:p>1</text:p>
          </table:table-cell>
          <table:table-cell table:style-name="ce6" table:formula="of:=VLOOKUP([.A15];[.$R$3:.$S$8];2;0)+[.B15]" office:value-type="float" office:value="0" calcext:value-type="float">
            <text:p>0</text:p>
          </table:table-cell>
          <table:table-cell table:style-name="ce11" table:formula="of:=[.$B$1]*POWER([.$C$1];[.G15])" office:value-type="float" office:value="261.63" calcext:value-type="float">
            <text:p>261.63</text:p>
          </table:table-cell>
          <table:table-cell table:style-name="ce6" table:formula="of:=DEC2HEX([.H15]*[.F15])" office:value-type="string" office:string-value="105" calcext:value-type="string">
            <text:p>105</text:p>
          </table:table-cell>
          <table:table-cell table:style-name="ce6" table:formula="of:=DEC2HEX((437500/[.H15])-30.125)" office:value-type="string" office:string-value="66A" calcext:value-type="string">
            <text:p>66A</text:p>
          </table:table-cell>
          <table:table-cell table:style-name="ce6" table:formula="of:=LEN(TEXT([.I15];&quot;####&quot;))" office:value-type="float" office:value="3" calcext:value-type="float">
            <text:p>3</text:p>
          </table:table-cell>
          <table:table-cell table:style-name="ce6" table:formula="of:=LEN(TEXT([.J15];&quot;####&quot;))" office:value-type="float" office:value="3" calcext:value-type="float">
            <text:p>3</text:p>
          </table:table-cell>
          <table:table-cell table:style-name="ce6" table:formula="of:=IF([.K15]&lt;&gt;0;LEFT(&quot;0x0000&quot;;6-[.K15])&amp;[.I15];&quot;0x0000&quot;)" office:value-type="string" office:string-value="0x0105" calcext:value-type="string">
            <text:p>0x0105</text:p>
          </table:table-cell>
          <table:table-cell table:style-name="ce6" table:formula="of:=IF([.L15]&lt;&gt;0;LEFT(&quot;0x0000&quot;;6-[.L15])&amp;[.J15];&quot;0x0000&quot;)" office:value-type="string" office:string-value="0x066A" calcext:value-type="string">
            <text:p>0x066A</text:p>
          </table:table-cell>
          <table:table-cell table:style-name="ce6" table:formula="of:=&quot;DW &quot;&amp;[.M15]&amp;&quot;, &quot;&amp;[.N15]" office:value-type="string" office:string-value="DW 0x0105, 0x066A" calcext:value-type="string">
            <text:p>DW 0x0105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6]" office:value-type="float" office:value="0.5" calcext:value-type="float">
            <text:p>0.5</text:p>
          </table:table-cell>
          <table:table-cell table:style-name="ce6" table:formula="of:=VLOOKUP([.A16];[.$R$3:.$S$8];2;0)+[.B16]" office:value-type="float" office:value="16" calcext:value-type="float">
            <text:p>16</text:p>
          </table:table-cell>
          <table:table-cell table:style-name="ce11" table:formula="of:=[.$B$1]*POWER([.$C$1];[.G16])" office:value-type="float" office:value="658.987426407559" calcext:value-type="float">
            <text:p>658.99</text:p>
          </table:table-cell>
          <table:table-cell table:style-name="ce6" table:formula="of:=DEC2HEX([.H16]*[.F16])" office:value-type="string" office:string-value="149" calcext:value-type="string">
            <text:p>149</text:p>
          </table:table-cell>
          <table:table-cell table:style-name="ce6" table:formula="of:=DEC2HEX((437500/[.H16])-30.125)" office:value-type="string" office:string-value="279" calcext:value-type="string">
            <text:p>279</text:p>
          </table:table-cell>
          <table:table-cell table:style-name="ce6" table:formula="of:=LEN(TEXT([.I16];&quot;####&quot;))" office:value-type="float" office:value="3" calcext:value-type="float">
            <text:p>3</text:p>
          </table:table-cell>
          <table:table-cell table:style-name="ce6" table:formula="of:=LEN(TEXT([.J16];&quot;####&quot;))" office:value-type="float" office:value="3" calcext:value-type="float">
            <text:p>3</text:p>
          </table:table-cell>
          <table:table-cell table:style-name="ce6" table:formula="of:=IF([.K16]&lt;&gt;0;LEFT(&quot;0x0000&quot;;6-[.K16])&amp;[.I16];&quot;0x0000&quot;)" office:value-type="string" office:string-value="0x0149" calcext:value-type="string">
            <text:p>0x0149</text:p>
          </table:table-cell>
          <table:table-cell table:style-name="ce6" table:formula="of:=IF([.L16]&lt;&gt;0;LEFT(&quot;0x0000&quot;;6-[.L16])&amp;[.J16];&quot;0x0000&quot;)" office:value-type="string" office:string-value="0x0279" calcext:value-type="string">
            <text:p>0x0279</text:p>
          </table:table-cell>
          <table:table-cell table:style-name="ce6" table:formula="of:=&quot;DW &quot;&amp;[.M16]&amp;&quot;, &quot;&amp;[.N16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7]" office:value-type="float" office:value="0.25" calcext:value-type="float">
            <text:p>0.25</text:p>
          </table:table-cell>
          <table:table-cell table:style-name="ce6" table:formula="of:=VLOOKUP([.A17];[.$R$3:.$S$8];2;0)+[.B17]" office:value-type="float" office:value="15" calcext:value-type="float">
            <text:p>15</text:p>
          </table:table-cell>
          <table:table-cell table:style-name="ce11" table:formula="of:=[.$B$1]*POWER([.$C$1];[.G17])" office:value-type="float" office:value="622.017751580927" calcext:value-type="float">
            <text:p>622.02</text:p>
          </table:table-cell>
          <table:table-cell table:style-name="ce6" table:formula="of:=DEC2HEX([.H17]*[.F17])" office:value-type="string" office:string-value="9B" calcext:value-type="string">
            <text:p>9B</text:p>
          </table:table-cell>
          <table:table-cell table:style-name="ce6" table:formula="of:=DEC2HEX((437500/[.H17])-30.125)" office:value-type="string" office:string-value="2A1" calcext:value-type="string">
            <text:p>2A1</text:p>
          </table:table-cell>
          <table:table-cell table:style-name="ce6" table:formula="of:=LEN(TEXT([.I17];&quot;####&quot;))" office:value-type="float" office:value="2" calcext:value-type="float">
            <text:p>2</text:p>
          </table:table-cell>
          <table:table-cell table:style-name="ce6" table:formula="of:=LEN(TEXT([.J17];&quot;####&quot;))" office:value-type="float" office:value="3" calcext:value-type="float">
            <text:p>3</text:p>
          </table:table-cell>
          <table:table-cell table:style-name="ce6" table:formula="of:=IF([.K17]&lt;&gt;0;LEFT(&quot;0x0000&quot;;6-[.K17])&amp;[.I17];&quot;0x0000&quot;)" office:value-type="string" office:string-value="0x009B" calcext:value-type="string">
            <text:p>0x009B</text:p>
          </table:table-cell>
          <table:table-cell table:style-name="ce6" table:formula="of:=IF([.L17]&lt;&gt;0;LEFT(&quot;0x0000&quot;;6-[.L17])&amp;[.J17];&quot;0x0000&quot;)" office:value-type="string" office:string-value="0x02A1" calcext:value-type="string">
            <text:p>0x02A1</text:p>
          </table:table-cell>
          <table:table-cell table:style-name="ce6" table:formula="of:=&quot;DW &quot;&amp;[.M17]&amp;&quot;, &quot;&amp;[.N17]" office:value-type="string" office:string-value="DW 0x009B, 0x02A1" calcext:value-type="string">
            <text:p>DW 0x009B, 0x02A1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8]" office:value-type="float" office:value="0.25" calcext:value-type="float">
            <text:p>0.25</text:p>
          </table:table-cell>
          <table:table-cell table:style-name="ce6" table:formula="of:=VLOOKUP([.A18];[.$R$3:.$S$8];2;0)+[.B18]" office:value-type="float" office:value="16" calcext:value-type="float">
            <text:p>16</text:p>
          </table:table-cell>
          <table:table-cell table:style-name="ce11" table:formula="of:=[.$B$1]*POWER([.$C$1];[.G18])" office:value-type="float" office:value="658.987426407559" calcext:value-type="float">
            <text:p>658.99</text:p>
          </table:table-cell>
          <table:table-cell table:style-name="ce6" table:formula="of:=DEC2HEX([.H18]*[.F18])" office:value-type="string" office:string-value="A4" calcext:value-type="string">
            <text:p>A4</text:p>
          </table:table-cell>
          <table:table-cell table:style-name="ce6" table:formula="of:=DEC2HEX((437500/[.H18])-30.125)" office:value-type="string" office:string-value="279" calcext:value-type="string">
            <text:p>279</text:p>
          </table:table-cell>
          <table:table-cell table:style-name="ce6" table:formula="of:=LEN(TEXT([.I18];&quot;####&quot;))" office:value-type="float" office:value="2" calcext:value-type="float">
            <text:p>2</text:p>
          </table:table-cell>
          <table:table-cell table:style-name="ce6" table:formula="of:=LEN(TEXT([.J18];&quot;####&quot;))" office:value-type="float" office:value="3" calcext:value-type="float">
            <text:p>3</text:p>
          </table:table-cell>
          <table:table-cell table:style-name="ce6" table:formula="of:=IF([.K18]&lt;&gt;0;LEFT(&quot;0x0000&quot;;6-[.K18])&amp;[.I18];&quot;0x0000&quot;)" office:value-type="string" office:string-value="0x00A4" calcext:value-type="string">
            <text:p>0x00A4</text:p>
          </table:table-cell>
          <table:table-cell table:style-name="ce6" table:formula="of:=IF([.L18]&lt;&gt;0;LEFT(&quot;0x0000&quot;;6-[.L18])&amp;[.J18];&quot;0x0000&quot;)" office:value-type="string" office:string-value="0x0279" calcext:value-type="string">
            <text:p>0x0279</text:p>
          </table:table-cell>
          <table:table-cell table:style-name="ce6" table:formula="of:=&quot;DW &quot;&amp;[.M18]&amp;&quot;, &quot;&amp;[.N18]" office:value-type="string" office:string-value="DW 0x00A4, 0x0279" calcext:value-type="string">
            <text:p>DW 0x00A4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9]" office:value-type="float" office:value="0.25" calcext:value-type="float">
            <text:p>0.25</text:p>
          </table:table-cell>
          <table:table-cell table:style-name="ce6" table:formula="of:=VLOOKUP([.A19];[.$R$3:.$S$8];2;0)+[.B19]" office:value-type="float" office:value="17" calcext:value-type="float">
            <text:p>17</text:p>
          </table:table-cell>
          <table:table-cell table:style-name="ce11" table:formula="of:=[.$B$1]*POWER([.$C$1];[.G19])" office:value-type="float" office:value="698.154396815087" calcext:value-type="float">
            <text:p>698.15</text:p>
          </table:table-cell>
          <table:table-cell table:style-name="ce6" table:formula="of:=DEC2HEX([.H19]*[.F19])" office:value-type="string" office:string-value="AE" calcext:value-type="string">
            <text:p>AE</text:p>
          </table:table-cell>
          <table:table-cell table:style-name="ce6" table:formula="of:=DEC2HEX((437500/[.H19])-30.125)" office:value-type="string" office:string-value="254" calcext:value-type="string">
            <text:p>254</text:p>
          </table:table-cell>
          <table:table-cell table:style-name="ce6" table:formula="of:=LEN(TEXT([.I19];&quot;####&quot;))" office:value-type="float" office:value="2" calcext:value-type="float">
            <text:p>2</text:p>
          </table:table-cell>
          <table:table-cell table:style-name="ce6" table:formula="of:=LEN(TEXT([.J19];&quot;####&quot;))" office:value-type="float" office:value="3" calcext:value-type="float">
            <text:p>3</text:p>
          </table:table-cell>
          <table:table-cell table:style-name="ce6" table:formula="of:=IF([.K19]&lt;&gt;0;LEFT(&quot;0x0000&quot;;6-[.K19])&amp;[.I19];&quot;0x0000&quot;)" office:value-type="string" office:string-value="0x00AE" calcext:value-type="string">
            <text:p>0x00AE</text:p>
          </table:table-cell>
          <table:table-cell table:style-name="ce6" table:formula="of:=IF([.L19]&lt;&gt;0;LEFT(&quot;0x0000&quot;;6-[.L19])&amp;[.J19];&quot;0x0000&quot;)" office:value-type="string" office:string-value="0x0254" calcext:value-type="string">
            <text:p>0x0254</text:p>
          </table:table-cell>
          <table:table-cell table:style-name="ce6" table:formula="of:=&quot;DW &quot;&amp;[.M19]&amp;&quot;, &quot;&amp;[.N19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0]" office:value-type="float" office:value="0.5" calcext:value-type="float">
            <text:p>0.5</text:p>
          </table:table-cell>
          <table:table-cell table:style-name="ce6" table:formula="of:=VLOOKUP([.A20];[.$R$3:.$S$8];2;0)+[.B20]" office:value-type="float" office:value="-8" calcext:value-type="float">
            <text:p>-8</text:p>
          </table:table-cell>
          <table:table-cell table:style-name="ce11" table:formula="of:=[.$B$1]*POWER([.$C$1];[.G20])" office:value-type="float" office:value="164.851440974282" calcext:value-type="float">
            <text:p>164.85</text:p>
          </table:table-cell>
          <table:table-cell table:style-name="ce6" table:formula="of:=DEC2HEX([.H20]*[.F20])" office:value-type="string" office:string-value="52" calcext:value-type="string">
            <text:p>52</text:p>
          </table:table-cell>
          <table:table-cell table:style-name="ce6" table:formula="of:=DEC2HEX((437500/[.H20])-30.125)" office:value-type="string" office:string-value="A3F" calcext:value-type="string">
            <text:p>A3F</text:p>
          </table:table-cell>
          <table:table-cell table:style-name="ce6" table:formula="of:=LEN(TEXT([.I20];&quot;####&quot;))" office:value-type="float" office:value="2" calcext:value-type="float">
            <text:p>2</text:p>
          </table:table-cell>
          <table:table-cell table:style-name="ce6" table:formula="of:=LEN(TEXT([.J20];&quot;####&quot;))" office:value-type="float" office:value="3" calcext:value-type="float">
            <text:p>3</text:p>
          </table:table-cell>
          <table:table-cell table:style-name="ce6" table:formula="of:=IF([.K20]&lt;&gt;0;LEFT(&quot;0x0000&quot;;6-[.K20])&amp;[.I20];&quot;0x0000&quot;)" office:value-type="string" office:string-value="0x0052" calcext:value-type="string">
            <text:p>0x0052</text:p>
          </table:table-cell>
          <table:table-cell table:style-name="ce6" table:formula="of:=IF([.L20]&lt;&gt;0;LEFT(&quot;0x0000&quot;;6-[.L20])&amp;[.J20];&quot;0x0000&quot;)" office:value-type="string" office:string-value="0x0A3F" calcext:value-type="string">
            <text:p>0x0A3F</text:p>
          </table:table-cell>
          <table:table-cell table:style-name="ce6" table:formula="of:=&quot;DW &quot;&amp;[.M20]&amp;&quot;, &quot;&amp;[.N20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1]" office:value-type="float" office:value="0.375" calcext:value-type="float">
            <text:p>0.375</text:p>
          </table:table-cell>
          <table:table-cell table:style-name="ce6" table:formula="of:=VLOOKUP([.A21];[.$R$3:.$S$8];2;0)+[.B21]" office:value-type="float" office:value="16" calcext:value-type="float">
            <text:p>16</text:p>
          </table:table-cell>
          <table:table-cell table:style-name="ce11" table:formula="of:=[.$B$1]*POWER([.$C$1];[.G21])" office:value-type="float" office:value="658.987426407559" calcext:value-type="float">
            <text:p>658.99</text:p>
          </table:table-cell>
          <table:table-cell table:style-name="ce6" table:formula="of:=DEC2HEX([.H21]*[.F21])" office:value-type="string" office:string-value="F7" calcext:value-type="string">
            <text:p>F7</text:p>
          </table:table-cell>
          <table:table-cell table:style-name="ce6" table:formula="of:=DEC2HEX((437500/[.H21])-30.125)" office:value-type="string" office:string-value="279" calcext:value-type="string">
            <text:p>279</text:p>
          </table:table-cell>
          <table:table-cell table:style-name="ce6" table:formula="of:=LEN(TEXT([.I21];&quot;####&quot;))" office:value-type="float" office:value="2" calcext:value-type="float">
            <text:p>2</text:p>
          </table:table-cell>
          <table:table-cell table:style-name="ce6" table:formula="of:=LEN(TEXT([.J21];&quot;####&quot;))" office:value-type="float" office:value="3" calcext:value-type="float">
            <text:p>3</text:p>
          </table:table-cell>
          <table:table-cell table:style-name="ce6" table:formula="of:=IF([.K21]&lt;&gt;0;LEFT(&quot;0x0000&quot;;6-[.K21])&amp;[.I21];&quot;0x0000&quot;)" office:value-type="string" office:string-value="0x00F7" calcext:value-type="string">
            <text:p>0x00F7</text:p>
          </table:table-cell>
          <table:table-cell table:style-name="ce6" table:formula="of:=IF([.L21]&lt;&gt;0;LEFT(&quot;0x0000&quot;;6-[.L21])&amp;[.J21];&quot;0x0000&quot;)" office:value-type="string" office:string-value="0x0279" calcext:value-type="string">
            <text:p>0x0279</text:p>
          </table:table-cell>
          <table:table-cell table:style-name="ce6" table:formula="of:=&quot;DW &quot;&amp;[.M21]&amp;&quot;, &quot;&amp;[.N21]" office:value-type="string" office:string-value="DW 0x00F7, 0x0279" calcext:value-type="string">
            <text:p>DW 0x00F7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2]" office:value-type="float" office:value="0.5" calcext:value-type="float">
            <text:p>0.5</text:p>
          </table:table-cell>
          <table:table-cell table:style-name="ce6" table:formula="of:=VLOOKUP([.A22];[.$R$3:.$S$8];2;0)+[.B22]" office:value-type="float" office:value="4" calcext:value-type="float">
            <text:p>4</text:p>
          </table:table-cell>
          <table:table-cell table:style-name="ce11" table:formula="of:=[.$B$1]*POWER([.$C$1];[.G22])" office:value-type="float" office:value="329.598280983411" calcext:value-type="float">
            <text:p>329.60</text:p>
          </table:table-cell>
          <table:table-cell table:style-name="ce6" table:formula="of:=DEC2HEX([.H22]*[.F22])" office:value-type="string" office:string-value="A4" calcext:value-type="string">
            <text:p>A4</text:p>
          </table:table-cell>
          <table:table-cell table:style-name="ce6" table:formula="of:=DEC2HEX((437500/[.H22])-30.125)" office:value-type="string" office:string-value="511" calcext:value-type="string">
            <text:p>511</text:p>
          </table:table-cell>
          <table:table-cell table:style-name="ce6" table:formula="of:=LEN(TEXT([.I22];&quot;####&quot;))" office:value-type="float" office:value="2" calcext:value-type="float">
            <text:p>2</text:p>
          </table:table-cell>
          <table:table-cell table:style-name="ce6" table:formula="of:=LEN(TEXT([.J22];&quot;####&quot;))" office:value-type="float" office:value="3" calcext:value-type="float">
            <text:p>3</text:p>
          </table:table-cell>
          <table:table-cell table:style-name="ce6" table:formula="of:=IF([.K22]&lt;&gt;0;LEFT(&quot;0x0000&quot;;6-[.K22])&amp;[.I22];&quot;0x0000&quot;)" office:value-type="string" office:string-value="0x00A4" calcext:value-type="string">
            <text:p>0x00A4</text:p>
          </table:table-cell>
          <table:table-cell table:style-name="ce6" table:formula="of:=IF([.L22]&lt;&gt;0;LEFT(&quot;0x0000&quot;;6-[.L22])&amp;[.J22];&quot;0x0000&quot;)" office:value-type="string" office:string-value="0x0511" calcext:value-type="string">
            <text:p>0x0511</text:p>
          </table:table-cell>
          <table:table-cell table:style-name="ce6" table:formula="of:=&quot;DW &quot;&amp;[.M22]&amp;&quot;, &quot;&amp;[.N22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3]" office:value-type="float" office:value="0.375" calcext:value-type="float">
            <text:p>0.375</text:p>
          </table:table-cell>
          <table:table-cell table:style-name="ce6" table:formula="of:=VLOOKUP([.A23];[.$R$3:.$S$8];2;0)+[.B23]" office:value-type="float" office:value="8" calcext:value-type="float">
            <text:p>8</text:p>
          </table:table-cell>
          <table:table-cell table:style-name="ce11" table:formula="of:=[.$B$1]*POWER([.$C$1];[.G23])" office:value-type="float" office:value="415.223891859572" calcext:value-type="float">
            <text:p>415.22</text:p>
          </table:table-cell>
          <table:table-cell table:style-name="ce6" table:formula="of:=DEC2HEX([.H23]*[.F23])" office:value-type="string" office:string-value="9B" calcext:value-type="string">
            <text:p>9B</text:p>
          </table:table-cell>
          <table:table-cell table:style-name="ce6" table:formula="of:=DEC2HEX((437500/[.H23])-30.125)" office:value-type="string" office:string-value="3FF" calcext:value-type="string">
            <text:p>3FF</text:p>
          </table:table-cell>
          <table:table-cell table:style-name="ce6" table:formula="of:=LEN(TEXT([.I23];&quot;####&quot;))" office:value-type="float" office:value="2" calcext:value-type="float">
            <text:p>2</text:p>
          </table:table-cell>
          <table:table-cell table:style-name="ce6" table:formula="of:=LEN(TEXT([.J23];&quot;####&quot;))" office:value-type="float" office:value="3" calcext:value-type="float">
            <text:p>3</text:p>
          </table:table-cell>
          <table:table-cell table:style-name="ce6" table:formula="of:=IF([.K23]&lt;&gt;0;LEFT(&quot;0x0000&quot;;6-[.K23])&amp;[.I23];&quot;0x0000&quot;)" office:value-type="string" office:string-value="0x009B" calcext:value-type="string">
            <text:p>0x009B</text:p>
          </table:table-cell>
          <table:table-cell table:style-name="ce6" table:formula="of:=IF([.L23]&lt;&gt;0;LEFT(&quot;0x0000&quot;;6-[.L23])&amp;[.J23];&quot;0x0000&quot;)" office:value-type="string" office:string-value="0x03FF" calcext:value-type="string">
            <text:p>0x03FF</text:p>
          </table:table-cell>
          <table:table-cell table:style-name="ce6" table:formula="of:=&quot;DW &quot;&amp;[.M23]&amp;&quot;, &quot;&amp;[.N23]" office:value-type="string" office:string-value="DW 0x009B, 0x03FF" calcext:value-type="string">
            <text:p>DW 0x009B, 0x03FF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4]" office:value-type="float" office:value="0.25" calcext:value-type="float">
            <text:p>0.25</text:p>
          </table:table-cell>
          <table:table-cell table:style-name="ce6" table:formula="of:=VLOOKUP([.A24];[.$R$3:.$S$8];2;0)+[.B24]" office:value-type="float" office:value="11" calcext:value-type="float">
            <text:p>11</text:p>
          </table:table-cell>
          <table:table-cell table:style-name="ce11" table:formula="of:=[.$B$1]*POWER([.$C$1];[.G24])" office:value-type="float" office:value="493.748037339759" calcext:value-type="float">
            <text:p>493.75</text:p>
          </table:table-cell>
          <table:table-cell table:style-name="ce6" table:formula="of:=DEC2HEX([.H24]*[.F24])" office:value-type="string" office:string-value="7B" calcext:value-type="string">
            <text:p>7B</text:p>
          </table:table-cell>
          <table:table-cell table:style-name="ce6" table:formula="of:=DEC2HEX((437500/[.H24])-30.125)" office:value-type="string" office:string-value="357" calcext:value-type="string">
            <text:p>357</text:p>
          </table:table-cell>
          <table:table-cell table:style-name="ce6" table:formula="of:=LEN(TEXT([.I24];&quot;####&quot;))" office:value-type="float" office:value="2" calcext:value-type="float">
            <text:p>2</text:p>
          </table:table-cell>
          <table:table-cell table:style-name="ce6" table:formula="of:=LEN(TEXT([.J24];&quot;####&quot;))" office:value-type="float" office:value="3" calcext:value-type="float">
            <text:p>3</text:p>
          </table:table-cell>
          <table:table-cell table:style-name="ce6" table:formula="of:=IF([.K24]&lt;&gt;0;LEFT(&quot;0x0000&quot;;6-[.K24])&amp;[.I24];&quot;0x0000&quot;)" office:value-type="string" office:string-value="0x007B" calcext:value-type="string">
            <text:p>0x007B</text:p>
          </table:table-cell>
          <table:table-cell table:style-name="ce6" table:formula="of:=IF([.L24]&lt;&gt;0;LEFT(&quot;0x0000&quot;;6-[.L24])&amp;[.J24];&quot;0x0000&quot;)" office:value-type="string" office:string-value="0x0357" calcext:value-type="string">
            <text:p>0x0357</text:p>
          </table:table-cell>
          <table:table-cell table:style-name="ce6" table:formula="of:=&quot;DW &quot;&amp;[.M24]&amp;&quot;, &quot;&amp;[.N24]" office:value-type="string" office:string-value="DW 0x007B, 0x0357" calcext:value-type="string">
            <text:p>DW 0x007B, 0x0357</text:p>
          </table:table-cell>
          <table:table-cell table:number-columns-repeated="100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formula="of:=0.5*[.C25]" office:value-type="float" office:value="0.25" calcext:value-type="float">
            <text:p>0.25</text:p>
          </table:table-cell>
          <table:table-cell table:style-name="ce6" table:formula="of:=VLOOKUP([.A25];[.$R$3:.$S$8];2;0)+[.B25]" office:value-type="float" office:value="19" calcext:value-type="float">
            <text:p>19</text:p>
          </table:table-cell>
          <table:table-cell table:style-name="ce11" table:formula="of:=[.$B$1]*POWER([.$C$1];[.G25])" office:value-type="float" office:value="783.610372137141" calcext:value-type="float">
            <text:p>783.61</text:p>
          </table:table-cell>
          <table:table-cell table:style-name="ce6" table:formula="of:=DEC2HEX([.H25]*[.F25])" office:value-type="string" office:string-value="C3" calcext:value-type="string">
            <text:p>C3</text:p>
          </table:table-cell>
          <table:table-cell table:style-name="ce6" table:formula="of:=DEC2HEX((437500/[.H25])-30.125)" office:value-type="string" office:string-value="210" calcext:value-type="string">
            <text:p>210</text:p>
          </table:table-cell>
          <table:table-cell table:style-name="ce6" table:formula="of:=LEN(TEXT([.I25];&quot;####&quot;))" office:value-type="float" office:value="2" calcext:value-type="float">
            <text:p>2</text:p>
          </table:table-cell>
          <table:table-cell table:style-name="ce6" table:formula="of:=LEN(TEXT([.J25];&quot;####&quot;))" office:value-type="float" office:value="3" calcext:value-type="float">
            <text:p>3</text:p>
          </table:table-cell>
          <table:table-cell table:style-name="ce6" table:formula="of:=IF([.K25]&lt;&gt;0;LEFT(&quot;0x0000&quot;;6-[.K25])&amp;[.I25];&quot;0x0000&quot;)" office:value-type="string" office:string-value="0x00C3" calcext:value-type="string">
            <text:p>0x00C3</text:p>
          </table:table-cell>
          <table:table-cell table:style-name="ce6" table:formula="of:=IF([.L25]&lt;&gt;0;LEFT(&quot;0x0000&quot;;6-[.L25])&amp;[.J25];&quot;0x0000&quot;)" office:value-type="string" office:string-value="0x0210" calcext:value-type="string">
            <text:p>0x0210</text:p>
          </table:table-cell>
          <table:table-cell table:style-name="ce6" table:formula="of:=&quot;DW &quot;&amp;[.M25]&amp;&quot;, &quot;&amp;[.N25]" office:value-type="string" office:string-value="DW 0x00C3, 0x0210" calcext:value-type="string">
            <text:p>DW 0x00C3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6]" office:value-type="float" office:value="1" calcext:value-type="float">
            <text:p>1</text:p>
          </table:table-cell>
          <table:table-cell table:style-name="ce6" table:formula="of:=VLOOKUP([.A26];[.$R$3:.$S$8];2;0)+[.B26]" office:value-type="float" office:value="-3" calcext:value-type="float">
            <text:p>-3</text:p>
          </table:table-cell>
          <table:table-cell table:style-name="ce11" table:formula="of:=[.$B$1]*POWER([.$C$1];[.G26])" office:value-type="float" office:value="220.021182084144" calcext:value-type="float">
            <text:p>220.02</text:p>
          </table:table-cell>
          <table:table-cell table:style-name="ce6" table:formula="of:=DEC2HEX([.H26]*[.F26])" office:value-type="string" office:string-value="DC" calcext:value-type="string">
            <text:p>DC</text:p>
          </table:table-cell>
          <table:table-cell table:style-name="ce6" table:formula="of:=DEC2HEX((437500/[.H26])-30.125)" office:value-type="string" office:string-value="7A6" calcext:value-type="string">
            <text:p>7A6</text:p>
          </table:table-cell>
          <table:table-cell table:style-name="ce6" table:formula="of:=LEN(TEXT([.I26];&quot;####&quot;))" office:value-type="float" office:value="2" calcext:value-type="float">
            <text:p>2</text:p>
          </table:table-cell>
          <table:table-cell table:style-name="ce6" table:formula="of:=LEN(TEXT([.J26];&quot;####&quot;))" office:value-type="float" office:value="3" calcext:value-type="float">
            <text:p>3</text:p>
          </table:table-cell>
          <table:table-cell table:style-name="ce6" table:formula="of:=IF([.K26]&lt;&gt;0;LEFT(&quot;0x0000&quot;;6-[.K26])&amp;[.I26];&quot;0x0000&quot;)" office:value-type="string" office:string-value="0x00DC" calcext:value-type="string">
            <text:p>0x00DC</text:p>
          </table:table-cell>
          <table:table-cell table:style-name="ce6" table:formula="of:=IF([.L26]&lt;&gt;0;LEFT(&quot;0x0000&quot;;6-[.L26])&amp;[.J26];&quot;0x0000&quot;)" office:value-type="string" office:string-value="0x07A6" calcext:value-type="string">
            <text:p>0x07A6</text:p>
          </table:table-cell>
          <table:table-cell table:style-name="ce6" table:formula="of:=&quot;DW &quot;&amp;[.M26]&amp;&quot;, &quot;&amp;[.N26]" office:value-type="string" office:string-value="DW 0x00DC, 0x07A6" calcext:value-type="string">
            <text:p>DW 0x00DC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7]" office:value-type="float" office:value="0.5" calcext:value-type="float">
            <text:p>0.5</text:p>
          </table:table-cell>
          <table:table-cell table:style-name="ce6" table:formula="of:=VLOOKUP([.A27];[.$R$3:.$S$8];2;0)+[.B27]" office:value-type="float" office:value="12" calcext:value-type="float">
            <text:p>12</text:p>
          </table:table-cell>
          <table:table-cell table:style-name="ce11" table:formula="of:=[.$B$1]*POWER([.$C$1];[.G27])" office:value-type="float" office:value="523.093991438891" calcext:value-type="float">
            <text:p>523.09</text:p>
          </table:table-cell>
          <table:table-cell table:style-name="ce6" table:formula="of:=DEC2HEX([.H27]*[.F27])" office:value-type="string" office:string-value="105" calcext:value-type="string">
            <text:p>105</text:p>
          </table:table-cell>
          <table:table-cell table:style-name="ce6" table:formula="of:=DEC2HEX((437500/[.H27])-30.125)" office:value-type="string" office:string-value="326" calcext:value-type="string">
            <text:p>326</text:p>
          </table:table-cell>
          <table:table-cell table:style-name="ce6" table:formula="of:=LEN(TEXT([.I27];&quot;####&quot;))" office:value-type="float" office:value="3" calcext:value-type="float">
            <text:p>3</text:p>
          </table:table-cell>
          <table:table-cell table:style-name="ce6" table:formula="of:=LEN(TEXT([.J27];&quot;####&quot;))" office:value-type="float" office:value="3" calcext:value-type="float">
            <text:p>3</text:p>
          </table:table-cell>
          <table:table-cell table:style-name="ce6" table:formula="of:=IF([.K27]&lt;&gt;0;LEFT(&quot;0x0000&quot;;6-[.K27])&amp;[.I27];&quot;0x0000&quot;)" office:value-type="string" office:string-value="0x0105" calcext:value-type="string">
            <text:p>0x0105</text:p>
          </table:table-cell>
          <table:table-cell table:style-name="ce6" table:formula="of:=IF([.L27]&lt;&gt;0;LEFT(&quot;0x0000&quot;;6-[.L27])&amp;[.J27];&quot;0x0000&quot;)" office:value-type="string" office:string-value="0x0326" calcext:value-type="string">
            <text:p>0x0326</text:p>
          </table:table-cell>
          <table:table-cell table:style-name="ce6" table:formula="of:=&quot;DW &quot;&amp;[.M27]&amp;&quot;, &quot;&amp;[.N27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8]" office:value-type="float" office:value="0.375" calcext:value-type="float">
            <text:p>0.375</text:p>
          </table:table-cell>
          <table:table-cell table:style-name="ce6" table:formula="of:=VLOOKUP([.A28];[.$R$3:.$S$8];2;0)+[.B28]" office:value-type="float" office:value="16" calcext:value-type="float">
            <text:p>16</text:p>
          </table:table-cell>
          <table:table-cell table:style-name="ce11" table:formula="of:=[.$B$1]*POWER([.$C$1];[.G28])" office:value-type="float" office:value="658.987426407559" calcext:value-type="float">
            <text:p>658.99</text:p>
          </table:table-cell>
          <table:table-cell table:style-name="ce6" table:formula="of:=DEC2HEX([.H28]*[.F28])" office:value-type="string" office:string-value="F7" calcext:value-type="string">
            <text:p>F7</text:p>
          </table:table-cell>
          <table:table-cell table:style-name="ce6" table:formula="of:=DEC2HEX((437500/[.H28])-30.125)" office:value-type="string" office:string-value="279" calcext:value-type="string">
            <text:p>279</text:p>
          </table:table-cell>
          <table:table-cell table:style-name="ce6" table:formula="of:=LEN(TEXT([.I28];&quot;####&quot;))" office:value-type="float" office:value="2" calcext:value-type="float">
            <text:p>2</text:p>
          </table:table-cell>
          <table:table-cell table:style-name="ce6" table:formula="of:=LEN(TEXT([.J28];&quot;####&quot;))" office:value-type="float" office:value="3" calcext:value-type="float">
            <text:p>3</text:p>
          </table:table-cell>
          <table:table-cell table:style-name="ce6" table:formula="of:=IF([.K28]&lt;&gt;0;LEFT(&quot;0x0000&quot;;6-[.K28])&amp;[.I28];&quot;0x0000&quot;)" office:value-type="string" office:string-value="0x00F7" calcext:value-type="string">
            <text:p>0x00F7</text:p>
          </table:table-cell>
          <table:table-cell table:style-name="ce6" table:formula="of:=IF([.L28]&lt;&gt;0;LEFT(&quot;0x0000&quot;;6-[.L28])&amp;[.J28];&quot;0x0000&quot;)" office:value-type="string" office:string-value="0x0279" calcext:value-type="string">
            <text:p>0x0279</text:p>
          </table:table-cell>
          <table:table-cell table:style-name="ce6" table:formula="of:=&quot;DW &quot;&amp;[.M28]&amp;&quot;, &quot;&amp;[.N28]" office:value-type="string" office:string-value="DW 0x00F7, 0x0279" calcext:value-type="string">
            <text:p>DW 0x00F7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9]" office:value-type="float" office:value="0.25" calcext:value-type="float">
            <text:p>0.25</text:p>
          </table:table-cell>
          <table:table-cell table:style-name="ce6" table:formula="of:=VLOOKUP([.A29];[.$R$3:.$S$8];2;0)+[.B29]" office:value-type="float" office:value="21" calcext:value-type="float">
            <text:p>21</text:p>
          </table:table-cell>
          <table:table-cell table:style-name="ce11" table:formula="of:=[.$B$1]*POWER([.$C$1];[.G29])" office:value-type="float" office:value="879.526388607053" calcext:value-type="float">
            <text:p>879.53</text:p>
          </table:table-cell>
          <table:table-cell table:style-name="ce6" table:formula="of:=DEC2HEX([.H29]*[.F29])" office:value-type="string" office:string-value="DB" calcext:value-type="string">
            <text:p>DB</text:p>
          </table:table-cell>
          <table:table-cell table:style-name="ce6" table:formula="of:=DEC2HEX((437500/[.H29])-30.125)" office:value-type="string" office:string-value="1D3" calcext:value-type="string">
            <text:p>1D3</text:p>
          </table:table-cell>
          <table:table-cell table:style-name="ce6" table:formula="of:=LEN(TEXT([.I29];&quot;####&quot;))" office:value-type="float" office:value="2" calcext:value-type="float">
            <text:p>2</text:p>
          </table:table-cell>
          <table:table-cell table:style-name="ce6" table:formula="of:=LEN(TEXT([.J29];&quot;####&quot;))" office:value-type="float" office:value="3" calcext:value-type="float">
            <text:p>3</text:p>
          </table:table-cell>
          <table:table-cell table:style-name="ce6" table:formula="of:=IF([.K29]&lt;&gt;0;LEFT(&quot;0x0000&quot;;6-[.K29])&amp;[.I29];&quot;0x0000&quot;)" office:value-type="string" office:string-value="0x00DB" calcext:value-type="string">
            <text:p>0x00DB</text:p>
          </table:table-cell>
          <table:table-cell table:style-name="ce6" table:formula="of:=IF([.L29]&lt;&gt;0;LEFT(&quot;0x0000&quot;;6-[.L29])&amp;[.J29];&quot;0x0000&quot;)" office:value-type="string" office:string-value="0x01D3" calcext:value-type="string">
            <text:p>0x01D3</text:p>
          </table:table-cell>
          <table:table-cell table:style-name="ce6" table:formula="of:=&quot;DW &quot;&amp;[.M29]&amp;&quot;, &quot;&amp;[.N29]" office:value-type="string" office:string-value="DW 0x00DB, 0x01D3" calcext:value-type="string">
            <text:p>DW 0x00DB, 0x01D3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0]" office:value-type="float" office:value="0.5" calcext:value-type="float">
            <text:p>0.5</text:p>
          </table:table-cell>
          <table:table-cell table:style-name="ce6" table:formula="of:=VLOOKUP([.A30];[.$R$3:.$S$8];2;0)+[.B30]" office:value-type="float" office:value="-1" calcext:value-type="float">
            <text:p>-1</text:p>
          </table:table-cell>
          <table:table-cell table:style-name="ce11" table:formula="of:=[.$B$1]*POWER([.$C$1];[.G30])" office:value-type="float" office:value="246.95236634981" calcext:value-type="float">
            <text:p>246.95</text:p>
          </table:table-cell>
          <table:table-cell table:style-name="ce6" table:formula="of:=DEC2HEX([.H30]*[.F30])" office:value-type="string" office:string-value="7B" calcext:value-type="string">
            <text:p>7B</text:p>
          </table:table-cell>
          <table:table-cell table:style-name="ce6" table:formula="of:=DEC2HEX((437500/[.H30])-30.125)" office:value-type="string" office:string-value="6CD" calcext:value-type="string">
            <text:p>6CD</text:p>
          </table:table-cell>
          <table:table-cell table:style-name="ce6" table:formula="of:=LEN(TEXT([.I30];&quot;####&quot;))" office:value-type="float" office:value="2" calcext:value-type="float">
            <text:p>2</text:p>
          </table:table-cell>
          <table:table-cell table:style-name="ce6" table:formula="of:=LEN(TEXT([.J30];&quot;####&quot;))" office:value-type="float" office:value="3" calcext:value-type="float">
            <text:p>3</text:p>
          </table:table-cell>
          <table:table-cell table:style-name="ce6" table:formula="of:=IF([.K30]&lt;&gt;0;LEFT(&quot;0x0000&quot;;6-[.K30])&amp;[.I30];&quot;0x0000&quot;)" office:value-type="string" office:string-value="0x007B" calcext:value-type="string">
            <text:p>0x007B</text:p>
          </table:table-cell>
          <table:table-cell table:style-name="ce6" table:formula="of:=IF([.L30]&lt;&gt;0;LEFT(&quot;0x0000&quot;;6-[.L30])&amp;[.J30];&quot;0x0000&quot;)" office:value-type="string" office:string-value="0x06CD" calcext:value-type="string">
            <text:p>0x06CD</text:p>
          </table:table-cell>
          <table:table-cell table:style-name="ce6" table:formula="of:=&quot;DW &quot;&amp;[.M30]&amp;&quot;, &quot;&amp;[.N30]" office:value-type="string" office:string-value="DW 0x007B, 0x06CD" calcext:value-type="string">
            <text:p>DW 0x007B, 0x06CD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1]" office:value-type="float" office:value="0.375" calcext:value-type="float">
            <text:p>0.375</text:p>
          </table:table-cell>
          <table:table-cell table:style-name="ce6" table:formula="of:=VLOOKUP([.A31];[.$R$3:.$S$8];2;0)+[.B31]" office:value-type="float" office:value="19" calcext:value-type="float">
            <text:p>19</text:p>
          </table:table-cell>
          <table:table-cell table:style-name="ce11" table:formula="of:=[.$B$1]*POWER([.$C$1];[.G31])" office:value-type="float" office:value="783.610372137141" calcext:value-type="float">
            <text:p>783.61</text:p>
          </table:table-cell>
          <table:table-cell table:style-name="ce6" table:formula="of:=DEC2HEX([.H31]*[.F31])" office:value-type="string" office:string-value="125" calcext:value-type="string">
            <text:p>125</text:p>
          </table:table-cell>
          <table:table-cell table:style-name="ce6" table:formula="of:=DEC2HEX((437500/[.H31])-30.125)" office:value-type="string" office:string-value="210" calcext:value-type="string">
            <text:p>210</text:p>
          </table:table-cell>
          <table:table-cell table:style-name="ce6" table:formula="of:=LEN(TEXT([.I31];&quot;####&quot;))" office:value-type="float" office:value="3" calcext:value-type="float">
            <text:p>3</text:p>
          </table:table-cell>
          <table:table-cell table:style-name="ce6" table:formula="of:=LEN(TEXT([.J31];&quot;####&quot;))" office:value-type="float" office:value="3" calcext:value-type="float">
            <text:p>3</text:p>
          </table:table-cell>
          <table:table-cell table:style-name="ce6" table:formula="of:=IF([.K31]&lt;&gt;0;LEFT(&quot;0x0000&quot;;6-[.K31])&amp;[.I31];&quot;0x0000&quot;)" office:value-type="string" office:string-value="0x0125" calcext:value-type="string">
            <text:p>0x0125</text:p>
          </table:table-cell>
          <table:table-cell table:style-name="ce6" table:formula="of:=IF([.L31]&lt;&gt;0;LEFT(&quot;0x0000&quot;;6-[.L31])&amp;[.J31];&quot;0x0000&quot;)" office:value-type="string" office:string-value="0x0210" calcext:value-type="string">
            <text:p>0x0210</text:p>
          </table:table-cell>
          <table:table-cell table:style-name="ce6" table:formula="of:=&quot;DW &quot;&amp;[.M31]&amp;&quot;, &quot;&amp;[.N31]" office:value-type="string" office:string-value="DW 0x0125, 0x0210" calcext:value-type="string">
            <text:p>DW 0x0125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2]" office:value-type="float" office:value="0.25" calcext:value-type="float">
            <text:p>0.25</text:p>
          </table:table-cell>
          <table:table-cell table:style-name="ce6" table:formula="of:=VLOOKUP([.A32];[.$R$3:.$S$8];2;0)+[.B32]" office:value-type="float" office:value="7" calcext:value-type="float">
            <text:p>7</text:p>
          </table:table-cell>
          <table:table-cell table:style-name="ce11" table:formula="of:=[.$B$1]*POWER([.$C$1];[.G32])" office:value-type="float" office:value="391.929528951951" calcext:value-type="float">
            <text:p>391.93</text:p>
          </table:table-cell>
          <table:table-cell table:style-name="ce6" table:formula="of:=DEC2HEX([.H32]*[.F32])" office:value-type="string" office:string-value="61" calcext:value-type="string">
            <text:p>61</text:p>
          </table:table-cell>
          <table:table-cell table:style-name="ce6" table:formula="of:=DEC2HEX((437500/[.H32])-30.125)" office:value-type="string" office:string-value="43E" calcext:value-type="string">
            <text:p>43E</text:p>
          </table:table-cell>
          <table:table-cell table:style-name="ce6" table:formula="of:=LEN(TEXT([.I32];&quot;####&quot;))" office:value-type="float" office:value="2" calcext:value-type="float">
            <text:p>2</text:p>
          </table:table-cell>
          <table:table-cell table:style-name="ce6" table:formula="of:=LEN(TEXT([.J32];&quot;####&quot;))" office:value-type="float" office:value="3" calcext:value-type="float">
            <text:p>3</text:p>
          </table:table-cell>
          <table:table-cell table:style-name="ce6" table:formula="of:=IF([.K32]&lt;&gt;0;LEFT(&quot;0x0000&quot;;6-[.K32])&amp;[.I32];&quot;0x0000&quot;)" office:value-type="string" office:string-value="0x0061" calcext:value-type="string">
            <text:p>0x0061</text:p>
          </table:table-cell>
          <table:table-cell table:style-name="ce6" table:formula="of:=IF([.L32]&lt;&gt;0;LEFT(&quot;0x0000&quot;;6-[.L32])&amp;[.J32];&quot;0x0000&quot;)" office:value-type="string" office:string-value="0x043E" calcext:value-type="string">
            <text:p>0x043E</text:p>
          </table:table-cell>
          <table:table-cell table:style-name="ce6" table:formula="of:=&quot;DW &quot;&amp;[.M32]&amp;&quot;, &quot;&amp;[.N32]" office:value-type="string" office:string-value="DW 0x0061, 0x043E" calcext:value-type="string">
            <text:p>DW 0x0061, 0x043E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3]" office:value-type="float" office:value="0.25" calcext:value-type="float">
            <text:p>0.25</text:p>
          </table:table-cell>
          <table:table-cell table:style-name="ce6" table:formula="of:=VLOOKUP([.A33];[.$R$3:.$S$8];2;0)+[.B33]" office:value-type="float" office:value="14" calcext:value-type="float">
            <text:p>14</text:p>
          </table:table-cell>
          <table:table-cell table:style-name="ce11" table:formula="of:=[.$B$1]*POWER([.$C$1];[.G33])" office:value-type="float" office:value="587.122102451928" calcext:value-type="float">
            <text:p>587.12</text:p>
          </table:table-cell>
          <table:table-cell table:style-name="ce6" table:formula="of:=DEC2HEX([.H33]*[.F33])" office:value-type="string" office:string-value="92" calcext:value-type="string">
            <text:p>92</text:p>
          </table:table-cell>
          <table:table-cell table:style-name="ce6" table:formula="of:=DEC2HEX((437500/[.H33])-30.125)" office:value-type="string" office:string-value="2CB" calcext:value-type="string">
            <text:p>2CB</text:p>
          </table:table-cell>
          <table:table-cell table:style-name="ce6" table:formula="of:=LEN(TEXT([.I33];&quot;####&quot;))" office:value-type="float" office:value="2" calcext:value-type="float">
            <text:p>2</text:p>
          </table:table-cell>
          <table:table-cell table:style-name="ce6" table:formula="of:=LEN(TEXT([.J33];&quot;####&quot;))" office:value-type="float" office:value="3" calcext:value-type="float">
            <text:p>3</text:p>
          </table:table-cell>
          <table:table-cell table:style-name="ce6" table:formula="of:=IF([.K33]&lt;&gt;0;LEFT(&quot;0x0000&quot;;6-[.K33])&amp;[.I33];&quot;0x0000&quot;)" office:value-type="string" office:string-value="0x0092" calcext:value-type="string">
            <text:p>0x0092</text:p>
          </table:table-cell>
          <table:table-cell table:style-name="ce6" table:formula="of:=IF([.L33]&lt;&gt;0;LEFT(&quot;0x0000&quot;;6-[.L33])&amp;[.J33];&quot;0x0000&quot;)" office:value-type="string" office:string-value="0x02CB" calcext:value-type="string">
            <text:p>0x02CB</text:p>
          </table:table-cell>
          <table:table-cell table:style-name="ce6" table:formula="of:=&quot;DW &quot;&amp;[.M33]&amp;&quot;, &quot;&amp;[.N33]" office:value-type="string" office:string-value="DW 0x0092, 0x02CB" calcext:value-type="string">
            <text:p>DW 0x0092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4]" office:value-type="float" office:value="0.25" calcext:value-type="float">
            <text:p>0.25</text:p>
          </table:table-cell>
          <table:table-cell table:style-name="ce6" table:formula="of:=VLOOKUP([.A34];[.$R$3:.$S$8];2;0)+[.B34]" office:value-type="float" office:value="17" calcext:value-type="float">
            <text:p>17</text:p>
          </table:table-cell>
          <table:table-cell table:style-name="ce11" table:formula="of:=[.$B$1]*POWER([.$C$1];[.G34])" office:value-type="float" office:value="698.154396815087" calcext:value-type="float">
            <text:p>698.15</text:p>
          </table:table-cell>
          <table:table-cell table:style-name="ce6" table:formula="of:=DEC2HEX([.H34]*[.F34])" office:value-type="string" office:string-value="AE" calcext:value-type="string">
            <text:p>AE</text:p>
          </table:table-cell>
          <table:table-cell table:style-name="ce6" table:formula="of:=DEC2HEX((437500/[.H34])-30.125)" office:value-type="string" office:string-value="254" calcext:value-type="string">
            <text:p>254</text:p>
          </table:table-cell>
          <table:table-cell table:style-name="ce6" table:formula="of:=LEN(TEXT([.I34];&quot;####&quot;))" office:value-type="float" office:value="2" calcext:value-type="float">
            <text:p>2</text:p>
          </table:table-cell>
          <table:table-cell table:style-name="ce6" table:formula="of:=LEN(TEXT([.J34];&quot;####&quot;))" office:value-type="float" office:value="3" calcext:value-type="float">
            <text:p>3</text:p>
          </table:table-cell>
          <table:table-cell table:style-name="ce6" table:formula="of:=IF([.K34]&lt;&gt;0;LEFT(&quot;0x0000&quot;;6-[.K34])&amp;[.I34];&quot;0x0000&quot;)" office:value-type="string" office:string-value="0x00AE" calcext:value-type="string">
            <text:p>0x00AE</text:p>
          </table:table-cell>
          <table:table-cell table:style-name="ce6" table:formula="of:=IF([.L34]&lt;&gt;0;LEFT(&quot;0x0000&quot;;6-[.L34])&amp;[.J34];&quot;0x0000&quot;)" office:value-type="string" office:string-value="0x0254" calcext:value-type="string">
            <text:p>0x0254</text:p>
          </table:table-cell>
          <table:table-cell table:style-name="ce6" table:formula="of:=&quot;DW &quot;&amp;[.M34]&amp;&quot;, &quot;&amp;[.N34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5]" office:value-type="float" office:value="0.25" calcext:value-type="float">
            <text:p>0.25</text:p>
          </table:table-cell>
          <table:table-cell table:style-name="ce6" table:formula="of:=VLOOKUP([.A35];[.$R$3:.$S$8];2;0)+[.B35]" office:value-type="float" office:value="19" calcext:value-type="float">
            <text:p>19</text:p>
          </table:table-cell>
          <table:table-cell table:style-name="ce11" table:formula="of:=[.$B$1]*POWER([.$C$1];[.G35])" office:value-type="float" office:value="783.610372137141" calcext:value-type="float">
            <text:p>783.61</text:p>
          </table:table-cell>
          <table:table-cell table:style-name="ce6" table:formula="of:=DEC2HEX([.H35]*[.F35])" office:value-type="string" office:string-value="C3" calcext:value-type="string">
            <text:p>C3</text:p>
          </table:table-cell>
          <table:table-cell table:style-name="ce6" table:formula="of:=DEC2HEX((437500/[.H35])-30.125)" office:value-type="string" office:string-value="210" calcext:value-type="string">
            <text:p>210</text:p>
          </table:table-cell>
          <table:table-cell table:style-name="ce6" table:formula="of:=LEN(TEXT([.I35];&quot;####&quot;))" office:value-type="float" office:value="2" calcext:value-type="float">
            <text:p>2</text:p>
          </table:table-cell>
          <table:table-cell table:style-name="ce6" table:formula="of:=LEN(TEXT([.J35];&quot;####&quot;))" office:value-type="float" office:value="3" calcext:value-type="float">
            <text:p>3</text:p>
          </table:table-cell>
          <table:table-cell table:style-name="ce6" table:formula="of:=IF([.K35]&lt;&gt;0;LEFT(&quot;0x0000&quot;;6-[.K35])&amp;[.I35];&quot;0x0000&quot;)" office:value-type="string" office:string-value="0x00C3" calcext:value-type="string">
            <text:p>0x00C3</text:p>
          </table:table-cell>
          <table:table-cell table:style-name="ce6" table:formula="of:=IF([.L35]&lt;&gt;0;LEFT(&quot;0x0000&quot;;6-[.L35])&amp;[.J35];&quot;0x0000&quot;)" office:value-type="string" office:string-value="0x0210" calcext:value-type="string">
            <text:p>0x0210</text:p>
          </table:table-cell>
          <table:table-cell table:style-name="ce6" table:formula="of:=&quot;DW &quot;&amp;[.M35]&amp;&quot;, &quot;&amp;[.N35]" office:value-type="string" office:string-value="DW 0x00C3, 0x0210" calcext:value-type="string">
            <text:p>DW 0x00C3, 0x0210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36]" office:value-type="float" office:value="0.25" calcext:value-type="float">
            <text:p>0.25</text:p>
          </table:table-cell>
          <table:table-cell table:style-name="ce6" table:formula="of:=VLOOKUP([.A36];[.$R$3:.$S$8];2;0)+[.B36]" office:value-type="float" office:value="17" calcext:value-type="float">
            <text:p>17</text:p>
          </table:table-cell>
          <table:table-cell table:style-name="ce11" table:formula="of:=[.$B$1]*POWER([.$C$1];[.G36])" office:value-type="float" office:value="698.154396815087" calcext:value-type="float">
            <text:p>698.15</text:p>
          </table:table-cell>
          <table:table-cell table:style-name="ce6" table:formula="of:=DEC2HEX([.H36]*[.F36])" office:value-type="string" office:string-value="AE" calcext:value-type="string">
            <text:p>AE</text:p>
          </table:table-cell>
          <table:table-cell table:style-name="ce6" table:formula="of:=DEC2HEX((437500/[.H36])-30.125)" office:value-type="string" office:string-value="254" calcext:value-type="string">
            <text:p>254</text:p>
          </table:table-cell>
          <table:table-cell table:style-name="ce6" table:formula="of:=LEN(TEXT([.I36];&quot;####&quot;))" office:value-type="float" office:value="2" calcext:value-type="float">
            <text:p>2</text:p>
          </table:table-cell>
          <table:table-cell table:style-name="ce6" table:formula="of:=LEN(TEXT([.J36];&quot;####&quot;))" office:value-type="float" office:value="3" calcext:value-type="float">
            <text:p>3</text:p>
          </table:table-cell>
          <table:table-cell table:style-name="ce6" table:formula="of:=IF([.K36]&lt;&gt;0;LEFT(&quot;0x0000&quot;;6-[.K36])&amp;[.I36];&quot;0x0000&quot;)" office:value-type="string" office:string-value="0x00AE" calcext:value-type="string">
            <text:p>0x00AE</text:p>
          </table:table-cell>
          <table:table-cell table:style-name="ce6" table:formula="of:=IF([.L36]&lt;&gt;0;LEFT(&quot;0x0000&quot;;6-[.L36])&amp;[.J36];&quot;0x0000&quot;)" office:value-type="string" office:string-value="0x0254" calcext:value-type="string">
            <text:p>0x0254</text:p>
          </table:table-cell>
          <table:table-cell table:style-name="ce6" table:formula="of:=&quot;DW &quot;&amp;[.M36]&amp;&quot;, &quot;&amp;[.N36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7]" office:value-type="float" office:value="1" calcext:value-type="float">
            <text:p>1</text:p>
          </table:table-cell>
          <table:table-cell table:style-name="ce6" table:formula="of:=VLOOKUP([.A37];[.$R$3:.$S$8];2;0)+[.B37]" office:value-type="float" office:value="0" calcext:value-type="float">
            <text:p>0</text:p>
          </table:table-cell>
          <table:table-cell table:style-name="ce11" table:formula="of:=[.$B$1]*POWER([.$C$1];[.G37])" office:value-type="float" office:value="261.63" calcext:value-type="float">
            <text:p>261.63</text:p>
          </table:table-cell>
          <table:table-cell table:style-name="ce6" table:formula="of:=DEC2HEX([.H37]*[.F37])" office:value-type="string" office:string-value="105" calcext:value-type="string">
            <text:p>105</text:p>
          </table:table-cell>
          <table:table-cell table:style-name="ce6" table:formula="of:=DEC2HEX((437500/[.H37])-30.125)" office:value-type="string" office:string-value="66A" calcext:value-type="string">
            <text:p>66A</text:p>
          </table:table-cell>
          <table:table-cell table:style-name="ce6" table:formula="of:=LEN(TEXT([.I37];&quot;####&quot;))" office:value-type="float" office:value="3" calcext:value-type="float">
            <text:p>3</text:p>
          </table:table-cell>
          <table:table-cell table:style-name="ce6" table:formula="of:=LEN(TEXT([.J37];&quot;####&quot;))" office:value-type="float" office:value="3" calcext:value-type="float">
            <text:p>3</text:p>
          </table:table-cell>
          <table:table-cell table:style-name="ce6" table:formula="of:=IF([.K37]&lt;&gt;0;LEFT(&quot;0x0000&quot;;6-[.K37])&amp;[.I37];&quot;0x0000&quot;)" office:value-type="string" office:string-value="0x0105" calcext:value-type="string">
            <text:p>0x0105</text:p>
          </table:table-cell>
          <table:table-cell table:style-name="ce6" table:formula="of:=IF([.L37]&lt;&gt;0;LEFT(&quot;0x0000&quot;;6-[.L37])&amp;[.J37];&quot;0x0000&quot;)" office:value-type="string" office:string-value="0x066A" calcext:value-type="string">
            <text:p>0x066A</text:p>
          </table:table-cell>
          <table:table-cell table:style-name="ce6" table:formula="of:=&quot;DW &quot;&amp;[.M37]&amp;&quot;, &quot;&amp;[.N37]" office:value-type="string" office:string-value="DW 0x0105, 0x066A" calcext:value-type="string">
            <text:p>DW 0x0105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8]" office:value-type="float" office:value="0.5" calcext:value-type="float">
            <text:p>0.5</text:p>
          </table:table-cell>
          <table:table-cell table:style-name="ce6" table:formula="of:=VLOOKUP([.A38];[.$R$3:.$S$8];2;0)+[.B38]" office:value-type="float" office:value="16" calcext:value-type="float">
            <text:p>16</text:p>
          </table:table-cell>
          <table:table-cell table:style-name="ce11" table:formula="of:=[.$B$1]*POWER([.$C$1];[.G38])" office:value-type="float" office:value="658.987426407559" calcext:value-type="float">
            <text:p>658.99</text:p>
          </table:table-cell>
          <table:table-cell table:style-name="ce6" table:formula="of:=DEC2HEX([.H38]*[.F38])" office:value-type="string" office:string-value="149" calcext:value-type="string">
            <text:p>149</text:p>
          </table:table-cell>
          <table:table-cell table:style-name="ce6" table:formula="of:=DEC2HEX((437500/[.H38])-30.125)" office:value-type="string" office:string-value="279" calcext:value-type="string">
            <text:p>279</text:p>
          </table:table-cell>
          <table:table-cell table:style-name="ce6" table:formula="of:=LEN(TEXT([.I38];&quot;####&quot;))" office:value-type="float" office:value="3" calcext:value-type="float">
            <text:p>3</text:p>
          </table:table-cell>
          <table:table-cell table:style-name="ce6" table:formula="of:=LEN(TEXT([.J38];&quot;####&quot;))" office:value-type="float" office:value="3" calcext:value-type="float">
            <text:p>3</text:p>
          </table:table-cell>
          <table:table-cell table:style-name="ce6" table:formula="of:=IF([.K38]&lt;&gt;0;LEFT(&quot;0x0000&quot;;6-[.K38])&amp;[.I38];&quot;0x0000&quot;)" office:value-type="string" office:string-value="0x0149" calcext:value-type="string">
            <text:p>0x0149</text:p>
          </table:table-cell>
          <table:table-cell table:style-name="ce6" table:formula="of:=IF([.L38]&lt;&gt;0;LEFT(&quot;0x0000&quot;;6-[.L38])&amp;[.J38];&quot;0x0000&quot;)" office:value-type="string" office:string-value="0x0279" calcext:value-type="string">
            <text:p>0x0279</text:p>
          </table:table-cell>
          <table:table-cell table:style-name="ce6" table:formula="of:=&quot;DW &quot;&amp;[.M38]&amp;&quot;, &quot;&amp;[.N38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9]" office:value-type="float" office:value="0.375" calcext:value-type="float">
            <text:p>0.375</text:p>
          </table:table-cell>
          <table:table-cell table:style-name="ce6" table:formula="of:=VLOOKUP([.A39];[.$R$3:.$S$8];2;0)+[.B39]" office:value-type="float" office:value="7" calcext:value-type="float">
            <text:p>7</text:p>
          </table:table-cell>
          <table:table-cell table:style-name="ce11" table:formula="of:=[.$B$1]*POWER([.$C$1];[.G39])" office:value-type="float" office:value="391.929528951951" calcext:value-type="float">
            <text:p>391.93</text:p>
          </table:table-cell>
          <table:table-cell table:style-name="ce6" table:formula="of:=DEC2HEX([.H39]*[.F39])" office:value-type="string" office:string-value="92" calcext:value-type="string">
            <text:p>92</text:p>
          </table:table-cell>
          <table:table-cell table:style-name="ce6" table:formula="of:=DEC2HEX((437500/[.H39])-30.125)" office:value-type="string" office:string-value="43E" calcext:value-type="string">
            <text:p>43E</text:p>
          </table:table-cell>
          <table:table-cell table:style-name="ce6" table:formula="of:=LEN(TEXT([.I39];&quot;####&quot;))" office:value-type="float" office:value="2" calcext:value-type="float">
            <text:p>2</text:p>
          </table:table-cell>
          <table:table-cell table:style-name="ce6" table:formula="of:=LEN(TEXT([.J39];&quot;####&quot;))" office:value-type="float" office:value="3" calcext:value-type="float">
            <text:p>3</text:p>
          </table:table-cell>
          <table:table-cell table:style-name="ce6" table:formula="of:=IF([.K39]&lt;&gt;0;LEFT(&quot;0x0000&quot;;6-[.K39])&amp;[.I39];&quot;0x0000&quot;)" office:value-type="string" office:string-value="0x0092" calcext:value-type="string">
            <text:p>0x0092</text:p>
          </table:table-cell>
          <table:table-cell table:style-name="ce6" table:formula="of:=IF([.L39]&lt;&gt;0;LEFT(&quot;0x0000&quot;;6-[.L39])&amp;[.J39];&quot;0x0000&quot;)" office:value-type="string" office:string-value="0x043E" calcext:value-type="string">
            <text:p>0x043E</text:p>
          </table:table-cell>
          <table:table-cell table:style-name="ce6" table:formula="of:=&quot;DW &quot;&amp;[.M39]&amp;&quot;, &quot;&amp;[.N39]" office:value-type="string" office:string-value="DW 0x0092, 0x043E" calcext:value-type="string">
            <text:p>DW 0x0092, 0x043E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0]" office:value-type="float" office:value="0.25" calcext:value-type="float">
            <text:p>0.25</text:p>
          </table:table-cell>
          <table:table-cell table:style-name="ce6" table:formula="of:=VLOOKUP([.A40];[.$R$3:.$S$8];2;0)+[.B40]" office:value-type="float" office:value="11" calcext:value-type="float">
            <text:p>11</text:p>
          </table:table-cell>
          <table:table-cell table:style-name="ce11" table:formula="of:=[.$B$1]*POWER([.$C$1];[.G40])" office:value-type="float" office:value="493.748037339759" calcext:value-type="float">
            <text:p>493.75</text:p>
          </table:table-cell>
          <table:table-cell table:style-name="ce6" table:formula="of:=DEC2HEX([.H40]*[.F40])" office:value-type="string" office:string-value="7B" calcext:value-type="string">
            <text:p>7B</text:p>
          </table:table-cell>
          <table:table-cell table:style-name="ce6" table:formula="of:=DEC2HEX((437500/[.H40])-30.125)" office:value-type="string" office:string-value="357" calcext:value-type="string">
            <text:p>357</text:p>
          </table:table-cell>
          <table:table-cell table:style-name="ce6" table:formula="of:=LEN(TEXT([.I40];&quot;####&quot;))" office:value-type="float" office:value="2" calcext:value-type="float">
            <text:p>2</text:p>
          </table:table-cell>
          <table:table-cell table:style-name="ce6" table:formula="of:=LEN(TEXT([.J40];&quot;####&quot;))" office:value-type="float" office:value="3" calcext:value-type="float">
            <text:p>3</text:p>
          </table:table-cell>
          <table:table-cell table:style-name="ce6" table:formula="of:=IF([.K40]&lt;&gt;0;LEFT(&quot;0x0000&quot;;6-[.K40])&amp;[.I40];&quot;0x0000&quot;)" office:value-type="string" office:string-value="0x007B" calcext:value-type="string">
            <text:p>0x007B</text:p>
          </table:table-cell>
          <table:table-cell table:style-name="ce6" table:formula="of:=IF([.L40]&lt;&gt;0;LEFT(&quot;0x0000&quot;;6-[.L40])&amp;[.J40];&quot;0x0000&quot;)" office:value-type="string" office:string-value="0x0357" calcext:value-type="string">
            <text:p>0x0357</text:p>
          </table:table-cell>
          <table:table-cell table:style-name="ce6" table:formula="of:=&quot;DW &quot;&amp;[.M40]&amp;&quot;, &quot;&amp;[.N40]" office:value-type="string" office:string-value="DW 0x007B, 0x0357" calcext:value-type="string">
            <text:p>DW 0x007B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1]" office:value-type="float" office:value="0.15" calcext:value-type="float">
            <text:p>0.15</text:p>
          </table:table-cell>
          <table:table-cell table:style-name="ce6" table:formula="of:=VLOOKUP([.A41];[.$R$3:.$S$8];2;0)+[.B41]" office:value-type="float" office:value="12" calcext:value-type="float">
            <text:p>12</text:p>
          </table:table-cell>
          <table:table-cell table:style-name="ce11" table:formula="of:=[.$B$1]*POWER([.$C$1];[.G41])" office:value-type="float" office:value="523.093991438891" calcext:value-type="float">
            <text:p>523.09</text:p>
          </table:table-cell>
          <table:table-cell table:style-name="ce6" table:formula="of:=DEC2HEX([.H41]*[.F41])" office:value-type="string" office:string-value="4E" calcext:value-type="string">
            <text:p>4E</text:p>
          </table:table-cell>
          <table:table-cell table:style-name="ce6" table:formula="of:=DEC2HEX((437500/[.H41])-30.125)" office:value-type="string" office:string-value="326" calcext:value-type="string">
            <text:p>326</text:p>
          </table:table-cell>
          <table:table-cell table:style-name="ce6" table:formula="of:=LEN(TEXT([.I41];&quot;####&quot;))" office:value-type="float" office:value="2" calcext:value-type="float">
            <text:p>2</text:p>
          </table:table-cell>
          <table:table-cell table:style-name="ce6" table:formula="of:=LEN(TEXT([.J41];&quot;####&quot;))" office:value-type="float" office:value="3" calcext:value-type="float">
            <text:p>3</text:p>
          </table:table-cell>
          <table:table-cell table:style-name="ce6" table:formula="of:=IF([.K41]&lt;&gt;0;LEFT(&quot;0x0000&quot;;6-[.K41])&amp;[.I41];&quot;0x0000&quot;)" office:value-type="string" office:string-value="0x004E" calcext:value-type="string">
            <text:p>0x004E</text:p>
          </table:table-cell>
          <table:table-cell table:style-name="ce6" table:formula="of:=IF([.L41]&lt;&gt;0;LEFT(&quot;0x0000&quot;;6-[.L41])&amp;[.J41];&quot;0x0000&quot;)" office:value-type="string" office:string-value="0x0326" calcext:value-type="string">
            <text:p>0x0326</text:p>
          </table:table-cell>
          <table:table-cell table:style-name="ce6" table:formula="of:=&quot;DW &quot;&amp;[.M41]&amp;&quot;, &quot;&amp;[.N41]" office:value-type="string" office:string-value="DW 0x004E, 0x0326" calcext:value-type="string">
            <text:p>DW 0x004E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2]" office:value-type="float" office:value="0.125" calcext:value-type="float">
            <text:p>0.125</text:p>
          </table:table-cell>
          <table:table-cell table:style-name="ce6" table:formula="of:=VLOOKUP([.A42];[.$R$3:.$S$8];2;0)+[.B42]" office:value-type="float" office:value="19" calcext:value-type="float">
            <text:p>19</text:p>
          </table:table-cell>
          <table:table-cell table:style-name="ce11" table:formula="of:=[.$B$1]*POWER([.$C$1];[.G42])" office:value-type="float" office:value="783.610372137141" calcext:value-type="float">
            <text:p>783.61</text:p>
          </table:table-cell>
          <table:table-cell table:style-name="ce6" table:formula="of:=DEC2HEX([.H42]*[.F42])" office:value-type="string" office:string-value="61" calcext:value-type="string">
            <text:p>61</text:p>
          </table:table-cell>
          <table:table-cell table:style-name="ce6" table:formula="of:=DEC2HEX((437500/[.H42])-30.125)" office:value-type="string" office:string-value="210" calcext:value-type="string">
            <text:p>210</text:p>
          </table:table-cell>
          <table:table-cell table:style-name="ce6" table:formula="of:=LEN(TEXT([.I42];&quot;####&quot;))" office:value-type="float" office:value="2" calcext:value-type="float">
            <text:p>2</text:p>
          </table:table-cell>
          <table:table-cell table:style-name="ce6" table:formula="of:=LEN(TEXT([.J42];&quot;####&quot;))" office:value-type="float" office:value="3" calcext:value-type="float">
            <text:p>3</text:p>
          </table:table-cell>
          <table:table-cell table:style-name="ce6" table:formula="of:=IF([.K42]&lt;&gt;0;LEFT(&quot;0x0000&quot;;6-[.K42])&amp;[.I42];&quot;0x0000&quot;)" office:value-type="string" office:string-value="0x0061" calcext:value-type="string">
            <text:p>0x0061</text:p>
          </table:table-cell>
          <table:table-cell table:style-name="ce6" table:formula="of:=IF([.L42]&lt;&gt;0;LEFT(&quot;0x0000&quot;;6-[.L42])&amp;[.J42];&quot;0x0000&quot;)" office:value-type="string" office:string-value="0x0210" calcext:value-type="string">
            <text:p>0x0210</text:p>
          </table:table-cell>
          <table:table-cell table:style-name="ce6" table:formula="of:=&quot;DW &quot;&amp;[.M42]&amp;&quot;, &quot;&amp;[.N42]" office:value-type="string" office:string-value="DW 0x0061, 0x0210" calcext:value-type="string">
            <text:p>DW 0x0061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3]" office:value-type="float" office:value="0.125" calcext:value-type="float">
            <text:p>0.125</text:p>
          </table:table-cell>
          <table:table-cell table:style-name="ce6" table:formula="of:=VLOOKUP([.A43];[.$R$3:.$S$8];2;0)+[.B43]" office:value-type="float" office:value="16" calcext:value-type="float">
            <text:p>16</text:p>
          </table:table-cell>
          <table:table-cell table:style-name="ce11" table:formula="of:=[.$B$1]*POWER([.$C$1];[.G43])" office:value-type="float" office:value="658.987426407559" calcext:value-type="float">
            <text:p>658.99</text:p>
          </table:table-cell>
          <table:table-cell table:style-name="ce6" table:formula="of:=DEC2HEX([.H43]*[.F43])" office:value-type="string" office:string-value="52" calcext:value-type="string">
            <text:p>52</text:p>
          </table:table-cell>
          <table:table-cell table:style-name="ce6" table:formula="of:=DEC2HEX((437500/[.H43])-30.125)" office:value-type="string" office:string-value="279" calcext:value-type="string">
            <text:p>279</text:p>
          </table:table-cell>
          <table:table-cell table:style-name="ce6" table:formula="of:=LEN(TEXT([.I43];&quot;####&quot;))" office:value-type="float" office:value="2" calcext:value-type="float">
            <text:p>2</text:p>
          </table:table-cell>
          <table:table-cell table:style-name="ce6" table:formula="of:=LEN(TEXT([.J43];&quot;####&quot;))" office:value-type="float" office:value="3" calcext:value-type="float">
            <text:p>3</text:p>
          </table:table-cell>
          <table:table-cell table:style-name="ce6" table:formula="of:=IF([.K43]&lt;&gt;0;LEFT(&quot;0x0000&quot;;6-[.K43])&amp;[.I43];&quot;0x0000&quot;)" office:value-type="string" office:string-value="0x0052" calcext:value-type="string">
            <text:p>0x0052</text:p>
          </table:table-cell>
          <table:table-cell table:style-name="ce6" table:formula="of:=IF([.L43]&lt;&gt;0;LEFT(&quot;0x0000&quot;;6-[.L43])&amp;[.J43];&quot;0x0000&quot;)" office:value-type="string" office:string-value="0x0279" calcext:value-type="string">
            <text:p>0x0279</text:p>
          </table:table-cell>
          <table:table-cell table:style-name="ce6" table:formula="of:=&quot;DW &quot;&amp;[.M43]&amp;&quot;, &quot;&amp;[.N43]" office:value-type="string" office:string-value="DW 0x0052, 0x0279" calcext:value-type="string">
            <text:p>DW 0x0052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4]" office:value-type="float" office:value="0.125" calcext:value-type="float">
            <text:p>0.125</text:p>
          </table:table-cell>
          <table:table-cell table:style-name="ce6" table:formula="of:=VLOOKUP([.A44];[.$R$3:.$S$8];2;0)+[.B44]" office:value-type="float" office:value="17" calcext:value-type="float">
            <text:p>17</text:p>
          </table:table-cell>
          <table:table-cell table:style-name="ce11" table:formula="of:=[.$B$1]*POWER([.$C$1];[.G44])" office:value-type="float" office:value="698.154396815087" calcext:value-type="float">
            <text:p>698.15</text:p>
          </table:table-cell>
          <table:table-cell table:style-name="ce6" table:formula="of:=DEC2HEX([.H44]*[.F44])" office:value-type="string" office:string-value="57" calcext:value-type="string">
            <text:p>57</text:p>
          </table:table-cell>
          <table:table-cell table:style-name="ce6" table:formula="of:=DEC2HEX((437500/[.H44])-30.125)" office:value-type="string" office:string-value="254" calcext:value-type="string">
            <text:p>254</text:p>
          </table:table-cell>
          <table:table-cell table:style-name="ce6" table:formula="of:=LEN(TEXT([.I44];&quot;####&quot;))" office:value-type="float" office:value="2" calcext:value-type="float">
            <text:p>2</text:p>
          </table:table-cell>
          <table:table-cell table:style-name="ce6" table:formula="of:=LEN(TEXT([.J44];&quot;####&quot;))" office:value-type="float" office:value="3" calcext:value-type="float">
            <text:p>3</text:p>
          </table:table-cell>
          <table:table-cell table:style-name="ce6" table:formula="of:=IF([.K44]&lt;&gt;0;LEFT(&quot;0x0000&quot;;6-[.K44])&amp;[.I44];&quot;0x0000&quot;)" office:value-type="string" office:string-value="0x0057" calcext:value-type="string">
            <text:p>0x0057</text:p>
          </table:table-cell>
          <table:table-cell table:style-name="ce6" table:formula="of:=IF([.L44]&lt;&gt;0;LEFT(&quot;0x0000&quot;;6-[.L44])&amp;[.J44];&quot;0x0000&quot;)" office:value-type="string" office:string-value="0x0254" calcext:value-type="string">
            <text:p>0x0254</text:p>
          </table:table-cell>
          <table:table-cell table:style-name="ce6" table:formula="of:=&quot;DW &quot;&amp;[.M44]&amp;&quot;, &quot;&amp;[.N44]" office:value-type="string" office:string-value="DW 0x0057, 0x0254" calcext:value-type="string">
            <text:p>DW 0x0057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5]" office:value-type="float" office:value="0.5" calcext:value-type="float">
            <text:p>0.5</text:p>
          </table:table-cell>
          <table:table-cell table:style-name="ce6" table:formula="of:=VLOOKUP([.A45];[.$R$3:.$S$8];2;0)+[.B45]" office:value-type="float" office:value="-8" calcext:value-type="float">
            <text:p>-8</text:p>
          </table:table-cell>
          <table:table-cell table:style-name="ce11" table:formula="of:=[.$B$1]*POWER([.$C$1];[.G45])" office:value-type="float" office:value="164.851440974282" calcext:value-type="float">
            <text:p>164.85</text:p>
          </table:table-cell>
          <table:table-cell table:style-name="ce6" table:formula="of:=DEC2HEX([.H45]*[.F45])" office:value-type="string" office:string-value="52" calcext:value-type="string">
            <text:p>52</text:p>
          </table:table-cell>
          <table:table-cell table:style-name="ce6" table:formula="of:=DEC2HEX((437500/[.H45])-30.125)" office:value-type="string" office:string-value="A3F" calcext:value-type="string">
            <text:p>A3F</text:p>
          </table:table-cell>
          <table:table-cell table:style-name="ce6" table:formula="of:=LEN(TEXT([.I45];&quot;####&quot;))" office:value-type="float" office:value="2" calcext:value-type="float">
            <text:p>2</text:p>
          </table:table-cell>
          <table:table-cell table:style-name="ce6" table:formula="of:=LEN(TEXT([.J45];&quot;####&quot;))" office:value-type="float" office:value="3" calcext:value-type="float">
            <text:p>3</text:p>
          </table:table-cell>
          <table:table-cell table:style-name="ce6" table:formula="of:=IF([.K45]&lt;&gt;0;LEFT(&quot;0x0000&quot;;6-[.K45])&amp;[.I45];&quot;0x0000&quot;)" office:value-type="string" office:string-value="0x0052" calcext:value-type="string">
            <text:p>0x0052</text:p>
          </table:table-cell>
          <table:table-cell table:style-name="ce6" table:formula="of:=IF([.L45]&lt;&gt;0;LEFT(&quot;0x0000&quot;;6-[.L45])&amp;[.J45];&quot;0x0000&quot;)" office:value-type="string" office:string-value="0x0A3F" calcext:value-type="string">
            <text:p>0x0A3F</text:p>
          </table:table-cell>
          <table:table-cell table:style-name="ce6" table:formula="of:=&quot;DW &quot;&amp;[.M45]&amp;&quot;, &quot;&amp;[.N45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6]" office:value-type="float" office:value="0.375" calcext:value-type="float">
            <text:p>0.375</text:p>
          </table:table-cell>
          <table:table-cell table:style-name="ce6" table:formula="of:=VLOOKUP([.A46];[.$R$3:.$S$8];2;0)+[.B46]" office:value-type="float" office:value="16" calcext:value-type="float">
            <text:p>16</text:p>
          </table:table-cell>
          <table:table-cell table:style-name="ce11" table:formula="of:=[.$B$1]*POWER([.$C$1];[.G46])" office:value-type="float" office:value="658.987426407559" calcext:value-type="float">
            <text:p>658.99</text:p>
          </table:table-cell>
          <table:table-cell table:style-name="ce6" table:formula="of:=DEC2HEX([.H46]*[.F46])" office:value-type="string" office:string-value="F7" calcext:value-type="string">
            <text:p>F7</text:p>
          </table:table-cell>
          <table:table-cell table:style-name="ce6" table:formula="of:=DEC2HEX((437500/[.H46])-30.125)" office:value-type="string" office:string-value="279" calcext:value-type="string">
            <text:p>279</text:p>
          </table:table-cell>
          <table:table-cell table:style-name="ce6" table:formula="of:=LEN(TEXT([.I46];&quot;####&quot;))" office:value-type="float" office:value="2" calcext:value-type="float">
            <text:p>2</text:p>
          </table:table-cell>
          <table:table-cell table:style-name="ce6" table:formula="of:=LEN(TEXT([.J46];&quot;####&quot;))" office:value-type="float" office:value="3" calcext:value-type="float">
            <text:p>3</text:p>
          </table:table-cell>
          <table:table-cell table:style-name="ce6" table:formula="of:=IF([.K46]&lt;&gt;0;LEFT(&quot;0x0000&quot;;6-[.K46])&amp;[.I46];&quot;0x0000&quot;)" office:value-type="string" office:string-value="0x00F7" calcext:value-type="string">
            <text:p>0x00F7</text:p>
          </table:table-cell>
          <table:table-cell table:style-name="ce6" table:formula="of:=IF([.L46]&lt;&gt;0;LEFT(&quot;0x0000&quot;;6-[.L46])&amp;[.J46];&quot;0x0000&quot;)" office:value-type="string" office:string-value="0x0279" calcext:value-type="string">
            <text:p>0x0279</text:p>
          </table:table-cell>
          <table:table-cell table:style-name="ce6" table:formula="of:=&quot;DW &quot;&amp;[.M46]&amp;&quot;, &quot;&amp;[.N46]" office:value-type="string" office:string-value="DW 0x00F7, 0x0279" calcext:value-type="string">
            <text:p>DW 0x00F7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7]" office:value-type="float" office:value="0.5" calcext:value-type="float">
            <text:p>0.5</text:p>
          </table:table-cell>
          <table:table-cell table:style-name="ce6" table:formula="of:=VLOOKUP([.A47];[.$R$3:.$S$8];2;0)+[.B47]" office:value-type="float" office:value="4" calcext:value-type="float">
            <text:p>4</text:p>
          </table:table-cell>
          <table:table-cell table:style-name="ce11" table:formula="of:=[.$B$1]*POWER([.$C$1];[.G47])" office:value-type="float" office:value="329.598280983411" calcext:value-type="float">
            <text:p>329.60</text:p>
          </table:table-cell>
          <table:table-cell table:style-name="ce6" table:formula="of:=DEC2HEX([.H47]*[.F47])" office:value-type="string" office:string-value="A4" calcext:value-type="string">
            <text:p>A4</text:p>
          </table:table-cell>
          <table:table-cell table:style-name="ce6" table:formula="of:=DEC2HEX((437500/[.H47])-30.125)" office:value-type="string" office:string-value="511" calcext:value-type="string">
            <text:p>511</text:p>
          </table:table-cell>
          <table:table-cell table:style-name="ce6" table:formula="of:=LEN(TEXT([.I47];&quot;####&quot;))" office:value-type="float" office:value="2" calcext:value-type="float">
            <text:p>2</text:p>
          </table:table-cell>
          <table:table-cell table:style-name="ce6" table:formula="of:=LEN(TEXT([.J47];&quot;####&quot;))" office:value-type="float" office:value="3" calcext:value-type="float">
            <text:p>3</text:p>
          </table:table-cell>
          <table:table-cell table:style-name="ce6" table:formula="of:=IF([.K47]&lt;&gt;0;LEFT(&quot;0x0000&quot;;6-[.K47])&amp;[.I47];&quot;0x0000&quot;)" office:value-type="string" office:string-value="0x00A4" calcext:value-type="string">
            <text:p>0x00A4</text:p>
          </table:table-cell>
          <table:table-cell table:style-name="ce6" table:formula="of:=IF([.L47]&lt;&gt;0;LEFT(&quot;0x0000&quot;;6-[.L47])&amp;[.J47];&quot;0x0000&quot;)" office:value-type="string" office:string-value="0x0511" calcext:value-type="string">
            <text:p>0x0511</text:p>
          </table:table-cell>
          <table:table-cell table:style-name="ce6" table:formula="of:=&quot;DW &quot;&amp;[.M47]&amp;&quot;, &quot;&amp;[.N47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8]" office:value-type="float" office:value="0.375" calcext:value-type="float">
            <text:p>0.375</text:p>
          </table:table-cell>
          <table:table-cell table:style-name="ce6" table:formula="of:=VLOOKUP([.A48];[.$R$3:.$S$8];2;0)+[.B48]" office:value-type="float" office:value="8" calcext:value-type="float">
            <text:p>8</text:p>
          </table:table-cell>
          <table:table-cell table:style-name="ce11" table:formula="of:=[.$B$1]*POWER([.$C$1];[.G48])" office:value-type="float" office:value="415.223891859572" calcext:value-type="float">
            <text:p>415.22</text:p>
          </table:table-cell>
          <table:table-cell table:style-name="ce6" table:formula="of:=DEC2HEX([.H48]*[.F48])" office:value-type="string" office:string-value="9B" calcext:value-type="string">
            <text:p>9B</text:p>
          </table:table-cell>
          <table:table-cell table:style-name="ce6" table:formula="of:=DEC2HEX((437500/[.H48])-30.125)" office:value-type="string" office:string-value="3FF" calcext:value-type="string">
            <text:p>3FF</text:p>
          </table:table-cell>
          <table:table-cell table:style-name="ce6" table:formula="of:=LEN(TEXT([.I48];&quot;####&quot;))" office:value-type="float" office:value="2" calcext:value-type="float">
            <text:p>2</text:p>
          </table:table-cell>
          <table:table-cell table:style-name="ce6" table:formula="of:=LEN(TEXT([.J48];&quot;####&quot;))" office:value-type="float" office:value="3" calcext:value-type="float">
            <text:p>3</text:p>
          </table:table-cell>
          <table:table-cell table:style-name="ce6" table:formula="of:=IF([.K48]&lt;&gt;0;LEFT(&quot;0x0000&quot;;6-[.K48])&amp;[.I48];&quot;0x0000&quot;)" office:value-type="string" office:string-value="0x009B" calcext:value-type="string">
            <text:p>0x009B</text:p>
          </table:table-cell>
          <table:table-cell table:style-name="ce6" table:formula="of:=IF([.L48]&lt;&gt;0;LEFT(&quot;0x0000&quot;;6-[.L48])&amp;[.J48];&quot;0x0000&quot;)" office:value-type="string" office:string-value="0x03FF" calcext:value-type="string">
            <text:p>0x03FF</text:p>
          </table:table-cell>
          <table:table-cell table:style-name="ce6" table:formula="of:=&quot;DW &quot;&amp;[.M48]&amp;&quot;, &quot;&amp;[.N48]" office:value-type="string" office:string-value="DW 0x009B, 0x03FF" calcext:value-type="string">
            <text:p>DW 0x009B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49]" office:value-type="float" office:value="0.25" calcext:value-type="float">
            <text:p>0.25</text:p>
          </table:table-cell>
          <table:table-cell table:style-name="ce6" table:formula="of:=VLOOKUP([.A49];[.$R$3:.$S$8];2;0)+[.B49]" office:value-type="float" office:value="11" calcext:value-type="float">
            <text:p>11</text:p>
          </table:table-cell>
          <table:table-cell table:style-name="ce11" table:formula="of:=[.$B$1]*POWER([.$C$1];[.G49])" office:value-type="float" office:value="493.748037339759" calcext:value-type="float">
            <text:p>493.75</text:p>
          </table:table-cell>
          <table:table-cell table:style-name="ce6" table:formula="of:=DEC2HEX([.H49]*[.F49])" office:value-type="string" office:string-value="7B" calcext:value-type="string">
            <text:p>7B</text:p>
          </table:table-cell>
          <table:table-cell table:style-name="ce6" table:formula="of:=DEC2HEX((437500/[.H49])-30.125)" office:value-type="string" office:string-value="357" calcext:value-type="string">
            <text:p>357</text:p>
          </table:table-cell>
          <table:table-cell table:style-name="ce6" table:formula="of:=LEN(TEXT([.I49];&quot;####&quot;))" office:value-type="float" office:value="2" calcext:value-type="float">
            <text:p>2</text:p>
          </table:table-cell>
          <table:table-cell table:style-name="ce6" table:formula="of:=LEN(TEXT([.J49];&quot;####&quot;))" office:value-type="float" office:value="3" calcext:value-type="float">
            <text:p>3</text:p>
          </table:table-cell>
          <table:table-cell table:style-name="ce6" table:formula="of:=IF([.K49]&lt;&gt;0;LEFT(&quot;0x0000&quot;;6-[.K49])&amp;[.I49];&quot;0x0000&quot;)" office:value-type="string" office:string-value="0x007B" calcext:value-type="string">
            <text:p>0x007B</text:p>
          </table:table-cell>
          <table:table-cell table:style-name="ce6" table:formula="of:=IF([.L49]&lt;&gt;0;LEFT(&quot;0x0000&quot;;6-[.L49])&amp;[.J49];&quot;0x0000&quot;)" office:value-type="string" office:string-value="0x0357" calcext:value-type="string">
            <text:p>0x0357</text:p>
          </table:table-cell>
          <table:table-cell table:style-name="ce6" table:formula="of:=&quot;DW &quot;&amp;[.M49]&amp;&quot;, &quot;&amp;[.N49]" office:value-type="string" office:string-value="DW 0x007B, 0x0357" calcext:value-type="string">
            <text:p>DW 0x007B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0]" office:value-type="float" office:value="1" calcext:value-type="float">
            <text:p>1</text:p>
          </table:table-cell>
          <table:table-cell table:style-name="ce6" table:formula="of:=VLOOKUP([.A50];[.$R$3:.$S$8];2;0)+[.B50]" office:value-type="float" office:value="-3" calcext:value-type="float">
            <text:p>-3</text:p>
          </table:table-cell>
          <table:table-cell table:style-name="ce11" table:formula="of:=[.$B$1]*POWER([.$C$1];[.G50])" office:value-type="float" office:value="220.021182084144" calcext:value-type="float">
            <text:p>220.02</text:p>
          </table:table-cell>
          <table:table-cell table:style-name="ce6" table:formula="of:=DEC2HEX([.H50]*[.F50])" office:value-type="string" office:string-value="DC" calcext:value-type="string">
            <text:p>DC</text:p>
          </table:table-cell>
          <table:table-cell table:style-name="ce6" table:formula="of:=DEC2HEX((437500/[.H50])-30.125)" office:value-type="string" office:string-value="7A6" calcext:value-type="string">
            <text:p>7A6</text:p>
          </table:table-cell>
          <table:table-cell table:style-name="ce6" table:formula="of:=LEN(TEXT([.I50];&quot;####&quot;))" office:value-type="float" office:value="2" calcext:value-type="float">
            <text:p>2</text:p>
          </table:table-cell>
          <table:table-cell table:style-name="ce6" table:formula="of:=LEN(TEXT([.J50];&quot;####&quot;))" office:value-type="float" office:value="3" calcext:value-type="float">
            <text:p>3</text:p>
          </table:table-cell>
          <table:table-cell table:style-name="ce6" table:formula="of:=IF([.K50]&lt;&gt;0;LEFT(&quot;0x0000&quot;;6-[.K50])&amp;[.I50];&quot;0x0000&quot;)" office:value-type="string" office:string-value="0x00DC" calcext:value-type="string">
            <text:p>0x00DC</text:p>
          </table:table-cell>
          <table:table-cell table:style-name="ce6" table:formula="of:=IF([.L50]&lt;&gt;0;LEFT(&quot;0x0000&quot;;6-[.L50])&amp;[.J50];&quot;0x0000&quot;)" office:value-type="string" office:string-value="0x07A6" calcext:value-type="string">
            <text:p>0x07A6</text:p>
          </table:table-cell>
          <table:table-cell table:style-name="ce6" table:formula="of:=&quot;DW &quot;&amp;[.M50]&amp;&quot;, &quot;&amp;[.N50]" office:value-type="string" office:string-value="DW 0x00DC, 0x07A6" calcext:value-type="string">
            <text:p>DW 0x00DC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1]" office:value-type="float" office:value="0.5" calcext:value-type="float">
            <text:p>0.5</text:p>
          </table:table-cell>
          <table:table-cell table:style-name="ce6" table:formula="of:=VLOOKUP([.A51];[.$R$3:.$S$8];2;0)+[.B51]" office:value-type="float" office:value="12" calcext:value-type="float">
            <text:p>12</text:p>
          </table:table-cell>
          <table:table-cell table:style-name="ce11" table:formula="of:=[.$B$1]*POWER([.$C$1];[.G51])" office:value-type="float" office:value="523.093991438891" calcext:value-type="float">
            <text:p>523.09</text:p>
          </table:table-cell>
          <table:table-cell table:style-name="ce6" table:formula="of:=DEC2HEX([.H51]*[.F51])" office:value-type="string" office:string-value="105" calcext:value-type="string">
            <text:p>105</text:p>
          </table:table-cell>
          <table:table-cell table:style-name="ce6" table:formula="of:=DEC2HEX((437500/[.H51])-30.125)" office:value-type="string" office:string-value="326" calcext:value-type="string">
            <text:p>326</text:p>
          </table:table-cell>
          <table:table-cell table:style-name="ce6" table:formula="of:=LEN(TEXT([.I51];&quot;####&quot;))" office:value-type="float" office:value="3" calcext:value-type="float">
            <text:p>3</text:p>
          </table:table-cell>
          <table:table-cell table:style-name="ce6" table:formula="of:=LEN(TEXT([.J51];&quot;####&quot;))" office:value-type="float" office:value="3" calcext:value-type="float">
            <text:p>3</text:p>
          </table:table-cell>
          <table:table-cell table:style-name="ce6" table:formula="of:=IF([.K51]&lt;&gt;0;LEFT(&quot;0x0000&quot;;6-[.K51])&amp;[.I51];&quot;0x0000&quot;)" office:value-type="string" office:string-value="0x0105" calcext:value-type="string">
            <text:p>0x0105</text:p>
          </table:table-cell>
          <table:table-cell table:style-name="ce6" table:formula="of:=IF([.L51]&lt;&gt;0;LEFT(&quot;0x0000&quot;;6-[.L51])&amp;[.J51];&quot;0x0000&quot;)" office:value-type="string" office:string-value="0x0326" calcext:value-type="string">
            <text:p>0x0326</text:p>
          </table:table-cell>
          <table:table-cell table:style-name="ce6" table:formula="of:=&quot;DW &quot;&amp;[.M51]&amp;&quot;, &quot;&amp;[.N51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2]" office:value-type="float" office:value="0.375" calcext:value-type="float">
            <text:p>0.375</text:p>
          </table:table-cell>
          <table:table-cell table:style-name="ce6" table:formula="of:=VLOOKUP([.A52];[.$R$3:.$S$8];2;0)+[.B52]" office:value-type="float" office:value="16" calcext:value-type="float">
            <text:p>16</text:p>
          </table:table-cell>
          <table:table-cell table:style-name="ce11" table:formula="of:=[.$B$1]*POWER([.$C$1];[.G52])" office:value-type="float" office:value="658.987426407559" calcext:value-type="float">
            <text:p>658.99</text:p>
          </table:table-cell>
          <table:table-cell table:style-name="ce6" table:formula="of:=DEC2HEX([.H52]*[.F52])" office:value-type="string" office:string-value="F7" calcext:value-type="string">
            <text:p>F7</text:p>
          </table:table-cell>
          <table:table-cell table:style-name="ce6" table:formula="of:=DEC2HEX((437500/[.H52])-30.125)" office:value-type="string" office:string-value="279" calcext:value-type="string">
            <text:p>279</text:p>
          </table:table-cell>
          <table:table-cell table:style-name="ce6" table:formula="of:=LEN(TEXT([.I52];&quot;####&quot;))" office:value-type="float" office:value="2" calcext:value-type="float">
            <text:p>2</text:p>
          </table:table-cell>
          <table:table-cell table:style-name="ce6" table:formula="of:=LEN(TEXT([.J52];&quot;####&quot;))" office:value-type="float" office:value="3" calcext:value-type="float">
            <text:p>3</text:p>
          </table:table-cell>
          <table:table-cell table:style-name="ce6" table:formula="of:=IF([.K52]&lt;&gt;0;LEFT(&quot;0x0000&quot;;6-[.K52])&amp;[.I52];&quot;0x0000&quot;)" office:value-type="string" office:string-value="0x00F7" calcext:value-type="string">
            <text:p>0x00F7</text:p>
          </table:table-cell>
          <table:table-cell table:style-name="ce6" table:formula="of:=IF([.L52]&lt;&gt;0;LEFT(&quot;0x0000&quot;;6-[.L52])&amp;[.J52];&quot;0x0000&quot;)" office:value-type="string" office:string-value="0x0279" calcext:value-type="string">
            <text:p>0x0279</text:p>
          </table:table-cell>
          <table:table-cell table:style-name="ce6" table:formula="of:=&quot;DW &quot;&amp;[.M52]&amp;&quot;, &quot;&amp;[.N52]" office:value-type="string" office:string-value="DW 0x00F7, 0x0279" calcext:value-type="string">
            <text:p>DW 0x00F7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3]" office:value-type="float" office:value="0.25" calcext:value-type="float">
            <text:p>0.25</text:p>
          </table:table-cell>
          <table:table-cell table:style-name="ce6" table:formula="of:=VLOOKUP([.A53];[.$R$3:.$S$8];2;0)+[.B53]" office:value-type="float" office:value="21" calcext:value-type="float">
            <text:p>21</text:p>
          </table:table-cell>
          <table:table-cell table:style-name="ce11" table:formula="of:=[.$B$1]*POWER([.$C$1];[.G53])" office:value-type="float" office:value="879.526388607053" calcext:value-type="float">
            <text:p>879.53</text:p>
          </table:table-cell>
          <table:table-cell table:style-name="ce6" table:formula="of:=DEC2HEX([.H53]*[.F53])" office:value-type="string" office:string-value="DB" calcext:value-type="string">
            <text:p>DB</text:p>
          </table:table-cell>
          <table:table-cell table:style-name="ce6" table:formula="of:=DEC2HEX((437500/[.H53])-30.125)" office:value-type="string" office:string-value="1D3" calcext:value-type="string">
            <text:p>1D3</text:p>
          </table:table-cell>
          <table:table-cell table:style-name="ce6" table:formula="of:=LEN(TEXT([.I53];&quot;####&quot;))" office:value-type="float" office:value="2" calcext:value-type="float">
            <text:p>2</text:p>
          </table:table-cell>
          <table:table-cell table:style-name="ce6" table:formula="of:=LEN(TEXT([.J53];&quot;####&quot;))" office:value-type="float" office:value="3" calcext:value-type="float">
            <text:p>3</text:p>
          </table:table-cell>
          <table:table-cell table:style-name="ce6" table:formula="of:=IF([.K53]&lt;&gt;0;LEFT(&quot;0x0000&quot;;6-[.K53])&amp;[.I53];&quot;0x0000&quot;)" office:value-type="string" office:string-value="0x00DB" calcext:value-type="string">
            <text:p>0x00DB</text:p>
          </table:table-cell>
          <table:table-cell table:style-name="ce6" table:formula="of:=IF([.L53]&lt;&gt;0;LEFT(&quot;0x0000&quot;;6-[.L53])&amp;[.J53];&quot;0x0000&quot;)" office:value-type="string" office:string-value="0x01D3" calcext:value-type="string">
            <text:p>0x01D3</text:p>
          </table:table-cell>
          <table:table-cell table:style-name="ce6" table:formula="of:=&quot;DW &quot;&amp;[.M53]&amp;&quot;, &quot;&amp;[.N53]" office:value-type="string" office:string-value="DW 0x00DB, 0x01D3" calcext:value-type="string">
            <text:p>DW 0x00DB, 0x01D3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4]" office:value-type="float" office:value="0.5" calcext:value-type="float">
            <text:p>0.5</text:p>
          </table:table-cell>
          <table:table-cell table:style-name="ce6" table:formula="of:=VLOOKUP([.A54];[.$R$3:.$S$8];2;0)+[.B54]" office:value-type="float" office:value="-1" calcext:value-type="float">
            <text:p>-1</text:p>
          </table:table-cell>
          <table:table-cell table:style-name="ce11" table:formula="of:=[.$B$1]*POWER([.$C$1];[.G54])" office:value-type="float" office:value="246.95236634981" calcext:value-type="float">
            <text:p>246.95</text:p>
          </table:table-cell>
          <table:table-cell table:style-name="ce6" table:formula="of:=DEC2HEX([.H54]*[.F54])" office:value-type="string" office:string-value="7B" calcext:value-type="string">
            <text:p>7B</text:p>
          </table:table-cell>
          <table:table-cell table:style-name="ce6" table:formula="of:=DEC2HEX((437500/[.H54])-30.125)" office:value-type="string" office:string-value="6CD" calcext:value-type="string">
            <text:p>6CD</text:p>
          </table:table-cell>
          <table:table-cell table:style-name="ce6" table:formula="of:=LEN(TEXT([.I54];&quot;####&quot;))" office:value-type="float" office:value="2" calcext:value-type="float">
            <text:p>2</text:p>
          </table:table-cell>
          <table:table-cell table:style-name="ce6" table:formula="of:=LEN(TEXT([.J54];&quot;####&quot;))" office:value-type="float" office:value="3" calcext:value-type="float">
            <text:p>3</text:p>
          </table:table-cell>
          <table:table-cell table:style-name="ce6" table:formula="of:=IF([.K54]&lt;&gt;0;LEFT(&quot;0x0000&quot;;6-[.K54])&amp;[.I54];&quot;0x0000&quot;)" office:value-type="string" office:string-value="0x007B" calcext:value-type="string">
            <text:p>0x007B</text:p>
          </table:table-cell>
          <table:table-cell table:style-name="ce6" table:formula="of:=IF([.L54]&lt;&gt;0;LEFT(&quot;0x0000&quot;;6-[.L54])&amp;[.J54];&quot;0x0000&quot;)" office:value-type="string" office:string-value="0x06CD" calcext:value-type="string">
            <text:p>0x06CD</text:p>
          </table:table-cell>
          <table:table-cell table:style-name="ce6" table:formula="of:=&quot;DW &quot;&amp;[.M54]&amp;&quot;, &quot;&amp;[.N54]" office:value-type="string" office:string-value="DW 0x007B, 0x06CD" calcext:value-type="string">
            <text:p>DW 0x007B, 0x06CD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5]" office:value-type="float" office:value="0.375" calcext:value-type="float">
            <text:p>0.375</text:p>
          </table:table-cell>
          <table:table-cell table:style-name="ce6" table:formula="of:=VLOOKUP([.A55];[.$R$3:.$S$8];2;0)+[.B55]" office:value-type="float" office:value="14" calcext:value-type="float">
            <text:p>14</text:p>
          </table:table-cell>
          <table:table-cell table:style-name="ce11" table:formula="of:=[.$B$1]*POWER([.$C$1];[.G55])" office:value-type="float" office:value="587.122102451928" calcext:value-type="float">
            <text:p>587.12</text:p>
          </table:table-cell>
          <table:table-cell table:style-name="ce6" table:formula="of:=DEC2HEX([.H55]*[.F55])" office:value-type="string" office:string-value="DC" calcext:value-type="string">
            <text:p>DC</text:p>
          </table:table-cell>
          <table:table-cell table:style-name="ce6" table:formula="of:=DEC2HEX((437500/[.H55])-30.125)" office:value-type="string" office:string-value="2CB" calcext:value-type="string">
            <text:p>2CB</text:p>
          </table:table-cell>
          <table:table-cell table:style-name="ce6" table:formula="of:=LEN(TEXT([.I55];&quot;####&quot;))" office:value-type="float" office:value="2" calcext:value-type="float">
            <text:p>2</text:p>
          </table:table-cell>
          <table:table-cell table:style-name="ce6" table:formula="of:=LEN(TEXT([.J55];&quot;####&quot;))" office:value-type="float" office:value="3" calcext:value-type="float">
            <text:p>3</text:p>
          </table:table-cell>
          <table:table-cell table:style-name="ce6" table:formula="of:=IF([.K55]&lt;&gt;0;LEFT(&quot;0x0000&quot;;6-[.K55])&amp;[.I55];&quot;0x0000&quot;)" office:value-type="string" office:string-value="0x00DC" calcext:value-type="string">
            <text:p>0x00DC</text:p>
          </table:table-cell>
          <table:table-cell table:style-name="ce6" table:formula="of:=IF([.L55]&lt;&gt;0;LEFT(&quot;0x0000&quot;;6-[.L55])&amp;[.J55];&quot;0x0000&quot;)" office:value-type="string" office:string-value="0x02CB" calcext:value-type="string">
            <text:p>0x02CB</text:p>
          </table:table-cell>
          <table:table-cell table:style-name="ce6" table:formula="of:=&quot;DW &quot;&amp;[.M55]&amp;&quot;, &quot;&amp;[.N55]" office:value-type="string" office:string-value="DW 0x00DC, 0x02CB" calcext:value-type="string">
            <text:p>DW 0x00DC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6]" office:value-type="float" office:value="0.25" calcext:value-type="float">
            <text:p>0.25</text:p>
          </table:table-cell>
          <table:table-cell table:style-name="ce6" table:formula="of:=VLOOKUP([.A56];[.$R$3:.$S$8];2;0)+[.B56]" office:value-type="float" office:value="19" calcext:value-type="float">
            <text:p>19</text:p>
          </table:table-cell>
          <table:table-cell table:style-name="ce11" table:formula="of:=[.$B$1]*POWER([.$C$1];[.G56])" office:value-type="float" office:value="783.610372137141" calcext:value-type="float">
            <text:p>783.61</text:p>
          </table:table-cell>
          <table:table-cell table:style-name="ce6" table:formula="of:=DEC2HEX([.H56]*[.F56])" office:value-type="string" office:string-value="C3" calcext:value-type="string">
            <text:p>C3</text:p>
          </table:table-cell>
          <table:table-cell table:style-name="ce6" table:formula="of:=DEC2HEX((437500/[.H56])-30.125)" office:value-type="string" office:string-value="210" calcext:value-type="string">
            <text:p>210</text:p>
          </table:table-cell>
          <table:table-cell table:style-name="ce6" table:formula="of:=LEN(TEXT([.I56];&quot;####&quot;))" office:value-type="float" office:value="2" calcext:value-type="float">
            <text:p>2</text:p>
          </table:table-cell>
          <table:table-cell table:style-name="ce6" table:formula="of:=LEN(TEXT([.J56];&quot;####&quot;))" office:value-type="float" office:value="3" calcext:value-type="float">
            <text:p>3</text:p>
          </table:table-cell>
          <table:table-cell table:style-name="ce6" table:formula="of:=IF([.K56]&lt;&gt;0;LEFT(&quot;0x0000&quot;;6-[.K56])&amp;[.I56];&quot;0x0000&quot;)" office:value-type="string" office:string-value="0x00C3" calcext:value-type="string">
            <text:p>0x00C3</text:p>
          </table:table-cell>
          <table:table-cell table:style-name="ce6" table:formula="of:=IF([.L56]&lt;&gt;0;LEFT(&quot;0x0000&quot;;6-[.L56])&amp;[.J56];&quot;0x0000&quot;)" office:value-type="string" office:string-value="0x0210" calcext:value-type="string">
            <text:p>0x0210</text:p>
          </table:table-cell>
          <table:table-cell table:style-name="ce6" table:formula="of:=&quot;DW &quot;&amp;[.M56]&amp;&quot;, &quot;&amp;[.N56]" office:value-type="string" office:string-value="DW 0x00C3, 0x0210" calcext:value-type="string">
            <text:p>DW 0x00C3, 0x0210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57]" office:value-type="float" office:value="0.25" calcext:value-type="float">
            <text:p>0.25</text:p>
          </table:table-cell>
          <table:table-cell table:style-name="ce6" table:formula="of:=VLOOKUP([.A57];[.$R$3:.$S$8];2;0)+[.B57]" office:value-type="float" office:value="17" calcext:value-type="float">
            <text:p>17</text:p>
          </table:table-cell>
          <table:table-cell table:style-name="ce11" table:formula="of:=[.$B$1]*POWER([.$C$1];[.G57])" office:value-type="float" office:value="698.154396815087" calcext:value-type="float">
            <text:p>698.15</text:p>
          </table:table-cell>
          <table:table-cell table:style-name="ce6" table:formula="of:=DEC2HEX([.H57]*[.F57])" office:value-type="string" office:string-value="AE" calcext:value-type="string">
            <text:p>AE</text:p>
          </table:table-cell>
          <table:table-cell table:style-name="ce6" table:formula="of:=DEC2HEX((437500/[.H57])-30.125)" office:value-type="string" office:string-value="254" calcext:value-type="string">
            <text:p>254</text:p>
          </table:table-cell>
          <table:table-cell table:style-name="ce6" table:formula="of:=LEN(TEXT([.I57];&quot;####&quot;))" office:value-type="float" office:value="2" calcext:value-type="float">
            <text:p>2</text:p>
          </table:table-cell>
          <table:table-cell table:style-name="ce6" table:formula="of:=LEN(TEXT([.J57];&quot;####&quot;))" office:value-type="float" office:value="3" calcext:value-type="float">
            <text:p>3</text:p>
          </table:table-cell>
          <table:table-cell table:style-name="ce6" table:formula="of:=IF([.K57]&lt;&gt;0;LEFT(&quot;0x0000&quot;;6-[.K57])&amp;[.I57];&quot;0x0000&quot;)" office:value-type="string" office:string-value="0x00AE" calcext:value-type="string">
            <text:p>0x00AE</text:p>
          </table:table-cell>
          <table:table-cell table:style-name="ce6" table:formula="of:=IF([.L57]&lt;&gt;0;LEFT(&quot;0x0000&quot;;6-[.L57])&amp;[.J57];&quot;0x0000&quot;)" office:value-type="string" office:string-value="0x0254" calcext:value-type="string">
            <text:p>0x0254</text:p>
          </table:table-cell>
          <table:table-cell table:style-name="ce6" table:formula="of:=&quot;DW &quot;&amp;[.M57]&amp;&quot;, &quot;&amp;[.N57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8]" office:value-type="float" office:value="1" calcext:value-type="float">
            <text:p>1</text:p>
          </table:table-cell>
          <table:table-cell table:style-name="ce6" table:formula="of:=VLOOKUP([.A58];[.$R$3:.$S$8];2;0)+[.B58]" office:value-type="float" office:value="0" calcext:value-type="float">
            <text:p>0</text:p>
          </table:table-cell>
          <table:table-cell table:style-name="ce11" table:formula="of:=[.$B$1]*POWER([.$C$1];[.G58])" office:value-type="float" office:value="261.63" calcext:value-type="float">
            <text:p>261.63</text:p>
          </table:table-cell>
          <table:table-cell table:style-name="ce6" table:formula="of:=DEC2HEX([.H58]*[.F58])" office:value-type="string" office:string-value="105" calcext:value-type="string">
            <text:p>105</text:p>
          </table:table-cell>
          <table:table-cell table:style-name="ce6" table:formula="of:=DEC2HEX((437500/[.H58])-30.125)" office:value-type="string" office:string-value="66A" calcext:value-type="string">
            <text:p>66A</text:p>
          </table:table-cell>
          <table:table-cell table:style-name="ce6" table:formula="of:=LEN(TEXT([.I58];&quot;####&quot;))" office:value-type="float" office:value="3" calcext:value-type="float">
            <text:p>3</text:p>
          </table:table-cell>
          <table:table-cell table:style-name="ce6" table:formula="of:=LEN(TEXT([.J58];&quot;####&quot;))" office:value-type="float" office:value="3" calcext:value-type="float">
            <text:p>3</text:p>
          </table:table-cell>
          <table:table-cell table:style-name="ce6" table:formula="of:=IF([.K58]&lt;&gt;0;LEFT(&quot;0x0000&quot;;6-[.K58])&amp;[.I58];&quot;0x0000&quot;)" office:value-type="string" office:string-value="0x0105" calcext:value-type="string">
            <text:p>0x0105</text:p>
          </table:table-cell>
          <table:table-cell table:style-name="ce6" table:formula="of:=IF([.L58]&lt;&gt;0;LEFT(&quot;0x0000&quot;;6-[.L58])&amp;[.J58];&quot;0x0000&quot;)" office:value-type="string" office:string-value="0x066A" calcext:value-type="string">
            <text:p>0x066A</text:p>
          </table:table-cell>
          <table:table-cell table:style-name="ce6" table:formula="of:=&quot;DW &quot;&amp;[.M58]&amp;&quot;, &quot;&amp;[.N58]" office:value-type="string" office:string-value="DW 0x0105, 0x066A" calcext:value-type="string">
            <text:p>DW 0x0105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9]" office:value-type="float" office:value="0.5" calcext:value-type="float">
            <text:p>0.5</text:p>
          </table:table-cell>
          <table:table-cell table:style-name="ce6" table:formula="of:=VLOOKUP([.A59];[.$R$3:.$S$8];2;0)+[.B59]" office:value-type="float" office:value="16" calcext:value-type="float">
            <text:p>16</text:p>
          </table:table-cell>
          <table:table-cell table:style-name="ce11" table:formula="of:=[.$B$1]*POWER([.$C$1];[.G59])" office:value-type="float" office:value="658.987426407559" calcext:value-type="float">
            <text:p>658.99</text:p>
          </table:table-cell>
          <table:table-cell table:style-name="ce6" table:formula="of:=DEC2HEX([.H59]*[.F59])" office:value-type="string" office:string-value="149" calcext:value-type="string">
            <text:p>149</text:p>
          </table:table-cell>
          <table:table-cell table:style-name="ce6" table:formula="of:=DEC2HEX((437500/[.H59])-30.125)" office:value-type="string" office:string-value="279" calcext:value-type="string">
            <text:p>279</text:p>
          </table:table-cell>
          <table:table-cell table:style-name="ce6" table:formula="of:=LEN(TEXT([.I59];&quot;####&quot;))" office:value-type="float" office:value="3" calcext:value-type="float">
            <text:p>3</text:p>
          </table:table-cell>
          <table:table-cell table:style-name="ce6" table:formula="of:=LEN(TEXT([.J59];&quot;####&quot;))" office:value-type="float" office:value="3" calcext:value-type="float">
            <text:p>3</text:p>
          </table:table-cell>
          <table:table-cell table:style-name="ce6" table:formula="of:=IF([.K59]&lt;&gt;0;LEFT(&quot;0x0000&quot;;6-[.K59])&amp;[.I59];&quot;0x0000&quot;)" office:value-type="string" office:string-value="0x0149" calcext:value-type="string">
            <text:p>0x0149</text:p>
          </table:table-cell>
          <table:table-cell table:style-name="ce6" table:formula="of:=IF([.L59]&lt;&gt;0;LEFT(&quot;0x0000&quot;;6-[.L59])&amp;[.J59];&quot;0x0000&quot;)" office:value-type="string" office:string-value="0x0279" calcext:value-type="string">
            <text:p>0x0279</text:p>
          </table:table-cell>
          <table:table-cell table:style-name="ce6" table:formula="of:=&quot;DW &quot;&amp;[.M59]&amp;&quot;, &quot;&amp;[.N59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0]" office:value-type="float" office:value="0.375" calcext:value-type="float">
            <text:p>0.375</text:p>
          </table:table-cell>
          <table:table-cell table:style-name="ce6" table:formula="of:=VLOOKUP([.A60];[.$R$3:.$S$8];2;0)+[.B60]" office:value-type="float" office:value="0" calcext:value-type="float">
            <text:p>0</text:p>
          </table:table-cell>
          <table:table-cell table:style-name="ce11" table:formula="of:=[.$B$1]*POWER([.$C$1];[.G60])" office:value-type="float" office:value="261.63" calcext:value-type="float">
            <text:p>261.63</text:p>
          </table:table-cell>
          <table:table-cell table:style-name="ce6" table:formula="of:=DEC2HEX([.H60]*[.F60])" office:value-type="string" office:string-value="62" calcext:value-type="string">
            <text:p>62</text:p>
          </table:table-cell>
          <table:table-cell table:style-name="ce6" table:formula="of:=DEC2HEX((437500/[.H60])-30.125)" office:value-type="string" office:string-value="66A" calcext:value-type="string">
            <text:p>66A</text:p>
          </table:table-cell>
          <table:table-cell table:style-name="ce6" table:formula="of:=LEN(TEXT([.I60];&quot;####&quot;))" office:value-type="float" office:value="2" calcext:value-type="float">
            <text:p>2</text:p>
          </table:table-cell>
          <table:table-cell table:style-name="ce6" table:formula="of:=LEN(TEXT([.J60];&quot;####&quot;))" office:value-type="float" office:value="3" calcext:value-type="float">
            <text:p>3</text:p>
          </table:table-cell>
          <table:table-cell table:style-name="ce6" table:formula="of:=IF([.K60]&lt;&gt;0;LEFT(&quot;0x0000&quot;;6-[.K60])&amp;[.I60];&quot;0x0000&quot;)" office:value-type="string" office:string-value="0x0062" calcext:value-type="string">
            <text:p>0x0062</text:p>
          </table:table-cell>
          <table:table-cell table:style-name="ce6" table:formula="of:=IF([.L60]&lt;&gt;0;LEFT(&quot;0x0000&quot;;6-[.L60])&amp;[.J60];&quot;0x0000&quot;)" office:value-type="string" office:string-value="0x066A" calcext:value-type="string">
            <text:p>0x066A</text:p>
          </table:table-cell>
          <table:table-cell table:style-name="ce6" table:formula="of:=&quot;DW &quot;&amp;[.M60]&amp;&quot;, &quot;&amp;[.N60]" office:value-type="string" office:string-value="DW 0x0062, 0x066A" calcext:value-type="string">
            <text:p>DW 0x0062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1]" office:value-type="float" office:value="0.15" calcext:value-type="float">
            <text:p>0.15</text:p>
          </table:table-cell>
          <table:table-cell table:style-name="ce6" table:formula="of:=VLOOKUP([.A61];[.$R$3:.$S$8];2;0)+[.B61]" office:value-type="float" office:value="16" calcext:value-type="float">
            <text:p>16</text:p>
          </table:table-cell>
          <table:table-cell table:style-name="ce11" table:formula="of:=[.$B$1]*POWER([.$C$1];[.G61])" office:value-type="float" office:value="658.987426407559" calcext:value-type="float">
            <text:p>658.99</text:p>
          </table:table-cell>
          <table:table-cell table:style-name="ce6" table:formula="of:=DEC2HEX([.H61]*[.F61])" office:value-type="string" office:string-value="62" calcext:value-type="string">
            <text:p>62</text:p>
          </table:table-cell>
          <table:table-cell table:style-name="ce6" table:formula="of:=DEC2HEX((437500/[.H61])-30.125)" office:value-type="string" office:string-value="279" calcext:value-type="string">
            <text:p>279</text:p>
          </table:table-cell>
          <table:table-cell table:style-name="ce6" table:formula="of:=LEN(TEXT([.I61];&quot;####&quot;))" office:value-type="float" office:value="2" calcext:value-type="float">
            <text:p>2</text:p>
          </table:table-cell>
          <table:table-cell table:style-name="ce6" table:formula="of:=LEN(TEXT([.J61];&quot;####&quot;))" office:value-type="float" office:value="3" calcext:value-type="float">
            <text:p>3</text:p>
          </table:table-cell>
          <table:table-cell table:style-name="ce6" table:formula="of:=IF([.K61]&lt;&gt;0;LEFT(&quot;0x0000&quot;;6-[.K61])&amp;[.I61];&quot;0x0000&quot;)" office:value-type="string" office:string-value="0x0062" calcext:value-type="string">
            <text:p>0x0062</text:p>
          </table:table-cell>
          <table:table-cell table:style-name="ce6" table:formula="of:=IF([.L61]&lt;&gt;0;LEFT(&quot;0x0000&quot;;6-[.L61])&amp;[.J61];&quot;0x0000&quot;)" office:value-type="string" office:string-value="0x0279" calcext:value-type="string">
            <text:p>0x0279</text:p>
          </table:table-cell>
          <table:table-cell table:style-name="ce6" table:formula="of:=&quot;DW &quot;&amp;[.M61]&amp;&quot;, &quot;&amp;[.N61]" office:value-type="string" office:string-value="DW 0x0062, 0x0279" calcext:value-type="string">
            <text:p>DW 0x0062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2]" office:value-type="float" office:value="0.5" calcext:value-type="float">
            <text:p>0.5</text:p>
          </table:table-cell>
          <table:table-cell table:style-name="ce6" table:formula="of:=VLOOKUP([.A62];[.$R$3:.$S$8];2;0)+[.B62]" office:value-type="float" office:value="2" calcext:value-type="float">
            <text:p>2</text:p>
          </table:table-cell>
          <table:table-cell table:style-name="ce11" table:formula="of:=[.$B$1]*POWER([.$C$1];[.G62])" office:value-type="float" office:value="293.654215453635" calcext:value-type="float">
            <text:p>293.65</text:p>
          </table:table-cell>
          <table:table-cell table:style-name="ce6" table:formula="of:=DEC2HEX([.H62]*[.F62])" office:value-type="string" office:string-value="92" calcext:value-type="string">
            <text:p>92</text:p>
          </table:table-cell>
          <table:table-cell table:style-name="ce6" table:formula="of:=DEC2HEX((437500/[.H62])-30.125)" office:value-type="string" office:string-value="5B3" calcext:value-type="string">
            <text:p>5B3</text:p>
          </table:table-cell>
          <table:table-cell table:style-name="ce6" table:formula="of:=LEN(TEXT([.I62];&quot;####&quot;))" office:value-type="float" office:value="2" calcext:value-type="float">
            <text:p>2</text:p>
          </table:table-cell>
          <table:table-cell table:style-name="ce6" table:formula="of:=LEN(TEXT([.J62];&quot;####&quot;))" office:value-type="float" office:value="3" calcext:value-type="float">
            <text:p>3</text:p>
          </table:table-cell>
          <table:table-cell table:style-name="ce6" table:formula="of:=IF([.K62]&lt;&gt;0;LEFT(&quot;0x0000&quot;;6-[.K62])&amp;[.I62];&quot;0x0000&quot;)" office:value-type="string" office:string-value="0x0092" calcext:value-type="string">
            <text:p>0x0092</text:p>
          </table:table-cell>
          <table:table-cell table:style-name="ce6" table:formula="of:=IF([.L62]&lt;&gt;0;LEFT(&quot;0x0000&quot;;6-[.L62])&amp;[.J62];&quot;0x0000&quot;)" office:value-type="string" office:string-value="0x05B3" calcext:value-type="string">
            <text:p>0x05B3</text:p>
          </table:table-cell>
          <table:table-cell table:style-name="ce6" table:formula="of:=&quot;DW &quot;&amp;[.M62]&amp;&quot;, &quot;&amp;[.N62]" office:value-type="string" office:string-value="DW 0x0092, 0x05B3" calcext:value-type="string">
            <text:p>DW 0x0092, 0x05B3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3]" office:value-type="float" office:value="0.375" calcext:value-type="float">
            <text:p>0.375</text:p>
          </table:table-cell>
          <table:table-cell table:style-name="ce6" table:formula="of:=VLOOKUP([.A63];[.$R$3:.$S$8];2;0)+[.B63]" office:value-type="float" office:value="9" calcext:value-type="float">
            <text:p>9</text:p>
          </table:table-cell>
          <table:table-cell table:style-name="ce11" table:formula="of:=[.$B$1]*POWER([.$C$1];[.G63])" office:value-type="float" office:value="439.902757090157" calcext:value-type="float">
            <text:p>439.90</text:p>
          </table:table-cell>
          <table:table-cell table:style-name="ce6" table:formula="of:=DEC2HEX([.H63]*[.F63])" office:value-type="string" office:string-value="A4" calcext:value-type="string">
            <text:p>A4</text:p>
          </table:table-cell>
          <table:table-cell table:style-name="ce6" table:formula="of:=DEC2HEX((437500/[.H63])-30.125)" office:value-type="string" office:string-value="3C4" calcext:value-type="string">
            <text:p>3C4</text:p>
          </table:table-cell>
          <table:table-cell table:style-name="ce6" table:formula="of:=LEN(TEXT([.I63];&quot;####&quot;))" office:value-type="float" office:value="2" calcext:value-type="float">
            <text:p>2</text:p>
          </table:table-cell>
          <table:table-cell table:style-name="ce6" table:formula="of:=LEN(TEXT([.J63];&quot;####&quot;))" office:value-type="float" office:value="3" calcext:value-type="float">
            <text:p>3</text:p>
          </table:table-cell>
          <table:table-cell table:style-name="ce6" table:formula="of:=IF([.K63]&lt;&gt;0;LEFT(&quot;0x0000&quot;;6-[.K63])&amp;[.I63];&quot;0x0000&quot;)" office:value-type="string" office:string-value="0x00A4" calcext:value-type="string">
            <text:p>0x00A4</text:p>
          </table:table-cell>
          <table:table-cell table:style-name="ce6" table:formula="of:=IF([.L63]&lt;&gt;0;LEFT(&quot;0x0000&quot;;6-[.L63])&amp;[.J63];&quot;0x0000&quot;)" office:value-type="string" office:string-value="0x03C4" calcext:value-type="string">
            <text:p>0x03C4</text:p>
          </table:table-cell>
          <table:table-cell table:style-name="ce6" table:formula="of:=&quot;DW &quot;&amp;[.M63]&amp;&quot;, &quot;&amp;[.N63]" office:value-type="string" office:string-value="DW 0x00A4, 0x03C4" calcext:value-type="string">
            <text:p>DW 0x00A4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4]" office:value-type="float" office:value="0.25" calcext:value-type="float">
            <text:p>0.25</text:p>
          </table:table-cell>
          <table:table-cell table:style-name="ce6" table:formula="of:=VLOOKUP([.A64];[.$R$3:.$S$8];2;0)+[.B64]" office:value-type="float" office:value="14" calcext:value-type="float">
            <text:p>14</text:p>
          </table:table-cell>
          <table:table-cell table:style-name="ce11" table:formula="of:=[.$B$1]*POWER([.$C$1];[.G64])" office:value-type="float" office:value="587.122102451928" calcext:value-type="float">
            <text:p>587.12</text:p>
          </table:table-cell>
          <table:table-cell table:style-name="ce6" table:formula="of:=DEC2HEX([.H64]*[.F64])" office:value-type="string" office:string-value="92" calcext:value-type="string">
            <text:p>92</text:p>
          </table:table-cell>
          <table:table-cell table:style-name="ce6" table:formula="of:=DEC2HEX((437500/[.H64])-30.125)" office:value-type="string" office:string-value="2CB" calcext:value-type="string">
            <text:p>2CB</text:p>
          </table:table-cell>
          <table:table-cell table:style-name="ce6" table:formula="of:=LEN(TEXT([.I64];&quot;####&quot;))" office:value-type="float" office:value="2" calcext:value-type="float">
            <text:p>2</text:p>
          </table:table-cell>
          <table:table-cell table:style-name="ce6" table:formula="of:=LEN(TEXT([.J64];&quot;####&quot;))" office:value-type="float" office:value="3" calcext:value-type="float">
            <text:p>3</text:p>
          </table:table-cell>
          <table:table-cell table:style-name="ce6" table:formula="of:=IF([.K64]&lt;&gt;0;LEFT(&quot;0x0000&quot;;6-[.K64])&amp;[.I64];&quot;0x0000&quot;)" office:value-type="string" office:string-value="0x0092" calcext:value-type="string">
            <text:p>0x0092</text:p>
          </table:table-cell>
          <table:table-cell table:style-name="ce6" table:formula="of:=IF([.L64]&lt;&gt;0;LEFT(&quot;0x0000&quot;;6-[.L64])&amp;[.J64];&quot;0x0000&quot;)" office:value-type="string" office:string-value="0x02CB" calcext:value-type="string">
            <text:p>0x02CB</text:p>
          </table:table-cell>
          <table:table-cell table:style-name="ce6" table:formula="of:=&quot;DW &quot;&amp;[.M64]&amp;&quot;, &quot;&amp;[.N64]" office:value-type="string" office:string-value="DW 0x0092, 0x02CB" calcext:value-type="string">
            <text:p>DW 0x0092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5]" office:value-type="float" office:value="0.125" calcext:value-type="float">
            <text:p>0.125</text:p>
          </table:table-cell>
          <table:table-cell table:style-name="ce6" table:formula="of:=VLOOKUP([.A65];[.$R$3:.$S$8];2;0)+[.B65]" office:value-type="float" office:value="13" calcext:value-type="float">
            <text:p>13</text:p>
          </table:table-cell>
          <table:table-cell table:style-name="ce11" table:formula="of:=[.$B$1]*POWER([.$C$1];[.G65])" office:value-type="float" office:value="554.184124667581" calcext:value-type="float">
            <text:p>554.18</text:p>
          </table:table-cell>
          <table:table-cell table:style-name="ce6" table:formula="of:=DEC2HEX([.H65]*[.F65])" office:value-type="string" office:string-value="45" calcext:value-type="string">
            <text:p>45</text:p>
          </table:table-cell>
          <table:table-cell table:style-name="ce6" table:formula="of:=DEC2HEX((437500/[.H65])-30.125)" office:value-type="string" office:string-value="2F7" calcext:value-type="string">
            <text:p>2F7</text:p>
          </table:table-cell>
          <table:table-cell table:style-name="ce6" table:formula="of:=LEN(TEXT([.I65];&quot;####&quot;))" office:value-type="float" office:value="2" calcext:value-type="float">
            <text:p>2</text:p>
          </table:table-cell>
          <table:table-cell table:style-name="ce6" table:formula="of:=LEN(TEXT([.J65];&quot;####&quot;))" office:value-type="float" office:value="3" calcext:value-type="float">
            <text:p>3</text:p>
          </table:table-cell>
          <table:table-cell table:style-name="ce6" table:formula="of:=IF([.K65]&lt;&gt;0;LEFT(&quot;0x0000&quot;;6-[.K65])&amp;[.I65];&quot;0x0000&quot;)" office:value-type="string" office:string-value="0x0045" calcext:value-type="string">
            <text:p>0x0045</text:p>
          </table:table-cell>
          <table:table-cell table:style-name="ce6" table:formula="of:=IF([.L65]&lt;&gt;0;LEFT(&quot;0x0000&quot;;6-[.L65])&amp;[.J65];&quot;0x0000&quot;)" office:value-type="string" office:string-value="0x02F7" calcext:value-type="string">
            <text:p>0x02F7</text:p>
          </table:table-cell>
          <table:table-cell table:style-name="ce6" table:formula="of:=&quot;DW &quot;&amp;[.M65]&amp;&quot;, &quot;&amp;[.N65]" office:value-type="string" office:string-value="DW 0x0045, 0x02F7" calcext:value-type="string">
            <text:p>DW 0x0045, 0x02F7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6]" office:value-type="float" office:value="0.125" calcext:value-type="float">
            <text:p>0.125</text:p>
          </table:table-cell>
          <table:table-cell table:style-name="ce6" table:formula="of:=VLOOKUP([.A66];[.$R$3:.$S$8];2;0)+[.B66]" office:value-type="float" office:value="14" calcext:value-type="float">
            <text:p>14</text:p>
          </table:table-cell>
          <table:table-cell table:style-name="ce11" table:formula="of:=[.$B$1]*POWER([.$C$1];[.G66])" office:value-type="float" office:value="587.122102451928" calcext:value-type="float">
            <text:p>587.12</text:p>
          </table:table-cell>
          <table:table-cell table:style-name="ce6" table:formula="of:=DEC2HEX([.H66]*[.F66])" office:value-type="string" office:string-value="49" calcext:value-type="string">
            <text:p>49</text:p>
          </table:table-cell>
          <table:table-cell table:style-name="ce6" table:formula="of:=DEC2HEX((437500/[.H66])-30.125)" office:value-type="string" office:string-value="2CB" calcext:value-type="string">
            <text:p>2CB</text:p>
          </table:table-cell>
          <table:table-cell table:style-name="ce6" table:formula="of:=LEN(TEXT([.I66];&quot;####&quot;))" office:value-type="float" office:value="2" calcext:value-type="float">
            <text:p>2</text:p>
          </table:table-cell>
          <table:table-cell table:style-name="ce6" table:formula="of:=LEN(TEXT([.J66];&quot;####&quot;))" office:value-type="float" office:value="3" calcext:value-type="float">
            <text:p>3</text:p>
          </table:table-cell>
          <table:table-cell table:style-name="ce6" table:formula="of:=IF([.K66]&lt;&gt;0;LEFT(&quot;0x0000&quot;;6-[.K66])&amp;[.I66];&quot;0x0000&quot;)" office:value-type="string" office:string-value="0x0049" calcext:value-type="string">
            <text:p>0x0049</text:p>
          </table:table-cell>
          <table:table-cell table:style-name="ce6" table:formula="of:=IF([.L66]&lt;&gt;0;LEFT(&quot;0x0000&quot;;6-[.L66])&amp;[.J66];&quot;0x0000&quot;)" office:value-type="string" office:string-value="0x02CB" calcext:value-type="string">
            <text:p>0x02CB</text:p>
          </table:table-cell>
          <table:table-cell table:style-name="ce6" table:formula="of:=&quot;DW &quot;&amp;[.M66]&amp;&quot;, &quot;&amp;[.N66]" office:value-type="string" office:string-value="DW 0x0049, 0x02CB" calcext:value-type="string">
            <text:p>DW 0x0049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7]" office:value-type="float" office:value="0.25" calcext:value-type="float">
            <text:p>0.25</text:p>
          </table:table-cell>
          <table:table-cell table:style-name="ce6" table:formula="of:=VLOOKUP([.A67];[.$R$3:.$S$8];2;0)+[.B67]" office:value-type="float" office:value="16" calcext:value-type="float">
            <text:p>16</text:p>
          </table:table-cell>
          <table:table-cell table:style-name="ce11" table:formula="of:=[.$B$1]*POWER([.$C$1];[.G67])" office:value-type="float" office:value="658.987426407559" calcext:value-type="float">
            <text:p>658.99</text:p>
          </table:table-cell>
          <table:table-cell table:style-name="ce6" table:formula="of:=DEC2HEX([.H67]*[.F67])" office:value-type="string" office:string-value="A4" calcext:value-type="string">
            <text:p>A4</text:p>
          </table:table-cell>
          <table:table-cell table:style-name="ce6" table:formula="of:=DEC2HEX((437500/[.H67])-30.125)" office:value-type="string" office:string-value="279" calcext:value-type="string">
            <text:p>279</text:p>
          </table:table-cell>
          <table:table-cell table:style-name="ce6" table:formula="of:=LEN(TEXT([.I67];&quot;####&quot;))" office:value-type="float" office:value="2" calcext:value-type="float">
            <text:p>2</text:p>
          </table:table-cell>
          <table:table-cell table:style-name="ce6" table:formula="of:=LEN(TEXT([.J67];&quot;####&quot;))" office:value-type="float" office:value="3" calcext:value-type="float">
            <text:p>3</text:p>
          </table:table-cell>
          <table:table-cell table:style-name="ce6" table:formula="of:=IF([.K67]&lt;&gt;0;LEFT(&quot;0x0000&quot;;6-[.K67])&amp;[.I67];&quot;0x0000&quot;)" office:value-type="string" office:string-value="0x00A4" calcext:value-type="string">
            <text:p>0x00A4</text:p>
          </table:table-cell>
          <table:table-cell table:style-name="ce6" table:formula="of:=IF([.L67]&lt;&gt;0;LEFT(&quot;0x0000&quot;;6-[.L67])&amp;[.J67];&quot;0x0000&quot;)" office:value-type="string" office:string-value="0x0279" calcext:value-type="string">
            <text:p>0x0279</text:p>
          </table:table-cell>
          <table:table-cell table:style-name="ce6" table:formula="of:=&quot;DW &quot;&amp;[.M67]&amp;&quot;, &quot;&amp;[.N67]" office:value-type="string" office:string-value="DW 0x00A4, 0x0279" calcext:value-type="string">
            <text:p>DW 0x00A4, 0x0279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0.5*[.C68]" office:value-type="float" office:value="0.25" calcext:value-type="float">
            <text:p>0.25</text:p>
          </table:table-cell>
          <table:table-cell table:style-name="ce6" table:formula="of:=VLOOKUP([.A68];[.$R$3:.$S$8];2;0)+[.B68]" office:value-type="float" office:value="17" calcext:value-type="float">
            <text:p>17</text:p>
          </table:table-cell>
          <table:table-cell table:style-name="ce11" table:formula="of:=[.$B$1]*POWER([.$C$1];[.G68])" office:value-type="float" office:value="698.154396815087" calcext:value-type="float">
            <text:p>698.15</text:p>
          </table:table-cell>
          <table:table-cell table:style-name="ce6" table:formula="of:=DEC2HEX([.H68]*[.F68])" office:value-type="string" office:string-value="AE" calcext:value-type="string">
            <text:p>AE</text:p>
          </table:table-cell>
          <table:table-cell table:style-name="ce6" table:formula="of:=DEC2HEX((437500/[.H68])-30.125)" office:value-type="string" office:string-value="254" calcext:value-type="string">
            <text:p>254</text:p>
          </table:table-cell>
          <table:table-cell table:style-name="ce6" table:formula="of:=LEN(TEXT([.I68];&quot;####&quot;))" office:value-type="float" office:value="2" calcext:value-type="float">
            <text:p>2</text:p>
          </table:table-cell>
          <table:table-cell table:style-name="ce6" table:formula="of:=LEN(TEXT([.J68];&quot;####&quot;))" office:value-type="float" office:value="3" calcext:value-type="float">
            <text:p>3</text:p>
          </table:table-cell>
          <table:table-cell table:style-name="ce6" table:formula="of:=IF([.K68]&lt;&gt;0;LEFT(&quot;0x0000&quot;;6-[.K68])&amp;[.I68];&quot;0x0000&quot;)" office:value-type="string" office:string-value="0x00AE" calcext:value-type="string">
            <text:p>0x00AE</text:p>
          </table:table-cell>
          <table:table-cell table:style-name="ce6" table:formula="of:=IF([.L68]&lt;&gt;0;LEFT(&quot;0x0000&quot;;6-[.L68])&amp;[.J68];&quot;0x0000&quot;)" office:value-type="string" office:string-value="0x0254" calcext:value-type="string">
            <text:p>0x0254</text:p>
          </table:table-cell>
          <table:table-cell table:style-name="ce6" table:formula="of:=&quot;DW &quot;&amp;[.M68]&amp;&quot;, &quot;&amp;[.N68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9]" office:value-type="float" office:value="1" calcext:value-type="float">
            <text:p>1</text:p>
          </table:table-cell>
          <table:table-cell table:style-name="ce6" table:formula="of:=VLOOKUP([.A69];[.$R$3:.$S$8];2;0)+[.B69]" office:value-type="float" office:value="-3" calcext:value-type="float">
            <text:p>-3</text:p>
          </table:table-cell>
          <table:table-cell table:style-name="ce11" table:formula="of:=[.$B$1]*POWER([.$C$1];[.G69])" office:value-type="float" office:value="220.021182084144" calcext:value-type="float">
            <text:p>220.02</text:p>
          </table:table-cell>
          <table:table-cell table:style-name="ce6" table:formula="of:=DEC2HEX([.H69]*[.F69])" office:value-type="string" office:string-value="DC" calcext:value-type="string">
            <text:p>DC</text:p>
          </table:table-cell>
          <table:table-cell table:style-name="ce6" table:formula="of:=DEC2HEX((437500/[.H69])-30.125)" office:value-type="string" office:string-value="7A6" calcext:value-type="string">
            <text:p>7A6</text:p>
          </table:table-cell>
          <table:table-cell table:style-name="ce6" table:formula="of:=LEN(TEXT([.I69];&quot;####&quot;))" office:value-type="float" office:value="2" calcext:value-type="float">
            <text:p>2</text:p>
          </table:table-cell>
          <table:table-cell table:style-name="ce6" table:formula="of:=LEN(TEXT([.J69];&quot;####&quot;))" office:value-type="float" office:value="3" calcext:value-type="float">
            <text:p>3</text:p>
          </table:table-cell>
          <table:table-cell table:style-name="ce6" table:formula="of:=IF([.K69]&lt;&gt;0;LEFT(&quot;0x0000&quot;;6-[.K69])&amp;[.I69];&quot;0x0000&quot;)" office:value-type="string" office:string-value="0x00DC" calcext:value-type="string">
            <text:p>0x00DC</text:p>
          </table:table-cell>
          <table:table-cell table:style-name="ce6" table:formula="of:=IF([.L69]&lt;&gt;0;LEFT(&quot;0x0000&quot;;6-[.L69])&amp;[.J69];&quot;0x0000&quot;)" office:value-type="string" office:string-value="0x07A6" calcext:value-type="string">
            <text:p>0x07A6</text:p>
          </table:table-cell>
          <table:table-cell table:style-name="ce6" table:formula="of:=&quot;DW &quot;&amp;[.M69]&amp;&quot;, &quot;&amp;[.N69]" office:value-type="string" office:string-value="DW 0x00DC, 0x07A6" calcext:value-type="string">
            <text:p>DW 0x00DC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0]" office:value-type="float" office:value="0.5" calcext:value-type="float">
            <text:p>0.5</text:p>
          </table:table-cell>
          <table:table-cell table:style-name="ce6" table:formula="of:=VLOOKUP([.A70];[.$R$3:.$S$8];2;0)+[.B70]" office:value-type="float" office:value="9" calcext:value-type="float">
            <text:p>9</text:p>
          </table:table-cell>
          <table:table-cell table:style-name="ce11" table:formula="of:=[.$B$1]*POWER([.$C$1];[.G70])" office:value-type="float" office:value="439.902757090157" calcext:value-type="float">
            <text:p>439.90</text:p>
          </table:table-cell>
          <table:table-cell table:style-name="ce6" table:formula="of:=DEC2HEX([.H70]*[.F70])" office:value-type="string" office:string-value="DB" calcext:value-type="string">
            <text:p>DB</text:p>
          </table:table-cell>
          <table:table-cell table:style-name="ce6" table:formula="of:=DEC2HEX((437500/[.H70])-30.125)" office:value-type="string" office:string-value="3C4" calcext:value-type="string">
            <text:p>3C4</text:p>
          </table:table-cell>
          <table:table-cell table:style-name="ce6" table:formula="of:=LEN(TEXT([.I70];&quot;####&quot;))" office:value-type="float" office:value="2" calcext:value-type="float">
            <text:p>2</text:p>
          </table:table-cell>
          <table:table-cell table:style-name="ce6" table:formula="of:=LEN(TEXT([.J70];&quot;####&quot;))" office:value-type="float" office:value="3" calcext:value-type="float">
            <text:p>3</text:p>
          </table:table-cell>
          <table:table-cell table:style-name="ce6" table:formula="of:=IF([.K70]&lt;&gt;0;LEFT(&quot;0x0000&quot;;6-[.K70])&amp;[.I70];&quot;0x0000&quot;)" office:value-type="string" office:string-value="0x00DB" calcext:value-type="string">
            <text:p>0x00DB</text:p>
          </table:table-cell>
          <table:table-cell table:style-name="ce6" table:formula="of:=IF([.L70]&lt;&gt;0;LEFT(&quot;0x0000&quot;;6-[.L70])&amp;[.J70];&quot;0x0000&quot;)" office:value-type="string" office:string-value="0x03C4" calcext:value-type="string">
            <text:p>0x03C4</text:p>
          </table:table-cell>
          <table:table-cell table:style-name="ce6" table:formula="of:=&quot;DW &quot;&amp;[.M70]&amp;&quot;, &quot;&amp;[.N70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1]" office:value-type="float" office:value="0.375" calcext:value-type="float">
            <text:p>0.375</text:p>
          </table:table-cell>
          <table:table-cell table:style-name="ce6" table:formula="of:=VLOOKUP([.A71];[.$R$3:.$S$8];2;0)+[.B71]" office:value-type="float" office:value="12" calcext:value-type="float">
            <text:p>12</text:p>
          </table:table-cell>
          <table:table-cell table:style-name="ce11" table:formula="of:=[.$B$1]*POWER([.$C$1];[.G71])" office:value-type="float" office:value="523.093991438891" calcext:value-type="float">
            <text:p>523.09</text:p>
          </table:table-cell>
          <table:table-cell table:style-name="ce6" table:formula="of:=DEC2HEX([.H71]*[.F71])" office:value-type="string" office:string-value="C4" calcext:value-type="string">
            <text:p>C4</text:p>
          </table:table-cell>
          <table:table-cell table:style-name="ce6" table:formula="of:=DEC2HEX((437500/[.H71])-30.125)" office:value-type="string" office:string-value="326" calcext:value-type="string">
            <text:p>326</text:p>
          </table:table-cell>
          <table:table-cell table:style-name="ce6" table:formula="of:=LEN(TEXT([.I71];&quot;####&quot;))" office:value-type="float" office:value="2" calcext:value-type="float">
            <text:p>2</text:p>
          </table:table-cell>
          <table:table-cell table:style-name="ce6" table:formula="of:=LEN(TEXT([.J71];&quot;####&quot;))" office:value-type="float" office:value="3" calcext:value-type="float">
            <text:p>3</text:p>
          </table:table-cell>
          <table:table-cell table:style-name="ce6" table:formula="of:=IF([.K71]&lt;&gt;0;LEFT(&quot;0x0000&quot;;6-[.K71])&amp;[.I71];&quot;0x0000&quot;)" office:value-type="string" office:string-value="0x00C4" calcext:value-type="string">
            <text:p>0x00C4</text:p>
          </table:table-cell>
          <table:table-cell table:style-name="ce6" table:formula="of:=IF([.L71]&lt;&gt;0;LEFT(&quot;0x0000&quot;;6-[.L71])&amp;[.J71];&quot;0x0000&quot;)" office:value-type="string" office:string-value="0x0326" calcext:value-type="string">
            <text:p>0x0326</text:p>
          </table:table-cell>
          <table:table-cell table:style-name="ce6" table:formula="of:=&quot;DW &quot;&amp;[.M71]&amp;&quot;, &quot;&amp;[.N71]" office:value-type="string" office:string-value="DW 0x00C4, 0x0326" calcext:value-type="string">
            <text:p>DW 0x00C4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2]" office:value-type="float" office:value="0.5" calcext:value-type="float">
            <text:p>0.5</text:p>
          </table:table-cell>
          <table:table-cell table:style-name="ce6" table:formula="of:=VLOOKUP([.A72];[.$R$3:.$S$8];2;0)+[.B72]" office:value-type="float" office:value="-8" calcext:value-type="float">
            <text:p>-8</text:p>
          </table:table-cell>
          <table:table-cell table:style-name="ce11" table:formula="of:=[.$B$1]*POWER([.$C$1];[.G72])" office:value-type="float" office:value="164.851440974282" calcext:value-type="float">
            <text:p>164.85</text:p>
          </table:table-cell>
          <table:table-cell table:style-name="ce6" table:formula="of:=DEC2HEX([.H72]*[.F72])" office:value-type="string" office:string-value="52" calcext:value-type="string">
            <text:p>52</text:p>
          </table:table-cell>
          <table:table-cell table:style-name="ce6" table:formula="of:=DEC2HEX((437500/[.H72])-30.125)" office:value-type="string" office:string-value="A3F" calcext:value-type="string">
            <text:p>A3F</text:p>
          </table:table-cell>
          <table:table-cell table:style-name="ce6" table:formula="of:=LEN(TEXT([.I72];&quot;####&quot;))" office:value-type="float" office:value="2" calcext:value-type="float">
            <text:p>2</text:p>
          </table:table-cell>
          <table:table-cell table:style-name="ce6" table:formula="of:=LEN(TEXT([.J72];&quot;####&quot;))" office:value-type="float" office:value="3" calcext:value-type="float">
            <text:p>3</text:p>
          </table:table-cell>
          <table:table-cell table:style-name="ce6" table:formula="of:=IF([.K72]&lt;&gt;0;LEFT(&quot;0x0000&quot;;6-[.K72])&amp;[.I72];&quot;0x0000&quot;)" office:value-type="string" office:string-value="0x0052" calcext:value-type="string">
            <text:p>0x0052</text:p>
          </table:table-cell>
          <table:table-cell table:style-name="ce6" table:formula="of:=IF([.L72]&lt;&gt;0;LEFT(&quot;0x0000&quot;;6-[.L72])&amp;[.J72];&quot;0x0000&quot;)" office:value-type="string" office:string-value="0x0A3F" calcext:value-type="string">
            <text:p>0x0A3F</text:p>
          </table:table-cell>
          <table:table-cell table:style-name="ce6" table:formula="of:=&quot;DW &quot;&amp;[.M72]&amp;&quot;, &quot;&amp;[.N72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3]" office:value-type="float" office:value="0.375" calcext:value-type="float">
            <text:p>0.375</text:p>
          </table:table-cell>
          <table:table-cell table:style-name="ce6" table:formula="of:=VLOOKUP([.A73];[.$R$3:.$S$8];2;0)+[.B73]" office:value-type="float" office:value="4" calcext:value-type="float">
            <text:p>4</text:p>
          </table:table-cell>
          <table:table-cell table:style-name="ce11" table:formula="of:=[.$B$1]*POWER([.$C$1];[.G73])" office:value-type="float" office:value="329.598280983411" calcext:value-type="float">
            <text:p>329.60</text:p>
          </table:table-cell>
          <table:table-cell table:style-name="ce6" table:formula="of:=DEC2HEX([.H73]*[.F73])" office:value-type="string" office:string-value="7B" calcext:value-type="string">
            <text:p>7B</text:p>
          </table:table-cell>
          <table:table-cell table:style-name="ce6" table:formula="of:=DEC2HEX((437500/[.H73])-30.125)" office:value-type="string" office:string-value="511" calcext:value-type="string">
            <text:p>511</text:p>
          </table:table-cell>
          <table:table-cell table:style-name="ce6" table:formula="of:=LEN(TEXT([.I73];&quot;####&quot;))" office:value-type="float" office:value="2" calcext:value-type="float">
            <text:p>2</text:p>
          </table:table-cell>
          <table:table-cell table:style-name="ce6" table:formula="of:=LEN(TEXT([.J73];&quot;####&quot;))" office:value-type="float" office:value="3" calcext:value-type="float">
            <text:p>3</text:p>
          </table:table-cell>
          <table:table-cell table:style-name="ce6" table:formula="of:=IF([.K73]&lt;&gt;0;LEFT(&quot;0x0000&quot;;6-[.K73])&amp;[.I73];&quot;0x0000&quot;)" office:value-type="string" office:string-value="0x007B" calcext:value-type="string">
            <text:p>0x007B</text:p>
          </table:table-cell>
          <table:table-cell table:style-name="ce6" table:formula="of:=IF([.L73]&lt;&gt;0;LEFT(&quot;0x0000&quot;;6-[.L73])&amp;[.J73];&quot;0x0000&quot;)" office:value-type="string" office:string-value="0x0511" calcext:value-type="string">
            <text:p>0x0511</text:p>
          </table:table-cell>
          <table:table-cell table:style-name="ce6" table:formula="of:=&quot;DW &quot;&amp;[.M73]&amp;&quot;, &quot;&amp;[.N73]" office:value-type="string" office:string-value="DW 0x007B, 0x0511" calcext:value-type="string">
            <text:p>DW 0x007B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4]" office:value-type="float" office:value="0.25" calcext:value-type="float">
            <text:p>0.25</text:p>
          </table:table-cell>
          <table:table-cell table:style-name="ce6" table:formula="of:=VLOOKUP([.A74];[.$R$3:.$S$8];2;0)+[.B74]" office:value-type="float" office:value="8" calcext:value-type="float">
            <text:p>8</text:p>
          </table:table-cell>
          <table:table-cell table:style-name="ce11" table:formula="of:=[.$B$1]*POWER([.$C$1];[.G74])" office:value-type="float" office:value="415.223891859572" calcext:value-type="float">
            <text:p>415.22</text:p>
          </table:table-cell>
          <table:table-cell table:style-name="ce6" table:formula="of:=DEC2HEX([.H74]*[.F74])" office:value-type="string" office:string-value="67" calcext:value-type="string">
            <text:p>67</text:p>
          </table:table-cell>
          <table:table-cell table:style-name="ce6" table:formula="of:=DEC2HEX((437500/[.H74])-30.125)" office:value-type="string" office:string-value="3FF" calcext:value-type="string">
            <text:p>3FF</text:p>
          </table:table-cell>
          <table:table-cell table:style-name="ce6" table:formula="of:=LEN(TEXT([.I74];&quot;####&quot;))" office:value-type="float" office:value="2" calcext:value-type="float">
            <text:p>2</text:p>
          </table:table-cell>
          <table:table-cell table:style-name="ce6" table:formula="of:=LEN(TEXT([.J74];&quot;####&quot;))" office:value-type="float" office:value="3" calcext:value-type="float">
            <text:p>3</text:p>
          </table:table-cell>
          <table:table-cell table:style-name="ce6" table:formula="of:=IF([.K74]&lt;&gt;0;LEFT(&quot;0x0000&quot;;6-[.K74])&amp;[.I74];&quot;0x0000&quot;)" office:value-type="string" office:string-value="0x0067" calcext:value-type="string">
            <text:p>0x0067</text:p>
          </table:table-cell>
          <table:table-cell table:style-name="ce6" table:formula="of:=IF([.L74]&lt;&gt;0;LEFT(&quot;0x0000&quot;;6-[.L74])&amp;[.J74];&quot;0x0000&quot;)" office:value-type="string" office:string-value="0x03FF" calcext:value-type="string">
            <text:p>0x03FF</text:p>
          </table:table-cell>
          <table:table-cell table:style-name="ce6" table:formula="of:=&quot;DW &quot;&amp;[.M74]&amp;&quot;, &quot;&amp;[.N74]" office:value-type="string" office:string-value="DW 0x0067, 0x03FF" calcext:value-type="string">
            <text:p>DW 0x0067, 0x03FF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5]" office:value-type="float" office:value="0.165" calcext:value-type="float">
            <text:p>0.165</text:p>
          </table:table-cell>
          <table:table-cell table:style-name="ce6" table:formula="of:=VLOOKUP([.A75];[.$R$3:.$S$8];2;0)+[.B75]" office:value-type="float" office:value="12" calcext:value-type="float">
            <text:p>12</text:p>
          </table:table-cell>
          <table:table-cell table:style-name="ce11" table:formula="of:=[.$B$1]*POWER([.$C$1];[.G75])" office:value-type="float" office:value="523.093991438891" calcext:value-type="float">
            <text:p>523.09</text:p>
          </table:table-cell>
          <table:table-cell table:style-name="ce6" table:formula="of:=DEC2HEX([.H75]*[.F75])" office:value-type="string" office:string-value="56" calcext:value-type="string">
            <text:p>56</text:p>
          </table:table-cell>
          <table:table-cell table:style-name="ce6" table:formula="of:=DEC2HEX((437500/[.H75])-30.125)" office:value-type="string" office:string-value="326" calcext:value-type="string">
            <text:p>326</text:p>
          </table:table-cell>
          <table:table-cell table:style-name="ce6" table:formula="of:=LEN(TEXT([.I75];&quot;####&quot;))" office:value-type="float" office:value="2" calcext:value-type="float">
            <text:p>2</text:p>
          </table:table-cell>
          <table:table-cell table:style-name="ce6" table:formula="of:=LEN(TEXT([.J75];&quot;####&quot;))" office:value-type="float" office:value="3" calcext:value-type="float">
            <text:p>3</text:p>
          </table:table-cell>
          <table:table-cell table:style-name="ce6" table:formula="of:=IF([.K75]&lt;&gt;0;LEFT(&quot;0x0000&quot;;6-[.K75])&amp;[.I75];&quot;0x0000&quot;)" office:value-type="string" office:string-value="0x0056" calcext:value-type="string">
            <text:p>0x0056</text:p>
          </table:table-cell>
          <table:table-cell table:style-name="ce6" table:formula="of:=IF([.L75]&lt;&gt;0;LEFT(&quot;0x0000&quot;;6-[.L75])&amp;[.J75];&quot;0x0000&quot;)" office:value-type="string" office:string-value="0x0326" calcext:value-type="string">
            <text:p>0x0326</text:p>
          </table:table-cell>
          <table:table-cell table:style-name="ce6" table:formula="of:=&quot;DW &quot;&amp;[.M75]&amp;&quot;, &quot;&amp;[.N75]" office:value-type="string" office:string-value="DW 0x0056, 0x0326" calcext:value-type="string">
            <text:p>DW 0x0056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6]" office:value-type="float" office:value="0.25" calcext:value-type="float">
            <text:p>0.25</text:p>
          </table:table-cell>
          <table:table-cell table:style-name="ce6" table:formula="of:=VLOOKUP([.A76];[.$R$3:.$S$8];2;0)+[.B76]" office:value-type="float" office:value="11" calcext:value-type="float">
            <text:p>11</text:p>
          </table:table-cell>
          <table:table-cell table:style-name="ce11" table:formula="of:=[.$B$1]*POWER([.$C$1];[.G76])" office:value-type="float" office:value="493.748037339759" calcext:value-type="float">
            <text:p>493.75</text:p>
          </table:table-cell>
          <table:table-cell table:style-name="ce6" table:formula="of:=DEC2HEX([.H76]*[.F76])" office:value-type="string" office:string-value="7B" calcext:value-type="string">
            <text:p>7B</text:p>
          </table:table-cell>
          <table:table-cell table:style-name="ce6" table:formula="of:=DEC2HEX((437500/[.H76])-30.125)" office:value-type="string" office:string-value="357" calcext:value-type="string">
            <text:p>357</text:p>
          </table:table-cell>
          <table:table-cell table:style-name="ce6" table:formula="of:=LEN(TEXT([.I76];&quot;####&quot;))" office:value-type="float" office:value="2" calcext:value-type="float">
            <text:p>2</text:p>
          </table:table-cell>
          <table:table-cell table:style-name="ce6" table:formula="of:=LEN(TEXT([.J76];&quot;####&quot;))" office:value-type="float" office:value="3" calcext:value-type="float">
            <text:p>3</text:p>
          </table:table-cell>
          <table:table-cell table:style-name="ce6" table:formula="of:=IF([.K76]&lt;&gt;0;LEFT(&quot;0x0000&quot;;6-[.K76])&amp;[.I76];&quot;0x0000&quot;)" office:value-type="string" office:string-value="0x007B" calcext:value-type="string">
            <text:p>0x007B</text:p>
          </table:table-cell>
          <table:table-cell table:style-name="ce6" table:formula="of:=IF([.L76]&lt;&gt;0;LEFT(&quot;0x0000&quot;;6-[.L76])&amp;[.J76];&quot;0x0000&quot;)" office:value-type="string" office:string-value="0x0357" calcext:value-type="string">
            <text:p>0x0357</text:p>
          </table:table-cell>
          <table:table-cell table:style-name="ce6" table:formula="of:=&quot;DW &quot;&amp;[.M76]&amp;&quot;, &quot;&amp;[.N76]" office:value-type="string" office:string-value="DW 0x007B, 0x0357" calcext:value-type="string">
            <text:p>DW 0x007B, 0x0357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0.5*[.C77]" office:value-type="float" office:value="0.25" calcext:value-type="float">
            <text:p>0.25</text:p>
          </table:table-cell>
          <table:table-cell table:style-name="ce6" table:formula="of:=VLOOKUP([.A77];[.$R$3:.$S$8];2;0)+[.B77]" office:value-type="float" office:value="9" calcext:value-type="float">
            <text:p>9</text:p>
          </table:table-cell>
          <table:table-cell table:style-name="ce11" table:formula="of:=[.$B$1]*POWER([.$C$1];[.G77])" office:value-type="float" office:value="439.902757090157" calcext:value-type="float">
            <text:p>439.90</text:p>
          </table:table-cell>
          <table:table-cell table:style-name="ce6" table:formula="of:=DEC2HEX([.H77]*[.F77])" office:value-type="string" office:string-value="6D" calcext:value-type="string">
            <text:p>6D</text:p>
          </table:table-cell>
          <table:table-cell table:style-name="ce6" table:formula="of:=DEC2HEX((437500/[.H77])-30.125)" office:value-type="string" office:string-value="3C4" calcext:value-type="string">
            <text:p>3C4</text:p>
          </table:table-cell>
          <table:table-cell table:style-name="ce6" table:formula="of:=LEN(TEXT([.I77];&quot;####&quot;))" office:value-type="float" office:value="2" calcext:value-type="float">
            <text:p>2</text:p>
          </table:table-cell>
          <table:table-cell table:style-name="ce6" table:formula="of:=LEN(TEXT([.J77];&quot;####&quot;))" office:value-type="float" office:value="3" calcext:value-type="float">
            <text:p>3</text:p>
          </table:table-cell>
          <table:table-cell table:style-name="ce6" table:formula="of:=IF([.K77]&lt;&gt;0;LEFT(&quot;0x0000&quot;;6-[.K77])&amp;[.I77];&quot;0x0000&quot;)" office:value-type="string" office:string-value="0x006D" calcext:value-type="string">
            <text:p>0x006D</text:p>
          </table:table-cell>
          <table:table-cell table:style-name="ce6" table:formula="of:=IF([.L77]&lt;&gt;0;LEFT(&quot;0x0000&quot;;6-[.L77])&amp;[.J77];&quot;0x0000&quot;)" office:value-type="string" office:string-value="0x03C4" calcext:value-type="string">
            <text:p>0x03C4</text:p>
          </table:table-cell>
          <table:table-cell table:style-name="ce6" table:formula="of:=&quot;DW &quot;&amp;[.M77]&amp;&quot;, &quot;&amp;[.N77]" office:value-type="string" office:string-value="DW 0x006D, 0x03C4" calcext:value-type="string">
            <text:p>DW 0x006D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8]" office:value-type="float" office:value="1.5" calcext:value-type="float">
            <text:p>1.5</text:p>
          </table:table-cell>
          <table:table-cell table:style-name="ce6" table:formula="of:=VLOOKUP([.A78];[.$R$3:.$S$8];2;0)+[.B78]" office:value-type="float" office:value="-3" calcext:value-type="float">
            <text:p>-3</text:p>
          </table:table-cell>
          <table:table-cell table:style-name="ce11" table:formula="of:=[.$B$1]*POWER([.$C$1];[.G78])" office:value-type="float" office:value="220.021182084144" calcext:value-type="float">
            <text:p>220.02</text:p>
          </table:table-cell>
          <table:table-cell table:style-name="ce6" table:formula="of:=DEC2HEX([.H78]*[.F78])" office:value-type="string" office:string-value="14A" calcext:value-type="string">
            <text:p>14A</text:p>
          </table:table-cell>
          <table:table-cell table:style-name="ce6" table:formula="of:=DEC2HEX((437500/[.H78])-30.125)" office:value-type="string" office:string-value="7A6" calcext:value-type="string">
            <text:p>7A6</text:p>
          </table:table-cell>
          <table:table-cell table:style-name="ce6" table:formula="of:=LEN(TEXT([.I78];&quot;####&quot;))" office:value-type="float" office:value="3" calcext:value-type="float">
            <text:p>3</text:p>
          </table:table-cell>
          <table:table-cell table:style-name="ce6" table:formula="of:=LEN(TEXT([.J78];&quot;####&quot;))" office:value-type="float" office:value="3" calcext:value-type="float">
            <text:p>3</text:p>
          </table:table-cell>
          <table:table-cell table:style-name="ce6" table:formula="of:=IF([.K78]&lt;&gt;0;LEFT(&quot;0x0000&quot;;6-[.K78])&amp;[.I78];&quot;0x0000&quot;)" office:value-type="string" office:string-value="0x014A" calcext:value-type="string">
            <text:p>0x014A</text:p>
          </table:table-cell>
          <table:table-cell table:style-name="ce6" table:formula="of:=IF([.L78]&lt;&gt;0;LEFT(&quot;0x0000&quot;;6-[.L78])&amp;[.J78];&quot;0x0000&quot;)" office:value-type="string" office:string-value="0x07A6" calcext:value-type="string">
            <text:p>0x07A6</text:p>
          </table:table-cell>
          <table:table-cell table:style-name="ce6" table:formula="of:=&quot;DW &quot;&amp;[.M78]&amp;&quot;, &quot;&amp;[.N78]" office:value-type="string" office:string-value="DW 0x014A, 0x07A6" calcext:value-type="string">
            <text:p>DW 0x014A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9]" office:value-type="float" office:value="1" calcext:value-type="float">
            <text:p>1</text:p>
          </table:table-cell>
          <table:table-cell table:style-name="ce6" table:formula="of:=VLOOKUP([.A79];[.$R$3:.$S$8];2;0)+[.B79]" office:value-type="float" office:value="4" calcext:value-type="float">
            <text:p>4</text:p>
          </table:table-cell>
          <table:table-cell table:style-name="ce11" table:formula="of:=[.$B$1]*POWER([.$C$1];[.G79])" office:value-type="float" office:value="329.598280983411" calcext:value-type="float">
            <text:p>329.60</text:p>
          </table:table-cell>
          <table:table-cell table:style-name="ce6" table:formula="of:=DEC2HEX([.H79]*[.F79])" office:value-type="string" office:string-value="149" calcext:value-type="string">
            <text:p>149</text:p>
          </table:table-cell>
          <table:table-cell table:style-name="ce6" table:formula="of:=DEC2HEX((437500/[.H79])-30.125)" office:value-type="string" office:string-value="511" calcext:value-type="string">
            <text:p>511</text:p>
          </table:table-cell>
          <table:table-cell table:style-name="ce6" table:formula="of:=LEN(TEXT([.I79];&quot;####&quot;))" office:value-type="float" office:value="3" calcext:value-type="float">
            <text:p>3</text:p>
          </table:table-cell>
          <table:table-cell table:style-name="ce6" table:formula="of:=LEN(TEXT([.J79];&quot;####&quot;))" office:value-type="float" office:value="3" calcext:value-type="float">
            <text:p>3</text:p>
          </table:table-cell>
          <table:table-cell table:style-name="ce6" table:formula="of:=IF([.K79]&lt;&gt;0;LEFT(&quot;0x0000&quot;;6-[.K79])&amp;[.I79];&quot;0x0000&quot;)" office:value-type="string" office:string-value="0x0149" calcext:value-type="string">
            <text:p>0x0149</text:p>
          </table:table-cell>
          <table:table-cell table:style-name="ce6" table:formula="of:=IF([.L79]&lt;&gt;0;LEFT(&quot;0x0000&quot;;6-[.L79])&amp;[.J79];&quot;0x0000&quot;)" office:value-type="string" office:string-value="0x0511" calcext:value-type="string">
            <text:p>0x0511</text:p>
          </table:table-cell>
          <table:table-cell table:style-name="ce6" table:formula="of:=&quot;DW &quot;&amp;[.M79]&amp;&quot;, &quot;&amp;[.N79]" office:value-type="string" office:string-value="DW 0x0149, 0x0511" calcext:value-type="string">
            <text:p>DW 0x0149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80]" office:value-type="float" office:value="0.5" calcext:value-type="float">
            <text:p>0.5</text:p>
          </table:table-cell>
          <table:table-cell table:style-name="ce6" table:formula="of:=VLOOKUP([.A80];[.$R$3:.$S$8];2;0)+[.B80]" office:value-type="float" office:value="9" calcext:value-type="float">
            <text:p>9</text:p>
          </table:table-cell>
          <table:table-cell table:style-name="ce11" table:formula="of:=[.$B$1]*POWER([.$C$1];[.G80])" office:value-type="float" office:value="439.902757090157" calcext:value-type="float">
            <text:p>439.90</text:p>
          </table:table-cell>
          <table:table-cell table:style-name="ce6" table:formula="of:=DEC2HEX([.H80]*[.F80])" office:value-type="string" office:string-value="DB" calcext:value-type="string">
            <text:p>DB</text:p>
          </table:table-cell>
          <table:table-cell table:style-name="ce6" table:formula="of:=DEC2HEX((437500/[.H80])-30.125)" office:value-type="string" office:string-value="3C4" calcext:value-type="string">
            <text:p>3C4</text:p>
          </table:table-cell>
          <table:table-cell table:style-name="ce6" table:formula="of:=LEN(TEXT([.I80];&quot;####&quot;))" office:value-type="float" office:value="2" calcext:value-type="float">
            <text:p>2</text:p>
          </table:table-cell>
          <table:table-cell table:style-name="ce6" table:formula="of:=LEN(TEXT([.J80];&quot;####&quot;))" office:value-type="float" office:value="3" calcext:value-type="float">
            <text:p>3</text:p>
          </table:table-cell>
          <table:table-cell table:style-name="ce6" table:formula="of:=IF([.K80]&lt;&gt;0;LEFT(&quot;0x0000&quot;;6-[.K80])&amp;[.I80];&quot;0x0000&quot;)" office:value-type="string" office:string-value="0x00DB" calcext:value-type="string">
            <text:p>0x00DB</text:p>
          </table:table-cell>
          <table:table-cell table:style-name="ce6" table:formula="of:=IF([.L80]&lt;&gt;0;LEFT(&quot;0x0000&quot;;6-[.L80])&amp;[.J80];&quot;0x0000&quot;)" office:value-type="string" office:string-value="0x03C4" calcext:value-type="string">
            <text:p>0x03C4</text:p>
          </table:table-cell>
          <table:table-cell table:style-name="ce6" table:formula="of:=&quot;DW &quot;&amp;[.M80]&amp;&quot;, &quot;&amp;[.N80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 table:number-rows-repeated="92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OPIN - NOCTURNA OP 55 NO 1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 STRING</text:p>
          </table:table-cell>
          <table:table-cell table:style-name="ce2" office:value-type="string" calcext:value-type="string">
            <text:p>TAB FRE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VERSE</text:p>
          </table:table-cell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2"/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MIDDLE C OFFSET</text:p>
          </table:table-cell>
          <table:table-cell table:number-columns-repeated="1005"/>
        </table:table-row>
        <table:table-row table:style-name="ro1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table:formula="of:=0.5*[.C3]" office:value-type="float" office:value="1" calcext:value-type="float">
            <text:p>1</text:p>
          </table:table-cell>
          <table:table-cell table:style-name="ce6" table:formula="of:=VLOOKUP([.A3];[.$R$3:.$S$8];2;0)+[.B3]" office:value-type="float" office:value="16" calcext:value-type="float">
            <text:p>16</text:p>
          </table:table-cell>
          <table:table-cell table:style-name="ce11" table:formula="of:=[.$B$1]*POWER([.$C$1];[.G3])" office:value-type="float" office:value="658.987426407559" calcext:value-type="float">
            <text:p>658.99</text:p>
          </table:table-cell>
          <table:table-cell table:style-name="ce6" table:formula="of:=DEC2HEX([.H3]*[.F3])" office:value-type="string" office:string-value="292" calcext:value-type="string">
            <text:p>292</text:p>
          </table:table-cell>
          <table:table-cell table:style-name="ce6" table:formula="of:=DEC2HEX((437500/[.H3])-30.125)" office:value-type="string" office:string-value="279" calcext:value-type="string">
            <text:p>279</text:p>
          </table:table-cell>
          <table:table-cell table:style-name="ce6" table:formula="of:=LEN(TEXT([.I3];&quot;####&quot;))" office:value-type="float" office:value="3" calcext:value-type="float">
            <text:p>3</text:p>
          </table:table-cell>
          <table:table-cell table:style-name="ce6" table:formula="of:=LEN(TEXT([.J3];&quot;####&quot;))" office:value-type="float" office:value="3" calcext:value-type="float">
            <text:p>3</text:p>
          </table:table-cell>
          <table:table-cell table:style-name="ce6" table:formula="of:=IF([.K3]&lt;&gt;0;LEFT(&quot;0x0000&quot;;6-[.K3])&amp;[.I3];&quot;0x0000&quot;)" office:value-type="string" office:string-value="0x0292" calcext:value-type="string">
            <text:p>0x0292</text:p>
          </table:table-cell>
          <table:table-cell table:style-name="ce6" table:formula="of:=IF([.L3]&lt;&gt;0;LEFT(&quot;0x0000&quot;;6-[.L3])&amp;[.J3];&quot;0x0000&quot;)" office:value-type="string" office:string-value="0x0279" calcext:value-type="string">
            <text:p>0x0279</text:p>
          </table:table-cell>
          <table:table-cell table:style-name="ce6" table:formula="of:=&quot;DW &quot;&amp;[.M3]&amp;&quot;, &quot;&amp;[.N3]" office:value-type="string" office:string-value="DW 0x0292, 0x0279" calcext:value-type="string">
            <text:p>DW 0x0292, 0x0279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100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4]" office:value-type="float" office:value="0.5" calcext:value-type="float">
            <text:p>0.5</text:p>
          </table:table-cell>
          <table:table-cell table:style-name="ce6" table:formula="of:=VLOOKUP([.A4];[.$R$3:.$S$8];2;0)+[.B4]" office:value-type="float" office:value="-3" calcext:value-type="float">
            <text:p>-3</text:p>
          </table:table-cell>
          <table:table-cell table:style-name="ce11" table:formula="of:=[.$B$1]*POWER([.$C$1];[.G4])" office:value-type="float" office:value="220.021182084144" calcext:value-type="float">
            <text:p>220.02</text:p>
          </table:table-cell>
          <table:table-cell table:style-name="ce6" table:formula="of:=DEC2HEX([.H4]*[.F4])" office:value-type="string" office:string-value="6E" calcext:value-type="string">
            <text:p>6E</text:p>
          </table:table-cell>
          <table:table-cell table:style-name="ce6" table:formula="of:=DEC2HEX((437500/[.H4])-30.125)" office:value-type="string" office:string-value="7A6" calcext:value-type="string">
            <text:p>7A6</text:p>
          </table:table-cell>
          <table:table-cell table:style-name="ce6" table:formula="of:=LEN(TEXT([.I4];&quot;####&quot;))" office:value-type="float" office:value="2" calcext:value-type="float">
            <text:p>2</text:p>
          </table:table-cell>
          <table:table-cell table:style-name="ce6" table:formula="of:=LEN(TEXT([.J4];&quot;####&quot;))" office:value-type="float" office:value="3" calcext:value-type="float">
            <text:p>3</text:p>
          </table:table-cell>
          <table:table-cell table:style-name="ce6" table:formula="of:=IF([.K4]&lt;&gt;0;LEFT(&quot;0x0000&quot;;6-[.K4])&amp;[.I4];&quot;0x0000&quot;)" office:value-type="string" office:string-value="0x006E" calcext:value-type="string">
            <text:p>0x006E</text:p>
          </table:table-cell>
          <table:table-cell table:style-name="ce6" table:formula="of:=IF([.L4]&lt;&gt;0;LEFT(&quot;0x0000&quot;;6-[.L4])&amp;[.J4];&quot;0x0000&quot;)" office:value-type="string" office:string-value="0x07A6" calcext:value-type="string">
            <text:p>0x07A6</text:p>
          </table:table-cell>
          <table:table-cell table:style-name="ce6" table:formula="of:=&quot;DW &quot;&amp;[.M4]&amp;&quot;, &quot;&amp;[.N4]" office:value-type="string" office:string-value="DW 0x006E, 0x07A6" calcext:value-type="string">
            <text:p>DW 0x006E, 0x07A6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100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5]" office:value-type="float" office:value="0.5" calcext:value-type="float">
            <text:p>0.5</text:p>
          </table:table-cell>
          <table:table-cell table:style-name="ce6" table:formula="of:=VLOOKUP([.A5];[.$R$3:.$S$8];2;0)+[.B5]" office:value-type="float" office:value="12" calcext:value-type="float">
            <text:p>12</text:p>
          </table:table-cell>
          <table:table-cell table:style-name="ce11" table:formula="of:=[.$B$1]*POWER([.$C$1];[.G5])" office:value-type="float" office:value="523.093991438891" calcext:value-type="float">
            <text:p>523.09</text:p>
          </table:table-cell>
          <table:table-cell table:style-name="ce6" table:formula="of:=DEC2HEX([.H5]*[.F5])" office:value-type="string" office:string-value="105" calcext:value-type="string">
            <text:p>105</text:p>
          </table:table-cell>
          <table:table-cell table:style-name="ce6" table:formula="of:=DEC2HEX((437500/[.H5])-30.125)" office:value-type="string" office:string-value="326" calcext:value-type="string">
            <text:p>326</text:p>
          </table:table-cell>
          <table:table-cell table:style-name="ce6" table:formula="of:=LEN(TEXT([.I5];&quot;####&quot;))" office:value-type="float" office:value="3" calcext:value-type="float">
            <text:p>3</text:p>
          </table:table-cell>
          <table:table-cell table:style-name="ce6" table:formula="of:=LEN(TEXT([.J5];&quot;####&quot;))" office:value-type="float" office:value="3" calcext:value-type="float">
            <text:p>3</text:p>
          </table:table-cell>
          <table:table-cell table:style-name="ce6" table:formula="of:=IF([.K5]&lt;&gt;0;LEFT(&quot;0x0000&quot;;6-[.K5])&amp;[.I5];&quot;0x0000&quot;)" office:value-type="string" office:string-value="0x0105" calcext:value-type="string">
            <text:p>0x0105</text:p>
          </table:table-cell>
          <table:table-cell table:style-name="ce6" table:formula="of:=IF([.L5]&lt;&gt;0;LEFT(&quot;0x0000&quot;;6-[.L5])&amp;[.J5];&quot;0x0000&quot;)" office:value-type="string" office:string-value="0x0326" calcext:value-type="string">
            <text:p>0x0326</text:p>
          </table:table-cell>
          <table:table-cell table:style-name="ce6" table:formula="of:=&quot;DW &quot;&amp;[.M5]&amp;&quot;, &quot;&amp;[.N5]" office:value-type="string" office:string-value="DW 0x0105, 0x0326" calcext:value-type="string">
            <text:p>DW 0x0105, 0x0326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6]" office:value-type="float" office:value="0.5" calcext:value-type="float">
            <text:p>0.5</text:p>
          </table:table-cell>
          <table:table-cell table:style-name="ce6" table:formula="of:=VLOOKUP([.A6];[.$R$3:.$S$8];2;0)+[.B6]" office:value-type="float" office:value="16" calcext:value-type="float">
            <text:p>16</text:p>
          </table:table-cell>
          <table:table-cell table:style-name="ce11" table:formula="of:=[.$B$1]*POWER([.$C$1];[.G6])" office:value-type="float" office:value="658.987426407559" calcext:value-type="float">
            <text:p>658.99</text:p>
          </table:table-cell>
          <table:table-cell table:style-name="ce6" table:formula="of:=DEC2HEX([.H6]*[.F6])" office:value-type="string" office:string-value="149" calcext:value-type="string">
            <text:p>149</text:p>
          </table:table-cell>
          <table:table-cell table:style-name="ce6" table:formula="of:=DEC2HEX((437500/[.H6])-30.125)" office:value-type="string" office:string-value="279" calcext:value-type="string">
            <text:p>279</text:p>
          </table:table-cell>
          <table:table-cell table:style-name="ce6" table:formula="of:=LEN(TEXT([.I6];&quot;####&quot;))" office:value-type="float" office:value="3" calcext:value-type="float">
            <text:p>3</text:p>
          </table:table-cell>
          <table:table-cell table:style-name="ce6" table:formula="of:=LEN(TEXT([.J6];&quot;####&quot;))" office:value-type="float" office:value="3" calcext:value-type="float">
            <text:p>3</text:p>
          </table:table-cell>
          <table:table-cell table:style-name="ce6" table:formula="of:=IF([.K6]&lt;&gt;0;LEFT(&quot;0x0000&quot;;6-[.K6])&amp;[.I6];&quot;0x0000&quot;)" office:value-type="string" office:string-value="0x0149" calcext:value-type="string">
            <text:p>0x0149</text:p>
          </table:table-cell>
          <table:table-cell table:style-name="ce6" table:formula="of:=IF([.L6]&lt;&gt;0;LEFT(&quot;0x0000&quot;;6-[.L6])&amp;[.J6];&quot;0x0000&quot;)" office:value-type="string" office:string-value="0x0279" calcext:value-type="string">
            <text:p>0x0279</text:p>
          </table:table-cell>
          <table:table-cell table:style-name="ce6" table:formula="of:=&quot;DW &quot;&amp;[.M6]&amp;&quot;, &quot;&amp;[.N6]" office:value-type="string" office:string-value="DW 0x0149, 0x0279" calcext:value-type="string">
            <text:p>DW 0x0149, 0x0279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7]" office:value-type="float" office:value="0.5" calcext:value-type="float">
            <text:p>0.5</text:p>
          </table:table-cell>
          <table:table-cell table:style-name="ce6" table:formula="of:=VLOOKUP([.A7];[.$R$3:.$S$8];2;0)+[.B7]" office:value-type="float" office:value="21" calcext:value-type="float">
            <text:p>21</text:p>
          </table:table-cell>
          <table:table-cell table:style-name="ce11" table:formula="of:=[.$B$1]*POWER([.$C$1];[.G7])" office:value-type="float" office:value="879.526388607053" calcext:value-type="float">
            <text:p>879.53</text:p>
          </table:table-cell>
          <table:table-cell table:style-name="ce6" table:formula="of:=DEC2HEX([.H7]*[.F7])" office:value-type="string" office:string-value="1B7" calcext:value-type="string">
            <text:p>1B7</text:p>
          </table:table-cell>
          <table:table-cell table:style-name="ce6" table:formula="of:=DEC2HEX((437500/[.H7])-30.125)" office:value-type="string" office:string-value="1D3" calcext:value-type="string">
            <text:p>1D3</text:p>
          </table:table-cell>
          <table:table-cell table:style-name="ce6" table:formula="of:=LEN(TEXT([.I7];&quot;####&quot;))" office:value-type="float" office:value="3" calcext:value-type="float">
            <text:p>3</text:p>
          </table:table-cell>
          <table:table-cell table:style-name="ce6" table:formula="of:=LEN(TEXT([.J7];&quot;####&quot;))" office:value-type="float" office:value="3" calcext:value-type="float">
            <text:p>3</text:p>
          </table:table-cell>
          <table:table-cell table:style-name="ce6" table:formula="of:=IF([.K7]&lt;&gt;0;LEFT(&quot;0x0000&quot;;6-[.K7])&amp;[.I7];&quot;0x0000&quot;)" office:value-type="string" office:string-value="0x01B7" calcext:value-type="string">
            <text:p>0x01B7</text:p>
          </table:table-cell>
          <table:table-cell table:style-name="ce6" table:formula="of:=IF([.L7]&lt;&gt;0;LEFT(&quot;0x0000&quot;;6-[.L7])&amp;[.J7];&quot;0x0000&quot;)" office:value-type="string" office:string-value="0x01D3" calcext:value-type="string">
            <text:p>0x01D3</text:p>
          </table:table-cell>
          <table:table-cell table:style-name="ce6" table:formula="of:=&quot;DW &quot;&amp;[.M7]&amp;&quot;, &quot;&amp;[.N7]" office:value-type="string" office:string-value="DW 0x01B7, 0x01D3" calcext:value-type="string">
            <text:p>DW 0x01B7, 0x01D3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8]" office:value-type="float" office:value="0.5" calcext:value-type="float">
            <text:p>0.5</text:p>
          </table:table-cell>
          <table:table-cell table:style-name="ce6" table:formula="of:=VLOOKUP([.A8];[.$R$3:.$S$8];2;0)+[.B8]" office:value-type="float" office:value="-1" calcext:value-type="float">
            <text:p>-1</text:p>
          </table:table-cell>
          <table:table-cell table:style-name="ce11" table:formula="of:=[.$B$1]*POWER([.$C$1];[.G8])" office:value-type="float" office:value="246.95236634981" calcext:value-type="float">
            <text:p>246.95</text:p>
          </table:table-cell>
          <table:table-cell table:style-name="ce6" table:formula="of:=DEC2HEX([.H8]*[.F8])" office:value-type="string" office:string-value="7B" calcext:value-type="string">
            <text:p>7B</text:p>
          </table:table-cell>
          <table:table-cell table:style-name="ce6" table:formula="of:=DEC2HEX((437500/[.H8])-30.125)" office:value-type="string" office:string-value="6CD" calcext:value-type="string">
            <text:p>6CD</text:p>
          </table:table-cell>
          <table:table-cell table:style-name="ce6" table:formula="of:=LEN(TEXT([.I8];&quot;####&quot;))" office:value-type="float" office:value="2" calcext:value-type="float">
            <text:p>2</text:p>
          </table:table-cell>
          <table:table-cell table:style-name="ce6" table:formula="of:=LEN(TEXT([.J8];&quot;####&quot;))" office:value-type="float" office:value="3" calcext:value-type="float">
            <text:p>3</text:p>
          </table:table-cell>
          <table:table-cell table:style-name="ce6" table:formula="of:=IF([.K8]&lt;&gt;0;LEFT(&quot;0x0000&quot;;6-[.K8])&amp;[.I8];&quot;0x0000&quot;)" office:value-type="string" office:string-value="0x007B" calcext:value-type="string">
            <text:p>0x007B</text:p>
          </table:table-cell>
          <table:table-cell table:style-name="ce6" table:formula="of:=IF([.L8]&lt;&gt;0;LEFT(&quot;0x0000&quot;;6-[.L8])&amp;[.J8];&quot;0x0000&quot;)" office:value-type="string" office:string-value="0x06CD" calcext:value-type="string">
            <text:p>0x06CD</text:p>
          </table:table-cell>
          <table:table-cell table:style-name="ce6" table:formula="of:=&quot;DW &quot;&amp;[.M8]&amp;&quot;, &quot;&amp;[.N8]" office:value-type="string" office:string-value="DW 0x007B, 0x06CD" calcext:value-type="string">
            <text:p>DW 0x007B, 0x06CD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9]" office:value-type="float" office:value="0.5" calcext:value-type="float">
            <text:p>0.5</text:p>
          </table:table-cell>
          <table:table-cell table:style-name="ce6" table:formula="of:=VLOOKUP([.A9];[.$R$3:.$S$8];2;0)+[.B9]" office:value-type="float" office:value="14" calcext:value-type="float">
            <text:p>14</text:p>
          </table:table-cell>
          <table:table-cell table:style-name="ce11" table:formula="of:=[.$B$1]*POWER([.$C$1];[.G9])" office:value-type="float" office:value="587.122102451928" calcext:value-type="float">
            <text:p>587.12</text:p>
          </table:table-cell>
          <table:table-cell table:style-name="ce6" table:formula="of:=DEC2HEX([.H9]*[.F9])" office:value-type="string" office:string-value="125" calcext:value-type="string">
            <text:p>125</text:p>
          </table:table-cell>
          <table:table-cell table:style-name="ce6" table:formula="of:=DEC2HEX((437500/[.H9])-30.125)" office:value-type="string" office:string-value="2CB" calcext:value-type="string">
            <text:p>2CB</text:p>
          </table:table-cell>
          <table:table-cell table:style-name="ce6" table:formula="of:=LEN(TEXT([.I9];&quot;####&quot;))" office:value-type="float" office:value="3" calcext:value-type="float">
            <text:p>3</text:p>
          </table:table-cell>
          <table:table-cell table:style-name="ce6" table:formula="of:=LEN(TEXT([.J9];&quot;####&quot;))" office:value-type="float" office:value="3" calcext:value-type="float">
            <text:p>3</text:p>
          </table:table-cell>
          <table:table-cell table:style-name="ce6" table:formula="of:=IF([.K9]&lt;&gt;0;LEFT(&quot;0x0000&quot;;6-[.K9])&amp;[.I9];&quot;0x0000&quot;)" office:value-type="string" office:string-value="0x0125" calcext:value-type="string">
            <text:p>0x0125</text:p>
          </table:table-cell>
          <table:table-cell table:style-name="ce6" table:formula="of:=IF([.L9]&lt;&gt;0;LEFT(&quot;0x0000&quot;;6-[.L9])&amp;[.J9];&quot;0x0000&quot;)" office:value-type="string" office:string-value="0x02CB" calcext:value-type="string">
            <text:p>0x02CB</text:p>
          </table:table-cell>
          <table:table-cell table:style-name="ce6" table:formula="of:=&quot;DW &quot;&amp;[.M9]&amp;&quot;, &quot;&amp;[.N9]" office:value-type="string" office:string-value="DW 0x0125, 0x02CB" calcext:value-type="string">
            <text:p>DW 0x0125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0]" office:value-type="float" office:value="0.5" calcext:value-type="float">
            <text:p>0.5</text:p>
          </table:table-cell>
          <table:table-cell table:style-name="ce6" table:formula="of:=VLOOKUP([.A10];[.$R$3:.$S$8];2;0)+[.B10]" office:value-type="float" office:value="19" calcext:value-type="float">
            <text:p>19</text:p>
          </table:table-cell>
          <table:table-cell table:style-name="ce11" table:formula="of:=[.$B$1]*POWER([.$C$1];[.G10])" office:value-type="float" office:value="783.610372137141" calcext:value-type="float">
            <text:p>783.61</text:p>
          </table:table-cell>
          <table:table-cell table:style-name="ce6" table:formula="of:=DEC2HEX([.H10]*[.F10])" office:value-type="string" office:string-value="187" calcext:value-type="string">
            <text:p>187</text:p>
          </table:table-cell>
          <table:table-cell table:style-name="ce6" table:formula="of:=DEC2HEX((437500/[.H10])-30.125)" office:value-type="string" office:string-value="210" calcext:value-type="string">
            <text:p>210</text:p>
          </table:table-cell>
          <table:table-cell table:style-name="ce6" table:formula="of:=LEN(TEXT([.I10];&quot;####&quot;))" office:value-type="float" office:value="3" calcext:value-type="float">
            <text:p>3</text:p>
          </table:table-cell>
          <table:table-cell table:style-name="ce6" table:formula="of:=LEN(TEXT([.J10];&quot;####&quot;))" office:value-type="float" office:value="3" calcext:value-type="float">
            <text:p>3</text:p>
          </table:table-cell>
          <table:table-cell table:style-name="ce6" table:formula="of:=IF([.K10]&lt;&gt;0;LEFT(&quot;0x0000&quot;;6-[.K10])&amp;[.I10];&quot;0x0000&quot;)" office:value-type="string" office:string-value="0x0187" calcext:value-type="string">
            <text:p>0x0187</text:p>
          </table:table-cell>
          <table:table-cell table:style-name="ce6" table:formula="of:=IF([.L10]&lt;&gt;0;LEFT(&quot;0x0000&quot;;6-[.L10])&amp;[.J10];&quot;0x0000&quot;)" office:value-type="string" office:string-value="0x0210" calcext:value-type="string">
            <text:p>0x0210</text:p>
          </table:table-cell>
          <table:table-cell table:style-name="ce6" table:formula="of:=&quot;DW &quot;&amp;[.M10]&amp;&quot;, &quot;&amp;[.N10]" office:value-type="string" office:string-value="DW 0x0187, 0x0210" calcext:value-type="string">
            <text:p>DW 0x0187, 0x0210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0.5*[.C11]" office:value-type="float" office:value="0.5" calcext:value-type="float">
            <text:p>0.5</text:p>
          </table:table-cell>
          <table:table-cell table:style-name="ce6" table:formula="of:=VLOOKUP([.A11];[.$R$3:.$S$8];2;0)+[.B11]" office:value-type="float" office:value="17" calcext:value-type="float">
            <text:p>17</text:p>
          </table:table-cell>
          <table:table-cell table:style-name="ce11" table:formula="of:=[.$B$1]*POWER([.$C$1];[.G11])" office:value-type="float" office:value="698.154396815087" calcext:value-type="float">
            <text:p>698.15</text:p>
          </table:table-cell>
          <table:table-cell table:style-name="ce6" table:formula="of:=DEC2HEX([.H11]*[.F11])" office:value-type="string" office:string-value="15D" calcext:value-type="string">
            <text:p>15D</text:p>
          </table:table-cell>
          <table:table-cell table:style-name="ce6" table:formula="of:=DEC2HEX((437500/[.H11])-30.125)" office:value-type="string" office:string-value="254" calcext:value-type="string">
            <text:p>254</text:p>
          </table:table-cell>
          <table:table-cell table:style-name="ce6" table:formula="of:=LEN(TEXT([.I11];&quot;####&quot;))" office:value-type="float" office:value="3" calcext:value-type="float">
            <text:p>3</text:p>
          </table:table-cell>
          <table:table-cell table:style-name="ce6" table:formula="of:=LEN(TEXT([.J11];&quot;####&quot;))" office:value-type="float" office:value="3" calcext:value-type="float">
            <text:p>3</text:p>
          </table:table-cell>
          <table:table-cell table:style-name="ce6" table:formula="of:=IF([.K11]&lt;&gt;0;LEFT(&quot;0x0000&quot;;6-[.K11])&amp;[.I11];&quot;0x0000&quot;)" office:value-type="string" office:string-value="0x015D" calcext:value-type="string">
            <text:p>0x015D</text:p>
          </table:table-cell>
          <table:table-cell table:style-name="ce6" table:formula="of:=IF([.L11]&lt;&gt;0;LEFT(&quot;0x0000&quot;;6-[.L11])&amp;[.J11];&quot;0x0000&quot;)" office:value-type="string" office:string-value="0x0254" calcext:value-type="string">
            <text:p>0x0254</text:p>
          </table:table-cell>
          <table:table-cell table:style-name="ce6" table:formula="of:=&quot;DW &quot;&amp;[.M11]&amp;&quot;, &quot;&amp;[.N11]" office:value-type="string" office:string-value="DW 0x015D, 0x0254" calcext:value-type="string">
            <text:p>DW 0x015D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2]" office:value-type="float" office:value="1" calcext:value-type="float">
            <text:p>1</text:p>
          </table:table-cell>
          <table:table-cell table:style-name="ce6" table:formula="of:=VLOOKUP([.A12];[.$R$3:.$S$8];2;0)+[.B12]" office:value-type="float" office:value="0" calcext:value-type="float">
            <text:p>0</text:p>
          </table:table-cell>
          <table:table-cell table:style-name="ce11" table:formula="of:=[.$B$1]*POWER([.$C$1];[.G12])" office:value-type="float" office:value="261.63" calcext:value-type="float">
            <text:p>261.63</text:p>
          </table:table-cell>
          <table:table-cell table:style-name="ce6" table:formula="of:=DEC2HEX([.H12]*[.F12])" office:value-type="string" office:string-value="105" calcext:value-type="string">
            <text:p>105</text:p>
          </table:table-cell>
          <table:table-cell table:style-name="ce6" table:formula="of:=DEC2HEX((437500/[.H12])-30.125)" office:value-type="string" office:string-value="66A" calcext:value-type="string">
            <text:p>66A</text:p>
          </table:table-cell>
          <table:table-cell table:style-name="ce6" table:formula="of:=LEN(TEXT([.I12];&quot;####&quot;))" office:value-type="float" office:value="3" calcext:value-type="float">
            <text:p>3</text:p>
          </table:table-cell>
          <table:table-cell table:style-name="ce6" table:formula="of:=LEN(TEXT([.J12];&quot;####&quot;))" office:value-type="float" office:value="3" calcext:value-type="float">
            <text:p>3</text:p>
          </table:table-cell>
          <table:table-cell table:style-name="ce6" table:formula="of:=IF([.K12]&lt;&gt;0;LEFT(&quot;0x0000&quot;;6-[.K12])&amp;[.I12];&quot;0x0000&quot;)" office:value-type="string" office:string-value="0x0105" calcext:value-type="string">
            <text:p>0x0105</text:p>
          </table:table-cell>
          <table:table-cell table:style-name="ce6" table:formula="of:=IF([.L12]&lt;&gt;0;LEFT(&quot;0x0000&quot;;6-[.L12])&amp;[.J12];&quot;0x0000&quot;)" office:value-type="string" office:string-value="0x066A" calcext:value-type="string">
            <text:p>0x066A</text:p>
          </table:table-cell>
          <table:table-cell table:style-name="ce6" table:formula="of:=&quot;DW &quot;&amp;[.M12]&amp;&quot;, &quot;&amp;[.N12]" office:value-type="string" office:string-value="DW 0x0105, 0x066A" calcext:value-type="string">
            <text:p>DW 0x0105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3]" office:value-type="float" office:value="0.5" calcext:value-type="float">
            <text:p>0.5</text:p>
          </table:table-cell>
          <table:table-cell table:style-name="ce6" table:formula="of:=VLOOKUP([.A13];[.$R$3:.$S$8];2;0)+[.B13]" office:value-type="float" office:value="16" calcext:value-type="float">
            <text:p>16</text:p>
          </table:table-cell>
          <table:table-cell table:style-name="ce11" table:formula="of:=[.$B$1]*POWER([.$C$1];[.G13])" office:value-type="float" office:value="658.987426407559" calcext:value-type="float">
            <text:p>658.99</text:p>
          </table:table-cell>
          <table:table-cell table:style-name="ce6" table:formula="of:=DEC2HEX([.H13]*[.F13])" office:value-type="string" office:string-value="149" calcext:value-type="string">
            <text:p>149</text:p>
          </table:table-cell>
          <table:table-cell table:style-name="ce6" table:formula="of:=DEC2HEX((437500/[.H13])-30.125)" office:value-type="string" office:string-value="279" calcext:value-type="string">
            <text:p>279</text:p>
          </table:table-cell>
          <table:table-cell table:style-name="ce6" table:formula="of:=LEN(TEXT([.I13];&quot;####&quot;))" office:value-type="float" office:value="3" calcext:value-type="float">
            <text:p>3</text:p>
          </table:table-cell>
          <table:table-cell table:style-name="ce6" table:formula="of:=LEN(TEXT([.J13];&quot;####&quot;))" office:value-type="float" office:value="3" calcext:value-type="float">
            <text:p>3</text:p>
          </table:table-cell>
          <table:table-cell table:style-name="ce6" table:formula="of:=IF([.K13]&lt;&gt;0;LEFT(&quot;0x0000&quot;;6-[.K13])&amp;[.I13];&quot;0x0000&quot;)" office:value-type="string" office:string-value="0x0149" calcext:value-type="string">
            <text:p>0x0149</text:p>
          </table:table-cell>
          <table:table-cell table:style-name="ce6" table:formula="of:=IF([.L13]&lt;&gt;0;LEFT(&quot;0x0000&quot;;6-[.L13])&amp;[.J13];&quot;0x0000&quot;)" office:value-type="string" office:string-value="0x0279" calcext:value-type="string">
            <text:p>0x0279</text:p>
          </table:table-cell>
          <table:table-cell table:style-name="ce6" table:formula="of:=&quot;DW &quot;&amp;[.M13]&amp;&quot;, &quot;&amp;[.N13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4]" office:value-type="float" office:value="0.5" calcext:value-type="float">
            <text:p>0.5</text:p>
          </table:table-cell>
          <table:table-cell table:style-name="ce6" table:formula="of:=VLOOKUP([.A14];[.$R$3:.$S$8];2;0)+[.B14]" office:value-type="float" office:value="15" calcext:value-type="float">
            <text:p>15</text:p>
          </table:table-cell>
          <table:table-cell table:style-name="ce11" table:formula="of:=[.$B$1]*POWER([.$C$1];[.G14])" office:value-type="float" office:value="622.017751580927" calcext:value-type="float">
            <text:p>622.02</text:p>
          </table:table-cell>
          <table:table-cell table:style-name="ce6" table:formula="of:=DEC2HEX([.H14]*[.F14])" office:value-type="string" office:string-value="137" calcext:value-type="string">
            <text:p>137</text:p>
          </table:table-cell>
          <table:table-cell table:style-name="ce6" table:formula="of:=DEC2HEX((437500/[.H14])-30.125)" office:value-type="string" office:string-value="2A1" calcext:value-type="string">
            <text:p>2A1</text:p>
          </table:table-cell>
          <table:table-cell table:style-name="ce6" table:formula="of:=LEN(TEXT([.I14];&quot;####&quot;))" office:value-type="float" office:value="3" calcext:value-type="float">
            <text:p>3</text:p>
          </table:table-cell>
          <table:table-cell table:style-name="ce6" table:formula="of:=LEN(TEXT([.J14];&quot;####&quot;))" office:value-type="float" office:value="3" calcext:value-type="float">
            <text:p>3</text:p>
          </table:table-cell>
          <table:table-cell table:style-name="ce6" table:formula="of:=IF([.K14]&lt;&gt;0;LEFT(&quot;0x0000&quot;;6-[.K14])&amp;[.I14];&quot;0x0000&quot;)" office:value-type="string" office:string-value="0x0137" calcext:value-type="string">
            <text:p>0x0137</text:p>
          </table:table-cell>
          <table:table-cell table:style-name="ce6" table:formula="of:=IF([.L14]&lt;&gt;0;LEFT(&quot;0x0000&quot;;6-[.L14])&amp;[.J14];&quot;0x0000&quot;)" office:value-type="string" office:string-value="0x02A1" calcext:value-type="string">
            <text:p>0x02A1</text:p>
          </table:table-cell>
          <table:table-cell table:style-name="ce6" table:formula="of:=&quot;DW &quot;&amp;[.M14]&amp;&quot;, &quot;&amp;[.N14]" office:value-type="string" office:string-value="DW 0x0137, 0x02A1" calcext:value-type="string">
            <text:p>DW 0x0137, 0x02A1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5]" office:value-type="float" office:value="0.5" calcext:value-type="float">
            <text:p>0.5</text:p>
          </table:table-cell>
          <table:table-cell table:style-name="ce6" table:formula="of:=VLOOKUP([.A15];[.$R$3:.$S$8];2;0)+[.B15]" office:value-type="float" office:value="16" calcext:value-type="float">
            <text:p>16</text:p>
          </table:table-cell>
          <table:table-cell table:style-name="ce11" table:formula="of:=[.$B$1]*POWER([.$C$1];[.G15])" office:value-type="float" office:value="658.987426407559" calcext:value-type="float">
            <text:p>658.99</text:p>
          </table:table-cell>
          <table:table-cell table:style-name="ce6" table:formula="of:=DEC2HEX([.H15]*[.F15])" office:value-type="string" office:string-value="149" calcext:value-type="string">
            <text:p>149</text:p>
          </table:table-cell>
          <table:table-cell table:style-name="ce6" table:formula="of:=DEC2HEX((437500/[.H15])-30.125)" office:value-type="string" office:string-value="279" calcext:value-type="string">
            <text:p>279</text:p>
          </table:table-cell>
          <table:table-cell table:style-name="ce6" table:formula="of:=LEN(TEXT([.I15];&quot;####&quot;))" office:value-type="float" office:value="3" calcext:value-type="float">
            <text:p>3</text:p>
          </table:table-cell>
          <table:table-cell table:style-name="ce6" table:formula="of:=LEN(TEXT([.J15];&quot;####&quot;))" office:value-type="float" office:value="3" calcext:value-type="float">
            <text:p>3</text:p>
          </table:table-cell>
          <table:table-cell table:style-name="ce6" table:formula="of:=IF([.K15]&lt;&gt;0;LEFT(&quot;0x0000&quot;;6-[.K15])&amp;[.I15];&quot;0x0000&quot;)" office:value-type="string" office:string-value="0x0149" calcext:value-type="string">
            <text:p>0x0149</text:p>
          </table:table-cell>
          <table:table-cell table:style-name="ce6" table:formula="of:=IF([.L15]&lt;&gt;0;LEFT(&quot;0x0000&quot;;6-[.L15])&amp;[.J15];&quot;0x0000&quot;)" office:value-type="string" office:string-value="0x0279" calcext:value-type="string">
            <text:p>0x0279</text:p>
          </table:table-cell>
          <table:table-cell table:style-name="ce6" table:formula="of:=&quot;DW &quot;&amp;[.M15]&amp;&quot;, &quot;&amp;[.N15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6]" office:value-type="float" office:value="0.5" calcext:value-type="float">
            <text:p>0.5</text:p>
          </table:table-cell>
          <table:table-cell table:style-name="ce6" table:formula="of:=VLOOKUP([.A16];[.$R$3:.$S$8];2;0)+[.B16]" office:value-type="float" office:value="17" calcext:value-type="float">
            <text:p>17</text:p>
          </table:table-cell>
          <table:table-cell table:style-name="ce11" table:formula="of:=[.$B$1]*POWER([.$C$1];[.G16])" office:value-type="float" office:value="698.154396815087" calcext:value-type="float">
            <text:p>698.15</text:p>
          </table:table-cell>
          <table:table-cell table:style-name="ce6" table:formula="of:=DEC2HEX([.H16]*[.F16])" office:value-type="string" office:string-value="15D" calcext:value-type="string">
            <text:p>15D</text:p>
          </table:table-cell>
          <table:table-cell table:style-name="ce6" table:formula="of:=DEC2HEX((437500/[.H16])-30.125)" office:value-type="string" office:string-value="254" calcext:value-type="string">
            <text:p>254</text:p>
          </table:table-cell>
          <table:table-cell table:style-name="ce6" table:formula="of:=LEN(TEXT([.I16];&quot;####&quot;))" office:value-type="float" office:value="3" calcext:value-type="float">
            <text:p>3</text:p>
          </table:table-cell>
          <table:table-cell table:style-name="ce6" table:formula="of:=LEN(TEXT([.J16];&quot;####&quot;))" office:value-type="float" office:value="3" calcext:value-type="float">
            <text:p>3</text:p>
          </table:table-cell>
          <table:table-cell table:style-name="ce6" table:formula="of:=IF([.K16]&lt;&gt;0;LEFT(&quot;0x0000&quot;;6-[.K16])&amp;[.I16];&quot;0x0000&quot;)" office:value-type="string" office:string-value="0x015D" calcext:value-type="string">
            <text:p>0x015D</text:p>
          </table:table-cell>
          <table:table-cell table:style-name="ce6" table:formula="of:=IF([.L16]&lt;&gt;0;LEFT(&quot;0x0000&quot;;6-[.L16])&amp;[.J16];&quot;0x0000&quot;)" office:value-type="string" office:string-value="0x0254" calcext:value-type="string">
            <text:p>0x0254</text:p>
          </table:table-cell>
          <table:table-cell table:style-name="ce6" table:formula="of:=&quot;DW &quot;&amp;[.M16]&amp;&quot;, &quot;&amp;[.N16]" office:value-type="string" office:string-value="DW 0x015D, 0x0254" calcext:value-type="string">
            <text:p>DW 0x015D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7]" office:value-type="float" office:value="0.5" calcext:value-type="float">
            <text:p>0.5</text:p>
          </table:table-cell>
          <table:table-cell table:style-name="ce6" table:formula="of:=VLOOKUP([.A17];[.$R$3:.$S$8];2;0)+[.B17]" office:value-type="float" office:value="-8" calcext:value-type="float">
            <text:p>-8</text:p>
          </table:table-cell>
          <table:table-cell table:style-name="ce11" table:formula="of:=[.$B$1]*POWER([.$C$1];[.G17])" office:value-type="float" office:value="164.851440974282" calcext:value-type="float">
            <text:p>164.85</text:p>
          </table:table-cell>
          <table:table-cell table:style-name="ce6" table:formula="of:=DEC2HEX([.H17]*[.F17])" office:value-type="string" office:string-value="52" calcext:value-type="string">
            <text:p>52</text:p>
          </table:table-cell>
          <table:table-cell table:style-name="ce6" table:formula="of:=DEC2HEX((437500/[.H17])-30.125)" office:value-type="string" office:string-value="A3F" calcext:value-type="string">
            <text:p>A3F</text:p>
          </table:table-cell>
          <table:table-cell table:style-name="ce6" table:formula="of:=LEN(TEXT([.I17];&quot;####&quot;))" office:value-type="float" office:value="2" calcext:value-type="float">
            <text:p>2</text:p>
          </table:table-cell>
          <table:table-cell table:style-name="ce6" table:formula="of:=LEN(TEXT([.J17];&quot;####&quot;))" office:value-type="float" office:value="3" calcext:value-type="float">
            <text:p>3</text:p>
          </table:table-cell>
          <table:table-cell table:style-name="ce6" table:formula="of:=IF([.K17]&lt;&gt;0;LEFT(&quot;0x0000&quot;;6-[.K17])&amp;[.I17];&quot;0x0000&quot;)" office:value-type="string" office:string-value="0x0052" calcext:value-type="string">
            <text:p>0x0052</text:p>
          </table:table-cell>
          <table:table-cell table:style-name="ce6" table:formula="of:=IF([.L17]&lt;&gt;0;LEFT(&quot;0x0000&quot;;6-[.L17])&amp;[.J17];&quot;0x0000&quot;)" office:value-type="string" office:string-value="0x0A3F" calcext:value-type="string">
            <text:p>0x0A3F</text:p>
          </table:table-cell>
          <table:table-cell table:style-name="ce6" table:formula="of:=&quot;DW &quot;&amp;[.M17]&amp;&quot;, &quot;&amp;[.N17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8]" office:value-type="float" office:value="0.5" calcext:value-type="float">
            <text:p>0.5</text:p>
          </table:table-cell>
          <table:table-cell table:style-name="ce6" table:formula="of:=VLOOKUP([.A18];[.$R$3:.$S$8];2;0)+[.B18]" office:value-type="float" office:value="16" calcext:value-type="float">
            <text:p>16</text:p>
          </table:table-cell>
          <table:table-cell table:style-name="ce11" table:formula="of:=[.$B$1]*POWER([.$C$1];[.G18])" office:value-type="float" office:value="658.987426407559" calcext:value-type="float">
            <text:p>658.99</text:p>
          </table:table-cell>
          <table:table-cell table:style-name="ce6" table:formula="of:=DEC2HEX([.H18]*[.F18])" office:value-type="string" office:string-value="149" calcext:value-type="string">
            <text:p>149</text:p>
          </table:table-cell>
          <table:table-cell table:style-name="ce6" table:formula="of:=DEC2HEX((437500/[.H18])-30.125)" office:value-type="string" office:string-value="279" calcext:value-type="string">
            <text:p>279</text:p>
          </table:table-cell>
          <table:table-cell table:style-name="ce6" table:formula="of:=LEN(TEXT([.I18];&quot;####&quot;))" office:value-type="float" office:value="3" calcext:value-type="float">
            <text:p>3</text:p>
          </table:table-cell>
          <table:table-cell table:style-name="ce6" table:formula="of:=LEN(TEXT([.J18];&quot;####&quot;))" office:value-type="float" office:value="3" calcext:value-type="float">
            <text:p>3</text:p>
          </table:table-cell>
          <table:table-cell table:style-name="ce6" table:formula="of:=IF([.K18]&lt;&gt;0;LEFT(&quot;0x0000&quot;;6-[.K18])&amp;[.I18];&quot;0x0000&quot;)" office:value-type="string" office:string-value="0x0149" calcext:value-type="string">
            <text:p>0x0149</text:p>
          </table:table-cell>
          <table:table-cell table:style-name="ce6" table:formula="of:=IF([.L18]&lt;&gt;0;LEFT(&quot;0x0000&quot;;6-[.L18])&amp;[.J18];&quot;0x0000&quot;)" office:value-type="string" office:string-value="0x0279" calcext:value-type="string">
            <text:p>0x0279</text:p>
          </table:table-cell>
          <table:table-cell table:style-name="ce6" table:formula="of:=&quot;DW &quot;&amp;[.M18]&amp;&quot;, &quot;&amp;[.N18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9]" office:value-type="float" office:value="0.5" calcext:value-type="float">
            <text:p>0.5</text:p>
          </table:table-cell>
          <table:table-cell table:style-name="ce6" table:formula="of:=VLOOKUP([.A19];[.$R$3:.$S$8];2;0)+[.B19]" office:value-type="float" office:value="4" calcext:value-type="float">
            <text:p>4</text:p>
          </table:table-cell>
          <table:table-cell table:style-name="ce11" table:formula="of:=[.$B$1]*POWER([.$C$1];[.G19])" office:value-type="float" office:value="329.598280983411" calcext:value-type="float">
            <text:p>329.60</text:p>
          </table:table-cell>
          <table:table-cell table:style-name="ce6" table:formula="of:=DEC2HEX([.H19]*[.F19])" office:value-type="string" office:string-value="A4" calcext:value-type="string">
            <text:p>A4</text:p>
          </table:table-cell>
          <table:table-cell table:style-name="ce6" table:formula="of:=DEC2HEX((437500/[.H19])-30.125)" office:value-type="string" office:string-value="511" calcext:value-type="string">
            <text:p>511</text:p>
          </table:table-cell>
          <table:table-cell table:style-name="ce6" table:formula="of:=LEN(TEXT([.I19];&quot;####&quot;))" office:value-type="float" office:value="2" calcext:value-type="float">
            <text:p>2</text:p>
          </table:table-cell>
          <table:table-cell table:style-name="ce6" table:formula="of:=LEN(TEXT([.J19];&quot;####&quot;))" office:value-type="float" office:value="3" calcext:value-type="float">
            <text:p>3</text:p>
          </table:table-cell>
          <table:table-cell table:style-name="ce6" table:formula="of:=IF([.K19]&lt;&gt;0;LEFT(&quot;0x0000&quot;;6-[.K19])&amp;[.I19];&quot;0x0000&quot;)" office:value-type="string" office:string-value="0x00A4" calcext:value-type="string">
            <text:p>0x00A4</text:p>
          </table:table-cell>
          <table:table-cell table:style-name="ce6" table:formula="of:=IF([.L19]&lt;&gt;0;LEFT(&quot;0x0000&quot;;6-[.L19])&amp;[.J19];&quot;0x0000&quot;)" office:value-type="string" office:string-value="0x0511" calcext:value-type="string">
            <text:p>0x0511</text:p>
          </table:table-cell>
          <table:table-cell table:style-name="ce6" table:formula="of:=&quot;DW &quot;&amp;[.M19]&amp;&quot;, &quot;&amp;[.N19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0]" office:value-type="float" office:value="0.5" calcext:value-type="float">
            <text:p>0.5</text:p>
          </table:table-cell>
          <table:table-cell table:style-name="ce6" table:formula="of:=VLOOKUP([.A20];[.$R$3:.$S$8];2;0)+[.B20]" office:value-type="float" office:value="8" calcext:value-type="float">
            <text:p>8</text:p>
          </table:table-cell>
          <table:table-cell table:style-name="ce11" table:formula="of:=[.$B$1]*POWER([.$C$1];[.G20])" office:value-type="float" office:value="415.223891859572" calcext:value-type="float">
            <text:p>415.22</text:p>
          </table:table-cell>
          <table:table-cell table:style-name="ce6" table:formula="of:=DEC2HEX([.H20]*[.F20])" office:value-type="string" office:string-value="CF" calcext:value-type="string">
            <text:p>CF</text:p>
          </table:table-cell>
          <table:table-cell table:style-name="ce6" table:formula="of:=DEC2HEX((437500/[.H20])-30.125)" office:value-type="string" office:string-value="3FF" calcext:value-type="string">
            <text:p>3FF</text:p>
          </table:table-cell>
          <table:table-cell table:style-name="ce6" table:formula="of:=LEN(TEXT([.I20];&quot;####&quot;))" office:value-type="float" office:value="2" calcext:value-type="float">
            <text:p>2</text:p>
          </table:table-cell>
          <table:table-cell table:style-name="ce6" table:formula="of:=LEN(TEXT([.J20];&quot;####&quot;))" office:value-type="float" office:value="3" calcext:value-type="float">
            <text:p>3</text:p>
          </table:table-cell>
          <table:table-cell table:style-name="ce6" table:formula="of:=IF([.K20]&lt;&gt;0;LEFT(&quot;0x0000&quot;;6-[.K20])&amp;[.I20];&quot;0x0000&quot;)" office:value-type="string" office:string-value="0x00CF" calcext:value-type="string">
            <text:p>0x00CF</text:p>
          </table:table-cell>
          <table:table-cell table:style-name="ce6" table:formula="of:=IF([.L20]&lt;&gt;0;LEFT(&quot;0x0000&quot;;6-[.L20])&amp;[.J20];&quot;0x0000&quot;)" office:value-type="string" office:string-value="0x03FF" calcext:value-type="string">
            <text:p>0x03FF</text:p>
          </table:table-cell>
          <table:table-cell table:style-name="ce6" table:formula="of:=&quot;DW &quot;&amp;[.M20]&amp;&quot;, &quot;&amp;[.N20]" office:value-type="string" office:string-value="DW 0x00CF, 0x03FF" calcext:value-type="string">
            <text:p>DW 0x00CF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0.5*[.C21]" office:value-type="float" office:value="0.5" calcext:value-type="float">
            <text:p>0.5</text:p>
          </table:table-cell>
          <table:table-cell table:style-name="ce6" table:formula="of:=VLOOKUP([.A21];[.$R$3:.$S$8];2;0)+[.B21]" office:value-type="float" office:value="11" calcext:value-type="float">
            <text:p>11</text:p>
          </table:table-cell>
          <table:table-cell table:style-name="ce11" table:formula="of:=[.$B$1]*POWER([.$C$1];[.G21])" office:value-type="float" office:value="493.748037339759" calcext:value-type="float">
            <text:p>493.75</text:p>
          </table:table-cell>
          <table:table-cell table:style-name="ce6" table:formula="of:=DEC2HEX([.H21]*[.F21])" office:value-type="string" office:string-value="F6" calcext:value-type="string">
            <text:p>F6</text:p>
          </table:table-cell>
          <table:table-cell table:style-name="ce6" table:formula="of:=DEC2HEX((437500/[.H21])-30.125)" office:value-type="string" office:string-value="357" calcext:value-type="string">
            <text:p>357</text:p>
          </table:table-cell>
          <table:table-cell table:style-name="ce6" table:formula="of:=LEN(TEXT([.I21];&quot;####&quot;))" office:value-type="float" office:value="2" calcext:value-type="float">
            <text:p>2</text:p>
          </table:table-cell>
          <table:table-cell table:style-name="ce6" table:formula="of:=LEN(TEXT([.J21];&quot;####&quot;))" office:value-type="float" office:value="3" calcext:value-type="float">
            <text:p>3</text:p>
          </table:table-cell>
          <table:table-cell table:style-name="ce6" table:formula="of:=IF([.K21]&lt;&gt;0;LEFT(&quot;0x0000&quot;;6-[.K21])&amp;[.I21];&quot;0x0000&quot;)" office:value-type="string" office:string-value="0x00F6" calcext:value-type="string">
            <text:p>0x00F6</text:p>
          </table:table-cell>
          <table:table-cell table:style-name="ce6" table:formula="of:=IF([.L21]&lt;&gt;0;LEFT(&quot;0x0000&quot;;6-[.L21])&amp;[.J21];&quot;0x0000&quot;)" office:value-type="string" office:string-value="0x0357" calcext:value-type="string">
            <text:p>0x0357</text:p>
          </table:table-cell>
          <table:table-cell table:style-name="ce6" table:formula="of:=&quot;DW &quot;&amp;[.M21]&amp;&quot;, &quot;&amp;[.N21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2]" office:value-type="float" office:value="1" calcext:value-type="float">
            <text:p>1</text:p>
          </table:table-cell>
          <table:table-cell table:style-name="ce6" table:formula="of:=VLOOKUP([.A22];[.$R$3:.$S$8];2;0)+[.B22]" office:value-type="float" office:value="-3" calcext:value-type="float">
            <text:p>-3</text:p>
          </table:table-cell>
          <table:table-cell table:style-name="ce11" table:formula="of:=[.$B$1]*POWER([.$C$1];[.G22])" office:value-type="float" office:value="220.021182084144" calcext:value-type="float">
            <text:p>220.02</text:p>
          </table:table-cell>
          <table:table-cell table:style-name="ce6" table:formula="of:=DEC2HEX([.H22]*[.F22])" office:value-type="string" office:string-value="DC" calcext:value-type="string">
            <text:p>DC</text:p>
          </table:table-cell>
          <table:table-cell table:style-name="ce6" table:formula="of:=DEC2HEX((437500/[.H22])-30.125)" office:value-type="string" office:string-value="7A6" calcext:value-type="string">
            <text:p>7A6</text:p>
          </table:table-cell>
          <table:table-cell table:style-name="ce6" table:formula="of:=LEN(TEXT([.I22];&quot;####&quot;))" office:value-type="float" office:value="2" calcext:value-type="float">
            <text:p>2</text:p>
          </table:table-cell>
          <table:table-cell table:style-name="ce6" table:formula="of:=LEN(TEXT([.J22];&quot;####&quot;))" office:value-type="float" office:value="3" calcext:value-type="float">
            <text:p>3</text:p>
          </table:table-cell>
          <table:table-cell table:style-name="ce6" table:formula="of:=IF([.K22]&lt;&gt;0;LEFT(&quot;0x0000&quot;;6-[.K22])&amp;[.I22];&quot;0x0000&quot;)" office:value-type="string" office:string-value="0x00DC" calcext:value-type="string">
            <text:p>0x00DC</text:p>
          </table:table-cell>
          <table:table-cell table:style-name="ce6" table:formula="of:=IF([.L22]&lt;&gt;0;LEFT(&quot;0x0000&quot;;6-[.L22])&amp;[.J22];&quot;0x0000&quot;)" office:value-type="string" office:string-value="0x07A6" calcext:value-type="string">
            <text:p>0x07A6</text:p>
          </table:table-cell>
          <table:table-cell table:style-name="ce6" table:formula="of:=&quot;DW &quot;&amp;[.M22]&amp;&quot;, &quot;&amp;[.N22]" office:value-type="string" office:string-value="DW 0x00DC, 0x07A6" calcext:value-type="string">
            <text:p>DW 0x00DC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3]" office:value-type="float" office:value="0.5" calcext:value-type="float">
            <text:p>0.5</text:p>
          </table:table-cell>
          <table:table-cell table:style-name="ce6" table:formula="of:=VLOOKUP([.A23];[.$R$3:.$S$8];2;0)+[.B23]" office:value-type="float" office:value="12" calcext:value-type="float">
            <text:p>12</text:p>
          </table:table-cell>
          <table:table-cell table:style-name="ce11" table:formula="of:=[.$B$1]*POWER([.$C$1];[.G23])" office:value-type="float" office:value="523.093991438891" calcext:value-type="float">
            <text:p>523.09</text:p>
          </table:table-cell>
          <table:table-cell table:style-name="ce6" table:formula="of:=DEC2HEX([.H23]*[.F23])" office:value-type="string" office:string-value="105" calcext:value-type="string">
            <text:p>105</text:p>
          </table:table-cell>
          <table:table-cell table:style-name="ce6" table:formula="of:=DEC2HEX((437500/[.H23])-30.125)" office:value-type="string" office:string-value="326" calcext:value-type="string">
            <text:p>326</text:p>
          </table:table-cell>
          <table:table-cell table:style-name="ce6" table:formula="of:=LEN(TEXT([.I23];&quot;####&quot;))" office:value-type="float" office:value="3" calcext:value-type="float">
            <text:p>3</text:p>
          </table:table-cell>
          <table:table-cell table:style-name="ce6" table:formula="of:=LEN(TEXT([.J23];&quot;####&quot;))" office:value-type="float" office:value="3" calcext:value-type="float">
            <text:p>3</text:p>
          </table:table-cell>
          <table:table-cell table:style-name="ce6" table:formula="of:=IF([.K23]&lt;&gt;0;LEFT(&quot;0x0000&quot;;6-[.K23])&amp;[.I23];&quot;0x0000&quot;)" office:value-type="string" office:string-value="0x0105" calcext:value-type="string">
            <text:p>0x0105</text:p>
          </table:table-cell>
          <table:table-cell table:style-name="ce6" table:formula="of:=IF([.L23]&lt;&gt;0;LEFT(&quot;0x0000&quot;;6-[.L23])&amp;[.J23];&quot;0x0000&quot;)" office:value-type="string" office:string-value="0x0326" calcext:value-type="string">
            <text:p>0x0326</text:p>
          </table:table-cell>
          <table:table-cell table:style-name="ce6" table:formula="of:=&quot;DW &quot;&amp;[.M23]&amp;&quot;, &quot;&amp;[.N23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4]" office:value-type="float" office:value="0.5" calcext:value-type="float">
            <text:p>0.5</text:p>
          </table:table-cell>
          <table:table-cell table:style-name="ce6" table:formula="of:=VLOOKUP([.A24];[.$R$3:.$S$8];2;0)+[.B24]" office:value-type="float" office:value="16" calcext:value-type="float">
            <text:p>16</text:p>
          </table:table-cell>
          <table:table-cell table:style-name="ce11" table:formula="of:=[.$B$1]*POWER([.$C$1];[.G24])" office:value-type="float" office:value="658.987426407559" calcext:value-type="float">
            <text:p>658.99</text:p>
          </table:table-cell>
          <table:table-cell table:style-name="ce6" table:formula="of:=DEC2HEX([.H24]*[.F24])" office:value-type="string" office:string-value="149" calcext:value-type="string">
            <text:p>149</text:p>
          </table:table-cell>
          <table:table-cell table:style-name="ce6" table:formula="of:=DEC2HEX((437500/[.H24])-30.125)" office:value-type="string" office:string-value="279" calcext:value-type="string">
            <text:p>279</text:p>
          </table:table-cell>
          <table:table-cell table:style-name="ce6" table:formula="of:=LEN(TEXT([.I24];&quot;####&quot;))" office:value-type="float" office:value="3" calcext:value-type="float">
            <text:p>3</text:p>
          </table:table-cell>
          <table:table-cell table:style-name="ce6" table:formula="of:=LEN(TEXT([.J24];&quot;####&quot;))" office:value-type="float" office:value="3" calcext:value-type="float">
            <text:p>3</text:p>
          </table:table-cell>
          <table:table-cell table:style-name="ce6" table:formula="of:=IF([.K24]&lt;&gt;0;LEFT(&quot;0x0000&quot;;6-[.K24])&amp;[.I24];&quot;0x0000&quot;)" office:value-type="string" office:string-value="0x0149" calcext:value-type="string">
            <text:p>0x0149</text:p>
          </table:table-cell>
          <table:table-cell table:style-name="ce6" table:formula="of:=IF([.L24]&lt;&gt;0;LEFT(&quot;0x0000&quot;;6-[.L24])&amp;[.J24];&quot;0x0000&quot;)" office:value-type="string" office:string-value="0x0279" calcext:value-type="string">
            <text:p>0x0279</text:p>
          </table:table-cell>
          <table:table-cell table:style-name="ce6" table:formula="of:=&quot;DW &quot;&amp;[.M24]&amp;&quot;, &quot;&amp;[.N24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5]" office:value-type="float" office:value="0.5" calcext:value-type="float">
            <text:p>0.5</text:p>
          </table:table-cell>
          <table:table-cell table:style-name="ce6" table:formula="of:=VLOOKUP([.A25];[.$R$3:.$S$8];2;0)+[.B25]" office:value-type="float" office:value="21" calcext:value-type="float">
            <text:p>21</text:p>
          </table:table-cell>
          <table:table-cell table:style-name="ce11" table:formula="of:=[.$B$1]*POWER([.$C$1];[.G25])" office:value-type="float" office:value="879.526388607053" calcext:value-type="float">
            <text:p>879.53</text:p>
          </table:table-cell>
          <table:table-cell table:style-name="ce6" table:formula="of:=DEC2HEX([.H25]*[.F25])" office:value-type="string" office:string-value="1B7" calcext:value-type="string">
            <text:p>1B7</text:p>
          </table:table-cell>
          <table:table-cell table:style-name="ce6" table:formula="of:=DEC2HEX((437500/[.H25])-30.125)" office:value-type="string" office:string-value="1D3" calcext:value-type="string">
            <text:p>1D3</text:p>
          </table:table-cell>
          <table:table-cell table:style-name="ce6" table:formula="of:=LEN(TEXT([.I25];&quot;####&quot;))" office:value-type="float" office:value="3" calcext:value-type="float">
            <text:p>3</text:p>
          </table:table-cell>
          <table:table-cell table:style-name="ce6" table:formula="of:=LEN(TEXT([.J25];&quot;####&quot;))" office:value-type="float" office:value="3" calcext:value-type="float">
            <text:p>3</text:p>
          </table:table-cell>
          <table:table-cell table:style-name="ce6" table:formula="of:=IF([.K25]&lt;&gt;0;LEFT(&quot;0x0000&quot;;6-[.K25])&amp;[.I25];&quot;0x0000&quot;)" office:value-type="string" office:string-value="0x01B7" calcext:value-type="string">
            <text:p>0x01B7</text:p>
          </table:table-cell>
          <table:table-cell table:style-name="ce6" table:formula="of:=IF([.L25]&lt;&gt;0;LEFT(&quot;0x0000&quot;;6-[.L25])&amp;[.J25];&quot;0x0000&quot;)" office:value-type="string" office:string-value="0x01D3" calcext:value-type="string">
            <text:p>0x01D3</text:p>
          </table:table-cell>
          <table:table-cell table:style-name="ce6" table:formula="of:=&quot;DW &quot;&amp;[.M25]&amp;&quot;, &quot;&amp;[.N25]" office:value-type="string" office:string-value="DW 0x01B7, 0x01D3" calcext:value-type="string">
            <text:p>DW 0x01B7, 0x01D3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6]" office:value-type="float" office:value="0.5" calcext:value-type="float">
            <text:p>0.5</text:p>
          </table:table-cell>
          <table:table-cell table:style-name="ce6" table:formula="of:=VLOOKUP([.A26];[.$R$3:.$S$8];2;0)+[.B26]" office:value-type="float" office:value="-1" calcext:value-type="float">
            <text:p>-1</text:p>
          </table:table-cell>
          <table:table-cell table:style-name="ce11" table:formula="of:=[.$B$1]*POWER([.$C$1];[.G26])" office:value-type="float" office:value="246.95236634981" calcext:value-type="float">
            <text:p>246.95</text:p>
          </table:table-cell>
          <table:table-cell table:style-name="ce6" table:formula="of:=DEC2HEX([.H26]*[.F26])" office:value-type="string" office:string-value="7B" calcext:value-type="string">
            <text:p>7B</text:p>
          </table:table-cell>
          <table:table-cell table:style-name="ce6" table:formula="of:=DEC2HEX((437500/[.H26])-30.125)" office:value-type="string" office:string-value="6CD" calcext:value-type="string">
            <text:p>6CD</text:p>
          </table:table-cell>
          <table:table-cell table:style-name="ce6" table:formula="of:=LEN(TEXT([.I26];&quot;####&quot;))" office:value-type="float" office:value="2" calcext:value-type="float">
            <text:p>2</text:p>
          </table:table-cell>
          <table:table-cell table:style-name="ce6" table:formula="of:=LEN(TEXT([.J26];&quot;####&quot;))" office:value-type="float" office:value="3" calcext:value-type="float">
            <text:p>3</text:p>
          </table:table-cell>
          <table:table-cell table:style-name="ce6" table:formula="of:=IF([.K26]&lt;&gt;0;LEFT(&quot;0x0000&quot;;6-[.K26])&amp;[.I26];&quot;0x0000&quot;)" office:value-type="string" office:string-value="0x007B" calcext:value-type="string">
            <text:p>0x007B</text:p>
          </table:table-cell>
          <table:table-cell table:style-name="ce6" table:formula="of:=IF([.L26]&lt;&gt;0;LEFT(&quot;0x0000&quot;;6-[.L26])&amp;[.J26];&quot;0x0000&quot;)" office:value-type="string" office:string-value="0x06CD" calcext:value-type="string">
            <text:p>0x06CD</text:p>
          </table:table-cell>
          <table:table-cell table:style-name="ce6" table:formula="of:=&quot;DW &quot;&amp;[.M26]&amp;&quot;, &quot;&amp;[.N26]" office:value-type="string" office:string-value="DW 0x007B, 0x06CD" calcext:value-type="string">
            <text:p>DW 0x007B, 0x06CD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7]" office:value-type="float" office:value="0.5" calcext:value-type="float">
            <text:p>0.5</text:p>
          </table:table-cell>
          <table:table-cell table:style-name="ce6" table:formula="of:=VLOOKUP([.A27];[.$R$3:.$S$8];2;0)+[.B27]" office:value-type="float" office:value="19" calcext:value-type="float">
            <text:p>19</text:p>
          </table:table-cell>
          <table:table-cell table:style-name="ce11" table:formula="of:=[.$B$1]*POWER([.$C$1];[.G27])" office:value-type="float" office:value="783.610372137141" calcext:value-type="float">
            <text:p>783.61</text:p>
          </table:table-cell>
          <table:table-cell table:style-name="ce6" table:formula="of:=DEC2HEX([.H27]*[.F27])" office:value-type="string" office:string-value="187" calcext:value-type="string">
            <text:p>187</text:p>
          </table:table-cell>
          <table:table-cell table:style-name="ce6" table:formula="of:=DEC2HEX((437500/[.H27])-30.125)" office:value-type="string" office:string-value="210" calcext:value-type="string">
            <text:p>210</text:p>
          </table:table-cell>
          <table:table-cell table:style-name="ce6" table:formula="of:=LEN(TEXT([.I27];&quot;####&quot;))" office:value-type="float" office:value="3" calcext:value-type="float">
            <text:p>3</text:p>
          </table:table-cell>
          <table:table-cell table:style-name="ce6" table:formula="of:=LEN(TEXT([.J27];&quot;####&quot;))" office:value-type="float" office:value="3" calcext:value-type="float">
            <text:p>3</text:p>
          </table:table-cell>
          <table:table-cell table:style-name="ce6" table:formula="of:=IF([.K27]&lt;&gt;0;LEFT(&quot;0x0000&quot;;6-[.K27])&amp;[.I27];&quot;0x0000&quot;)" office:value-type="string" office:string-value="0x0187" calcext:value-type="string">
            <text:p>0x0187</text:p>
          </table:table-cell>
          <table:table-cell table:style-name="ce6" table:formula="of:=IF([.L27]&lt;&gt;0;LEFT(&quot;0x0000&quot;;6-[.L27])&amp;[.J27];&quot;0x0000&quot;)" office:value-type="string" office:string-value="0x0210" calcext:value-type="string">
            <text:p>0x0210</text:p>
          </table:table-cell>
          <table:table-cell table:style-name="ce6" table:formula="of:=&quot;DW &quot;&amp;[.M27]&amp;&quot;, &quot;&amp;[.N27]" office:value-type="string" office:string-value="DW 0x0187, 0x0210" calcext:value-type="string">
            <text:p>DW 0x0187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8]" office:value-type="float" office:value="0.5" calcext:value-type="float">
            <text:p>0.5</text:p>
          </table:table-cell>
          <table:table-cell table:style-name="ce6" table:formula="of:=VLOOKUP([.A28];[.$R$3:.$S$8];2;0)+[.B28]" office:value-type="float" office:value="7" calcext:value-type="float">
            <text:p>7</text:p>
          </table:table-cell>
          <table:table-cell table:style-name="ce11" table:formula="of:=[.$B$1]*POWER([.$C$1];[.G28])" office:value-type="float" office:value="391.929528951951" calcext:value-type="float">
            <text:p>391.93</text:p>
          </table:table-cell>
          <table:table-cell table:style-name="ce6" table:formula="of:=DEC2HEX([.H28]*[.F28])" office:value-type="string" office:string-value="C3" calcext:value-type="string">
            <text:p>C3</text:p>
          </table:table-cell>
          <table:table-cell table:style-name="ce6" table:formula="of:=DEC2HEX((437500/[.H28])-30.125)" office:value-type="string" office:string-value="43E" calcext:value-type="string">
            <text:p>43E</text:p>
          </table:table-cell>
          <table:table-cell table:style-name="ce6" table:formula="of:=LEN(TEXT([.I28];&quot;####&quot;))" office:value-type="float" office:value="2" calcext:value-type="float">
            <text:p>2</text:p>
          </table:table-cell>
          <table:table-cell table:style-name="ce6" table:formula="of:=LEN(TEXT([.J28];&quot;####&quot;))" office:value-type="float" office:value="3" calcext:value-type="float">
            <text:p>3</text:p>
          </table:table-cell>
          <table:table-cell table:style-name="ce6" table:formula="of:=IF([.K28]&lt;&gt;0;LEFT(&quot;0x0000&quot;;6-[.K28])&amp;[.I28];&quot;0x0000&quot;)" office:value-type="string" office:string-value="0x00C3" calcext:value-type="string">
            <text:p>0x00C3</text:p>
          </table:table-cell>
          <table:table-cell table:style-name="ce6" table:formula="of:=IF([.L28]&lt;&gt;0;LEFT(&quot;0x0000&quot;;6-[.L28])&amp;[.J28];&quot;0x0000&quot;)" office:value-type="string" office:string-value="0x043E" calcext:value-type="string">
            <text:p>0x043E</text:p>
          </table:table-cell>
          <table:table-cell table:style-name="ce6" table:formula="of:=&quot;DW &quot;&amp;[.M28]&amp;&quot;, &quot;&amp;[.N28]" office:value-type="string" office:string-value="DW 0x00C3, 0x043E" calcext:value-type="string">
            <text:p>DW 0x00C3, 0x043E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29]" office:value-type="float" office:value="0.5" calcext:value-type="float">
            <text:p>0.5</text:p>
          </table:table-cell>
          <table:table-cell table:style-name="ce6" table:formula="of:=VLOOKUP([.A29];[.$R$3:.$S$8];2;0)+[.B29]" office:value-type="float" office:value="14" calcext:value-type="float">
            <text:p>14</text:p>
          </table:table-cell>
          <table:table-cell table:style-name="ce11" table:formula="of:=[.$B$1]*POWER([.$C$1];[.G29])" office:value-type="float" office:value="587.122102451928" calcext:value-type="float">
            <text:p>587.12</text:p>
          </table:table-cell>
          <table:table-cell table:style-name="ce6" table:formula="of:=DEC2HEX([.H29]*[.F29])" office:value-type="string" office:string-value="125" calcext:value-type="string">
            <text:p>125</text:p>
          </table:table-cell>
          <table:table-cell table:style-name="ce6" table:formula="of:=DEC2HEX((437500/[.H29])-30.125)" office:value-type="string" office:string-value="2CB" calcext:value-type="string">
            <text:p>2CB</text:p>
          </table:table-cell>
          <table:table-cell table:style-name="ce6" table:formula="of:=LEN(TEXT([.I29];&quot;####&quot;))" office:value-type="float" office:value="3" calcext:value-type="float">
            <text:p>3</text:p>
          </table:table-cell>
          <table:table-cell table:style-name="ce6" table:formula="of:=LEN(TEXT([.J29];&quot;####&quot;))" office:value-type="float" office:value="3" calcext:value-type="float">
            <text:p>3</text:p>
          </table:table-cell>
          <table:table-cell table:style-name="ce6" table:formula="of:=IF([.K29]&lt;&gt;0;LEFT(&quot;0x0000&quot;;6-[.K29])&amp;[.I29];&quot;0x0000&quot;)" office:value-type="string" office:string-value="0x0125" calcext:value-type="string">
            <text:p>0x0125</text:p>
          </table:table-cell>
          <table:table-cell table:style-name="ce6" table:formula="of:=IF([.L29]&lt;&gt;0;LEFT(&quot;0x0000&quot;;6-[.L29])&amp;[.J29];&quot;0x0000&quot;)" office:value-type="string" office:string-value="0x02CB" calcext:value-type="string">
            <text:p>0x02CB</text:p>
          </table:table-cell>
          <table:table-cell table:style-name="ce6" table:formula="of:=&quot;DW &quot;&amp;[.M29]&amp;&quot;, &quot;&amp;[.N29]" office:value-type="string" office:string-value="DW 0x0125, 0x02CB" calcext:value-type="string">
            <text:p>DW 0x0125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0]" office:value-type="float" office:value="0.5" calcext:value-type="float">
            <text:p>0.5</text:p>
          </table:table-cell>
          <table:table-cell table:style-name="ce6" table:formula="of:=VLOOKUP([.A30];[.$R$3:.$S$8];2;0)+[.B30]" office:value-type="float" office:value="17" calcext:value-type="float">
            <text:p>17</text:p>
          </table:table-cell>
          <table:table-cell table:style-name="ce11" table:formula="of:=[.$B$1]*POWER([.$C$1];[.G30])" office:value-type="float" office:value="698.154396815087" calcext:value-type="float">
            <text:p>698.15</text:p>
          </table:table-cell>
          <table:table-cell table:style-name="ce6" table:formula="of:=DEC2HEX([.H30]*[.F30])" office:value-type="string" office:string-value="15D" calcext:value-type="string">
            <text:p>15D</text:p>
          </table:table-cell>
          <table:table-cell table:style-name="ce6" table:formula="of:=DEC2HEX((437500/[.H30])-30.125)" office:value-type="string" office:string-value="254" calcext:value-type="string">
            <text:p>254</text:p>
          </table:table-cell>
          <table:table-cell table:style-name="ce6" table:formula="of:=LEN(TEXT([.I30];&quot;####&quot;))" office:value-type="float" office:value="3" calcext:value-type="float">
            <text:p>3</text:p>
          </table:table-cell>
          <table:table-cell table:style-name="ce6" table:formula="of:=LEN(TEXT([.J30];&quot;####&quot;))" office:value-type="float" office:value="3" calcext:value-type="float">
            <text:p>3</text:p>
          </table:table-cell>
          <table:table-cell table:style-name="ce6" table:formula="of:=IF([.K30]&lt;&gt;0;LEFT(&quot;0x0000&quot;;6-[.K30])&amp;[.I30];&quot;0x0000&quot;)" office:value-type="string" office:string-value="0x015D" calcext:value-type="string">
            <text:p>0x015D</text:p>
          </table:table-cell>
          <table:table-cell table:style-name="ce6" table:formula="of:=IF([.L30]&lt;&gt;0;LEFT(&quot;0x0000&quot;;6-[.L30])&amp;[.J30];&quot;0x0000&quot;)" office:value-type="string" office:string-value="0x0254" calcext:value-type="string">
            <text:p>0x0254</text:p>
          </table:table-cell>
          <table:table-cell table:style-name="ce6" table:formula="of:=&quot;DW &quot;&amp;[.M30]&amp;&quot;, &quot;&amp;[.N30]" office:value-type="string" office:string-value="DW 0x015D, 0x0254" calcext:value-type="string">
            <text:p>DW 0x015D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1]" office:value-type="float" office:value="0.5" calcext:value-type="float">
            <text:p>0.5</text:p>
          </table:table-cell>
          <table:table-cell table:style-name="ce6" table:formula="of:=VLOOKUP([.A31];[.$R$3:.$S$8];2;0)+[.B31]" office:value-type="float" office:value="19" calcext:value-type="float">
            <text:p>19</text:p>
          </table:table-cell>
          <table:table-cell table:style-name="ce11" table:formula="of:=[.$B$1]*POWER([.$C$1];[.G31])" office:value-type="float" office:value="783.610372137141" calcext:value-type="float">
            <text:p>783.61</text:p>
          </table:table-cell>
          <table:table-cell table:style-name="ce6" table:formula="of:=DEC2HEX([.H31]*[.F31])" office:value-type="string" office:string-value="187" calcext:value-type="string">
            <text:p>187</text:p>
          </table:table-cell>
          <table:table-cell table:style-name="ce6" table:formula="of:=DEC2HEX((437500/[.H31])-30.125)" office:value-type="string" office:string-value="210" calcext:value-type="string">
            <text:p>210</text:p>
          </table:table-cell>
          <table:table-cell table:style-name="ce6" table:formula="of:=LEN(TEXT([.I31];&quot;####&quot;))" office:value-type="float" office:value="3" calcext:value-type="float">
            <text:p>3</text:p>
          </table:table-cell>
          <table:table-cell table:style-name="ce6" table:formula="of:=LEN(TEXT([.J31];&quot;####&quot;))" office:value-type="float" office:value="3" calcext:value-type="float">
            <text:p>3</text:p>
          </table:table-cell>
          <table:table-cell table:style-name="ce6" table:formula="of:=IF([.K31]&lt;&gt;0;LEFT(&quot;0x0000&quot;;6-[.K31])&amp;[.I31];&quot;0x0000&quot;)" office:value-type="string" office:string-value="0x0187" calcext:value-type="string">
            <text:p>0x0187</text:p>
          </table:table-cell>
          <table:table-cell table:style-name="ce6" table:formula="of:=IF([.L31]&lt;&gt;0;LEFT(&quot;0x0000&quot;;6-[.L31])&amp;[.J31];&quot;0x0000&quot;)" office:value-type="string" office:string-value="0x0210" calcext:value-type="string">
            <text:p>0x0210</text:p>
          </table:table-cell>
          <table:table-cell table:style-name="ce6" table:formula="of:=&quot;DW &quot;&amp;[.M31]&amp;&quot;, &quot;&amp;[.N31]" office:value-type="string" office:string-value="DW 0x0187, 0x0210" calcext:value-type="string">
            <text:p>DW 0x0187, 0x0210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32]" office:value-type="float" office:value="0.5" calcext:value-type="float">
            <text:p>0.5</text:p>
          </table:table-cell>
          <table:table-cell table:style-name="ce6" table:formula="of:=VLOOKUP([.A32];[.$R$3:.$S$8];2;0)+[.B32]" office:value-type="float" office:value="17" calcext:value-type="float">
            <text:p>17</text:p>
          </table:table-cell>
          <table:table-cell table:style-name="ce11" table:formula="of:=[.$B$1]*POWER([.$C$1];[.G32])" office:value-type="float" office:value="698.154396815087" calcext:value-type="float">
            <text:p>698.15</text:p>
          </table:table-cell>
          <table:table-cell table:style-name="ce6" table:formula="of:=DEC2HEX([.H32]*[.F32])" office:value-type="string" office:string-value="15D" calcext:value-type="string">
            <text:p>15D</text:p>
          </table:table-cell>
          <table:table-cell table:style-name="ce6" table:formula="of:=DEC2HEX((437500/[.H32])-30.125)" office:value-type="string" office:string-value="254" calcext:value-type="string">
            <text:p>254</text:p>
          </table:table-cell>
          <table:table-cell table:style-name="ce6" table:formula="of:=LEN(TEXT([.I32];&quot;####&quot;))" office:value-type="float" office:value="3" calcext:value-type="float">
            <text:p>3</text:p>
          </table:table-cell>
          <table:table-cell table:style-name="ce6" table:formula="of:=LEN(TEXT([.J32];&quot;####&quot;))" office:value-type="float" office:value="3" calcext:value-type="float">
            <text:p>3</text:p>
          </table:table-cell>
          <table:table-cell table:style-name="ce6" table:formula="of:=IF([.K32]&lt;&gt;0;LEFT(&quot;0x0000&quot;;6-[.K32])&amp;[.I32];&quot;0x0000&quot;)" office:value-type="string" office:string-value="0x015D" calcext:value-type="string">
            <text:p>0x015D</text:p>
          </table:table-cell>
          <table:table-cell table:style-name="ce6" table:formula="of:=IF([.L32]&lt;&gt;0;LEFT(&quot;0x0000&quot;;6-[.L32])&amp;[.J32];&quot;0x0000&quot;)" office:value-type="string" office:string-value="0x0254" calcext:value-type="string">
            <text:p>0x0254</text:p>
          </table:table-cell>
          <table:table-cell table:style-name="ce6" table:formula="of:=&quot;DW &quot;&amp;[.M32]&amp;&quot;, &quot;&amp;[.N32]" office:value-type="string" office:string-value="DW 0x015D, 0x0254" calcext:value-type="string">
            <text:p>DW 0x015D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3]" office:value-type="float" office:value="1" calcext:value-type="float">
            <text:p>1</text:p>
          </table:table-cell>
          <table:table-cell table:style-name="ce6" table:formula="of:=VLOOKUP([.A33];[.$R$3:.$S$8];2;0)+[.B33]" office:value-type="float" office:value="0" calcext:value-type="float">
            <text:p>0</text:p>
          </table:table-cell>
          <table:table-cell table:style-name="ce11" table:formula="of:=[.$B$1]*POWER([.$C$1];[.G33])" office:value-type="float" office:value="261.63" calcext:value-type="float">
            <text:p>261.63</text:p>
          </table:table-cell>
          <table:table-cell table:style-name="ce6" table:formula="of:=DEC2HEX([.H33]*[.F33])" office:value-type="string" office:string-value="105" calcext:value-type="string">
            <text:p>105</text:p>
          </table:table-cell>
          <table:table-cell table:style-name="ce6" table:formula="of:=DEC2HEX((437500/[.H33])-30.125)" office:value-type="string" office:string-value="66A" calcext:value-type="string">
            <text:p>66A</text:p>
          </table:table-cell>
          <table:table-cell table:style-name="ce6" table:formula="of:=LEN(TEXT([.I33];&quot;####&quot;))" office:value-type="float" office:value="3" calcext:value-type="float">
            <text:p>3</text:p>
          </table:table-cell>
          <table:table-cell table:style-name="ce6" table:formula="of:=LEN(TEXT([.J33];&quot;####&quot;))" office:value-type="float" office:value="3" calcext:value-type="float">
            <text:p>3</text:p>
          </table:table-cell>
          <table:table-cell table:style-name="ce6" table:formula="of:=IF([.K33]&lt;&gt;0;LEFT(&quot;0x0000&quot;;6-[.K33])&amp;[.I33];&quot;0x0000&quot;)" office:value-type="string" office:string-value="0x0105" calcext:value-type="string">
            <text:p>0x0105</text:p>
          </table:table-cell>
          <table:table-cell table:style-name="ce6" table:formula="of:=IF([.L33]&lt;&gt;0;LEFT(&quot;0x0000&quot;;6-[.L33])&amp;[.J33];&quot;0x0000&quot;)" office:value-type="string" office:string-value="0x066A" calcext:value-type="string">
            <text:p>0x066A</text:p>
          </table:table-cell>
          <table:table-cell table:style-name="ce6" table:formula="of:=&quot;DW &quot;&amp;[.M33]&amp;&quot;, &quot;&amp;[.N33]" office:value-type="string" office:string-value="DW 0x0105, 0x066A" calcext:value-type="string">
            <text:p>DW 0x0105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4]" office:value-type="float" office:value="0.5" calcext:value-type="float">
            <text:p>0.5</text:p>
          </table:table-cell>
          <table:table-cell table:style-name="ce6" table:formula="of:=VLOOKUP([.A34];[.$R$3:.$S$8];2;0)+[.B34]" office:value-type="float" office:value="16" calcext:value-type="float">
            <text:p>16</text:p>
          </table:table-cell>
          <table:table-cell table:style-name="ce11" table:formula="of:=[.$B$1]*POWER([.$C$1];[.G34])" office:value-type="float" office:value="658.987426407559" calcext:value-type="float">
            <text:p>658.99</text:p>
          </table:table-cell>
          <table:table-cell table:style-name="ce6" table:formula="of:=DEC2HEX([.H34]*[.F34])" office:value-type="string" office:string-value="149" calcext:value-type="string">
            <text:p>149</text:p>
          </table:table-cell>
          <table:table-cell table:style-name="ce6" table:formula="of:=DEC2HEX((437500/[.H34])-30.125)" office:value-type="string" office:string-value="279" calcext:value-type="string">
            <text:p>279</text:p>
          </table:table-cell>
          <table:table-cell table:style-name="ce6" table:formula="of:=LEN(TEXT([.I34];&quot;####&quot;))" office:value-type="float" office:value="3" calcext:value-type="float">
            <text:p>3</text:p>
          </table:table-cell>
          <table:table-cell table:style-name="ce6" table:formula="of:=LEN(TEXT([.J34];&quot;####&quot;))" office:value-type="float" office:value="3" calcext:value-type="float">
            <text:p>3</text:p>
          </table:table-cell>
          <table:table-cell table:style-name="ce6" table:formula="of:=IF([.K34]&lt;&gt;0;LEFT(&quot;0x0000&quot;;6-[.K34])&amp;[.I34];&quot;0x0000&quot;)" office:value-type="string" office:string-value="0x0149" calcext:value-type="string">
            <text:p>0x0149</text:p>
          </table:table-cell>
          <table:table-cell table:style-name="ce6" table:formula="of:=IF([.L34]&lt;&gt;0;LEFT(&quot;0x0000&quot;;6-[.L34])&amp;[.J34];&quot;0x0000&quot;)" office:value-type="string" office:string-value="0x0279" calcext:value-type="string">
            <text:p>0x0279</text:p>
          </table:table-cell>
          <table:table-cell table:style-name="ce6" table:formula="of:=&quot;DW &quot;&amp;[.M34]&amp;&quot;, &quot;&amp;[.N34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5]" office:value-type="float" office:value="0.5" calcext:value-type="float">
            <text:p>0.5</text:p>
          </table:table-cell>
          <table:table-cell table:style-name="ce6" table:formula="of:=VLOOKUP([.A35];[.$R$3:.$S$8];2;0)+[.B35]" office:value-type="float" office:value="7" calcext:value-type="float">
            <text:p>7</text:p>
          </table:table-cell>
          <table:table-cell table:style-name="ce11" table:formula="of:=[.$B$1]*POWER([.$C$1];[.G35])" office:value-type="float" office:value="391.929528951951" calcext:value-type="float">
            <text:p>391.93</text:p>
          </table:table-cell>
          <table:table-cell table:style-name="ce6" table:formula="of:=DEC2HEX([.H35]*[.F35])" office:value-type="string" office:string-value="C3" calcext:value-type="string">
            <text:p>C3</text:p>
          </table:table-cell>
          <table:table-cell table:style-name="ce6" table:formula="of:=DEC2HEX((437500/[.H35])-30.125)" office:value-type="string" office:string-value="43E" calcext:value-type="string">
            <text:p>43E</text:p>
          </table:table-cell>
          <table:table-cell table:style-name="ce6" table:formula="of:=LEN(TEXT([.I35];&quot;####&quot;))" office:value-type="float" office:value="2" calcext:value-type="float">
            <text:p>2</text:p>
          </table:table-cell>
          <table:table-cell table:style-name="ce6" table:formula="of:=LEN(TEXT([.J35];&quot;####&quot;))" office:value-type="float" office:value="3" calcext:value-type="float">
            <text:p>3</text:p>
          </table:table-cell>
          <table:table-cell table:style-name="ce6" table:formula="of:=IF([.K35]&lt;&gt;0;LEFT(&quot;0x0000&quot;;6-[.K35])&amp;[.I35];&quot;0x0000&quot;)" office:value-type="string" office:string-value="0x00C3" calcext:value-type="string">
            <text:p>0x00C3</text:p>
          </table:table-cell>
          <table:table-cell table:style-name="ce6" table:formula="of:=IF([.L35]&lt;&gt;0;LEFT(&quot;0x0000&quot;;6-[.L35])&amp;[.J35];&quot;0x0000&quot;)" office:value-type="string" office:string-value="0x043E" calcext:value-type="string">
            <text:p>0x043E</text:p>
          </table:table-cell>
          <table:table-cell table:style-name="ce6" table:formula="of:=&quot;DW &quot;&amp;[.M35]&amp;&quot;, &quot;&amp;[.N35]" office:value-type="string" office:string-value="DW 0x00C3, 0x043E" calcext:value-type="string">
            <text:p>DW 0x00C3, 0x043E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6]" office:value-type="float" office:value="0.5" calcext:value-type="float">
            <text:p>0.5</text:p>
          </table:table-cell>
          <table:table-cell table:style-name="ce6" table:formula="of:=VLOOKUP([.A36];[.$R$3:.$S$8];2;0)+[.B36]" office:value-type="float" office:value="11" calcext:value-type="float">
            <text:p>11</text:p>
          </table:table-cell>
          <table:table-cell table:style-name="ce11" table:formula="of:=[.$B$1]*POWER([.$C$1];[.G36])" office:value-type="float" office:value="493.748037339759" calcext:value-type="float">
            <text:p>493.75</text:p>
          </table:table-cell>
          <table:table-cell table:style-name="ce6" table:formula="of:=DEC2HEX([.H36]*[.F36])" office:value-type="string" office:string-value="F6" calcext:value-type="string">
            <text:p>F6</text:p>
          </table:table-cell>
          <table:table-cell table:style-name="ce6" table:formula="of:=DEC2HEX((437500/[.H36])-30.125)" office:value-type="string" office:string-value="357" calcext:value-type="string">
            <text:p>357</text:p>
          </table:table-cell>
          <table:table-cell table:style-name="ce6" table:formula="of:=LEN(TEXT([.I36];&quot;####&quot;))" office:value-type="float" office:value="2" calcext:value-type="float">
            <text:p>2</text:p>
          </table:table-cell>
          <table:table-cell table:style-name="ce6" table:formula="of:=LEN(TEXT([.J36];&quot;####&quot;))" office:value-type="float" office:value="3" calcext:value-type="float">
            <text:p>3</text:p>
          </table:table-cell>
          <table:table-cell table:style-name="ce6" table:formula="of:=IF([.K36]&lt;&gt;0;LEFT(&quot;0x0000&quot;;6-[.K36])&amp;[.I36];&quot;0x0000&quot;)" office:value-type="string" office:string-value="0x00F6" calcext:value-type="string">
            <text:p>0x00F6</text:p>
          </table:table-cell>
          <table:table-cell table:style-name="ce6" table:formula="of:=IF([.L36]&lt;&gt;0;LEFT(&quot;0x0000&quot;;6-[.L36])&amp;[.J36];&quot;0x0000&quot;)" office:value-type="string" office:string-value="0x0357" calcext:value-type="string">
            <text:p>0x0357</text:p>
          </table:table-cell>
          <table:table-cell table:style-name="ce6" table:formula="of:=&quot;DW &quot;&amp;[.M36]&amp;&quot;, &quot;&amp;[.N36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7]" office:value-type="float" office:value="0.5" calcext:value-type="float">
            <text:p>0.5</text:p>
          </table:table-cell>
          <table:table-cell table:style-name="ce6" table:formula="of:=VLOOKUP([.A37];[.$R$3:.$S$8];2;0)+[.B37]" office:value-type="float" office:value="12" calcext:value-type="float">
            <text:p>12</text:p>
          </table:table-cell>
          <table:table-cell table:style-name="ce11" table:formula="of:=[.$B$1]*POWER([.$C$1];[.G37])" office:value-type="float" office:value="523.093991438891" calcext:value-type="float">
            <text:p>523.09</text:p>
          </table:table-cell>
          <table:table-cell table:style-name="ce6" table:formula="of:=DEC2HEX([.H37]*[.F37])" office:value-type="string" office:string-value="105" calcext:value-type="string">
            <text:p>105</text:p>
          </table:table-cell>
          <table:table-cell table:style-name="ce6" table:formula="of:=DEC2HEX((437500/[.H37])-30.125)" office:value-type="string" office:string-value="326" calcext:value-type="string">
            <text:p>326</text:p>
          </table:table-cell>
          <table:table-cell table:style-name="ce6" table:formula="of:=LEN(TEXT([.I37];&quot;####&quot;))" office:value-type="float" office:value="3" calcext:value-type="float">
            <text:p>3</text:p>
          </table:table-cell>
          <table:table-cell table:style-name="ce6" table:formula="of:=LEN(TEXT([.J37];&quot;####&quot;))" office:value-type="float" office:value="3" calcext:value-type="float">
            <text:p>3</text:p>
          </table:table-cell>
          <table:table-cell table:style-name="ce6" table:formula="of:=IF([.K37]&lt;&gt;0;LEFT(&quot;0x0000&quot;;6-[.K37])&amp;[.I37];&quot;0x0000&quot;)" office:value-type="string" office:string-value="0x0105" calcext:value-type="string">
            <text:p>0x0105</text:p>
          </table:table-cell>
          <table:table-cell table:style-name="ce6" table:formula="of:=IF([.L37]&lt;&gt;0;LEFT(&quot;0x0000&quot;;6-[.L37])&amp;[.J37];&quot;0x0000&quot;)" office:value-type="string" office:string-value="0x0326" calcext:value-type="string">
            <text:p>0x0326</text:p>
          </table:table-cell>
          <table:table-cell table:style-name="ce6" table:formula="of:=&quot;DW &quot;&amp;[.M37]&amp;&quot;, &quot;&amp;[.N37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8]" office:value-type="float" office:value="0.5" calcext:value-type="float">
            <text:p>0.5</text:p>
          </table:table-cell>
          <table:table-cell table:style-name="ce6" table:formula="of:=VLOOKUP([.A38];[.$R$3:.$S$8];2;0)+[.B38]" office:value-type="float" office:value="19" calcext:value-type="float">
            <text:p>19</text:p>
          </table:table-cell>
          <table:table-cell table:style-name="ce11" table:formula="of:=[.$B$1]*POWER([.$C$1];[.G38])" office:value-type="float" office:value="783.610372137141" calcext:value-type="float">
            <text:p>783.61</text:p>
          </table:table-cell>
          <table:table-cell table:style-name="ce6" table:formula="of:=DEC2HEX([.H38]*[.F38])" office:value-type="string" office:string-value="187" calcext:value-type="string">
            <text:p>187</text:p>
          </table:table-cell>
          <table:table-cell table:style-name="ce6" table:formula="of:=DEC2HEX((437500/[.H38])-30.125)" office:value-type="string" office:string-value="210" calcext:value-type="string">
            <text:p>210</text:p>
          </table:table-cell>
          <table:table-cell table:style-name="ce6" table:formula="of:=LEN(TEXT([.I38];&quot;####&quot;))" office:value-type="float" office:value="3" calcext:value-type="float">
            <text:p>3</text:p>
          </table:table-cell>
          <table:table-cell table:style-name="ce6" table:formula="of:=LEN(TEXT([.J38];&quot;####&quot;))" office:value-type="float" office:value="3" calcext:value-type="float">
            <text:p>3</text:p>
          </table:table-cell>
          <table:table-cell table:style-name="ce6" table:formula="of:=IF([.K38]&lt;&gt;0;LEFT(&quot;0x0000&quot;;6-[.K38])&amp;[.I38];&quot;0x0000&quot;)" office:value-type="string" office:string-value="0x0187" calcext:value-type="string">
            <text:p>0x0187</text:p>
          </table:table-cell>
          <table:table-cell table:style-name="ce6" table:formula="of:=IF([.L38]&lt;&gt;0;LEFT(&quot;0x0000&quot;;6-[.L38])&amp;[.J38];&quot;0x0000&quot;)" office:value-type="string" office:string-value="0x0210" calcext:value-type="string">
            <text:p>0x0210</text:p>
          </table:table-cell>
          <table:table-cell table:style-name="ce6" table:formula="of:=&quot;DW &quot;&amp;[.M38]&amp;&quot;, &quot;&amp;[.N38]" office:value-type="string" office:string-value="DW 0x0187, 0x0210" calcext:value-type="string">
            <text:p>DW 0x0187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9]" office:value-type="float" office:value="0.25" calcext:value-type="float">
            <text:p>0.25</text:p>
          </table:table-cell>
          <table:table-cell table:style-name="ce6" table:formula="of:=VLOOKUP([.A39];[.$R$3:.$S$8];2;0)+[.B39]" office:value-type="float" office:value="16" calcext:value-type="float">
            <text:p>16</text:p>
          </table:table-cell>
          <table:table-cell table:style-name="ce11" table:formula="of:=[.$B$1]*POWER([.$C$1];[.G39])" office:value-type="float" office:value="658.987426407559" calcext:value-type="float">
            <text:p>658.99</text:p>
          </table:table-cell>
          <table:table-cell table:style-name="ce6" table:formula="of:=DEC2HEX([.H39]*[.F39])" office:value-type="string" office:string-value="A4" calcext:value-type="string">
            <text:p>A4</text:p>
          </table:table-cell>
          <table:table-cell table:style-name="ce6" table:formula="of:=DEC2HEX((437500/[.H39])-30.125)" office:value-type="string" office:string-value="279" calcext:value-type="string">
            <text:p>279</text:p>
          </table:table-cell>
          <table:table-cell table:style-name="ce6" table:formula="of:=LEN(TEXT([.I39];&quot;####&quot;))" office:value-type="float" office:value="2" calcext:value-type="float">
            <text:p>2</text:p>
          </table:table-cell>
          <table:table-cell table:style-name="ce6" table:formula="of:=LEN(TEXT([.J39];&quot;####&quot;))" office:value-type="float" office:value="3" calcext:value-type="float">
            <text:p>3</text:p>
          </table:table-cell>
          <table:table-cell table:style-name="ce6" table:formula="of:=IF([.K39]&lt;&gt;0;LEFT(&quot;0x0000&quot;;6-[.K39])&amp;[.I39];&quot;0x0000&quot;)" office:value-type="string" office:string-value="0x00A4" calcext:value-type="string">
            <text:p>0x00A4</text:p>
          </table:table-cell>
          <table:table-cell table:style-name="ce6" table:formula="of:=IF([.L39]&lt;&gt;0;LEFT(&quot;0x0000&quot;;6-[.L39])&amp;[.J39];&quot;0x0000&quot;)" office:value-type="string" office:string-value="0x0279" calcext:value-type="string">
            <text:p>0x0279</text:p>
          </table:table-cell>
          <table:table-cell table:style-name="ce6" table:formula="of:=&quot;DW &quot;&amp;[.M39]&amp;&quot;, &quot;&amp;[.N39]" office:value-type="string" office:string-value="DW 0x00A4, 0x0279" calcext:value-type="string">
            <text:p>DW 0x00A4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0]" office:value-type="float" office:value="0.25" calcext:value-type="float">
            <text:p>0.25</text:p>
          </table:table-cell>
          <table:table-cell table:style-name="ce6" table:formula="of:=VLOOKUP([.A40];[.$R$3:.$S$8];2;0)+[.B40]" office:value-type="float" office:value="17" calcext:value-type="float">
            <text:p>17</text:p>
          </table:table-cell>
          <table:table-cell table:style-name="ce11" table:formula="of:=[.$B$1]*POWER([.$C$1];[.G40])" office:value-type="float" office:value="698.154396815087" calcext:value-type="float">
            <text:p>698.15</text:p>
          </table:table-cell>
          <table:table-cell table:style-name="ce6" table:formula="of:=DEC2HEX([.H40]*[.F40])" office:value-type="string" office:string-value="AE" calcext:value-type="string">
            <text:p>AE</text:p>
          </table:table-cell>
          <table:table-cell table:style-name="ce6" table:formula="of:=DEC2HEX((437500/[.H40])-30.125)" office:value-type="string" office:string-value="254" calcext:value-type="string">
            <text:p>254</text:p>
          </table:table-cell>
          <table:table-cell table:style-name="ce6" table:formula="of:=LEN(TEXT([.I40];&quot;####&quot;))" office:value-type="float" office:value="2" calcext:value-type="float">
            <text:p>2</text:p>
          </table:table-cell>
          <table:table-cell table:style-name="ce6" table:formula="of:=LEN(TEXT([.J40];&quot;####&quot;))" office:value-type="float" office:value="3" calcext:value-type="float">
            <text:p>3</text:p>
          </table:table-cell>
          <table:table-cell table:style-name="ce6" table:formula="of:=IF([.K40]&lt;&gt;0;LEFT(&quot;0x0000&quot;;6-[.K40])&amp;[.I40];&quot;0x0000&quot;)" office:value-type="string" office:string-value="0x00AE" calcext:value-type="string">
            <text:p>0x00AE</text:p>
          </table:table-cell>
          <table:table-cell table:style-name="ce6" table:formula="of:=IF([.L40]&lt;&gt;0;LEFT(&quot;0x0000&quot;;6-[.L40])&amp;[.J40];&quot;0x0000&quot;)" office:value-type="string" office:string-value="0x0254" calcext:value-type="string">
            <text:p>0x0254</text:p>
          </table:table-cell>
          <table:table-cell table:style-name="ce6" table:formula="of:=&quot;DW &quot;&amp;[.M40]&amp;&quot;, &quot;&amp;[.N40]" office:value-type="string" office:string-value="DW 0x00AE, 0x0254" calcext:value-type="string">
            <text:p>DW 0x00AE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1]" office:value-type="float" office:value="0.5" calcext:value-type="float">
            <text:p>0.5</text:p>
          </table:table-cell>
          <table:table-cell table:style-name="ce6" table:formula="of:=VLOOKUP([.A41];[.$R$3:.$S$8];2;0)+[.B41]" office:value-type="float" office:value="-8" calcext:value-type="float">
            <text:p>-8</text:p>
          </table:table-cell>
          <table:table-cell table:style-name="ce11" table:formula="of:=[.$B$1]*POWER([.$C$1];[.G41])" office:value-type="float" office:value="164.851440974282" calcext:value-type="float">
            <text:p>164.85</text:p>
          </table:table-cell>
          <table:table-cell table:style-name="ce6" table:formula="of:=DEC2HEX([.H41]*[.F41])" office:value-type="string" office:string-value="52" calcext:value-type="string">
            <text:p>52</text:p>
          </table:table-cell>
          <table:table-cell table:style-name="ce6" table:formula="of:=DEC2HEX((437500/[.H41])-30.125)" office:value-type="string" office:string-value="A3F" calcext:value-type="string">
            <text:p>A3F</text:p>
          </table:table-cell>
          <table:table-cell table:style-name="ce6" table:formula="of:=LEN(TEXT([.I41];&quot;####&quot;))" office:value-type="float" office:value="2" calcext:value-type="float">
            <text:p>2</text:p>
          </table:table-cell>
          <table:table-cell table:style-name="ce6" table:formula="of:=LEN(TEXT([.J41];&quot;####&quot;))" office:value-type="float" office:value="3" calcext:value-type="float">
            <text:p>3</text:p>
          </table:table-cell>
          <table:table-cell table:style-name="ce6" table:formula="of:=IF([.K41]&lt;&gt;0;LEFT(&quot;0x0000&quot;;6-[.K41])&amp;[.I41];&quot;0x0000&quot;)" office:value-type="string" office:string-value="0x0052" calcext:value-type="string">
            <text:p>0x0052</text:p>
          </table:table-cell>
          <table:table-cell table:style-name="ce6" table:formula="of:=IF([.L41]&lt;&gt;0;LEFT(&quot;0x0000&quot;;6-[.L41])&amp;[.J41];&quot;0x0000&quot;)" office:value-type="string" office:string-value="0x0A3F" calcext:value-type="string">
            <text:p>0x0A3F</text:p>
          </table:table-cell>
          <table:table-cell table:style-name="ce6" table:formula="of:=&quot;DW &quot;&amp;[.M41]&amp;&quot;, &quot;&amp;[.N41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2]" office:value-type="float" office:value="0.5" calcext:value-type="float">
            <text:p>0.5</text:p>
          </table:table-cell>
          <table:table-cell table:style-name="ce6" table:formula="of:=VLOOKUP([.A42];[.$R$3:.$S$8];2;0)+[.B42]" office:value-type="float" office:value="16" calcext:value-type="float">
            <text:p>16</text:p>
          </table:table-cell>
          <table:table-cell table:style-name="ce11" table:formula="of:=[.$B$1]*POWER([.$C$1];[.G42])" office:value-type="float" office:value="658.987426407559" calcext:value-type="float">
            <text:p>658.99</text:p>
          </table:table-cell>
          <table:table-cell table:style-name="ce6" table:formula="of:=DEC2HEX([.H42]*[.F42])" office:value-type="string" office:string-value="149" calcext:value-type="string">
            <text:p>149</text:p>
          </table:table-cell>
          <table:table-cell table:style-name="ce6" table:formula="of:=DEC2HEX((437500/[.H42])-30.125)" office:value-type="string" office:string-value="279" calcext:value-type="string">
            <text:p>279</text:p>
          </table:table-cell>
          <table:table-cell table:style-name="ce6" table:formula="of:=LEN(TEXT([.I42];&quot;####&quot;))" office:value-type="float" office:value="3" calcext:value-type="float">
            <text:p>3</text:p>
          </table:table-cell>
          <table:table-cell table:style-name="ce6" table:formula="of:=LEN(TEXT([.J42];&quot;####&quot;))" office:value-type="float" office:value="3" calcext:value-type="float">
            <text:p>3</text:p>
          </table:table-cell>
          <table:table-cell table:style-name="ce6" table:formula="of:=IF([.K42]&lt;&gt;0;LEFT(&quot;0x0000&quot;;6-[.K42])&amp;[.I42];&quot;0x0000&quot;)" office:value-type="string" office:string-value="0x0149" calcext:value-type="string">
            <text:p>0x0149</text:p>
          </table:table-cell>
          <table:table-cell table:style-name="ce6" table:formula="of:=IF([.L42]&lt;&gt;0;LEFT(&quot;0x0000&quot;;6-[.L42])&amp;[.J42];&quot;0x0000&quot;)" office:value-type="string" office:string-value="0x0279" calcext:value-type="string">
            <text:p>0x0279</text:p>
          </table:table-cell>
          <table:table-cell table:style-name="ce6" table:formula="of:=&quot;DW &quot;&amp;[.M42]&amp;&quot;, &quot;&amp;[.N42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3]" office:value-type="float" office:value="0.5" calcext:value-type="float">
            <text:p>0.5</text:p>
          </table:table-cell>
          <table:table-cell table:style-name="ce6" table:formula="of:=VLOOKUP([.A43];[.$R$3:.$S$8];2;0)+[.B43]" office:value-type="float" office:value="4" calcext:value-type="float">
            <text:p>4</text:p>
          </table:table-cell>
          <table:table-cell table:style-name="ce11" table:formula="of:=[.$B$1]*POWER([.$C$1];[.G43])" office:value-type="float" office:value="329.598280983411" calcext:value-type="float">
            <text:p>329.60</text:p>
          </table:table-cell>
          <table:table-cell table:style-name="ce6" table:formula="of:=DEC2HEX([.H43]*[.F43])" office:value-type="string" office:string-value="A4" calcext:value-type="string">
            <text:p>A4</text:p>
          </table:table-cell>
          <table:table-cell table:style-name="ce6" table:formula="of:=DEC2HEX((437500/[.H43])-30.125)" office:value-type="string" office:string-value="511" calcext:value-type="string">
            <text:p>511</text:p>
          </table:table-cell>
          <table:table-cell table:style-name="ce6" table:formula="of:=LEN(TEXT([.I43];&quot;####&quot;))" office:value-type="float" office:value="2" calcext:value-type="float">
            <text:p>2</text:p>
          </table:table-cell>
          <table:table-cell table:style-name="ce6" table:formula="of:=LEN(TEXT([.J43];&quot;####&quot;))" office:value-type="float" office:value="3" calcext:value-type="float">
            <text:p>3</text:p>
          </table:table-cell>
          <table:table-cell table:style-name="ce6" table:formula="of:=IF([.K43]&lt;&gt;0;LEFT(&quot;0x0000&quot;;6-[.K43])&amp;[.I43];&quot;0x0000&quot;)" office:value-type="string" office:string-value="0x00A4" calcext:value-type="string">
            <text:p>0x00A4</text:p>
          </table:table-cell>
          <table:table-cell table:style-name="ce6" table:formula="of:=IF([.L43]&lt;&gt;0;LEFT(&quot;0x0000&quot;;6-[.L43])&amp;[.J43];&quot;0x0000&quot;)" office:value-type="string" office:string-value="0x0511" calcext:value-type="string">
            <text:p>0x0511</text:p>
          </table:table-cell>
          <table:table-cell table:style-name="ce6" table:formula="of:=&quot;DW &quot;&amp;[.M43]&amp;&quot;, &quot;&amp;[.N43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4]" office:value-type="float" office:value="0.5" calcext:value-type="float">
            <text:p>0.5</text:p>
          </table:table-cell>
          <table:table-cell table:style-name="ce6" table:formula="of:=VLOOKUP([.A44];[.$R$3:.$S$8];2;0)+[.B44]" office:value-type="float" office:value="8" calcext:value-type="float">
            <text:p>8</text:p>
          </table:table-cell>
          <table:table-cell table:style-name="ce11" table:formula="of:=[.$B$1]*POWER([.$C$1];[.G44])" office:value-type="float" office:value="415.223891859572" calcext:value-type="float">
            <text:p>415.22</text:p>
          </table:table-cell>
          <table:table-cell table:style-name="ce6" table:formula="of:=DEC2HEX([.H44]*[.F44])" office:value-type="string" office:string-value="CF" calcext:value-type="string">
            <text:p>CF</text:p>
          </table:table-cell>
          <table:table-cell table:style-name="ce6" table:formula="of:=DEC2HEX((437500/[.H44])-30.125)" office:value-type="string" office:string-value="3FF" calcext:value-type="string">
            <text:p>3FF</text:p>
          </table:table-cell>
          <table:table-cell table:style-name="ce6" table:formula="of:=LEN(TEXT([.I44];&quot;####&quot;))" office:value-type="float" office:value="2" calcext:value-type="float">
            <text:p>2</text:p>
          </table:table-cell>
          <table:table-cell table:style-name="ce6" table:formula="of:=LEN(TEXT([.J44];&quot;####&quot;))" office:value-type="float" office:value="3" calcext:value-type="float">
            <text:p>3</text:p>
          </table:table-cell>
          <table:table-cell table:style-name="ce6" table:formula="of:=IF([.K44]&lt;&gt;0;LEFT(&quot;0x0000&quot;;6-[.K44])&amp;[.I44];&quot;0x0000&quot;)" office:value-type="string" office:string-value="0x00CF" calcext:value-type="string">
            <text:p>0x00CF</text:p>
          </table:table-cell>
          <table:table-cell table:style-name="ce6" table:formula="of:=IF([.L44]&lt;&gt;0;LEFT(&quot;0x0000&quot;;6-[.L44])&amp;[.J44];&quot;0x0000&quot;)" office:value-type="string" office:string-value="0x03FF" calcext:value-type="string">
            <text:p>0x03FF</text:p>
          </table:table-cell>
          <table:table-cell table:style-name="ce6" table:formula="of:=&quot;DW &quot;&amp;[.M44]&amp;&quot;, &quot;&amp;[.N44]" office:value-type="string" office:string-value="DW 0x00CF, 0x03FF" calcext:value-type="string">
            <text:p>DW 0x00CF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45]" office:value-type="float" office:value="0.5" calcext:value-type="float">
            <text:p>0.5</text:p>
          </table:table-cell>
          <table:table-cell table:style-name="ce6" table:formula="of:=VLOOKUP([.A45];[.$R$3:.$S$8];2;0)+[.B45]" office:value-type="float" office:value="11" calcext:value-type="float">
            <text:p>11</text:p>
          </table:table-cell>
          <table:table-cell table:style-name="ce11" table:formula="of:=[.$B$1]*POWER([.$C$1];[.G45])" office:value-type="float" office:value="493.748037339759" calcext:value-type="float">
            <text:p>493.75</text:p>
          </table:table-cell>
          <table:table-cell table:style-name="ce6" table:formula="of:=DEC2HEX([.H45]*[.F45])" office:value-type="string" office:string-value="F6" calcext:value-type="string">
            <text:p>F6</text:p>
          </table:table-cell>
          <table:table-cell table:style-name="ce6" table:formula="of:=DEC2HEX((437500/[.H45])-30.125)" office:value-type="string" office:string-value="357" calcext:value-type="string">
            <text:p>357</text:p>
          </table:table-cell>
          <table:table-cell table:style-name="ce6" table:formula="of:=LEN(TEXT([.I45];&quot;####&quot;))" office:value-type="float" office:value="2" calcext:value-type="float">
            <text:p>2</text:p>
          </table:table-cell>
          <table:table-cell table:style-name="ce6" table:formula="of:=LEN(TEXT([.J45];&quot;####&quot;))" office:value-type="float" office:value="3" calcext:value-type="float">
            <text:p>3</text:p>
          </table:table-cell>
          <table:table-cell table:style-name="ce6" table:formula="of:=IF([.K45]&lt;&gt;0;LEFT(&quot;0x0000&quot;;6-[.K45])&amp;[.I45];&quot;0x0000&quot;)" office:value-type="string" office:string-value="0x00F6" calcext:value-type="string">
            <text:p>0x00F6</text:p>
          </table:table-cell>
          <table:table-cell table:style-name="ce6" table:formula="of:=IF([.L45]&lt;&gt;0;LEFT(&quot;0x0000&quot;;6-[.L45])&amp;[.J45];&quot;0x0000&quot;)" office:value-type="string" office:string-value="0x0357" calcext:value-type="string">
            <text:p>0x0357</text:p>
          </table:table-cell>
          <table:table-cell table:style-name="ce6" table:formula="of:=&quot;DW &quot;&amp;[.M45]&amp;&quot;, &quot;&amp;[.N45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6]" office:value-type="float" office:value="1" calcext:value-type="float">
            <text:p>1</text:p>
          </table:table-cell>
          <table:table-cell table:style-name="ce6" table:formula="of:=VLOOKUP([.A46];[.$R$3:.$S$8];2;0)+[.B46]" office:value-type="float" office:value="-3" calcext:value-type="float">
            <text:p>-3</text:p>
          </table:table-cell>
          <table:table-cell table:style-name="ce11" table:formula="of:=[.$B$1]*POWER([.$C$1];[.G46])" office:value-type="float" office:value="220.021182084144" calcext:value-type="float">
            <text:p>220.02</text:p>
          </table:table-cell>
          <table:table-cell table:style-name="ce6" table:formula="of:=DEC2HEX([.H46]*[.F46])" office:value-type="string" office:string-value="DC" calcext:value-type="string">
            <text:p>DC</text:p>
          </table:table-cell>
          <table:table-cell table:style-name="ce6" table:formula="of:=DEC2HEX((437500/[.H46])-30.125)" office:value-type="string" office:string-value="7A6" calcext:value-type="string">
            <text:p>7A6</text:p>
          </table:table-cell>
          <table:table-cell table:style-name="ce6" table:formula="of:=LEN(TEXT([.I46];&quot;####&quot;))" office:value-type="float" office:value="2" calcext:value-type="float">
            <text:p>2</text:p>
          </table:table-cell>
          <table:table-cell table:style-name="ce6" table:formula="of:=LEN(TEXT([.J46];&quot;####&quot;))" office:value-type="float" office:value="3" calcext:value-type="float">
            <text:p>3</text:p>
          </table:table-cell>
          <table:table-cell table:style-name="ce6" table:formula="of:=IF([.K46]&lt;&gt;0;LEFT(&quot;0x0000&quot;;6-[.K46])&amp;[.I46];&quot;0x0000&quot;)" office:value-type="string" office:string-value="0x00DC" calcext:value-type="string">
            <text:p>0x00DC</text:p>
          </table:table-cell>
          <table:table-cell table:style-name="ce6" table:formula="of:=IF([.L46]&lt;&gt;0;LEFT(&quot;0x0000&quot;;6-[.L46])&amp;[.J46];&quot;0x0000&quot;)" office:value-type="string" office:string-value="0x07A6" calcext:value-type="string">
            <text:p>0x07A6</text:p>
          </table:table-cell>
          <table:table-cell table:style-name="ce6" table:formula="of:=&quot;DW &quot;&amp;[.M46]&amp;&quot;, &quot;&amp;[.N46]" office:value-type="string" office:string-value="DW 0x00DC, 0x07A6" calcext:value-type="string">
            <text:p>DW 0x00DC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7]" office:value-type="float" office:value="0.5" calcext:value-type="float">
            <text:p>0.5</text:p>
          </table:table-cell>
          <table:table-cell table:style-name="ce6" table:formula="of:=VLOOKUP([.A47];[.$R$3:.$S$8];2;0)+[.B47]" office:value-type="float" office:value="12" calcext:value-type="float">
            <text:p>12</text:p>
          </table:table-cell>
          <table:table-cell table:style-name="ce11" table:formula="of:=[.$B$1]*POWER([.$C$1];[.G47])" office:value-type="float" office:value="523.093991438891" calcext:value-type="float">
            <text:p>523.09</text:p>
          </table:table-cell>
          <table:table-cell table:style-name="ce6" table:formula="of:=DEC2HEX([.H47]*[.F47])" office:value-type="string" office:string-value="105" calcext:value-type="string">
            <text:p>105</text:p>
          </table:table-cell>
          <table:table-cell table:style-name="ce6" table:formula="of:=DEC2HEX((437500/[.H47])-30.125)" office:value-type="string" office:string-value="326" calcext:value-type="string">
            <text:p>326</text:p>
          </table:table-cell>
          <table:table-cell table:style-name="ce6" table:formula="of:=LEN(TEXT([.I47];&quot;####&quot;))" office:value-type="float" office:value="3" calcext:value-type="float">
            <text:p>3</text:p>
          </table:table-cell>
          <table:table-cell table:style-name="ce6" table:formula="of:=LEN(TEXT([.J47];&quot;####&quot;))" office:value-type="float" office:value="3" calcext:value-type="float">
            <text:p>3</text:p>
          </table:table-cell>
          <table:table-cell table:style-name="ce6" table:formula="of:=IF([.K47]&lt;&gt;0;LEFT(&quot;0x0000&quot;;6-[.K47])&amp;[.I47];&quot;0x0000&quot;)" office:value-type="string" office:string-value="0x0105" calcext:value-type="string">
            <text:p>0x0105</text:p>
          </table:table-cell>
          <table:table-cell table:style-name="ce6" table:formula="of:=IF([.L47]&lt;&gt;0;LEFT(&quot;0x0000&quot;;6-[.L47])&amp;[.J47];&quot;0x0000&quot;)" office:value-type="string" office:string-value="0x0326" calcext:value-type="string">
            <text:p>0x0326</text:p>
          </table:table-cell>
          <table:table-cell table:style-name="ce6" table:formula="of:=&quot;DW &quot;&amp;[.M47]&amp;&quot;, &quot;&amp;[.N47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8]" office:value-type="float" office:value="0.5" calcext:value-type="float">
            <text:p>0.5</text:p>
          </table:table-cell>
          <table:table-cell table:style-name="ce6" table:formula="of:=VLOOKUP([.A48];[.$R$3:.$S$8];2;0)+[.B48]" office:value-type="float" office:value="16" calcext:value-type="float">
            <text:p>16</text:p>
          </table:table-cell>
          <table:table-cell table:style-name="ce11" table:formula="of:=[.$B$1]*POWER([.$C$1];[.G48])" office:value-type="float" office:value="658.987426407559" calcext:value-type="float">
            <text:p>658.99</text:p>
          </table:table-cell>
          <table:table-cell table:style-name="ce6" table:formula="of:=DEC2HEX([.H48]*[.F48])" office:value-type="string" office:string-value="149" calcext:value-type="string">
            <text:p>149</text:p>
          </table:table-cell>
          <table:table-cell table:style-name="ce6" table:formula="of:=DEC2HEX((437500/[.H48])-30.125)" office:value-type="string" office:string-value="279" calcext:value-type="string">
            <text:p>279</text:p>
          </table:table-cell>
          <table:table-cell table:style-name="ce6" table:formula="of:=LEN(TEXT([.I48];&quot;####&quot;))" office:value-type="float" office:value="3" calcext:value-type="float">
            <text:p>3</text:p>
          </table:table-cell>
          <table:table-cell table:style-name="ce6" table:formula="of:=LEN(TEXT([.J48];&quot;####&quot;))" office:value-type="float" office:value="3" calcext:value-type="float">
            <text:p>3</text:p>
          </table:table-cell>
          <table:table-cell table:style-name="ce6" table:formula="of:=IF([.K48]&lt;&gt;0;LEFT(&quot;0x0000&quot;;6-[.K48])&amp;[.I48];&quot;0x0000&quot;)" office:value-type="string" office:string-value="0x0149" calcext:value-type="string">
            <text:p>0x0149</text:p>
          </table:table-cell>
          <table:table-cell table:style-name="ce6" table:formula="of:=IF([.L48]&lt;&gt;0;LEFT(&quot;0x0000&quot;;6-[.L48])&amp;[.J48];&quot;0x0000&quot;)" office:value-type="string" office:string-value="0x0279" calcext:value-type="string">
            <text:p>0x0279</text:p>
          </table:table-cell>
          <table:table-cell table:style-name="ce6" table:formula="of:=&quot;DW &quot;&amp;[.M48]&amp;&quot;, &quot;&amp;[.N48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9]" office:value-type="float" office:value="0.5" calcext:value-type="float">
            <text:p>0.5</text:p>
          </table:table-cell>
          <table:table-cell table:style-name="ce6" table:formula="of:=VLOOKUP([.A49];[.$R$3:.$S$8];2;0)+[.B49]" office:value-type="float" office:value="21" calcext:value-type="float">
            <text:p>21</text:p>
          </table:table-cell>
          <table:table-cell table:style-name="ce11" table:formula="of:=[.$B$1]*POWER([.$C$1];[.G49])" office:value-type="float" office:value="879.526388607053" calcext:value-type="float">
            <text:p>879.53</text:p>
          </table:table-cell>
          <table:table-cell table:style-name="ce6" table:formula="of:=DEC2HEX([.H49]*[.F49])" office:value-type="string" office:string-value="1B7" calcext:value-type="string">
            <text:p>1B7</text:p>
          </table:table-cell>
          <table:table-cell table:style-name="ce6" table:formula="of:=DEC2HEX((437500/[.H49])-30.125)" office:value-type="string" office:string-value="1D3" calcext:value-type="string">
            <text:p>1D3</text:p>
          </table:table-cell>
          <table:table-cell table:style-name="ce6" table:formula="of:=LEN(TEXT([.I49];&quot;####&quot;))" office:value-type="float" office:value="3" calcext:value-type="float">
            <text:p>3</text:p>
          </table:table-cell>
          <table:table-cell table:style-name="ce6" table:formula="of:=LEN(TEXT([.J49];&quot;####&quot;))" office:value-type="float" office:value="3" calcext:value-type="float">
            <text:p>3</text:p>
          </table:table-cell>
          <table:table-cell table:style-name="ce6" table:formula="of:=IF([.K49]&lt;&gt;0;LEFT(&quot;0x0000&quot;;6-[.K49])&amp;[.I49];&quot;0x0000&quot;)" office:value-type="string" office:string-value="0x01B7" calcext:value-type="string">
            <text:p>0x01B7</text:p>
          </table:table-cell>
          <table:table-cell table:style-name="ce6" table:formula="of:=IF([.L49]&lt;&gt;0;LEFT(&quot;0x0000&quot;;6-[.L49])&amp;[.J49];&quot;0x0000&quot;)" office:value-type="string" office:string-value="0x01D3" calcext:value-type="string">
            <text:p>0x01D3</text:p>
          </table:table-cell>
          <table:table-cell table:style-name="ce6" table:formula="of:=&quot;DW &quot;&amp;[.M49]&amp;&quot;, &quot;&amp;[.N49]" office:value-type="string" office:string-value="DW 0x01B7, 0x01D3" calcext:value-type="string">
            <text:p>DW 0x01B7, 0x01D3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0]" office:value-type="float" office:value="0.5" calcext:value-type="float">
            <text:p>0.5</text:p>
          </table:table-cell>
          <table:table-cell table:style-name="ce6" table:formula="of:=VLOOKUP([.A50];[.$R$3:.$S$8];2;0)+[.B50]" office:value-type="float" office:value="-1" calcext:value-type="float">
            <text:p>-1</text:p>
          </table:table-cell>
          <table:table-cell table:style-name="ce11" table:formula="of:=[.$B$1]*POWER([.$C$1];[.G50])" office:value-type="float" office:value="246.95236634981" calcext:value-type="float">
            <text:p>246.95</text:p>
          </table:table-cell>
          <table:table-cell table:style-name="ce6" table:formula="of:=DEC2HEX([.H50]*[.F50])" office:value-type="string" office:string-value="7B" calcext:value-type="string">
            <text:p>7B</text:p>
          </table:table-cell>
          <table:table-cell table:style-name="ce6" table:formula="of:=DEC2HEX((437500/[.H50])-30.125)" office:value-type="string" office:string-value="6CD" calcext:value-type="string">
            <text:p>6CD</text:p>
          </table:table-cell>
          <table:table-cell table:style-name="ce6" table:formula="of:=LEN(TEXT([.I50];&quot;####&quot;))" office:value-type="float" office:value="2" calcext:value-type="float">
            <text:p>2</text:p>
          </table:table-cell>
          <table:table-cell table:style-name="ce6" table:formula="of:=LEN(TEXT([.J50];&quot;####&quot;))" office:value-type="float" office:value="3" calcext:value-type="float">
            <text:p>3</text:p>
          </table:table-cell>
          <table:table-cell table:style-name="ce6" table:formula="of:=IF([.K50]&lt;&gt;0;LEFT(&quot;0x0000&quot;;6-[.K50])&amp;[.I50];&quot;0x0000&quot;)" office:value-type="string" office:string-value="0x007B" calcext:value-type="string">
            <text:p>0x007B</text:p>
          </table:table-cell>
          <table:table-cell table:style-name="ce6" table:formula="of:=IF([.L50]&lt;&gt;0;LEFT(&quot;0x0000&quot;;6-[.L50])&amp;[.J50];&quot;0x0000&quot;)" office:value-type="string" office:string-value="0x06CD" calcext:value-type="string">
            <text:p>0x06CD</text:p>
          </table:table-cell>
          <table:table-cell table:style-name="ce6" table:formula="of:=&quot;DW &quot;&amp;[.M50]&amp;&quot;, &quot;&amp;[.N50]" office:value-type="string" office:string-value="DW 0x007B, 0x06CD" calcext:value-type="string">
            <text:p>DW 0x007B, 0x06CD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1]" office:value-type="float" office:value="0.5" calcext:value-type="float">
            <text:p>0.5</text:p>
          </table:table-cell>
          <table:table-cell table:style-name="ce6" table:formula="of:=VLOOKUP([.A51];[.$R$3:.$S$8];2;0)+[.B51]" office:value-type="float" office:value="14" calcext:value-type="float">
            <text:p>14</text:p>
          </table:table-cell>
          <table:table-cell table:style-name="ce11" table:formula="of:=[.$B$1]*POWER([.$C$1];[.G51])" office:value-type="float" office:value="587.122102451928" calcext:value-type="float">
            <text:p>587.12</text:p>
          </table:table-cell>
          <table:table-cell table:style-name="ce6" table:formula="of:=DEC2HEX([.H51]*[.F51])" office:value-type="string" office:string-value="125" calcext:value-type="string">
            <text:p>125</text:p>
          </table:table-cell>
          <table:table-cell table:style-name="ce6" table:formula="of:=DEC2HEX((437500/[.H51])-30.125)" office:value-type="string" office:string-value="2CB" calcext:value-type="string">
            <text:p>2CB</text:p>
          </table:table-cell>
          <table:table-cell table:style-name="ce6" table:formula="of:=LEN(TEXT([.I51];&quot;####&quot;))" office:value-type="float" office:value="3" calcext:value-type="float">
            <text:p>3</text:p>
          </table:table-cell>
          <table:table-cell table:style-name="ce6" table:formula="of:=LEN(TEXT([.J51];&quot;####&quot;))" office:value-type="float" office:value="3" calcext:value-type="float">
            <text:p>3</text:p>
          </table:table-cell>
          <table:table-cell table:style-name="ce6" table:formula="of:=IF([.K51]&lt;&gt;0;LEFT(&quot;0x0000&quot;;6-[.K51])&amp;[.I51];&quot;0x0000&quot;)" office:value-type="string" office:string-value="0x0125" calcext:value-type="string">
            <text:p>0x0125</text:p>
          </table:table-cell>
          <table:table-cell table:style-name="ce6" table:formula="of:=IF([.L51]&lt;&gt;0;LEFT(&quot;0x0000&quot;;6-[.L51])&amp;[.J51];&quot;0x0000&quot;)" office:value-type="string" office:string-value="0x02CB" calcext:value-type="string">
            <text:p>0x02CB</text:p>
          </table:table-cell>
          <table:table-cell table:style-name="ce6" table:formula="of:=&quot;DW &quot;&amp;[.M51]&amp;&quot;, &quot;&amp;[.N51]" office:value-type="string" office:string-value="DW 0x0125, 0x02CB" calcext:value-type="string">
            <text:p>DW 0x0125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2]" office:value-type="float" office:value="0.5" calcext:value-type="float">
            <text:p>0.5</text:p>
          </table:table-cell>
          <table:table-cell table:style-name="ce6" table:formula="of:=VLOOKUP([.A52];[.$R$3:.$S$8];2;0)+[.B52]" office:value-type="float" office:value="19" calcext:value-type="float">
            <text:p>19</text:p>
          </table:table-cell>
          <table:table-cell table:style-name="ce11" table:formula="of:=[.$B$1]*POWER([.$C$1];[.G52])" office:value-type="float" office:value="783.610372137141" calcext:value-type="float">
            <text:p>783.61</text:p>
          </table:table-cell>
          <table:table-cell table:style-name="ce6" table:formula="of:=DEC2HEX([.H52]*[.F52])" office:value-type="string" office:string-value="187" calcext:value-type="string">
            <text:p>187</text:p>
          </table:table-cell>
          <table:table-cell table:style-name="ce6" table:formula="of:=DEC2HEX((437500/[.H52])-30.125)" office:value-type="string" office:string-value="210" calcext:value-type="string">
            <text:p>210</text:p>
          </table:table-cell>
          <table:table-cell table:style-name="ce6" table:formula="of:=LEN(TEXT([.I52];&quot;####&quot;))" office:value-type="float" office:value="3" calcext:value-type="float">
            <text:p>3</text:p>
          </table:table-cell>
          <table:table-cell table:style-name="ce6" table:formula="of:=LEN(TEXT([.J52];&quot;####&quot;))" office:value-type="float" office:value="3" calcext:value-type="float">
            <text:p>3</text:p>
          </table:table-cell>
          <table:table-cell table:style-name="ce6" table:formula="of:=IF([.K52]&lt;&gt;0;LEFT(&quot;0x0000&quot;;6-[.K52])&amp;[.I52];&quot;0x0000&quot;)" office:value-type="string" office:string-value="0x0187" calcext:value-type="string">
            <text:p>0x0187</text:p>
          </table:table-cell>
          <table:table-cell table:style-name="ce6" table:formula="of:=IF([.L52]&lt;&gt;0;LEFT(&quot;0x0000&quot;;6-[.L52])&amp;[.J52];&quot;0x0000&quot;)" office:value-type="string" office:string-value="0x0210" calcext:value-type="string">
            <text:p>0x0210</text:p>
          </table:table-cell>
          <table:table-cell table:style-name="ce6" table:formula="of:=&quot;DW &quot;&amp;[.M52]&amp;&quot;, &quot;&amp;[.N52]" office:value-type="string" office:string-value="DW 0x0187, 0x0210" calcext:value-type="string">
            <text:p>DW 0x0187, 0x0210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53]" office:value-type="float" office:value="0.5" calcext:value-type="float">
            <text:p>0.5</text:p>
          </table:table-cell>
          <table:table-cell table:style-name="ce6" table:formula="of:=VLOOKUP([.A53];[.$R$3:.$S$8];2;0)+[.B53]" office:value-type="float" office:value="17" calcext:value-type="float">
            <text:p>17</text:p>
          </table:table-cell>
          <table:table-cell table:style-name="ce11" table:formula="of:=[.$B$1]*POWER([.$C$1];[.G53])" office:value-type="float" office:value="698.154396815087" calcext:value-type="float">
            <text:p>698.15</text:p>
          </table:table-cell>
          <table:table-cell table:style-name="ce6" table:formula="of:=DEC2HEX([.H53]*[.F53])" office:value-type="string" office:string-value="15D" calcext:value-type="string">
            <text:p>15D</text:p>
          </table:table-cell>
          <table:table-cell table:style-name="ce6" table:formula="of:=DEC2HEX((437500/[.H53])-30.125)" office:value-type="string" office:string-value="254" calcext:value-type="string">
            <text:p>254</text:p>
          </table:table-cell>
          <table:table-cell table:style-name="ce6" table:formula="of:=LEN(TEXT([.I53];&quot;####&quot;))" office:value-type="float" office:value="3" calcext:value-type="float">
            <text:p>3</text:p>
          </table:table-cell>
          <table:table-cell table:style-name="ce6" table:formula="of:=LEN(TEXT([.J53];&quot;####&quot;))" office:value-type="float" office:value="3" calcext:value-type="float">
            <text:p>3</text:p>
          </table:table-cell>
          <table:table-cell table:style-name="ce6" table:formula="of:=IF([.K53]&lt;&gt;0;LEFT(&quot;0x0000&quot;;6-[.K53])&amp;[.I53];&quot;0x0000&quot;)" office:value-type="string" office:string-value="0x015D" calcext:value-type="string">
            <text:p>0x015D</text:p>
          </table:table-cell>
          <table:table-cell table:style-name="ce6" table:formula="of:=IF([.L53]&lt;&gt;0;LEFT(&quot;0x0000&quot;;6-[.L53])&amp;[.J53];&quot;0x0000&quot;)" office:value-type="string" office:string-value="0x0254" calcext:value-type="string">
            <text:p>0x0254</text:p>
          </table:table-cell>
          <table:table-cell table:style-name="ce6" table:formula="of:=&quot;DW &quot;&amp;[.M53]&amp;&quot;, &quot;&amp;[.N53]" office:value-type="string" office:string-value="DW 0x015D, 0x0254" calcext:value-type="string">
            <text:p>DW 0x015D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4]" office:value-type="float" office:value="1" calcext:value-type="float">
            <text:p>1</text:p>
          </table:table-cell>
          <table:table-cell table:style-name="ce6" table:formula="of:=VLOOKUP([.A54];[.$R$3:.$S$8];2;0)+[.B54]" office:value-type="float" office:value="0" calcext:value-type="float">
            <text:p>0</text:p>
          </table:table-cell>
          <table:table-cell table:style-name="ce11" table:formula="of:=[.$B$1]*POWER([.$C$1];[.G54])" office:value-type="float" office:value="261.63" calcext:value-type="float">
            <text:p>261.63</text:p>
          </table:table-cell>
          <table:table-cell table:style-name="ce6" table:formula="of:=DEC2HEX([.H54]*[.F54])" office:value-type="string" office:string-value="105" calcext:value-type="string">
            <text:p>105</text:p>
          </table:table-cell>
          <table:table-cell table:style-name="ce6" table:formula="of:=DEC2HEX((437500/[.H54])-30.125)" office:value-type="string" office:string-value="66A" calcext:value-type="string">
            <text:p>66A</text:p>
          </table:table-cell>
          <table:table-cell table:style-name="ce6" table:formula="of:=LEN(TEXT([.I54];&quot;####&quot;))" office:value-type="float" office:value="3" calcext:value-type="float">
            <text:p>3</text:p>
          </table:table-cell>
          <table:table-cell table:style-name="ce6" table:formula="of:=LEN(TEXT([.J54];&quot;####&quot;))" office:value-type="float" office:value="3" calcext:value-type="float">
            <text:p>3</text:p>
          </table:table-cell>
          <table:table-cell table:style-name="ce6" table:formula="of:=IF([.K54]&lt;&gt;0;LEFT(&quot;0x0000&quot;;6-[.K54])&amp;[.I54];&quot;0x0000&quot;)" office:value-type="string" office:string-value="0x0105" calcext:value-type="string">
            <text:p>0x0105</text:p>
          </table:table-cell>
          <table:table-cell table:style-name="ce6" table:formula="of:=IF([.L54]&lt;&gt;0;LEFT(&quot;0x0000&quot;;6-[.L54])&amp;[.J54];&quot;0x0000&quot;)" office:value-type="string" office:string-value="0x066A" calcext:value-type="string">
            <text:p>0x066A</text:p>
          </table:table-cell>
          <table:table-cell table:style-name="ce6" table:formula="of:=&quot;DW &quot;&amp;[.M54]&amp;&quot;, &quot;&amp;[.N54]" office:value-type="string" office:string-value="DW 0x0105, 0x066A" calcext:value-type="string">
            <text:p>DW 0x0105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5]" office:value-type="float" office:value="0.5" calcext:value-type="float">
            <text:p>0.5</text:p>
          </table:table-cell>
          <table:table-cell table:style-name="ce6" table:formula="of:=VLOOKUP([.A55];[.$R$3:.$S$8];2;0)+[.B55]" office:value-type="float" office:value="16" calcext:value-type="float">
            <text:p>16</text:p>
          </table:table-cell>
          <table:table-cell table:style-name="ce11" table:formula="of:=[.$B$1]*POWER([.$C$1];[.G55])" office:value-type="float" office:value="658.987426407559" calcext:value-type="float">
            <text:p>658.99</text:p>
          </table:table-cell>
          <table:table-cell table:style-name="ce6" table:formula="of:=DEC2HEX([.H55]*[.F55])" office:value-type="string" office:string-value="149" calcext:value-type="string">
            <text:p>149</text:p>
          </table:table-cell>
          <table:table-cell table:style-name="ce6" table:formula="of:=DEC2HEX((437500/[.H55])-30.125)" office:value-type="string" office:string-value="279" calcext:value-type="string">
            <text:p>279</text:p>
          </table:table-cell>
          <table:table-cell table:style-name="ce6" table:formula="of:=LEN(TEXT([.I55];&quot;####&quot;))" office:value-type="float" office:value="3" calcext:value-type="float">
            <text:p>3</text:p>
          </table:table-cell>
          <table:table-cell table:style-name="ce6" table:formula="of:=LEN(TEXT([.J55];&quot;####&quot;))" office:value-type="float" office:value="3" calcext:value-type="float">
            <text:p>3</text:p>
          </table:table-cell>
          <table:table-cell table:style-name="ce6" table:formula="of:=IF([.K55]&lt;&gt;0;LEFT(&quot;0x0000&quot;;6-[.K55])&amp;[.I55];&quot;0x0000&quot;)" office:value-type="string" office:string-value="0x0149" calcext:value-type="string">
            <text:p>0x0149</text:p>
          </table:table-cell>
          <table:table-cell table:style-name="ce6" table:formula="of:=IF([.L55]&lt;&gt;0;LEFT(&quot;0x0000&quot;;6-[.L55])&amp;[.J55];&quot;0x0000&quot;)" office:value-type="string" office:string-value="0x0279" calcext:value-type="string">
            <text:p>0x0279</text:p>
          </table:table-cell>
          <table:table-cell table:style-name="ce6" table:formula="of:=&quot;DW &quot;&amp;[.M55]&amp;&quot;, &quot;&amp;[.N55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6]" office:value-type="float" office:value="0.5" calcext:value-type="float">
            <text:p>0.5</text:p>
          </table:table-cell>
          <table:table-cell table:style-name="ce6" table:formula="of:=VLOOKUP([.A56];[.$R$3:.$S$8];2;0)+[.B56]" office:value-type="float" office:value="0" calcext:value-type="float">
            <text:p>0</text:p>
          </table:table-cell>
          <table:table-cell table:style-name="ce11" table:formula="of:=[.$B$1]*POWER([.$C$1];[.G56])" office:value-type="float" office:value="261.63" calcext:value-type="float">
            <text:p>261.63</text:p>
          </table:table-cell>
          <table:table-cell table:style-name="ce6" table:formula="of:=DEC2HEX([.H56]*[.F56])" office:value-type="string" office:string-value="82" calcext:value-type="string">
            <text:p>82</text:p>
          </table:table-cell>
          <table:table-cell table:style-name="ce6" table:formula="of:=DEC2HEX((437500/[.H56])-30.125)" office:value-type="string" office:string-value="66A" calcext:value-type="string">
            <text:p>66A</text:p>
          </table:table-cell>
          <table:table-cell table:style-name="ce6" table:formula="of:=LEN(TEXT([.I56];&quot;####&quot;))" office:value-type="float" office:value="2" calcext:value-type="float">
            <text:p>2</text:p>
          </table:table-cell>
          <table:table-cell table:style-name="ce6" table:formula="of:=LEN(TEXT([.J56];&quot;####&quot;))" office:value-type="float" office:value="3" calcext:value-type="float">
            <text:p>3</text:p>
          </table:table-cell>
          <table:table-cell table:style-name="ce6" table:formula="of:=IF([.K56]&lt;&gt;0;LEFT(&quot;0x0000&quot;;6-[.K56])&amp;[.I56];&quot;0x0000&quot;)" office:value-type="string" office:string-value="0x0082" calcext:value-type="string">
            <text:p>0x0082</text:p>
          </table:table-cell>
          <table:table-cell table:style-name="ce6" table:formula="of:=IF([.L56]&lt;&gt;0;LEFT(&quot;0x0000&quot;;6-[.L56])&amp;[.J56];&quot;0x0000&quot;)" office:value-type="string" office:string-value="0x066A" calcext:value-type="string">
            <text:p>0x066A</text:p>
          </table:table-cell>
          <table:table-cell table:style-name="ce6" table:formula="of:=&quot;DW &quot;&amp;[.M56]&amp;&quot;, &quot;&amp;[.N56]" office:value-type="string" office:string-value="DW 0x0082, 0x066A" calcext:value-type="string">
            <text:p>DW 0x0082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7]" office:value-type="float" office:value="0.5" calcext:value-type="float">
            <text:p>0.5</text:p>
          </table:table-cell>
          <table:table-cell table:style-name="ce6" table:formula="of:=VLOOKUP([.A57];[.$R$3:.$S$8];2;0)+[.B57]" office:value-type="float" office:value="16" calcext:value-type="float">
            <text:p>16</text:p>
          </table:table-cell>
          <table:table-cell table:style-name="ce11" table:formula="of:=[.$B$1]*POWER([.$C$1];[.G57])" office:value-type="float" office:value="658.987426407559" calcext:value-type="float">
            <text:p>658.99</text:p>
          </table:table-cell>
          <table:table-cell table:style-name="ce6" table:formula="of:=DEC2HEX([.H57]*[.F57])" office:value-type="string" office:string-value="149" calcext:value-type="string">
            <text:p>149</text:p>
          </table:table-cell>
          <table:table-cell table:style-name="ce6" table:formula="of:=DEC2HEX((437500/[.H57])-30.125)" office:value-type="string" office:string-value="279" calcext:value-type="string">
            <text:p>279</text:p>
          </table:table-cell>
          <table:table-cell table:style-name="ce6" table:formula="of:=LEN(TEXT([.I57];&quot;####&quot;))" office:value-type="float" office:value="3" calcext:value-type="float">
            <text:p>3</text:p>
          </table:table-cell>
          <table:table-cell table:style-name="ce6" table:formula="of:=LEN(TEXT([.J57];&quot;####&quot;))" office:value-type="float" office:value="3" calcext:value-type="float">
            <text:p>3</text:p>
          </table:table-cell>
          <table:table-cell table:style-name="ce6" table:formula="of:=IF([.K57]&lt;&gt;0;LEFT(&quot;0x0000&quot;;6-[.K57])&amp;[.I57];&quot;0x0000&quot;)" office:value-type="string" office:string-value="0x0149" calcext:value-type="string">
            <text:p>0x0149</text:p>
          </table:table-cell>
          <table:table-cell table:style-name="ce6" table:formula="of:=IF([.L57]&lt;&gt;0;LEFT(&quot;0x0000&quot;;6-[.L57])&amp;[.J57];&quot;0x0000&quot;)" office:value-type="string" office:string-value="0x0279" calcext:value-type="string">
            <text:p>0x0279</text:p>
          </table:table-cell>
          <table:table-cell table:style-name="ce6" table:formula="of:=&quot;DW &quot;&amp;[.M57]&amp;&quot;, &quot;&amp;[.N57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8]" office:value-type="float" office:value="0.5" calcext:value-type="float">
            <text:p>0.5</text:p>
          </table:table-cell>
          <table:table-cell table:style-name="ce6" table:formula="of:=VLOOKUP([.A58];[.$R$3:.$S$8];2;0)+[.B58]" office:value-type="float" office:value="2" calcext:value-type="float">
            <text:p>2</text:p>
          </table:table-cell>
          <table:table-cell table:style-name="ce11" table:formula="of:=[.$B$1]*POWER([.$C$1];[.G58])" office:value-type="float" office:value="293.654215453635" calcext:value-type="float">
            <text:p>293.65</text:p>
          </table:table-cell>
          <table:table-cell table:style-name="ce6" table:formula="of:=DEC2HEX([.H58]*[.F58])" office:value-type="string" office:string-value="92" calcext:value-type="string">
            <text:p>92</text:p>
          </table:table-cell>
          <table:table-cell table:style-name="ce6" table:formula="of:=DEC2HEX((437500/[.H58])-30.125)" office:value-type="string" office:string-value="5B3" calcext:value-type="string">
            <text:p>5B3</text:p>
          </table:table-cell>
          <table:table-cell table:style-name="ce6" table:formula="of:=LEN(TEXT([.I58];&quot;####&quot;))" office:value-type="float" office:value="2" calcext:value-type="float">
            <text:p>2</text:p>
          </table:table-cell>
          <table:table-cell table:style-name="ce6" table:formula="of:=LEN(TEXT([.J58];&quot;####&quot;))" office:value-type="float" office:value="3" calcext:value-type="float">
            <text:p>3</text:p>
          </table:table-cell>
          <table:table-cell table:style-name="ce6" table:formula="of:=IF([.K58]&lt;&gt;0;LEFT(&quot;0x0000&quot;;6-[.K58])&amp;[.I58];&quot;0x0000&quot;)" office:value-type="string" office:string-value="0x0092" calcext:value-type="string">
            <text:p>0x0092</text:p>
          </table:table-cell>
          <table:table-cell table:style-name="ce6" table:formula="of:=IF([.L58]&lt;&gt;0;LEFT(&quot;0x0000&quot;;6-[.L58])&amp;[.J58];&quot;0x0000&quot;)" office:value-type="string" office:string-value="0x05B3" calcext:value-type="string">
            <text:p>0x05B3</text:p>
          </table:table-cell>
          <table:table-cell table:style-name="ce6" table:formula="of:=&quot;DW &quot;&amp;[.M58]&amp;&quot;, &quot;&amp;[.N58]" office:value-type="string" office:string-value="DW 0x0092, 0x05B3" calcext:value-type="string">
            <text:p>DW 0x0092, 0x05B3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59]" office:value-type="float" office:value="0.5" calcext:value-type="float">
            <text:p>0.5</text:p>
          </table:table-cell>
          <table:table-cell table:style-name="ce6" table:formula="of:=VLOOKUP([.A59];[.$R$3:.$S$8];2;0)+[.B59]" office:value-type="float" office:value="9" calcext:value-type="float">
            <text:p>9</text:p>
          </table:table-cell>
          <table:table-cell table:style-name="ce11" table:formula="of:=[.$B$1]*POWER([.$C$1];[.G59])" office:value-type="float" office:value="439.902757090157" calcext:value-type="float">
            <text:p>439.90</text:p>
          </table:table-cell>
          <table:table-cell table:style-name="ce6" table:formula="of:=DEC2HEX([.H59]*[.F59])" office:value-type="string" office:string-value="DB" calcext:value-type="string">
            <text:p>DB</text:p>
          </table:table-cell>
          <table:table-cell table:style-name="ce6" table:formula="of:=DEC2HEX((437500/[.H59])-30.125)" office:value-type="string" office:string-value="3C4" calcext:value-type="string">
            <text:p>3C4</text:p>
          </table:table-cell>
          <table:table-cell table:style-name="ce6" table:formula="of:=LEN(TEXT([.I59];&quot;####&quot;))" office:value-type="float" office:value="2" calcext:value-type="float">
            <text:p>2</text:p>
          </table:table-cell>
          <table:table-cell table:style-name="ce6" table:formula="of:=LEN(TEXT([.J59];&quot;####&quot;))" office:value-type="float" office:value="3" calcext:value-type="float">
            <text:p>3</text:p>
          </table:table-cell>
          <table:table-cell table:style-name="ce6" table:formula="of:=IF([.K59]&lt;&gt;0;LEFT(&quot;0x0000&quot;;6-[.K59])&amp;[.I59];&quot;0x0000&quot;)" office:value-type="string" office:string-value="0x00DB" calcext:value-type="string">
            <text:p>0x00DB</text:p>
          </table:table-cell>
          <table:table-cell table:style-name="ce6" table:formula="of:=IF([.L59]&lt;&gt;0;LEFT(&quot;0x0000&quot;;6-[.L59])&amp;[.J59];&quot;0x0000&quot;)" office:value-type="string" office:string-value="0x03C4" calcext:value-type="string">
            <text:p>0x03C4</text:p>
          </table:table-cell>
          <table:table-cell table:style-name="ce6" table:formula="of:=&quot;DW &quot;&amp;[.M59]&amp;&quot;, &quot;&amp;[.N59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0]" office:value-type="float" office:value="0.5" calcext:value-type="float">
            <text:p>0.5</text:p>
          </table:table-cell>
          <table:table-cell table:style-name="ce6" table:formula="of:=VLOOKUP([.A60];[.$R$3:.$S$8];2;0)+[.B60]" office:value-type="float" office:value="14" calcext:value-type="float">
            <text:p>14</text:p>
          </table:table-cell>
          <table:table-cell table:style-name="ce11" table:formula="of:=[.$B$1]*POWER([.$C$1];[.G60])" office:value-type="float" office:value="587.122102451928" calcext:value-type="float">
            <text:p>587.12</text:p>
          </table:table-cell>
          <table:table-cell table:style-name="ce6" table:formula="of:=DEC2HEX([.H60]*[.F60])" office:value-type="string" office:string-value="125" calcext:value-type="string">
            <text:p>125</text:p>
          </table:table-cell>
          <table:table-cell table:style-name="ce6" table:formula="of:=DEC2HEX((437500/[.H60])-30.125)" office:value-type="string" office:string-value="2CB" calcext:value-type="string">
            <text:p>2CB</text:p>
          </table:table-cell>
          <table:table-cell table:style-name="ce6" table:formula="of:=LEN(TEXT([.I60];&quot;####&quot;))" office:value-type="float" office:value="3" calcext:value-type="float">
            <text:p>3</text:p>
          </table:table-cell>
          <table:table-cell table:style-name="ce6" table:formula="of:=LEN(TEXT([.J60];&quot;####&quot;))" office:value-type="float" office:value="3" calcext:value-type="float">
            <text:p>3</text:p>
          </table:table-cell>
          <table:table-cell table:style-name="ce6" table:formula="of:=IF([.K60]&lt;&gt;0;LEFT(&quot;0x0000&quot;;6-[.K60])&amp;[.I60];&quot;0x0000&quot;)" office:value-type="string" office:string-value="0x0125" calcext:value-type="string">
            <text:p>0x0125</text:p>
          </table:table-cell>
          <table:table-cell table:style-name="ce6" table:formula="of:=IF([.L60]&lt;&gt;0;LEFT(&quot;0x0000&quot;;6-[.L60])&amp;[.J60];&quot;0x0000&quot;)" office:value-type="string" office:string-value="0x02CB" calcext:value-type="string">
            <text:p>0x02CB</text:p>
          </table:table-cell>
          <table:table-cell table:style-name="ce6" table:formula="of:=&quot;DW &quot;&amp;[.M60]&amp;&quot;, &quot;&amp;[.N60]" office:value-type="string" office:string-value="DW 0x0125, 0x02CB" calcext:value-type="string">
            <text:p>DW 0x0125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1]" office:value-type="float" office:value="0.25" calcext:value-type="float">
            <text:p>0.25</text:p>
          </table:table-cell>
          <table:table-cell table:style-name="ce6" table:formula="of:=VLOOKUP([.A61];[.$R$3:.$S$8];2;0)+[.B61]" office:value-type="float" office:value="13" calcext:value-type="float">
            <text:p>13</text:p>
          </table:table-cell>
          <table:table-cell table:style-name="ce11" table:formula="of:=[.$B$1]*POWER([.$C$1];[.G61])" office:value-type="float" office:value="554.184124667581" calcext:value-type="float">
            <text:p>554.18</text:p>
          </table:table-cell>
          <table:table-cell table:style-name="ce6" table:formula="of:=DEC2HEX([.H61]*[.F61])" office:value-type="string" office:string-value="8A" calcext:value-type="string">
            <text:p>8A</text:p>
          </table:table-cell>
          <table:table-cell table:style-name="ce6" table:formula="of:=DEC2HEX((437500/[.H61])-30.125)" office:value-type="string" office:string-value="2F7" calcext:value-type="string">
            <text:p>2F7</text:p>
          </table:table-cell>
          <table:table-cell table:style-name="ce6" table:formula="of:=LEN(TEXT([.I61];&quot;####&quot;))" office:value-type="float" office:value="2" calcext:value-type="float">
            <text:p>2</text:p>
          </table:table-cell>
          <table:table-cell table:style-name="ce6" table:formula="of:=LEN(TEXT([.J61];&quot;####&quot;))" office:value-type="float" office:value="3" calcext:value-type="float">
            <text:p>3</text:p>
          </table:table-cell>
          <table:table-cell table:style-name="ce6" table:formula="of:=IF([.K61]&lt;&gt;0;LEFT(&quot;0x0000&quot;;6-[.K61])&amp;[.I61];&quot;0x0000&quot;)" office:value-type="string" office:string-value="0x008A" calcext:value-type="string">
            <text:p>0x008A</text:p>
          </table:table-cell>
          <table:table-cell table:style-name="ce6" table:formula="of:=IF([.L61]&lt;&gt;0;LEFT(&quot;0x0000&quot;;6-[.L61])&amp;[.J61];&quot;0x0000&quot;)" office:value-type="string" office:string-value="0x02F7" calcext:value-type="string">
            <text:p>0x02F7</text:p>
          </table:table-cell>
          <table:table-cell table:style-name="ce6" table:formula="of:=&quot;DW &quot;&amp;[.M61]&amp;&quot;, &quot;&amp;[.N61]" office:value-type="string" office:string-value="DW 0x008A, 0x02F7" calcext:value-type="string">
            <text:p>DW 0x008A, 0x02F7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2]" office:value-type="float" office:value="0.25" calcext:value-type="float">
            <text:p>0.25</text:p>
          </table:table-cell>
          <table:table-cell table:style-name="ce6" table:formula="of:=VLOOKUP([.A62];[.$R$3:.$S$8];2;0)+[.B62]" office:value-type="float" office:value="14" calcext:value-type="float">
            <text:p>14</text:p>
          </table:table-cell>
          <table:table-cell table:style-name="ce11" table:formula="of:=[.$B$1]*POWER([.$C$1];[.G62])" office:value-type="float" office:value="587.122102451928" calcext:value-type="float">
            <text:p>587.12</text:p>
          </table:table-cell>
          <table:table-cell table:style-name="ce6" table:formula="of:=DEC2HEX([.H62]*[.F62])" office:value-type="string" office:string-value="92" calcext:value-type="string">
            <text:p>92</text:p>
          </table:table-cell>
          <table:table-cell table:style-name="ce6" table:formula="of:=DEC2HEX((437500/[.H62])-30.125)" office:value-type="string" office:string-value="2CB" calcext:value-type="string">
            <text:p>2CB</text:p>
          </table:table-cell>
          <table:table-cell table:style-name="ce6" table:formula="of:=LEN(TEXT([.I62];&quot;####&quot;))" office:value-type="float" office:value="2" calcext:value-type="float">
            <text:p>2</text:p>
          </table:table-cell>
          <table:table-cell table:style-name="ce6" table:formula="of:=LEN(TEXT([.J62];&quot;####&quot;))" office:value-type="float" office:value="3" calcext:value-type="float">
            <text:p>3</text:p>
          </table:table-cell>
          <table:table-cell table:style-name="ce6" table:formula="of:=IF([.K62]&lt;&gt;0;LEFT(&quot;0x0000&quot;;6-[.K62])&amp;[.I62];&quot;0x0000&quot;)" office:value-type="string" office:string-value="0x0092" calcext:value-type="string">
            <text:p>0x0092</text:p>
          </table:table-cell>
          <table:table-cell table:style-name="ce6" table:formula="of:=IF([.L62]&lt;&gt;0;LEFT(&quot;0x0000&quot;;6-[.L62])&amp;[.J62];&quot;0x0000&quot;)" office:value-type="string" office:string-value="0x02CB" calcext:value-type="string">
            <text:p>0x02CB</text:p>
          </table:table-cell>
          <table:table-cell table:style-name="ce6" table:formula="of:=&quot;DW &quot;&amp;[.M62]&amp;&quot;, &quot;&amp;[.N62]" office:value-type="string" office:string-value="DW 0x0092, 0x02CB" calcext:value-type="string">
            <text:p>DW 0x0092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3]" office:value-type="float" office:value="0.5" calcext:value-type="float">
            <text:p>0.5</text:p>
          </table:table-cell>
          <table:table-cell table:style-name="ce6" table:formula="of:=VLOOKUP([.A63];[.$R$3:.$S$8];2;0)+[.B63]" office:value-type="float" office:value="16" calcext:value-type="float">
            <text:p>16</text:p>
          </table:table-cell>
          <table:table-cell table:style-name="ce11" table:formula="of:=[.$B$1]*POWER([.$C$1];[.G63])" office:value-type="float" office:value="658.987426407559" calcext:value-type="float">
            <text:p>658.99</text:p>
          </table:table-cell>
          <table:table-cell table:style-name="ce6" table:formula="of:=DEC2HEX([.H63]*[.F63])" office:value-type="string" office:string-value="149" calcext:value-type="string">
            <text:p>149</text:p>
          </table:table-cell>
          <table:table-cell table:style-name="ce6" table:formula="of:=DEC2HEX((437500/[.H63])-30.125)" office:value-type="string" office:string-value="279" calcext:value-type="string">
            <text:p>279</text:p>
          </table:table-cell>
          <table:table-cell table:style-name="ce6" table:formula="of:=LEN(TEXT([.I63];&quot;####&quot;))" office:value-type="float" office:value="3" calcext:value-type="float">
            <text:p>3</text:p>
          </table:table-cell>
          <table:table-cell table:style-name="ce6" table:formula="of:=LEN(TEXT([.J63];&quot;####&quot;))" office:value-type="float" office:value="3" calcext:value-type="float">
            <text:p>3</text:p>
          </table:table-cell>
          <table:table-cell table:style-name="ce6" table:formula="of:=IF([.K63]&lt;&gt;0;LEFT(&quot;0x0000&quot;;6-[.K63])&amp;[.I63];&quot;0x0000&quot;)" office:value-type="string" office:string-value="0x0149" calcext:value-type="string">
            <text:p>0x0149</text:p>
          </table:table-cell>
          <table:table-cell table:style-name="ce6" table:formula="of:=IF([.L63]&lt;&gt;0;LEFT(&quot;0x0000&quot;;6-[.L63])&amp;[.J63];&quot;0x0000&quot;)" office:value-type="string" office:string-value="0x0279" calcext:value-type="string">
            <text:p>0x0279</text:p>
          </table:table-cell>
          <table:table-cell table:style-name="ce6" table:formula="of:=&quot;DW &quot;&amp;[.M63]&amp;&quot;, &quot;&amp;[.N63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0.5*[.C64]" office:value-type="float" office:value="0.5" calcext:value-type="float">
            <text:p>0.5</text:p>
          </table:table-cell>
          <table:table-cell table:style-name="ce6" table:formula="of:=VLOOKUP([.A64];[.$R$3:.$S$8];2;0)+[.B64]" office:value-type="float" office:value="17" calcext:value-type="float">
            <text:p>17</text:p>
          </table:table-cell>
          <table:table-cell table:style-name="ce11" table:formula="of:=[.$B$1]*POWER([.$C$1];[.G64])" office:value-type="float" office:value="698.154396815087" calcext:value-type="float">
            <text:p>698.15</text:p>
          </table:table-cell>
          <table:table-cell table:style-name="ce6" table:formula="of:=DEC2HEX([.H64]*[.F64])" office:value-type="string" office:string-value="15D" calcext:value-type="string">
            <text:p>15D</text:p>
          </table:table-cell>
          <table:table-cell table:style-name="ce6" table:formula="of:=DEC2HEX((437500/[.H64])-30.125)" office:value-type="string" office:string-value="254" calcext:value-type="string">
            <text:p>254</text:p>
          </table:table-cell>
          <table:table-cell table:style-name="ce6" table:formula="of:=LEN(TEXT([.I64];&quot;####&quot;))" office:value-type="float" office:value="3" calcext:value-type="float">
            <text:p>3</text:p>
          </table:table-cell>
          <table:table-cell table:style-name="ce6" table:formula="of:=LEN(TEXT([.J64];&quot;####&quot;))" office:value-type="float" office:value="3" calcext:value-type="float">
            <text:p>3</text:p>
          </table:table-cell>
          <table:table-cell table:style-name="ce6" table:formula="of:=IF([.K64]&lt;&gt;0;LEFT(&quot;0x0000&quot;;6-[.K64])&amp;[.I64];&quot;0x0000&quot;)" office:value-type="string" office:string-value="0x015D" calcext:value-type="string">
            <text:p>0x015D</text:p>
          </table:table-cell>
          <table:table-cell table:style-name="ce6" table:formula="of:=IF([.L64]&lt;&gt;0;LEFT(&quot;0x0000&quot;;6-[.L64])&amp;[.J64];&quot;0x0000&quot;)" office:value-type="string" office:string-value="0x0254" calcext:value-type="string">
            <text:p>0x0254</text:p>
          </table:table-cell>
          <table:table-cell table:style-name="ce6" table:formula="of:=&quot;DW &quot;&amp;[.M64]&amp;&quot;, &quot;&amp;[.N64]" office:value-type="string" office:string-value="DW 0x015D, 0x0254" calcext:value-type="string">
            <text:p>DW 0x015D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5]" office:value-type="float" office:value="1" calcext:value-type="float">
            <text:p>1</text:p>
          </table:table-cell>
          <table:table-cell table:style-name="ce6" table:formula="of:=VLOOKUP([.A65];[.$R$3:.$S$8];2;0)+[.B65]" office:value-type="float" office:value="-3" calcext:value-type="float">
            <text:p>-3</text:p>
          </table:table-cell>
          <table:table-cell table:style-name="ce11" table:formula="of:=[.$B$1]*POWER([.$C$1];[.G65])" office:value-type="float" office:value="220.021182084144" calcext:value-type="float">
            <text:p>220.02</text:p>
          </table:table-cell>
          <table:table-cell table:style-name="ce6" table:formula="of:=DEC2HEX([.H65]*[.F65])" office:value-type="string" office:string-value="DC" calcext:value-type="string">
            <text:p>DC</text:p>
          </table:table-cell>
          <table:table-cell table:style-name="ce6" table:formula="of:=DEC2HEX((437500/[.H65])-30.125)" office:value-type="string" office:string-value="7A6" calcext:value-type="string">
            <text:p>7A6</text:p>
          </table:table-cell>
          <table:table-cell table:style-name="ce6" table:formula="of:=LEN(TEXT([.I65];&quot;####&quot;))" office:value-type="float" office:value="2" calcext:value-type="float">
            <text:p>2</text:p>
          </table:table-cell>
          <table:table-cell table:style-name="ce6" table:formula="of:=LEN(TEXT([.J65];&quot;####&quot;))" office:value-type="float" office:value="3" calcext:value-type="float">
            <text:p>3</text:p>
          </table:table-cell>
          <table:table-cell table:style-name="ce6" table:formula="of:=IF([.K65]&lt;&gt;0;LEFT(&quot;0x0000&quot;;6-[.K65])&amp;[.I65];&quot;0x0000&quot;)" office:value-type="string" office:string-value="0x00DC" calcext:value-type="string">
            <text:p>0x00DC</text:p>
          </table:table-cell>
          <table:table-cell table:style-name="ce6" table:formula="of:=IF([.L65]&lt;&gt;0;LEFT(&quot;0x0000&quot;;6-[.L65])&amp;[.J65];&quot;0x0000&quot;)" office:value-type="string" office:string-value="0x07A6" calcext:value-type="string">
            <text:p>0x07A6</text:p>
          </table:table-cell>
          <table:table-cell table:style-name="ce6" table:formula="of:=&quot;DW &quot;&amp;[.M65]&amp;&quot;, &quot;&amp;[.N65]" office:value-type="string" office:string-value="DW 0x00DC, 0x07A6" calcext:value-type="string">
            <text:p>DW 0x00DC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6]" office:value-type="float" office:value="0.5" calcext:value-type="float">
            <text:p>0.5</text:p>
          </table:table-cell>
          <table:table-cell table:style-name="ce6" table:formula="of:=VLOOKUP([.A66];[.$R$3:.$S$8];2;0)+[.B66]" office:value-type="float" office:value="9" calcext:value-type="float">
            <text:p>9</text:p>
          </table:table-cell>
          <table:table-cell table:style-name="ce11" table:formula="of:=[.$B$1]*POWER([.$C$1];[.G66])" office:value-type="float" office:value="439.902757090157" calcext:value-type="float">
            <text:p>439.90</text:p>
          </table:table-cell>
          <table:table-cell table:style-name="ce6" table:formula="of:=DEC2HEX([.H66]*[.F66])" office:value-type="string" office:string-value="DB" calcext:value-type="string">
            <text:p>DB</text:p>
          </table:table-cell>
          <table:table-cell table:style-name="ce6" table:formula="of:=DEC2HEX((437500/[.H66])-30.125)" office:value-type="string" office:string-value="3C4" calcext:value-type="string">
            <text:p>3C4</text:p>
          </table:table-cell>
          <table:table-cell table:style-name="ce6" table:formula="of:=LEN(TEXT([.I66];&quot;####&quot;))" office:value-type="float" office:value="2" calcext:value-type="float">
            <text:p>2</text:p>
          </table:table-cell>
          <table:table-cell table:style-name="ce6" table:formula="of:=LEN(TEXT([.J66];&quot;####&quot;))" office:value-type="float" office:value="3" calcext:value-type="float">
            <text:p>3</text:p>
          </table:table-cell>
          <table:table-cell table:style-name="ce6" table:formula="of:=IF([.K66]&lt;&gt;0;LEFT(&quot;0x0000&quot;;6-[.K66])&amp;[.I66];&quot;0x0000&quot;)" office:value-type="string" office:string-value="0x00DB" calcext:value-type="string">
            <text:p>0x00DB</text:p>
          </table:table-cell>
          <table:table-cell table:style-name="ce6" table:formula="of:=IF([.L66]&lt;&gt;0;LEFT(&quot;0x0000&quot;;6-[.L66])&amp;[.J66];&quot;0x0000&quot;)" office:value-type="string" office:string-value="0x03C4" calcext:value-type="string">
            <text:p>0x03C4</text:p>
          </table:table-cell>
          <table:table-cell table:style-name="ce6" table:formula="of:=&quot;DW &quot;&amp;[.M66]&amp;&quot;, &quot;&amp;[.N66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7]" office:value-type="float" office:value="0.5" calcext:value-type="float">
            <text:p>0.5</text:p>
          </table:table-cell>
          <table:table-cell table:style-name="ce6" table:formula="of:=VLOOKUP([.A67];[.$R$3:.$S$8];2;0)+[.B67]" office:value-type="float" office:value="12" calcext:value-type="float">
            <text:p>12</text:p>
          </table:table-cell>
          <table:table-cell table:style-name="ce11" table:formula="of:=[.$B$1]*POWER([.$C$1];[.G67])" office:value-type="float" office:value="523.093991438891" calcext:value-type="float">
            <text:p>523.09</text:p>
          </table:table-cell>
          <table:table-cell table:style-name="ce6" table:formula="of:=DEC2HEX([.H67]*[.F67])" office:value-type="string" office:string-value="105" calcext:value-type="string">
            <text:p>105</text:p>
          </table:table-cell>
          <table:table-cell table:style-name="ce6" table:formula="of:=DEC2HEX((437500/[.H67])-30.125)" office:value-type="string" office:string-value="326" calcext:value-type="string">
            <text:p>326</text:p>
          </table:table-cell>
          <table:table-cell table:style-name="ce6" table:formula="of:=LEN(TEXT([.I67];&quot;####&quot;))" office:value-type="float" office:value="3" calcext:value-type="float">
            <text:p>3</text:p>
          </table:table-cell>
          <table:table-cell table:style-name="ce6" table:formula="of:=LEN(TEXT([.J67];&quot;####&quot;))" office:value-type="float" office:value="3" calcext:value-type="float">
            <text:p>3</text:p>
          </table:table-cell>
          <table:table-cell table:style-name="ce6" table:formula="of:=IF([.K67]&lt;&gt;0;LEFT(&quot;0x0000&quot;;6-[.K67])&amp;[.I67];&quot;0x0000&quot;)" office:value-type="string" office:string-value="0x0105" calcext:value-type="string">
            <text:p>0x0105</text:p>
          </table:table-cell>
          <table:table-cell table:style-name="ce6" table:formula="of:=IF([.L67]&lt;&gt;0;LEFT(&quot;0x0000&quot;;6-[.L67])&amp;[.J67];&quot;0x0000&quot;)" office:value-type="string" office:string-value="0x0326" calcext:value-type="string">
            <text:p>0x0326</text:p>
          </table:table-cell>
          <table:table-cell table:style-name="ce6" table:formula="of:=&quot;DW &quot;&amp;[.M67]&amp;&quot;, &quot;&amp;[.N67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8]" office:value-type="float" office:value="0.5" calcext:value-type="float">
            <text:p>0.5</text:p>
          </table:table-cell>
          <table:table-cell table:style-name="ce6" table:formula="of:=VLOOKUP([.A68];[.$R$3:.$S$8];2;0)+[.B68]" office:value-type="float" office:value="-8" calcext:value-type="float">
            <text:p>-8</text:p>
          </table:table-cell>
          <table:table-cell table:style-name="ce11" table:formula="of:=[.$B$1]*POWER([.$C$1];[.G68])" office:value-type="float" office:value="164.851440974282" calcext:value-type="float">
            <text:p>164.85</text:p>
          </table:table-cell>
          <table:table-cell table:style-name="ce6" table:formula="of:=DEC2HEX([.H68]*[.F68])" office:value-type="string" office:string-value="52" calcext:value-type="string">
            <text:p>52</text:p>
          </table:table-cell>
          <table:table-cell table:style-name="ce6" table:formula="of:=DEC2HEX((437500/[.H68])-30.125)" office:value-type="string" office:string-value="A3F" calcext:value-type="string">
            <text:p>A3F</text:p>
          </table:table-cell>
          <table:table-cell table:style-name="ce6" table:formula="of:=LEN(TEXT([.I68];&quot;####&quot;))" office:value-type="float" office:value="2" calcext:value-type="float">
            <text:p>2</text:p>
          </table:table-cell>
          <table:table-cell table:style-name="ce6" table:formula="of:=LEN(TEXT([.J68];&quot;####&quot;))" office:value-type="float" office:value="3" calcext:value-type="float">
            <text:p>3</text:p>
          </table:table-cell>
          <table:table-cell table:style-name="ce6" table:formula="of:=IF([.K68]&lt;&gt;0;LEFT(&quot;0x0000&quot;;6-[.K68])&amp;[.I68];&quot;0x0000&quot;)" office:value-type="string" office:string-value="0x0052" calcext:value-type="string">
            <text:p>0x0052</text:p>
          </table:table-cell>
          <table:table-cell table:style-name="ce6" table:formula="of:=IF([.L68]&lt;&gt;0;LEFT(&quot;0x0000&quot;;6-[.L68])&amp;[.J68];&quot;0x0000&quot;)" office:value-type="string" office:string-value="0x0A3F" calcext:value-type="string">
            <text:p>0x0A3F</text:p>
          </table:table-cell>
          <table:table-cell table:style-name="ce6" table:formula="of:=&quot;DW &quot;&amp;[.M68]&amp;&quot;, &quot;&amp;[.N68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69]" office:value-type="float" office:value="0.5" calcext:value-type="float">
            <text:p>0.5</text:p>
          </table:table-cell>
          <table:table-cell table:style-name="ce6" table:formula="of:=VLOOKUP([.A69];[.$R$3:.$S$8];2;0)+[.B69]" office:value-type="float" office:value="4" calcext:value-type="float">
            <text:p>4</text:p>
          </table:table-cell>
          <table:table-cell table:style-name="ce11" table:formula="of:=[.$B$1]*POWER([.$C$1];[.G69])" office:value-type="float" office:value="329.598280983411" calcext:value-type="float">
            <text:p>329.60</text:p>
          </table:table-cell>
          <table:table-cell table:style-name="ce6" table:formula="of:=DEC2HEX([.H69]*[.F69])" office:value-type="string" office:string-value="A4" calcext:value-type="string">
            <text:p>A4</text:p>
          </table:table-cell>
          <table:table-cell table:style-name="ce6" table:formula="of:=DEC2HEX((437500/[.H69])-30.125)" office:value-type="string" office:string-value="511" calcext:value-type="string">
            <text:p>511</text:p>
          </table:table-cell>
          <table:table-cell table:style-name="ce6" table:formula="of:=LEN(TEXT([.I69];&quot;####&quot;))" office:value-type="float" office:value="2" calcext:value-type="float">
            <text:p>2</text:p>
          </table:table-cell>
          <table:table-cell table:style-name="ce6" table:formula="of:=LEN(TEXT([.J69];&quot;####&quot;))" office:value-type="float" office:value="3" calcext:value-type="float">
            <text:p>3</text:p>
          </table:table-cell>
          <table:table-cell table:style-name="ce6" table:formula="of:=IF([.K69]&lt;&gt;0;LEFT(&quot;0x0000&quot;;6-[.K69])&amp;[.I69];&quot;0x0000&quot;)" office:value-type="string" office:string-value="0x00A4" calcext:value-type="string">
            <text:p>0x00A4</text:p>
          </table:table-cell>
          <table:table-cell table:style-name="ce6" table:formula="of:=IF([.L69]&lt;&gt;0;LEFT(&quot;0x0000&quot;;6-[.L69])&amp;[.J69];&quot;0x0000&quot;)" office:value-type="string" office:string-value="0x0511" calcext:value-type="string">
            <text:p>0x0511</text:p>
          </table:table-cell>
          <table:table-cell table:style-name="ce6" table:formula="of:=&quot;DW &quot;&amp;[.M69]&amp;&quot;, &quot;&amp;[.N69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0]" office:value-type="float" office:value="0.5" calcext:value-type="float">
            <text:p>0.5</text:p>
          </table:table-cell>
          <table:table-cell table:style-name="ce6" table:formula="of:=VLOOKUP([.A70];[.$R$3:.$S$8];2;0)+[.B70]" office:value-type="float" office:value="8" calcext:value-type="float">
            <text:p>8</text:p>
          </table:table-cell>
          <table:table-cell table:style-name="ce11" table:formula="of:=[.$B$1]*POWER([.$C$1];[.G70])" office:value-type="float" office:value="415.223891859572" calcext:value-type="float">
            <text:p>415.22</text:p>
          </table:table-cell>
          <table:table-cell table:style-name="ce6" table:formula="of:=DEC2HEX([.H70]*[.F70])" office:value-type="string" office:string-value="CF" calcext:value-type="string">
            <text:p>CF</text:p>
          </table:table-cell>
          <table:table-cell table:style-name="ce6" table:formula="of:=DEC2HEX((437500/[.H70])-30.125)" office:value-type="string" office:string-value="3FF" calcext:value-type="string">
            <text:p>3FF</text:p>
          </table:table-cell>
          <table:table-cell table:style-name="ce6" table:formula="of:=LEN(TEXT([.I70];&quot;####&quot;))" office:value-type="float" office:value="2" calcext:value-type="float">
            <text:p>2</text:p>
          </table:table-cell>
          <table:table-cell table:style-name="ce6" table:formula="of:=LEN(TEXT([.J70];&quot;####&quot;))" office:value-type="float" office:value="3" calcext:value-type="float">
            <text:p>3</text:p>
          </table:table-cell>
          <table:table-cell table:style-name="ce6" table:formula="of:=IF([.K70]&lt;&gt;0;LEFT(&quot;0x0000&quot;;6-[.K70])&amp;[.I70];&quot;0x0000&quot;)" office:value-type="string" office:string-value="0x00CF" calcext:value-type="string">
            <text:p>0x00CF</text:p>
          </table:table-cell>
          <table:table-cell table:style-name="ce6" table:formula="of:=IF([.L70]&lt;&gt;0;LEFT(&quot;0x0000&quot;;6-[.L70])&amp;[.J70];&quot;0x0000&quot;)" office:value-type="string" office:string-value="0x03FF" calcext:value-type="string">
            <text:p>0x03FF</text:p>
          </table:table-cell>
          <table:table-cell table:style-name="ce6" table:formula="of:=&quot;DW &quot;&amp;[.M70]&amp;&quot;, &quot;&amp;[.N70]" office:value-type="string" office:string-value="DW 0x00CF, 0x03FF" calcext:value-type="string">
            <text:p>DW 0x00CF, 0x03FF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1]" office:value-type="float" office:value="0.5" calcext:value-type="float">
            <text:p>0.5</text:p>
          </table:table-cell>
          <table:table-cell table:style-name="ce6" table:formula="of:=VLOOKUP([.A71];[.$R$3:.$S$8];2;0)+[.B71]" office:value-type="float" office:value="12" calcext:value-type="float">
            <text:p>12</text:p>
          </table:table-cell>
          <table:table-cell table:style-name="ce11" table:formula="of:=[.$B$1]*POWER([.$C$1];[.G71])" office:value-type="float" office:value="523.093991438891" calcext:value-type="float">
            <text:p>523.09</text:p>
          </table:table-cell>
          <table:table-cell table:style-name="ce6" table:formula="of:=DEC2HEX([.H71]*[.F71])" office:value-type="string" office:string-value="105" calcext:value-type="string">
            <text:p>105</text:p>
          </table:table-cell>
          <table:table-cell table:style-name="ce6" table:formula="of:=DEC2HEX((437500/[.H71])-30.125)" office:value-type="string" office:string-value="326" calcext:value-type="string">
            <text:p>326</text:p>
          </table:table-cell>
          <table:table-cell table:style-name="ce6" table:formula="of:=LEN(TEXT([.I71];&quot;####&quot;))" office:value-type="float" office:value="3" calcext:value-type="float">
            <text:p>3</text:p>
          </table:table-cell>
          <table:table-cell table:style-name="ce6" table:formula="of:=LEN(TEXT([.J71];&quot;####&quot;))" office:value-type="float" office:value="3" calcext:value-type="float">
            <text:p>3</text:p>
          </table:table-cell>
          <table:table-cell table:style-name="ce6" table:formula="of:=IF([.K71]&lt;&gt;0;LEFT(&quot;0x0000&quot;;6-[.K71])&amp;[.I71];&quot;0x0000&quot;)" office:value-type="string" office:string-value="0x0105" calcext:value-type="string">
            <text:p>0x0105</text:p>
          </table:table-cell>
          <table:table-cell table:style-name="ce6" table:formula="of:=IF([.L71]&lt;&gt;0;LEFT(&quot;0x0000&quot;;6-[.L71])&amp;[.J71];&quot;0x0000&quot;)" office:value-type="string" office:string-value="0x0326" calcext:value-type="string">
            <text:p>0x0326</text:p>
          </table:table-cell>
          <table:table-cell table:style-name="ce6" table:formula="of:=&quot;DW &quot;&amp;[.M71]&amp;&quot;, &quot;&amp;[.N71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2]" office:value-type="float" office:value="0.5" calcext:value-type="float">
            <text:p>0.5</text:p>
          </table:table-cell>
          <table:table-cell table:style-name="ce6" table:formula="of:=VLOOKUP([.A72];[.$R$3:.$S$8];2;0)+[.B72]" office:value-type="float" office:value="11" calcext:value-type="float">
            <text:p>11</text:p>
          </table:table-cell>
          <table:table-cell table:style-name="ce11" table:formula="of:=[.$B$1]*POWER([.$C$1];[.G72])" office:value-type="float" office:value="493.748037339759" calcext:value-type="float">
            <text:p>493.75</text:p>
          </table:table-cell>
          <table:table-cell table:style-name="ce6" table:formula="of:=DEC2HEX([.H72]*[.F72])" office:value-type="string" office:string-value="F6" calcext:value-type="string">
            <text:p>F6</text:p>
          </table:table-cell>
          <table:table-cell table:style-name="ce6" table:formula="of:=DEC2HEX((437500/[.H72])-30.125)" office:value-type="string" office:string-value="357" calcext:value-type="string">
            <text:p>357</text:p>
          </table:table-cell>
          <table:table-cell table:style-name="ce6" table:formula="of:=LEN(TEXT([.I72];&quot;####&quot;))" office:value-type="float" office:value="2" calcext:value-type="float">
            <text:p>2</text:p>
          </table:table-cell>
          <table:table-cell table:style-name="ce6" table:formula="of:=LEN(TEXT([.J72];&quot;####&quot;))" office:value-type="float" office:value="3" calcext:value-type="float">
            <text:p>3</text:p>
          </table:table-cell>
          <table:table-cell table:style-name="ce6" table:formula="of:=IF([.K72]&lt;&gt;0;LEFT(&quot;0x0000&quot;;6-[.K72])&amp;[.I72];&quot;0x0000&quot;)" office:value-type="string" office:string-value="0x00F6" calcext:value-type="string">
            <text:p>0x00F6</text:p>
          </table:table-cell>
          <table:table-cell table:style-name="ce6" table:formula="of:=IF([.L72]&lt;&gt;0;LEFT(&quot;0x0000&quot;;6-[.L72])&amp;[.J72];&quot;0x0000&quot;)" office:value-type="string" office:string-value="0x0357" calcext:value-type="string">
            <text:p>0x0357</text:p>
          </table:table-cell>
          <table:table-cell table:style-name="ce6" table:formula="of:=&quot;DW &quot;&amp;[.M72]&amp;&quot;, &quot;&amp;[.N72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0.5*[.C73]" office:value-type="float" office:value="0.5" calcext:value-type="float">
            <text:p>0.5</text:p>
          </table:table-cell>
          <table:table-cell table:style-name="ce6" table:formula="of:=VLOOKUP([.A73];[.$R$3:.$S$8];2;0)+[.B73]" office:value-type="float" office:value="9" calcext:value-type="float">
            <text:p>9</text:p>
          </table:table-cell>
          <table:table-cell table:style-name="ce11" table:formula="of:=[.$B$1]*POWER([.$C$1];[.G73])" office:value-type="float" office:value="439.902757090157" calcext:value-type="float">
            <text:p>439.90</text:p>
          </table:table-cell>
          <table:table-cell table:style-name="ce6" table:formula="of:=DEC2HEX([.H73]*[.F73])" office:value-type="string" office:string-value="DB" calcext:value-type="string">
            <text:p>DB</text:p>
          </table:table-cell>
          <table:table-cell table:style-name="ce6" table:formula="of:=DEC2HEX((437500/[.H73])-30.125)" office:value-type="string" office:string-value="3C4" calcext:value-type="string">
            <text:p>3C4</text:p>
          </table:table-cell>
          <table:table-cell table:style-name="ce6" table:formula="of:=LEN(TEXT([.I73];&quot;####&quot;))" office:value-type="float" office:value="2" calcext:value-type="float">
            <text:p>2</text:p>
          </table:table-cell>
          <table:table-cell table:style-name="ce6" table:formula="of:=LEN(TEXT([.J73];&quot;####&quot;))" office:value-type="float" office:value="3" calcext:value-type="float">
            <text:p>3</text:p>
          </table:table-cell>
          <table:table-cell table:style-name="ce6" table:formula="of:=IF([.K73]&lt;&gt;0;LEFT(&quot;0x0000&quot;;6-[.K73])&amp;[.I73];&quot;0x0000&quot;)" office:value-type="string" office:string-value="0x00DB" calcext:value-type="string">
            <text:p>0x00DB</text:p>
          </table:table-cell>
          <table:table-cell table:style-name="ce6" table:formula="of:=IF([.L73]&lt;&gt;0;LEFT(&quot;0x0000&quot;;6-[.L73])&amp;[.J73];&quot;0x0000&quot;)" office:value-type="string" office:string-value="0x03C4" calcext:value-type="string">
            <text:p>0x03C4</text:p>
          </table:table-cell>
          <table:table-cell table:style-name="ce6" table:formula="of:=&quot;DW &quot;&amp;[.M73]&amp;&quot;, &quot;&amp;[.N73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4]" office:value-type="float" office:value="1.5" calcext:value-type="float">
            <text:p>1.5</text:p>
          </table:table-cell>
          <table:table-cell table:style-name="ce6" table:formula="of:=VLOOKUP([.A74];[.$R$3:.$S$8];2;0)+[.B74]" office:value-type="float" office:value="-3" calcext:value-type="float">
            <text:p>-3</text:p>
          </table:table-cell>
          <table:table-cell table:style-name="ce11" table:formula="of:=[.$B$1]*POWER([.$C$1];[.G74])" office:value-type="float" office:value="220.021182084144" calcext:value-type="float">
            <text:p>220.02</text:p>
          </table:table-cell>
          <table:table-cell table:style-name="ce6" table:formula="of:=DEC2HEX([.H74]*[.F74])" office:value-type="string" office:string-value="14A" calcext:value-type="string">
            <text:p>14A</text:p>
          </table:table-cell>
          <table:table-cell table:style-name="ce6" table:formula="of:=DEC2HEX((437500/[.H74])-30.125)" office:value-type="string" office:string-value="7A6" calcext:value-type="string">
            <text:p>7A6</text:p>
          </table:table-cell>
          <table:table-cell table:style-name="ce6" table:formula="of:=LEN(TEXT([.I74];&quot;####&quot;))" office:value-type="float" office:value="3" calcext:value-type="float">
            <text:p>3</text:p>
          </table:table-cell>
          <table:table-cell table:style-name="ce6" table:formula="of:=LEN(TEXT([.J74];&quot;####&quot;))" office:value-type="float" office:value="3" calcext:value-type="float">
            <text:p>3</text:p>
          </table:table-cell>
          <table:table-cell table:style-name="ce6" table:formula="of:=IF([.K74]&lt;&gt;0;LEFT(&quot;0x0000&quot;;6-[.K74])&amp;[.I74];&quot;0x0000&quot;)" office:value-type="string" office:string-value="0x014A" calcext:value-type="string">
            <text:p>0x014A</text:p>
          </table:table-cell>
          <table:table-cell table:style-name="ce6" table:formula="of:=IF([.L74]&lt;&gt;0;LEFT(&quot;0x0000&quot;;6-[.L74])&amp;[.J74];&quot;0x0000&quot;)" office:value-type="string" office:string-value="0x07A6" calcext:value-type="string">
            <text:p>0x07A6</text:p>
          </table:table-cell>
          <table:table-cell table:style-name="ce6" table:formula="of:=&quot;DW &quot;&amp;[.M74]&amp;&quot;, &quot;&amp;[.N74]" office:value-type="string" office:string-value="DW 0x014A, 0x07A6" calcext:value-type="string">
            <text:p>DW 0x014A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5]" office:value-type="float" office:value="1" calcext:value-type="float">
            <text:p>1</text:p>
          </table:table-cell>
          <table:table-cell table:style-name="ce6" table:formula="of:=VLOOKUP([.A75];[.$R$3:.$S$8];2;0)+[.B75]" office:value-type="float" office:value="4" calcext:value-type="float">
            <text:p>4</text:p>
          </table:table-cell>
          <table:table-cell table:style-name="ce11" table:formula="of:=[.$B$1]*POWER([.$C$1];[.G75])" office:value-type="float" office:value="329.598280983411" calcext:value-type="float">
            <text:p>329.60</text:p>
          </table:table-cell>
          <table:table-cell table:style-name="ce6" table:formula="of:=DEC2HEX([.H75]*[.F75])" office:value-type="string" office:string-value="149" calcext:value-type="string">
            <text:p>149</text:p>
          </table:table-cell>
          <table:table-cell table:style-name="ce6" table:formula="of:=DEC2HEX((437500/[.H75])-30.125)" office:value-type="string" office:string-value="511" calcext:value-type="string">
            <text:p>511</text:p>
          </table:table-cell>
          <table:table-cell table:style-name="ce6" table:formula="of:=LEN(TEXT([.I75];&quot;####&quot;))" office:value-type="float" office:value="3" calcext:value-type="float">
            <text:p>3</text:p>
          </table:table-cell>
          <table:table-cell table:style-name="ce6" table:formula="of:=LEN(TEXT([.J75];&quot;####&quot;))" office:value-type="float" office:value="3" calcext:value-type="float">
            <text:p>3</text:p>
          </table:table-cell>
          <table:table-cell table:style-name="ce6" table:formula="of:=IF([.K75]&lt;&gt;0;LEFT(&quot;0x0000&quot;;6-[.K75])&amp;[.I75];&quot;0x0000&quot;)" office:value-type="string" office:string-value="0x0149" calcext:value-type="string">
            <text:p>0x0149</text:p>
          </table:table-cell>
          <table:table-cell table:style-name="ce6" table:formula="of:=IF([.L75]&lt;&gt;0;LEFT(&quot;0x0000&quot;;6-[.L75])&amp;[.J75];&quot;0x0000&quot;)" office:value-type="string" office:string-value="0x0511" calcext:value-type="string">
            <text:p>0x0511</text:p>
          </table:table-cell>
          <table:table-cell table:style-name="ce6" table:formula="of:=&quot;DW &quot;&amp;[.M75]&amp;&quot;, &quot;&amp;[.N75]" office:value-type="string" office:string-value="DW 0x0149, 0x0511" calcext:value-type="string">
            <text:p>DW 0x0149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5*[.C76]" office:value-type="float" office:value="0.5" calcext:value-type="float">
            <text:p>0.5</text:p>
          </table:table-cell>
          <table:table-cell table:style-name="ce6" table:formula="of:=VLOOKUP([.A76];[.$R$3:.$S$8];2;0)+[.B76]" office:value-type="float" office:value="9" calcext:value-type="float">
            <text:p>9</text:p>
          </table:table-cell>
          <table:table-cell table:style-name="ce11" table:formula="of:=[.$B$1]*POWER([.$C$1];[.G76])" office:value-type="float" office:value="439.902757090157" calcext:value-type="float">
            <text:p>439.90</text:p>
          </table:table-cell>
          <table:table-cell table:style-name="ce6" table:formula="of:=DEC2HEX([.H76]*[.F76])" office:value-type="string" office:string-value="DB" calcext:value-type="string">
            <text:p>DB</text:p>
          </table:table-cell>
          <table:table-cell table:style-name="ce6" table:formula="of:=DEC2HEX((437500/[.H76])-30.125)" office:value-type="string" office:string-value="3C4" calcext:value-type="string">
            <text:p>3C4</text:p>
          </table:table-cell>
          <table:table-cell table:style-name="ce6" table:formula="of:=LEN(TEXT([.I76];&quot;####&quot;))" office:value-type="float" office:value="2" calcext:value-type="float">
            <text:p>2</text:p>
          </table:table-cell>
          <table:table-cell table:style-name="ce6" table:formula="of:=LEN(TEXT([.J76];&quot;####&quot;))" office:value-type="float" office:value="3" calcext:value-type="float">
            <text:p>3</text:p>
          </table:table-cell>
          <table:table-cell table:style-name="ce6" table:formula="of:=IF([.K76]&lt;&gt;0;LEFT(&quot;0x0000&quot;;6-[.K76])&amp;[.I76];&quot;0x0000&quot;)" office:value-type="string" office:string-value="0x00DB" calcext:value-type="string">
            <text:p>0x00DB</text:p>
          </table:table-cell>
          <table:table-cell table:style-name="ce6" table:formula="of:=IF([.L76]&lt;&gt;0;LEFT(&quot;0x0000&quot;;6-[.L76])&amp;[.J76];&quot;0x0000&quot;)" office:value-type="string" office:string-value="0x03C4" calcext:value-type="string">
            <text:p>0x03C4</text:p>
          </table:table-cell>
          <table:table-cell table:style-name="ce6" table:formula="of:=&quot;DW &quot;&amp;[.M76]&amp;&quot;, &quot;&amp;[.N76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 table:number-rows-repeated="92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 THREE RAVENS (3)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 STRING</text:p>
          </table:table-cell>
          <table:table-cell table:style-name="ce2" office:value-type="string" calcext:value-type="string">
            <text:p>TAB FRE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VERSE</text:p>
          </table:table-cell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2"/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MIDDLE C OFFSET</text:p>
          </table:table-cell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table:formula="of:=0.3*[.C3]" office:value-type="float" office:value="0.3" calcext:value-type="float">
            <text:p>0.3</text:p>
          </table:table-cell>
          <table:table-cell table:style-name="ce6" table:formula="of:=VLOOKUP([.A3];[.$R$3:.$S$8];2;0)+[.B3]" office:value-type="float" office:value="4" calcext:value-type="float">
            <text:p>4</text:p>
          </table:table-cell>
          <table:table-cell table:style-name="ce11" table:formula="of:=[.$B$1]*POWER([.$C$1];[.G3])" office:value-type="float" office:value="329.598280983411" calcext:value-type="float">
            <text:p>329.60</text:p>
          </table:table-cell>
          <table:table-cell table:style-name="ce6" table:formula="of:=DEC2HEX([.H3]*[.F3])" office:value-type="string" office:string-value="62" calcext:value-type="string">
            <text:p>62</text:p>
          </table:table-cell>
          <table:table-cell table:style-name="ce6" table:formula="of:=DEC2HEX((437500/[.H3])-30.125)" office:value-type="string" office:string-value="511" calcext:value-type="string">
            <text:p>511</text:p>
          </table:table-cell>
          <table:table-cell table:style-name="ce6" table:formula="of:=LEN(TEXT([.I3];&quot;####&quot;))" office:value-type="float" office:value="2" calcext:value-type="float">
            <text:p>2</text:p>
          </table:table-cell>
          <table:table-cell table:style-name="ce6" table:formula="of:=LEN(TEXT([.J3];&quot;####&quot;))" office:value-type="float" office:value="3" calcext:value-type="float">
            <text:p>3</text:p>
          </table:table-cell>
          <table:table-cell table:style-name="ce6" table:formula="of:=IF([.K3]&lt;&gt;0;LEFT(&quot;0x0000&quot;;6-[.K3])&amp;[.I3];&quot;0x0000&quot;)" office:value-type="string" office:string-value="0x0062" calcext:value-type="string">
            <text:p>0x0062</text:p>
          </table:table-cell>
          <table:table-cell table:style-name="ce6" table:formula="of:=IF([.L3]&lt;&gt;0;LEFT(&quot;0x0000&quot;;6-[.L3])&amp;[.J3];&quot;0x0000&quot;)" office:value-type="string" office:string-value="0x0511" calcext:value-type="string">
            <text:p>0x0511</text:p>
          </table:table-cell>
          <table:table-cell table:style-name="ce6" table:formula="of:=&quot;DW &quot;&amp;[.M3]&amp;&quot;, &quot;&amp;[.N3]" office:value-type="string" office:string-value="DW 0x0062, 0x0511" calcext:value-type="string">
            <text:p>DW 0x0062, 0x051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100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4]" office:value-type="float" office:value="0.3" calcext:value-type="float">
            <text:p>0.3</text:p>
          </table:table-cell>
          <table:table-cell table:style-name="ce6" table:formula="of:=VLOOKUP([.A4];[.$R$3:.$S$8];2;0)+[.B4]" office:value-type="float" office:value="-4" calcext:value-type="float">
            <text:p>-4</text:p>
          </table:table-cell>
          <table:table-cell table:style-name="ce11" table:formula="of:=[.$B$1]*POWER([.$C$1];[.G4])" office:value-type="float" office:value="207.677833439444" calcext:value-type="float">
            <text:p>207.68</text:p>
          </table:table-cell>
          <table:table-cell table:style-name="ce6" table:formula="of:=DEC2HEX([.H4]*[.F4])" office:value-type="string" office:string-value="3E" calcext:value-type="string">
            <text:p>3E</text:p>
          </table:table-cell>
          <table:table-cell table:style-name="ce6" table:formula="of:=DEC2HEX((437500/[.H4])-30.125)" office:value-type="string" office:string-value="81C" calcext:value-type="string">
            <text:p>81C</text:p>
          </table:table-cell>
          <table:table-cell table:style-name="ce6" table:formula="of:=LEN(TEXT([.I4];&quot;####&quot;))" office:value-type="float" office:value="2" calcext:value-type="float">
            <text:p>2</text:p>
          </table:table-cell>
          <table:table-cell table:style-name="ce6" table:formula="of:=LEN(TEXT([.J4];&quot;####&quot;))" office:value-type="float" office:value="3" calcext:value-type="float">
            <text:p>3</text:p>
          </table:table-cell>
          <table:table-cell table:style-name="ce6" table:formula="of:=IF([.K4]&lt;&gt;0;LEFT(&quot;0x0000&quot;;6-[.K4])&amp;[.I4];&quot;0x0000&quot;)" office:value-type="string" office:string-value="0x003E" calcext:value-type="string">
            <text:p>0x003E</text:p>
          </table:table-cell>
          <table:table-cell table:style-name="ce6" table:formula="of:=IF([.L4]&lt;&gt;0;LEFT(&quot;0x0000&quot;;6-[.L4])&amp;[.J4];&quot;0x0000&quot;)" office:value-type="string" office:string-value="0x081C" calcext:value-type="string">
            <text:p>0x081C</text:p>
          </table:table-cell>
          <table:table-cell table:style-name="ce6" table:formula="of:=&quot;DW &quot;&amp;[.M4]&amp;&quot;, &quot;&amp;[.N4]" office:value-type="string" office:string-value="DW 0x003E, 0x081C" calcext:value-type="string">
            <text:p>DW 0x003E, 0x081C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-4" calcext:value-type="float">
            <text:p>-4</text:p>
          </table:table-cell>
          <table:table-cell table:number-columns-repeated="100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5]" office:value-type="float" office:value="0.3" calcext:value-type="float">
            <text:p>0.3</text:p>
          </table:table-cell>
          <table:table-cell table:style-name="ce6" table:formula="of:=VLOOKUP([.A5];[.$R$3:.$S$8];2;0)+[.B5]" office:value-type="float" office:value="9" calcext:value-type="float">
            <text:p>9</text:p>
          </table:table-cell>
          <table:table-cell table:style-name="ce11" table:formula="of:=[.$B$1]*POWER([.$C$1];[.G5])" office:value-type="float" office:value="439.902757090157" calcext:value-type="float">
            <text:p>439.90</text:p>
          </table:table-cell>
          <table:table-cell table:style-name="ce6" table:formula="of:=DEC2HEX([.H5]*[.F5])" office:value-type="string" office:string-value="83" calcext:value-type="string">
            <text:p>83</text:p>
          </table:table-cell>
          <table:table-cell table:style-name="ce6" table:formula="of:=DEC2HEX((437500/[.H5])-30.125)" office:value-type="string" office:string-value="3C4" calcext:value-type="string">
            <text:p>3C4</text:p>
          </table:table-cell>
          <table:table-cell table:style-name="ce6" table:formula="of:=LEN(TEXT([.I5];&quot;####&quot;))" office:value-type="float" office:value="2" calcext:value-type="float">
            <text:p>2</text:p>
          </table:table-cell>
          <table:table-cell table:style-name="ce6" table:formula="of:=LEN(TEXT([.J5];&quot;####&quot;))" office:value-type="float" office:value="3" calcext:value-type="float">
            <text:p>3</text:p>
          </table:table-cell>
          <table:table-cell table:style-name="ce6" table:formula="of:=IF([.K5]&lt;&gt;0;LEFT(&quot;0x0000&quot;;6-[.K5])&amp;[.I5];&quot;0x0000&quot;)" office:value-type="string" office:string-value="0x0083" calcext:value-type="string">
            <text:p>0x0083</text:p>
          </table:table-cell>
          <table:table-cell table:style-name="ce6" table:formula="of:=IF([.L5]&lt;&gt;0;LEFT(&quot;0x0000&quot;;6-[.L5])&amp;[.J5];&quot;0x0000&quot;)" office:value-type="string" office:string-value="0x03C4" calcext:value-type="string">
            <text:p>0x03C4</text:p>
          </table:table-cell>
          <table:table-cell table:style-name="ce6" table:formula="of:=&quot;DW &quot;&amp;[.M5]&amp;&quot;, &quot;&amp;[.N5]" office:value-type="string" office:string-value="DW 0x0083, 0x03C4" calcext:value-type="string">
            <text:p>DW 0x0083, 0x03C4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6]" office:value-type="float" office:value="0.3" calcext:value-type="float">
            <text:p>0.3</text:p>
          </table:table-cell>
          <table:table-cell table:style-name="ce6" table:formula="of:=VLOOKUP([.A6];[.$R$3:.$S$8];2;0)+[.B6]" office:value-type="float" office:value="4" calcext:value-type="float">
            <text:p>4</text:p>
          </table:table-cell>
          <table:table-cell table:style-name="ce11" table:formula="of:=[.$B$1]*POWER([.$C$1];[.G6])" office:value-type="float" office:value="329.598280983411" calcext:value-type="float">
            <text:p>329.60</text:p>
          </table:table-cell>
          <table:table-cell table:style-name="ce6" table:formula="of:=DEC2HEX([.H6]*[.F6])" office:value-type="string" office:string-value="62" calcext:value-type="string">
            <text:p>62</text:p>
          </table:table-cell>
          <table:table-cell table:style-name="ce6" table:formula="of:=DEC2HEX((437500/[.H6])-30.125)" office:value-type="string" office:string-value="511" calcext:value-type="string">
            <text:p>511</text:p>
          </table:table-cell>
          <table:table-cell table:style-name="ce6" table:formula="of:=LEN(TEXT([.I6];&quot;####&quot;))" office:value-type="float" office:value="2" calcext:value-type="float">
            <text:p>2</text:p>
          </table:table-cell>
          <table:table-cell table:style-name="ce6" table:formula="of:=LEN(TEXT([.J6];&quot;####&quot;))" office:value-type="float" office:value="3" calcext:value-type="float">
            <text:p>3</text:p>
          </table:table-cell>
          <table:table-cell table:style-name="ce6" table:formula="of:=IF([.K6]&lt;&gt;0;LEFT(&quot;0x0000&quot;;6-[.K6])&amp;[.I6];&quot;0x0000&quot;)" office:value-type="string" office:string-value="0x0062" calcext:value-type="string">
            <text:p>0x0062</text:p>
          </table:table-cell>
          <table:table-cell table:style-name="ce6" table:formula="of:=IF([.L6]&lt;&gt;0;LEFT(&quot;0x0000&quot;;6-[.L6])&amp;[.J6];&quot;0x0000&quot;)" office:value-type="string" office:string-value="0x0511" calcext:value-type="string">
            <text:p>0x0511</text:p>
          </table:table-cell>
          <table:table-cell table:style-name="ce6" table:formula="of:=&quot;DW &quot;&amp;[.M6]&amp;&quot;, &quot;&amp;[.N6]" office:value-type="string" office:string-value="DW 0x0062, 0x0511" calcext:value-type="string">
            <text:p>DW 0x0062, 0x0511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7]" office:value-type="float" office:value="0.3" calcext:value-type="float">
            <text:p>0.3</text:p>
          </table:table-cell>
          <table:table-cell table:style-name="ce6" table:formula="of:=VLOOKUP([.A7];[.$R$3:.$S$8];2;0)+[.B7]" office:value-type="float" office:value="9" calcext:value-type="float">
            <text:p>9</text:p>
          </table:table-cell>
          <table:table-cell table:style-name="ce11" table:formula="of:=[.$B$1]*POWER([.$C$1];[.G7])" office:value-type="float" office:value="439.902757090157" calcext:value-type="float">
            <text:p>439.90</text:p>
          </table:table-cell>
          <table:table-cell table:style-name="ce6" table:formula="of:=DEC2HEX([.H7]*[.F7])" office:value-type="string" office:string-value="83" calcext:value-type="string">
            <text:p>83</text:p>
          </table:table-cell>
          <table:table-cell table:style-name="ce6" table:formula="of:=DEC2HEX((437500/[.H7])-30.125)" office:value-type="string" office:string-value="3C4" calcext:value-type="string">
            <text:p>3C4</text:p>
          </table:table-cell>
          <table:table-cell table:style-name="ce6" table:formula="of:=LEN(TEXT([.I7];&quot;####&quot;))" office:value-type="float" office:value="2" calcext:value-type="float">
            <text:p>2</text:p>
          </table:table-cell>
          <table:table-cell table:style-name="ce6" table:formula="of:=LEN(TEXT([.J7];&quot;####&quot;))" office:value-type="float" office:value="3" calcext:value-type="float">
            <text:p>3</text:p>
          </table:table-cell>
          <table:table-cell table:style-name="ce6" table:formula="of:=IF([.K7]&lt;&gt;0;LEFT(&quot;0x0000&quot;;6-[.K7])&amp;[.I7];&quot;0x0000&quot;)" office:value-type="string" office:string-value="0x0083" calcext:value-type="string">
            <text:p>0x0083</text:p>
          </table:table-cell>
          <table:table-cell table:style-name="ce6" table:formula="of:=IF([.L7]&lt;&gt;0;LEFT(&quot;0x0000&quot;;6-[.L7])&amp;[.J7];&quot;0x0000&quot;)" office:value-type="string" office:string-value="0x03C4" calcext:value-type="string">
            <text:p>0x03C4</text:p>
          </table:table-cell>
          <table:table-cell table:style-name="ce6" table:formula="of:=&quot;DW &quot;&amp;[.M7]&amp;&quot;, &quot;&amp;[.N7]" office:value-type="string" office:string-value="DW 0x0083, 0x03C4" calcext:value-type="string">
            <text:p>DW 0x0083, 0x03C4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8]" office:value-type="float" office:value="0.3" calcext:value-type="float">
            <text:p>0.3</text:p>
          </table:table-cell>
          <table:table-cell table:style-name="ce6" table:formula="of:=VLOOKUP([.A8];[.$R$3:.$S$8];2;0)+[.B8]" office:value-type="float" office:value="11" calcext:value-type="float">
            <text:p>11</text:p>
          </table:table-cell>
          <table:table-cell table:style-name="ce11" table:formula="of:=[.$B$1]*POWER([.$C$1];[.G8])" office:value-type="float" office:value="493.748037339759" calcext:value-type="float">
            <text:p>493.75</text:p>
          </table:table-cell>
          <table:table-cell table:style-name="ce6" table:formula="of:=DEC2HEX([.H8]*[.F8])" office:value-type="string" office:string-value="94" calcext:value-type="string">
            <text:p>94</text:p>
          </table:table-cell>
          <table:table-cell table:style-name="ce6" table:formula="of:=DEC2HEX((437500/[.H8])-30.125)" office:value-type="string" office:string-value="357" calcext:value-type="string">
            <text:p>357</text:p>
          </table:table-cell>
          <table:table-cell table:style-name="ce6" table:formula="of:=LEN(TEXT([.I8];&quot;####&quot;))" office:value-type="float" office:value="2" calcext:value-type="float">
            <text:p>2</text:p>
          </table:table-cell>
          <table:table-cell table:style-name="ce6" table:formula="of:=LEN(TEXT([.J8];&quot;####&quot;))" office:value-type="float" office:value="3" calcext:value-type="float">
            <text:p>3</text:p>
          </table:table-cell>
          <table:table-cell table:style-name="ce6" table:formula="of:=IF([.K8]&lt;&gt;0;LEFT(&quot;0x0000&quot;;6-[.K8])&amp;[.I8];&quot;0x0000&quot;)" office:value-type="string" office:string-value="0x0094" calcext:value-type="string">
            <text:p>0x0094</text:p>
          </table:table-cell>
          <table:table-cell table:style-name="ce6" table:formula="of:=IF([.L8]&lt;&gt;0;LEFT(&quot;0x0000&quot;;6-[.L8])&amp;[.J8];&quot;0x0000&quot;)" office:value-type="string" office:string-value="0x0357" calcext:value-type="string">
            <text:p>0x0357</text:p>
          </table:table-cell>
          <table:table-cell table:style-name="ce6" table:formula="of:=&quot;DW &quot;&amp;[.M8]&amp;&quot;, &quot;&amp;[.N8]" office:value-type="string" office:string-value="DW 0x0094, 0x0357" calcext:value-type="string">
            <text:p>DW 0x0094, 0x0357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9]" office:value-type="float" office:value="0.3" calcext:value-type="float">
            <text:p>0.3</text:p>
          </table:table-cell>
          <table:table-cell table:style-name="ce6" table:formula="of:=VLOOKUP([.A9];[.$R$3:.$S$8];2;0)+[.B9]" office:value-type="float" office:value="4" calcext:value-type="float">
            <text:p>4</text:p>
          </table:table-cell>
          <table:table-cell table:style-name="ce11" table:formula="of:=[.$B$1]*POWER([.$C$1];[.G9])" office:value-type="float" office:value="329.598280983411" calcext:value-type="float">
            <text:p>329.60</text:p>
          </table:table-cell>
          <table:table-cell table:style-name="ce6" table:formula="of:=DEC2HEX([.H9]*[.F9])" office:value-type="string" office:string-value="62" calcext:value-type="string">
            <text:p>62</text:p>
          </table:table-cell>
          <table:table-cell table:style-name="ce6" table:formula="of:=DEC2HEX((437500/[.H9])-30.125)" office:value-type="string" office:string-value="511" calcext:value-type="string">
            <text:p>511</text:p>
          </table:table-cell>
          <table:table-cell table:style-name="ce6" table:formula="of:=LEN(TEXT([.I9];&quot;####&quot;))" office:value-type="float" office:value="2" calcext:value-type="float">
            <text:p>2</text:p>
          </table:table-cell>
          <table:table-cell table:style-name="ce6" table:formula="of:=LEN(TEXT([.J9];&quot;####&quot;))" office:value-type="float" office:value="3" calcext:value-type="float">
            <text:p>3</text:p>
          </table:table-cell>
          <table:table-cell table:style-name="ce6" table:formula="of:=IF([.K9]&lt;&gt;0;LEFT(&quot;0x0000&quot;;6-[.K9])&amp;[.I9];&quot;0x0000&quot;)" office:value-type="string" office:string-value="0x0062" calcext:value-type="string">
            <text:p>0x0062</text:p>
          </table:table-cell>
          <table:table-cell table:style-name="ce6" table:formula="of:=IF([.L9]&lt;&gt;0;LEFT(&quot;0x0000&quot;;6-[.L9])&amp;[.J9];&quot;0x0000&quot;)" office:value-type="string" office:string-value="0x0511" calcext:value-type="string">
            <text:p>0x0511</text:p>
          </table:table-cell>
          <table:table-cell table:style-name="ce6" table:formula="of:=&quot;DW &quot;&amp;[.M9]&amp;&quot;, &quot;&amp;[.N9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0]" office:value-type="float" office:value="0.3" calcext:value-type="float">
            <text:p>0.3</text:p>
          </table:table-cell>
          <table:table-cell table:style-name="ce6" table:formula="of:=VLOOKUP([.A10];[.$R$3:.$S$8];2;0)+[.B10]" office:value-type="float" office:value="9" calcext:value-type="float">
            <text:p>9</text:p>
          </table:table-cell>
          <table:table-cell table:style-name="ce11" table:formula="of:=[.$B$1]*POWER([.$C$1];[.G10])" office:value-type="float" office:value="439.902757090157" calcext:value-type="float">
            <text:p>439.90</text:p>
          </table:table-cell>
          <table:table-cell table:style-name="ce6" table:formula="of:=DEC2HEX([.H10]*[.F10])" office:value-type="string" office:string-value="83" calcext:value-type="string">
            <text:p>83</text:p>
          </table:table-cell>
          <table:table-cell table:style-name="ce6" table:formula="of:=DEC2HEX((437500/[.H10])-30.125)" office:value-type="string" office:string-value="3C4" calcext:value-type="string">
            <text:p>3C4</text:p>
          </table:table-cell>
          <table:table-cell table:style-name="ce6" table:formula="of:=LEN(TEXT([.I10];&quot;####&quot;))" office:value-type="float" office:value="2" calcext:value-type="float">
            <text:p>2</text:p>
          </table:table-cell>
          <table:table-cell table:style-name="ce6" table:formula="of:=LEN(TEXT([.J10];&quot;####&quot;))" office:value-type="float" office:value="3" calcext:value-type="float">
            <text:p>3</text:p>
          </table:table-cell>
          <table:table-cell table:style-name="ce6" table:formula="of:=IF([.K10]&lt;&gt;0;LEFT(&quot;0x0000&quot;;6-[.K10])&amp;[.I10];&quot;0x0000&quot;)" office:value-type="string" office:string-value="0x0083" calcext:value-type="string">
            <text:p>0x0083</text:p>
          </table:table-cell>
          <table:table-cell table:style-name="ce6" table:formula="of:=IF([.L10]&lt;&gt;0;LEFT(&quot;0x0000&quot;;6-[.L10])&amp;[.J10];&quot;0x0000&quot;)" office:value-type="string" office:string-value="0x03C4" calcext:value-type="string">
            <text:p>0x03C4</text:p>
          </table:table-cell>
          <table:table-cell table:style-name="ce6" table:formula="of:=&quot;DW &quot;&amp;[.M10]&amp;&quot;, &quot;&amp;[.N10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1]" office:value-type="float" office:value="0.3" calcext:value-type="float">
            <text:p>0.3</text:p>
          </table:table-cell>
          <table:table-cell table:style-name="ce6" table:formula="of:=VLOOKUP([.A11];[.$R$3:.$S$8];2;0)+[.B11]" office:value-type="float" office:value="12" calcext:value-type="float">
            <text:p>12</text:p>
          </table:table-cell>
          <table:table-cell table:style-name="ce11" table:formula="of:=[.$B$1]*POWER([.$C$1];[.G11])" office:value-type="float" office:value="523.093991438891" calcext:value-type="float">
            <text:p>523.09</text:p>
          </table:table-cell>
          <table:table-cell table:style-name="ce6" table:formula="of:=DEC2HEX([.H11]*[.F11])" office:value-type="string" office:string-value="9C" calcext:value-type="string">
            <text:p>9C</text:p>
          </table:table-cell>
          <table:table-cell table:style-name="ce6" table:formula="of:=DEC2HEX((437500/[.H11])-30.125)" office:value-type="string" office:string-value="326" calcext:value-type="string">
            <text:p>326</text:p>
          </table:table-cell>
          <table:table-cell table:style-name="ce6" table:formula="of:=LEN(TEXT([.I11];&quot;####&quot;))" office:value-type="float" office:value="2" calcext:value-type="float">
            <text:p>2</text:p>
          </table:table-cell>
          <table:table-cell table:style-name="ce6" table:formula="of:=LEN(TEXT([.J11];&quot;####&quot;))" office:value-type="float" office:value="3" calcext:value-type="float">
            <text:p>3</text:p>
          </table:table-cell>
          <table:table-cell table:style-name="ce6" table:formula="of:=IF([.K11]&lt;&gt;0;LEFT(&quot;0x0000&quot;;6-[.K11])&amp;[.I11];&quot;0x0000&quot;)" office:value-type="string" office:string-value="0x009C" calcext:value-type="string">
            <text:p>0x009C</text:p>
          </table:table-cell>
          <table:table-cell table:style-name="ce6" table:formula="of:=IF([.L11]&lt;&gt;0;LEFT(&quot;0x0000&quot;;6-[.L11])&amp;[.J11];&quot;0x0000&quot;)" office:value-type="string" office:string-value="0x0326" calcext:value-type="string">
            <text:p>0x0326</text:p>
          </table:table-cell>
          <table:table-cell table:style-name="ce6" table:formula="of:=&quot;DW &quot;&amp;[.M11]&amp;&quot;, &quot;&amp;[.N11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12]" office:value-type="float" office:value="0.3" calcext:value-type="float">
            <text:p>0.3</text:p>
          </table:table-cell>
          <table:table-cell table:style-name="ce6" table:formula="of:=VLOOKUP([.A12];[.$R$3:.$S$8];2;0)+[.B12]" office:value-type="float" office:value="4" calcext:value-type="float">
            <text:p>4</text:p>
          </table:table-cell>
          <table:table-cell table:style-name="ce11" table:formula="of:=[.$B$1]*POWER([.$C$1];[.G12])" office:value-type="float" office:value="329.598280983411" calcext:value-type="float">
            <text:p>329.60</text:p>
          </table:table-cell>
          <table:table-cell table:style-name="ce6" table:formula="of:=DEC2HEX([.H12]*[.F12])" office:value-type="string" office:string-value="62" calcext:value-type="string">
            <text:p>62</text:p>
          </table:table-cell>
          <table:table-cell table:style-name="ce6" table:formula="of:=DEC2HEX((437500/[.H12])-30.125)" office:value-type="string" office:string-value="511" calcext:value-type="string">
            <text:p>511</text:p>
          </table:table-cell>
          <table:table-cell table:style-name="ce6" table:formula="of:=LEN(TEXT([.I12];&quot;####&quot;))" office:value-type="float" office:value="2" calcext:value-type="float">
            <text:p>2</text:p>
          </table:table-cell>
          <table:table-cell table:style-name="ce6" table:formula="of:=LEN(TEXT([.J12];&quot;####&quot;))" office:value-type="float" office:value="3" calcext:value-type="float">
            <text:p>3</text:p>
          </table:table-cell>
          <table:table-cell table:style-name="ce6" table:formula="of:=IF([.K12]&lt;&gt;0;LEFT(&quot;0x0000&quot;;6-[.K12])&amp;[.I12];&quot;0x0000&quot;)" office:value-type="string" office:string-value="0x0062" calcext:value-type="string">
            <text:p>0x0062</text:p>
          </table:table-cell>
          <table:table-cell table:style-name="ce6" table:formula="of:=IF([.L12]&lt;&gt;0;LEFT(&quot;0x0000&quot;;6-[.L12])&amp;[.J12];&quot;0x0000&quot;)" office:value-type="string" office:string-value="0x0511" calcext:value-type="string">
            <text:p>0x0511</text:p>
          </table:table-cell>
          <table:table-cell table:style-name="ce6" table:formula="of:=&quot;DW &quot;&amp;[.M12]&amp;&quot;, &quot;&amp;[.N12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6" table:formula="of:=0.3*[.C13]" office:value-type="float" office:value="0.3" calcext:value-type="float">
            <text:p>0.3</text:p>
          </table:table-cell>
          <table:table-cell table:style-name="ce6" table:formula="of:=VLOOKUP([.A13];[.$R$3:.$S$8];2;0)+[.B13]" office:value-type="float" office:value="16" calcext:value-type="float">
            <text:p>16</text:p>
          </table:table-cell>
          <table:table-cell table:style-name="ce11" table:formula="of:=[.$B$1]*POWER([.$C$1];[.G13])" office:value-type="float" office:value="658.987426407559" calcext:value-type="float">
            <text:p>658.99</text:p>
          </table:table-cell>
          <table:table-cell table:style-name="ce6" table:formula="of:=DEC2HEX([.H13]*[.F13])" office:value-type="string" office:string-value="C5" calcext:value-type="string">
            <text:p>C5</text:p>
          </table:table-cell>
          <table:table-cell table:style-name="ce6" table:formula="of:=DEC2HEX((437500/[.H13])-30.125)" office:value-type="string" office:string-value="279" calcext:value-type="string">
            <text:p>279</text:p>
          </table:table-cell>
          <table:table-cell table:style-name="ce6" table:formula="of:=LEN(TEXT([.I13];&quot;####&quot;))" office:value-type="float" office:value="2" calcext:value-type="float">
            <text:p>2</text:p>
          </table:table-cell>
          <table:table-cell table:style-name="ce6" table:formula="of:=LEN(TEXT([.J13];&quot;####&quot;))" office:value-type="float" office:value="3" calcext:value-type="float">
            <text:p>3</text:p>
          </table:table-cell>
          <table:table-cell table:style-name="ce6" table:formula="of:=IF([.K13]&lt;&gt;0;LEFT(&quot;0x0000&quot;;6-[.K13])&amp;[.I13];&quot;0x0000&quot;)" office:value-type="string" office:string-value="0x00C5" calcext:value-type="string">
            <text:p>0x00C5</text:p>
          </table:table-cell>
          <table:table-cell table:style-name="ce6" table:formula="of:=IF([.L13]&lt;&gt;0;LEFT(&quot;0x0000&quot;;6-[.L13])&amp;[.J13];&quot;0x0000&quot;)" office:value-type="string" office:string-value="0x0279" calcext:value-type="string">
            <text:p>0x0279</text:p>
          </table:table-cell>
          <table:table-cell table:style-name="ce6" table:formula="of:=&quot;DW &quot;&amp;[.M13]&amp;&quot;, &quot;&amp;[.N13]" office:value-type="string" office:string-value="DW 0x00C5, 0x0279" calcext:value-type="string">
            <text:p>DW 0x00C5, 0x0279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14]" office:value-type="float" office:value="0.3" calcext:value-type="float">
            <text:p>0.3</text:p>
          </table:table-cell>
          <table:table-cell table:style-name="ce6" table:formula="of:=VLOOKUP([.A14];[.$R$3:.$S$8];2;0)+[.B14]" office:value-type="float" office:value="5" calcext:value-type="float">
            <text:p>5</text:p>
          </table:table-cell>
          <table:table-cell table:style-name="ce11" table:formula="of:=[.$B$1]*POWER([.$C$1];[.G14])" office:value-type="float" office:value="349.187981181523" calcext:value-type="float">
            <text:p>349.19</text:p>
          </table:table-cell>
          <table:table-cell table:style-name="ce6" table:formula="of:=DEC2HEX([.H14]*[.F14])" office:value-type="string" office:string-value="68" calcext:value-type="string">
            <text:p>68</text:p>
          </table:table-cell>
          <table:table-cell table:style-name="ce6" table:formula="of:=DEC2HEX((437500/[.H14])-30.125)" office:value-type="string" office:string-value="4C6" calcext:value-type="string">
            <text:p>4C6</text:p>
          </table:table-cell>
          <table:table-cell table:style-name="ce6" table:formula="of:=LEN(TEXT([.I14];&quot;####&quot;))" office:value-type="float" office:value="2" calcext:value-type="float">
            <text:p>2</text:p>
          </table:table-cell>
          <table:table-cell table:style-name="ce6" table:formula="of:=LEN(TEXT([.J14];&quot;####&quot;))" office:value-type="float" office:value="3" calcext:value-type="float">
            <text:p>3</text:p>
          </table:table-cell>
          <table:table-cell table:style-name="ce6" table:formula="of:=IF([.K14]&lt;&gt;0;LEFT(&quot;0x0000&quot;;6-[.K14])&amp;[.I14];&quot;0x0000&quot;)" office:value-type="string" office:string-value="0x0068" calcext:value-type="string">
            <text:p>0x0068</text:p>
          </table:table-cell>
          <table:table-cell table:style-name="ce6" table:formula="of:=IF([.L14]&lt;&gt;0;LEFT(&quot;0x0000&quot;;6-[.L14])&amp;[.J14];&quot;0x0000&quot;)" office:value-type="string" office:string-value="0x04C6" calcext:value-type="string">
            <text:p>0x04C6</text:p>
          </table:table-cell>
          <table:table-cell table:style-name="ce6" table:formula="of:=&quot;DW &quot;&amp;[.M14]&amp;&quot;, &quot;&amp;[.N14]" office:value-type="string" office:string-value="DW 0x0068, 0x04C6" calcext:value-type="string">
            <text:p>DW 0x0068, 0x04C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15]" office:value-type="float" office:value="0.3" calcext:value-type="float">
            <text:p>0.3</text:p>
          </table:table-cell>
          <table:table-cell table:style-name="ce6" table:formula="of:=VLOOKUP([.A15];[.$R$3:.$S$8];2;0)+[.B15]" office:value-type="float" office:value="9" calcext:value-type="float">
            <text:p>9</text:p>
          </table:table-cell>
          <table:table-cell table:style-name="ce11" table:formula="of:=[.$B$1]*POWER([.$C$1];[.G15])" office:value-type="float" office:value="439.902757090157" calcext:value-type="float">
            <text:p>439.90</text:p>
          </table:table-cell>
          <table:table-cell table:style-name="ce6" table:formula="of:=DEC2HEX([.H15]*[.F15])" office:value-type="string" office:string-value="83" calcext:value-type="string">
            <text:p>83</text:p>
          </table:table-cell>
          <table:table-cell table:style-name="ce6" table:formula="of:=DEC2HEX((437500/[.H15])-30.125)" office:value-type="string" office:string-value="3C4" calcext:value-type="string">
            <text:p>3C4</text:p>
          </table:table-cell>
          <table:table-cell table:style-name="ce6" table:formula="of:=LEN(TEXT([.I15];&quot;####&quot;))" office:value-type="float" office:value="2" calcext:value-type="float">
            <text:p>2</text:p>
          </table:table-cell>
          <table:table-cell table:style-name="ce6" table:formula="of:=LEN(TEXT([.J15];&quot;####&quot;))" office:value-type="float" office:value="3" calcext:value-type="float">
            <text:p>3</text:p>
          </table:table-cell>
          <table:table-cell table:style-name="ce6" table:formula="of:=IF([.K15]&lt;&gt;0;LEFT(&quot;0x0000&quot;;6-[.K15])&amp;[.I15];&quot;0x0000&quot;)" office:value-type="string" office:string-value="0x0083" calcext:value-type="string">
            <text:p>0x0083</text:p>
          </table:table-cell>
          <table:table-cell table:style-name="ce6" table:formula="of:=IF([.L15]&lt;&gt;0;LEFT(&quot;0x0000&quot;;6-[.L15])&amp;[.J15];&quot;0x0000&quot;)" office:value-type="string" office:string-value="0x03C4" calcext:value-type="string">
            <text:p>0x03C4</text:p>
          </table:table-cell>
          <table:table-cell table:style-name="ce6" table:formula="of:=&quot;DW &quot;&amp;[.M15]&amp;&quot;, &quot;&amp;[.N15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16]" office:value-type="float" office:value="0.3" calcext:value-type="float">
            <text:p>0.3</text:p>
          </table:table-cell>
          <table:table-cell table:style-name="ce6" table:formula="of:=VLOOKUP([.A16];[.$R$3:.$S$8];2;0)+[.B16]" office:value-type="float" office:value="14" calcext:value-type="float">
            <text:p>14</text:p>
          </table:table-cell>
          <table:table-cell table:style-name="ce11" table:formula="of:=[.$B$1]*POWER([.$C$1];[.G16])" office:value-type="float" office:value="587.122102451928" calcext:value-type="float">
            <text:p>587.12</text:p>
          </table:table-cell>
          <table:table-cell table:style-name="ce6" table:formula="of:=DEC2HEX([.H16]*[.F16])" office:value-type="string" office:string-value="B0" calcext:value-type="string">
            <text:p>B0</text:p>
          </table:table-cell>
          <table:table-cell table:style-name="ce6" table:formula="of:=DEC2HEX((437500/[.H16])-30.125)" office:value-type="string" office:string-value="2CB" calcext:value-type="string">
            <text:p>2CB</text:p>
          </table:table-cell>
          <table:table-cell table:style-name="ce6" table:formula="of:=LEN(TEXT([.I16];&quot;####&quot;))" office:value-type="float" office:value="2" calcext:value-type="float">
            <text:p>2</text:p>
          </table:table-cell>
          <table:table-cell table:style-name="ce6" table:formula="of:=LEN(TEXT([.J16];&quot;####&quot;))" office:value-type="float" office:value="3" calcext:value-type="float">
            <text:p>3</text:p>
          </table:table-cell>
          <table:table-cell table:style-name="ce6" table:formula="of:=IF([.K16]&lt;&gt;0;LEFT(&quot;0x0000&quot;;6-[.K16])&amp;[.I16];&quot;0x0000&quot;)" office:value-type="string" office:string-value="0x00B0" calcext:value-type="string">
            <text:p>0x00B0</text:p>
          </table:table-cell>
          <table:table-cell table:style-name="ce6" table:formula="of:=IF([.L16]&lt;&gt;0;LEFT(&quot;0x0000&quot;;6-[.L16])&amp;[.J16];&quot;0x0000&quot;)" office:value-type="string" office:string-value="0x02CB" calcext:value-type="string">
            <text:p>0x02CB</text:p>
          </table:table-cell>
          <table:table-cell table:style-name="ce6" table:formula="of:=&quot;DW &quot;&amp;[.M16]&amp;&quot;, &quot;&amp;[.N16]" office:value-type="string" office:string-value="DW 0x00B0, 0x02CB" calcext:value-type="string">
            <text:p>DW 0x00B0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7]" office:value-type="float" office:value="0.3" calcext:value-type="float">
            <text:p>0.3</text:p>
          </table:table-cell>
          <table:table-cell table:style-name="ce6" table:formula="of:=VLOOKUP([.A17];[.$R$3:.$S$8];2;0)+[.B17]" office:value-type="float" office:value="4" calcext:value-type="float">
            <text:p>4</text:p>
          </table:table-cell>
          <table:table-cell table:style-name="ce11" table:formula="of:=[.$B$1]*POWER([.$C$1];[.G17])" office:value-type="float" office:value="329.598280983411" calcext:value-type="float">
            <text:p>329.60</text:p>
          </table:table-cell>
          <table:table-cell table:style-name="ce6" table:formula="of:=DEC2HEX([.H17]*[.F17])" office:value-type="string" office:string-value="62" calcext:value-type="string">
            <text:p>62</text:p>
          </table:table-cell>
          <table:table-cell table:style-name="ce6" table:formula="of:=DEC2HEX((437500/[.H17])-30.125)" office:value-type="string" office:string-value="511" calcext:value-type="string">
            <text:p>511</text:p>
          </table:table-cell>
          <table:table-cell table:style-name="ce6" table:formula="of:=LEN(TEXT([.I17];&quot;####&quot;))" office:value-type="float" office:value="2" calcext:value-type="float">
            <text:p>2</text:p>
          </table:table-cell>
          <table:table-cell table:style-name="ce6" table:formula="of:=LEN(TEXT([.J17];&quot;####&quot;))" office:value-type="float" office:value="3" calcext:value-type="float">
            <text:p>3</text:p>
          </table:table-cell>
          <table:table-cell table:style-name="ce6" table:formula="of:=IF([.K17]&lt;&gt;0;LEFT(&quot;0x0000&quot;;6-[.K17])&amp;[.I17];&quot;0x0000&quot;)" office:value-type="string" office:string-value="0x0062" calcext:value-type="string">
            <text:p>0x0062</text:p>
          </table:table-cell>
          <table:table-cell table:style-name="ce6" table:formula="of:=IF([.L17]&lt;&gt;0;LEFT(&quot;0x0000&quot;;6-[.L17])&amp;[.J17];&quot;0x0000&quot;)" office:value-type="string" office:string-value="0x0511" calcext:value-type="string">
            <text:p>0x0511</text:p>
          </table:table-cell>
          <table:table-cell table:style-name="ce6" table:formula="of:=&quot;DW &quot;&amp;[.M17]&amp;&quot;, &quot;&amp;[.N17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8]" office:value-type="float" office:value="0.3" calcext:value-type="float">
            <text:p>0.3</text:p>
          </table:table-cell>
          <table:table-cell table:style-name="ce6" table:formula="of:=VLOOKUP([.A18];[.$R$3:.$S$8];2;0)+[.B18]" office:value-type="float" office:value="9" calcext:value-type="float">
            <text:p>9</text:p>
          </table:table-cell>
          <table:table-cell table:style-name="ce11" table:formula="of:=[.$B$1]*POWER([.$C$1];[.G18])" office:value-type="float" office:value="439.902757090157" calcext:value-type="float">
            <text:p>439.90</text:p>
          </table:table-cell>
          <table:table-cell table:style-name="ce6" table:formula="of:=DEC2HEX([.H18]*[.F18])" office:value-type="string" office:string-value="83" calcext:value-type="string">
            <text:p>83</text:p>
          </table:table-cell>
          <table:table-cell table:style-name="ce6" table:formula="of:=DEC2HEX((437500/[.H18])-30.125)" office:value-type="string" office:string-value="3C4" calcext:value-type="string">
            <text:p>3C4</text:p>
          </table:table-cell>
          <table:table-cell table:style-name="ce6" table:formula="of:=LEN(TEXT([.I18];&quot;####&quot;))" office:value-type="float" office:value="2" calcext:value-type="float">
            <text:p>2</text:p>
          </table:table-cell>
          <table:table-cell table:style-name="ce6" table:formula="of:=LEN(TEXT([.J18];&quot;####&quot;))" office:value-type="float" office:value="3" calcext:value-type="float">
            <text:p>3</text:p>
          </table:table-cell>
          <table:table-cell table:style-name="ce6" table:formula="of:=IF([.K18]&lt;&gt;0;LEFT(&quot;0x0000&quot;;6-[.K18])&amp;[.I18];&quot;0x0000&quot;)" office:value-type="string" office:string-value="0x0083" calcext:value-type="string">
            <text:p>0x0083</text:p>
          </table:table-cell>
          <table:table-cell table:style-name="ce6" table:formula="of:=IF([.L18]&lt;&gt;0;LEFT(&quot;0x0000&quot;;6-[.L18])&amp;[.J18];&quot;0x0000&quot;)" office:value-type="string" office:string-value="0x03C4" calcext:value-type="string">
            <text:p>0x03C4</text:p>
          </table:table-cell>
          <table:table-cell table:style-name="ce6" table:formula="of:=&quot;DW &quot;&amp;[.M18]&amp;&quot;, &quot;&amp;[.N18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9]" office:value-type="float" office:value="0.3" calcext:value-type="float">
            <text:p>0.3</text:p>
          </table:table-cell>
          <table:table-cell table:style-name="ce6" table:formula="of:=VLOOKUP([.A19];[.$R$3:.$S$8];2;0)+[.B19]" office:value-type="float" office:value="12" calcext:value-type="float">
            <text:p>12</text:p>
          </table:table-cell>
          <table:table-cell table:style-name="ce11" table:formula="of:=[.$B$1]*POWER([.$C$1];[.G19])" office:value-type="float" office:value="523.093991438891" calcext:value-type="float">
            <text:p>523.09</text:p>
          </table:table-cell>
          <table:table-cell table:style-name="ce6" table:formula="of:=DEC2HEX([.H19]*[.F19])" office:value-type="string" office:string-value="9C" calcext:value-type="string">
            <text:p>9C</text:p>
          </table:table-cell>
          <table:table-cell table:style-name="ce6" table:formula="of:=DEC2HEX((437500/[.H19])-30.125)" office:value-type="string" office:string-value="326" calcext:value-type="string">
            <text:p>326</text:p>
          </table:table-cell>
          <table:table-cell table:style-name="ce6" table:formula="of:=LEN(TEXT([.I19];&quot;####&quot;))" office:value-type="float" office:value="2" calcext:value-type="float">
            <text:p>2</text:p>
          </table:table-cell>
          <table:table-cell table:style-name="ce6" table:formula="of:=LEN(TEXT([.J19];&quot;####&quot;))" office:value-type="float" office:value="3" calcext:value-type="float">
            <text:p>3</text:p>
          </table:table-cell>
          <table:table-cell table:style-name="ce6" table:formula="of:=IF([.K19]&lt;&gt;0;LEFT(&quot;0x0000&quot;;6-[.K19])&amp;[.I19];&quot;0x0000&quot;)" office:value-type="string" office:string-value="0x009C" calcext:value-type="string">
            <text:p>0x009C</text:p>
          </table:table-cell>
          <table:table-cell table:style-name="ce6" table:formula="of:=IF([.L19]&lt;&gt;0;LEFT(&quot;0x0000&quot;;6-[.L19])&amp;[.J19];&quot;0x0000&quot;)" office:value-type="string" office:string-value="0x0326" calcext:value-type="string">
            <text:p>0x0326</text:p>
          </table:table-cell>
          <table:table-cell table:style-name="ce6" table:formula="of:=&quot;DW &quot;&amp;[.M19]&amp;&quot;, &quot;&amp;[.N19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0]" office:value-type="float" office:value="0.3" calcext:value-type="float">
            <text:p>0.3</text:p>
          </table:table-cell>
          <table:table-cell table:style-name="ce6" table:formula="of:=VLOOKUP([.A20];[.$R$3:.$S$8];2;0)+[.B20]" office:value-type="float" office:value="4" calcext:value-type="float">
            <text:p>4</text:p>
          </table:table-cell>
          <table:table-cell table:style-name="ce11" table:formula="of:=[.$B$1]*POWER([.$C$1];[.G20])" office:value-type="float" office:value="329.598280983411" calcext:value-type="float">
            <text:p>329.60</text:p>
          </table:table-cell>
          <table:table-cell table:style-name="ce6" table:formula="of:=DEC2HEX([.H20]*[.F20])" office:value-type="string" office:string-value="62" calcext:value-type="string">
            <text:p>62</text:p>
          </table:table-cell>
          <table:table-cell table:style-name="ce6" table:formula="of:=DEC2HEX((437500/[.H20])-30.125)" office:value-type="string" office:string-value="511" calcext:value-type="string">
            <text:p>511</text:p>
          </table:table-cell>
          <table:table-cell table:style-name="ce6" table:formula="of:=LEN(TEXT([.I20];&quot;####&quot;))" office:value-type="float" office:value="2" calcext:value-type="float">
            <text:p>2</text:p>
          </table:table-cell>
          <table:table-cell table:style-name="ce6" table:formula="of:=LEN(TEXT([.J20];&quot;####&quot;))" office:value-type="float" office:value="3" calcext:value-type="float">
            <text:p>3</text:p>
          </table:table-cell>
          <table:table-cell table:style-name="ce6" table:formula="of:=IF([.K20]&lt;&gt;0;LEFT(&quot;0x0000&quot;;6-[.K20])&amp;[.I20];&quot;0x0000&quot;)" office:value-type="string" office:string-value="0x0062" calcext:value-type="string">
            <text:p>0x0062</text:p>
          </table:table-cell>
          <table:table-cell table:style-name="ce6" table:formula="of:=IF([.L20]&lt;&gt;0;LEFT(&quot;0x0000&quot;;6-[.L20])&amp;[.J20];&quot;0x0000&quot;)" office:value-type="string" office:string-value="0x0511" calcext:value-type="string">
            <text:p>0x0511</text:p>
          </table:table-cell>
          <table:table-cell table:style-name="ce6" table:formula="of:=&quot;DW &quot;&amp;[.M20]&amp;&quot;, &quot;&amp;[.N20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1]" office:value-type="float" office:value="0.3" calcext:value-type="float">
            <text:p>0.3</text:p>
          </table:table-cell>
          <table:table-cell table:style-name="ce6" table:formula="of:=VLOOKUP([.A21];[.$R$3:.$S$8];2;0)+[.B21]" office:value-type="float" office:value="8" calcext:value-type="float">
            <text:p>8</text:p>
          </table:table-cell>
          <table:table-cell table:style-name="ce11" table:formula="of:=[.$B$1]*POWER([.$C$1];[.G21])" office:value-type="float" office:value="415.223891859572" calcext:value-type="float">
            <text:p>415.22</text:p>
          </table:table-cell>
          <table:table-cell table:style-name="ce6" table:formula="of:=DEC2HEX([.H21]*[.F21])" office:value-type="string" office:string-value="7C" calcext:value-type="string">
            <text:p>7C</text:p>
          </table:table-cell>
          <table:table-cell table:style-name="ce6" table:formula="of:=DEC2HEX((437500/[.H21])-30.125)" office:value-type="string" office:string-value="3FF" calcext:value-type="string">
            <text:p>3FF</text:p>
          </table:table-cell>
          <table:table-cell table:style-name="ce6" table:formula="of:=LEN(TEXT([.I21];&quot;####&quot;))" office:value-type="float" office:value="2" calcext:value-type="float">
            <text:p>2</text:p>
          </table:table-cell>
          <table:table-cell table:style-name="ce6" table:formula="of:=LEN(TEXT([.J21];&quot;####&quot;))" office:value-type="float" office:value="3" calcext:value-type="float">
            <text:p>3</text:p>
          </table:table-cell>
          <table:table-cell table:style-name="ce6" table:formula="of:=IF([.K21]&lt;&gt;0;LEFT(&quot;0x0000&quot;;6-[.K21])&amp;[.I21];&quot;0x0000&quot;)" office:value-type="string" office:string-value="0x007C" calcext:value-type="string">
            <text:p>0x007C</text:p>
          </table:table-cell>
          <table:table-cell table:style-name="ce6" table:formula="of:=IF([.L21]&lt;&gt;0;LEFT(&quot;0x0000&quot;;6-[.L21])&amp;[.J21];&quot;0x0000&quot;)" office:value-type="string" office:string-value="0x03FF" calcext:value-type="string">
            <text:p>0x03FF</text:p>
          </table:table-cell>
          <table:table-cell table:style-name="ce6" table:formula="of:=&quot;DW &quot;&amp;[.M21]&amp;&quot;, &quot;&amp;[.N21]" office:value-type="string" office:string-value="DW 0x007C, 0x03FF" calcext:value-type="string">
            <text:p>DW 0x007C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0.3*[.C22]" office:value-type="float" office:value="0.3" calcext:value-type="float">
            <text:p>0.3</text:p>
          </table:table-cell>
          <table:table-cell table:style-name="ce6" table:formula="of:=VLOOKUP([.A22];[.$R$3:.$S$8];2;0)+[.B22]" office:value-type="float" office:value="11" calcext:value-type="float">
            <text:p>11</text:p>
          </table:table-cell>
          <table:table-cell table:style-name="ce11" table:formula="of:=[.$B$1]*POWER([.$C$1];[.G22])" office:value-type="float" office:value="493.748037339759" calcext:value-type="float">
            <text:p>493.75</text:p>
          </table:table-cell>
          <table:table-cell table:style-name="ce6" table:formula="of:=DEC2HEX([.H22]*[.F22])" office:value-type="string" office:string-value="94" calcext:value-type="string">
            <text:p>94</text:p>
          </table:table-cell>
          <table:table-cell table:style-name="ce6" table:formula="of:=DEC2HEX((437500/[.H22])-30.125)" office:value-type="string" office:string-value="357" calcext:value-type="string">
            <text:p>357</text:p>
          </table:table-cell>
          <table:table-cell table:style-name="ce6" table:formula="of:=LEN(TEXT([.I22];&quot;####&quot;))" office:value-type="float" office:value="2" calcext:value-type="float">
            <text:p>2</text:p>
          </table:table-cell>
          <table:table-cell table:style-name="ce6" table:formula="of:=LEN(TEXT([.J22];&quot;####&quot;))" office:value-type="float" office:value="3" calcext:value-type="float">
            <text:p>3</text:p>
          </table:table-cell>
          <table:table-cell table:style-name="ce6" table:formula="of:=IF([.K22]&lt;&gt;0;LEFT(&quot;0x0000&quot;;6-[.K22])&amp;[.I22];&quot;0x0000&quot;)" office:value-type="string" office:string-value="0x0094" calcext:value-type="string">
            <text:p>0x0094</text:p>
          </table:table-cell>
          <table:table-cell table:style-name="ce6" table:formula="of:=IF([.L22]&lt;&gt;0;LEFT(&quot;0x0000&quot;;6-[.L22])&amp;[.J22];&quot;0x0000&quot;)" office:value-type="string" office:string-value="0x0357" calcext:value-type="string">
            <text:p>0x0357</text:p>
          </table:table-cell>
          <table:table-cell table:style-name="ce6" table:formula="of:=&quot;DW &quot;&amp;[.M22]&amp;&quot;, &quot;&amp;[.N22]" office:value-type="string" office:string-value="DW 0x0094, 0x0357" calcext:value-type="string">
            <text:p>DW 0x0094, 0x0357</text:p>
          </table:table-cell>
          <table:table-cell table:number-columns-repeated="1009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23]" office:value-type="float" office:value="0.3" calcext:value-type="float">
            <text:p>0.3</text:p>
          </table:table-cell>
          <table:table-cell table:style-name="ce6" table:formula="of:=VLOOKUP([.A23];[.$R$3:.$S$8];2;0)+[.B23]" office:value-type="float" office:value="-4" calcext:value-type="float">
            <text:p>-4</text:p>
          </table:table-cell>
          <table:table-cell table:style-name="ce11" table:formula="of:=[.$B$1]*POWER([.$C$1];[.G23])" office:value-type="float" office:value="207.677833439444" calcext:value-type="float">
            <text:p>207.68</text:p>
          </table:table-cell>
          <table:table-cell table:style-name="ce6" table:formula="of:=DEC2HEX([.H23]*[.F23])" office:value-type="string" office:string-value="3E" calcext:value-type="string">
            <text:p>3E</text:p>
          </table:table-cell>
          <table:table-cell table:style-name="ce6" table:formula="of:=DEC2HEX((437500/[.H23])-30.125)" office:value-type="string" office:string-value="81C" calcext:value-type="string">
            <text:p>81C</text:p>
          </table:table-cell>
          <table:table-cell table:style-name="ce6" table:formula="of:=LEN(TEXT([.I23];&quot;####&quot;))" office:value-type="float" office:value="2" calcext:value-type="float">
            <text:p>2</text:p>
          </table:table-cell>
          <table:table-cell table:style-name="ce6" table:formula="of:=LEN(TEXT([.J23];&quot;####&quot;))" office:value-type="float" office:value="3" calcext:value-type="float">
            <text:p>3</text:p>
          </table:table-cell>
          <table:table-cell table:style-name="ce6" table:formula="of:=IF([.K23]&lt;&gt;0;LEFT(&quot;0x0000&quot;;6-[.K23])&amp;[.I23];&quot;0x0000&quot;)" office:value-type="string" office:string-value="0x003E" calcext:value-type="string">
            <text:p>0x003E</text:p>
          </table:table-cell>
          <table:table-cell table:style-name="ce6" table:formula="of:=IF([.L23]&lt;&gt;0;LEFT(&quot;0x0000&quot;;6-[.L23])&amp;[.J23];&quot;0x0000&quot;)" office:value-type="string" office:string-value="0x081C" calcext:value-type="string">
            <text:p>0x081C</text:p>
          </table:table-cell>
          <table:table-cell table:style-name="ce6" table:formula="of:=&quot;DW &quot;&amp;[.M23]&amp;&quot;, &quot;&amp;[.N23]" office:value-type="string" office:string-value="DW 0x003E, 0x081C" calcext:value-type="string">
            <text:p>DW 0x003E, 0x081C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4]" office:value-type="float" office:value="0.3" calcext:value-type="float">
            <text:p>0.3</text:p>
          </table:table-cell>
          <table:table-cell table:style-name="ce6" table:formula="of:=VLOOKUP([.A24];[.$R$3:.$S$8];2;0)+[.B24]" office:value-type="float" office:value="4" calcext:value-type="float">
            <text:p>4</text:p>
          </table:table-cell>
          <table:table-cell table:style-name="ce11" table:formula="of:=[.$B$1]*POWER([.$C$1];[.G24])" office:value-type="float" office:value="329.598280983411" calcext:value-type="float">
            <text:p>329.60</text:p>
          </table:table-cell>
          <table:table-cell table:style-name="ce6" table:formula="of:=DEC2HEX([.H24]*[.F24])" office:value-type="string" office:string-value="62" calcext:value-type="string">
            <text:p>62</text:p>
          </table:table-cell>
          <table:table-cell table:style-name="ce6" table:formula="of:=DEC2HEX((437500/[.H24])-30.125)" office:value-type="string" office:string-value="511" calcext:value-type="string">
            <text:p>511</text:p>
          </table:table-cell>
          <table:table-cell table:style-name="ce6" table:formula="of:=LEN(TEXT([.I24];&quot;####&quot;))" office:value-type="float" office:value="2" calcext:value-type="float">
            <text:p>2</text:p>
          </table:table-cell>
          <table:table-cell table:style-name="ce6" table:formula="of:=LEN(TEXT([.J24];&quot;####&quot;))" office:value-type="float" office:value="3" calcext:value-type="float">
            <text:p>3</text:p>
          </table:table-cell>
          <table:table-cell table:style-name="ce6" table:formula="of:=IF([.K24]&lt;&gt;0;LEFT(&quot;0x0000&quot;;6-[.K24])&amp;[.I24];&quot;0x0000&quot;)" office:value-type="string" office:string-value="0x0062" calcext:value-type="string">
            <text:p>0x0062</text:p>
          </table:table-cell>
          <table:table-cell table:style-name="ce6" table:formula="of:=IF([.L24]&lt;&gt;0;LEFT(&quot;0x0000&quot;;6-[.L24])&amp;[.J24];&quot;0x0000&quot;)" office:value-type="string" office:string-value="0x0511" calcext:value-type="string">
            <text:p>0x0511</text:p>
          </table:table-cell>
          <table:table-cell table:style-name="ce6" table:formula="of:=&quot;DW &quot;&amp;[.M24]&amp;&quot;, &quot;&amp;[.N24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25]" office:value-type="float" office:value="0.3" calcext:value-type="float">
            <text:p>0.3</text:p>
          </table:table-cell>
          <table:table-cell table:style-name="ce6" table:formula="of:=VLOOKUP([.A25];[.$R$3:.$S$8];2;0)+[.B25]" office:value-type="float" office:value="9" calcext:value-type="float">
            <text:p>9</text:p>
          </table:table-cell>
          <table:table-cell table:style-name="ce11" table:formula="of:=[.$B$1]*POWER([.$C$1];[.G25])" office:value-type="float" office:value="439.902757090157" calcext:value-type="float">
            <text:p>439.90</text:p>
          </table:table-cell>
          <table:table-cell table:style-name="ce6" table:formula="of:=DEC2HEX([.H25]*[.F25])" office:value-type="string" office:string-value="83" calcext:value-type="string">
            <text:p>83</text:p>
          </table:table-cell>
          <table:table-cell table:style-name="ce6" table:formula="of:=DEC2HEX((437500/[.H25])-30.125)" office:value-type="string" office:string-value="3C4" calcext:value-type="string">
            <text:p>3C4</text:p>
          </table:table-cell>
          <table:table-cell table:style-name="ce6" table:formula="of:=LEN(TEXT([.I25];&quot;####&quot;))" office:value-type="float" office:value="2" calcext:value-type="float">
            <text:p>2</text:p>
          </table:table-cell>
          <table:table-cell table:style-name="ce6" table:formula="of:=LEN(TEXT([.J25];&quot;####&quot;))" office:value-type="float" office:value="3" calcext:value-type="float">
            <text:p>3</text:p>
          </table:table-cell>
          <table:table-cell table:style-name="ce6" table:formula="of:=IF([.K25]&lt;&gt;0;LEFT(&quot;0x0000&quot;;6-[.K25])&amp;[.I25];&quot;0x0000&quot;)" office:value-type="string" office:string-value="0x0083" calcext:value-type="string">
            <text:p>0x0083</text:p>
          </table:table-cell>
          <table:table-cell table:style-name="ce6" table:formula="of:=IF([.L25]&lt;&gt;0;LEFT(&quot;0x0000&quot;;6-[.L25])&amp;[.J25];&quot;0x0000&quot;)" office:value-type="string" office:string-value="0x03C4" calcext:value-type="string">
            <text:p>0x03C4</text:p>
          </table:table-cell>
          <table:table-cell table:style-name="ce6" table:formula="of:=&quot;DW &quot;&amp;[.M25]&amp;&quot;, &quot;&amp;[.N25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6]" office:value-type="float" office:value="0.3" calcext:value-type="float">
            <text:p>0.3</text:p>
          </table:table-cell>
          <table:table-cell table:style-name="ce6" table:formula="of:=VLOOKUP([.A26];[.$R$3:.$S$8];2;0)+[.B26]" office:value-type="float" office:value="11" calcext:value-type="float">
            <text:p>11</text:p>
          </table:table-cell>
          <table:table-cell table:style-name="ce11" table:formula="of:=[.$B$1]*POWER([.$C$1];[.G26])" office:value-type="float" office:value="493.748037339759" calcext:value-type="float">
            <text:p>493.75</text:p>
          </table:table-cell>
          <table:table-cell table:style-name="ce6" table:formula="of:=DEC2HEX([.H26]*[.F26])" office:value-type="string" office:string-value="94" calcext:value-type="string">
            <text:p>94</text:p>
          </table:table-cell>
          <table:table-cell table:style-name="ce6" table:formula="of:=DEC2HEX((437500/[.H26])-30.125)" office:value-type="string" office:string-value="357" calcext:value-type="string">
            <text:p>357</text:p>
          </table:table-cell>
          <table:table-cell table:style-name="ce6" table:formula="of:=LEN(TEXT([.I26];&quot;####&quot;))" office:value-type="float" office:value="2" calcext:value-type="float">
            <text:p>2</text:p>
          </table:table-cell>
          <table:table-cell table:style-name="ce6" table:formula="of:=LEN(TEXT([.J26];&quot;####&quot;))" office:value-type="float" office:value="3" calcext:value-type="float">
            <text:p>3</text:p>
          </table:table-cell>
          <table:table-cell table:style-name="ce6" table:formula="of:=IF([.K26]&lt;&gt;0;LEFT(&quot;0x0000&quot;;6-[.K26])&amp;[.I26];&quot;0x0000&quot;)" office:value-type="string" office:string-value="0x0094" calcext:value-type="string">
            <text:p>0x0094</text:p>
          </table:table-cell>
          <table:table-cell table:style-name="ce6" table:formula="of:=IF([.L26]&lt;&gt;0;LEFT(&quot;0x0000&quot;;6-[.L26])&amp;[.J26];&quot;0x0000&quot;)" office:value-type="string" office:string-value="0x0357" calcext:value-type="string">
            <text:p>0x0357</text:p>
          </table:table-cell>
          <table:table-cell table:style-name="ce6" table:formula="of:=&quot;DW &quot;&amp;[.M26]&amp;&quot;, &quot;&amp;[.N26]" office:value-type="string" office:string-value="DW 0x0094, 0x0357" calcext:value-type="string">
            <text:p>DW 0x0094, 0x0357</text:p>
          </table:table-cell>
          <table:table-cell table:number-columns-repeated="1009"/>
        </table:table-row>
        <table:table-row table:style-name="ro1"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27]" office:value-type="float" office:value="0.3" calcext:value-type="float">
            <text:p>0.3</text:p>
          </table:table-cell>
          <table:table-cell table:style-name="ce6" table:formula="of:=VLOOKUP([.A27];[.$R$3:.$S$8];2;0)+[.B27]" office:value-type="float" office:value="-7" calcext:value-type="float">
            <text:p>-7</text:p>
          </table:table-cell>
          <table:table-cell table:style-name="ce11" table:formula="of:=[.$B$1]*POWER([.$C$1];[.G27])" office:value-type="float" office:value="174.649399556704" calcext:value-type="float">
            <text:p>174.65</text:p>
          </table:table-cell>
          <table:table-cell table:style-name="ce6" table:formula="of:=DEC2HEX([.H27]*[.F27])" office:value-type="string" office:string-value="34" calcext:value-type="string">
            <text:p>34</text:p>
          </table:table-cell>
          <table:table-cell table:style-name="ce6" table:formula="of:=DEC2HEX((437500/[.H27])-30.125)" office:value-type="string" office:string-value="9AA" calcext:value-type="string">
            <text:p>9AA</text:p>
          </table:table-cell>
          <table:table-cell table:style-name="ce6" table:formula="of:=LEN(TEXT([.I27];&quot;####&quot;))" office:value-type="float" office:value="2" calcext:value-type="float">
            <text:p>2</text:p>
          </table:table-cell>
          <table:table-cell table:style-name="ce6" table:formula="of:=LEN(TEXT([.J27];&quot;####&quot;))" office:value-type="float" office:value="3" calcext:value-type="float">
            <text:p>3</text:p>
          </table:table-cell>
          <table:table-cell table:style-name="ce6" table:formula="of:=IF([.K27]&lt;&gt;0;LEFT(&quot;0x0000&quot;;6-[.K27])&amp;[.I27];&quot;0x0000&quot;)" office:value-type="string" office:string-value="0x0034" calcext:value-type="string">
            <text:p>0x0034</text:p>
          </table:table-cell>
          <table:table-cell table:style-name="ce6" table:formula="of:=IF([.L27]&lt;&gt;0;LEFT(&quot;0x0000&quot;;6-[.L27])&amp;[.J27];&quot;0x0000&quot;)" office:value-type="string" office:string-value="0x09AA" calcext:value-type="string">
            <text:p>0x09AA</text:p>
          </table:table-cell>
          <table:table-cell table:style-name="ce6" table:formula="of:=&quot;DW &quot;&amp;[.M27]&amp;&quot;, &quot;&amp;[.N27]" office:value-type="string" office:string-value="DW 0x0034, 0x09AA" calcext:value-type="string">
            <text:p>DW 0x0034, 0x09AA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28]" office:value-type="float" office:value="0.3" calcext:value-type="float">
            <text:p>0.3</text:p>
          </table:table-cell>
          <table:table-cell table:style-name="ce6" table:formula="of:=VLOOKUP([.A28];[.$R$3:.$S$8];2;0)+[.B28]" office:value-type="float" office:value="12" calcext:value-type="float">
            <text:p>12</text:p>
          </table:table-cell>
          <table:table-cell table:style-name="ce11" table:formula="of:=[.$B$1]*POWER([.$C$1];[.G28])" office:value-type="float" office:value="523.093991438891" calcext:value-type="float">
            <text:p>523.09</text:p>
          </table:table-cell>
          <table:table-cell table:style-name="ce6" table:formula="of:=DEC2HEX([.H28]*[.F28])" office:value-type="string" office:string-value="9C" calcext:value-type="string">
            <text:p>9C</text:p>
          </table:table-cell>
          <table:table-cell table:style-name="ce6" table:formula="of:=DEC2HEX((437500/[.H28])-30.125)" office:value-type="string" office:string-value="326" calcext:value-type="string">
            <text:p>326</text:p>
          </table:table-cell>
          <table:table-cell table:style-name="ce6" table:formula="of:=LEN(TEXT([.I28];&quot;####&quot;))" office:value-type="float" office:value="2" calcext:value-type="float">
            <text:p>2</text:p>
          </table:table-cell>
          <table:table-cell table:style-name="ce6" table:formula="of:=LEN(TEXT([.J28];&quot;####&quot;))" office:value-type="float" office:value="3" calcext:value-type="float">
            <text:p>3</text:p>
          </table:table-cell>
          <table:table-cell table:style-name="ce6" table:formula="of:=IF([.K28]&lt;&gt;0;LEFT(&quot;0x0000&quot;;6-[.K28])&amp;[.I28];&quot;0x0000&quot;)" office:value-type="string" office:string-value="0x009C" calcext:value-type="string">
            <text:p>0x009C</text:p>
          </table:table-cell>
          <table:table-cell table:style-name="ce6" table:formula="of:=IF([.L28]&lt;&gt;0;LEFT(&quot;0x0000&quot;;6-[.L28])&amp;[.J28];&quot;0x0000&quot;)" office:value-type="string" office:string-value="0x0326" calcext:value-type="string">
            <text:p>0x0326</text:p>
          </table:table-cell>
          <table:table-cell table:style-name="ce6" table:formula="of:=&quot;DW &quot;&amp;[.M28]&amp;&quot;, &quot;&amp;[.N28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9]" office:value-type="float" office:value="0.3" calcext:value-type="float">
            <text:p>0.3</text:p>
          </table:table-cell>
          <table:table-cell table:style-name="ce6" table:formula="of:=VLOOKUP([.A29];[.$R$3:.$S$8];2;0)+[.B29]" office:value-type="float" office:value="5" calcext:value-type="float">
            <text:p>5</text:p>
          </table:table-cell>
          <table:table-cell table:style-name="ce11" table:formula="of:=[.$B$1]*POWER([.$C$1];[.G29])" office:value-type="float" office:value="349.187981181523" calcext:value-type="float">
            <text:p>349.19</text:p>
          </table:table-cell>
          <table:table-cell table:style-name="ce6" table:formula="of:=DEC2HEX([.H29]*[.F29])" office:value-type="string" office:string-value="68" calcext:value-type="string">
            <text:p>68</text:p>
          </table:table-cell>
          <table:table-cell table:style-name="ce6" table:formula="of:=DEC2HEX((437500/[.H29])-30.125)" office:value-type="string" office:string-value="4C6" calcext:value-type="string">
            <text:p>4C6</text:p>
          </table:table-cell>
          <table:table-cell table:style-name="ce6" table:formula="of:=LEN(TEXT([.I29];&quot;####&quot;))" office:value-type="float" office:value="2" calcext:value-type="float">
            <text:p>2</text:p>
          </table:table-cell>
          <table:table-cell table:style-name="ce6" table:formula="of:=LEN(TEXT([.J29];&quot;####&quot;))" office:value-type="float" office:value="3" calcext:value-type="float">
            <text:p>3</text:p>
          </table:table-cell>
          <table:table-cell table:style-name="ce6" table:formula="of:=IF([.K29]&lt;&gt;0;LEFT(&quot;0x0000&quot;;6-[.K29])&amp;[.I29];&quot;0x0000&quot;)" office:value-type="string" office:string-value="0x0068" calcext:value-type="string">
            <text:p>0x0068</text:p>
          </table:table-cell>
          <table:table-cell table:style-name="ce6" table:formula="of:=IF([.L29]&lt;&gt;0;LEFT(&quot;0x0000&quot;;6-[.L29])&amp;[.J29];&quot;0x0000&quot;)" office:value-type="string" office:string-value="0x04C6" calcext:value-type="string">
            <text:p>0x04C6</text:p>
          </table:table-cell>
          <table:table-cell table:style-name="ce6" table:formula="of:=&quot;DW &quot;&amp;[.M29]&amp;&quot;, &quot;&amp;[.N29]" office:value-type="string" office:string-value="DW 0x0068, 0x04C6" calcext:value-type="string">
            <text:p>DW 0x0068, 0x04C6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30]" office:value-type="float" office:value="0.3" calcext:value-type="float">
            <text:p>0.3</text:p>
          </table:table-cell>
          <table:table-cell table:style-name="ce6" table:formula="of:=VLOOKUP([.A30];[.$R$3:.$S$8];2;0)+[.B30]" office:value-type="float" office:value="9" calcext:value-type="float">
            <text:p>9</text:p>
          </table:table-cell>
          <table:table-cell table:style-name="ce11" table:formula="of:=[.$B$1]*POWER([.$C$1];[.G30])" office:value-type="float" office:value="439.902757090157" calcext:value-type="float">
            <text:p>439.90</text:p>
          </table:table-cell>
          <table:table-cell table:style-name="ce6" table:formula="of:=DEC2HEX([.H30]*[.F30])" office:value-type="string" office:string-value="83" calcext:value-type="string">
            <text:p>83</text:p>
          </table:table-cell>
          <table:table-cell table:style-name="ce6" table:formula="of:=DEC2HEX((437500/[.H30])-30.125)" office:value-type="string" office:string-value="3C4" calcext:value-type="string">
            <text:p>3C4</text:p>
          </table:table-cell>
          <table:table-cell table:style-name="ce6" table:formula="of:=LEN(TEXT([.I30];&quot;####&quot;))" office:value-type="float" office:value="2" calcext:value-type="float">
            <text:p>2</text:p>
          </table:table-cell>
          <table:table-cell table:style-name="ce6" table:formula="of:=LEN(TEXT([.J30];&quot;####&quot;))" office:value-type="float" office:value="3" calcext:value-type="float">
            <text:p>3</text:p>
          </table:table-cell>
          <table:table-cell table:style-name="ce6" table:formula="of:=IF([.K30]&lt;&gt;0;LEFT(&quot;0x0000&quot;;6-[.K30])&amp;[.I30];&quot;0x0000&quot;)" office:value-type="string" office:string-value="0x0083" calcext:value-type="string">
            <text:p>0x0083</text:p>
          </table:table-cell>
          <table:table-cell table:style-name="ce6" table:formula="of:=IF([.L30]&lt;&gt;0;LEFT(&quot;0x0000&quot;;6-[.L30])&amp;[.J30];&quot;0x0000&quot;)" office:value-type="string" office:string-value="0x03C4" calcext:value-type="string">
            <text:p>0x03C4</text:p>
          </table:table-cell>
          <table:table-cell table:style-name="ce6" table:formula="of:=&quot;DW &quot;&amp;[.M30]&amp;&quot;, &quot;&amp;[.N30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0.3*[.C31]" office:value-type="float" office:value="0.3" calcext:value-type="float">
            <text:p>0.3</text:p>
          </table:table-cell>
          <table:table-cell table:style-name="ce6" table:formula="of:=VLOOKUP([.A31];[.$R$3:.$S$8];2;0)+[.B31]" office:value-type="float" office:value="14" calcext:value-type="float">
            <text:p>14</text:p>
          </table:table-cell>
          <table:table-cell table:style-name="ce11" table:formula="of:=[.$B$1]*POWER([.$C$1];[.G31])" office:value-type="float" office:value="587.122102451928" calcext:value-type="float">
            <text:p>587.12</text:p>
          </table:table-cell>
          <table:table-cell table:style-name="ce6" table:formula="of:=DEC2HEX([.H31]*[.F31])" office:value-type="string" office:string-value="B0" calcext:value-type="string">
            <text:p>B0</text:p>
          </table:table-cell>
          <table:table-cell table:style-name="ce6" table:formula="of:=DEC2HEX((437500/[.H31])-30.125)" office:value-type="string" office:string-value="2CB" calcext:value-type="string">
            <text:p>2CB</text:p>
          </table:table-cell>
          <table:table-cell table:style-name="ce6" table:formula="of:=LEN(TEXT([.I31];&quot;####&quot;))" office:value-type="float" office:value="2" calcext:value-type="float">
            <text:p>2</text:p>
          </table:table-cell>
          <table:table-cell table:style-name="ce6" table:formula="of:=LEN(TEXT([.J31];&quot;####&quot;))" office:value-type="float" office:value="3" calcext:value-type="float">
            <text:p>3</text:p>
          </table:table-cell>
          <table:table-cell table:style-name="ce6" table:formula="of:=IF([.K31]&lt;&gt;0;LEFT(&quot;0x0000&quot;;6-[.K31])&amp;[.I31];&quot;0x0000&quot;)" office:value-type="string" office:string-value="0x00B0" calcext:value-type="string">
            <text:p>0x00B0</text:p>
          </table:table-cell>
          <table:table-cell table:style-name="ce6" table:formula="of:=IF([.L31]&lt;&gt;0;LEFT(&quot;0x0000&quot;;6-[.L31])&amp;[.J31];&quot;0x0000&quot;)" office:value-type="string" office:string-value="0x02CB" calcext:value-type="string">
            <text:p>0x02CB</text:p>
          </table:table-cell>
          <table:table-cell table:style-name="ce6" table:formula="of:=&quot;DW &quot;&amp;[.M31]&amp;&quot;, &quot;&amp;[.N31]" office:value-type="string" office:string-value="DW 0x00B0, 0x02CB" calcext:value-type="string">
            <text:p>DW 0x00B0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2]" office:value-type="float" office:value="0.3" calcext:value-type="float">
            <text:p>0.3</text:p>
          </table:table-cell>
          <table:table-cell table:style-name="ce6" table:formula="of:=VLOOKUP([.A32];[.$R$3:.$S$8];2;0)+[.B32]" office:value-type="float" office:value="-8" calcext:value-type="float">
            <text:p>-8</text:p>
          </table:table-cell>
          <table:table-cell table:style-name="ce11" table:formula="of:=[.$B$1]*POWER([.$C$1];[.G32])" office:value-type="float" office:value="164.851440974282" calcext:value-type="float">
            <text:p>164.85</text:p>
          </table:table-cell>
          <table:table-cell table:style-name="ce6" table:formula="of:=DEC2HEX([.H32]*[.F32])" office:value-type="string" office:string-value="31" calcext:value-type="string">
            <text:p>31</text:p>
          </table:table-cell>
          <table:table-cell table:style-name="ce6" table:formula="of:=DEC2HEX((437500/[.H32])-30.125)" office:value-type="string" office:string-value="A3F" calcext:value-type="string">
            <text:p>A3F</text:p>
          </table:table-cell>
          <table:table-cell table:style-name="ce6" table:formula="of:=LEN(TEXT([.I32];&quot;####&quot;))" office:value-type="float" office:value="2" calcext:value-type="float">
            <text:p>2</text:p>
          </table:table-cell>
          <table:table-cell table:style-name="ce6" table:formula="of:=LEN(TEXT([.J32];&quot;####&quot;))" office:value-type="float" office:value="3" calcext:value-type="float">
            <text:p>3</text:p>
          </table:table-cell>
          <table:table-cell table:style-name="ce6" table:formula="of:=IF([.K32]&lt;&gt;0;LEFT(&quot;0x0000&quot;;6-[.K32])&amp;[.I32];&quot;0x0000&quot;)" office:value-type="string" office:string-value="0x0031" calcext:value-type="string">
            <text:p>0x0031</text:p>
          </table:table-cell>
          <table:table-cell table:style-name="ce6" table:formula="of:=IF([.L32]&lt;&gt;0;LEFT(&quot;0x0000&quot;;6-[.L32])&amp;[.J32];&quot;0x0000&quot;)" office:value-type="string" office:string-value="0x0A3F" calcext:value-type="string">
            <text:p>0x0A3F</text:p>
          </table:table-cell>
          <table:table-cell table:style-name="ce6" table:formula="of:=&quot;DW &quot;&amp;[.M32]&amp;&quot;, &quot;&amp;[.N32]" office:value-type="string" office:string-value="DW 0x0031, 0x0A3F" calcext:value-type="string">
            <text:p>DW 0x0031, 0x0A3F</text:p>
          </table:table-cell>
          <table:table-cell table:number-columns-repeated="1009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3]" office:value-type="float" office:value="0.3" calcext:value-type="float">
            <text:p>0.3</text:p>
          </table:table-cell>
          <table:table-cell table:style-name="ce6" table:formula="of:=VLOOKUP([.A33];[.$R$3:.$S$8];2;0)+[.B33]" office:value-type="float" office:value="16" calcext:value-type="float">
            <text:p>16</text:p>
          </table:table-cell>
          <table:table-cell table:style-name="ce11" table:formula="of:=[.$B$1]*POWER([.$C$1];[.G33])" office:value-type="float" office:value="658.987426407559" calcext:value-type="float">
            <text:p>658.99</text:p>
          </table:table-cell>
          <table:table-cell table:style-name="ce6" table:formula="of:=DEC2HEX([.H33]*[.F33])" office:value-type="string" office:string-value="C5" calcext:value-type="string">
            <text:p>C5</text:p>
          </table:table-cell>
          <table:table-cell table:style-name="ce6" table:formula="of:=DEC2HEX((437500/[.H33])-30.125)" office:value-type="string" office:string-value="279" calcext:value-type="string">
            <text:p>279</text:p>
          </table:table-cell>
          <table:table-cell table:style-name="ce6" table:formula="of:=LEN(TEXT([.I33];&quot;####&quot;))" office:value-type="float" office:value="2" calcext:value-type="float">
            <text:p>2</text:p>
          </table:table-cell>
          <table:table-cell table:style-name="ce6" table:formula="of:=LEN(TEXT([.J33];&quot;####&quot;))" office:value-type="float" office:value="3" calcext:value-type="float">
            <text:p>3</text:p>
          </table:table-cell>
          <table:table-cell table:style-name="ce6" table:formula="of:=IF([.K33]&lt;&gt;0;LEFT(&quot;0x0000&quot;;6-[.K33])&amp;[.I33];&quot;0x0000&quot;)" office:value-type="string" office:string-value="0x00C5" calcext:value-type="string">
            <text:p>0x00C5</text:p>
          </table:table-cell>
          <table:table-cell table:style-name="ce6" table:formula="of:=IF([.L33]&lt;&gt;0;LEFT(&quot;0x0000&quot;;6-[.L33])&amp;[.J33];&quot;0x0000&quot;)" office:value-type="string" office:string-value="0x0279" calcext:value-type="string">
            <text:p>0x0279</text:p>
          </table:table-cell>
          <table:table-cell table:style-name="ce6" table:formula="of:=&quot;DW &quot;&amp;[.M33]&amp;&quot;, &quot;&amp;[.N33]" office:value-type="string" office:string-value="DW 0x00C5, 0x0279" calcext:value-type="string">
            <text:p>DW 0x00C5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34]" office:value-type="float" office:value="0.3" calcext:value-type="float">
            <text:p>0.3</text:p>
          </table:table-cell>
          <table:table-cell table:style-name="ce6" table:formula="of:=VLOOKUP([.A34];[.$R$3:.$S$8];2;0)+[.B34]" office:value-type="float" office:value="8" calcext:value-type="float">
            <text:p>8</text:p>
          </table:table-cell>
          <table:table-cell table:style-name="ce11" table:formula="of:=[.$B$1]*POWER([.$C$1];[.G34])" office:value-type="float" office:value="415.223891859572" calcext:value-type="float">
            <text:p>415.22</text:p>
          </table:table-cell>
          <table:table-cell table:style-name="ce6" table:formula="of:=DEC2HEX([.H34]*[.F34])" office:value-type="string" office:string-value="7C" calcext:value-type="string">
            <text:p>7C</text:p>
          </table:table-cell>
          <table:table-cell table:style-name="ce6" table:formula="of:=DEC2HEX((437500/[.H34])-30.125)" office:value-type="string" office:string-value="3FF" calcext:value-type="string">
            <text:p>3FF</text:p>
          </table:table-cell>
          <table:table-cell table:style-name="ce6" table:formula="of:=LEN(TEXT([.I34];&quot;####&quot;))" office:value-type="float" office:value="2" calcext:value-type="float">
            <text:p>2</text:p>
          </table:table-cell>
          <table:table-cell table:style-name="ce6" table:formula="of:=LEN(TEXT([.J34];&quot;####&quot;))" office:value-type="float" office:value="3" calcext:value-type="float">
            <text:p>3</text:p>
          </table:table-cell>
          <table:table-cell table:style-name="ce6" table:formula="of:=IF([.K34]&lt;&gt;0;LEFT(&quot;0x0000&quot;;6-[.K34])&amp;[.I34];&quot;0x0000&quot;)" office:value-type="string" office:string-value="0x007C" calcext:value-type="string">
            <text:p>0x007C</text:p>
          </table:table-cell>
          <table:table-cell table:style-name="ce6" table:formula="of:=IF([.L34]&lt;&gt;0;LEFT(&quot;0x0000&quot;;6-[.L34])&amp;[.J34];&quot;0x0000&quot;)" office:value-type="string" office:string-value="0x03FF" calcext:value-type="string">
            <text:p>0x03FF</text:p>
          </table:table-cell>
          <table:table-cell table:style-name="ce6" table:formula="of:=&quot;DW &quot;&amp;[.M34]&amp;&quot;, &quot;&amp;[.N34]" office:value-type="string" office:string-value="DW 0x007C, 0x03FF" calcext:value-type="string">
            <text:p>DW 0x007C, 0x03FF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5]" office:value-type="float" office:value="0.3" calcext:value-type="float">
            <text:p>0.3</text:p>
          </table:table-cell>
          <table:table-cell table:style-name="ce6" table:formula="of:=VLOOKUP([.A35];[.$R$3:.$S$8];2;0)+[.B35]" office:value-type="float" office:value="11" calcext:value-type="float">
            <text:p>11</text:p>
          </table:table-cell>
          <table:table-cell table:style-name="ce11" table:formula="of:=[.$B$1]*POWER([.$C$1];[.G35])" office:value-type="float" office:value="493.748037339759" calcext:value-type="float">
            <text:p>493.75</text:p>
          </table:table-cell>
          <table:table-cell table:style-name="ce6" table:formula="of:=DEC2HEX([.H35]*[.F35])" office:value-type="string" office:string-value="94" calcext:value-type="string">
            <text:p>94</text:p>
          </table:table-cell>
          <table:table-cell table:style-name="ce6" table:formula="of:=DEC2HEX((437500/[.H35])-30.125)" office:value-type="string" office:string-value="357" calcext:value-type="string">
            <text:p>357</text:p>
          </table:table-cell>
          <table:table-cell table:style-name="ce6" table:formula="of:=LEN(TEXT([.I35];&quot;####&quot;))" office:value-type="float" office:value="2" calcext:value-type="float">
            <text:p>2</text:p>
          </table:table-cell>
          <table:table-cell table:style-name="ce6" table:formula="of:=LEN(TEXT([.J35];&quot;####&quot;))" office:value-type="float" office:value="3" calcext:value-type="float">
            <text:p>3</text:p>
          </table:table-cell>
          <table:table-cell table:style-name="ce6" table:formula="of:=IF([.K35]&lt;&gt;0;LEFT(&quot;0x0000&quot;;6-[.K35])&amp;[.I35];&quot;0x0000&quot;)" office:value-type="string" office:string-value="0x0094" calcext:value-type="string">
            <text:p>0x0094</text:p>
          </table:table-cell>
          <table:table-cell table:style-name="ce6" table:formula="of:=IF([.L35]&lt;&gt;0;LEFT(&quot;0x0000&quot;;6-[.L35])&amp;[.J35];&quot;0x0000&quot;)" office:value-type="string" office:string-value="0x0357" calcext:value-type="string">
            <text:p>0x0357</text:p>
          </table:table-cell>
          <table:table-cell table:style-name="ce6" table:formula="of:=&quot;DW &quot;&amp;[.M35]&amp;&quot;, &quot;&amp;[.N35]" office:value-type="string" office:string-value="DW 0x0094, 0x0357" calcext:value-type="string">
            <text:p>DW 0x0094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36]" office:value-type="float" office:value="0.3" calcext:value-type="float">
            <text:p>0.3</text:p>
          </table:table-cell>
          <table:table-cell table:style-name="ce6" table:formula="of:=VLOOKUP([.A36];[.$R$3:.$S$8];2;0)+[.B36]" office:value-type="float" office:value="17" calcext:value-type="float">
            <text:p>17</text:p>
          </table:table-cell>
          <table:table-cell table:style-name="ce11" table:formula="of:=[.$B$1]*POWER([.$C$1];[.G36])" office:value-type="float" office:value="698.154396815087" calcext:value-type="float">
            <text:p>698.15</text:p>
          </table:table-cell>
          <table:table-cell table:style-name="ce6" table:formula="of:=DEC2HEX([.H36]*[.F36])" office:value-type="string" office:string-value="D1" calcext:value-type="string">
            <text:p>D1</text:p>
          </table:table-cell>
          <table:table-cell table:style-name="ce6" table:formula="of:=DEC2HEX((437500/[.H36])-30.125)" office:value-type="string" office:string-value="254" calcext:value-type="string">
            <text:p>254</text:p>
          </table:table-cell>
          <table:table-cell table:style-name="ce6" table:formula="of:=LEN(TEXT([.I36];&quot;####&quot;))" office:value-type="float" office:value="2" calcext:value-type="float">
            <text:p>2</text:p>
          </table:table-cell>
          <table:table-cell table:style-name="ce6" table:formula="of:=LEN(TEXT([.J36];&quot;####&quot;))" office:value-type="float" office:value="3" calcext:value-type="float">
            <text:p>3</text:p>
          </table:table-cell>
          <table:table-cell table:style-name="ce6" table:formula="of:=IF([.K36]&lt;&gt;0;LEFT(&quot;0x0000&quot;;6-[.K36])&amp;[.I36];&quot;0x0000&quot;)" office:value-type="string" office:string-value="0x00D1" calcext:value-type="string">
            <text:p>0x00D1</text:p>
          </table:table-cell>
          <table:table-cell table:style-name="ce6" table:formula="of:=IF([.L36]&lt;&gt;0;LEFT(&quot;0x0000&quot;;6-[.L36])&amp;[.J36];&quot;0x0000&quot;)" office:value-type="string" office:string-value="0x0254" calcext:value-type="string">
            <text:p>0x0254</text:p>
          </table:table-cell>
          <table:table-cell table:style-name="ce6" table:formula="of:=&quot;DW &quot;&amp;[.M36]&amp;&quot;, &quot;&amp;[.N36]" office:value-type="string" office:string-value="DW 0x00D1, 0x0254" calcext:value-type="string">
            <text:p>DW 0x00D1, 0x0254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7]" office:value-type="float" office:value="0.3" calcext:value-type="float">
            <text:p>0.3</text:p>
          </table:table-cell>
          <table:table-cell table:style-name="ce6" table:formula="of:=VLOOKUP([.A37];[.$R$3:.$S$8];2;0)+[.B37]" office:value-type="float" office:value="8" calcext:value-type="float">
            <text:p>8</text:p>
          </table:table-cell>
          <table:table-cell table:style-name="ce11" table:formula="of:=[.$B$1]*POWER([.$C$1];[.G37])" office:value-type="float" office:value="415.223891859572" calcext:value-type="float">
            <text:p>415.22</text:p>
          </table:table-cell>
          <table:table-cell table:style-name="ce6" table:formula="of:=DEC2HEX([.H37]*[.F37])" office:value-type="string" office:string-value="7C" calcext:value-type="string">
            <text:p>7C</text:p>
          </table:table-cell>
          <table:table-cell table:style-name="ce6" table:formula="of:=DEC2HEX((437500/[.H37])-30.125)" office:value-type="string" office:string-value="3FF" calcext:value-type="string">
            <text:p>3FF</text:p>
          </table:table-cell>
          <table:table-cell table:style-name="ce6" table:formula="of:=LEN(TEXT([.I37];&quot;####&quot;))" office:value-type="float" office:value="2" calcext:value-type="float">
            <text:p>2</text:p>
          </table:table-cell>
          <table:table-cell table:style-name="ce6" table:formula="of:=LEN(TEXT([.J37];&quot;####&quot;))" office:value-type="float" office:value="3" calcext:value-type="float">
            <text:p>3</text:p>
          </table:table-cell>
          <table:table-cell table:style-name="ce6" table:formula="of:=IF([.K37]&lt;&gt;0;LEFT(&quot;0x0000&quot;;6-[.K37])&amp;[.I37];&quot;0x0000&quot;)" office:value-type="string" office:string-value="0x007C" calcext:value-type="string">
            <text:p>0x007C</text:p>
          </table:table-cell>
          <table:table-cell table:style-name="ce6" table:formula="of:=IF([.L37]&lt;&gt;0;LEFT(&quot;0x0000&quot;;6-[.L37])&amp;[.J37];&quot;0x0000&quot;)" office:value-type="string" office:string-value="0x03FF" calcext:value-type="string">
            <text:p>0x03FF</text:p>
          </table:table-cell>
          <table:table-cell table:style-name="ce6" table:formula="of:=&quot;DW &quot;&amp;[.M37]&amp;&quot;, &quot;&amp;[.N37]" office:value-type="string" office:string-value="DW 0x007C, 0x03FF" calcext:value-type="string">
            <text:p>DW 0x007C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3*[.C38]" office:value-type="float" office:value="0.3" calcext:value-type="float">
            <text:p>0.3</text:p>
          </table:table-cell>
          <table:table-cell table:style-name="ce6" table:formula="of:=VLOOKUP([.A38];[.$R$3:.$S$8];2;0)+[.B38]" office:value-type="float" office:value="16" calcext:value-type="float">
            <text:p>16</text:p>
          </table:table-cell>
          <table:table-cell table:style-name="ce11" table:formula="of:=[.$B$1]*POWER([.$C$1];[.G38])" office:value-type="float" office:value="658.987426407559" calcext:value-type="float">
            <text:p>658.99</text:p>
          </table:table-cell>
          <table:table-cell table:style-name="ce6" table:formula="of:=DEC2HEX([.H38]*[.F38])" office:value-type="string" office:string-value="C5" calcext:value-type="string">
            <text:p>C5</text:p>
          </table:table-cell>
          <table:table-cell table:style-name="ce6" table:formula="of:=DEC2HEX((437500/[.H38])-30.125)" office:value-type="string" office:string-value="279" calcext:value-type="string">
            <text:p>279</text:p>
          </table:table-cell>
          <table:table-cell table:style-name="ce6" table:formula="of:=LEN(TEXT([.I38];&quot;####&quot;))" office:value-type="float" office:value="2" calcext:value-type="float">
            <text:p>2</text:p>
          </table:table-cell>
          <table:table-cell table:style-name="ce6" table:formula="of:=LEN(TEXT([.J38];&quot;####&quot;))" office:value-type="float" office:value="3" calcext:value-type="float">
            <text:p>3</text:p>
          </table:table-cell>
          <table:table-cell table:style-name="ce6" table:formula="of:=IF([.K38]&lt;&gt;0;LEFT(&quot;0x0000&quot;;6-[.K38])&amp;[.I38];&quot;0x0000&quot;)" office:value-type="string" office:string-value="0x00C5" calcext:value-type="string">
            <text:p>0x00C5</text:p>
          </table:table-cell>
          <table:table-cell table:style-name="ce6" table:formula="of:=IF([.L38]&lt;&gt;0;LEFT(&quot;0x0000&quot;;6-[.L38])&amp;[.J38];&quot;0x0000&quot;)" office:value-type="string" office:string-value="0x0279" calcext:value-type="string">
            <text:p>0x0279</text:p>
          </table:table-cell>
          <table:table-cell table:style-name="ce6" table:formula="of:=&quot;DW &quot;&amp;[.M38]&amp;&quot;, &quot;&amp;[.N38]" office:value-type="string" office:string-value="DW 0x00C5, 0x0279" calcext:value-type="string">
            <text:p>DW 0x00C5, 0x0279</text:p>
          </table:table-cell>
          <table:table-cell table:number-columns-repeated="1009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9]" office:value-type="float" office:value="0.3" calcext:value-type="float">
            <text:p>0.3</text:p>
          </table:table-cell>
          <table:table-cell table:style-name="ce6" table:formula="of:=VLOOKUP([.A39];[.$R$3:.$S$8];2;0)+[.B39]" office:value-type="float" office:value="-4" calcext:value-type="float">
            <text:p>-4</text:p>
          </table:table-cell>
          <table:table-cell table:style-name="ce11" table:formula="of:=[.$B$1]*POWER([.$C$1];[.G39])" office:value-type="float" office:value="207.677833439444" calcext:value-type="float">
            <text:p>207.68</text:p>
          </table:table-cell>
          <table:table-cell table:style-name="ce6" table:formula="of:=DEC2HEX([.H39]*[.F39])" office:value-type="string" office:string-value="3E" calcext:value-type="string">
            <text:p>3E</text:p>
          </table:table-cell>
          <table:table-cell table:style-name="ce6" table:formula="of:=DEC2HEX((437500/[.H39])-30.125)" office:value-type="string" office:string-value="81C" calcext:value-type="string">
            <text:p>81C</text:p>
          </table:table-cell>
          <table:table-cell table:style-name="ce6" table:formula="of:=LEN(TEXT([.I39];&quot;####&quot;))" office:value-type="float" office:value="2" calcext:value-type="float">
            <text:p>2</text:p>
          </table:table-cell>
          <table:table-cell table:style-name="ce6" table:formula="of:=LEN(TEXT([.J39];&quot;####&quot;))" office:value-type="float" office:value="3" calcext:value-type="float">
            <text:p>3</text:p>
          </table:table-cell>
          <table:table-cell table:style-name="ce6" table:formula="of:=IF([.K39]&lt;&gt;0;LEFT(&quot;0x0000&quot;;6-[.K39])&amp;[.I39];&quot;0x0000&quot;)" office:value-type="string" office:string-value="0x003E" calcext:value-type="string">
            <text:p>0x003E</text:p>
          </table:table-cell>
          <table:table-cell table:style-name="ce6" table:formula="of:=IF([.L39]&lt;&gt;0;LEFT(&quot;0x0000&quot;;6-[.L39])&amp;[.J39];&quot;0x0000&quot;)" office:value-type="string" office:string-value="0x081C" calcext:value-type="string">
            <text:p>0x081C</text:p>
          </table:table-cell>
          <table:table-cell table:style-name="ce6" table:formula="of:=&quot;DW &quot;&amp;[.M39]&amp;&quot;, &quot;&amp;[.N39]" office:value-type="string" office:string-value="DW 0x003E, 0x081C" calcext:value-type="string">
            <text:p>DW 0x003E, 0x081C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0]" office:value-type="float" office:value="0.3" calcext:value-type="float">
            <text:p>0.3</text:p>
          </table:table-cell>
          <table:table-cell table:style-name="ce6" table:formula="of:=VLOOKUP([.A40];[.$R$3:.$S$8];2;0)+[.B40]" office:value-type="float" office:value="9" calcext:value-type="float">
            <text:p>9</text:p>
          </table:table-cell>
          <table:table-cell table:style-name="ce11" table:formula="of:=[.$B$1]*POWER([.$C$1];[.G40])" office:value-type="float" office:value="439.902757090157" calcext:value-type="float">
            <text:p>439.90</text:p>
          </table:table-cell>
          <table:table-cell table:style-name="ce6" table:formula="of:=DEC2HEX([.H40]*[.F40])" office:value-type="string" office:string-value="83" calcext:value-type="string">
            <text:p>83</text:p>
          </table:table-cell>
          <table:table-cell table:style-name="ce6" table:formula="of:=DEC2HEX((437500/[.H40])-30.125)" office:value-type="string" office:string-value="3C4" calcext:value-type="string">
            <text:p>3C4</text:p>
          </table:table-cell>
          <table:table-cell table:style-name="ce6" table:formula="of:=LEN(TEXT([.I40];&quot;####&quot;))" office:value-type="float" office:value="2" calcext:value-type="float">
            <text:p>2</text:p>
          </table:table-cell>
          <table:table-cell table:style-name="ce6" table:formula="of:=LEN(TEXT([.J40];&quot;####&quot;))" office:value-type="float" office:value="3" calcext:value-type="float">
            <text:p>3</text:p>
          </table:table-cell>
          <table:table-cell table:style-name="ce6" table:formula="of:=IF([.K40]&lt;&gt;0;LEFT(&quot;0x0000&quot;;6-[.K40])&amp;[.I40];&quot;0x0000&quot;)" office:value-type="string" office:string-value="0x0083" calcext:value-type="string">
            <text:p>0x0083</text:p>
          </table:table-cell>
          <table:table-cell table:style-name="ce6" table:formula="of:=IF([.L40]&lt;&gt;0;LEFT(&quot;0x0000&quot;;6-[.L40])&amp;[.J40];&quot;0x0000&quot;)" office:value-type="string" office:string-value="0x03C4" calcext:value-type="string">
            <text:p>0x03C4</text:p>
          </table:table-cell>
          <table:table-cell table:style-name="ce6" table:formula="of:=&quot;DW &quot;&amp;[.M40]&amp;&quot;, &quot;&amp;[.N40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41]" office:value-type="float" office:value="0.3" calcext:value-type="float">
            <text:p>0.3</text:p>
          </table:table-cell>
          <table:table-cell table:style-name="ce6" table:formula="of:=VLOOKUP([.A41];[.$R$3:.$S$8];2;0)+[.B41]" office:value-type="float" office:value="4" calcext:value-type="float">
            <text:p>4</text:p>
          </table:table-cell>
          <table:table-cell table:style-name="ce11" table:formula="of:=[.$B$1]*POWER([.$C$1];[.G41])" office:value-type="float" office:value="329.598280983411" calcext:value-type="float">
            <text:p>329.60</text:p>
          </table:table-cell>
          <table:table-cell table:style-name="ce6" table:formula="of:=DEC2HEX([.H41]*[.F41])" office:value-type="string" office:string-value="62" calcext:value-type="string">
            <text:p>62</text:p>
          </table:table-cell>
          <table:table-cell table:style-name="ce6" table:formula="of:=DEC2HEX((437500/[.H41])-30.125)" office:value-type="string" office:string-value="511" calcext:value-type="string">
            <text:p>511</text:p>
          </table:table-cell>
          <table:table-cell table:style-name="ce6" table:formula="of:=LEN(TEXT([.I41];&quot;####&quot;))" office:value-type="float" office:value="2" calcext:value-type="float">
            <text:p>2</text:p>
          </table:table-cell>
          <table:table-cell table:style-name="ce6" table:formula="of:=LEN(TEXT([.J41];&quot;####&quot;))" office:value-type="float" office:value="3" calcext:value-type="float">
            <text:p>3</text:p>
          </table:table-cell>
          <table:table-cell table:style-name="ce6" table:formula="of:=IF([.K41]&lt;&gt;0;LEFT(&quot;0x0000&quot;;6-[.K41])&amp;[.I41];&quot;0x0000&quot;)" office:value-type="string" office:string-value="0x0062" calcext:value-type="string">
            <text:p>0x0062</text:p>
          </table:table-cell>
          <table:table-cell table:style-name="ce6" table:formula="of:=IF([.L41]&lt;&gt;0;LEFT(&quot;0x0000&quot;;6-[.L41])&amp;[.J41];&quot;0x0000&quot;)" office:value-type="string" office:string-value="0x0511" calcext:value-type="string">
            <text:p>0x0511</text:p>
          </table:table-cell>
          <table:table-cell table:style-name="ce6" table:formula="of:=&quot;DW &quot;&amp;[.M41]&amp;&quot;, &quot;&amp;[.N41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2]" office:value-type="float" office:value="0.3" calcext:value-type="float">
            <text:p>0.3</text:p>
          </table:table-cell>
          <table:table-cell table:style-name="ce6" table:formula="of:=VLOOKUP([.A42];[.$R$3:.$S$8];2;0)+[.B42]" office:value-type="float" office:value="9" calcext:value-type="float">
            <text:p>9</text:p>
          </table:table-cell>
          <table:table-cell table:style-name="ce11" table:formula="of:=[.$B$1]*POWER([.$C$1];[.G42])" office:value-type="float" office:value="439.902757090157" calcext:value-type="float">
            <text:p>439.90</text:p>
          </table:table-cell>
          <table:table-cell table:style-name="ce6" table:formula="of:=DEC2HEX([.H42]*[.F42])" office:value-type="string" office:string-value="83" calcext:value-type="string">
            <text:p>83</text:p>
          </table:table-cell>
          <table:table-cell table:style-name="ce6" table:formula="of:=DEC2HEX((437500/[.H42])-30.125)" office:value-type="string" office:string-value="3C4" calcext:value-type="string">
            <text:p>3C4</text:p>
          </table:table-cell>
          <table:table-cell table:style-name="ce6" table:formula="of:=LEN(TEXT([.I42];&quot;####&quot;))" office:value-type="float" office:value="2" calcext:value-type="float">
            <text:p>2</text:p>
          </table:table-cell>
          <table:table-cell table:style-name="ce6" table:formula="of:=LEN(TEXT([.J42];&quot;####&quot;))" office:value-type="float" office:value="3" calcext:value-type="float">
            <text:p>3</text:p>
          </table:table-cell>
          <table:table-cell table:style-name="ce6" table:formula="of:=IF([.K42]&lt;&gt;0;LEFT(&quot;0x0000&quot;;6-[.K42])&amp;[.I42];&quot;0x0000&quot;)" office:value-type="string" office:string-value="0x0083" calcext:value-type="string">
            <text:p>0x0083</text:p>
          </table:table-cell>
          <table:table-cell table:style-name="ce6" table:formula="of:=IF([.L42]&lt;&gt;0;LEFT(&quot;0x0000&quot;;6-[.L42])&amp;[.J42];&quot;0x0000&quot;)" office:value-type="string" office:string-value="0x03C4" calcext:value-type="string">
            <text:p>0x03C4</text:p>
          </table:table-cell>
          <table:table-cell table:style-name="ce6" table:formula="of:=&quot;DW &quot;&amp;[.M42]&amp;&quot;, &quot;&amp;[.N42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3]" office:value-type="float" office:value="0.3" calcext:value-type="float">
            <text:p>0.3</text:p>
          </table:table-cell>
          <table:table-cell table:style-name="ce6" table:formula="of:=VLOOKUP([.A43];[.$R$3:.$S$8];2;0)+[.B43]" office:value-type="float" office:value="11" calcext:value-type="float">
            <text:p>11</text:p>
          </table:table-cell>
          <table:table-cell table:style-name="ce11" table:formula="of:=[.$B$1]*POWER([.$C$1];[.G43])" office:value-type="float" office:value="493.748037339759" calcext:value-type="float">
            <text:p>493.75</text:p>
          </table:table-cell>
          <table:table-cell table:style-name="ce6" table:formula="of:=DEC2HEX([.H43]*[.F43])" office:value-type="string" office:string-value="94" calcext:value-type="string">
            <text:p>94</text:p>
          </table:table-cell>
          <table:table-cell table:style-name="ce6" table:formula="of:=DEC2HEX((437500/[.H43])-30.125)" office:value-type="string" office:string-value="357" calcext:value-type="string">
            <text:p>357</text:p>
          </table:table-cell>
          <table:table-cell table:style-name="ce6" table:formula="of:=LEN(TEXT([.I43];&quot;####&quot;))" office:value-type="float" office:value="2" calcext:value-type="float">
            <text:p>2</text:p>
          </table:table-cell>
          <table:table-cell table:style-name="ce6" table:formula="of:=LEN(TEXT([.J43];&quot;####&quot;))" office:value-type="float" office:value="3" calcext:value-type="float">
            <text:p>3</text:p>
          </table:table-cell>
          <table:table-cell table:style-name="ce6" table:formula="of:=IF([.K43]&lt;&gt;0;LEFT(&quot;0x0000&quot;;6-[.K43])&amp;[.I43];&quot;0x0000&quot;)" office:value-type="string" office:string-value="0x0094" calcext:value-type="string">
            <text:p>0x0094</text:p>
          </table:table-cell>
          <table:table-cell table:style-name="ce6" table:formula="of:=IF([.L43]&lt;&gt;0;LEFT(&quot;0x0000&quot;;6-[.L43])&amp;[.J43];&quot;0x0000&quot;)" office:value-type="string" office:string-value="0x0357" calcext:value-type="string">
            <text:p>0x0357</text:p>
          </table:table-cell>
          <table:table-cell table:style-name="ce6" table:formula="of:=&quot;DW &quot;&amp;[.M43]&amp;&quot;, &quot;&amp;[.N43]" office:value-type="string" office:string-value="DW 0x0094, 0x0357" calcext:value-type="string">
            <text:p>DW 0x0094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44]" office:value-type="float" office:value="0.3" calcext:value-type="float">
            <text:p>0.3</text:p>
          </table:table-cell>
          <table:table-cell table:style-name="ce6" table:formula="of:=VLOOKUP([.A44];[.$R$3:.$S$8];2;0)+[.B44]" office:value-type="float" office:value="4" calcext:value-type="float">
            <text:p>4</text:p>
          </table:table-cell>
          <table:table-cell table:style-name="ce11" table:formula="of:=[.$B$1]*POWER([.$C$1];[.G44])" office:value-type="float" office:value="329.598280983411" calcext:value-type="float">
            <text:p>329.60</text:p>
          </table:table-cell>
          <table:table-cell table:style-name="ce6" table:formula="of:=DEC2HEX([.H44]*[.F44])" office:value-type="string" office:string-value="62" calcext:value-type="string">
            <text:p>62</text:p>
          </table:table-cell>
          <table:table-cell table:style-name="ce6" table:formula="of:=DEC2HEX((437500/[.H44])-30.125)" office:value-type="string" office:string-value="511" calcext:value-type="string">
            <text:p>511</text:p>
          </table:table-cell>
          <table:table-cell table:style-name="ce6" table:formula="of:=LEN(TEXT([.I44];&quot;####&quot;))" office:value-type="float" office:value="2" calcext:value-type="float">
            <text:p>2</text:p>
          </table:table-cell>
          <table:table-cell table:style-name="ce6" table:formula="of:=LEN(TEXT([.J44];&quot;####&quot;))" office:value-type="float" office:value="3" calcext:value-type="float">
            <text:p>3</text:p>
          </table:table-cell>
          <table:table-cell table:style-name="ce6" table:formula="of:=IF([.K44]&lt;&gt;0;LEFT(&quot;0x0000&quot;;6-[.K44])&amp;[.I44];&quot;0x0000&quot;)" office:value-type="string" office:string-value="0x0062" calcext:value-type="string">
            <text:p>0x0062</text:p>
          </table:table-cell>
          <table:table-cell table:style-name="ce6" table:formula="of:=IF([.L44]&lt;&gt;0;LEFT(&quot;0x0000&quot;;6-[.L44])&amp;[.J44];&quot;0x0000&quot;)" office:value-type="string" office:string-value="0x0511" calcext:value-type="string">
            <text:p>0x0511</text:p>
          </table:table-cell>
          <table:table-cell table:style-name="ce6" table:formula="of:=&quot;DW &quot;&amp;[.M44]&amp;&quot;, &quot;&amp;[.N44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5]" office:value-type="float" office:value="0.3" calcext:value-type="float">
            <text:p>0.3</text:p>
          </table:table-cell>
          <table:table-cell table:style-name="ce6" table:formula="of:=VLOOKUP([.A45];[.$R$3:.$S$8];2;0)+[.B45]" office:value-type="float" office:value="9" calcext:value-type="float">
            <text:p>9</text:p>
          </table:table-cell>
          <table:table-cell table:style-name="ce11" table:formula="of:=[.$B$1]*POWER([.$C$1];[.G45])" office:value-type="float" office:value="439.902757090157" calcext:value-type="float">
            <text:p>439.90</text:p>
          </table:table-cell>
          <table:table-cell table:style-name="ce6" table:formula="of:=DEC2HEX([.H45]*[.F45])" office:value-type="string" office:string-value="83" calcext:value-type="string">
            <text:p>83</text:p>
          </table:table-cell>
          <table:table-cell table:style-name="ce6" table:formula="of:=DEC2HEX((437500/[.H45])-30.125)" office:value-type="string" office:string-value="3C4" calcext:value-type="string">
            <text:p>3C4</text:p>
          </table:table-cell>
          <table:table-cell table:style-name="ce6" table:formula="of:=LEN(TEXT([.I45];&quot;####&quot;))" office:value-type="float" office:value="2" calcext:value-type="float">
            <text:p>2</text:p>
          </table:table-cell>
          <table:table-cell table:style-name="ce6" table:formula="of:=LEN(TEXT([.J45];&quot;####&quot;))" office:value-type="float" office:value="3" calcext:value-type="float">
            <text:p>3</text:p>
          </table:table-cell>
          <table:table-cell table:style-name="ce6" table:formula="of:=IF([.K45]&lt;&gt;0;LEFT(&quot;0x0000&quot;;6-[.K45])&amp;[.I45];&quot;0x0000&quot;)" office:value-type="string" office:string-value="0x0083" calcext:value-type="string">
            <text:p>0x0083</text:p>
          </table:table-cell>
          <table:table-cell table:style-name="ce6" table:formula="of:=IF([.L45]&lt;&gt;0;LEFT(&quot;0x0000&quot;;6-[.L45])&amp;[.J45];&quot;0x0000&quot;)" office:value-type="string" office:string-value="0x03C4" calcext:value-type="string">
            <text:p>0x03C4</text:p>
          </table:table-cell>
          <table:table-cell table:style-name="ce6" table:formula="of:=&quot;DW &quot;&amp;[.M45]&amp;&quot;, &quot;&amp;[.N45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6]" office:value-type="float" office:value="0.3" calcext:value-type="float">
            <text:p>0.3</text:p>
          </table:table-cell>
          <table:table-cell table:style-name="ce6" table:formula="of:=VLOOKUP([.A46];[.$R$3:.$S$8];2;0)+[.B46]" office:value-type="float" office:value="12" calcext:value-type="float">
            <text:p>12</text:p>
          </table:table-cell>
          <table:table-cell table:style-name="ce11" table:formula="of:=[.$B$1]*POWER([.$C$1];[.G46])" office:value-type="float" office:value="523.093991438891" calcext:value-type="float">
            <text:p>523.09</text:p>
          </table:table-cell>
          <table:table-cell table:style-name="ce6" table:formula="of:=DEC2HEX([.H46]*[.F46])" office:value-type="string" office:string-value="9C" calcext:value-type="string">
            <text:p>9C</text:p>
          </table:table-cell>
          <table:table-cell table:style-name="ce6" table:formula="of:=DEC2HEX((437500/[.H46])-30.125)" office:value-type="string" office:string-value="326" calcext:value-type="string">
            <text:p>326</text:p>
          </table:table-cell>
          <table:table-cell table:style-name="ce6" table:formula="of:=LEN(TEXT([.I46];&quot;####&quot;))" office:value-type="float" office:value="2" calcext:value-type="float">
            <text:p>2</text:p>
          </table:table-cell>
          <table:table-cell table:style-name="ce6" table:formula="of:=LEN(TEXT([.J46];&quot;####&quot;))" office:value-type="float" office:value="3" calcext:value-type="float">
            <text:p>3</text:p>
          </table:table-cell>
          <table:table-cell table:style-name="ce6" table:formula="of:=IF([.K46]&lt;&gt;0;LEFT(&quot;0x0000&quot;;6-[.K46])&amp;[.I46];&quot;0x0000&quot;)" office:value-type="string" office:string-value="0x009C" calcext:value-type="string">
            <text:p>0x009C</text:p>
          </table:table-cell>
          <table:table-cell table:style-name="ce6" table:formula="of:=IF([.L46]&lt;&gt;0;LEFT(&quot;0x0000&quot;;6-[.L46])&amp;[.J46];&quot;0x0000&quot;)" office:value-type="string" office:string-value="0x0326" calcext:value-type="string">
            <text:p>0x0326</text:p>
          </table:table-cell>
          <table:table-cell table:style-name="ce6" table:formula="of:=&quot;DW &quot;&amp;[.M46]&amp;&quot;, &quot;&amp;[.N46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47]" office:value-type="float" office:value="0.3" calcext:value-type="float">
            <text:p>0.3</text:p>
          </table:table-cell>
          <table:table-cell table:style-name="ce6" table:formula="of:=VLOOKUP([.A47];[.$R$3:.$S$8];2;0)+[.B47]" office:value-type="float" office:value="4" calcext:value-type="float">
            <text:p>4</text:p>
          </table:table-cell>
          <table:table-cell table:style-name="ce11" table:formula="of:=[.$B$1]*POWER([.$C$1];[.G47])" office:value-type="float" office:value="329.598280983411" calcext:value-type="float">
            <text:p>329.60</text:p>
          </table:table-cell>
          <table:table-cell table:style-name="ce6" table:formula="of:=DEC2HEX([.H47]*[.F47])" office:value-type="string" office:string-value="62" calcext:value-type="string">
            <text:p>62</text:p>
          </table:table-cell>
          <table:table-cell table:style-name="ce6" table:formula="of:=DEC2HEX((437500/[.H47])-30.125)" office:value-type="string" office:string-value="511" calcext:value-type="string">
            <text:p>511</text:p>
          </table:table-cell>
          <table:table-cell table:style-name="ce6" table:formula="of:=LEN(TEXT([.I47];&quot;####&quot;))" office:value-type="float" office:value="2" calcext:value-type="float">
            <text:p>2</text:p>
          </table:table-cell>
          <table:table-cell table:style-name="ce6" table:formula="of:=LEN(TEXT([.J47];&quot;####&quot;))" office:value-type="float" office:value="3" calcext:value-type="float">
            <text:p>3</text:p>
          </table:table-cell>
          <table:table-cell table:style-name="ce6" table:formula="of:=IF([.K47]&lt;&gt;0;LEFT(&quot;0x0000&quot;;6-[.K47])&amp;[.I47];&quot;0x0000&quot;)" office:value-type="string" office:string-value="0x0062" calcext:value-type="string">
            <text:p>0x0062</text:p>
          </table:table-cell>
          <table:table-cell table:style-name="ce6" table:formula="of:=IF([.L47]&lt;&gt;0;LEFT(&quot;0x0000&quot;;6-[.L47])&amp;[.J47];&quot;0x0000&quot;)" office:value-type="string" office:string-value="0x0511" calcext:value-type="string">
            <text:p>0x0511</text:p>
          </table:table-cell>
          <table:table-cell table:style-name="ce6" table:formula="of:=&quot;DW &quot;&amp;[.M47]&amp;&quot;, &quot;&amp;[.N47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table:style-name="ce6" table:formula="of:=0.3*[.C48]" office:value-type="float" office:value="0.3" calcext:value-type="float">
            <text:p>0.3</text:p>
          </table:table-cell>
          <table:table-cell table:style-name="ce6" table:formula="of:=VLOOKUP([.A48];[.$R$3:.$S$8];2;0)+[.B48]" office:value-type="float" office:value="9" calcext:value-type="float">
            <text:p>9</text:p>
          </table:table-cell>
          <table:table-cell table:style-name="ce11" table:formula="of:=[.$B$1]*POWER([.$C$1];[.G48])" office:value-type="float" office:value="439.902757090157" calcext:value-type="float">
            <text:p>439.90</text:p>
          </table:table-cell>
          <table:table-cell table:style-name="ce6" table:formula="of:=DEC2HEX([.H48]*[.F48])" office:value-type="string" office:string-value="83" calcext:value-type="string">
            <text:p>83</text:p>
          </table:table-cell>
          <table:table-cell table:style-name="ce6" table:formula="of:=DEC2HEX((437500/[.H48])-30.125)" office:value-type="string" office:string-value="3C4" calcext:value-type="string">
            <text:p>3C4</text:p>
          </table:table-cell>
          <table:table-cell table:style-name="ce6" table:formula="of:=LEN(TEXT([.I48];&quot;####&quot;))" office:value-type="float" office:value="2" calcext:value-type="float">
            <text:p>2</text:p>
          </table:table-cell>
          <table:table-cell table:style-name="ce6" table:formula="of:=LEN(TEXT([.J48];&quot;####&quot;))" office:value-type="float" office:value="3" calcext:value-type="float">
            <text:p>3</text:p>
          </table:table-cell>
          <table:table-cell table:style-name="ce6" table:formula="of:=IF([.K48]&lt;&gt;0;LEFT(&quot;0x0000&quot;;6-[.K48])&amp;[.I48];&quot;0x0000&quot;)" office:value-type="string" office:string-value="0x0083" calcext:value-type="string">
            <text:p>0x0083</text:p>
          </table:table-cell>
          <table:table-cell table:style-name="ce6" table:formula="of:=IF([.L48]&lt;&gt;0;LEFT(&quot;0x0000&quot;;6-[.L48])&amp;[.J48];&quot;0x0000&quot;)" office:value-type="string" office:string-value="0x03C4" calcext:value-type="string">
            <text:p>0x03C4</text:p>
          </table:table-cell>
          <table:table-cell table:style-name="ce6" table:formula="of:=&quot;DW &quot;&amp;[.M48]&amp;&quot;, &quot;&amp;[.N48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 table:number-rows-repeated="95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 THREE RAVENS (2)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 STRING</text:p>
          </table:table-cell>
          <table:table-cell table:style-name="ce2" office:value-type="string" calcext:value-type="string">
            <text:p>TAB FRE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VERSE</text:p>
          </table:table-cell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2"/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MIDDLE C OFFSET</text:p>
          </table:table-cell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table:formula="of:=0.5*[.C3]" office:value-type="float" office:value="0.5" calcext:value-type="float">
            <text:p>0.5</text:p>
          </table:table-cell>
          <table:table-cell table:style-name="ce6" table:formula="of:=VLOOKUP([.A3];[.$R$3:.$S$8];2;0)+[.B3]" office:value-type="float" office:value="4" calcext:value-type="float">
            <text:p>4</text:p>
          </table:table-cell>
          <table:table-cell table:style-name="ce11" table:formula="of:=[.$B$1]*POWER([.$C$1];[.G3])" office:value-type="float" office:value="329.598280983411" calcext:value-type="float">
            <text:p>329.60</text:p>
          </table:table-cell>
          <table:table-cell table:style-name="ce6" table:formula="of:=DEC2HEX([.H3]*[.F3])" office:value-type="string" office:string-value="A4" calcext:value-type="string">
            <text:p>A4</text:p>
          </table:table-cell>
          <table:table-cell table:style-name="ce6" table:formula="of:=DEC2HEX((437500/[.H3])-30.125)" office:value-type="string" office:string-value="511" calcext:value-type="string">
            <text:p>511</text:p>
          </table:table-cell>
          <table:table-cell table:style-name="ce6" table:formula="of:=LEN(TEXT([.I3];&quot;####&quot;))" office:value-type="float" office:value="2" calcext:value-type="float">
            <text:p>2</text:p>
          </table:table-cell>
          <table:table-cell table:style-name="ce6" table:formula="of:=LEN(TEXT([.J3];&quot;####&quot;))" office:value-type="float" office:value="3" calcext:value-type="float">
            <text:p>3</text:p>
          </table:table-cell>
          <table:table-cell table:style-name="ce6" table:formula="of:=IF([.K3]&lt;&gt;0;LEFT(&quot;0x0000&quot;;6-[.K3])&amp;[.I3];&quot;0x0000&quot;)" office:value-type="string" office:string-value="0x00A4" calcext:value-type="string">
            <text:p>0x00A4</text:p>
          </table:table-cell>
          <table:table-cell table:style-name="ce6" table:formula="of:=IF([.L3]&lt;&gt;0;LEFT(&quot;0x0000&quot;;6-[.L3])&amp;[.J3];&quot;0x0000&quot;)" office:value-type="string" office:string-value="0x0511" calcext:value-type="string">
            <text:p>0x0511</text:p>
          </table:table-cell>
          <table:table-cell table:style-name="ce6" table:formula="of:=&quot;DW &quot;&amp;[.M3]&amp;&quot;, &quot;&amp;[.N3]" office:value-type="string" office:string-value="DW 0x00A4, 0x0511" calcext:value-type="string">
            <text:p>DW 0x00A4, 0x051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100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4]" office:value-type="float" office:value="0.5" calcext:value-type="float">
            <text:p>0.5</text:p>
          </table:table-cell>
          <table:table-cell table:style-name="ce6" table:formula="of:=VLOOKUP([.A4];[.$R$3:.$S$8];2;0)+[.B4]" office:value-type="float" office:value="-4" calcext:value-type="float">
            <text:p>-4</text:p>
          </table:table-cell>
          <table:table-cell table:style-name="ce11" table:formula="of:=[.$B$1]*POWER([.$C$1];[.G4])" office:value-type="float" office:value="207.677833439444" calcext:value-type="float">
            <text:p>207.68</text:p>
          </table:table-cell>
          <table:table-cell table:style-name="ce6" table:formula="of:=DEC2HEX([.H4]*[.F4])" office:value-type="string" office:string-value="67" calcext:value-type="string">
            <text:p>67</text:p>
          </table:table-cell>
          <table:table-cell table:style-name="ce6" table:formula="of:=DEC2HEX((437500/[.H4])-30.125)" office:value-type="string" office:string-value="81C" calcext:value-type="string">
            <text:p>81C</text:p>
          </table:table-cell>
          <table:table-cell table:style-name="ce6" table:formula="of:=LEN(TEXT([.I4];&quot;####&quot;))" office:value-type="float" office:value="2" calcext:value-type="float">
            <text:p>2</text:p>
          </table:table-cell>
          <table:table-cell table:style-name="ce6" table:formula="of:=LEN(TEXT([.J4];&quot;####&quot;))" office:value-type="float" office:value="3" calcext:value-type="float">
            <text:p>3</text:p>
          </table:table-cell>
          <table:table-cell table:style-name="ce6" table:formula="of:=IF([.K4]&lt;&gt;0;LEFT(&quot;0x0000&quot;;6-[.K4])&amp;[.I4];&quot;0x0000&quot;)" office:value-type="string" office:string-value="0x0067" calcext:value-type="string">
            <text:p>0x0067</text:p>
          </table:table-cell>
          <table:table-cell table:style-name="ce6" table:formula="of:=IF([.L4]&lt;&gt;0;LEFT(&quot;0x0000&quot;;6-[.L4])&amp;[.J4];&quot;0x0000&quot;)" office:value-type="string" office:string-value="0x081C" calcext:value-type="string">
            <text:p>0x081C</text:p>
          </table:table-cell>
          <table:table-cell table:style-name="ce6" table:formula="of:=&quot;DW &quot;&amp;[.M4]&amp;&quot;, &quot;&amp;[.N4]" office:value-type="string" office:string-value="DW 0x0067, 0x081C" calcext:value-type="string">
            <text:p>DW 0x0067, 0x081C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-4" calcext:value-type="float">
            <text:p>-4</text:p>
          </table:table-cell>
          <table:table-cell table:number-columns-repeated="100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5]" office:value-type="float" office:value="0.5" calcext:value-type="float">
            <text:p>0.5</text:p>
          </table:table-cell>
          <table:table-cell table:style-name="ce6" table:formula="of:=VLOOKUP([.A5];[.$R$3:.$S$8];2;0)+[.B5]" office:value-type="float" office:value="9" calcext:value-type="float">
            <text:p>9</text:p>
          </table:table-cell>
          <table:table-cell table:style-name="ce11" table:formula="of:=[.$B$1]*POWER([.$C$1];[.G5])" office:value-type="float" office:value="439.902757090157" calcext:value-type="float">
            <text:p>439.90</text:p>
          </table:table-cell>
          <table:table-cell table:style-name="ce6" table:formula="of:=DEC2HEX([.H5]*[.F5])" office:value-type="string" office:string-value="DB" calcext:value-type="string">
            <text:p>DB</text:p>
          </table:table-cell>
          <table:table-cell table:style-name="ce6" table:formula="of:=DEC2HEX((437500/[.H5])-30.125)" office:value-type="string" office:string-value="3C4" calcext:value-type="string">
            <text:p>3C4</text:p>
          </table:table-cell>
          <table:table-cell table:style-name="ce6" table:formula="of:=LEN(TEXT([.I5];&quot;####&quot;))" office:value-type="float" office:value="2" calcext:value-type="float">
            <text:p>2</text:p>
          </table:table-cell>
          <table:table-cell table:style-name="ce6" table:formula="of:=LEN(TEXT([.J5];&quot;####&quot;))" office:value-type="float" office:value="3" calcext:value-type="float">
            <text:p>3</text:p>
          </table:table-cell>
          <table:table-cell table:style-name="ce6" table:formula="of:=IF([.K5]&lt;&gt;0;LEFT(&quot;0x0000&quot;;6-[.K5])&amp;[.I5];&quot;0x0000&quot;)" office:value-type="string" office:string-value="0x00DB" calcext:value-type="string">
            <text:p>0x00DB</text:p>
          </table:table-cell>
          <table:table-cell table:style-name="ce6" table:formula="of:=IF([.L5]&lt;&gt;0;LEFT(&quot;0x0000&quot;;6-[.L5])&amp;[.J5];&quot;0x0000&quot;)" office:value-type="string" office:string-value="0x03C4" calcext:value-type="string">
            <text:p>0x03C4</text:p>
          </table:table-cell>
          <table:table-cell table:style-name="ce6" table:formula="of:=&quot;DW &quot;&amp;[.M5]&amp;&quot;, &quot;&amp;[.N5]" office:value-type="string" office:string-value="DW 0x00DB, 0x03C4" calcext:value-type="string">
            <text:p>DW 0x00DB, 0x03C4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6]" office:value-type="float" office:value="0.5" calcext:value-type="float">
            <text:p>0.5</text:p>
          </table:table-cell>
          <table:table-cell table:style-name="ce6" table:formula="of:=VLOOKUP([.A6];[.$R$3:.$S$8];2;0)+[.B6]" office:value-type="float" office:value="4" calcext:value-type="float">
            <text:p>4</text:p>
          </table:table-cell>
          <table:table-cell table:style-name="ce11" table:formula="of:=[.$B$1]*POWER([.$C$1];[.G6])" office:value-type="float" office:value="329.598280983411" calcext:value-type="float">
            <text:p>329.60</text:p>
          </table:table-cell>
          <table:table-cell table:style-name="ce6" table:formula="of:=DEC2HEX([.H6]*[.F6])" office:value-type="string" office:string-value="A4" calcext:value-type="string">
            <text:p>A4</text:p>
          </table:table-cell>
          <table:table-cell table:style-name="ce6" table:formula="of:=DEC2HEX((437500/[.H6])-30.125)" office:value-type="string" office:string-value="511" calcext:value-type="string">
            <text:p>511</text:p>
          </table:table-cell>
          <table:table-cell table:style-name="ce6" table:formula="of:=LEN(TEXT([.I6];&quot;####&quot;))" office:value-type="float" office:value="2" calcext:value-type="float">
            <text:p>2</text:p>
          </table:table-cell>
          <table:table-cell table:style-name="ce6" table:formula="of:=LEN(TEXT([.J6];&quot;####&quot;))" office:value-type="float" office:value="3" calcext:value-type="float">
            <text:p>3</text:p>
          </table:table-cell>
          <table:table-cell table:style-name="ce6" table:formula="of:=IF([.K6]&lt;&gt;0;LEFT(&quot;0x0000&quot;;6-[.K6])&amp;[.I6];&quot;0x0000&quot;)" office:value-type="string" office:string-value="0x00A4" calcext:value-type="string">
            <text:p>0x00A4</text:p>
          </table:table-cell>
          <table:table-cell table:style-name="ce6" table:formula="of:=IF([.L6]&lt;&gt;0;LEFT(&quot;0x0000&quot;;6-[.L6])&amp;[.J6];&quot;0x0000&quot;)" office:value-type="string" office:string-value="0x0511" calcext:value-type="string">
            <text:p>0x0511</text:p>
          </table:table-cell>
          <table:table-cell table:style-name="ce6" table:formula="of:=&quot;DW &quot;&amp;[.M6]&amp;&quot;, &quot;&amp;[.N6]" office:value-type="string" office:string-value="DW 0x00A4, 0x0511" calcext:value-type="string">
            <text:p>DW 0x00A4, 0x0511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7]" office:value-type="float" office:value="0.5" calcext:value-type="float">
            <text:p>0.5</text:p>
          </table:table-cell>
          <table:table-cell table:style-name="ce6" table:formula="of:=VLOOKUP([.A7];[.$R$3:.$S$8];2;0)+[.B7]" office:value-type="float" office:value="9" calcext:value-type="float">
            <text:p>9</text:p>
          </table:table-cell>
          <table:table-cell table:style-name="ce11" table:formula="of:=[.$B$1]*POWER([.$C$1];[.G7])" office:value-type="float" office:value="439.902757090157" calcext:value-type="float">
            <text:p>439.90</text:p>
          </table:table-cell>
          <table:table-cell table:style-name="ce6" table:formula="of:=DEC2HEX([.H7]*[.F7])" office:value-type="string" office:string-value="DB" calcext:value-type="string">
            <text:p>DB</text:p>
          </table:table-cell>
          <table:table-cell table:style-name="ce6" table:formula="of:=DEC2HEX((437500/[.H7])-30.125)" office:value-type="string" office:string-value="3C4" calcext:value-type="string">
            <text:p>3C4</text:p>
          </table:table-cell>
          <table:table-cell table:style-name="ce6" table:formula="of:=LEN(TEXT([.I7];&quot;####&quot;))" office:value-type="float" office:value="2" calcext:value-type="float">
            <text:p>2</text:p>
          </table:table-cell>
          <table:table-cell table:style-name="ce6" table:formula="of:=LEN(TEXT([.J7];&quot;####&quot;))" office:value-type="float" office:value="3" calcext:value-type="float">
            <text:p>3</text:p>
          </table:table-cell>
          <table:table-cell table:style-name="ce6" table:formula="of:=IF([.K7]&lt;&gt;0;LEFT(&quot;0x0000&quot;;6-[.K7])&amp;[.I7];&quot;0x0000&quot;)" office:value-type="string" office:string-value="0x00DB" calcext:value-type="string">
            <text:p>0x00DB</text:p>
          </table:table-cell>
          <table:table-cell table:style-name="ce6" table:formula="of:=IF([.L7]&lt;&gt;0;LEFT(&quot;0x0000&quot;;6-[.L7])&amp;[.J7];&quot;0x0000&quot;)" office:value-type="string" office:string-value="0x03C4" calcext:value-type="string">
            <text:p>0x03C4</text:p>
          </table:table-cell>
          <table:table-cell table:style-name="ce6" table:formula="of:=&quot;DW &quot;&amp;[.M7]&amp;&quot;, &quot;&amp;[.N7]" office:value-type="string" office:string-value="DW 0x00DB, 0x03C4" calcext:value-type="string">
            <text:p>DW 0x00DB, 0x03C4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8]" office:value-type="float" office:value="0.5" calcext:value-type="float">
            <text:p>0.5</text:p>
          </table:table-cell>
          <table:table-cell table:style-name="ce6" table:formula="of:=VLOOKUP([.A8];[.$R$3:.$S$8];2;0)+[.B8]" office:value-type="float" office:value="11" calcext:value-type="float">
            <text:p>11</text:p>
          </table:table-cell>
          <table:table-cell table:style-name="ce11" table:formula="of:=[.$B$1]*POWER([.$C$1];[.G8])" office:value-type="float" office:value="493.748037339759" calcext:value-type="float">
            <text:p>493.75</text:p>
          </table:table-cell>
          <table:table-cell table:style-name="ce6" table:formula="of:=DEC2HEX([.H8]*[.F8])" office:value-type="string" office:string-value="F6" calcext:value-type="string">
            <text:p>F6</text:p>
          </table:table-cell>
          <table:table-cell table:style-name="ce6" table:formula="of:=DEC2HEX((437500/[.H8])-30.125)" office:value-type="string" office:string-value="357" calcext:value-type="string">
            <text:p>357</text:p>
          </table:table-cell>
          <table:table-cell table:style-name="ce6" table:formula="of:=LEN(TEXT([.I8];&quot;####&quot;))" office:value-type="float" office:value="2" calcext:value-type="float">
            <text:p>2</text:p>
          </table:table-cell>
          <table:table-cell table:style-name="ce6" table:formula="of:=LEN(TEXT([.J8];&quot;####&quot;))" office:value-type="float" office:value="3" calcext:value-type="float">
            <text:p>3</text:p>
          </table:table-cell>
          <table:table-cell table:style-name="ce6" table:formula="of:=IF([.K8]&lt;&gt;0;LEFT(&quot;0x0000&quot;;6-[.K8])&amp;[.I8];&quot;0x0000&quot;)" office:value-type="string" office:string-value="0x00F6" calcext:value-type="string">
            <text:p>0x00F6</text:p>
          </table:table-cell>
          <table:table-cell table:style-name="ce6" table:formula="of:=IF([.L8]&lt;&gt;0;LEFT(&quot;0x0000&quot;;6-[.L8])&amp;[.J8];&quot;0x0000&quot;)" office:value-type="string" office:string-value="0x0357" calcext:value-type="string">
            <text:p>0x0357</text:p>
          </table:table-cell>
          <table:table-cell table:style-name="ce6" table:formula="of:=&quot;DW &quot;&amp;[.M8]&amp;&quot;, &quot;&amp;[.N8]" office:value-type="string" office:string-value="DW 0x00F6, 0x0357" calcext:value-type="string">
            <text:p>DW 0x00F6, 0x0357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9]" office:value-type="float" office:value="0.5" calcext:value-type="float">
            <text:p>0.5</text:p>
          </table:table-cell>
          <table:table-cell table:style-name="ce6" table:formula="of:=VLOOKUP([.A9];[.$R$3:.$S$8];2;0)+[.B9]" office:value-type="float" office:value="4" calcext:value-type="float">
            <text:p>4</text:p>
          </table:table-cell>
          <table:table-cell table:style-name="ce11" table:formula="of:=[.$B$1]*POWER([.$C$1];[.G9])" office:value-type="float" office:value="329.598280983411" calcext:value-type="float">
            <text:p>329.60</text:p>
          </table:table-cell>
          <table:table-cell table:style-name="ce6" table:formula="of:=DEC2HEX([.H9]*[.F9])" office:value-type="string" office:string-value="A4" calcext:value-type="string">
            <text:p>A4</text:p>
          </table:table-cell>
          <table:table-cell table:style-name="ce6" table:formula="of:=DEC2HEX((437500/[.H9])-30.125)" office:value-type="string" office:string-value="511" calcext:value-type="string">
            <text:p>511</text:p>
          </table:table-cell>
          <table:table-cell table:style-name="ce6" table:formula="of:=LEN(TEXT([.I9];&quot;####&quot;))" office:value-type="float" office:value="2" calcext:value-type="float">
            <text:p>2</text:p>
          </table:table-cell>
          <table:table-cell table:style-name="ce6" table:formula="of:=LEN(TEXT([.J9];&quot;####&quot;))" office:value-type="float" office:value="3" calcext:value-type="float">
            <text:p>3</text:p>
          </table:table-cell>
          <table:table-cell table:style-name="ce6" table:formula="of:=IF([.K9]&lt;&gt;0;LEFT(&quot;0x0000&quot;;6-[.K9])&amp;[.I9];&quot;0x0000&quot;)" office:value-type="string" office:string-value="0x00A4" calcext:value-type="string">
            <text:p>0x00A4</text:p>
          </table:table-cell>
          <table:table-cell table:style-name="ce6" table:formula="of:=IF([.L9]&lt;&gt;0;LEFT(&quot;0x0000&quot;;6-[.L9])&amp;[.J9];&quot;0x0000&quot;)" office:value-type="string" office:string-value="0x0511" calcext:value-type="string">
            <text:p>0x0511</text:p>
          </table:table-cell>
          <table:table-cell table:style-name="ce6" table:formula="of:=&quot;DW &quot;&amp;[.M9]&amp;&quot;, &quot;&amp;[.N9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10]" office:value-type="float" office:value="0.5" calcext:value-type="float">
            <text:p>0.5</text:p>
          </table:table-cell>
          <table:table-cell table:style-name="ce6" table:formula="of:=VLOOKUP([.A10];[.$R$3:.$S$8];2;0)+[.B10]" office:value-type="float" office:value="9" calcext:value-type="float">
            <text:p>9</text:p>
          </table:table-cell>
          <table:table-cell table:style-name="ce11" table:formula="of:=[.$B$1]*POWER([.$C$1];[.G10])" office:value-type="float" office:value="439.902757090157" calcext:value-type="float">
            <text:p>439.90</text:p>
          </table:table-cell>
          <table:table-cell table:style-name="ce6" table:formula="of:=DEC2HEX([.H10]*[.F10])" office:value-type="string" office:string-value="DB" calcext:value-type="string">
            <text:p>DB</text:p>
          </table:table-cell>
          <table:table-cell table:style-name="ce6" table:formula="of:=DEC2HEX((437500/[.H10])-30.125)" office:value-type="string" office:string-value="3C4" calcext:value-type="string">
            <text:p>3C4</text:p>
          </table:table-cell>
          <table:table-cell table:style-name="ce6" table:formula="of:=LEN(TEXT([.I10];&quot;####&quot;))" office:value-type="float" office:value="2" calcext:value-type="float">
            <text:p>2</text:p>
          </table:table-cell>
          <table:table-cell table:style-name="ce6" table:formula="of:=LEN(TEXT([.J10];&quot;####&quot;))" office:value-type="float" office:value="3" calcext:value-type="float">
            <text:p>3</text:p>
          </table:table-cell>
          <table:table-cell table:style-name="ce6" table:formula="of:=IF([.K10]&lt;&gt;0;LEFT(&quot;0x0000&quot;;6-[.K10])&amp;[.I10];&quot;0x0000&quot;)" office:value-type="string" office:string-value="0x00DB" calcext:value-type="string">
            <text:p>0x00DB</text:p>
          </table:table-cell>
          <table:table-cell table:style-name="ce6" table:formula="of:=IF([.L10]&lt;&gt;0;LEFT(&quot;0x0000&quot;;6-[.L10])&amp;[.J10];&quot;0x0000&quot;)" office:value-type="string" office:string-value="0x03C4" calcext:value-type="string">
            <text:p>0x03C4</text:p>
          </table:table-cell>
          <table:table-cell table:style-name="ce6" table:formula="of:=&quot;DW &quot;&amp;[.M10]&amp;&quot;, &quot;&amp;[.N10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11]" office:value-type="float" office:value="0.5" calcext:value-type="float">
            <text:p>0.5</text:p>
          </table:table-cell>
          <table:table-cell table:style-name="ce6" table:formula="of:=VLOOKUP([.A11];[.$R$3:.$S$8];2;0)+[.B11]" office:value-type="float" office:value="12" calcext:value-type="float">
            <text:p>12</text:p>
          </table:table-cell>
          <table:table-cell table:style-name="ce11" table:formula="of:=[.$B$1]*POWER([.$C$1];[.G11])" office:value-type="float" office:value="523.093991438891" calcext:value-type="float">
            <text:p>523.09</text:p>
          </table:table-cell>
          <table:table-cell table:style-name="ce6" table:formula="of:=DEC2HEX([.H11]*[.F11])" office:value-type="string" office:string-value="105" calcext:value-type="string">
            <text:p>105</text:p>
          </table:table-cell>
          <table:table-cell table:style-name="ce6" table:formula="of:=DEC2HEX((437500/[.H11])-30.125)" office:value-type="string" office:string-value="326" calcext:value-type="string">
            <text:p>326</text:p>
          </table:table-cell>
          <table:table-cell table:style-name="ce6" table:formula="of:=LEN(TEXT([.I11];&quot;####&quot;))" office:value-type="float" office:value="3" calcext:value-type="float">
            <text:p>3</text:p>
          </table:table-cell>
          <table:table-cell table:style-name="ce6" table:formula="of:=LEN(TEXT([.J11];&quot;####&quot;))" office:value-type="float" office:value="3" calcext:value-type="float">
            <text:p>3</text:p>
          </table:table-cell>
          <table:table-cell table:style-name="ce6" table:formula="of:=IF([.K11]&lt;&gt;0;LEFT(&quot;0x0000&quot;;6-[.K11])&amp;[.I11];&quot;0x0000&quot;)" office:value-type="string" office:string-value="0x0105" calcext:value-type="string">
            <text:p>0x0105</text:p>
          </table:table-cell>
          <table:table-cell table:style-name="ce6" table:formula="of:=IF([.L11]&lt;&gt;0;LEFT(&quot;0x0000&quot;;6-[.L11])&amp;[.J11];&quot;0x0000&quot;)" office:value-type="string" office:string-value="0x0326" calcext:value-type="string">
            <text:p>0x0326</text:p>
          </table:table-cell>
          <table:table-cell table:style-name="ce6" table:formula="of:=&quot;DW &quot;&amp;[.M11]&amp;&quot;, &quot;&amp;[.N11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2]" office:value-type="float" office:value="0.5" calcext:value-type="float">
            <text:p>0.5</text:p>
          </table:table-cell>
          <table:table-cell table:style-name="ce6" table:formula="of:=VLOOKUP([.A12];[.$R$3:.$S$8];2;0)+[.B12]" office:value-type="float" office:value="4" calcext:value-type="float">
            <text:p>4</text:p>
          </table:table-cell>
          <table:table-cell table:style-name="ce11" table:formula="of:=[.$B$1]*POWER([.$C$1];[.G12])" office:value-type="float" office:value="329.598280983411" calcext:value-type="float">
            <text:p>329.60</text:p>
          </table:table-cell>
          <table:table-cell table:style-name="ce6" table:formula="of:=DEC2HEX([.H12]*[.F12])" office:value-type="string" office:string-value="A4" calcext:value-type="string">
            <text:p>A4</text:p>
          </table:table-cell>
          <table:table-cell table:style-name="ce6" table:formula="of:=DEC2HEX((437500/[.H12])-30.125)" office:value-type="string" office:string-value="511" calcext:value-type="string">
            <text:p>511</text:p>
          </table:table-cell>
          <table:table-cell table:style-name="ce6" table:formula="of:=LEN(TEXT([.I12];&quot;####&quot;))" office:value-type="float" office:value="2" calcext:value-type="float">
            <text:p>2</text:p>
          </table:table-cell>
          <table:table-cell table:style-name="ce6" table:formula="of:=LEN(TEXT([.J12];&quot;####&quot;))" office:value-type="float" office:value="3" calcext:value-type="float">
            <text:p>3</text:p>
          </table:table-cell>
          <table:table-cell table:style-name="ce6" table:formula="of:=IF([.K12]&lt;&gt;0;LEFT(&quot;0x0000&quot;;6-[.K12])&amp;[.I12];&quot;0x0000&quot;)" office:value-type="string" office:string-value="0x00A4" calcext:value-type="string">
            <text:p>0x00A4</text:p>
          </table:table-cell>
          <table:table-cell table:style-name="ce6" table:formula="of:=IF([.L12]&lt;&gt;0;LEFT(&quot;0x0000&quot;;6-[.L12])&amp;[.J12];&quot;0x0000&quot;)" office:value-type="string" office:string-value="0x0511" calcext:value-type="string">
            <text:p>0x0511</text:p>
          </table:table-cell>
          <table:table-cell table:style-name="ce6" table:formula="of:=&quot;DW &quot;&amp;[.M12]&amp;&quot;, &quot;&amp;[.N12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6" table:formula="of:=0.5*[.C13]" office:value-type="float" office:value="0.5" calcext:value-type="float">
            <text:p>0.5</text:p>
          </table:table-cell>
          <table:table-cell table:style-name="ce6" table:formula="of:=VLOOKUP([.A13];[.$R$3:.$S$8];2;0)+[.B13]" office:value-type="float" office:value="16" calcext:value-type="float">
            <text:p>16</text:p>
          </table:table-cell>
          <table:table-cell table:style-name="ce11" table:formula="of:=[.$B$1]*POWER([.$C$1];[.G13])" office:value-type="float" office:value="658.987426407559" calcext:value-type="float">
            <text:p>658.99</text:p>
          </table:table-cell>
          <table:table-cell table:style-name="ce6" table:formula="of:=DEC2HEX([.H13]*[.F13])" office:value-type="string" office:string-value="149" calcext:value-type="string">
            <text:p>149</text:p>
          </table:table-cell>
          <table:table-cell table:style-name="ce6" table:formula="of:=DEC2HEX((437500/[.H13])-30.125)" office:value-type="string" office:string-value="279" calcext:value-type="string">
            <text:p>279</text:p>
          </table:table-cell>
          <table:table-cell table:style-name="ce6" table:formula="of:=LEN(TEXT([.I13];&quot;####&quot;))" office:value-type="float" office:value="3" calcext:value-type="float">
            <text:p>3</text:p>
          </table:table-cell>
          <table:table-cell table:style-name="ce6" table:formula="of:=LEN(TEXT([.J13];&quot;####&quot;))" office:value-type="float" office:value="3" calcext:value-type="float">
            <text:p>3</text:p>
          </table:table-cell>
          <table:table-cell table:style-name="ce6" table:formula="of:=IF([.K13]&lt;&gt;0;LEFT(&quot;0x0000&quot;;6-[.K13])&amp;[.I13];&quot;0x0000&quot;)" office:value-type="string" office:string-value="0x0149" calcext:value-type="string">
            <text:p>0x0149</text:p>
          </table:table-cell>
          <table:table-cell table:style-name="ce6" table:formula="of:=IF([.L13]&lt;&gt;0;LEFT(&quot;0x0000&quot;;6-[.L13])&amp;[.J13];&quot;0x0000&quot;)" office:value-type="string" office:string-value="0x0279" calcext:value-type="string">
            <text:p>0x0279</text:p>
          </table:table-cell>
          <table:table-cell table:style-name="ce6" table:formula="of:=&quot;DW &quot;&amp;[.M13]&amp;&quot;, &quot;&amp;[.N13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4]" office:value-type="float" office:value="0.5" calcext:value-type="float">
            <text:p>0.5</text:p>
          </table:table-cell>
          <table:table-cell table:style-name="ce6" table:formula="of:=VLOOKUP([.A14];[.$R$3:.$S$8];2;0)+[.B14]" office:value-type="float" office:value="5" calcext:value-type="float">
            <text:p>5</text:p>
          </table:table-cell>
          <table:table-cell table:style-name="ce11" table:formula="of:=[.$B$1]*POWER([.$C$1];[.G14])" office:value-type="float" office:value="349.187981181523" calcext:value-type="float">
            <text:p>349.19</text:p>
          </table:table-cell>
          <table:table-cell table:style-name="ce6" table:formula="of:=DEC2HEX([.H14]*[.F14])" office:value-type="string" office:string-value="AE" calcext:value-type="string">
            <text:p>AE</text:p>
          </table:table-cell>
          <table:table-cell table:style-name="ce6" table:formula="of:=DEC2HEX((437500/[.H14])-30.125)" office:value-type="string" office:string-value="4C6" calcext:value-type="string">
            <text:p>4C6</text:p>
          </table:table-cell>
          <table:table-cell table:style-name="ce6" table:formula="of:=LEN(TEXT([.I14];&quot;####&quot;))" office:value-type="float" office:value="2" calcext:value-type="float">
            <text:p>2</text:p>
          </table:table-cell>
          <table:table-cell table:style-name="ce6" table:formula="of:=LEN(TEXT([.J14];&quot;####&quot;))" office:value-type="float" office:value="3" calcext:value-type="float">
            <text:p>3</text:p>
          </table:table-cell>
          <table:table-cell table:style-name="ce6" table:formula="of:=IF([.K14]&lt;&gt;0;LEFT(&quot;0x0000&quot;;6-[.K14])&amp;[.I14];&quot;0x0000&quot;)" office:value-type="string" office:string-value="0x00AE" calcext:value-type="string">
            <text:p>0x00AE</text:p>
          </table:table-cell>
          <table:table-cell table:style-name="ce6" table:formula="of:=IF([.L14]&lt;&gt;0;LEFT(&quot;0x0000&quot;;6-[.L14])&amp;[.J14];&quot;0x0000&quot;)" office:value-type="string" office:string-value="0x04C6" calcext:value-type="string">
            <text:p>0x04C6</text:p>
          </table:table-cell>
          <table:table-cell table:style-name="ce6" table:formula="of:=&quot;DW &quot;&amp;[.M14]&amp;&quot;, &quot;&amp;[.N14]" office:value-type="string" office:string-value="DW 0x00AE, 0x04C6" calcext:value-type="string">
            <text:p>DW 0x00AE, 0x04C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5]" office:value-type="float" office:value="0.5" calcext:value-type="float">
            <text:p>0.5</text:p>
          </table:table-cell>
          <table:table-cell table:style-name="ce6" table:formula="of:=VLOOKUP([.A15];[.$R$3:.$S$8];2;0)+[.B15]" office:value-type="float" office:value="9" calcext:value-type="float">
            <text:p>9</text:p>
          </table:table-cell>
          <table:table-cell table:style-name="ce11" table:formula="of:=[.$B$1]*POWER([.$C$1];[.G15])" office:value-type="float" office:value="439.902757090157" calcext:value-type="float">
            <text:p>439.90</text:p>
          </table:table-cell>
          <table:table-cell table:style-name="ce6" table:formula="of:=DEC2HEX([.H15]*[.F15])" office:value-type="string" office:string-value="DB" calcext:value-type="string">
            <text:p>DB</text:p>
          </table:table-cell>
          <table:table-cell table:style-name="ce6" table:formula="of:=DEC2HEX((437500/[.H15])-30.125)" office:value-type="string" office:string-value="3C4" calcext:value-type="string">
            <text:p>3C4</text:p>
          </table:table-cell>
          <table:table-cell table:style-name="ce6" table:formula="of:=LEN(TEXT([.I15];&quot;####&quot;))" office:value-type="float" office:value="2" calcext:value-type="float">
            <text:p>2</text:p>
          </table:table-cell>
          <table:table-cell table:style-name="ce6" table:formula="of:=LEN(TEXT([.J15];&quot;####&quot;))" office:value-type="float" office:value="3" calcext:value-type="float">
            <text:p>3</text:p>
          </table:table-cell>
          <table:table-cell table:style-name="ce6" table:formula="of:=IF([.K15]&lt;&gt;0;LEFT(&quot;0x0000&quot;;6-[.K15])&amp;[.I15];&quot;0x0000&quot;)" office:value-type="string" office:string-value="0x00DB" calcext:value-type="string">
            <text:p>0x00DB</text:p>
          </table:table-cell>
          <table:table-cell table:style-name="ce6" table:formula="of:=IF([.L15]&lt;&gt;0;LEFT(&quot;0x0000&quot;;6-[.L15])&amp;[.J15];&quot;0x0000&quot;)" office:value-type="string" office:string-value="0x03C4" calcext:value-type="string">
            <text:p>0x03C4</text:p>
          </table:table-cell>
          <table:table-cell table:style-name="ce6" table:formula="of:=&quot;DW &quot;&amp;[.M15]&amp;&quot;, &quot;&amp;[.N15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16]" office:value-type="float" office:value="0.5" calcext:value-type="float">
            <text:p>0.5</text:p>
          </table:table-cell>
          <table:table-cell table:style-name="ce6" table:formula="of:=VLOOKUP([.A16];[.$R$3:.$S$8];2;0)+[.B16]" office:value-type="float" office:value="14" calcext:value-type="float">
            <text:p>14</text:p>
          </table:table-cell>
          <table:table-cell table:style-name="ce11" table:formula="of:=[.$B$1]*POWER([.$C$1];[.G16])" office:value-type="float" office:value="587.122102451928" calcext:value-type="float">
            <text:p>587.12</text:p>
          </table:table-cell>
          <table:table-cell table:style-name="ce6" table:formula="of:=DEC2HEX([.H16]*[.F16])" office:value-type="string" office:string-value="125" calcext:value-type="string">
            <text:p>125</text:p>
          </table:table-cell>
          <table:table-cell table:style-name="ce6" table:formula="of:=DEC2HEX((437500/[.H16])-30.125)" office:value-type="string" office:string-value="2CB" calcext:value-type="string">
            <text:p>2CB</text:p>
          </table:table-cell>
          <table:table-cell table:style-name="ce6" table:formula="of:=LEN(TEXT([.I16];&quot;####&quot;))" office:value-type="float" office:value="3" calcext:value-type="float">
            <text:p>3</text:p>
          </table:table-cell>
          <table:table-cell table:style-name="ce6" table:formula="of:=LEN(TEXT([.J16];&quot;####&quot;))" office:value-type="float" office:value="3" calcext:value-type="float">
            <text:p>3</text:p>
          </table:table-cell>
          <table:table-cell table:style-name="ce6" table:formula="of:=IF([.K16]&lt;&gt;0;LEFT(&quot;0x0000&quot;;6-[.K16])&amp;[.I16];&quot;0x0000&quot;)" office:value-type="string" office:string-value="0x0125" calcext:value-type="string">
            <text:p>0x0125</text:p>
          </table:table-cell>
          <table:table-cell table:style-name="ce6" table:formula="of:=IF([.L16]&lt;&gt;0;LEFT(&quot;0x0000&quot;;6-[.L16])&amp;[.J16];&quot;0x0000&quot;)" office:value-type="string" office:string-value="0x02CB" calcext:value-type="string">
            <text:p>0x02CB</text:p>
          </table:table-cell>
          <table:table-cell table:style-name="ce6" table:formula="of:=&quot;DW &quot;&amp;[.M16]&amp;&quot;, &quot;&amp;[.N16]" office:value-type="string" office:string-value="DW 0x0125, 0x02CB" calcext:value-type="string">
            <text:p>DW 0x0125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17]" office:value-type="float" office:value="0.5" calcext:value-type="float">
            <text:p>0.5</text:p>
          </table:table-cell>
          <table:table-cell table:style-name="ce6" table:formula="of:=VLOOKUP([.A17];[.$R$3:.$S$8];2;0)+[.B17]" office:value-type="float" office:value="4" calcext:value-type="float">
            <text:p>4</text:p>
          </table:table-cell>
          <table:table-cell table:style-name="ce11" table:formula="of:=[.$B$1]*POWER([.$C$1];[.G17])" office:value-type="float" office:value="329.598280983411" calcext:value-type="float">
            <text:p>329.60</text:p>
          </table:table-cell>
          <table:table-cell table:style-name="ce6" table:formula="of:=DEC2HEX([.H17]*[.F17])" office:value-type="string" office:string-value="A4" calcext:value-type="string">
            <text:p>A4</text:p>
          </table:table-cell>
          <table:table-cell table:style-name="ce6" table:formula="of:=DEC2HEX((437500/[.H17])-30.125)" office:value-type="string" office:string-value="511" calcext:value-type="string">
            <text:p>511</text:p>
          </table:table-cell>
          <table:table-cell table:style-name="ce6" table:formula="of:=LEN(TEXT([.I17];&quot;####&quot;))" office:value-type="float" office:value="2" calcext:value-type="float">
            <text:p>2</text:p>
          </table:table-cell>
          <table:table-cell table:style-name="ce6" table:formula="of:=LEN(TEXT([.J17];&quot;####&quot;))" office:value-type="float" office:value="3" calcext:value-type="float">
            <text:p>3</text:p>
          </table:table-cell>
          <table:table-cell table:style-name="ce6" table:formula="of:=IF([.K17]&lt;&gt;0;LEFT(&quot;0x0000&quot;;6-[.K17])&amp;[.I17];&quot;0x0000&quot;)" office:value-type="string" office:string-value="0x00A4" calcext:value-type="string">
            <text:p>0x00A4</text:p>
          </table:table-cell>
          <table:table-cell table:style-name="ce6" table:formula="of:=IF([.L17]&lt;&gt;0;LEFT(&quot;0x0000&quot;;6-[.L17])&amp;[.J17];&quot;0x0000&quot;)" office:value-type="string" office:string-value="0x0511" calcext:value-type="string">
            <text:p>0x0511</text:p>
          </table:table-cell>
          <table:table-cell table:style-name="ce6" table:formula="of:=&quot;DW &quot;&amp;[.M17]&amp;&quot;, &quot;&amp;[.N17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18]" office:value-type="float" office:value="0.5" calcext:value-type="float">
            <text:p>0.5</text:p>
          </table:table-cell>
          <table:table-cell table:style-name="ce6" table:formula="of:=VLOOKUP([.A18];[.$R$3:.$S$8];2;0)+[.B18]" office:value-type="float" office:value="9" calcext:value-type="float">
            <text:p>9</text:p>
          </table:table-cell>
          <table:table-cell table:style-name="ce11" table:formula="of:=[.$B$1]*POWER([.$C$1];[.G18])" office:value-type="float" office:value="439.902757090157" calcext:value-type="float">
            <text:p>439.90</text:p>
          </table:table-cell>
          <table:table-cell table:style-name="ce6" table:formula="of:=DEC2HEX([.H18]*[.F18])" office:value-type="string" office:string-value="DB" calcext:value-type="string">
            <text:p>DB</text:p>
          </table:table-cell>
          <table:table-cell table:style-name="ce6" table:formula="of:=DEC2HEX((437500/[.H18])-30.125)" office:value-type="string" office:string-value="3C4" calcext:value-type="string">
            <text:p>3C4</text:p>
          </table:table-cell>
          <table:table-cell table:style-name="ce6" table:formula="of:=LEN(TEXT([.I18];&quot;####&quot;))" office:value-type="float" office:value="2" calcext:value-type="float">
            <text:p>2</text:p>
          </table:table-cell>
          <table:table-cell table:style-name="ce6" table:formula="of:=LEN(TEXT([.J18];&quot;####&quot;))" office:value-type="float" office:value="3" calcext:value-type="float">
            <text:p>3</text:p>
          </table:table-cell>
          <table:table-cell table:style-name="ce6" table:formula="of:=IF([.K18]&lt;&gt;0;LEFT(&quot;0x0000&quot;;6-[.K18])&amp;[.I18];&quot;0x0000&quot;)" office:value-type="string" office:string-value="0x00DB" calcext:value-type="string">
            <text:p>0x00DB</text:p>
          </table:table-cell>
          <table:table-cell table:style-name="ce6" table:formula="of:=IF([.L18]&lt;&gt;0;LEFT(&quot;0x0000&quot;;6-[.L18])&amp;[.J18];&quot;0x0000&quot;)" office:value-type="string" office:string-value="0x03C4" calcext:value-type="string">
            <text:p>0x03C4</text:p>
          </table:table-cell>
          <table:table-cell table:style-name="ce6" table:formula="of:=&quot;DW &quot;&amp;[.M18]&amp;&quot;, &quot;&amp;[.N18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19]" office:value-type="float" office:value="0.5" calcext:value-type="float">
            <text:p>0.5</text:p>
          </table:table-cell>
          <table:table-cell table:style-name="ce6" table:formula="of:=VLOOKUP([.A19];[.$R$3:.$S$8];2;0)+[.B19]" office:value-type="float" office:value="12" calcext:value-type="float">
            <text:p>12</text:p>
          </table:table-cell>
          <table:table-cell table:style-name="ce11" table:formula="of:=[.$B$1]*POWER([.$C$1];[.G19])" office:value-type="float" office:value="523.093991438891" calcext:value-type="float">
            <text:p>523.09</text:p>
          </table:table-cell>
          <table:table-cell table:style-name="ce6" table:formula="of:=DEC2HEX([.H19]*[.F19])" office:value-type="string" office:string-value="105" calcext:value-type="string">
            <text:p>105</text:p>
          </table:table-cell>
          <table:table-cell table:style-name="ce6" table:formula="of:=DEC2HEX((437500/[.H19])-30.125)" office:value-type="string" office:string-value="326" calcext:value-type="string">
            <text:p>326</text:p>
          </table:table-cell>
          <table:table-cell table:style-name="ce6" table:formula="of:=LEN(TEXT([.I19];&quot;####&quot;))" office:value-type="float" office:value="3" calcext:value-type="float">
            <text:p>3</text:p>
          </table:table-cell>
          <table:table-cell table:style-name="ce6" table:formula="of:=LEN(TEXT([.J19];&quot;####&quot;))" office:value-type="float" office:value="3" calcext:value-type="float">
            <text:p>3</text:p>
          </table:table-cell>
          <table:table-cell table:style-name="ce6" table:formula="of:=IF([.K19]&lt;&gt;0;LEFT(&quot;0x0000&quot;;6-[.K19])&amp;[.I19];&quot;0x0000&quot;)" office:value-type="string" office:string-value="0x0105" calcext:value-type="string">
            <text:p>0x0105</text:p>
          </table:table-cell>
          <table:table-cell table:style-name="ce6" table:formula="of:=IF([.L19]&lt;&gt;0;LEFT(&quot;0x0000&quot;;6-[.L19])&amp;[.J19];&quot;0x0000&quot;)" office:value-type="string" office:string-value="0x0326" calcext:value-type="string">
            <text:p>0x0326</text:p>
          </table:table-cell>
          <table:table-cell table:style-name="ce6" table:formula="of:=&quot;DW &quot;&amp;[.M19]&amp;&quot;, &quot;&amp;[.N19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0]" office:value-type="float" office:value="0.5" calcext:value-type="float">
            <text:p>0.5</text:p>
          </table:table-cell>
          <table:table-cell table:style-name="ce6" table:formula="of:=VLOOKUP([.A20];[.$R$3:.$S$8];2;0)+[.B20]" office:value-type="float" office:value="4" calcext:value-type="float">
            <text:p>4</text:p>
          </table:table-cell>
          <table:table-cell table:style-name="ce11" table:formula="of:=[.$B$1]*POWER([.$C$1];[.G20])" office:value-type="float" office:value="329.598280983411" calcext:value-type="float">
            <text:p>329.60</text:p>
          </table:table-cell>
          <table:table-cell table:style-name="ce6" table:formula="of:=DEC2HEX([.H20]*[.F20])" office:value-type="string" office:string-value="A4" calcext:value-type="string">
            <text:p>A4</text:p>
          </table:table-cell>
          <table:table-cell table:style-name="ce6" table:formula="of:=DEC2HEX((437500/[.H20])-30.125)" office:value-type="string" office:string-value="511" calcext:value-type="string">
            <text:p>511</text:p>
          </table:table-cell>
          <table:table-cell table:style-name="ce6" table:formula="of:=LEN(TEXT([.I20];&quot;####&quot;))" office:value-type="float" office:value="2" calcext:value-type="float">
            <text:p>2</text:p>
          </table:table-cell>
          <table:table-cell table:style-name="ce6" table:formula="of:=LEN(TEXT([.J20];&quot;####&quot;))" office:value-type="float" office:value="3" calcext:value-type="float">
            <text:p>3</text:p>
          </table:table-cell>
          <table:table-cell table:style-name="ce6" table:formula="of:=IF([.K20]&lt;&gt;0;LEFT(&quot;0x0000&quot;;6-[.K20])&amp;[.I20];&quot;0x0000&quot;)" office:value-type="string" office:string-value="0x00A4" calcext:value-type="string">
            <text:p>0x00A4</text:p>
          </table:table-cell>
          <table:table-cell table:style-name="ce6" table:formula="of:=IF([.L20]&lt;&gt;0;LEFT(&quot;0x0000&quot;;6-[.L20])&amp;[.J20];&quot;0x0000&quot;)" office:value-type="string" office:string-value="0x0511" calcext:value-type="string">
            <text:p>0x0511</text:p>
          </table:table-cell>
          <table:table-cell table:style-name="ce6" table:formula="of:=&quot;DW &quot;&amp;[.M20]&amp;&quot;, &quot;&amp;[.N20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1]" office:value-type="float" office:value="0.5" calcext:value-type="float">
            <text:p>0.5</text:p>
          </table:table-cell>
          <table:table-cell table:style-name="ce6" table:formula="of:=VLOOKUP([.A21];[.$R$3:.$S$8];2;0)+[.B21]" office:value-type="float" office:value="8" calcext:value-type="float">
            <text:p>8</text:p>
          </table:table-cell>
          <table:table-cell table:style-name="ce11" table:formula="of:=[.$B$1]*POWER([.$C$1];[.G21])" office:value-type="float" office:value="415.223891859572" calcext:value-type="float">
            <text:p>415.22</text:p>
          </table:table-cell>
          <table:table-cell table:style-name="ce6" table:formula="of:=DEC2HEX([.H21]*[.F21])" office:value-type="string" office:string-value="CF" calcext:value-type="string">
            <text:p>CF</text:p>
          </table:table-cell>
          <table:table-cell table:style-name="ce6" table:formula="of:=DEC2HEX((437500/[.H21])-30.125)" office:value-type="string" office:string-value="3FF" calcext:value-type="string">
            <text:p>3FF</text:p>
          </table:table-cell>
          <table:table-cell table:style-name="ce6" table:formula="of:=LEN(TEXT([.I21];&quot;####&quot;))" office:value-type="float" office:value="2" calcext:value-type="float">
            <text:p>2</text:p>
          </table:table-cell>
          <table:table-cell table:style-name="ce6" table:formula="of:=LEN(TEXT([.J21];&quot;####&quot;))" office:value-type="float" office:value="3" calcext:value-type="float">
            <text:p>3</text:p>
          </table:table-cell>
          <table:table-cell table:style-name="ce6" table:formula="of:=IF([.K21]&lt;&gt;0;LEFT(&quot;0x0000&quot;;6-[.K21])&amp;[.I21];&quot;0x0000&quot;)" office:value-type="string" office:string-value="0x00CF" calcext:value-type="string">
            <text:p>0x00CF</text:p>
          </table:table-cell>
          <table:table-cell table:style-name="ce6" table:formula="of:=IF([.L21]&lt;&gt;0;LEFT(&quot;0x0000&quot;;6-[.L21])&amp;[.J21];&quot;0x0000&quot;)" office:value-type="string" office:string-value="0x03FF" calcext:value-type="string">
            <text:p>0x03FF</text:p>
          </table:table-cell>
          <table:table-cell table:style-name="ce6" table:formula="of:=&quot;DW &quot;&amp;[.M21]&amp;&quot;, &quot;&amp;[.N21]" office:value-type="string" office:string-value="DW 0x00CF, 0x03FF" calcext:value-type="string">
            <text:p>DW 0x00CF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0.5*[.C22]" office:value-type="float" office:value="0.5" calcext:value-type="float">
            <text:p>0.5</text:p>
          </table:table-cell>
          <table:table-cell table:style-name="ce6" table:formula="of:=VLOOKUP([.A22];[.$R$3:.$S$8];2;0)+[.B22]" office:value-type="float" office:value="11" calcext:value-type="float">
            <text:p>11</text:p>
          </table:table-cell>
          <table:table-cell table:style-name="ce11" table:formula="of:=[.$B$1]*POWER([.$C$1];[.G22])" office:value-type="float" office:value="493.748037339759" calcext:value-type="float">
            <text:p>493.75</text:p>
          </table:table-cell>
          <table:table-cell table:style-name="ce6" table:formula="of:=DEC2HEX([.H22]*[.F22])" office:value-type="string" office:string-value="F6" calcext:value-type="string">
            <text:p>F6</text:p>
          </table:table-cell>
          <table:table-cell table:style-name="ce6" table:formula="of:=DEC2HEX((437500/[.H22])-30.125)" office:value-type="string" office:string-value="357" calcext:value-type="string">
            <text:p>357</text:p>
          </table:table-cell>
          <table:table-cell table:style-name="ce6" table:formula="of:=LEN(TEXT([.I22];&quot;####&quot;))" office:value-type="float" office:value="2" calcext:value-type="float">
            <text:p>2</text:p>
          </table:table-cell>
          <table:table-cell table:style-name="ce6" table:formula="of:=LEN(TEXT([.J22];&quot;####&quot;))" office:value-type="float" office:value="3" calcext:value-type="float">
            <text:p>3</text:p>
          </table:table-cell>
          <table:table-cell table:style-name="ce6" table:formula="of:=IF([.K22]&lt;&gt;0;LEFT(&quot;0x0000&quot;;6-[.K22])&amp;[.I22];&quot;0x0000&quot;)" office:value-type="string" office:string-value="0x00F6" calcext:value-type="string">
            <text:p>0x00F6</text:p>
          </table:table-cell>
          <table:table-cell table:style-name="ce6" table:formula="of:=IF([.L22]&lt;&gt;0;LEFT(&quot;0x0000&quot;;6-[.L22])&amp;[.J22];&quot;0x0000&quot;)" office:value-type="string" office:string-value="0x0357" calcext:value-type="string">
            <text:p>0x0357</text:p>
          </table:table-cell>
          <table:table-cell table:style-name="ce6" table:formula="of:=&quot;DW &quot;&amp;[.M22]&amp;&quot;, &quot;&amp;[.N22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23]" office:value-type="float" office:value="0.5" calcext:value-type="float">
            <text:p>0.5</text:p>
          </table:table-cell>
          <table:table-cell table:style-name="ce6" table:formula="of:=VLOOKUP([.A23];[.$R$3:.$S$8];2;0)+[.B23]" office:value-type="float" office:value="-4" calcext:value-type="float">
            <text:p>-4</text:p>
          </table:table-cell>
          <table:table-cell table:style-name="ce11" table:formula="of:=[.$B$1]*POWER([.$C$1];[.G23])" office:value-type="float" office:value="207.677833439444" calcext:value-type="float">
            <text:p>207.68</text:p>
          </table:table-cell>
          <table:table-cell table:style-name="ce6" table:formula="of:=DEC2HEX([.H23]*[.F23])" office:value-type="string" office:string-value="67" calcext:value-type="string">
            <text:p>67</text:p>
          </table:table-cell>
          <table:table-cell table:style-name="ce6" table:formula="of:=DEC2HEX((437500/[.H23])-30.125)" office:value-type="string" office:string-value="81C" calcext:value-type="string">
            <text:p>81C</text:p>
          </table:table-cell>
          <table:table-cell table:style-name="ce6" table:formula="of:=LEN(TEXT([.I23];&quot;####&quot;))" office:value-type="float" office:value="2" calcext:value-type="float">
            <text:p>2</text:p>
          </table:table-cell>
          <table:table-cell table:style-name="ce6" table:formula="of:=LEN(TEXT([.J23];&quot;####&quot;))" office:value-type="float" office:value="3" calcext:value-type="float">
            <text:p>3</text:p>
          </table:table-cell>
          <table:table-cell table:style-name="ce6" table:formula="of:=IF([.K23]&lt;&gt;0;LEFT(&quot;0x0000&quot;;6-[.K23])&amp;[.I23];&quot;0x0000&quot;)" office:value-type="string" office:string-value="0x0067" calcext:value-type="string">
            <text:p>0x0067</text:p>
          </table:table-cell>
          <table:table-cell table:style-name="ce6" table:formula="of:=IF([.L23]&lt;&gt;0;LEFT(&quot;0x0000&quot;;6-[.L23])&amp;[.J23];&quot;0x0000&quot;)" office:value-type="string" office:string-value="0x081C" calcext:value-type="string">
            <text:p>0x081C</text:p>
          </table:table-cell>
          <table:table-cell table:style-name="ce6" table:formula="of:=&quot;DW &quot;&amp;[.M23]&amp;&quot;, &quot;&amp;[.N23]" office:value-type="string" office:string-value="DW 0x0067, 0x081C" calcext:value-type="string">
            <text:p>DW 0x0067, 0x081C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4]" office:value-type="float" office:value="0.5" calcext:value-type="float">
            <text:p>0.5</text:p>
          </table:table-cell>
          <table:table-cell table:style-name="ce6" table:formula="of:=VLOOKUP([.A24];[.$R$3:.$S$8];2;0)+[.B24]" office:value-type="float" office:value="4" calcext:value-type="float">
            <text:p>4</text:p>
          </table:table-cell>
          <table:table-cell table:style-name="ce11" table:formula="of:=[.$B$1]*POWER([.$C$1];[.G24])" office:value-type="float" office:value="329.598280983411" calcext:value-type="float">
            <text:p>329.60</text:p>
          </table:table-cell>
          <table:table-cell table:style-name="ce6" table:formula="of:=DEC2HEX([.H24]*[.F24])" office:value-type="string" office:string-value="A4" calcext:value-type="string">
            <text:p>A4</text:p>
          </table:table-cell>
          <table:table-cell table:style-name="ce6" table:formula="of:=DEC2HEX((437500/[.H24])-30.125)" office:value-type="string" office:string-value="511" calcext:value-type="string">
            <text:p>511</text:p>
          </table:table-cell>
          <table:table-cell table:style-name="ce6" table:formula="of:=LEN(TEXT([.I24];&quot;####&quot;))" office:value-type="float" office:value="2" calcext:value-type="float">
            <text:p>2</text:p>
          </table:table-cell>
          <table:table-cell table:style-name="ce6" table:formula="of:=LEN(TEXT([.J24];&quot;####&quot;))" office:value-type="float" office:value="3" calcext:value-type="float">
            <text:p>3</text:p>
          </table:table-cell>
          <table:table-cell table:style-name="ce6" table:formula="of:=IF([.K24]&lt;&gt;0;LEFT(&quot;0x0000&quot;;6-[.K24])&amp;[.I24];&quot;0x0000&quot;)" office:value-type="string" office:string-value="0x00A4" calcext:value-type="string">
            <text:p>0x00A4</text:p>
          </table:table-cell>
          <table:table-cell table:style-name="ce6" table:formula="of:=IF([.L24]&lt;&gt;0;LEFT(&quot;0x0000&quot;;6-[.L24])&amp;[.J24];&quot;0x0000&quot;)" office:value-type="string" office:string-value="0x0511" calcext:value-type="string">
            <text:p>0x0511</text:p>
          </table:table-cell>
          <table:table-cell table:style-name="ce6" table:formula="of:=&quot;DW &quot;&amp;[.M24]&amp;&quot;, &quot;&amp;[.N24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25]" office:value-type="float" office:value="0.5" calcext:value-type="float">
            <text:p>0.5</text:p>
          </table:table-cell>
          <table:table-cell table:style-name="ce6" table:formula="of:=VLOOKUP([.A25];[.$R$3:.$S$8];2;0)+[.B25]" office:value-type="float" office:value="9" calcext:value-type="float">
            <text:p>9</text:p>
          </table:table-cell>
          <table:table-cell table:style-name="ce11" table:formula="of:=[.$B$1]*POWER([.$C$1];[.G25])" office:value-type="float" office:value="439.902757090157" calcext:value-type="float">
            <text:p>439.90</text:p>
          </table:table-cell>
          <table:table-cell table:style-name="ce6" table:formula="of:=DEC2HEX([.H25]*[.F25])" office:value-type="string" office:string-value="DB" calcext:value-type="string">
            <text:p>DB</text:p>
          </table:table-cell>
          <table:table-cell table:style-name="ce6" table:formula="of:=DEC2HEX((437500/[.H25])-30.125)" office:value-type="string" office:string-value="3C4" calcext:value-type="string">
            <text:p>3C4</text:p>
          </table:table-cell>
          <table:table-cell table:style-name="ce6" table:formula="of:=LEN(TEXT([.I25];&quot;####&quot;))" office:value-type="float" office:value="2" calcext:value-type="float">
            <text:p>2</text:p>
          </table:table-cell>
          <table:table-cell table:style-name="ce6" table:formula="of:=LEN(TEXT([.J25];&quot;####&quot;))" office:value-type="float" office:value="3" calcext:value-type="float">
            <text:p>3</text:p>
          </table:table-cell>
          <table:table-cell table:style-name="ce6" table:formula="of:=IF([.K25]&lt;&gt;0;LEFT(&quot;0x0000&quot;;6-[.K25])&amp;[.I25];&quot;0x0000&quot;)" office:value-type="string" office:string-value="0x00DB" calcext:value-type="string">
            <text:p>0x00DB</text:p>
          </table:table-cell>
          <table:table-cell table:style-name="ce6" table:formula="of:=IF([.L25]&lt;&gt;0;LEFT(&quot;0x0000&quot;;6-[.L25])&amp;[.J25];&quot;0x0000&quot;)" office:value-type="string" office:string-value="0x03C4" calcext:value-type="string">
            <text:p>0x03C4</text:p>
          </table:table-cell>
          <table:table-cell table:style-name="ce6" table:formula="of:=&quot;DW &quot;&amp;[.M25]&amp;&quot;, &quot;&amp;[.N25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6]" office:value-type="float" office:value="0.5" calcext:value-type="float">
            <text:p>0.5</text:p>
          </table:table-cell>
          <table:table-cell table:style-name="ce6" table:formula="of:=VLOOKUP([.A26];[.$R$3:.$S$8];2;0)+[.B26]" office:value-type="float" office:value="11" calcext:value-type="float">
            <text:p>11</text:p>
          </table:table-cell>
          <table:table-cell table:style-name="ce11" table:formula="of:=[.$B$1]*POWER([.$C$1];[.G26])" office:value-type="float" office:value="493.748037339759" calcext:value-type="float">
            <text:p>493.75</text:p>
          </table:table-cell>
          <table:table-cell table:style-name="ce6" table:formula="of:=DEC2HEX([.H26]*[.F26])" office:value-type="string" office:string-value="F6" calcext:value-type="string">
            <text:p>F6</text:p>
          </table:table-cell>
          <table:table-cell table:style-name="ce6" table:formula="of:=DEC2HEX((437500/[.H26])-30.125)" office:value-type="string" office:string-value="357" calcext:value-type="string">
            <text:p>357</text:p>
          </table:table-cell>
          <table:table-cell table:style-name="ce6" table:formula="of:=LEN(TEXT([.I26];&quot;####&quot;))" office:value-type="float" office:value="2" calcext:value-type="float">
            <text:p>2</text:p>
          </table:table-cell>
          <table:table-cell table:style-name="ce6" table:formula="of:=LEN(TEXT([.J26];&quot;####&quot;))" office:value-type="float" office:value="3" calcext:value-type="float">
            <text:p>3</text:p>
          </table:table-cell>
          <table:table-cell table:style-name="ce6" table:formula="of:=IF([.K26]&lt;&gt;0;LEFT(&quot;0x0000&quot;;6-[.K26])&amp;[.I26];&quot;0x0000&quot;)" office:value-type="string" office:string-value="0x00F6" calcext:value-type="string">
            <text:p>0x00F6</text:p>
          </table:table-cell>
          <table:table-cell table:style-name="ce6" table:formula="of:=IF([.L26]&lt;&gt;0;LEFT(&quot;0x0000&quot;;6-[.L26])&amp;[.J26];&quot;0x0000&quot;)" office:value-type="string" office:string-value="0x0357" calcext:value-type="string">
            <text:p>0x0357</text:p>
          </table:table-cell>
          <table:table-cell table:style-name="ce6" table:formula="of:=&quot;DW &quot;&amp;[.M26]&amp;&quot;, &quot;&amp;[.N26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27]" office:value-type="float" office:value="0.5" calcext:value-type="float">
            <text:p>0.5</text:p>
          </table:table-cell>
          <table:table-cell table:style-name="ce6" table:formula="of:=VLOOKUP([.A27];[.$R$3:.$S$8];2;0)+[.B27]" office:value-type="float" office:value="-7" calcext:value-type="float">
            <text:p>-7</text:p>
          </table:table-cell>
          <table:table-cell table:style-name="ce11" table:formula="of:=[.$B$1]*POWER([.$C$1];[.G27])" office:value-type="float" office:value="174.649399556704" calcext:value-type="float">
            <text:p>174.65</text:p>
          </table:table-cell>
          <table:table-cell table:style-name="ce6" table:formula="of:=DEC2HEX([.H27]*[.F27])" office:value-type="string" office:string-value="57" calcext:value-type="string">
            <text:p>57</text:p>
          </table:table-cell>
          <table:table-cell table:style-name="ce6" table:formula="of:=DEC2HEX((437500/[.H27])-30.125)" office:value-type="string" office:string-value="9AA" calcext:value-type="string">
            <text:p>9AA</text:p>
          </table:table-cell>
          <table:table-cell table:style-name="ce6" table:formula="of:=LEN(TEXT([.I27];&quot;####&quot;))" office:value-type="float" office:value="2" calcext:value-type="float">
            <text:p>2</text:p>
          </table:table-cell>
          <table:table-cell table:style-name="ce6" table:formula="of:=LEN(TEXT([.J27];&quot;####&quot;))" office:value-type="float" office:value="3" calcext:value-type="float">
            <text:p>3</text:p>
          </table:table-cell>
          <table:table-cell table:style-name="ce6" table:formula="of:=IF([.K27]&lt;&gt;0;LEFT(&quot;0x0000&quot;;6-[.K27])&amp;[.I27];&quot;0x0000&quot;)" office:value-type="string" office:string-value="0x0057" calcext:value-type="string">
            <text:p>0x0057</text:p>
          </table:table-cell>
          <table:table-cell table:style-name="ce6" table:formula="of:=IF([.L27]&lt;&gt;0;LEFT(&quot;0x0000&quot;;6-[.L27])&amp;[.J27];&quot;0x0000&quot;)" office:value-type="string" office:string-value="0x09AA" calcext:value-type="string">
            <text:p>0x09AA</text:p>
          </table:table-cell>
          <table:table-cell table:style-name="ce6" table:formula="of:=&quot;DW &quot;&amp;[.M27]&amp;&quot;, &quot;&amp;[.N27]" office:value-type="string" office:string-value="DW 0x0057, 0x09AA" calcext:value-type="string">
            <text:p>DW 0x0057, 0x09AA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28]" office:value-type="float" office:value="0.5" calcext:value-type="float">
            <text:p>0.5</text:p>
          </table:table-cell>
          <table:table-cell table:style-name="ce6" table:formula="of:=VLOOKUP([.A28];[.$R$3:.$S$8];2;0)+[.B28]" office:value-type="float" office:value="12" calcext:value-type="float">
            <text:p>12</text:p>
          </table:table-cell>
          <table:table-cell table:style-name="ce11" table:formula="of:=[.$B$1]*POWER([.$C$1];[.G28])" office:value-type="float" office:value="523.093991438891" calcext:value-type="float">
            <text:p>523.09</text:p>
          </table:table-cell>
          <table:table-cell table:style-name="ce6" table:formula="of:=DEC2HEX([.H28]*[.F28])" office:value-type="string" office:string-value="105" calcext:value-type="string">
            <text:p>105</text:p>
          </table:table-cell>
          <table:table-cell table:style-name="ce6" table:formula="of:=DEC2HEX((437500/[.H28])-30.125)" office:value-type="string" office:string-value="326" calcext:value-type="string">
            <text:p>326</text:p>
          </table:table-cell>
          <table:table-cell table:style-name="ce6" table:formula="of:=LEN(TEXT([.I28];&quot;####&quot;))" office:value-type="float" office:value="3" calcext:value-type="float">
            <text:p>3</text:p>
          </table:table-cell>
          <table:table-cell table:style-name="ce6" table:formula="of:=LEN(TEXT([.J28];&quot;####&quot;))" office:value-type="float" office:value="3" calcext:value-type="float">
            <text:p>3</text:p>
          </table:table-cell>
          <table:table-cell table:style-name="ce6" table:formula="of:=IF([.K28]&lt;&gt;0;LEFT(&quot;0x0000&quot;;6-[.K28])&amp;[.I28];&quot;0x0000&quot;)" office:value-type="string" office:string-value="0x0105" calcext:value-type="string">
            <text:p>0x0105</text:p>
          </table:table-cell>
          <table:table-cell table:style-name="ce6" table:formula="of:=IF([.L28]&lt;&gt;0;LEFT(&quot;0x0000&quot;;6-[.L28])&amp;[.J28];&quot;0x0000&quot;)" office:value-type="string" office:string-value="0x0326" calcext:value-type="string">
            <text:p>0x0326</text:p>
          </table:table-cell>
          <table:table-cell table:style-name="ce6" table:formula="of:=&quot;DW &quot;&amp;[.M28]&amp;&quot;, &quot;&amp;[.N28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C29]" office:value-type="float" office:value="0.5" calcext:value-type="float">
            <text:p>0.5</text:p>
          </table:table-cell>
          <table:table-cell table:style-name="ce6" table:formula="of:=VLOOKUP([.A29];[.$R$3:.$S$8];2;0)+[.B29]" office:value-type="float" office:value="5" calcext:value-type="float">
            <text:p>5</text:p>
          </table:table-cell>
          <table:table-cell table:style-name="ce11" table:formula="of:=[.$B$1]*POWER([.$C$1];[.G29])" office:value-type="float" office:value="349.187981181523" calcext:value-type="float">
            <text:p>349.19</text:p>
          </table:table-cell>
          <table:table-cell table:style-name="ce6" table:formula="of:=DEC2HEX([.H29]*[.F29])" office:value-type="string" office:string-value="AE" calcext:value-type="string">
            <text:p>AE</text:p>
          </table:table-cell>
          <table:table-cell table:style-name="ce6" table:formula="of:=DEC2HEX((437500/[.H29])-30.125)" office:value-type="string" office:string-value="4C6" calcext:value-type="string">
            <text:p>4C6</text:p>
          </table:table-cell>
          <table:table-cell table:style-name="ce6" table:formula="of:=LEN(TEXT([.I29];&quot;####&quot;))" office:value-type="float" office:value="2" calcext:value-type="float">
            <text:p>2</text:p>
          </table:table-cell>
          <table:table-cell table:style-name="ce6" table:formula="of:=LEN(TEXT([.J29];&quot;####&quot;))" office:value-type="float" office:value="3" calcext:value-type="float">
            <text:p>3</text:p>
          </table:table-cell>
          <table:table-cell table:style-name="ce6" table:formula="of:=IF([.K29]&lt;&gt;0;LEFT(&quot;0x0000&quot;;6-[.K29])&amp;[.I29];&quot;0x0000&quot;)" office:value-type="string" office:string-value="0x00AE" calcext:value-type="string">
            <text:p>0x00AE</text:p>
          </table:table-cell>
          <table:table-cell table:style-name="ce6" table:formula="of:=IF([.L29]&lt;&gt;0;LEFT(&quot;0x0000&quot;;6-[.L29])&amp;[.J29];&quot;0x0000&quot;)" office:value-type="string" office:string-value="0x04C6" calcext:value-type="string">
            <text:p>0x04C6</text:p>
          </table:table-cell>
          <table:table-cell table:style-name="ce6" table:formula="of:=&quot;DW &quot;&amp;[.M29]&amp;&quot;, &quot;&amp;[.N29]" office:value-type="string" office:string-value="DW 0x00AE, 0x04C6" calcext:value-type="string">
            <text:p>DW 0x00AE, 0x04C6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5*[.C30]" office:value-type="float" office:value="0.5" calcext:value-type="float">
            <text:p>0.5</text:p>
          </table:table-cell>
          <table:table-cell table:style-name="ce6" table:formula="of:=VLOOKUP([.A30];[.$R$3:.$S$8];2;0)+[.B30]" office:value-type="float" office:value="9" calcext:value-type="float">
            <text:p>9</text:p>
          </table:table-cell>
          <table:table-cell table:style-name="ce11" table:formula="of:=[.$B$1]*POWER([.$C$1];[.G30])" office:value-type="float" office:value="439.902757090157" calcext:value-type="float">
            <text:p>439.90</text:p>
          </table:table-cell>
          <table:table-cell table:style-name="ce6" table:formula="of:=DEC2HEX([.H30]*[.F30])" office:value-type="string" office:string-value="DB" calcext:value-type="string">
            <text:p>DB</text:p>
          </table:table-cell>
          <table:table-cell table:style-name="ce6" table:formula="of:=DEC2HEX((437500/[.H30])-30.125)" office:value-type="string" office:string-value="3C4" calcext:value-type="string">
            <text:p>3C4</text:p>
          </table:table-cell>
          <table:table-cell table:style-name="ce6" table:formula="of:=LEN(TEXT([.I30];&quot;####&quot;))" office:value-type="float" office:value="2" calcext:value-type="float">
            <text:p>2</text:p>
          </table:table-cell>
          <table:table-cell table:style-name="ce6" table:formula="of:=LEN(TEXT([.J30];&quot;####&quot;))" office:value-type="float" office:value="3" calcext:value-type="float">
            <text:p>3</text:p>
          </table:table-cell>
          <table:table-cell table:style-name="ce6" table:formula="of:=IF([.K30]&lt;&gt;0;LEFT(&quot;0x0000&quot;;6-[.K30])&amp;[.I30];&quot;0x0000&quot;)" office:value-type="string" office:string-value="0x00DB" calcext:value-type="string">
            <text:p>0x00DB</text:p>
          </table:table-cell>
          <table:table-cell table:style-name="ce6" table:formula="of:=IF([.L30]&lt;&gt;0;LEFT(&quot;0x0000&quot;;6-[.L30])&amp;[.J30];&quot;0x0000&quot;)" office:value-type="string" office:string-value="0x03C4" calcext:value-type="string">
            <text:p>0x03C4</text:p>
          </table:table-cell>
          <table:table-cell table:style-name="ce6" table:formula="of:=&quot;DW &quot;&amp;[.M30]&amp;&quot;, &quot;&amp;[.N30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0.5*[.C31]" office:value-type="float" office:value="0.5" calcext:value-type="float">
            <text:p>0.5</text:p>
          </table:table-cell>
          <table:table-cell table:style-name="ce6" table:formula="of:=VLOOKUP([.A31];[.$R$3:.$S$8];2;0)+[.B31]" office:value-type="float" office:value="14" calcext:value-type="float">
            <text:p>14</text:p>
          </table:table-cell>
          <table:table-cell table:style-name="ce11" table:formula="of:=[.$B$1]*POWER([.$C$1];[.G31])" office:value-type="float" office:value="587.122102451928" calcext:value-type="float">
            <text:p>587.12</text:p>
          </table:table-cell>
          <table:table-cell table:style-name="ce6" table:formula="of:=DEC2HEX([.H31]*[.F31])" office:value-type="string" office:string-value="125" calcext:value-type="string">
            <text:p>125</text:p>
          </table:table-cell>
          <table:table-cell table:style-name="ce6" table:formula="of:=DEC2HEX((437500/[.H31])-30.125)" office:value-type="string" office:string-value="2CB" calcext:value-type="string">
            <text:p>2CB</text:p>
          </table:table-cell>
          <table:table-cell table:style-name="ce6" table:formula="of:=LEN(TEXT([.I31];&quot;####&quot;))" office:value-type="float" office:value="3" calcext:value-type="float">
            <text:p>3</text:p>
          </table:table-cell>
          <table:table-cell table:style-name="ce6" table:formula="of:=LEN(TEXT([.J31];&quot;####&quot;))" office:value-type="float" office:value="3" calcext:value-type="float">
            <text:p>3</text:p>
          </table:table-cell>
          <table:table-cell table:style-name="ce6" table:formula="of:=IF([.K31]&lt;&gt;0;LEFT(&quot;0x0000&quot;;6-[.K31])&amp;[.I31];&quot;0x0000&quot;)" office:value-type="string" office:string-value="0x0125" calcext:value-type="string">
            <text:p>0x0125</text:p>
          </table:table-cell>
          <table:table-cell table:style-name="ce6" table:formula="of:=IF([.L31]&lt;&gt;0;LEFT(&quot;0x0000&quot;;6-[.L31])&amp;[.J31];&quot;0x0000&quot;)" office:value-type="string" office:string-value="0x02CB" calcext:value-type="string">
            <text:p>0x02CB</text:p>
          </table:table-cell>
          <table:table-cell table:style-name="ce6" table:formula="of:=&quot;DW &quot;&amp;[.M31]&amp;&quot;, &quot;&amp;[.N31]" office:value-type="string" office:string-value="DW 0x0125, 0x02CB" calcext:value-type="string">
            <text:p>DW 0x0125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32]" office:value-type="float" office:value="0.5" calcext:value-type="float">
            <text:p>0.5</text:p>
          </table:table-cell>
          <table:table-cell table:style-name="ce6" table:formula="of:=VLOOKUP([.A32];[.$R$3:.$S$8];2;0)+[.B32]" office:value-type="float" office:value="-8" calcext:value-type="float">
            <text:p>-8</text:p>
          </table:table-cell>
          <table:table-cell table:style-name="ce11" table:formula="of:=[.$B$1]*POWER([.$C$1];[.G32])" office:value-type="float" office:value="164.851440974282" calcext:value-type="float">
            <text:p>164.85</text:p>
          </table:table-cell>
          <table:table-cell table:style-name="ce6" table:formula="of:=DEC2HEX([.H32]*[.F32])" office:value-type="string" office:string-value="52" calcext:value-type="string">
            <text:p>52</text:p>
          </table:table-cell>
          <table:table-cell table:style-name="ce6" table:formula="of:=DEC2HEX((437500/[.H32])-30.125)" office:value-type="string" office:string-value="A3F" calcext:value-type="string">
            <text:p>A3F</text:p>
          </table:table-cell>
          <table:table-cell table:style-name="ce6" table:formula="of:=LEN(TEXT([.I32];&quot;####&quot;))" office:value-type="float" office:value="2" calcext:value-type="float">
            <text:p>2</text:p>
          </table:table-cell>
          <table:table-cell table:style-name="ce6" table:formula="of:=LEN(TEXT([.J32];&quot;####&quot;))" office:value-type="float" office:value="3" calcext:value-type="float">
            <text:p>3</text:p>
          </table:table-cell>
          <table:table-cell table:style-name="ce6" table:formula="of:=IF([.K32]&lt;&gt;0;LEFT(&quot;0x0000&quot;;6-[.K32])&amp;[.I32];&quot;0x0000&quot;)" office:value-type="string" office:string-value="0x0052" calcext:value-type="string">
            <text:p>0x0052</text:p>
          </table:table-cell>
          <table:table-cell table:style-name="ce6" table:formula="of:=IF([.L32]&lt;&gt;0;LEFT(&quot;0x0000&quot;;6-[.L32])&amp;[.J32];&quot;0x0000&quot;)" office:value-type="string" office:string-value="0x0A3F" calcext:value-type="string">
            <text:p>0x0A3F</text:p>
          </table:table-cell>
          <table:table-cell table:style-name="ce6" table:formula="of:=&quot;DW &quot;&amp;[.M32]&amp;&quot;, &quot;&amp;[.N32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33]" office:value-type="float" office:value="0.5" calcext:value-type="float">
            <text:p>0.5</text:p>
          </table:table-cell>
          <table:table-cell table:style-name="ce6" table:formula="of:=VLOOKUP([.A33];[.$R$3:.$S$8];2;0)+[.B33]" office:value-type="float" office:value="16" calcext:value-type="float">
            <text:p>16</text:p>
          </table:table-cell>
          <table:table-cell table:style-name="ce11" table:formula="of:=[.$B$1]*POWER([.$C$1];[.G33])" office:value-type="float" office:value="658.987426407559" calcext:value-type="float">
            <text:p>658.99</text:p>
          </table:table-cell>
          <table:table-cell table:style-name="ce6" table:formula="of:=DEC2HEX([.H33]*[.F33])" office:value-type="string" office:string-value="149" calcext:value-type="string">
            <text:p>149</text:p>
          </table:table-cell>
          <table:table-cell table:style-name="ce6" table:formula="of:=DEC2HEX((437500/[.H33])-30.125)" office:value-type="string" office:string-value="279" calcext:value-type="string">
            <text:p>279</text:p>
          </table:table-cell>
          <table:table-cell table:style-name="ce6" table:formula="of:=LEN(TEXT([.I33];&quot;####&quot;))" office:value-type="float" office:value="3" calcext:value-type="float">
            <text:p>3</text:p>
          </table:table-cell>
          <table:table-cell table:style-name="ce6" table:formula="of:=LEN(TEXT([.J33];&quot;####&quot;))" office:value-type="float" office:value="3" calcext:value-type="float">
            <text:p>3</text:p>
          </table:table-cell>
          <table:table-cell table:style-name="ce6" table:formula="of:=IF([.K33]&lt;&gt;0;LEFT(&quot;0x0000&quot;;6-[.K33])&amp;[.I33];&quot;0x0000&quot;)" office:value-type="string" office:string-value="0x0149" calcext:value-type="string">
            <text:p>0x0149</text:p>
          </table:table-cell>
          <table:table-cell table:style-name="ce6" table:formula="of:=IF([.L33]&lt;&gt;0;LEFT(&quot;0x0000&quot;;6-[.L33])&amp;[.J33];&quot;0x0000&quot;)" office:value-type="string" office:string-value="0x0279" calcext:value-type="string">
            <text:p>0x0279</text:p>
          </table:table-cell>
          <table:table-cell table:style-name="ce6" table:formula="of:=&quot;DW &quot;&amp;[.M33]&amp;&quot;, &quot;&amp;[.N33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4]" office:value-type="float" office:value="0.5" calcext:value-type="float">
            <text:p>0.5</text:p>
          </table:table-cell>
          <table:table-cell table:style-name="ce6" table:formula="of:=VLOOKUP([.A34];[.$R$3:.$S$8];2;0)+[.B34]" office:value-type="float" office:value="8" calcext:value-type="float">
            <text:p>8</text:p>
          </table:table-cell>
          <table:table-cell table:style-name="ce11" table:formula="of:=[.$B$1]*POWER([.$C$1];[.G34])" office:value-type="float" office:value="415.223891859572" calcext:value-type="float">
            <text:p>415.22</text:p>
          </table:table-cell>
          <table:table-cell table:style-name="ce6" table:formula="of:=DEC2HEX([.H34]*[.F34])" office:value-type="string" office:string-value="CF" calcext:value-type="string">
            <text:p>CF</text:p>
          </table:table-cell>
          <table:table-cell table:style-name="ce6" table:formula="of:=DEC2HEX((437500/[.H34])-30.125)" office:value-type="string" office:string-value="3FF" calcext:value-type="string">
            <text:p>3FF</text:p>
          </table:table-cell>
          <table:table-cell table:style-name="ce6" table:formula="of:=LEN(TEXT([.I34];&quot;####&quot;))" office:value-type="float" office:value="2" calcext:value-type="float">
            <text:p>2</text:p>
          </table:table-cell>
          <table:table-cell table:style-name="ce6" table:formula="of:=LEN(TEXT([.J34];&quot;####&quot;))" office:value-type="float" office:value="3" calcext:value-type="float">
            <text:p>3</text:p>
          </table:table-cell>
          <table:table-cell table:style-name="ce6" table:formula="of:=IF([.K34]&lt;&gt;0;LEFT(&quot;0x0000&quot;;6-[.K34])&amp;[.I34];&quot;0x0000&quot;)" office:value-type="string" office:string-value="0x00CF" calcext:value-type="string">
            <text:p>0x00CF</text:p>
          </table:table-cell>
          <table:table-cell table:style-name="ce6" table:formula="of:=IF([.L34]&lt;&gt;0;LEFT(&quot;0x0000&quot;;6-[.L34])&amp;[.J34];&quot;0x0000&quot;)" office:value-type="string" office:string-value="0x03FF" calcext:value-type="string">
            <text:p>0x03FF</text:p>
          </table:table-cell>
          <table:table-cell table:style-name="ce6" table:formula="of:=&quot;DW &quot;&amp;[.M34]&amp;&quot;, &quot;&amp;[.N34]" office:value-type="string" office:string-value="DW 0x00CF, 0x03FF" calcext:value-type="string">
            <text:p>DW 0x00CF, 0x03FF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35]" office:value-type="float" office:value="0.5" calcext:value-type="float">
            <text:p>0.5</text:p>
          </table:table-cell>
          <table:table-cell table:style-name="ce6" table:formula="of:=VLOOKUP([.A35];[.$R$3:.$S$8];2;0)+[.B35]" office:value-type="float" office:value="11" calcext:value-type="float">
            <text:p>11</text:p>
          </table:table-cell>
          <table:table-cell table:style-name="ce11" table:formula="of:=[.$B$1]*POWER([.$C$1];[.G35])" office:value-type="float" office:value="493.748037339759" calcext:value-type="float">
            <text:p>493.75</text:p>
          </table:table-cell>
          <table:table-cell table:style-name="ce6" table:formula="of:=DEC2HEX([.H35]*[.F35])" office:value-type="string" office:string-value="F6" calcext:value-type="string">
            <text:p>F6</text:p>
          </table:table-cell>
          <table:table-cell table:style-name="ce6" table:formula="of:=DEC2HEX((437500/[.H35])-30.125)" office:value-type="string" office:string-value="357" calcext:value-type="string">
            <text:p>357</text:p>
          </table:table-cell>
          <table:table-cell table:style-name="ce6" table:formula="of:=LEN(TEXT([.I35];&quot;####&quot;))" office:value-type="float" office:value="2" calcext:value-type="float">
            <text:p>2</text:p>
          </table:table-cell>
          <table:table-cell table:style-name="ce6" table:formula="of:=LEN(TEXT([.J35];&quot;####&quot;))" office:value-type="float" office:value="3" calcext:value-type="float">
            <text:p>3</text:p>
          </table:table-cell>
          <table:table-cell table:style-name="ce6" table:formula="of:=IF([.K35]&lt;&gt;0;LEFT(&quot;0x0000&quot;;6-[.K35])&amp;[.I35];&quot;0x0000&quot;)" office:value-type="string" office:string-value="0x00F6" calcext:value-type="string">
            <text:p>0x00F6</text:p>
          </table:table-cell>
          <table:table-cell table:style-name="ce6" table:formula="of:=IF([.L35]&lt;&gt;0;LEFT(&quot;0x0000&quot;;6-[.L35])&amp;[.J35];&quot;0x0000&quot;)" office:value-type="string" office:string-value="0x0357" calcext:value-type="string">
            <text:p>0x0357</text:p>
          </table:table-cell>
          <table:table-cell table:style-name="ce6" table:formula="of:=&quot;DW &quot;&amp;[.M35]&amp;&quot;, &quot;&amp;[.N35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36]" office:value-type="float" office:value="0.5" calcext:value-type="float">
            <text:p>0.5</text:p>
          </table:table-cell>
          <table:table-cell table:style-name="ce6" table:formula="of:=VLOOKUP([.A36];[.$R$3:.$S$8];2;0)+[.B36]" office:value-type="float" office:value="17" calcext:value-type="float">
            <text:p>17</text:p>
          </table:table-cell>
          <table:table-cell table:style-name="ce11" table:formula="of:=[.$B$1]*POWER([.$C$1];[.G36])" office:value-type="float" office:value="698.154396815087" calcext:value-type="float">
            <text:p>698.15</text:p>
          </table:table-cell>
          <table:table-cell table:style-name="ce6" table:formula="of:=DEC2HEX([.H36]*[.F36])" office:value-type="string" office:string-value="15D" calcext:value-type="string">
            <text:p>15D</text:p>
          </table:table-cell>
          <table:table-cell table:style-name="ce6" table:formula="of:=DEC2HEX((437500/[.H36])-30.125)" office:value-type="string" office:string-value="254" calcext:value-type="string">
            <text:p>254</text:p>
          </table:table-cell>
          <table:table-cell table:style-name="ce6" table:formula="of:=LEN(TEXT([.I36];&quot;####&quot;))" office:value-type="float" office:value="3" calcext:value-type="float">
            <text:p>3</text:p>
          </table:table-cell>
          <table:table-cell table:style-name="ce6" table:formula="of:=LEN(TEXT([.J36];&quot;####&quot;))" office:value-type="float" office:value="3" calcext:value-type="float">
            <text:p>3</text:p>
          </table:table-cell>
          <table:table-cell table:style-name="ce6" table:formula="of:=IF([.K36]&lt;&gt;0;LEFT(&quot;0x0000&quot;;6-[.K36])&amp;[.I36];&quot;0x0000&quot;)" office:value-type="string" office:string-value="0x015D" calcext:value-type="string">
            <text:p>0x015D</text:p>
          </table:table-cell>
          <table:table-cell table:style-name="ce6" table:formula="of:=IF([.L36]&lt;&gt;0;LEFT(&quot;0x0000&quot;;6-[.L36])&amp;[.J36];&quot;0x0000&quot;)" office:value-type="string" office:string-value="0x0254" calcext:value-type="string">
            <text:p>0x0254</text:p>
          </table:table-cell>
          <table:table-cell table:style-name="ce6" table:formula="of:=&quot;DW &quot;&amp;[.M36]&amp;&quot;, &quot;&amp;[.N36]" office:value-type="string" office:string-value="DW 0x015D, 0x0254" calcext:value-type="string">
            <text:p>DW 0x015D, 0x0254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37]" office:value-type="float" office:value="0.5" calcext:value-type="float">
            <text:p>0.5</text:p>
          </table:table-cell>
          <table:table-cell table:style-name="ce6" table:formula="of:=VLOOKUP([.A37];[.$R$3:.$S$8];2;0)+[.B37]" office:value-type="float" office:value="8" calcext:value-type="float">
            <text:p>8</text:p>
          </table:table-cell>
          <table:table-cell table:style-name="ce11" table:formula="of:=[.$B$1]*POWER([.$C$1];[.G37])" office:value-type="float" office:value="415.223891859572" calcext:value-type="float">
            <text:p>415.22</text:p>
          </table:table-cell>
          <table:table-cell table:style-name="ce6" table:formula="of:=DEC2HEX([.H37]*[.F37])" office:value-type="string" office:string-value="CF" calcext:value-type="string">
            <text:p>CF</text:p>
          </table:table-cell>
          <table:table-cell table:style-name="ce6" table:formula="of:=DEC2HEX((437500/[.H37])-30.125)" office:value-type="string" office:string-value="3FF" calcext:value-type="string">
            <text:p>3FF</text:p>
          </table:table-cell>
          <table:table-cell table:style-name="ce6" table:formula="of:=LEN(TEXT([.I37];&quot;####&quot;))" office:value-type="float" office:value="2" calcext:value-type="float">
            <text:p>2</text:p>
          </table:table-cell>
          <table:table-cell table:style-name="ce6" table:formula="of:=LEN(TEXT([.J37];&quot;####&quot;))" office:value-type="float" office:value="3" calcext:value-type="float">
            <text:p>3</text:p>
          </table:table-cell>
          <table:table-cell table:style-name="ce6" table:formula="of:=IF([.K37]&lt;&gt;0;LEFT(&quot;0x0000&quot;;6-[.K37])&amp;[.I37];&quot;0x0000&quot;)" office:value-type="string" office:string-value="0x00CF" calcext:value-type="string">
            <text:p>0x00CF</text:p>
          </table:table-cell>
          <table:table-cell table:style-name="ce6" table:formula="of:=IF([.L37]&lt;&gt;0;LEFT(&quot;0x0000&quot;;6-[.L37])&amp;[.J37];&quot;0x0000&quot;)" office:value-type="string" office:string-value="0x03FF" calcext:value-type="string">
            <text:p>0x03FF</text:p>
          </table:table-cell>
          <table:table-cell table:style-name="ce6" table:formula="of:=&quot;DW &quot;&amp;[.M37]&amp;&quot;, &quot;&amp;[.N37]" office:value-type="string" office:string-value="DW 0x00CF, 0x03FF" calcext:value-type="string">
            <text:p>DW 0x00CF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5*[.C38]" office:value-type="float" office:value="0.5" calcext:value-type="float">
            <text:p>0.5</text:p>
          </table:table-cell>
          <table:table-cell table:style-name="ce6" table:formula="of:=VLOOKUP([.A38];[.$R$3:.$S$8];2;0)+[.B38]" office:value-type="float" office:value="16" calcext:value-type="float">
            <text:p>16</text:p>
          </table:table-cell>
          <table:table-cell table:style-name="ce11" table:formula="of:=[.$B$1]*POWER([.$C$1];[.G38])" office:value-type="float" office:value="658.987426407559" calcext:value-type="float">
            <text:p>658.99</text:p>
          </table:table-cell>
          <table:table-cell table:style-name="ce6" table:formula="of:=DEC2HEX([.H38]*[.F38])" office:value-type="string" office:string-value="149" calcext:value-type="string">
            <text:p>149</text:p>
          </table:table-cell>
          <table:table-cell table:style-name="ce6" table:formula="of:=DEC2HEX((437500/[.H38])-30.125)" office:value-type="string" office:string-value="279" calcext:value-type="string">
            <text:p>279</text:p>
          </table:table-cell>
          <table:table-cell table:style-name="ce6" table:formula="of:=LEN(TEXT([.I38];&quot;####&quot;))" office:value-type="float" office:value="3" calcext:value-type="float">
            <text:p>3</text:p>
          </table:table-cell>
          <table:table-cell table:style-name="ce6" table:formula="of:=LEN(TEXT([.J38];&quot;####&quot;))" office:value-type="float" office:value="3" calcext:value-type="float">
            <text:p>3</text:p>
          </table:table-cell>
          <table:table-cell table:style-name="ce6" table:formula="of:=IF([.K38]&lt;&gt;0;LEFT(&quot;0x0000&quot;;6-[.K38])&amp;[.I38];&quot;0x0000&quot;)" office:value-type="string" office:string-value="0x0149" calcext:value-type="string">
            <text:p>0x0149</text:p>
          </table:table-cell>
          <table:table-cell table:style-name="ce6" table:formula="of:=IF([.L38]&lt;&gt;0;LEFT(&quot;0x0000&quot;;6-[.L38])&amp;[.J38];&quot;0x0000&quot;)" office:value-type="string" office:string-value="0x0279" calcext:value-type="string">
            <text:p>0x0279</text:p>
          </table:table-cell>
          <table:table-cell table:style-name="ce6" table:formula="of:=&quot;DW &quot;&amp;[.M38]&amp;&quot;, &quot;&amp;[.N38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39]" office:value-type="float" office:value="0.5" calcext:value-type="float">
            <text:p>0.5</text:p>
          </table:table-cell>
          <table:table-cell table:style-name="ce6" table:formula="of:=VLOOKUP([.A39];[.$R$3:.$S$8];2;0)+[.B39]" office:value-type="float" office:value="-4" calcext:value-type="float">
            <text:p>-4</text:p>
          </table:table-cell>
          <table:table-cell table:style-name="ce11" table:formula="of:=[.$B$1]*POWER([.$C$1];[.G39])" office:value-type="float" office:value="207.677833439444" calcext:value-type="float">
            <text:p>207.68</text:p>
          </table:table-cell>
          <table:table-cell table:style-name="ce6" table:formula="of:=DEC2HEX([.H39]*[.F39])" office:value-type="string" office:string-value="67" calcext:value-type="string">
            <text:p>67</text:p>
          </table:table-cell>
          <table:table-cell table:style-name="ce6" table:formula="of:=DEC2HEX((437500/[.H39])-30.125)" office:value-type="string" office:string-value="81C" calcext:value-type="string">
            <text:p>81C</text:p>
          </table:table-cell>
          <table:table-cell table:style-name="ce6" table:formula="of:=LEN(TEXT([.I39];&quot;####&quot;))" office:value-type="float" office:value="2" calcext:value-type="float">
            <text:p>2</text:p>
          </table:table-cell>
          <table:table-cell table:style-name="ce6" table:formula="of:=LEN(TEXT([.J39];&quot;####&quot;))" office:value-type="float" office:value="3" calcext:value-type="float">
            <text:p>3</text:p>
          </table:table-cell>
          <table:table-cell table:style-name="ce6" table:formula="of:=IF([.K39]&lt;&gt;0;LEFT(&quot;0x0000&quot;;6-[.K39])&amp;[.I39];&quot;0x0000&quot;)" office:value-type="string" office:string-value="0x0067" calcext:value-type="string">
            <text:p>0x0067</text:p>
          </table:table-cell>
          <table:table-cell table:style-name="ce6" table:formula="of:=IF([.L39]&lt;&gt;0;LEFT(&quot;0x0000&quot;;6-[.L39])&amp;[.J39];&quot;0x0000&quot;)" office:value-type="string" office:string-value="0x081C" calcext:value-type="string">
            <text:p>0x081C</text:p>
          </table:table-cell>
          <table:table-cell table:style-name="ce6" table:formula="of:=&quot;DW &quot;&amp;[.M39]&amp;&quot;, &quot;&amp;[.N39]" office:value-type="string" office:string-value="DW 0x0067, 0x081C" calcext:value-type="string">
            <text:p>DW 0x0067, 0x081C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40]" office:value-type="float" office:value="0.5" calcext:value-type="float">
            <text:p>0.5</text:p>
          </table:table-cell>
          <table:table-cell table:style-name="ce6" table:formula="of:=VLOOKUP([.A40];[.$R$3:.$S$8];2;0)+[.B40]" office:value-type="float" office:value="9" calcext:value-type="float">
            <text:p>9</text:p>
          </table:table-cell>
          <table:table-cell table:style-name="ce11" table:formula="of:=[.$B$1]*POWER([.$C$1];[.G40])" office:value-type="float" office:value="439.902757090157" calcext:value-type="float">
            <text:p>439.90</text:p>
          </table:table-cell>
          <table:table-cell table:style-name="ce6" table:formula="of:=DEC2HEX([.H40]*[.F40])" office:value-type="string" office:string-value="DB" calcext:value-type="string">
            <text:p>DB</text:p>
          </table:table-cell>
          <table:table-cell table:style-name="ce6" table:formula="of:=DEC2HEX((437500/[.H40])-30.125)" office:value-type="string" office:string-value="3C4" calcext:value-type="string">
            <text:p>3C4</text:p>
          </table:table-cell>
          <table:table-cell table:style-name="ce6" table:formula="of:=LEN(TEXT([.I40];&quot;####&quot;))" office:value-type="float" office:value="2" calcext:value-type="float">
            <text:p>2</text:p>
          </table:table-cell>
          <table:table-cell table:style-name="ce6" table:formula="of:=LEN(TEXT([.J40];&quot;####&quot;))" office:value-type="float" office:value="3" calcext:value-type="float">
            <text:p>3</text:p>
          </table:table-cell>
          <table:table-cell table:style-name="ce6" table:formula="of:=IF([.K40]&lt;&gt;0;LEFT(&quot;0x0000&quot;;6-[.K40])&amp;[.I40];&quot;0x0000&quot;)" office:value-type="string" office:string-value="0x00DB" calcext:value-type="string">
            <text:p>0x00DB</text:p>
          </table:table-cell>
          <table:table-cell table:style-name="ce6" table:formula="of:=IF([.L40]&lt;&gt;0;LEFT(&quot;0x0000&quot;;6-[.L40])&amp;[.J40];&quot;0x0000&quot;)" office:value-type="string" office:string-value="0x03C4" calcext:value-type="string">
            <text:p>0x03C4</text:p>
          </table:table-cell>
          <table:table-cell table:style-name="ce6" table:formula="of:=&quot;DW &quot;&amp;[.M40]&amp;&quot;, &quot;&amp;[.N40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1]" office:value-type="float" office:value="0.5" calcext:value-type="float">
            <text:p>0.5</text:p>
          </table:table-cell>
          <table:table-cell table:style-name="ce6" table:formula="of:=VLOOKUP([.A41];[.$R$3:.$S$8];2;0)+[.B41]" office:value-type="float" office:value="4" calcext:value-type="float">
            <text:p>4</text:p>
          </table:table-cell>
          <table:table-cell table:style-name="ce11" table:formula="of:=[.$B$1]*POWER([.$C$1];[.G41])" office:value-type="float" office:value="329.598280983411" calcext:value-type="float">
            <text:p>329.60</text:p>
          </table:table-cell>
          <table:table-cell table:style-name="ce6" table:formula="of:=DEC2HEX([.H41]*[.F41])" office:value-type="string" office:string-value="A4" calcext:value-type="string">
            <text:p>A4</text:p>
          </table:table-cell>
          <table:table-cell table:style-name="ce6" table:formula="of:=DEC2HEX((437500/[.H41])-30.125)" office:value-type="string" office:string-value="511" calcext:value-type="string">
            <text:p>511</text:p>
          </table:table-cell>
          <table:table-cell table:style-name="ce6" table:formula="of:=LEN(TEXT([.I41];&quot;####&quot;))" office:value-type="float" office:value="2" calcext:value-type="float">
            <text:p>2</text:p>
          </table:table-cell>
          <table:table-cell table:style-name="ce6" table:formula="of:=LEN(TEXT([.J41];&quot;####&quot;))" office:value-type="float" office:value="3" calcext:value-type="float">
            <text:p>3</text:p>
          </table:table-cell>
          <table:table-cell table:style-name="ce6" table:formula="of:=IF([.K41]&lt;&gt;0;LEFT(&quot;0x0000&quot;;6-[.K41])&amp;[.I41];&quot;0x0000&quot;)" office:value-type="string" office:string-value="0x00A4" calcext:value-type="string">
            <text:p>0x00A4</text:p>
          </table:table-cell>
          <table:table-cell table:style-name="ce6" table:formula="of:=IF([.L41]&lt;&gt;0;LEFT(&quot;0x0000&quot;;6-[.L41])&amp;[.J41];&quot;0x0000&quot;)" office:value-type="string" office:string-value="0x0511" calcext:value-type="string">
            <text:p>0x0511</text:p>
          </table:table-cell>
          <table:table-cell table:style-name="ce6" table:formula="of:=&quot;DW &quot;&amp;[.M41]&amp;&quot;, &quot;&amp;[.N41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42]" office:value-type="float" office:value="0.5" calcext:value-type="float">
            <text:p>0.5</text:p>
          </table:table-cell>
          <table:table-cell table:style-name="ce6" table:formula="of:=VLOOKUP([.A42];[.$R$3:.$S$8];2;0)+[.B42]" office:value-type="float" office:value="9" calcext:value-type="float">
            <text:p>9</text:p>
          </table:table-cell>
          <table:table-cell table:style-name="ce11" table:formula="of:=[.$B$1]*POWER([.$C$1];[.G42])" office:value-type="float" office:value="439.902757090157" calcext:value-type="float">
            <text:p>439.90</text:p>
          </table:table-cell>
          <table:table-cell table:style-name="ce6" table:formula="of:=DEC2HEX([.H42]*[.F42])" office:value-type="string" office:string-value="DB" calcext:value-type="string">
            <text:p>DB</text:p>
          </table:table-cell>
          <table:table-cell table:style-name="ce6" table:formula="of:=DEC2HEX((437500/[.H42])-30.125)" office:value-type="string" office:string-value="3C4" calcext:value-type="string">
            <text:p>3C4</text:p>
          </table:table-cell>
          <table:table-cell table:style-name="ce6" table:formula="of:=LEN(TEXT([.I42];&quot;####&quot;))" office:value-type="float" office:value="2" calcext:value-type="float">
            <text:p>2</text:p>
          </table:table-cell>
          <table:table-cell table:style-name="ce6" table:formula="of:=LEN(TEXT([.J42];&quot;####&quot;))" office:value-type="float" office:value="3" calcext:value-type="float">
            <text:p>3</text:p>
          </table:table-cell>
          <table:table-cell table:style-name="ce6" table:formula="of:=IF([.K42]&lt;&gt;0;LEFT(&quot;0x0000&quot;;6-[.K42])&amp;[.I42];&quot;0x0000&quot;)" office:value-type="string" office:string-value="0x00DB" calcext:value-type="string">
            <text:p>0x00DB</text:p>
          </table:table-cell>
          <table:table-cell table:style-name="ce6" table:formula="of:=IF([.L42]&lt;&gt;0;LEFT(&quot;0x0000&quot;;6-[.L42])&amp;[.J42];&quot;0x0000&quot;)" office:value-type="string" office:string-value="0x03C4" calcext:value-type="string">
            <text:p>0x03C4</text:p>
          </table:table-cell>
          <table:table-cell table:style-name="ce6" table:formula="of:=&quot;DW &quot;&amp;[.M42]&amp;&quot;, &quot;&amp;[.N42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43]" office:value-type="float" office:value="0.5" calcext:value-type="float">
            <text:p>0.5</text:p>
          </table:table-cell>
          <table:table-cell table:style-name="ce6" table:formula="of:=VLOOKUP([.A43];[.$R$3:.$S$8];2;0)+[.B43]" office:value-type="float" office:value="11" calcext:value-type="float">
            <text:p>11</text:p>
          </table:table-cell>
          <table:table-cell table:style-name="ce11" table:formula="of:=[.$B$1]*POWER([.$C$1];[.G43])" office:value-type="float" office:value="493.748037339759" calcext:value-type="float">
            <text:p>493.75</text:p>
          </table:table-cell>
          <table:table-cell table:style-name="ce6" table:formula="of:=DEC2HEX([.H43]*[.F43])" office:value-type="string" office:string-value="F6" calcext:value-type="string">
            <text:p>F6</text:p>
          </table:table-cell>
          <table:table-cell table:style-name="ce6" table:formula="of:=DEC2HEX((437500/[.H43])-30.125)" office:value-type="string" office:string-value="357" calcext:value-type="string">
            <text:p>357</text:p>
          </table:table-cell>
          <table:table-cell table:style-name="ce6" table:formula="of:=LEN(TEXT([.I43];&quot;####&quot;))" office:value-type="float" office:value="2" calcext:value-type="float">
            <text:p>2</text:p>
          </table:table-cell>
          <table:table-cell table:style-name="ce6" table:formula="of:=LEN(TEXT([.J43];&quot;####&quot;))" office:value-type="float" office:value="3" calcext:value-type="float">
            <text:p>3</text:p>
          </table:table-cell>
          <table:table-cell table:style-name="ce6" table:formula="of:=IF([.K43]&lt;&gt;0;LEFT(&quot;0x0000&quot;;6-[.K43])&amp;[.I43];&quot;0x0000&quot;)" office:value-type="string" office:string-value="0x00F6" calcext:value-type="string">
            <text:p>0x00F6</text:p>
          </table:table-cell>
          <table:table-cell table:style-name="ce6" table:formula="of:=IF([.L43]&lt;&gt;0;LEFT(&quot;0x0000&quot;;6-[.L43])&amp;[.J43];&quot;0x0000&quot;)" office:value-type="string" office:string-value="0x0357" calcext:value-type="string">
            <text:p>0x0357</text:p>
          </table:table-cell>
          <table:table-cell table:style-name="ce6" table:formula="of:=&quot;DW &quot;&amp;[.M43]&amp;&quot;, &quot;&amp;[.N43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4]" office:value-type="float" office:value="0.5" calcext:value-type="float">
            <text:p>0.5</text:p>
          </table:table-cell>
          <table:table-cell table:style-name="ce6" table:formula="of:=VLOOKUP([.A44];[.$R$3:.$S$8];2;0)+[.B44]" office:value-type="float" office:value="4" calcext:value-type="float">
            <text:p>4</text:p>
          </table:table-cell>
          <table:table-cell table:style-name="ce11" table:formula="of:=[.$B$1]*POWER([.$C$1];[.G44])" office:value-type="float" office:value="329.598280983411" calcext:value-type="float">
            <text:p>329.60</text:p>
          </table:table-cell>
          <table:table-cell table:style-name="ce6" table:formula="of:=DEC2HEX([.H44]*[.F44])" office:value-type="string" office:string-value="A4" calcext:value-type="string">
            <text:p>A4</text:p>
          </table:table-cell>
          <table:table-cell table:style-name="ce6" table:formula="of:=DEC2HEX((437500/[.H44])-30.125)" office:value-type="string" office:string-value="511" calcext:value-type="string">
            <text:p>511</text:p>
          </table:table-cell>
          <table:table-cell table:style-name="ce6" table:formula="of:=LEN(TEXT([.I44];&quot;####&quot;))" office:value-type="float" office:value="2" calcext:value-type="float">
            <text:p>2</text:p>
          </table:table-cell>
          <table:table-cell table:style-name="ce6" table:formula="of:=LEN(TEXT([.J44];&quot;####&quot;))" office:value-type="float" office:value="3" calcext:value-type="float">
            <text:p>3</text:p>
          </table:table-cell>
          <table:table-cell table:style-name="ce6" table:formula="of:=IF([.K44]&lt;&gt;0;LEFT(&quot;0x0000&quot;;6-[.K44])&amp;[.I44];&quot;0x0000&quot;)" office:value-type="string" office:string-value="0x00A4" calcext:value-type="string">
            <text:p>0x00A4</text:p>
          </table:table-cell>
          <table:table-cell table:style-name="ce6" table:formula="of:=IF([.L44]&lt;&gt;0;LEFT(&quot;0x0000&quot;;6-[.L44])&amp;[.J44];&quot;0x0000&quot;)" office:value-type="string" office:string-value="0x0511" calcext:value-type="string">
            <text:p>0x0511</text:p>
          </table:table-cell>
          <table:table-cell table:style-name="ce6" table:formula="of:=&quot;DW &quot;&amp;[.M44]&amp;&quot;, &quot;&amp;[.N44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45]" office:value-type="float" office:value="0.5" calcext:value-type="float">
            <text:p>0.5</text:p>
          </table:table-cell>
          <table:table-cell table:style-name="ce6" table:formula="of:=VLOOKUP([.A45];[.$R$3:.$S$8];2;0)+[.B45]" office:value-type="float" office:value="9" calcext:value-type="float">
            <text:p>9</text:p>
          </table:table-cell>
          <table:table-cell table:style-name="ce11" table:formula="of:=[.$B$1]*POWER([.$C$1];[.G45])" office:value-type="float" office:value="439.902757090157" calcext:value-type="float">
            <text:p>439.90</text:p>
          </table:table-cell>
          <table:table-cell table:style-name="ce6" table:formula="of:=DEC2HEX([.H45]*[.F45])" office:value-type="string" office:string-value="DB" calcext:value-type="string">
            <text:p>DB</text:p>
          </table:table-cell>
          <table:table-cell table:style-name="ce6" table:formula="of:=DEC2HEX((437500/[.H45])-30.125)" office:value-type="string" office:string-value="3C4" calcext:value-type="string">
            <text:p>3C4</text:p>
          </table:table-cell>
          <table:table-cell table:style-name="ce6" table:formula="of:=LEN(TEXT([.I45];&quot;####&quot;))" office:value-type="float" office:value="2" calcext:value-type="float">
            <text:p>2</text:p>
          </table:table-cell>
          <table:table-cell table:style-name="ce6" table:formula="of:=LEN(TEXT([.J45];&quot;####&quot;))" office:value-type="float" office:value="3" calcext:value-type="float">
            <text:p>3</text:p>
          </table:table-cell>
          <table:table-cell table:style-name="ce6" table:formula="of:=IF([.K45]&lt;&gt;0;LEFT(&quot;0x0000&quot;;6-[.K45])&amp;[.I45];&quot;0x0000&quot;)" office:value-type="string" office:string-value="0x00DB" calcext:value-type="string">
            <text:p>0x00DB</text:p>
          </table:table-cell>
          <table:table-cell table:style-name="ce6" table:formula="of:=IF([.L45]&lt;&gt;0;LEFT(&quot;0x0000&quot;;6-[.L45])&amp;[.J45];&quot;0x0000&quot;)" office:value-type="string" office:string-value="0x03C4" calcext:value-type="string">
            <text:p>0x03C4</text:p>
          </table:table-cell>
          <table:table-cell table:style-name="ce6" table:formula="of:=&quot;DW &quot;&amp;[.M45]&amp;&quot;, &quot;&amp;[.N45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46]" office:value-type="float" office:value="0.5" calcext:value-type="float">
            <text:p>0.5</text:p>
          </table:table-cell>
          <table:table-cell table:style-name="ce6" table:formula="of:=VLOOKUP([.A46];[.$R$3:.$S$8];2;0)+[.B46]" office:value-type="float" office:value="12" calcext:value-type="float">
            <text:p>12</text:p>
          </table:table-cell>
          <table:table-cell table:style-name="ce11" table:formula="of:=[.$B$1]*POWER([.$C$1];[.G46])" office:value-type="float" office:value="523.093991438891" calcext:value-type="float">
            <text:p>523.09</text:p>
          </table:table-cell>
          <table:table-cell table:style-name="ce6" table:formula="of:=DEC2HEX([.H46]*[.F46])" office:value-type="string" office:string-value="105" calcext:value-type="string">
            <text:p>105</text:p>
          </table:table-cell>
          <table:table-cell table:style-name="ce6" table:formula="of:=DEC2HEX((437500/[.H46])-30.125)" office:value-type="string" office:string-value="326" calcext:value-type="string">
            <text:p>326</text:p>
          </table:table-cell>
          <table:table-cell table:style-name="ce6" table:formula="of:=LEN(TEXT([.I46];&quot;####&quot;))" office:value-type="float" office:value="3" calcext:value-type="float">
            <text:p>3</text:p>
          </table:table-cell>
          <table:table-cell table:style-name="ce6" table:formula="of:=LEN(TEXT([.J46];&quot;####&quot;))" office:value-type="float" office:value="3" calcext:value-type="float">
            <text:p>3</text:p>
          </table:table-cell>
          <table:table-cell table:style-name="ce6" table:formula="of:=IF([.K46]&lt;&gt;0;LEFT(&quot;0x0000&quot;;6-[.K46])&amp;[.I46];&quot;0x0000&quot;)" office:value-type="string" office:string-value="0x0105" calcext:value-type="string">
            <text:p>0x0105</text:p>
          </table:table-cell>
          <table:table-cell table:style-name="ce6" table:formula="of:=IF([.L46]&lt;&gt;0;LEFT(&quot;0x0000&quot;;6-[.L46])&amp;[.J46];&quot;0x0000&quot;)" office:value-type="string" office:string-value="0x0326" calcext:value-type="string">
            <text:p>0x0326</text:p>
          </table:table-cell>
          <table:table-cell table:style-name="ce6" table:formula="of:=&quot;DW &quot;&amp;[.M46]&amp;&quot;, &quot;&amp;[.N46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7]" office:value-type="float" office:value="0.5" calcext:value-type="float">
            <text:p>0.5</text:p>
          </table:table-cell>
          <table:table-cell table:style-name="ce6" table:formula="of:=VLOOKUP([.A47];[.$R$3:.$S$8];2;0)+[.B47]" office:value-type="float" office:value="4" calcext:value-type="float">
            <text:p>4</text:p>
          </table:table-cell>
          <table:table-cell table:style-name="ce11" table:formula="of:=[.$B$1]*POWER([.$C$1];[.G47])" office:value-type="float" office:value="329.598280983411" calcext:value-type="float">
            <text:p>329.60</text:p>
          </table:table-cell>
          <table:table-cell table:style-name="ce6" table:formula="of:=DEC2HEX([.H47]*[.F47])" office:value-type="string" office:string-value="A4" calcext:value-type="string">
            <text:p>A4</text:p>
          </table:table-cell>
          <table:table-cell table:style-name="ce6" table:formula="of:=DEC2HEX((437500/[.H47])-30.125)" office:value-type="string" office:string-value="511" calcext:value-type="string">
            <text:p>511</text:p>
          </table:table-cell>
          <table:table-cell table:style-name="ce6" table:formula="of:=LEN(TEXT([.I47];&quot;####&quot;))" office:value-type="float" office:value="2" calcext:value-type="float">
            <text:p>2</text:p>
          </table:table-cell>
          <table:table-cell table:style-name="ce6" table:formula="of:=LEN(TEXT([.J47];&quot;####&quot;))" office:value-type="float" office:value="3" calcext:value-type="float">
            <text:p>3</text:p>
          </table:table-cell>
          <table:table-cell table:style-name="ce6" table:formula="of:=IF([.K47]&lt;&gt;0;LEFT(&quot;0x0000&quot;;6-[.K47])&amp;[.I47];&quot;0x0000&quot;)" office:value-type="string" office:string-value="0x00A4" calcext:value-type="string">
            <text:p>0x00A4</text:p>
          </table:table-cell>
          <table:table-cell table:style-name="ce6" table:formula="of:=IF([.L47]&lt;&gt;0;LEFT(&quot;0x0000&quot;;6-[.L47])&amp;[.J47];&quot;0x0000&quot;)" office:value-type="string" office:string-value="0x0511" calcext:value-type="string">
            <text:p>0x0511</text:p>
          </table:table-cell>
          <table:table-cell table:style-name="ce6" table:formula="of:=&quot;DW &quot;&amp;[.M47]&amp;&quot;, &quot;&amp;[.N47]" office:value-type="string" office:string-value="DW 0x00A4, 0x0511" calcext:value-type="string">
            <text:p>DW 0x00A4, 0x0511</text:p>
          </table:table-cell>
          <table:table-cell table:number-columns-repeated="100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table:style-name="ce6" table:formula="of:=0.5*[.C48]" office:value-type="float" office:value="0.5" calcext:value-type="float">
            <text:p>0.5</text:p>
          </table:table-cell>
          <table:table-cell table:style-name="ce6" table:formula="of:=VLOOKUP([.A48];[.$R$3:.$S$8];2;0)+[.B48]" office:value-type="float" office:value="9" calcext:value-type="float">
            <text:p>9</text:p>
          </table:table-cell>
          <table:table-cell table:style-name="ce11" table:formula="of:=[.$B$1]*POWER([.$C$1];[.G48])" office:value-type="float" office:value="439.902757090157" calcext:value-type="float">
            <text:p>439.90</text:p>
          </table:table-cell>
          <table:table-cell table:style-name="ce6" table:formula="of:=DEC2HEX([.H48]*[.F48])" office:value-type="string" office:string-value="DB" calcext:value-type="string">
            <text:p>DB</text:p>
          </table:table-cell>
          <table:table-cell table:style-name="ce6" table:formula="of:=DEC2HEX((437500/[.H48])-30.125)" office:value-type="string" office:string-value="3C4" calcext:value-type="string">
            <text:p>3C4</text:p>
          </table:table-cell>
          <table:table-cell table:style-name="ce6" table:formula="of:=LEN(TEXT([.I48];&quot;####&quot;))" office:value-type="float" office:value="2" calcext:value-type="float">
            <text:p>2</text:p>
          </table:table-cell>
          <table:table-cell table:style-name="ce6" table:formula="of:=LEN(TEXT([.J48];&quot;####&quot;))" office:value-type="float" office:value="3" calcext:value-type="float">
            <text:p>3</text:p>
          </table:table-cell>
          <table:table-cell table:style-name="ce6" table:formula="of:=IF([.K48]&lt;&gt;0;LEFT(&quot;0x0000&quot;;6-[.K48])&amp;[.I48];&quot;0x0000&quot;)" office:value-type="string" office:string-value="0x00DB" calcext:value-type="string">
            <text:p>0x00DB</text:p>
          </table:table-cell>
          <table:table-cell table:style-name="ce6" table:formula="of:=IF([.L48]&lt;&gt;0;LEFT(&quot;0x0000&quot;;6-[.L48])&amp;[.J48];&quot;0x0000&quot;)" office:value-type="string" office:string-value="0x03C4" calcext:value-type="string">
            <text:p>0x03C4</text:p>
          </table:table-cell>
          <table:table-cell table:style-name="ce6" table:formula="of:=&quot;DW &quot;&amp;[.M48]&amp;&quot;, &quot;&amp;[.N48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49]" office:value-type="float" office:value="0.5" calcext:value-type="float">
            <text:p>0.5</text:p>
          </table:table-cell>
          <table:table-cell table:style-name="ce6" table:formula="of:=VLOOKUP([.A49];[.$R$3:.$S$8];2;0)+[.B49]" office:value-type="float" office:value="-5" calcext:value-type="float">
            <text:p>-5</text:p>
          </table:table-cell>
          <table:table-cell table:style-name="ce11" table:formula="of:=[.$B$1]*POWER([.$C$1];[.G49])" office:value-type="float" office:value="196.026955648329" calcext:value-type="float">
            <text:p>196.03</text:p>
          </table:table-cell>
          <table:table-cell table:style-name="ce6" table:formula="of:=DEC2HEX([.H49]*[.F49])" office:value-type="string" office:string-value="62" calcext:value-type="string">
            <text:p>62</text:p>
          </table:table-cell>
          <table:table-cell table:style-name="ce6" table:formula="of:=DEC2HEX((437500/[.H49])-30.125)" office:value-type="string" office:string-value="899" calcext:value-type="string">
            <text:p>899</text:p>
          </table:table-cell>
          <table:table-cell table:style-name="ce6" table:formula="of:=LEN(TEXT([.I49];&quot;####&quot;))" office:value-type="float" office:value="2" calcext:value-type="float">
            <text:p>2</text:p>
          </table:table-cell>
          <table:table-cell table:style-name="ce6" table:formula="of:=LEN(TEXT([.J49];&quot;####&quot;))" office:value-type="float" office:value="3" calcext:value-type="float">
            <text:p>3</text:p>
          </table:table-cell>
          <table:table-cell table:style-name="ce6" table:formula="of:=IF([.K49]&lt;&gt;0;LEFT(&quot;0x0000&quot;;6-[.K49])&amp;[.I49];&quot;0x0000&quot;)" office:value-type="string" office:string-value="0x0062" calcext:value-type="string">
            <text:p>0x0062</text:p>
          </table:table-cell>
          <table:table-cell table:style-name="ce6" table:formula="of:=IF([.L49]&lt;&gt;0;LEFT(&quot;0x0000&quot;;6-[.L49])&amp;[.J49];&quot;0x0000&quot;)" office:value-type="string" office:string-value="0x0899" calcext:value-type="string">
            <text:p>0x0899</text:p>
          </table:table-cell>
          <table:table-cell table:style-name="ce6" table:formula="of:=&quot;DW &quot;&amp;[.M49]&amp;&quot;, &quot;&amp;[.N49]" office:value-type="string" office:string-value="DW 0x0062, 0x0899" calcext:value-type="string">
            <text:p>DW 0x0062, 0x0899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0]" office:value-type="float" office:value="0.5" calcext:value-type="float">
            <text:p>0.5</text:p>
          </table:table-cell>
          <table:table-cell table:style-name="ce6" table:formula="of:=VLOOKUP([.A50];[.$R$3:.$S$8];2;0)+[.B50]" office:value-type="float" office:value="7" calcext:value-type="float">
            <text:p>7</text:p>
          </table:table-cell>
          <table:table-cell table:style-name="ce11" table:formula="of:=[.$B$1]*POWER([.$C$1];[.G50])" office:value-type="float" office:value="391.929528951951" calcext:value-type="float">
            <text:p>391.93</text:p>
          </table:table-cell>
          <table:table-cell table:style-name="ce6" table:formula="of:=DEC2HEX([.H50]*[.F50])" office:value-type="string" office:string-value="C3" calcext:value-type="string">
            <text:p>C3</text:p>
          </table:table-cell>
          <table:table-cell table:style-name="ce6" table:formula="of:=DEC2HEX((437500/[.H50])-30.125)" office:value-type="string" office:string-value="43E" calcext:value-type="string">
            <text:p>43E</text:p>
          </table:table-cell>
          <table:table-cell table:style-name="ce6" table:formula="of:=LEN(TEXT([.I50];&quot;####&quot;))" office:value-type="float" office:value="2" calcext:value-type="float">
            <text:p>2</text:p>
          </table:table-cell>
          <table:table-cell table:style-name="ce6" table:formula="of:=LEN(TEXT([.J50];&quot;####&quot;))" office:value-type="float" office:value="3" calcext:value-type="float">
            <text:p>3</text:p>
          </table:table-cell>
          <table:table-cell table:style-name="ce6" table:formula="of:=IF([.K50]&lt;&gt;0;LEFT(&quot;0x0000&quot;;6-[.K50])&amp;[.I50];&quot;0x0000&quot;)" office:value-type="string" office:string-value="0x00C3" calcext:value-type="string">
            <text:p>0x00C3</text:p>
          </table:table-cell>
          <table:table-cell table:style-name="ce6" table:formula="of:=IF([.L50]&lt;&gt;0;LEFT(&quot;0x0000&quot;;6-[.L50])&amp;[.J50];&quot;0x0000&quot;)" office:value-type="string" office:string-value="0x043E" calcext:value-type="string">
            <text:p>0x043E</text:p>
          </table:table-cell>
          <table:table-cell table:style-name="ce6" table:formula="of:=&quot;DW &quot;&amp;[.M50]&amp;&quot;, &quot;&amp;[.N50]" office:value-type="string" office:string-value="DW 0x00C3, 0x043E" calcext:value-type="string">
            <text:p>DW 0x00C3, 0x043E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5*[.C51]" office:value-type="float" office:value="0.5" calcext:value-type="float">
            <text:p>0.5</text:p>
          </table:table-cell>
          <table:table-cell table:style-name="ce6" table:formula="of:=VLOOKUP([.A51];[.$R$3:.$S$8];2;0)+[.B51]" office:value-type="float" office:value="11" calcext:value-type="float">
            <text:p>11</text:p>
          </table:table-cell>
          <table:table-cell table:style-name="ce11" table:formula="of:=[.$B$1]*POWER([.$C$1];[.G51])" office:value-type="float" office:value="493.748037339759" calcext:value-type="float">
            <text:p>493.75</text:p>
          </table:table-cell>
          <table:table-cell table:style-name="ce6" table:formula="of:=DEC2HEX([.H51]*[.F51])" office:value-type="string" office:string-value="F6" calcext:value-type="string">
            <text:p>F6</text:p>
          </table:table-cell>
          <table:table-cell table:style-name="ce6" table:formula="of:=DEC2HEX((437500/[.H51])-30.125)" office:value-type="string" office:string-value="357" calcext:value-type="string">
            <text:p>357</text:p>
          </table:table-cell>
          <table:table-cell table:style-name="ce6" table:formula="of:=LEN(TEXT([.I51];&quot;####&quot;))" office:value-type="float" office:value="2" calcext:value-type="float">
            <text:p>2</text:p>
          </table:table-cell>
          <table:table-cell table:style-name="ce6" table:formula="of:=LEN(TEXT([.J51];&quot;####&quot;))" office:value-type="float" office:value="3" calcext:value-type="float">
            <text:p>3</text:p>
          </table:table-cell>
          <table:table-cell table:style-name="ce6" table:formula="of:=IF([.K51]&lt;&gt;0;LEFT(&quot;0x0000&quot;;6-[.K51])&amp;[.I51];&quot;0x0000&quot;)" office:value-type="string" office:string-value="0x00F6" calcext:value-type="string">
            <text:p>0x00F6</text:p>
          </table:table-cell>
          <table:table-cell table:style-name="ce6" table:formula="of:=IF([.L51]&lt;&gt;0;LEFT(&quot;0x0000&quot;;6-[.L51])&amp;[.J51];&quot;0x0000&quot;)" office:value-type="string" office:string-value="0x0357" calcext:value-type="string">
            <text:p>0x0357</text:p>
          </table:table-cell>
          <table:table-cell table:style-name="ce6" table:formula="of:=&quot;DW &quot;&amp;[.M51]&amp;&quot;, &quot;&amp;[.N51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5*[.C52]" office:value-type="float" office:value="0.5" calcext:value-type="float">
            <text:p>0.5</text:p>
          </table:table-cell>
          <table:table-cell table:style-name="ce6" table:formula="of:=VLOOKUP([.A52];[.$R$3:.$S$8];2;0)+[.B52]" office:value-type="float" office:value="12" calcext:value-type="float">
            <text:p>12</text:p>
          </table:table-cell>
          <table:table-cell table:style-name="ce11" table:formula="of:=[.$B$1]*POWER([.$C$1];[.G52])" office:value-type="float" office:value="523.093991438891" calcext:value-type="float">
            <text:p>523.09</text:p>
          </table:table-cell>
          <table:table-cell table:style-name="ce6" table:formula="of:=DEC2HEX([.H52]*[.F52])" office:value-type="string" office:string-value="105" calcext:value-type="string">
            <text:p>105</text:p>
          </table:table-cell>
          <table:table-cell table:style-name="ce6" table:formula="of:=DEC2HEX((437500/[.H52])-30.125)" office:value-type="string" office:string-value="326" calcext:value-type="string">
            <text:p>326</text:p>
          </table:table-cell>
          <table:table-cell table:style-name="ce6" table:formula="of:=LEN(TEXT([.I52];&quot;####&quot;))" office:value-type="float" office:value="3" calcext:value-type="float">
            <text:p>3</text:p>
          </table:table-cell>
          <table:table-cell table:style-name="ce6" table:formula="of:=LEN(TEXT([.J52];&quot;####&quot;))" office:value-type="float" office:value="3" calcext:value-type="float">
            <text:p>3</text:p>
          </table:table-cell>
          <table:table-cell table:style-name="ce6" table:formula="of:=IF([.K52]&lt;&gt;0;LEFT(&quot;0x0000&quot;;6-[.K52])&amp;[.I52];&quot;0x0000&quot;)" office:value-type="string" office:string-value="0x0105" calcext:value-type="string">
            <text:p>0x0105</text:p>
          </table:table-cell>
          <table:table-cell table:style-name="ce6" table:formula="of:=IF([.L52]&lt;&gt;0;LEFT(&quot;0x0000&quot;;6-[.L52])&amp;[.J52];&quot;0x0000&quot;)" office:value-type="string" office:string-value="0x0326" calcext:value-type="string">
            <text:p>0x0326</text:p>
          </table:table-cell>
          <table:table-cell table:style-name="ce6" table:formula="of:=&quot;DW &quot;&amp;[.M52]&amp;&quot;, &quot;&amp;[.N52]" office:value-type="string" office:string-value="DW 0x0105, 0x0326" calcext:value-type="string">
            <text:p>DW 0x0105, 0x0326</text:p>
          </table:table-cell>
          <table:table-cell table:number-columns-repeated="1009"/>
        </table:table-row>
        <table:table-row table:style-name="ro1"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0.5*[.C53]" office:value-type="float" office:value="0.5" calcext:value-type="float">
            <text:p>0.5</text:p>
          </table:table-cell>
          <table:table-cell table:style-name="ce9" table:formula="of:=VLOOKUP([.A53];[.$R$3:.$S$8];2;0)+[.B53]" office:value-type="float" office:value="-7" calcext:value-type="float">
            <text:p>-7</text:p>
          </table:table-cell>
          <table:table-cell table:style-name="ce11" table:formula="of:=[.$B$1]*POWER([.$C$1];[.G53])" office:value-type="float" office:value="174.649399556704" calcext:value-type="float">
            <text:p>174.65</text:p>
          </table:table-cell>
          <table:table-cell table:style-name="ce6" table:formula="of:=DEC2HEX([.H53]*[.F53])" office:value-type="string" office:string-value="57" calcext:value-type="string">
            <text:p>57</text:p>
          </table:table-cell>
          <table:table-cell table:style-name="ce6" table:formula="of:=DEC2HEX((437500/[.H53])-30.125)" office:value-type="string" office:string-value="9AA" calcext:value-type="string">
            <text:p>9AA</text:p>
          </table:table-cell>
          <table:table-cell table:style-name="ce6" table:formula="of:=LEN(TEXT([.I53];&quot;####&quot;))" office:value-type="float" office:value="2" calcext:value-type="float">
            <text:p>2</text:p>
          </table:table-cell>
          <table:table-cell table:style-name="ce6" table:formula="of:=LEN(TEXT([.J53];&quot;####&quot;))" office:value-type="float" office:value="3" calcext:value-type="float">
            <text:p>3</text:p>
          </table:table-cell>
          <table:table-cell table:style-name="ce6" table:formula="of:=IF([.K53]&lt;&gt;0;LEFT(&quot;0x0000&quot;;6-[.K53])&amp;[.I53];&quot;0x0000&quot;)" office:value-type="string" office:string-value="0x0057" calcext:value-type="string">
            <text:p>0x0057</text:p>
          </table:table-cell>
          <table:table-cell table:style-name="ce6" table:formula="of:=IF([.L53]&lt;&gt;0;LEFT(&quot;0x0000&quot;;6-[.L53])&amp;[.J53];&quot;0x0000&quot;)" office:value-type="string" office:string-value="0x09AA" calcext:value-type="string">
            <text:p>0x09AA</text:p>
          </table:table-cell>
          <table:table-cell table:style-name="ce6" table:formula="of:=&quot;DW &quot;&amp;[.M53]&amp;&quot;, &quot;&amp;[.N53]" office:value-type="string" office:string-value="DW 0x0057, 0x09AA" calcext:value-type="string">
            <text:p>DW 0x0057, 0x09AA</text:p>
          </table:table-cell>
          <table:table-cell table:number-columns-repeated="100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0.5*[.C54]" office:value-type="float" office:value="0.5" calcext:value-type="float">
            <text:p>0.5</text:p>
          </table:table-cell>
          <table:table-cell table:style-name="ce9" table:formula="of:=VLOOKUP([.A54];[.$R$3:.$S$8];2;0)+[.B54]" office:value-type="float" office:value="9" calcext:value-type="float">
            <text:p>9</text:p>
          </table:table-cell>
          <table:table-cell table:style-name="ce11" table:formula="of:=[.$B$1]*POWER([.$C$1];[.G54])" office:value-type="float" office:value="439.902757090157" calcext:value-type="float">
            <text:p>439.90</text:p>
          </table:table-cell>
          <table:table-cell table:style-name="ce6" table:formula="of:=DEC2HEX([.H54]*[.F54])" office:value-type="string" office:string-value="DB" calcext:value-type="string">
            <text:p>DB</text:p>
          </table:table-cell>
          <table:table-cell table:style-name="ce6" table:formula="of:=DEC2HEX((437500/[.H54])-30.125)" office:value-type="string" office:string-value="3C4" calcext:value-type="string">
            <text:p>3C4</text:p>
          </table:table-cell>
          <table:table-cell table:style-name="ce6" table:formula="of:=LEN(TEXT([.I54];&quot;####&quot;))" office:value-type="float" office:value="2" calcext:value-type="float">
            <text:p>2</text:p>
          </table:table-cell>
          <table:table-cell table:style-name="ce6" table:formula="of:=LEN(TEXT([.J54];&quot;####&quot;))" office:value-type="float" office:value="3" calcext:value-type="float">
            <text:p>3</text:p>
          </table:table-cell>
          <table:table-cell table:style-name="ce6" table:formula="of:=IF([.K54]&lt;&gt;0;LEFT(&quot;0x0000&quot;;6-[.K54])&amp;[.I54];&quot;0x0000&quot;)" office:value-type="string" office:string-value="0x00DB" calcext:value-type="string">
            <text:p>0x00DB</text:p>
          </table:table-cell>
          <table:table-cell table:style-name="ce6" table:formula="of:=IF([.L54]&lt;&gt;0;LEFT(&quot;0x0000&quot;;6-[.L54])&amp;[.J54];&quot;0x0000&quot;)" office:value-type="string" office:string-value="0x03C4" calcext:value-type="string">
            <text:p>0x03C4</text:p>
          </table:table-cell>
          <table:table-cell table:style-name="ce6" table:formula="of:=&quot;DW &quot;&amp;[.M54]&amp;&quot;, &quot;&amp;[.N54]" office:value-type="string" office:string-value="DW 0x00DB, 0x03C4" calcext:value-type="string">
            <text:p>DW 0x00DB, 0x03C4</text:p>
          </table:table-cell>
          <table:table-cell table:number-columns-repeated="100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0.5*[.C55]" office:value-type="float" office:value="0.5" calcext:value-type="float">
            <text:p>0.5</text:p>
          </table:table-cell>
          <table:table-cell table:style-name="ce9" table:formula="of:=VLOOKUP([.A55];[.$R$3:.$S$8];2;0)+[.B55]" office:value-type="float" office:value="14" calcext:value-type="float">
            <text:p>14</text:p>
          </table:table-cell>
          <table:table-cell table:style-name="ce11" table:formula="of:=[.$B$1]*POWER([.$C$1];[.G55])" office:value-type="float" office:value="587.122102451928" calcext:value-type="float">
            <text:p>587.12</text:p>
          </table:table-cell>
          <table:table-cell table:style-name="ce6" table:formula="of:=DEC2HEX([.H55]*[.F55])" office:value-type="string" office:string-value="125" calcext:value-type="string">
            <text:p>125</text:p>
          </table:table-cell>
          <table:table-cell table:style-name="ce6" table:formula="of:=DEC2HEX((437500/[.H55])-30.125)" office:value-type="string" office:string-value="2CB" calcext:value-type="string">
            <text:p>2CB</text:p>
          </table:table-cell>
          <table:table-cell table:style-name="ce6" table:formula="of:=LEN(TEXT([.I55];&quot;####&quot;))" office:value-type="float" office:value="3" calcext:value-type="float">
            <text:p>3</text:p>
          </table:table-cell>
          <table:table-cell table:style-name="ce6" table:formula="of:=LEN(TEXT([.J55];&quot;####&quot;))" office:value-type="float" office:value="3" calcext:value-type="float">
            <text:p>3</text:p>
          </table:table-cell>
          <table:table-cell table:style-name="ce6" table:formula="of:=IF([.K55]&lt;&gt;0;LEFT(&quot;0x0000&quot;;6-[.K55])&amp;[.I55];&quot;0x0000&quot;)" office:value-type="string" office:string-value="0x0125" calcext:value-type="string">
            <text:p>0x0125</text:p>
          </table:table-cell>
          <table:table-cell table:style-name="ce6" table:formula="of:=IF([.L55]&lt;&gt;0;LEFT(&quot;0x0000&quot;;6-[.L55])&amp;[.J55];&quot;0x0000&quot;)" office:value-type="string" office:string-value="0x02CB" calcext:value-type="string">
            <text:p>0x02CB</text:p>
          </table:table-cell>
          <table:table-cell table:style-name="ce6" table:formula="of:=&quot;DW &quot;&amp;[.M55]&amp;&quot;, &quot;&amp;[.N55]" office:value-type="string" office:string-value="DW 0x0125, 0x02CB" calcext:value-type="string">
            <text:p>DW 0x0125, 0x02CB</text:p>
          </table:table-cell>
          <table:table-cell table:number-columns-repeated="100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" calcext:value-type="float">
            <text:p>2</text:p>
          </table:table-cell>
          <table:table-cell table:style-name="ce9" table:formula="of:=0.5*[.C56]" office:value-type="float" office:value="0.5" calcext:value-type="float">
            <text:p>0.5</text:p>
          </table:table-cell>
          <table:table-cell table:style-name="ce9" table:formula="of:=VLOOKUP([.A56];[.$R$3:.$S$8];2;0)+[.B56]" office:value-type="float" office:value="8" calcext:value-type="float">
            <text:p>8</text:p>
          </table:table-cell>
          <table:table-cell table:style-name="ce11" table:formula="of:=[.$B$1]*POWER([.$C$1];[.G56])" office:value-type="float" office:value="415.223891859572" calcext:value-type="float">
            <text:p>415.22</text:p>
          </table:table-cell>
          <table:table-cell table:style-name="ce6" table:formula="of:=DEC2HEX([.H56]*[.F56])" office:value-type="string" office:string-value="CF" calcext:value-type="string">
            <text:p>CF</text:p>
          </table:table-cell>
          <table:table-cell table:style-name="ce6" table:formula="of:=DEC2HEX((437500/[.H56])-30.125)" office:value-type="string" office:string-value="3FF" calcext:value-type="string">
            <text:p>3FF</text:p>
          </table:table-cell>
          <table:table-cell table:style-name="ce6" table:formula="of:=LEN(TEXT([.I56];&quot;####&quot;))" office:value-type="float" office:value="2" calcext:value-type="float">
            <text:p>2</text:p>
          </table:table-cell>
          <table:table-cell table:style-name="ce6" table:formula="of:=LEN(TEXT([.J56];&quot;####&quot;))" office:value-type="float" office:value="3" calcext:value-type="float">
            <text:p>3</text:p>
          </table:table-cell>
          <table:table-cell table:style-name="ce6" table:formula="of:=IF([.K56]&lt;&gt;0;LEFT(&quot;0x0000&quot;;6-[.K56])&amp;[.I56];&quot;0x0000&quot;)" office:value-type="string" office:string-value="0x00CF" calcext:value-type="string">
            <text:p>0x00CF</text:p>
          </table:table-cell>
          <table:table-cell table:style-name="ce6" table:formula="of:=IF([.L56]&lt;&gt;0;LEFT(&quot;0x0000&quot;;6-[.L56])&amp;[.J56];&quot;0x0000&quot;)" office:value-type="string" office:string-value="0x03FF" calcext:value-type="string">
            <text:p>0x03FF</text:p>
          </table:table-cell>
          <table:table-cell table:style-name="ce6" table:formula="of:=&quot;DW &quot;&amp;[.M56]&amp;&quot;, &quot;&amp;[.N56]" office:value-type="string" office:string-value="DW 0x00CF, 0x03FF" calcext:value-type="string">
            <text:p>DW 0x00CF, 0x03FF</text:p>
          </table:table-cell>
          <table:table-cell table:number-columns-repeated="1009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2" calcext:value-type="float">
            <text:p>2</text:p>
          </table:table-cell>
          <table:table-cell table:style-name="ce9" table:formula="of:=0.5*[.C57]" office:value-type="float" office:value="0.5" calcext:value-type="float">
            <text:p>0.5</text:p>
          </table:table-cell>
          <table:table-cell table:style-name="ce9" table:formula="of:=VLOOKUP([.A57];[.$R$3:.$S$8];2;0)+[.B57]" office:value-type="float" office:value="10" calcext:value-type="float">
            <text:p>10</text:p>
          </table:table-cell>
          <table:table-cell table:style-name="ce11" table:formula="of:=[.$B$1]*POWER([.$C$1];[.G57])" office:value-type="float" office:value="466.048412650031" calcext:value-type="float">
            <text:p>466.05</text:p>
          </table:table-cell>
          <table:table-cell table:style-name="ce6" table:formula="of:=DEC2HEX([.H57]*[.F57])" office:value-type="string" office:string-value="E9" calcext:value-type="string">
            <text:p>E9</text:p>
          </table:table-cell>
          <table:table-cell table:style-name="ce6" table:formula="of:=DEC2HEX((437500/[.H57])-30.125)" office:value-type="string" office:string-value="38C" calcext:value-type="string">
            <text:p>38C</text:p>
          </table:table-cell>
          <table:table-cell table:style-name="ce6" table:formula="of:=LEN(TEXT([.I57];&quot;####&quot;))" office:value-type="float" office:value="2" calcext:value-type="float">
            <text:p>2</text:p>
          </table:table-cell>
          <table:table-cell table:style-name="ce6" table:formula="of:=LEN(TEXT([.J57];&quot;####&quot;))" office:value-type="float" office:value="3" calcext:value-type="float">
            <text:p>3</text:p>
          </table:table-cell>
          <table:table-cell table:style-name="ce6" table:formula="of:=IF([.K57]&lt;&gt;0;LEFT(&quot;0x0000&quot;;6-[.K57])&amp;[.I57];&quot;0x0000&quot;)" office:value-type="string" office:string-value="0x00E9" calcext:value-type="string">
            <text:p>0x00E9</text:p>
          </table:table-cell>
          <table:table-cell table:style-name="ce6" table:formula="of:=IF([.L57]&lt;&gt;0;LEFT(&quot;0x0000&quot;;6-[.L57])&amp;[.J57];&quot;0x0000&quot;)" office:value-type="string" office:string-value="0x038C" calcext:value-type="string">
            <text:p>0x038C</text:p>
          </table:table-cell>
          <table:table-cell table:style-name="ce6" table:formula="of:=&quot;DW &quot;&amp;[.M57]&amp;&quot;, &quot;&amp;[.N57]" office:value-type="string" office:string-value="DW 0x00E9, 0x038C" calcext:value-type="string">
            <text:p>DW 0x00E9, 0x038C</text:p>
          </table:table-cell>
          <table:table-cell table:number-columns-repeated="1009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2" calcext:value-type="float">
            <text:p>2</text:p>
          </table:table-cell>
          <table:table-cell table:style-name="ce9" table:formula="of:=0.5*[.C58]" office:value-type="float" office:value="0.5" calcext:value-type="float">
            <text:p>0.5</text:p>
          </table:table-cell>
          <table:table-cell table:style-name="ce9" table:formula="of:=VLOOKUP([.A58];[.$R$3:.$S$8];2;0)+[.B58]" office:value-type="float" office:value="-8" calcext:value-type="float">
            <text:p>-8</text:p>
          </table:table-cell>
          <table:table-cell table:style-name="ce11" table:formula="of:=[.$B$1]*POWER([.$C$1];[.G58])" office:value-type="float" office:value="164.851440974282" calcext:value-type="float">
            <text:p>164.85</text:p>
          </table:table-cell>
          <table:table-cell table:style-name="ce6" table:formula="of:=DEC2HEX([.H58]*[.F58])" office:value-type="string" office:string-value="52" calcext:value-type="string">
            <text:p>52</text:p>
          </table:table-cell>
          <table:table-cell table:style-name="ce6" table:formula="of:=DEC2HEX((437500/[.H58])-30.125)" office:value-type="string" office:string-value="A3F" calcext:value-type="string">
            <text:p>A3F</text:p>
          </table:table-cell>
          <table:table-cell table:style-name="ce6" table:formula="of:=LEN(TEXT([.I58];&quot;####&quot;))" office:value-type="float" office:value="2" calcext:value-type="float">
            <text:p>2</text:p>
          </table:table-cell>
          <table:table-cell table:style-name="ce6" table:formula="of:=LEN(TEXT([.J58];&quot;####&quot;))" office:value-type="float" office:value="3" calcext:value-type="float">
            <text:p>3</text:p>
          </table:table-cell>
          <table:table-cell table:style-name="ce6" table:formula="of:=IF([.K58]&lt;&gt;0;LEFT(&quot;0x0000&quot;;6-[.K58])&amp;[.I58];&quot;0x0000&quot;)" office:value-type="string" office:string-value="0x0052" calcext:value-type="string">
            <text:p>0x0052</text:p>
          </table:table-cell>
          <table:table-cell table:style-name="ce6" table:formula="of:=IF([.L58]&lt;&gt;0;LEFT(&quot;0x0000&quot;;6-[.L58])&amp;[.J58];&quot;0x0000&quot;)" office:value-type="string" office:string-value="0x0A3F" calcext:value-type="string">
            <text:p>0x0A3F</text:p>
          </table:table-cell>
          <table:table-cell table:style-name="ce6" table:formula="of:=&quot;DW &quot;&amp;[.M58]&amp;&quot;, &quot;&amp;[.N58]" office:value-type="string" office:string-value="DW 0x0052, 0x0A3F" calcext:value-type="string">
            <text:p>DW 0x0052, 0x0A3F</text:p>
          </table:table-cell>
          <table:table-cell table:number-columns-repeated="100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2" calcext:value-type="float">
            <text:p>2</text:p>
          </table:table-cell>
          <table:table-cell table:style-name="ce9" table:formula="of:=0.5*[.C59]" office:value-type="float" office:value="0.5" calcext:value-type="float">
            <text:p>0.5</text:p>
          </table:table-cell>
          <table:table-cell table:style-name="ce9" table:formula="of:=VLOOKUP([.A59];[.$R$3:.$S$8];2;0)+[.B59]" office:value-type="float" office:value="8" calcext:value-type="float">
            <text:p>8</text:p>
          </table:table-cell>
          <table:table-cell table:style-name="ce11" table:formula="of:=[.$B$1]*POWER([.$C$1];[.G59])" office:value-type="float" office:value="415.223891859572" calcext:value-type="float">
            <text:p>415.22</text:p>
          </table:table-cell>
          <table:table-cell table:style-name="ce6" table:formula="of:=DEC2HEX([.H59]*[.F59])" office:value-type="string" office:string-value="CF" calcext:value-type="string">
            <text:p>CF</text:p>
          </table:table-cell>
          <table:table-cell table:style-name="ce6" table:formula="of:=DEC2HEX((437500/[.H59])-30.125)" office:value-type="string" office:string-value="3FF" calcext:value-type="string">
            <text:p>3FF</text:p>
          </table:table-cell>
          <table:table-cell table:style-name="ce6" table:formula="of:=LEN(TEXT([.I59];&quot;####&quot;))" office:value-type="float" office:value="2" calcext:value-type="float">
            <text:p>2</text:p>
          </table:table-cell>
          <table:table-cell table:style-name="ce6" table:formula="of:=LEN(TEXT([.J59];&quot;####&quot;))" office:value-type="float" office:value="3" calcext:value-type="float">
            <text:p>3</text:p>
          </table:table-cell>
          <table:table-cell table:style-name="ce6" table:formula="of:=IF([.K59]&lt;&gt;0;LEFT(&quot;0x0000&quot;;6-[.K59])&amp;[.I59];&quot;0x0000&quot;)" office:value-type="string" office:string-value="0x00CF" calcext:value-type="string">
            <text:p>0x00CF</text:p>
          </table:table-cell>
          <table:table-cell table:style-name="ce6" table:formula="of:=IF([.L59]&lt;&gt;0;LEFT(&quot;0x0000&quot;;6-[.L59])&amp;[.J59];&quot;0x0000&quot;)" office:value-type="string" office:string-value="0x03FF" calcext:value-type="string">
            <text:p>0x03FF</text:p>
          </table:table-cell>
          <table:table-cell table:style-name="ce6" table:formula="of:=&quot;DW &quot;&amp;[.M59]&amp;&quot;, &quot;&amp;[.N59]" office:value-type="string" office:string-value="DW 0x00CF, 0x03FF" calcext:value-type="string">
            <text:p>DW 0x00CF, 0x03FF</text:p>
          </table:table-cell>
          <table:table-cell table:number-columns-repeated="100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2" calcext:value-type="float">
            <text:p>2</text:p>
          </table:table-cell>
          <table:table-cell table:style-name="ce9" table:formula="of:=0.5*[.C60]" office:value-type="float" office:value="0.5" calcext:value-type="float">
            <text:p>0.5</text:p>
          </table:table-cell>
          <table:table-cell table:style-name="ce9" table:formula="of:=VLOOKUP([.A60];[.$R$3:.$S$8];2;0)+[.B60]" office:value-type="float" office:value="11" calcext:value-type="float">
            <text:p>11</text:p>
          </table:table-cell>
          <table:table-cell table:style-name="ce11" table:formula="of:=[.$B$1]*POWER([.$C$1];[.G60])" office:value-type="float" office:value="493.748037339759" calcext:value-type="float">
            <text:p>493.75</text:p>
          </table:table-cell>
          <table:table-cell table:style-name="ce6" table:formula="of:=DEC2HEX([.H60]*[.F60])" office:value-type="string" office:string-value="F6" calcext:value-type="string">
            <text:p>F6</text:p>
          </table:table-cell>
          <table:table-cell table:style-name="ce6" table:formula="of:=DEC2HEX((437500/[.H60])-30.125)" office:value-type="string" office:string-value="357" calcext:value-type="string">
            <text:p>357</text:p>
          </table:table-cell>
          <table:table-cell table:style-name="ce6" table:formula="of:=LEN(TEXT([.I60];&quot;####&quot;))" office:value-type="float" office:value="2" calcext:value-type="float">
            <text:p>2</text:p>
          </table:table-cell>
          <table:table-cell table:style-name="ce6" table:formula="of:=LEN(TEXT([.J60];&quot;####&quot;))" office:value-type="float" office:value="3" calcext:value-type="float">
            <text:p>3</text:p>
          </table:table-cell>
          <table:table-cell table:style-name="ce6" table:formula="of:=IF([.K60]&lt;&gt;0;LEFT(&quot;0x0000&quot;;6-[.K60])&amp;[.I60];&quot;0x0000&quot;)" office:value-type="string" office:string-value="0x00F6" calcext:value-type="string">
            <text:p>0x00F6</text:p>
          </table:table-cell>
          <table:table-cell table:style-name="ce6" table:formula="of:=IF([.L60]&lt;&gt;0;LEFT(&quot;0x0000&quot;;6-[.L60])&amp;[.J60];&quot;0x0000&quot;)" office:value-type="string" office:string-value="0x0357" calcext:value-type="string">
            <text:p>0x0357</text:p>
          </table:table-cell>
          <table:table-cell table:style-name="ce6" table:formula="of:=&quot;DW &quot;&amp;[.M60]&amp;&quot;, &quot;&amp;[.N60]" office:value-type="string" office:string-value="DW 0x00F6, 0x0357" calcext:value-type="string">
            <text:p>DW 0x00F6, 0x0357</text:p>
          </table:table-cell>
          <table:table-cell table:number-columns-repeated="1009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2" calcext:value-type="float">
            <text:p>2</text:p>
          </table:table-cell>
          <table:table-cell table:style-name="ce9" table:formula="of:=0.5*[.C61]" office:value-type="float" office:value="0.5" calcext:value-type="float">
            <text:p>0.5</text:p>
          </table:table-cell>
          <table:table-cell table:style-name="ce9" table:formula="of:=VLOOKUP([.A61];[.$R$3:.$S$8];2;0)+[.B61]" office:value-type="float" office:value="16" calcext:value-type="float">
            <text:p>16</text:p>
          </table:table-cell>
          <table:table-cell table:style-name="ce11" table:formula="of:=[.$B$1]*POWER([.$C$1];[.G61])" office:value-type="float" office:value="658.987426407559" calcext:value-type="float">
            <text:p>658.99</text:p>
          </table:table-cell>
          <table:table-cell table:style-name="ce6" table:formula="of:=DEC2HEX([.H61]*[.F61])" office:value-type="string" office:string-value="149" calcext:value-type="string">
            <text:p>149</text:p>
          </table:table-cell>
          <table:table-cell table:style-name="ce6" table:formula="of:=DEC2HEX((437500/[.H61])-30.125)" office:value-type="string" office:string-value="279" calcext:value-type="string">
            <text:p>279</text:p>
          </table:table-cell>
          <table:table-cell table:style-name="ce6" table:formula="of:=LEN(TEXT([.I61];&quot;####&quot;))" office:value-type="float" office:value="3" calcext:value-type="float">
            <text:p>3</text:p>
          </table:table-cell>
          <table:table-cell table:style-name="ce6" table:formula="of:=LEN(TEXT([.J61];&quot;####&quot;))" office:value-type="float" office:value="3" calcext:value-type="float">
            <text:p>3</text:p>
          </table:table-cell>
          <table:table-cell table:style-name="ce6" table:formula="of:=IF([.K61]&lt;&gt;0;LEFT(&quot;0x0000&quot;;6-[.K61])&amp;[.I61];&quot;0x0000&quot;)" office:value-type="string" office:string-value="0x0149" calcext:value-type="string">
            <text:p>0x0149</text:p>
          </table:table-cell>
          <table:table-cell table:style-name="ce6" table:formula="of:=IF([.L61]&lt;&gt;0;LEFT(&quot;0x0000&quot;;6-[.L61])&amp;[.J61];&quot;0x0000&quot;)" office:value-type="string" office:string-value="0x0279" calcext:value-type="string">
            <text:p>0x0279</text:p>
          </table:table-cell>
          <table:table-cell table:style-name="ce6" table:formula="of:=&quot;DW &quot;&amp;[.M61]&amp;&quot;, &quot;&amp;[.N61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2" calcext:value-type="float">
            <text:p>2</text:p>
          </table:table-cell>
          <table:table-cell table:style-name="ce9" table:formula="of:=0.5*[.C62]" office:value-type="float" office:value="0.5" calcext:value-type="float">
            <text:p>0.5</text:p>
          </table:table-cell>
          <table:table-cell table:style-name="ce9" table:formula="of:=VLOOKUP([.A62];[.$R$3:.$S$8];2;0)+[.B62]" office:value-type="float" office:value="16" calcext:value-type="float">
            <text:p>16</text:p>
          </table:table-cell>
          <table:table-cell table:style-name="ce11" table:formula="of:=[.$B$1]*POWER([.$C$1];[.G62])" office:value-type="float" office:value="658.987426407559" calcext:value-type="float">
            <text:p>658.99</text:p>
          </table:table-cell>
          <table:table-cell table:style-name="ce6" table:formula="of:=DEC2HEX([.H62]*[.F62])" office:value-type="string" office:string-value="149" calcext:value-type="string">
            <text:p>149</text:p>
          </table:table-cell>
          <table:table-cell table:style-name="ce6" table:formula="of:=DEC2HEX((437500/[.H62])-30.125)" office:value-type="string" office:string-value="279" calcext:value-type="string">
            <text:p>279</text:p>
          </table:table-cell>
          <table:table-cell table:style-name="ce6" table:formula="of:=LEN(TEXT([.I62];&quot;####&quot;))" office:value-type="float" office:value="3" calcext:value-type="float">
            <text:p>3</text:p>
          </table:table-cell>
          <table:table-cell table:style-name="ce6" table:formula="of:=LEN(TEXT([.J62];&quot;####&quot;))" office:value-type="float" office:value="3" calcext:value-type="float">
            <text:p>3</text:p>
          </table:table-cell>
          <table:table-cell table:style-name="ce6" table:formula="of:=IF([.K62]&lt;&gt;0;LEFT(&quot;0x0000&quot;;6-[.K62])&amp;[.I62];&quot;0x0000&quot;)" office:value-type="string" office:string-value="0x0149" calcext:value-type="string">
            <text:p>0x0149</text:p>
          </table:table-cell>
          <table:table-cell table:style-name="ce6" table:formula="of:=IF([.L62]&lt;&gt;0;LEFT(&quot;0x0000&quot;;6-[.L62])&amp;[.J62];&quot;0x0000&quot;)" office:value-type="string" office:string-value="0x0279" calcext:value-type="string">
            <text:p>0x0279</text:p>
          </table:table-cell>
          <table:table-cell table:style-name="ce6" table:formula="of:=&quot;DW &quot;&amp;[.M62]&amp;&quot;, &quot;&amp;[.N62]" office:value-type="string" office:string-value="DW 0x0149, 0x0279" calcext:value-type="string">
            <text:p>DW 0x0149, 0x0279</text:p>
          </table:table-cell>
          <table:table-cell table:number-columns-repeated="1009"/>
        </table:table-row>
        <table:table-row table:style-name="ro1" table:number-rows-repeated="93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 THREE RAVENS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 STRING</text:p>
          </table:table-cell>
          <table:table-cell table:style-name="ce2" office:value-type="string" calcext:value-type="string">
            <text:p>TAB FRE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VERSE</text:p>
          </table:table-cell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2"/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MIDDLE C OFFSET</text:p>
          </table:table-cell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table:formula="of:=0.3*[.C3]" office:value-type="float" office:value="0.3" calcext:value-type="float">
            <text:p>0.3</text:p>
          </table:table-cell>
          <table:table-cell table:style-name="ce6" table:formula="of:=VLOOKUP([.A3];[.$R$3:.$S$8];2;0)+[.B3]" office:value-type="float" office:value="4" calcext:value-type="float">
            <text:p>4</text:p>
          </table:table-cell>
          <table:table-cell table:style-name="ce11" table:formula="of:=[.$B$1]*POWER([.$C$1];[.G3])" office:value-type="float" office:value="329.598280983411" calcext:value-type="float">
            <text:p>329.60</text:p>
          </table:table-cell>
          <table:table-cell table:style-name="ce6" table:formula="of:=DEC2HEX([.H3]*[.F3])" office:value-type="string" office:string-value="62" calcext:value-type="string">
            <text:p>62</text:p>
          </table:table-cell>
          <table:table-cell table:style-name="ce6" table:formula="of:=DEC2HEX((437500/[.H3])-30.125)" office:value-type="string" office:string-value="511" calcext:value-type="string">
            <text:p>511</text:p>
          </table:table-cell>
          <table:table-cell table:style-name="ce6" table:formula="of:=LEN(TEXT([.I3];&quot;####&quot;))" office:value-type="float" office:value="2" calcext:value-type="float">
            <text:p>2</text:p>
          </table:table-cell>
          <table:table-cell table:style-name="ce6" table:formula="of:=LEN(TEXT([.J3];&quot;####&quot;))" office:value-type="float" office:value="3" calcext:value-type="float">
            <text:p>3</text:p>
          </table:table-cell>
          <table:table-cell table:style-name="ce6" table:formula="of:=IF([.K3]&lt;&gt;0;LEFT(&quot;0x0000&quot;;6-[.K3])&amp;[.I3];&quot;0x0000&quot;)" office:value-type="string" office:string-value="0x0062" calcext:value-type="string">
            <text:p>0x0062</text:p>
          </table:table-cell>
          <table:table-cell table:style-name="ce6" table:formula="of:=IF([.L3]&lt;&gt;0;LEFT(&quot;0x0000&quot;;6-[.L3])&amp;[.J3];&quot;0x0000&quot;)" office:value-type="string" office:string-value="0x0511" calcext:value-type="string">
            <text:p>0x0511</text:p>
          </table:table-cell>
          <table:table-cell table:style-name="ce6" table:formula="of:=&quot;DW &quot;&amp;[.M3]&amp;&quot;, &quot;&amp;[.N3]" office:value-type="string" office:string-value="DW 0x0062, 0x0511" calcext:value-type="string">
            <text:p>DW 0x0062, 0x051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100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4]" office:value-type="float" office:value="0.15" calcext:value-type="float">
            <text:p>0.15</text:p>
          </table:table-cell>
          <table:table-cell table:style-name="ce6" table:formula="of:=VLOOKUP([.A4];[.$R$3:.$S$8];2;0)+[.B4]" office:value-type="float" office:value="-3" calcext:value-type="float">
            <text:p>-3</text:p>
          </table:table-cell>
          <table:table-cell table:style-name="ce11" table:formula="of:=[.$B$1]*POWER([.$C$1];[.G4])" office:value-type="float" office:value="220.021182084144" calcext:value-type="float">
            <text:p>220.02</text:p>
          </table:table-cell>
          <table:table-cell table:style-name="ce6" table:formula="of:=DEC2HEX([.H4]*[.F4])" office:value-type="string" office:string-value="21" calcext:value-type="string">
            <text:p>21</text:p>
          </table:table-cell>
          <table:table-cell table:style-name="ce6" table:formula="of:=DEC2HEX((437500/[.H4])-30.125)" office:value-type="string" office:string-value="7A6" calcext:value-type="string">
            <text:p>7A6</text:p>
          </table:table-cell>
          <table:table-cell table:style-name="ce6" table:formula="of:=LEN(TEXT([.I4];&quot;####&quot;))" office:value-type="float" office:value="2" calcext:value-type="float">
            <text:p>2</text:p>
          </table:table-cell>
          <table:table-cell table:style-name="ce6" table:formula="of:=LEN(TEXT([.J4];&quot;####&quot;))" office:value-type="float" office:value="3" calcext:value-type="float">
            <text:p>3</text:p>
          </table:table-cell>
          <table:table-cell table:style-name="ce6" table:formula="of:=IF([.K4]&lt;&gt;0;LEFT(&quot;0x0000&quot;;6-[.K4])&amp;[.I4];&quot;0x0000&quot;)" office:value-type="string" office:string-value="0x0021" calcext:value-type="string">
            <text:p>0x0021</text:p>
          </table:table-cell>
          <table:table-cell table:style-name="ce6" table:formula="of:=IF([.L4]&lt;&gt;0;LEFT(&quot;0x0000&quot;;6-[.L4])&amp;[.J4];&quot;0x0000&quot;)" office:value-type="string" office:string-value="0x07A6" calcext:value-type="string">
            <text:p>0x07A6</text:p>
          </table:table-cell>
          <table:table-cell table:style-name="ce6" table:formula="of:=&quot;DW &quot;&amp;[.M4]&amp;&quot;, &quot;&amp;[.N4]" office:value-type="string" office:string-value="DW 0x0021, 0x07A6" calcext:value-type="string">
            <text:p>DW 0x0021, 0x07A6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100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5]" office:value-type="float" office:value="0.15" calcext:value-type="float">
            <text:p>0.15</text:p>
          </table:table-cell>
          <table:table-cell table:style-name="ce6" table:formula="of:=VLOOKUP([.A5];[.$R$3:.$S$8];2;0)+[.B5]" office:value-type="float" office:value="9" calcext:value-type="float">
            <text:p>9</text:p>
          </table:table-cell>
          <table:table-cell table:style-name="ce11" table:formula="of:=[.$B$1]*POWER([.$C$1];[.G5])" office:value-type="float" office:value="439.902757090157" calcext:value-type="float">
            <text:p>439.90</text:p>
          </table:table-cell>
          <table:table-cell table:style-name="ce6" table:formula="of:=DEC2HEX([.H5]*[.F5])" office:value-type="string" office:string-value="41" calcext:value-type="string">
            <text:p>41</text:p>
          </table:table-cell>
          <table:table-cell table:style-name="ce6" table:formula="of:=DEC2HEX((437500/[.H5])-30.125)" office:value-type="string" office:string-value="3C4" calcext:value-type="string">
            <text:p>3C4</text:p>
          </table:table-cell>
          <table:table-cell table:style-name="ce6" table:formula="of:=LEN(TEXT([.I5];&quot;####&quot;))" office:value-type="float" office:value="2" calcext:value-type="float">
            <text:p>2</text:p>
          </table:table-cell>
          <table:table-cell table:style-name="ce6" table:formula="of:=LEN(TEXT([.J5];&quot;####&quot;))" office:value-type="float" office:value="3" calcext:value-type="float">
            <text:p>3</text:p>
          </table:table-cell>
          <table:table-cell table:style-name="ce6" table:formula="of:=IF([.K5]&lt;&gt;0;LEFT(&quot;0x0000&quot;;6-[.K5])&amp;[.I5];&quot;0x0000&quot;)" office:value-type="string" office:string-value="0x0041" calcext:value-type="string">
            <text:p>0x0041</text:p>
          </table:table-cell>
          <table:table-cell table:style-name="ce6" table:formula="of:=IF([.L5]&lt;&gt;0;LEFT(&quot;0x0000&quot;;6-[.L5])&amp;[.J5];&quot;0x0000&quot;)" office:value-type="string" office:string-value="0x03C4" calcext:value-type="string">
            <text:p>0x03C4</text:p>
          </table:table-cell>
          <table:table-cell table:style-name="ce6" table:formula="of:=&quot;DW &quot;&amp;[.M5]&amp;&quot;, &quot;&amp;[.N5]" office:value-type="string" office:string-value="DW 0x0041, 0x03C4" calcext:value-type="string">
            <text:p>DW 0x0041, 0x03C4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6]" office:value-type="float" office:value="0.3" calcext:value-type="float">
            <text:p>0.3</text:p>
          </table:table-cell>
          <table:table-cell table:style-name="ce6" table:formula="of:=VLOOKUP([.A6];[.$R$3:.$S$8];2;0)+[.B6]" office:value-type="float" office:value="4" calcext:value-type="float">
            <text:p>4</text:p>
          </table:table-cell>
          <table:table-cell table:style-name="ce11" table:formula="of:=[.$B$1]*POWER([.$C$1];[.G6])" office:value-type="float" office:value="329.598280983411" calcext:value-type="float">
            <text:p>329.60</text:p>
          </table:table-cell>
          <table:table-cell table:style-name="ce6" table:formula="of:=DEC2HEX([.H6]*[.F6])" office:value-type="string" office:string-value="62" calcext:value-type="string">
            <text:p>62</text:p>
          </table:table-cell>
          <table:table-cell table:style-name="ce6" table:formula="of:=DEC2HEX((437500/[.H6])-30.125)" office:value-type="string" office:string-value="511" calcext:value-type="string">
            <text:p>511</text:p>
          </table:table-cell>
          <table:table-cell table:style-name="ce6" table:formula="of:=LEN(TEXT([.I6];&quot;####&quot;))" office:value-type="float" office:value="2" calcext:value-type="float">
            <text:p>2</text:p>
          </table:table-cell>
          <table:table-cell table:style-name="ce6" table:formula="of:=LEN(TEXT([.J6];&quot;####&quot;))" office:value-type="float" office:value="3" calcext:value-type="float">
            <text:p>3</text:p>
          </table:table-cell>
          <table:table-cell table:style-name="ce6" table:formula="of:=IF([.K6]&lt;&gt;0;LEFT(&quot;0x0000&quot;;6-[.K6])&amp;[.I6];&quot;0x0000&quot;)" office:value-type="string" office:string-value="0x0062" calcext:value-type="string">
            <text:p>0x0062</text:p>
          </table:table-cell>
          <table:table-cell table:style-name="ce6" table:formula="of:=IF([.L6]&lt;&gt;0;LEFT(&quot;0x0000&quot;;6-[.L6])&amp;[.J6];&quot;0x0000&quot;)" office:value-type="string" office:string-value="0x0511" calcext:value-type="string">
            <text:p>0x0511</text:p>
          </table:table-cell>
          <table:table-cell table:style-name="ce6" table:formula="of:=&quot;DW &quot;&amp;[.M6]&amp;&quot;, &quot;&amp;[.N6]" office:value-type="string" office:string-value="DW 0x0062, 0x0511" calcext:value-type="string">
            <text:p>DW 0x0062, 0x0511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7]" office:value-type="float" office:value="0.15" calcext:value-type="float">
            <text:p>0.15</text:p>
          </table:table-cell>
          <table:table-cell table:style-name="ce6" table:formula="of:=VLOOKUP([.A7];[.$R$3:.$S$8];2;0)+[.B7]" office:value-type="float" office:value="9" calcext:value-type="float">
            <text:p>9</text:p>
          </table:table-cell>
          <table:table-cell table:style-name="ce11" table:formula="of:=[.$B$1]*POWER([.$C$1];[.G7])" office:value-type="float" office:value="439.902757090157" calcext:value-type="float">
            <text:p>439.90</text:p>
          </table:table-cell>
          <table:table-cell table:style-name="ce6" table:formula="of:=DEC2HEX([.H7]*[.F7])" office:value-type="string" office:string-value="41" calcext:value-type="string">
            <text:p>41</text:p>
          </table:table-cell>
          <table:table-cell table:style-name="ce6" table:formula="of:=DEC2HEX((437500/[.H7])-30.125)" office:value-type="string" office:string-value="3C4" calcext:value-type="string">
            <text:p>3C4</text:p>
          </table:table-cell>
          <table:table-cell table:style-name="ce6" table:formula="of:=LEN(TEXT([.I7];&quot;####&quot;))" office:value-type="float" office:value="2" calcext:value-type="float">
            <text:p>2</text:p>
          </table:table-cell>
          <table:table-cell table:style-name="ce6" table:formula="of:=LEN(TEXT([.J7];&quot;####&quot;))" office:value-type="float" office:value="3" calcext:value-type="float">
            <text:p>3</text:p>
          </table:table-cell>
          <table:table-cell table:style-name="ce6" table:formula="of:=IF([.K7]&lt;&gt;0;LEFT(&quot;0x0000&quot;;6-[.K7])&amp;[.I7];&quot;0x0000&quot;)" office:value-type="string" office:string-value="0x0041" calcext:value-type="string">
            <text:p>0x0041</text:p>
          </table:table-cell>
          <table:table-cell table:style-name="ce6" table:formula="of:=IF([.L7]&lt;&gt;0;LEFT(&quot;0x0000&quot;;6-[.L7])&amp;[.J7];&quot;0x0000&quot;)" office:value-type="string" office:string-value="0x03C4" calcext:value-type="string">
            <text:p>0x03C4</text:p>
          </table:table-cell>
          <table:table-cell table:style-name="ce6" table:formula="of:=&quot;DW &quot;&amp;[.M7]&amp;&quot;, &quot;&amp;[.N7]" office:value-type="string" office:string-value="DW 0x0041, 0x03C4" calcext:value-type="string">
            <text:p>DW 0x0041, 0x03C4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8]" office:value-type="float" office:value="0.15" calcext:value-type="float">
            <text:p>0.15</text:p>
          </table:table-cell>
          <table:table-cell table:style-name="ce6" table:formula="of:=VLOOKUP([.A8];[.$R$3:.$S$8];2;0)+[.B8]" office:value-type="float" office:value="11" calcext:value-type="float">
            <text:p>11</text:p>
          </table:table-cell>
          <table:table-cell table:style-name="ce11" table:formula="of:=[.$B$1]*POWER([.$C$1];[.G8])" office:value-type="float" office:value="493.748037339759" calcext:value-type="float">
            <text:p>493.75</text:p>
          </table:table-cell>
          <table:table-cell table:style-name="ce6" table:formula="of:=DEC2HEX([.H8]*[.F8])" office:value-type="string" office:string-value="4A" calcext:value-type="string">
            <text:p>4A</text:p>
          </table:table-cell>
          <table:table-cell table:style-name="ce6" table:formula="of:=DEC2HEX((437500/[.H8])-30.125)" office:value-type="string" office:string-value="357" calcext:value-type="string">
            <text:p>357</text:p>
          </table:table-cell>
          <table:table-cell table:style-name="ce6" table:formula="of:=LEN(TEXT([.I8];&quot;####&quot;))" office:value-type="float" office:value="2" calcext:value-type="float">
            <text:p>2</text:p>
          </table:table-cell>
          <table:table-cell table:style-name="ce6" table:formula="of:=LEN(TEXT([.J8];&quot;####&quot;))" office:value-type="float" office:value="3" calcext:value-type="float">
            <text:p>3</text:p>
          </table:table-cell>
          <table:table-cell table:style-name="ce6" table:formula="of:=IF([.K8]&lt;&gt;0;LEFT(&quot;0x0000&quot;;6-[.K8])&amp;[.I8];&quot;0x0000&quot;)" office:value-type="string" office:string-value="0x004A" calcext:value-type="string">
            <text:p>0x004A</text:p>
          </table:table-cell>
          <table:table-cell table:style-name="ce6" table:formula="of:=IF([.L8]&lt;&gt;0;LEFT(&quot;0x0000&quot;;6-[.L8])&amp;[.J8];&quot;0x0000&quot;)" office:value-type="string" office:string-value="0x0357" calcext:value-type="string">
            <text:p>0x0357</text:p>
          </table:table-cell>
          <table:table-cell table:style-name="ce6" table:formula="of:=&quot;DW &quot;&amp;[.M8]&amp;&quot;, &quot;&amp;[.N8]" office:value-type="string" office:string-value="DW 0x004A, 0x0357" calcext:value-type="string">
            <text:p>DW 0x004A, 0x0357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9]" office:value-type="float" office:value="0.3" calcext:value-type="float">
            <text:p>0.3</text:p>
          </table:table-cell>
          <table:table-cell table:style-name="ce6" table:formula="of:=VLOOKUP([.A9];[.$R$3:.$S$8];2;0)+[.B9]" office:value-type="float" office:value="4" calcext:value-type="float">
            <text:p>4</text:p>
          </table:table-cell>
          <table:table-cell table:style-name="ce11" table:formula="of:=[.$B$1]*POWER([.$C$1];[.G9])" office:value-type="float" office:value="329.598280983411" calcext:value-type="float">
            <text:p>329.60</text:p>
          </table:table-cell>
          <table:table-cell table:style-name="ce6" table:formula="of:=DEC2HEX([.H9]*[.F9])" office:value-type="string" office:string-value="62" calcext:value-type="string">
            <text:p>62</text:p>
          </table:table-cell>
          <table:table-cell table:style-name="ce6" table:formula="of:=DEC2HEX((437500/[.H9])-30.125)" office:value-type="string" office:string-value="511" calcext:value-type="string">
            <text:p>511</text:p>
          </table:table-cell>
          <table:table-cell table:style-name="ce6" table:formula="of:=LEN(TEXT([.I9];&quot;####&quot;))" office:value-type="float" office:value="2" calcext:value-type="float">
            <text:p>2</text:p>
          </table:table-cell>
          <table:table-cell table:style-name="ce6" table:formula="of:=LEN(TEXT([.J9];&quot;####&quot;))" office:value-type="float" office:value="3" calcext:value-type="float">
            <text:p>3</text:p>
          </table:table-cell>
          <table:table-cell table:style-name="ce6" table:formula="of:=IF([.K9]&lt;&gt;0;LEFT(&quot;0x0000&quot;;6-[.K9])&amp;[.I9];&quot;0x0000&quot;)" office:value-type="string" office:string-value="0x0062" calcext:value-type="string">
            <text:p>0x0062</text:p>
          </table:table-cell>
          <table:table-cell table:style-name="ce6" table:formula="of:=IF([.L9]&lt;&gt;0;LEFT(&quot;0x0000&quot;;6-[.L9])&amp;[.J9];&quot;0x0000&quot;)" office:value-type="string" office:string-value="0x0511" calcext:value-type="string">
            <text:p>0x0511</text:p>
          </table:table-cell>
          <table:table-cell table:style-name="ce6" table:formula="of:=&quot;DW &quot;&amp;[.M9]&amp;&quot;, &quot;&amp;[.N9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0]" office:value-type="float" office:value="0.15" calcext:value-type="float">
            <text:p>0.15</text:p>
          </table:table-cell>
          <table:table-cell table:style-name="ce6" table:formula="of:=VLOOKUP([.A10];[.$R$3:.$S$8];2;0)+[.B10]" office:value-type="float" office:value="9" calcext:value-type="float">
            <text:p>9</text:p>
          </table:table-cell>
          <table:table-cell table:style-name="ce11" table:formula="of:=[.$B$1]*POWER([.$C$1];[.G10])" office:value-type="float" office:value="439.902757090157" calcext:value-type="float">
            <text:p>439.90</text:p>
          </table:table-cell>
          <table:table-cell table:style-name="ce6" table:formula="of:=DEC2HEX([.H10]*[.F10])" office:value-type="string" office:string-value="41" calcext:value-type="string">
            <text:p>41</text:p>
          </table:table-cell>
          <table:table-cell table:style-name="ce6" table:formula="of:=DEC2HEX((437500/[.H10])-30.125)" office:value-type="string" office:string-value="3C4" calcext:value-type="string">
            <text:p>3C4</text:p>
          </table:table-cell>
          <table:table-cell table:style-name="ce6" table:formula="of:=LEN(TEXT([.I10];&quot;####&quot;))" office:value-type="float" office:value="2" calcext:value-type="float">
            <text:p>2</text:p>
          </table:table-cell>
          <table:table-cell table:style-name="ce6" table:formula="of:=LEN(TEXT([.J10];&quot;####&quot;))" office:value-type="float" office:value="3" calcext:value-type="float">
            <text:p>3</text:p>
          </table:table-cell>
          <table:table-cell table:style-name="ce6" table:formula="of:=IF([.K10]&lt;&gt;0;LEFT(&quot;0x0000&quot;;6-[.K10])&amp;[.I10];&quot;0x0000&quot;)" office:value-type="string" office:string-value="0x0041" calcext:value-type="string">
            <text:p>0x0041</text:p>
          </table:table-cell>
          <table:table-cell table:style-name="ce6" table:formula="of:=IF([.L10]&lt;&gt;0;LEFT(&quot;0x0000&quot;;6-[.L10])&amp;[.J10];&quot;0x0000&quot;)" office:value-type="string" office:string-value="0x03C4" calcext:value-type="string">
            <text:p>0x03C4</text:p>
          </table:table-cell>
          <table:table-cell table:style-name="ce6" table:formula="of:=&quot;DW &quot;&amp;[.M10]&amp;&quot;, &quot;&amp;[.N10]" office:value-type="string" office:string-value="DW 0x0041, 0x03C4" calcext:value-type="string">
            <text:p>DW 0x0041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1]" office:value-type="float" office:value="0.15" calcext:value-type="float">
            <text:p>0.15</text:p>
          </table:table-cell>
          <table:table-cell table:style-name="ce6" table:formula="of:=VLOOKUP([.A11];[.$R$3:.$S$8];2;0)+[.B11]" office:value-type="float" office:value="12" calcext:value-type="float">
            <text:p>12</text:p>
          </table:table-cell>
          <table:table-cell table:style-name="ce11" table:formula="of:=[.$B$1]*POWER([.$C$1];[.G11])" office:value-type="float" office:value="523.093991438891" calcext:value-type="float">
            <text:p>523.09</text:p>
          </table:table-cell>
          <table:table-cell table:style-name="ce6" table:formula="of:=DEC2HEX([.H11]*[.F11])" office:value-type="string" office:string-value="4E" calcext:value-type="string">
            <text:p>4E</text:p>
          </table:table-cell>
          <table:table-cell table:style-name="ce6" table:formula="of:=DEC2HEX((437500/[.H11])-30.125)" office:value-type="string" office:string-value="326" calcext:value-type="string">
            <text:p>326</text:p>
          </table:table-cell>
          <table:table-cell table:style-name="ce6" table:formula="of:=LEN(TEXT([.I11];&quot;####&quot;))" office:value-type="float" office:value="2" calcext:value-type="float">
            <text:p>2</text:p>
          </table:table-cell>
          <table:table-cell table:style-name="ce6" table:formula="of:=LEN(TEXT([.J11];&quot;####&quot;))" office:value-type="float" office:value="3" calcext:value-type="float">
            <text:p>3</text:p>
          </table:table-cell>
          <table:table-cell table:style-name="ce6" table:formula="of:=IF([.K11]&lt;&gt;0;LEFT(&quot;0x0000&quot;;6-[.K11])&amp;[.I11];&quot;0x0000&quot;)" office:value-type="string" office:string-value="0x004E" calcext:value-type="string">
            <text:p>0x004E</text:p>
          </table:table-cell>
          <table:table-cell table:style-name="ce6" table:formula="of:=IF([.L11]&lt;&gt;0;LEFT(&quot;0x0000&quot;;6-[.L11])&amp;[.J11];&quot;0x0000&quot;)" office:value-type="string" office:string-value="0x0326" calcext:value-type="string">
            <text:p>0x0326</text:p>
          </table:table-cell>
          <table:table-cell table:style-name="ce6" table:formula="of:=&quot;DW &quot;&amp;[.M11]&amp;&quot;, &quot;&amp;[.N11]" office:value-type="string" office:string-value="DW 0x004E, 0x0326" calcext:value-type="string">
            <text:p>DW 0x004E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12]" office:value-type="float" office:value="0.3" calcext:value-type="float">
            <text:p>0.3</text:p>
          </table:table-cell>
          <table:table-cell table:style-name="ce6" table:formula="of:=VLOOKUP([.A12];[.$R$3:.$S$8];2;0)+[.B12]" office:value-type="float" office:value="4" calcext:value-type="float">
            <text:p>4</text:p>
          </table:table-cell>
          <table:table-cell table:style-name="ce11" table:formula="of:=[.$B$1]*POWER([.$C$1];[.G12])" office:value-type="float" office:value="329.598280983411" calcext:value-type="float">
            <text:p>329.60</text:p>
          </table:table-cell>
          <table:table-cell table:style-name="ce6" table:formula="of:=DEC2HEX([.H12]*[.F12])" office:value-type="string" office:string-value="62" calcext:value-type="string">
            <text:p>62</text:p>
          </table:table-cell>
          <table:table-cell table:style-name="ce6" table:formula="of:=DEC2HEX((437500/[.H12])-30.125)" office:value-type="string" office:string-value="511" calcext:value-type="string">
            <text:p>511</text:p>
          </table:table-cell>
          <table:table-cell table:style-name="ce6" table:formula="of:=LEN(TEXT([.I12];&quot;####&quot;))" office:value-type="float" office:value="2" calcext:value-type="float">
            <text:p>2</text:p>
          </table:table-cell>
          <table:table-cell table:style-name="ce6" table:formula="of:=LEN(TEXT([.J12];&quot;####&quot;))" office:value-type="float" office:value="3" calcext:value-type="float">
            <text:p>3</text:p>
          </table:table-cell>
          <table:table-cell table:style-name="ce6" table:formula="of:=IF([.K12]&lt;&gt;0;LEFT(&quot;0x0000&quot;;6-[.K12])&amp;[.I12];&quot;0x0000&quot;)" office:value-type="string" office:string-value="0x0062" calcext:value-type="string">
            <text:p>0x0062</text:p>
          </table:table-cell>
          <table:table-cell table:style-name="ce6" table:formula="of:=IF([.L12]&lt;&gt;0;LEFT(&quot;0x0000&quot;;6-[.L12])&amp;[.J12];&quot;0x0000&quot;)" office:value-type="string" office:string-value="0x0511" calcext:value-type="string">
            <text:p>0x0511</text:p>
          </table:table-cell>
          <table:table-cell table:style-name="ce6" table:formula="of:=&quot;DW &quot;&amp;[.M12]&amp;&quot;, &quot;&amp;[.N12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6" table:formula="of:=0.3*[.C13]" office:value-type="float" office:value="0.3" calcext:value-type="float">
            <text:p>0.3</text:p>
          </table:table-cell>
          <table:table-cell table:style-name="ce6" table:formula="of:=VLOOKUP([.A13];[.$R$3:.$S$8];2;0)+[.B13]" office:value-type="float" office:value="16" calcext:value-type="float">
            <text:p>16</text:p>
          </table:table-cell>
          <table:table-cell table:style-name="ce11" table:formula="of:=[.$B$1]*POWER([.$C$1];[.G13])" office:value-type="float" office:value="658.987426407559" calcext:value-type="float">
            <text:p>658.99</text:p>
          </table:table-cell>
          <table:table-cell table:style-name="ce6" table:formula="of:=DEC2HEX([.H13]*[.F13])" office:value-type="string" office:string-value="C5" calcext:value-type="string">
            <text:p>C5</text:p>
          </table:table-cell>
          <table:table-cell table:style-name="ce6" table:formula="of:=DEC2HEX((437500/[.H13])-30.125)" office:value-type="string" office:string-value="279" calcext:value-type="string">
            <text:p>279</text:p>
          </table:table-cell>
          <table:table-cell table:style-name="ce6" table:formula="of:=LEN(TEXT([.I13];&quot;####&quot;))" office:value-type="float" office:value="2" calcext:value-type="float">
            <text:p>2</text:p>
          </table:table-cell>
          <table:table-cell table:style-name="ce6" table:formula="of:=LEN(TEXT([.J13];&quot;####&quot;))" office:value-type="float" office:value="3" calcext:value-type="float">
            <text:p>3</text:p>
          </table:table-cell>
          <table:table-cell table:style-name="ce6" table:formula="of:=IF([.K13]&lt;&gt;0;LEFT(&quot;0x0000&quot;;6-[.K13])&amp;[.I13];&quot;0x0000&quot;)" office:value-type="string" office:string-value="0x00C5" calcext:value-type="string">
            <text:p>0x00C5</text:p>
          </table:table-cell>
          <table:table-cell table:style-name="ce6" table:formula="of:=IF([.L13]&lt;&gt;0;LEFT(&quot;0x0000&quot;;6-[.L13])&amp;[.J13];&quot;0x0000&quot;)" office:value-type="string" office:string-value="0x0279" calcext:value-type="string">
            <text:p>0x0279</text:p>
          </table:table-cell>
          <table:table-cell table:style-name="ce6" table:formula="of:=&quot;DW &quot;&amp;[.M13]&amp;&quot;, &quot;&amp;[.N13]" office:value-type="string" office:string-value="DW 0x00C5, 0x0279" calcext:value-type="string">
            <text:p>DW 0x00C5, 0x0279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14]" office:value-type="float" office:value="0.0999" calcext:value-type="float">
            <text:p>0.0999</text:p>
          </table:table-cell>
          <table:table-cell table:style-name="ce6" table:formula="of:=VLOOKUP([.A14];[.$R$3:.$S$8];2;0)+[.B14]" office:value-type="float" office:value="5" calcext:value-type="float">
            <text:p>5</text:p>
          </table:table-cell>
          <table:table-cell table:style-name="ce11" table:formula="of:=[.$B$1]*POWER([.$C$1];[.G14])" office:value-type="float" office:value="349.187981181523" calcext:value-type="float">
            <text:p>349.19</text:p>
          </table:table-cell>
          <table:table-cell table:style-name="ce6" table:formula="of:=DEC2HEX([.H14]*[.F14])" office:value-type="string" office:string-value="22" calcext:value-type="string">
            <text:p>22</text:p>
          </table:table-cell>
          <table:table-cell table:style-name="ce6" table:formula="of:=DEC2HEX((437500/[.H14])-30.125)" office:value-type="string" office:string-value="4C6" calcext:value-type="string">
            <text:p>4C6</text:p>
          </table:table-cell>
          <table:table-cell table:style-name="ce6" table:formula="of:=LEN(TEXT([.I14];&quot;####&quot;))" office:value-type="float" office:value="2" calcext:value-type="float">
            <text:p>2</text:p>
          </table:table-cell>
          <table:table-cell table:style-name="ce6" table:formula="of:=LEN(TEXT([.J14];&quot;####&quot;))" office:value-type="float" office:value="3" calcext:value-type="float">
            <text:p>3</text:p>
          </table:table-cell>
          <table:table-cell table:style-name="ce6" table:formula="of:=IF([.K14]&lt;&gt;0;LEFT(&quot;0x0000&quot;;6-[.K14])&amp;[.I14];&quot;0x0000&quot;)" office:value-type="string" office:string-value="0x0022" calcext:value-type="string">
            <text:p>0x0022</text:p>
          </table:table-cell>
          <table:table-cell table:style-name="ce6" table:formula="of:=IF([.L14]&lt;&gt;0;LEFT(&quot;0x0000&quot;;6-[.L14])&amp;[.J14];&quot;0x0000&quot;)" office:value-type="string" office:string-value="0x04C6" calcext:value-type="string">
            <text:p>0x04C6</text:p>
          </table:table-cell>
          <table:table-cell table:style-name="ce6" table:formula="of:=&quot;DW &quot;&amp;[.M14]&amp;&quot;, &quot;&amp;[.N14]" office:value-type="string" office:string-value="DW 0x0022, 0x04C6" calcext:value-type="string">
            <text:p>DW 0x0022, 0x04C6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15]" office:value-type="float" office:value="0.0999" calcext:value-type="float">
            <text:p>0.0999</text:p>
          </table:table-cell>
          <table:table-cell table:style-name="ce6" table:formula="of:=VLOOKUP([.A15];[.$R$3:.$S$8];2;0)+[.B15]" office:value-type="float" office:value="9" calcext:value-type="float">
            <text:p>9</text:p>
          </table:table-cell>
          <table:table-cell table:style-name="ce11" table:formula="of:=[.$B$1]*POWER([.$C$1];[.G15])" office:value-type="float" office:value="439.902757090157" calcext:value-type="float">
            <text:p>439.90</text:p>
          </table:table-cell>
          <table:table-cell table:style-name="ce6" table:formula="of:=DEC2HEX([.H15]*[.F15])" office:value-type="string" office:string-value="2B" calcext:value-type="string">
            <text:p>2B</text:p>
          </table:table-cell>
          <table:table-cell table:style-name="ce6" table:formula="of:=DEC2HEX((437500/[.H15])-30.125)" office:value-type="string" office:string-value="3C4" calcext:value-type="string">
            <text:p>3C4</text:p>
          </table:table-cell>
          <table:table-cell table:style-name="ce6" table:formula="of:=LEN(TEXT([.I15];&quot;####&quot;))" office:value-type="float" office:value="2" calcext:value-type="float">
            <text:p>2</text:p>
          </table:table-cell>
          <table:table-cell table:style-name="ce6" table:formula="of:=LEN(TEXT([.J15];&quot;####&quot;))" office:value-type="float" office:value="3" calcext:value-type="float">
            <text:p>3</text:p>
          </table:table-cell>
          <table:table-cell table:style-name="ce6" table:formula="of:=IF([.K15]&lt;&gt;0;LEFT(&quot;0x0000&quot;;6-[.K15])&amp;[.I15];&quot;0x0000&quot;)" office:value-type="string" office:string-value="0x002B" calcext:value-type="string">
            <text:p>0x002B</text:p>
          </table:table-cell>
          <table:table-cell table:style-name="ce6" table:formula="of:=IF([.L15]&lt;&gt;0;LEFT(&quot;0x0000&quot;;6-[.L15])&amp;[.J15];&quot;0x0000&quot;)" office:value-type="string" office:string-value="0x03C4" calcext:value-type="string">
            <text:p>0x03C4</text:p>
          </table:table-cell>
          <table:table-cell table:style-name="ce6" table:formula="of:=&quot;DW &quot;&amp;[.M15]&amp;&quot;, &quot;&amp;[.N15]" office:value-type="string" office:string-value="DW 0x002B, 0x03C4" calcext:value-type="string">
            <text:p>DW 0x002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16]" office:value-type="float" office:value="0.0999" calcext:value-type="float">
            <text:p>0.0999</text:p>
          </table:table-cell>
          <table:table-cell table:style-name="ce6" table:formula="of:=VLOOKUP([.A16];[.$R$3:.$S$8];2;0)+[.B16]" office:value-type="float" office:value="14" calcext:value-type="float">
            <text:p>14</text:p>
          </table:table-cell>
          <table:table-cell table:style-name="ce11" table:formula="of:=[.$B$1]*POWER([.$C$1];[.G16])" office:value-type="float" office:value="587.122102451928" calcext:value-type="float">
            <text:p>587.12</text:p>
          </table:table-cell>
          <table:table-cell table:style-name="ce6" table:formula="of:=DEC2HEX([.H16]*[.F16])" office:value-type="string" office:string-value="3A" calcext:value-type="string">
            <text:p>3A</text:p>
          </table:table-cell>
          <table:table-cell table:style-name="ce6" table:formula="of:=DEC2HEX((437500/[.H16])-30.125)" office:value-type="string" office:string-value="2CB" calcext:value-type="string">
            <text:p>2CB</text:p>
          </table:table-cell>
          <table:table-cell table:style-name="ce6" table:formula="of:=LEN(TEXT([.I16];&quot;####&quot;))" office:value-type="float" office:value="2" calcext:value-type="float">
            <text:p>2</text:p>
          </table:table-cell>
          <table:table-cell table:style-name="ce6" table:formula="of:=LEN(TEXT([.J16];&quot;####&quot;))" office:value-type="float" office:value="3" calcext:value-type="float">
            <text:p>3</text:p>
          </table:table-cell>
          <table:table-cell table:style-name="ce6" table:formula="of:=IF([.K16]&lt;&gt;0;LEFT(&quot;0x0000&quot;;6-[.K16])&amp;[.I16];&quot;0x0000&quot;)" office:value-type="string" office:string-value="0x003A" calcext:value-type="string">
            <text:p>0x003A</text:p>
          </table:table-cell>
          <table:table-cell table:style-name="ce6" table:formula="of:=IF([.L16]&lt;&gt;0;LEFT(&quot;0x0000&quot;;6-[.L16])&amp;[.J16];&quot;0x0000&quot;)" office:value-type="string" office:string-value="0x02CB" calcext:value-type="string">
            <text:p>0x02CB</text:p>
          </table:table-cell>
          <table:table-cell table:style-name="ce6" table:formula="of:=&quot;DW &quot;&amp;[.M16]&amp;&quot;, &quot;&amp;[.N16]" office:value-type="string" office:string-value="DW 0x003A, 0x02CB" calcext:value-type="string">
            <text:p>DW 0x003A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333" calcext:value-type="float">
            <text:p>0.33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7]" office:value-type="float" office:value="0.0999" calcext:value-type="float">
            <text:p>0.0999</text:p>
          </table:table-cell>
          <table:table-cell table:style-name="ce6" table:formula="of:=VLOOKUP([.A17];[.$R$3:.$S$8];2;0)+[.B17]" office:value-type="float" office:value="4" calcext:value-type="float">
            <text:p>4</text:p>
          </table:table-cell>
          <table:table-cell table:style-name="ce11" table:formula="of:=[.$B$1]*POWER([.$C$1];[.G17])" office:value-type="float" office:value="329.598280983411" calcext:value-type="float">
            <text:p>329.60</text:p>
          </table:table-cell>
          <table:table-cell table:style-name="ce6" table:formula="of:=DEC2HEX([.H17]*[.F17])" office:value-type="string" office:string-value="20" calcext:value-type="string">
            <text:p>20</text:p>
          </table:table-cell>
          <table:table-cell table:style-name="ce6" table:formula="of:=DEC2HEX((437500/[.H17])-30.125)" office:value-type="string" office:string-value="511" calcext:value-type="string">
            <text:p>511</text:p>
          </table:table-cell>
          <table:table-cell table:style-name="ce6" table:formula="of:=LEN(TEXT([.I17];&quot;####&quot;))" office:value-type="float" office:value="2" calcext:value-type="float">
            <text:p>2</text:p>
          </table:table-cell>
          <table:table-cell table:style-name="ce6" table:formula="of:=LEN(TEXT([.J17];&quot;####&quot;))" office:value-type="float" office:value="3" calcext:value-type="float">
            <text:p>3</text:p>
          </table:table-cell>
          <table:table-cell table:style-name="ce6" table:formula="of:=IF([.K17]&lt;&gt;0;LEFT(&quot;0x0000&quot;;6-[.K17])&amp;[.I17];&quot;0x0000&quot;)" office:value-type="string" office:string-value="0x0020" calcext:value-type="string">
            <text:p>0x0020</text:p>
          </table:table-cell>
          <table:table-cell table:style-name="ce6" table:formula="of:=IF([.L17]&lt;&gt;0;LEFT(&quot;0x0000&quot;;6-[.L17])&amp;[.J17];&quot;0x0000&quot;)" office:value-type="string" office:string-value="0x0511" calcext:value-type="string">
            <text:p>0x0511</text:p>
          </table:table-cell>
          <table:table-cell table:style-name="ce6" table:formula="of:=&quot;DW &quot;&amp;[.M17]&amp;&quot;, &quot;&amp;[.N17]" office:value-type="string" office:string-value="DW 0x0020, 0x0511" calcext:value-type="string">
            <text:p>DW 0x0020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333" calcext:value-type="float">
            <text:p>0.33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8]" office:value-type="float" office:value="0.0999" calcext:value-type="float">
            <text:p>0.0999</text:p>
          </table:table-cell>
          <table:table-cell table:style-name="ce6" table:formula="of:=VLOOKUP([.A18];[.$R$3:.$S$8];2;0)+[.B18]" office:value-type="float" office:value="9" calcext:value-type="float">
            <text:p>9</text:p>
          </table:table-cell>
          <table:table-cell table:style-name="ce11" table:formula="of:=[.$B$1]*POWER([.$C$1];[.G18])" office:value-type="float" office:value="439.902757090157" calcext:value-type="float">
            <text:p>439.90</text:p>
          </table:table-cell>
          <table:table-cell table:style-name="ce6" table:formula="of:=DEC2HEX([.H18]*[.F18])" office:value-type="string" office:string-value="2B" calcext:value-type="string">
            <text:p>2B</text:p>
          </table:table-cell>
          <table:table-cell table:style-name="ce6" table:formula="of:=DEC2HEX((437500/[.H18])-30.125)" office:value-type="string" office:string-value="3C4" calcext:value-type="string">
            <text:p>3C4</text:p>
          </table:table-cell>
          <table:table-cell table:style-name="ce6" table:formula="of:=LEN(TEXT([.I18];&quot;####&quot;))" office:value-type="float" office:value="2" calcext:value-type="float">
            <text:p>2</text:p>
          </table:table-cell>
          <table:table-cell table:style-name="ce6" table:formula="of:=LEN(TEXT([.J18];&quot;####&quot;))" office:value-type="float" office:value="3" calcext:value-type="float">
            <text:p>3</text:p>
          </table:table-cell>
          <table:table-cell table:style-name="ce6" table:formula="of:=IF([.K18]&lt;&gt;0;LEFT(&quot;0x0000&quot;;6-[.K18])&amp;[.I18];&quot;0x0000&quot;)" office:value-type="string" office:string-value="0x002B" calcext:value-type="string">
            <text:p>0x002B</text:p>
          </table:table-cell>
          <table:table-cell table:style-name="ce6" table:formula="of:=IF([.L18]&lt;&gt;0;LEFT(&quot;0x0000&quot;;6-[.L18])&amp;[.J18];&quot;0x0000&quot;)" office:value-type="string" office:string-value="0x03C4" calcext:value-type="string">
            <text:p>0x03C4</text:p>
          </table:table-cell>
          <table:table-cell table:style-name="ce6" table:formula="of:=&quot;DW &quot;&amp;[.M18]&amp;&quot;, &quot;&amp;[.N18]" office:value-type="string" office:string-value="DW 0x002B, 0x03C4" calcext:value-type="string">
            <text:p>DW 0x002B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333" calcext:value-type="float">
            <text:p>0.33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19]" office:value-type="float" office:value="0.0999" calcext:value-type="float">
            <text:p>0.0999</text:p>
          </table:table-cell>
          <table:table-cell table:style-name="ce6" table:formula="of:=VLOOKUP([.A19];[.$R$3:.$S$8];2;0)+[.B19]" office:value-type="float" office:value="12" calcext:value-type="float">
            <text:p>12</text:p>
          </table:table-cell>
          <table:table-cell table:style-name="ce11" table:formula="of:=[.$B$1]*POWER([.$C$1];[.G19])" office:value-type="float" office:value="523.093991438891" calcext:value-type="float">
            <text:p>523.09</text:p>
          </table:table-cell>
          <table:table-cell table:style-name="ce6" table:formula="of:=DEC2HEX([.H19]*[.F19])" office:value-type="string" office:string-value="34" calcext:value-type="string">
            <text:p>34</text:p>
          </table:table-cell>
          <table:table-cell table:style-name="ce6" table:formula="of:=DEC2HEX((437500/[.H19])-30.125)" office:value-type="string" office:string-value="326" calcext:value-type="string">
            <text:p>326</text:p>
          </table:table-cell>
          <table:table-cell table:style-name="ce6" table:formula="of:=LEN(TEXT([.I19];&quot;####&quot;))" office:value-type="float" office:value="2" calcext:value-type="float">
            <text:p>2</text:p>
          </table:table-cell>
          <table:table-cell table:style-name="ce6" table:formula="of:=LEN(TEXT([.J19];&quot;####&quot;))" office:value-type="float" office:value="3" calcext:value-type="float">
            <text:p>3</text:p>
          </table:table-cell>
          <table:table-cell table:style-name="ce6" table:formula="of:=IF([.K19]&lt;&gt;0;LEFT(&quot;0x0000&quot;;6-[.K19])&amp;[.I19];&quot;0x0000&quot;)" office:value-type="string" office:string-value="0x0034" calcext:value-type="string">
            <text:p>0x0034</text:p>
          </table:table-cell>
          <table:table-cell table:style-name="ce6" table:formula="of:=IF([.L19]&lt;&gt;0;LEFT(&quot;0x0000&quot;;6-[.L19])&amp;[.J19];&quot;0x0000&quot;)" office:value-type="string" office:string-value="0x0326" calcext:value-type="string">
            <text:p>0x0326</text:p>
          </table:table-cell>
          <table:table-cell table:style-name="ce6" table:formula="of:=&quot;DW &quot;&amp;[.M19]&amp;&quot;, &quot;&amp;[.N19]" office:value-type="string" office:string-value="DW 0x0034, 0x0326" calcext:value-type="string">
            <text:p>DW 0x0034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0]" office:value-type="float" office:value="0.0999" calcext:value-type="float">
            <text:p>0.0999</text:p>
          </table:table-cell>
          <table:table-cell table:style-name="ce6" table:formula="of:=VLOOKUP([.A20];[.$R$3:.$S$8];2;0)+[.B20]" office:value-type="float" office:value="4" calcext:value-type="float">
            <text:p>4</text:p>
          </table:table-cell>
          <table:table-cell table:style-name="ce11" table:formula="of:=[.$B$1]*POWER([.$C$1];[.G20])" office:value-type="float" office:value="329.598280983411" calcext:value-type="float">
            <text:p>329.60</text:p>
          </table:table-cell>
          <table:table-cell table:style-name="ce6" table:formula="of:=DEC2HEX([.H20]*[.F20])" office:value-type="string" office:string-value="20" calcext:value-type="string">
            <text:p>20</text:p>
          </table:table-cell>
          <table:table-cell table:style-name="ce6" table:formula="of:=DEC2HEX((437500/[.H20])-30.125)" office:value-type="string" office:string-value="511" calcext:value-type="string">
            <text:p>511</text:p>
          </table:table-cell>
          <table:table-cell table:style-name="ce6" table:formula="of:=LEN(TEXT([.I20];&quot;####&quot;))" office:value-type="float" office:value="2" calcext:value-type="float">
            <text:p>2</text:p>
          </table:table-cell>
          <table:table-cell table:style-name="ce6" table:formula="of:=LEN(TEXT([.J20];&quot;####&quot;))" office:value-type="float" office:value="3" calcext:value-type="float">
            <text:p>3</text:p>
          </table:table-cell>
          <table:table-cell table:style-name="ce6" table:formula="of:=IF([.K20]&lt;&gt;0;LEFT(&quot;0x0000&quot;;6-[.K20])&amp;[.I20];&quot;0x0000&quot;)" office:value-type="string" office:string-value="0x0020" calcext:value-type="string">
            <text:p>0x0020</text:p>
          </table:table-cell>
          <table:table-cell table:style-name="ce6" table:formula="of:=IF([.L20]&lt;&gt;0;LEFT(&quot;0x0000&quot;;6-[.L20])&amp;[.J20];&quot;0x0000&quot;)" office:value-type="string" office:string-value="0x0511" calcext:value-type="string">
            <text:p>0x0511</text:p>
          </table:table-cell>
          <table:table-cell table:style-name="ce6" table:formula="of:=&quot;DW &quot;&amp;[.M20]&amp;&quot;, &quot;&amp;[.N20]" office:value-type="string" office:string-value="DW 0x0020, 0x0511" calcext:value-type="string">
            <text:p>DW 0x0020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1]" office:value-type="float" office:value="0.0999" calcext:value-type="float">
            <text:p>0.0999</text:p>
          </table:table-cell>
          <table:table-cell table:style-name="ce6" table:formula="of:=VLOOKUP([.A21];[.$R$3:.$S$8];2;0)+[.B21]" office:value-type="float" office:value="8" calcext:value-type="float">
            <text:p>8</text:p>
          </table:table-cell>
          <table:table-cell table:style-name="ce11" table:formula="of:=[.$B$1]*POWER([.$C$1];[.G21])" office:value-type="float" office:value="415.223891859572" calcext:value-type="float">
            <text:p>415.22</text:p>
          </table:table-cell>
          <table:table-cell table:style-name="ce6" table:formula="of:=DEC2HEX([.H21]*[.F21])" office:value-type="string" office:string-value="29" calcext:value-type="string">
            <text:p>29</text:p>
          </table:table-cell>
          <table:table-cell table:style-name="ce6" table:formula="of:=DEC2HEX((437500/[.H21])-30.125)" office:value-type="string" office:string-value="3FF" calcext:value-type="string">
            <text:p>3FF</text:p>
          </table:table-cell>
          <table:table-cell table:style-name="ce6" table:formula="of:=LEN(TEXT([.I21];&quot;####&quot;))" office:value-type="float" office:value="2" calcext:value-type="float">
            <text:p>2</text:p>
          </table:table-cell>
          <table:table-cell table:style-name="ce6" table:formula="of:=LEN(TEXT([.J21];&quot;####&quot;))" office:value-type="float" office:value="3" calcext:value-type="float">
            <text:p>3</text:p>
          </table:table-cell>
          <table:table-cell table:style-name="ce6" table:formula="of:=IF([.K21]&lt;&gt;0;LEFT(&quot;0x0000&quot;;6-[.K21])&amp;[.I21];&quot;0x0000&quot;)" office:value-type="string" office:string-value="0x0029" calcext:value-type="string">
            <text:p>0x0029</text:p>
          </table:table-cell>
          <table:table-cell table:style-name="ce6" table:formula="of:=IF([.L21]&lt;&gt;0;LEFT(&quot;0x0000&quot;;6-[.L21])&amp;[.J21];&quot;0x0000&quot;)" office:value-type="string" office:string-value="0x03FF" calcext:value-type="string">
            <text:p>0x03FF</text:p>
          </table:table-cell>
          <table:table-cell table:style-name="ce6" table:formula="of:=&quot;DW &quot;&amp;[.M21]&amp;&quot;, &quot;&amp;[.N21]" office:value-type="string" office:string-value="DW 0x0029, 0x03FF" calcext:value-type="string">
            <text:p>DW 0x0029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33" calcext:value-type="float">
            <text:p>0.3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0.3*[.C22]" office:value-type="float" office:value="0.0999" calcext:value-type="float">
            <text:p>0.0999</text:p>
          </table:table-cell>
          <table:table-cell table:style-name="ce6" table:formula="of:=VLOOKUP([.A22];[.$R$3:.$S$8];2;0)+[.B22]" office:value-type="float" office:value="11" calcext:value-type="float">
            <text:p>11</text:p>
          </table:table-cell>
          <table:table-cell table:style-name="ce11" table:formula="of:=[.$B$1]*POWER([.$C$1];[.G22])" office:value-type="float" office:value="493.748037339759" calcext:value-type="float">
            <text:p>493.75</text:p>
          </table:table-cell>
          <table:table-cell table:style-name="ce6" table:formula="of:=DEC2HEX([.H22]*[.F22])" office:value-type="string" office:string-value="31" calcext:value-type="string">
            <text:p>31</text:p>
          </table:table-cell>
          <table:table-cell table:style-name="ce6" table:formula="of:=DEC2HEX((437500/[.H22])-30.125)" office:value-type="string" office:string-value="357" calcext:value-type="string">
            <text:p>357</text:p>
          </table:table-cell>
          <table:table-cell table:style-name="ce6" table:formula="of:=LEN(TEXT([.I22];&quot;####&quot;))" office:value-type="float" office:value="2" calcext:value-type="float">
            <text:p>2</text:p>
          </table:table-cell>
          <table:table-cell table:style-name="ce6" table:formula="of:=LEN(TEXT([.J22];&quot;####&quot;))" office:value-type="float" office:value="3" calcext:value-type="float">
            <text:p>3</text:p>
          </table:table-cell>
          <table:table-cell table:style-name="ce6" table:formula="of:=IF([.K22]&lt;&gt;0;LEFT(&quot;0x0000&quot;;6-[.K22])&amp;[.I22];&quot;0x0000&quot;)" office:value-type="string" office:string-value="0x0031" calcext:value-type="string">
            <text:p>0x0031</text:p>
          </table:table-cell>
          <table:table-cell table:style-name="ce6" table:formula="of:=IF([.L22]&lt;&gt;0;LEFT(&quot;0x0000&quot;;6-[.L22])&amp;[.J22];&quot;0x0000&quot;)" office:value-type="string" office:string-value="0x0357" calcext:value-type="string">
            <text:p>0x0357</text:p>
          </table:table-cell>
          <table:table-cell table:style-name="ce6" table:formula="of:=&quot;DW &quot;&amp;[.M22]&amp;&quot;, &quot;&amp;[.N22]" office:value-type="string" office:string-value="DW 0x0031, 0x0357" calcext:value-type="string">
            <text:p>DW 0x0031, 0x0357</text:p>
          </table:table-cell>
          <table:table-cell table:number-columns-repeated="1009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23]" office:value-type="float" office:value="0.3" calcext:value-type="float">
            <text:p>0.3</text:p>
          </table:table-cell>
          <table:table-cell table:style-name="ce6" table:formula="of:=VLOOKUP([.A23];[.$R$3:.$S$8];2;0)+[.B23]" office:value-type="float" office:value="-3" calcext:value-type="float">
            <text:p>-3</text:p>
          </table:table-cell>
          <table:table-cell table:style-name="ce11" table:formula="of:=[.$B$1]*POWER([.$C$1];[.G23])" office:value-type="float" office:value="220.021182084144" calcext:value-type="float">
            <text:p>220.02</text:p>
          </table:table-cell>
          <table:table-cell table:style-name="ce6" table:formula="of:=DEC2HEX([.H23]*[.F23])" office:value-type="string" office:string-value="42" calcext:value-type="string">
            <text:p>42</text:p>
          </table:table-cell>
          <table:table-cell table:style-name="ce6" table:formula="of:=DEC2HEX((437500/[.H23])-30.125)" office:value-type="string" office:string-value="7A6" calcext:value-type="string">
            <text:p>7A6</text:p>
          </table:table-cell>
          <table:table-cell table:style-name="ce6" table:formula="of:=LEN(TEXT([.I23];&quot;####&quot;))" office:value-type="float" office:value="2" calcext:value-type="float">
            <text:p>2</text:p>
          </table:table-cell>
          <table:table-cell table:style-name="ce6" table:formula="of:=LEN(TEXT([.J23];&quot;####&quot;))" office:value-type="float" office:value="3" calcext:value-type="float">
            <text:p>3</text:p>
          </table:table-cell>
          <table:table-cell table:style-name="ce6" table:formula="of:=IF([.K23]&lt;&gt;0;LEFT(&quot;0x0000&quot;;6-[.K23])&amp;[.I23];&quot;0x0000&quot;)" office:value-type="string" office:string-value="0x0042" calcext:value-type="string">
            <text:p>0x0042</text:p>
          </table:table-cell>
          <table:table-cell table:style-name="ce6" table:formula="of:=IF([.L23]&lt;&gt;0;LEFT(&quot;0x0000&quot;;6-[.L23])&amp;[.J23];&quot;0x0000&quot;)" office:value-type="string" office:string-value="0x07A6" calcext:value-type="string">
            <text:p>0x07A6</text:p>
          </table:table-cell>
          <table:table-cell table:style-name="ce6" table:formula="of:=&quot;DW &quot;&amp;[.M23]&amp;&quot;, &quot;&amp;[.N23]" office:value-type="string" office:string-value="DW 0x0042, 0x07A6" calcext:value-type="string">
            <text:p>DW 0x0042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4]" office:value-type="float" office:value="0.3" calcext:value-type="float">
            <text:p>0.3</text:p>
          </table:table-cell>
          <table:table-cell table:style-name="ce6" table:formula="of:=VLOOKUP([.A24];[.$R$3:.$S$8];2;0)+[.B24]" office:value-type="float" office:value="4" calcext:value-type="float">
            <text:p>4</text:p>
          </table:table-cell>
          <table:table-cell table:style-name="ce11" table:formula="of:=[.$B$1]*POWER([.$C$1];[.G24])" office:value-type="float" office:value="329.598280983411" calcext:value-type="float">
            <text:p>329.60</text:p>
          </table:table-cell>
          <table:table-cell table:style-name="ce6" table:formula="of:=DEC2HEX([.H24]*[.F24])" office:value-type="string" office:string-value="62" calcext:value-type="string">
            <text:p>62</text:p>
          </table:table-cell>
          <table:table-cell table:style-name="ce6" table:formula="of:=DEC2HEX((437500/[.H24])-30.125)" office:value-type="string" office:string-value="511" calcext:value-type="string">
            <text:p>511</text:p>
          </table:table-cell>
          <table:table-cell table:style-name="ce6" table:formula="of:=LEN(TEXT([.I24];&quot;####&quot;))" office:value-type="float" office:value="2" calcext:value-type="float">
            <text:p>2</text:p>
          </table:table-cell>
          <table:table-cell table:style-name="ce6" table:formula="of:=LEN(TEXT([.J24];&quot;####&quot;))" office:value-type="float" office:value="3" calcext:value-type="float">
            <text:p>3</text:p>
          </table:table-cell>
          <table:table-cell table:style-name="ce6" table:formula="of:=IF([.K24]&lt;&gt;0;LEFT(&quot;0x0000&quot;;6-[.K24])&amp;[.I24];&quot;0x0000&quot;)" office:value-type="string" office:string-value="0x0062" calcext:value-type="string">
            <text:p>0x0062</text:p>
          </table:table-cell>
          <table:table-cell table:style-name="ce6" table:formula="of:=IF([.L24]&lt;&gt;0;LEFT(&quot;0x0000&quot;;6-[.L24])&amp;[.J24];&quot;0x0000&quot;)" office:value-type="string" office:string-value="0x0511" calcext:value-type="string">
            <text:p>0x0511</text:p>
          </table:table-cell>
          <table:table-cell table:style-name="ce6" table:formula="of:=&quot;DW &quot;&amp;[.M24]&amp;&quot;, &quot;&amp;[.N24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25]" office:value-type="float" office:value="0.3" calcext:value-type="float">
            <text:p>0.3</text:p>
          </table:table-cell>
          <table:table-cell table:style-name="ce6" table:formula="of:=VLOOKUP([.A25];[.$R$3:.$S$8];2;0)+[.B25]" office:value-type="float" office:value="9" calcext:value-type="float">
            <text:p>9</text:p>
          </table:table-cell>
          <table:table-cell table:style-name="ce11" table:formula="of:=[.$B$1]*POWER([.$C$1];[.G25])" office:value-type="float" office:value="439.902757090157" calcext:value-type="float">
            <text:p>439.90</text:p>
          </table:table-cell>
          <table:table-cell table:style-name="ce6" table:formula="of:=DEC2HEX([.H25]*[.F25])" office:value-type="string" office:string-value="83" calcext:value-type="string">
            <text:p>83</text:p>
          </table:table-cell>
          <table:table-cell table:style-name="ce6" table:formula="of:=DEC2HEX((437500/[.H25])-30.125)" office:value-type="string" office:string-value="3C4" calcext:value-type="string">
            <text:p>3C4</text:p>
          </table:table-cell>
          <table:table-cell table:style-name="ce6" table:formula="of:=LEN(TEXT([.I25];&quot;####&quot;))" office:value-type="float" office:value="2" calcext:value-type="float">
            <text:p>2</text:p>
          </table:table-cell>
          <table:table-cell table:style-name="ce6" table:formula="of:=LEN(TEXT([.J25];&quot;####&quot;))" office:value-type="float" office:value="3" calcext:value-type="float">
            <text:p>3</text:p>
          </table:table-cell>
          <table:table-cell table:style-name="ce6" table:formula="of:=IF([.K25]&lt;&gt;0;LEFT(&quot;0x0000&quot;;6-[.K25])&amp;[.I25];&quot;0x0000&quot;)" office:value-type="string" office:string-value="0x0083" calcext:value-type="string">
            <text:p>0x0083</text:p>
          </table:table-cell>
          <table:table-cell table:style-name="ce6" table:formula="of:=IF([.L25]&lt;&gt;0;LEFT(&quot;0x0000&quot;;6-[.L25])&amp;[.J25];&quot;0x0000&quot;)" office:value-type="string" office:string-value="0x03C4" calcext:value-type="string">
            <text:p>0x03C4</text:p>
          </table:table-cell>
          <table:table-cell table:style-name="ce6" table:formula="of:=&quot;DW &quot;&amp;[.M25]&amp;&quot;, &quot;&amp;[.N25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6]" office:value-type="float" office:value="0.3" calcext:value-type="float">
            <text:p>0.3</text:p>
          </table:table-cell>
          <table:table-cell table:style-name="ce6" table:formula="of:=VLOOKUP([.A26];[.$R$3:.$S$8];2;0)+[.B26]" office:value-type="float" office:value="11" calcext:value-type="float">
            <text:p>11</text:p>
          </table:table-cell>
          <table:table-cell table:style-name="ce11" table:formula="of:=[.$B$1]*POWER([.$C$1];[.G26])" office:value-type="float" office:value="493.748037339759" calcext:value-type="float">
            <text:p>493.75</text:p>
          </table:table-cell>
          <table:table-cell table:style-name="ce6" table:formula="of:=DEC2HEX([.H26]*[.F26])" office:value-type="string" office:string-value="94" calcext:value-type="string">
            <text:p>94</text:p>
          </table:table-cell>
          <table:table-cell table:style-name="ce6" table:formula="of:=DEC2HEX((437500/[.H26])-30.125)" office:value-type="string" office:string-value="357" calcext:value-type="string">
            <text:p>357</text:p>
          </table:table-cell>
          <table:table-cell table:style-name="ce6" table:formula="of:=LEN(TEXT([.I26];&quot;####&quot;))" office:value-type="float" office:value="2" calcext:value-type="float">
            <text:p>2</text:p>
          </table:table-cell>
          <table:table-cell table:style-name="ce6" table:formula="of:=LEN(TEXT([.J26];&quot;####&quot;))" office:value-type="float" office:value="3" calcext:value-type="float">
            <text:p>3</text:p>
          </table:table-cell>
          <table:table-cell table:style-name="ce6" table:formula="of:=IF([.K26]&lt;&gt;0;LEFT(&quot;0x0000&quot;;6-[.K26])&amp;[.I26];&quot;0x0000&quot;)" office:value-type="string" office:string-value="0x0094" calcext:value-type="string">
            <text:p>0x0094</text:p>
          </table:table-cell>
          <table:table-cell table:style-name="ce6" table:formula="of:=IF([.L26]&lt;&gt;0;LEFT(&quot;0x0000&quot;;6-[.L26])&amp;[.J26];&quot;0x0000&quot;)" office:value-type="string" office:string-value="0x0357" calcext:value-type="string">
            <text:p>0x0357</text:p>
          </table:table-cell>
          <table:table-cell table:style-name="ce6" table:formula="of:=&quot;DW &quot;&amp;[.M26]&amp;&quot;, &quot;&amp;[.N26]" office:value-type="string" office:string-value="DW 0x0094, 0x0357" calcext:value-type="string">
            <text:p>DW 0x0094, 0x0357</text:p>
          </table:table-cell>
          <table:table-cell table:number-columns-repeated="1009"/>
        </table:table-row>
        <table:table-row table:style-name="ro1"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27]" office:value-type="float" office:value="0.15" calcext:value-type="float">
            <text:p>0.15</text:p>
          </table:table-cell>
          <table:table-cell table:style-name="ce6" table:formula="of:=VLOOKUP([.A27];[.$R$3:.$S$8];2;0)+[.B27]" office:value-type="float" office:value="-7" calcext:value-type="float">
            <text:p>-7</text:p>
          </table:table-cell>
          <table:table-cell table:style-name="ce11" table:formula="of:=[.$B$1]*POWER([.$C$1];[.G27])" office:value-type="float" office:value="174.649399556704" calcext:value-type="float">
            <text:p>174.65</text:p>
          </table:table-cell>
          <table:table-cell table:style-name="ce6" table:formula="of:=DEC2HEX([.H27]*[.F27])" office:value-type="string" office:string-value="1A" calcext:value-type="string">
            <text:p>1A</text:p>
          </table:table-cell>
          <table:table-cell table:style-name="ce6" table:formula="of:=DEC2HEX((437500/[.H27])-30.125)" office:value-type="string" office:string-value="9AA" calcext:value-type="string">
            <text:p>9AA</text:p>
          </table:table-cell>
          <table:table-cell table:style-name="ce6" table:formula="of:=LEN(TEXT([.I27];&quot;####&quot;))" office:value-type="float" office:value="2" calcext:value-type="float">
            <text:p>2</text:p>
          </table:table-cell>
          <table:table-cell table:style-name="ce6" table:formula="of:=LEN(TEXT([.J27];&quot;####&quot;))" office:value-type="float" office:value="3" calcext:value-type="float">
            <text:p>3</text:p>
          </table:table-cell>
          <table:table-cell table:style-name="ce6" table:formula="of:=IF([.K27]&lt;&gt;0;LEFT(&quot;0x0000&quot;;6-[.K27])&amp;[.I27];&quot;0x0000&quot;)" office:value-type="string" office:string-value="0x001A" calcext:value-type="string">
            <text:p>0x001A</text:p>
          </table:table-cell>
          <table:table-cell table:style-name="ce6" table:formula="of:=IF([.L27]&lt;&gt;0;LEFT(&quot;0x0000&quot;;6-[.L27])&amp;[.J27];&quot;0x0000&quot;)" office:value-type="string" office:string-value="0x09AA" calcext:value-type="string">
            <text:p>0x09AA</text:p>
          </table:table-cell>
          <table:table-cell table:style-name="ce6" table:formula="of:=&quot;DW &quot;&amp;[.M27]&amp;&quot;, &quot;&amp;[.N27]" office:value-type="string" office:string-value="DW 0x001A, 0x09AA" calcext:value-type="string">
            <text:p>DW 0x001A, 0x09AA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28]" office:value-type="float" office:value="0.15" calcext:value-type="float">
            <text:p>0.15</text:p>
          </table:table-cell>
          <table:table-cell table:style-name="ce6" table:formula="of:=VLOOKUP([.A28];[.$R$3:.$S$8];2;0)+[.B28]" office:value-type="float" office:value="12" calcext:value-type="float">
            <text:p>12</text:p>
          </table:table-cell>
          <table:table-cell table:style-name="ce11" table:formula="of:=[.$B$1]*POWER([.$C$1];[.G28])" office:value-type="float" office:value="523.093991438891" calcext:value-type="float">
            <text:p>523.09</text:p>
          </table:table-cell>
          <table:table-cell table:style-name="ce6" table:formula="of:=DEC2HEX([.H28]*[.F28])" office:value-type="string" office:string-value="4E" calcext:value-type="string">
            <text:p>4E</text:p>
          </table:table-cell>
          <table:table-cell table:style-name="ce6" table:formula="of:=DEC2HEX((437500/[.H28])-30.125)" office:value-type="string" office:string-value="326" calcext:value-type="string">
            <text:p>326</text:p>
          </table:table-cell>
          <table:table-cell table:style-name="ce6" table:formula="of:=LEN(TEXT([.I28];&quot;####&quot;))" office:value-type="float" office:value="2" calcext:value-type="float">
            <text:p>2</text:p>
          </table:table-cell>
          <table:table-cell table:style-name="ce6" table:formula="of:=LEN(TEXT([.J28];&quot;####&quot;))" office:value-type="float" office:value="3" calcext:value-type="float">
            <text:p>3</text:p>
          </table:table-cell>
          <table:table-cell table:style-name="ce6" table:formula="of:=IF([.K28]&lt;&gt;0;LEFT(&quot;0x0000&quot;;6-[.K28])&amp;[.I28];&quot;0x0000&quot;)" office:value-type="string" office:string-value="0x004E" calcext:value-type="string">
            <text:p>0x004E</text:p>
          </table:table-cell>
          <table:table-cell table:style-name="ce6" table:formula="of:=IF([.L28]&lt;&gt;0;LEFT(&quot;0x0000&quot;;6-[.L28])&amp;[.J28];&quot;0x0000&quot;)" office:value-type="string" office:string-value="0x0326" calcext:value-type="string">
            <text:p>0x0326</text:p>
          </table:table-cell>
          <table:table-cell table:style-name="ce6" table:formula="of:=&quot;DW &quot;&amp;[.M28]&amp;&quot;, &quot;&amp;[.N28]" office:value-type="string" office:string-value="DW 0x004E, 0x0326" calcext:value-type="string">
            <text:p>DW 0x004E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3*[.C29]" office:value-type="float" office:value="0.3" calcext:value-type="float">
            <text:p>0.3</text:p>
          </table:table-cell>
          <table:table-cell table:style-name="ce6" table:formula="of:=VLOOKUP([.A29];[.$R$3:.$S$8];2;0)+[.B29]" office:value-type="float" office:value="5" calcext:value-type="float">
            <text:p>5</text:p>
          </table:table-cell>
          <table:table-cell table:style-name="ce11" table:formula="of:=[.$B$1]*POWER([.$C$1];[.G29])" office:value-type="float" office:value="349.187981181523" calcext:value-type="float">
            <text:p>349.19</text:p>
          </table:table-cell>
          <table:table-cell table:style-name="ce6" table:formula="of:=DEC2HEX([.H29]*[.F29])" office:value-type="string" office:string-value="68" calcext:value-type="string">
            <text:p>68</text:p>
          </table:table-cell>
          <table:table-cell table:style-name="ce6" table:formula="of:=DEC2HEX((437500/[.H29])-30.125)" office:value-type="string" office:string-value="4C6" calcext:value-type="string">
            <text:p>4C6</text:p>
          </table:table-cell>
          <table:table-cell table:style-name="ce6" table:formula="of:=LEN(TEXT([.I29];&quot;####&quot;))" office:value-type="float" office:value="2" calcext:value-type="float">
            <text:p>2</text:p>
          </table:table-cell>
          <table:table-cell table:style-name="ce6" table:formula="of:=LEN(TEXT([.J29];&quot;####&quot;))" office:value-type="float" office:value="3" calcext:value-type="float">
            <text:p>3</text:p>
          </table:table-cell>
          <table:table-cell table:style-name="ce6" table:formula="of:=IF([.K29]&lt;&gt;0;LEFT(&quot;0x0000&quot;;6-[.K29])&amp;[.I29];&quot;0x0000&quot;)" office:value-type="string" office:string-value="0x0068" calcext:value-type="string">
            <text:p>0x0068</text:p>
          </table:table-cell>
          <table:table-cell table:style-name="ce6" table:formula="of:=IF([.L29]&lt;&gt;0;LEFT(&quot;0x0000&quot;;6-[.L29])&amp;[.J29];&quot;0x0000&quot;)" office:value-type="string" office:string-value="0x04C6" calcext:value-type="string">
            <text:p>0x04C6</text:p>
          </table:table-cell>
          <table:table-cell table:style-name="ce6" table:formula="of:=&quot;DW &quot;&amp;[.M29]&amp;&quot;, &quot;&amp;[.N29]" office:value-type="string" office:string-value="DW 0x0068, 0x04C6" calcext:value-type="string">
            <text:p>DW 0x0068, 0x04C6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0.3*[.C30]" office:value-type="float" office:value="0.3" calcext:value-type="float">
            <text:p>0.3</text:p>
          </table:table-cell>
          <table:table-cell table:style-name="ce6" table:formula="of:=VLOOKUP([.A30];[.$R$3:.$S$8];2;0)+[.B30]" office:value-type="float" office:value="9" calcext:value-type="float">
            <text:p>9</text:p>
          </table:table-cell>
          <table:table-cell table:style-name="ce11" table:formula="of:=[.$B$1]*POWER([.$C$1];[.G30])" office:value-type="float" office:value="439.902757090157" calcext:value-type="float">
            <text:p>439.90</text:p>
          </table:table-cell>
          <table:table-cell table:style-name="ce6" table:formula="of:=DEC2HEX([.H30]*[.F30])" office:value-type="string" office:string-value="83" calcext:value-type="string">
            <text:p>83</text:p>
          </table:table-cell>
          <table:table-cell table:style-name="ce6" table:formula="of:=DEC2HEX((437500/[.H30])-30.125)" office:value-type="string" office:string-value="3C4" calcext:value-type="string">
            <text:p>3C4</text:p>
          </table:table-cell>
          <table:table-cell table:style-name="ce6" table:formula="of:=LEN(TEXT([.I30];&quot;####&quot;))" office:value-type="float" office:value="2" calcext:value-type="float">
            <text:p>2</text:p>
          </table:table-cell>
          <table:table-cell table:style-name="ce6" table:formula="of:=LEN(TEXT([.J30];&quot;####&quot;))" office:value-type="float" office:value="3" calcext:value-type="float">
            <text:p>3</text:p>
          </table:table-cell>
          <table:table-cell table:style-name="ce6" table:formula="of:=IF([.K30]&lt;&gt;0;LEFT(&quot;0x0000&quot;;6-[.K30])&amp;[.I30];&quot;0x0000&quot;)" office:value-type="string" office:string-value="0x0083" calcext:value-type="string">
            <text:p>0x0083</text:p>
          </table:table-cell>
          <table:table-cell table:style-name="ce6" table:formula="of:=IF([.L30]&lt;&gt;0;LEFT(&quot;0x0000&quot;;6-[.L30])&amp;[.J30];&quot;0x0000&quot;)" office:value-type="string" office:string-value="0x03C4" calcext:value-type="string">
            <text:p>0x03C4</text:p>
          </table:table-cell>
          <table:table-cell table:style-name="ce6" table:formula="of:=&quot;DW &quot;&amp;[.M30]&amp;&quot;, &quot;&amp;[.N30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0.3*[.C31]" office:value-type="float" office:value="0.3" calcext:value-type="float">
            <text:p>0.3</text:p>
          </table:table-cell>
          <table:table-cell table:style-name="ce6" table:formula="of:=VLOOKUP([.A31];[.$R$3:.$S$8];2;0)+[.B31]" office:value-type="float" office:value="14" calcext:value-type="float">
            <text:p>14</text:p>
          </table:table-cell>
          <table:table-cell table:style-name="ce11" table:formula="of:=[.$B$1]*POWER([.$C$1];[.G31])" office:value-type="float" office:value="587.122102451928" calcext:value-type="float">
            <text:p>587.12</text:p>
          </table:table-cell>
          <table:table-cell table:style-name="ce6" table:formula="of:=DEC2HEX([.H31]*[.F31])" office:value-type="string" office:string-value="B0" calcext:value-type="string">
            <text:p>B0</text:p>
          </table:table-cell>
          <table:table-cell table:style-name="ce6" table:formula="of:=DEC2HEX((437500/[.H31])-30.125)" office:value-type="string" office:string-value="2CB" calcext:value-type="string">
            <text:p>2CB</text:p>
          </table:table-cell>
          <table:table-cell table:style-name="ce6" table:formula="of:=LEN(TEXT([.I31];&quot;####&quot;))" office:value-type="float" office:value="2" calcext:value-type="float">
            <text:p>2</text:p>
          </table:table-cell>
          <table:table-cell table:style-name="ce6" table:formula="of:=LEN(TEXT([.J31];&quot;####&quot;))" office:value-type="float" office:value="3" calcext:value-type="float">
            <text:p>3</text:p>
          </table:table-cell>
          <table:table-cell table:style-name="ce6" table:formula="of:=IF([.K31]&lt;&gt;0;LEFT(&quot;0x0000&quot;;6-[.K31])&amp;[.I31];&quot;0x0000&quot;)" office:value-type="string" office:string-value="0x00B0" calcext:value-type="string">
            <text:p>0x00B0</text:p>
          </table:table-cell>
          <table:table-cell table:style-name="ce6" table:formula="of:=IF([.L31]&lt;&gt;0;LEFT(&quot;0x0000&quot;;6-[.L31])&amp;[.J31];&quot;0x0000&quot;)" office:value-type="string" office:string-value="0x02CB" calcext:value-type="string">
            <text:p>0x02CB</text:p>
          </table:table-cell>
          <table:table-cell table:style-name="ce6" table:formula="of:=&quot;DW &quot;&amp;[.M31]&amp;&quot;, &quot;&amp;[.N31]" office:value-type="string" office:string-value="DW 0x00B0, 0x02CB" calcext:value-type="string">
            <text:p>DW 0x00B0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2]" office:value-type="float" office:value="0.15" calcext:value-type="float">
            <text:p>0.15</text:p>
          </table:table-cell>
          <table:table-cell table:style-name="ce6" table:formula="of:=VLOOKUP([.A32];[.$R$3:.$S$8];2;0)+[.B32]" office:value-type="float" office:value="-8" calcext:value-type="float">
            <text:p>-8</text:p>
          </table:table-cell>
          <table:table-cell table:style-name="ce11" table:formula="of:=[.$B$1]*POWER([.$C$1];[.G32])" office:value-type="float" office:value="164.851440974282" calcext:value-type="float">
            <text:p>164.85</text:p>
          </table:table-cell>
          <table:table-cell table:style-name="ce6" table:formula="of:=DEC2HEX([.H32]*[.F32])" office:value-type="string" office:string-value="18" calcext:value-type="string">
            <text:p>18</text:p>
          </table:table-cell>
          <table:table-cell table:style-name="ce6" table:formula="of:=DEC2HEX((437500/[.H32])-30.125)" office:value-type="string" office:string-value="A3F" calcext:value-type="string">
            <text:p>A3F</text:p>
          </table:table-cell>
          <table:table-cell table:style-name="ce6" table:formula="of:=LEN(TEXT([.I32];&quot;####&quot;))" office:value-type="float" office:value="2" calcext:value-type="float">
            <text:p>2</text:p>
          </table:table-cell>
          <table:table-cell table:style-name="ce6" table:formula="of:=LEN(TEXT([.J32];&quot;####&quot;))" office:value-type="float" office:value="3" calcext:value-type="float">
            <text:p>3</text:p>
          </table:table-cell>
          <table:table-cell table:style-name="ce6" table:formula="of:=IF([.K32]&lt;&gt;0;LEFT(&quot;0x0000&quot;;6-[.K32])&amp;[.I32];&quot;0x0000&quot;)" office:value-type="string" office:string-value="0x0018" calcext:value-type="string">
            <text:p>0x0018</text:p>
          </table:table-cell>
          <table:table-cell table:style-name="ce6" table:formula="of:=IF([.L32]&lt;&gt;0;LEFT(&quot;0x0000&quot;;6-[.L32])&amp;[.J32];&quot;0x0000&quot;)" office:value-type="string" office:string-value="0x0A3F" calcext:value-type="string">
            <text:p>0x0A3F</text:p>
          </table:table-cell>
          <table:table-cell table:style-name="ce6" table:formula="of:=&quot;DW &quot;&amp;[.M32]&amp;&quot;, &quot;&amp;[.N32]" office:value-type="string" office:string-value="DW 0x0018, 0x0A3F" calcext:value-type="string">
            <text:p>DW 0x0018, 0x0A3F</text:p>
          </table:table-cell>
          <table:table-cell table:number-columns-repeated="1009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3]" office:value-type="float" office:value="0.15" calcext:value-type="float">
            <text:p>0.15</text:p>
          </table:table-cell>
          <table:table-cell table:style-name="ce6" table:formula="of:=VLOOKUP([.A33];[.$R$3:.$S$8];2;0)+[.B33]" office:value-type="float" office:value="16" calcext:value-type="float">
            <text:p>16</text:p>
          </table:table-cell>
          <table:table-cell table:style-name="ce11" table:formula="of:=[.$B$1]*POWER([.$C$1];[.G33])" office:value-type="float" office:value="658.987426407559" calcext:value-type="float">
            <text:p>658.99</text:p>
          </table:table-cell>
          <table:table-cell table:style-name="ce6" table:formula="of:=DEC2HEX([.H33]*[.F33])" office:value-type="string" office:string-value="62" calcext:value-type="string">
            <text:p>62</text:p>
          </table:table-cell>
          <table:table-cell table:style-name="ce6" table:formula="of:=DEC2HEX((437500/[.H33])-30.125)" office:value-type="string" office:string-value="279" calcext:value-type="string">
            <text:p>279</text:p>
          </table:table-cell>
          <table:table-cell table:style-name="ce6" table:formula="of:=LEN(TEXT([.I33];&quot;####&quot;))" office:value-type="float" office:value="2" calcext:value-type="float">
            <text:p>2</text:p>
          </table:table-cell>
          <table:table-cell table:style-name="ce6" table:formula="of:=LEN(TEXT([.J33];&quot;####&quot;))" office:value-type="float" office:value="3" calcext:value-type="float">
            <text:p>3</text:p>
          </table:table-cell>
          <table:table-cell table:style-name="ce6" table:formula="of:=IF([.K33]&lt;&gt;0;LEFT(&quot;0x0000&quot;;6-[.K33])&amp;[.I33];&quot;0x0000&quot;)" office:value-type="string" office:string-value="0x0062" calcext:value-type="string">
            <text:p>0x0062</text:p>
          </table:table-cell>
          <table:table-cell table:style-name="ce6" table:formula="of:=IF([.L33]&lt;&gt;0;LEFT(&quot;0x0000&quot;;6-[.L33])&amp;[.J33];&quot;0x0000&quot;)" office:value-type="string" office:string-value="0x0279" calcext:value-type="string">
            <text:p>0x0279</text:p>
          </table:table-cell>
          <table:table-cell table:style-name="ce6" table:formula="of:=&quot;DW &quot;&amp;[.M33]&amp;&quot;, &quot;&amp;[.N33]" office:value-type="string" office:string-value="DW 0x0062, 0x0279" calcext:value-type="string">
            <text:p>DW 0x0062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34]" office:value-type="float" office:value="0.3" calcext:value-type="float">
            <text:p>0.3</text:p>
          </table:table-cell>
          <table:table-cell table:style-name="ce6" table:formula="of:=VLOOKUP([.A34];[.$R$3:.$S$8];2;0)+[.B34]" office:value-type="float" office:value="8" calcext:value-type="float">
            <text:p>8</text:p>
          </table:table-cell>
          <table:table-cell table:style-name="ce11" table:formula="of:=[.$B$1]*POWER([.$C$1];[.G34])" office:value-type="float" office:value="415.223891859572" calcext:value-type="float">
            <text:p>415.22</text:p>
          </table:table-cell>
          <table:table-cell table:style-name="ce6" table:formula="of:=DEC2HEX([.H34]*[.F34])" office:value-type="string" office:string-value="7C" calcext:value-type="string">
            <text:p>7C</text:p>
          </table:table-cell>
          <table:table-cell table:style-name="ce6" table:formula="of:=DEC2HEX((437500/[.H34])-30.125)" office:value-type="string" office:string-value="3FF" calcext:value-type="string">
            <text:p>3FF</text:p>
          </table:table-cell>
          <table:table-cell table:style-name="ce6" table:formula="of:=LEN(TEXT([.I34];&quot;####&quot;))" office:value-type="float" office:value="2" calcext:value-type="float">
            <text:p>2</text:p>
          </table:table-cell>
          <table:table-cell table:style-name="ce6" table:formula="of:=LEN(TEXT([.J34];&quot;####&quot;))" office:value-type="float" office:value="3" calcext:value-type="float">
            <text:p>3</text:p>
          </table:table-cell>
          <table:table-cell table:style-name="ce6" table:formula="of:=IF([.K34]&lt;&gt;0;LEFT(&quot;0x0000&quot;;6-[.K34])&amp;[.I34];&quot;0x0000&quot;)" office:value-type="string" office:string-value="0x007C" calcext:value-type="string">
            <text:p>0x007C</text:p>
          </table:table-cell>
          <table:table-cell table:style-name="ce6" table:formula="of:=IF([.L34]&lt;&gt;0;LEFT(&quot;0x0000&quot;;6-[.L34])&amp;[.J34];&quot;0x0000&quot;)" office:value-type="string" office:string-value="0x03FF" calcext:value-type="string">
            <text:p>0x03FF</text:p>
          </table:table-cell>
          <table:table-cell table:style-name="ce6" table:formula="of:=&quot;DW &quot;&amp;[.M34]&amp;&quot;, &quot;&amp;[.N34]" office:value-type="string" office:string-value="DW 0x007C, 0x03FF" calcext:value-type="string">
            <text:p>DW 0x007C, 0x03FF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5]" office:value-type="float" office:value="0.3" calcext:value-type="float">
            <text:p>0.3</text:p>
          </table:table-cell>
          <table:table-cell table:style-name="ce6" table:formula="of:=VLOOKUP([.A35];[.$R$3:.$S$8];2;0)+[.B35]" office:value-type="float" office:value="11" calcext:value-type="float">
            <text:p>11</text:p>
          </table:table-cell>
          <table:table-cell table:style-name="ce11" table:formula="of:=[.$B$1]*POWER([.$C$1];[.G35])" office:value-type="float" office:value="493.748037339759" calcext:value-type="float">
            <text:p>493.75</text:p>
          </table:table-cell>
          <table:table-cell table:style-name="ce6" table:formula="of:=DEC2HEX([.H35]*[.F35])" office:value-type="string" office:string-value="94" calcext:value-type="string">
            <text:p>94</text:p>
          </table:table-cell>
          <table:table-cell table:style-name="ce6" table:formula="of:=DEC2HEX((437500/[.H35])-30.125)" office:value-type="string" office:string-value="357" calcext:value-type="string">
            <text:p>357</text:p>
          </table:table-cell>
          <table:table-cell table:style-name="ce6" table:formula="of:=LEN(TEXT([.I35];&quot;####&quot;))" office:value-type="float" office:value="2" calcext:value-type="float">
            <text:p>2</text:p>
          </table:table-cell>
          <table:table-cell table:style-name="ce6" table:formula="of:=LEN(TEXT([.J35];&quot;####&quot;))" office:value-type="float" office:value="3" calcext:value-type="float">
            <text:p>3</text:p>
          </table:table-cell>
          <table:table-cell table:style-name="ce6" table:formula="of:=IF([.K35]&lt;&gt;0;LEFT(&quot;0x0000&quot;;6-[.K35])&amp;[.I35];&quot;0x0000&quot;)" office:value-type="string" office:string-value="0x0094" calcext:value-type="string">
            <text:p>0x0094</text:p>
          </table:table-cell>
          <table:table-cell table:style-name="ce6" table:formula="of:=IF([.L35]&lt;&gt;0;LEFT(&quot;0x0000&quot;;6-[.L35])&amp;[.J35];&quot;0x0000&quot;)" office:value-type="string" office:string-value="0x0357" calcext:value-type="string">
            <text:p>0x0357</text:p>
          </table:table-cell>
          <table:table-cell table:style-name="ce6" table:formula="of:=&quot;DW &quot;&amp;[.M35]&amp;&quot;, &quot;&amp;[.N35]" office:value-type="string" office:string-value="DW 0x0094, 0x0357" calcext:value-type="string">
            <text:p>DW 0x0094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36]" office:value-type="float" office:value="0.3" calcext:value-type="float">
            <text:p>0.3</text:p>
          </table:table-cell>
          <table:table-cell table:style-name="ce6" table:formula="of:=VLOOKUP([.A36];[.$R$3:.$S$8];2;0)+[.B36]" office:value-type="float" office:value="17" calcext:value-type="float">
            <text:p>17</text:p>
          </table:table-cell>
          <table:table-cell table:style-name="ce11" table:formula="of:=[.$B$1]*POWER([.$C$1];[.G36])" office:value-type="float" office:value="698.154396815087" calcext:value-type="float">
            <text:p>698.15</text:p>
          </table:table-cell>
          <table:table-cell table:style-name="ce6" table:formula="of:=DEC2HEX([.H36]*[.F36])" office:value-type="string" office:string-value="D1" calcext:value-type="string">
            <text:p>D1</text:p>
          </table:table-cell>
          <table:table-cell table:style-name="ce6" table:formula="of:=DEC2HEX((437500/[.H36])-30.125)" office:value-type="string" office:string-value="254" calcext:value-type="string">
            <text:p>254</text:p>
          </table:table-cell>
          <table:table-cell table:style-name="ce6" table:formula="of:=LEN(TEXT([.I36];&quot;####&quot;))" office:value-type="float" office:value="2" calcext:value-type="float">
            <text:p>2</text:p>
          </table:table-cell>
          <table:table-cell table:style-name="ce6" table:formula="of:=LEN(TEXT([.J36];&quot;####&quot;))" office:value-type="float" office:value="3" calcext:value-type="float">
            <text:p>3</text:p>
          </table:table-cell>
          <table:table-cell table:style-name="ce6" table:formula="of:=IF([.K36]&lt;&gt;0;LEFT(&quot;0x0000&quot;;6-[.K36])&amp;[.I36];&quot;0x0000&quot;)" office:value-type="string" office:string-value="0x00D1" calcext:value-type="string">
            <text:p>0x00D1</text:p>
          </table:table-cell>
          <table:table-cell table:style-name="ce6" table:formula="of:=IF([.L36]&lt;&gt;0;LEFT(&quot;0x0000&quot;;6-[.L36])&amp;[.J36];&quot;0x0000&quot;)" office:value-type="string" office:string-value="0x0254" calcext:value-type="string">
            <text:p>0x0254</text:p>
          </table:table-cell>
          <table:table-cell table:style-name="ce6" table:formula="of:=&quot;DW &quot;&amp;[.M36]&amp;&quot;, &quot;&amp;[.N36]" office:value-type="string" office:string-value="DW 0x00D1, 0x0254" calcext:value-type="string">
            <text:p>DW 0x00D1, 0x0254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7]" office:value-type="float" office:value="0.3" calcext:value-type="float">
            <text:p>0.3</text:p>
          </table:table-cell>
          <table:table-cell table:style-name="ce6" table:formula="of:=VLOOKUP([.A37];[.$R$3:.$S$8];2;0)+[.B37]" office:value-type="float" office:value="8" calcext:value-type="float">
            <text:p>8</text:p>
          </table:table-cell>
          <table:table-cell table:style-name="ce11" table:formula="of:=[.$B$1]*POWER([.$C$1];[.G37])" office:value-type="float" office:value="415.223891859572" calcext:value-type="float">
            <text:p>415.22</text:p>
          </table:table-cell>
          <table:table-cell table:style-name="ce6" table:formula="of:=DEC2HEX([.H37]*[.F37])" office:value-type="string" office:string-value="7C" calcext:value-type="string">
            <text:p>7C</text:p>
          </table:table-cell>
          <table:table-cell table:style-name="ce6" table:formula="of:=DEC2HEX((437500/[.H37])-30.125)" office:value-type="string" office:string-value="3FF" calcext:value-type="string">
            <text:p>3FF</text:p>
          </table:table-cell>
          <table:table-cell table:style-name="ce6" table:formula="of:=LEN(TEXT([.I37];&quot;####&quot;))" office:value-type="float" office:value="2" calcext:value-type="float">
            <text:p>2</text:p>
          </table:table-cell>
          <table:table-cell table:style-name="ce6" table:formula="of:=LEN(TEXT([.J37];&quot;####&quot;))" office:value-type="float" office:value="3" calcext:value-type="float">
            <text:p>3</text:p>
          </table:table-cell>
          <table:table-cell table:style-name="ce6" table:formula="of:=IF([.K37]&lt;&gt;0;LEFT(&quot;0x0000&quot;;6-[.K37])&amp;[.I37];&quot;0x0000&quot;)" office:value-type="string" office:string-value="0x007C" calcext:value-type="string">
            <text:p>0x007C</text:p>
          </table:table-cell>
          <table:table-cell table:style-name="ce6" table:formula="of:=IF([.L37]&lt;&gt;0;LEFT(&quot;0x0000&quot;;6-[.L37])&amp;[.J37];&quot;0x0000&quot;)" office:value-type="string" office:string-value="0x03FF" calcext:value-type="string">
            <text:p>0x03FF</text:p>
          </table:table-cell>
          <table:table-cell table:style-name="ce6" table:formula="of:=&quot;DW &quot;&amp;[.M37]&amp;&quot;, &quot;&amp;[.N37]" office:value-type="string" office:string-value="DW 0x007C, 0x03FF" calcext:value-type="string">
            <text:p>DW 0x007C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3*[.C38]" office:value-type="float" office:value="0.3" calcext:value-type="float">
            <text:p>0.3</text:p>
          </table:table-cell>
          <table:table-cell table:style-name="ce6" table:formula="of:=VLOOKUP([.A38];[.$R$3:.$S$8];2;0)+[.B38]" office:value-type="float" office:value="16" calcext:value-type="float">
            <text:p>16</text:p>
          </table:table-cell>
          <table:table-cell table:style-name="ce11" table:formula="of:=[.$B$1]*POWER([.$C$1];[.G38])" office:value-type="float" office:value="658.987426407559" calcext:value-type="float">
            <text:p>658.99</text:p>
          </table:table-cell>
          <table:table-cell table:style-name="ce6" table:formula="of:=DEC2HEX([.H38]*[.F38])" office:value-type="string" office:string-value="C5" calcext:value-type="string">
            <text:p>C5</text:p>
          </table:table-cell>
          <table:table-cell table:style-name="ce6" table:formula="of:=DEC2HEX((437500/[.H38])-30.125)" office:value-type="string" office:string-value="279" calcext:value-type="string">
            <text:p>279</text:p>
          </table:table-cell>
          <table:table-cell table:style-name="ce6" table:formula="of:=LEN(TEXT([.I38];&quot;####&quot;))" office:value-type="float" office:value="2" calcext:value-type="float">
            <text:p>2</text:p>
          </table:table-cell>
          <table:table-cell table:style-name="ce6" table:formula="of:=LEN(TEXT([.J38];&quot;####&quot;))" office:value-type="float" office:value="3" calcext:value-type="float">
            <text:p>3</text:p>
          </table:table-cell>
          <table:table-cell table:style-name="ce6" table:formula="of:=IF([.K38]&lt;&gt;0;LEFT(&quot;0x0000&quot;;6-[.K38])&amp;[.I38];&quot;0x0000&quot;)" office:value-type="string" office:string-value="0x00C5" calcext:value-type="string">
            <text:p>0x00C5</text:p>
          </table:table-cell>
          <table:table-cell table:style-name="ce6" table:formula="of:=IF([.L38]&lt;&gt;0;LEFT(&quot;0x0000&quot;;6-[.L38])&amp;[.J38];&quot;0x0000&quot;)" office:value-type="string" office:string-value="0x0279" calcext:value-type="string">
            <text:p>0x0279</text:p>
          </table:table-cell>
          <table:table-cell table:style-name="ce6" table:formula="of:=&quot;DW &quot;&amp;[.M38]&amp;&quot;, &quot;&amp;[.N38]" office:value-type="string" office:string-value="DW 0x00C5, 0x0279" calcext:value-type="string">
            <text:p>DW 0x00C5, 0x0279</text:p>
          </table:table-cell>
          <table:table-cell table:number-columns-repeated="1009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39]" office:value-type="float" office:value="0.15" calcext:value-type="float">
            <text:p>0.15</text:p>
          </table:table-cell>
          <table:table-cell table:style-name="ce6" table:formula="of:=VLOOKUP([.A39];[.$R$3:.$S$8];2;0)+[.B39]" office:value-type="float" office:value="-3" calcext:value-type="float">
            <text:p>-3</text:p>
          </table:table-cell>
          <table:table-cell table:style-name="ce11" table:formula="of:=[.$B$1]*POWER([.$C$1];[.G39])" office:value-type="float" office:value="220.021182084144" calcext:value-type="float">
            <text:p>220.02</text:p>
          </table:table-cell>
          <table:table-cell table:style-name="ce6" table:formula="of:=DEC2HEX([.H39]*[.F39])" office:value-type="string" office:string-value="21" calcext:value-type="string">
            <text:p>21</text:p>
          </table:table-cell>
          <table:table-cell table:style-name="ce6" table:formula="of:=DEC2HEX((437500/[.H39])-30.125)" office:value-type="string" office:string-value="7A6" calcext:value-type="string">
            <text:p>7A6</text:p>
          </table:table-cell>
          <table:table-cell table:style-name="ce6" table:formula="of:=LEN(TEXT([.I39];&quot;####&quot;))" office:value-type="float" office:value="2" calcext:value-type="float">
            <text:p>2</text:p>
          </table:table-cell>
          <table:table-cell table:style-name="ce6" table:formula="of:=LEN(TEXT([.J39];&quot;####&quot;))" office:value-type="float" office:value="3" calcext:value-type="float">
            <text:p>3</text:p>
          </table:table-cell>
          <table:table-cell table:style-name="ce6" table:formula="of:=IF([.K39]&lt;&gt;0;LEFT(&quot;0x0000&quot;;6-[.K39])&amp;[.I39];&quot;0x0000&quot;)" office:value-type="string" office:string-value="0x0021" calcext:value-type="string">
            <text:p>0x0021</text:p>
          </table:table-cell>
          <table:table-cell table:style-name="ce6" table:formula="of:=IF([.L39]&lt;&gt;0;LEFT(&quot;0x0000&quot;;6-[.L39])&amp;[.J39];&quot;0x0000&quot;)" office:value-type="string" office:string-value="0x07A6" calcext:value-type="string">
            <text:p>0x07A6</text:p>
          </table:table-cell>
          <table:table-cell table:style-name="ce6" table:formula="of:=&quot;DW &quot;&amp;[.M39]&amp;&quot;, &quot;&amp;[.N39]" office:value-type="string" office:string-value="DW 0x0021, 0x07A6" calcext:value-type="string">
            <text:p>DW 0x0021, 0x07A6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0]" office:value-type="float" office:value="0.15" calcext:value-type="float">
            <text:p>0.15</text:p>
          </table:table-cell>
          <table:table-cell table:style-name="ce6" table:formula="of:=VLOOKUP([.A40];[.$R$3:.$S$8];2;0)+[.B40]" office:value-type="float" office:value="9" calcext:value-type="float">
            <text:p>9</text:p>
          </table:table-cell>
          <table:table-cell table:style-name="ce11" table:formula="of:=[.$B$1]*POWER([.$C$1];[.G40])" office:value-type="float" office:value="439.902757090157" calcext:value-type="float">
            <text:p>439.90</text:p>
          </table:table-cell>
          <table:table-cell table:style-name="ce6" table:formula="of:=DEC2HEX([.H40]*[.F40])" office:value-type="string" office:string-value="41" calcext:value-type="string">
            <text:p>41</text:p>
          </table:table-cell>
          <table:table-cell table:style-name="ce6" table:formula="of:=DEC2HEX((437500/[.H40])-30.125)" office:value-type="string" office:string-value="3C4" calcext:value-type="string">
            <text:p>3C4</text:p>
          </table:table-cell>
          <table:table-cell table:style-name="ce6" table:formula="of:=LEN(TEXT([.I40];&quot;####&quot;))" office:value-type="float" office:value="2" calcext:value-type="float">
            <text:p>2</text:p>
          </table:table-cell>
          <table:table-cell table:style-name="ce6" table:formula="of:=LEN(TEXT([.J40];&quot;####&quot;))" office:value-type="float" office:value="3" calcext:value-type="float">
            <text:p>3</text:p>
          </table:table-cell>
          <table:table-cell table:style-name="ce6" table:formula="of:=IF([.K40]&lt;&gt;0;LEFT(&quot;0x0000&quot;;6-[.K40])&amp;[.I40];&quot;0x0000&quot;)" office:value-type="string" office:string-value="0x0041" calcext:value-type="string">
            <text:p>0x0041</text:p>
          </table:table-cell>
          <table:table-cell table:style-name="ce6" table:formula="of:=IF([.L40]&lt;&gt;0;LEFT(&quot;0x0000&quot;;6-[.L40])&amp;[.J40];&quot;0x0000&quot;)" office:value-type="string" office:string-value="0x03C4" calcext:value-type="string">
            <text:p>0x03C4</text:p>
          </table:table-cell>
          <table:table-cell table:style-name="ce6" table:formula="of:=&quot;DW &quot;&amp;[.M40]&amp;&quot;, &quot;&amp;[.N40]" office:value-type="string" office:string-value="DW 0x0041, 0x03C4" calcext:value-type="string">
            <text:p>DW 0x0041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41]" office:value-type="float" office:value="0.3" calcext:value-type="float">
            <text:p>0.3</text:p>
          </table:table-cell>
          <table:table-cell table:style-name="ce6" table:formula="of:=VLOOKUP([.A41];[.$R$3:.$S$8];2;0)+[.B41]" office:value-type="float" office:value="4" calcext:value-type="float">
            <text:p>4</text:p>
          </table:table-cell>
          <table:table-cell table:style-name="ce11" table:formula="of:=[.$B$1]*POWER([.$C$1];[.G41])" office:value-type="float" office:value="329.598280983411" calcext:value-type="float">
            <text:p>329.60</text:p>
          </table:table-cell>
          <table:table-cell table:style-name="ce6" table:formula="of:=DEC2HEX([.H41]*[.F41])" office:value-type="string" office:string-value="62" calcext:value-type="string">
            <text:p>62</text:p>
          </table:table-cell>
          <table:table-cell table:style-name="ce6" table:formula="of:=DEC2HEX((437500/[.H41])-30.125)" office:value-type="string" office:string-value="511" calcext:value-type="string">
            <text:p>511</text:p>
          </table:table-cell>
          <table:table-cell table:style-name="ce6" table:formula="of:=LEN(TEXT([.I41];&quot;####&quot;))" office:value-type="float" office:value="2" calcext:value-type="float">
            <text:p>2</text:p>
          </table:table-cell>
          <table:table-cell table:style-name="ce6" table:formula="of:=LEN(TEXT([.J41];&quot;####&quot;))" office:value-type="float" office:value="3" calcext:value-type="float">
            <text:p>3</text:p>
          </table:table-cell>
          <table:table-cell table:style-name="ce6" table:formula="of:=IF([.K41]&lt;&gt;0;LEFT(&quot;0x0000&quot;;6-[.K41])&amp;[.I41];&quot;0x0000&quot;)" office:value-type="string" office:string-value="0x0062" calcext:value-type="string">
            <text:p>0x0062</text:p>
          </table:table-cell>
          <table:table-cell table:style-name="ce6" table:formula="of:=IF([.L41]&lt;&gt;0;LEFT(&quot;0x0000&quot;;6-[.L41])&amp;[.J41];&quot;0x0000&quot;)" office:value-type="string" office:string-value="0x0511" calcext:value-type="string">
            <text:p>0x0511</text:p>
          </table:table-cell>
          <table:table-cell table:style-name="ce6" table:formula="of:=&quot;DW &quot;&amp;[.M41]&amp;&quot;, &quot;&amp;[.N41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2]" office:value-type="float" office:value="0.15" calcext:value-type="float">
            <text:p>0.15</text:p>
          </table:table-cell>
          <table:table-cell table:style-name="ce6" table:formula="of:=VLOOKUP([.A42];[.$R$3:.$S$8];2;0)+[.B42]" office:value-type="float" office:value="9" calcext:value-type="float">
            <text:p>9</text:p>
          </table:table-cell>
          <table:table-cell table:style-name="ce11" table:formula="of:=[.$B$1]*POWER([.$C$1];[.G42])" office:value-type="float" office:value="439.902757090157" calcext:value-type="float">
            <text:p>439.90</text:p>
          </table:table-cell>
          <table:table-cell table:style-name="ce6" table:formula="of:=DEC2HEX([.H42]*[.F42])" office:value-type="string" office:string-value="41" calcext:value-type="string">
            <text:p>41</text:p>
          </table:table-cell>
          <table:table-cell table:style-name="ce6" table:formula="of:=DEC2HEX((437500/[.H42])-30.125)" office:value-type="string" office:string-value="3C4" calcext:value-type="string">
            <text:p>3C4</text:p>
          </table:table-cell>
          <table:table-cell table:style-name="ce6" table:formula="of:=LEN(TEXT([.I42];&quot;####&quot;))" office:value-type="float" office:value="2" calcext:value-type="float">
            <text:p>2</text:p>
          </table:table-cell>
          <table:table-cell table:style-name="ce6" table:formula="of:=LEN(TEXT([.J42];&quot;####&quot;))" office:value-type="float" office:value="3" calcext:value-type="float">
            <text:p>3</text:p>
          </table:table-cell>
          <table:table-cell table:style-name="ce6" table:formula="of:=IF([.K42]&lt;&gt;0;LEFT(&quot;0x0000&quot;;6-[.K42])&amp;[.I42];&quot;0x0000&quot;)" office:value-type="string" office:string-value="0x0041" calcext:value-type="string">
            <text:p>0x0041</text:p>
          </table:table-cell>
          <table:table-cell table:style-name="ce6" table:formula="of:=IF([.L42]&lt;&gt;0;LEFT(&quot;0x0000&quot;;6-[.L42])&amp;[.J42];&quot;0x0000&quot;)" office:value-type="string" office:string-value="0x03C4" calcext:value-type="string">
            <text:p>0x03C4</text:p>
          </table:table-cell>
          <table:table-cell table:style-name="ce6" table:formula="of:=&quot;DW &quot;&amp;[.M42]&amp;&quot;, &quot;&amp;[.N42]" office:value-type="string" office:string-value="DW 0x0041, 0x03C4" calcext:value-type="string">
            <text:p>DW 0x0041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3]" office:value-type="float" office:value="0.15" calcext:value-type="float">
            <text:p>0.15</text:p>
          </table:table-cell>
          <table:table-cell table:style-name="ce6" table:formula="of:=VLOOKUP([.A43];[.$R$3:.$S$8];2;0)+[.B43]" office:value-type="float" office:value="11" calcext:value-type="float">
            <text:p>11</text:p>
          </table:table-cell>
          <table:table-cell table:style-name="ce11" table:formula="of:=[.$B$1]*POWER([.$C$1];[.G43])" office:value-type="float" office:value="493.748037339759" calcext:value-type="float">
            <text:p>493.75</text:p>
          </table:table-cell>
          <table:table-cell table:style-name="ce6" table:formula="of:=DEC2HEX([.H43]*[.F43])" office:value-type="string" office:string-value="4A" calcext:value-type="string">
            <text:p>4A</text:p>
          </table:table-cell>
          <table:table-cell table:style-name="ce6" table:formula="of:=DEC2HEX((437500/[.H43])-30.125)" office:value-type="string" office:string-value="357" calcext:value-type="string">
            <text:p>357</text:p>
          </table:table-cell>
          <table:table-cell table:style-name="ce6" table:formula="of:=LEN(TEXT([.I43];&quot;####&quot;))" office:value-type="float" office:value="2" calcext:value-type="float">
            <text:p>2</text:p>
          </table:table-cell>
          <table:table-cell table:style-name="ce6" table:formula="of:=LEN(TEXT([.J43];&quot;####&quot;))" office:value-type="float" office:value="3" calcext:value-type="float">
            <text:p>3</text:p>
          </table:table-cell>
          <table:table-cell table:style-name="ce6" table:formula="of:=IF([.K43]&lt;&gt;0;LEFT(&quot;0x0000&quot;;6-[.K43])&amp;[.I43];&quot;0x0000&quot;)" office:value-type="string" office:string-value="0x004A" calcext:value-type="string">
            <text:p>0x004A</text:p>
          </table:table-cell>
          <table:table-cell table:style-name="ce6" table:formula="of:=IF([.L43]&lt;&gt;0;LEFT(&quot;0x0000&quot;;6-[.L43])&amp;[.J43];&quot;0x0000&quot;)" office:value-type="string" office:string-value="0x0357" calcext:value-type="string">
            <text:p>0x0357</text:p>
          </table:table-cell>
          <table:table-cell table:style-name="ce6" table:formula="of:=&quot;DW &quot;&amp;[.M43]&amp;&quot;, &quot;&amp;[.N43]" office:value-type="string" office:string-value="DW 0x004A, 0x0357" calcext:value-type="string">
            <text:p>DW 0x004A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44]" office:value-type="float" office:value="0.3" calcext:value-type="float">
            <text:p>0.3</text:p>
          </table:table-cell>
          <table:table-cell table:style-name="ce6" table:formula="of:=VLOOKUP([.A44];[.$R$3:.$S$8];2;0)+[.B44]" office:value-type="float" office:value="4" calcext:value-type="float">
            <text:p>4</text:p>
          </table:table-cell>
          <table:table-cell table:style-name="ce11" table:formula="of:=[.$B$1]*POWER([.$C$1];[.G44])" office:value-type="float" office:value="329.598280983411" calcext:value-type="float">
            <text:p>329.60</text:p>
          </table:table-cell>
          <table:table-cell table:style-name="ce6" table:formula="of:=DEC2HEX([.H44]*[.F44])" office:value-type="string" office:string-value="62" calcext:value-type="string">
            <text:p>62</text:p>
          </table:table-cell>
          <table:table-cell table:style-name="ce6" table:formula="of:=DEC2HEX((437500/[.H44])-30.125)" office:value-type="string" office:string-value="511" calcext:value-type="string">
            <text:p>511</text:p>
          </table:table-cell>
          <table:table-cell table:style-name="ce6" table:formula="of:=LEN(TEXT([.I44];&quot;####&quot;))" office:value-type="float" office:value="2" calcext:value-type="float">
            <text:p>2</text:p>
          </table:table-cell>
          <table:table-cell table:style-name="ce6" table:formula="of:=LEN(TEXT([.J44];&quot;####&quot;))" office:value-type="float" office:value="3" calcext:value-type="float">
            <text:p>3</text:p>
          </table:table-cell>
          <table:table-cell table:style-name="ce6" table:formula="of:=IF([.K44]&lt;&gt;0;LEFT(&quot;0x0000&quot;;6-[.K44])&amp;[.I44];&quot;0x0000&quot;)" office:value-type="string" office:string-value="0x0062" calcext:value-type="string">
            <text:p>0x0062</text:p>
          </table:table-cell>
          <table:table-cell table:style-name="ce6" table:formula="of:=IF([.L44]&lt;&gt;0;LEFT(&quot;0x0000&quot;;6-[.L44])&amp;[.J44];&quot;0x0000&quot;)" office:value-type="string" office:string-value="0x0511" calcext:value-type="string">
            <text:p>0x0511</text:p>
          </table:table-cell>
          <table:table-cell table:style-name="ce6" table:formula="of:=&quot;DW &quot;&amp;[.M44]&amp;&quot;, &quot;&amp;[.N44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5]" office:value-type="float" office:value="0.15" calcext:value-type="float">
            <text:p>0.15</text:p>
          </table:table-cell>
          <table:table-cell table:style-name="ce6" table:formula="of:=VLOOKUP([.A45];[.$R$3:.$S$8];2;0)+[.B45]" office:value-type="float" office:value="9" calcext:value-type="float">
            <text:p>9</text:p>
          </table:table-cell>
          <table:table-cell table:style-name="ce11" table:formula="of:=[.$B$1]*POWER([.$C$1];[.G45])" office:value-type="float" office:value="439.902757090157" calcext:value-type="float">
            <text:p>439.90</text:p>
          </table:table-cell>
          <table:table-cell table:style-name="ce6" table:formula="of:=DEC2HEX([.H45]*[.F45])" office:value-type="string" office:string-value="41" calcext:value-type="string">
            <text:p>41</text:p>
          </table:table-cell>
          <table:table-cell table:style-name="ce6" table:formula="of:=DEC2HEX((437500/[.H45])-30.125)" office:value-type="string" office:string-value="3C4" calcext:value-type="string">
            <text:p>3C4</text:p>
          </table:table-cell>
          <table:table-cell table:style-name="ce6" table:formula="of:=LEN(TEXT([.I45];&quot;####&quot;))" office:value-type="float" office:value="2" calcext:value-type="float">
            <text:p>2</text:p>
          </table:table-cell>
          <table:table-cell table:style-name="ce6" table:formula="of:=LEN(TEXT([.J45];&quot;####&quot;))" office:value-type="float" office:value="3" calcext:value-type="float">
            <text:p>3</text:p>
          </table:table-cell>
          <table:table-cell table:style-name="ce6" table:formula="of:=IF([.K45]&lt;&gt;0;LEFT(&quot;0x0000&quot;;6-[.K45])&amp;[.I45];&quot;0x0000&quot;)" office:value-type="string" office:string-value="0x0041" calcext:value-type="string">
            <text:p>0x0041</text:p>
          </table:table-cell>
          <table:table-cell table:style-name="ce6" table:formula="of:=IF([.L45]&lt;&gt;0;LEFT(&quot;0x0000&quot;;6-[.L45])&amp;[.J45];&quot;0x0000&quot;)" office:value-type="string" office:string-value="0x03C4" calcext:value-type="string">
            <text:p>0x03C4</text:p>
          </table:table-cell>
          <table:table-cell table:style-name="ce6" table:formula="of:=&quot;DW &quot;&amp;[.M45]&amp;&quot;, &quot;&amp;[.N45]" office:value-type="string" office:string-value="DW 0x0041, 0x03C4" calcext:value-type="string">
            <text:p>DW 0x0041, 0x03C4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46]" office:value-type="float" office:value="0.15" calcext:value-type="float">
            <text:p>0.15</text:p>
          </table:table-cell>
          <table:table-cell table:style-name="ce6" table:formula="of:=VLOOKUP([.A46];[.$R$3:.$S$8];2;0)+[.B46]" office:value-type="float" office:value="12" calcext:value-type="float">
            <text:p>12</text:p>
          </table:table-cell>
          <table:table-cell table:style-name="ce11" table:formula="of:=[.$B$1]*POWER([.$C$1];[.G46])" office:value-type="float" office:value="523.093991438891" calcext:value-type="float">
            <text:p>523.09</text:p>
          </table:table-cell>
          <table:table-cell table:style-name="ce6" table:formula="of:=DEC2HEX([.H46]*[.F46])" office:value-type="string" office:string-value="4E" calcext:value-type="string">
            <text:p>4E</text:p>
          </table:table-cell>
          <table:table-cell table:style-name="ce6" table:formula="of:=DEC2HEX((437500/[.H46])-30.125)" office:value-type="string" office:string-value="326" calcext:value-type="string">
            <text:p>326</text:p>
          </table:table-cell>
          <table:table-cell table:style-name="ce6" table:formula="of:=LEN(TEXT([.I46];&quot;####&quot;))" office:value-type="float" office:value="2" calcext:value-type="float">
            <text:p>2</text:p>
          </table:table-cell>
          <table:table-cell table:style-name="ce6" table:formula="of:=LEN(TEXT([.J46];&quot;####&quot;))" office:value-type="float" office:value="3" calcext:value-type="float">
            <text:p>3</text:p>
          </table:table-cell>
          <table:table-cell table:style-name="ce6" table:formula="of:=IF([.K46]&lt;&gt;0;LEFT(&quot;0x0000&quot;;6-[.K46])&amp;[.I46];&quot;0x0000&quot;)" office:value-type="string" office:string-value="0x004E" calcext:value-type="string">
            <text:p>0x004E</text:p>
          </table:table-cell>
          <table:table-cell table:style-name="ce6" table:formula="of:=IF([.L46]&lt;&gt;0;LEFT(&quot;0x0000&quot;;6-[.L46])&amp;[.J46];&quot;0x0000&quot;)" office:value-type="string" office:string-value="0x0326" calcext:value-type="string">
            <text:p>0x0326</text:p>
          </table:table-cell>
          <table:table-cell table:style-name="ce6" table:formula="of:=&quot;DW &quot;&amp;[.M46]&amp;&quot;, &quot;&amp;[.N46]" office:value-type="string" office:string-value="DW 0x004E, 0x0326" calcext:value-type="string">
            <text:p>DW 0x004E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47]" office:value-type="float" office:value="0.3" calcext:value-type="float">
            <text:p>0.3</text:p>
          </table:table-cell>
          <table:table-cell table:style-name="ce6" table:formula="of:=VLOOKUP([.A47];[.$R$3:.$S$8];2;0)+[.B47]" office:value-type="float" office:value="4" calcext:value-type="float">
            <text:p>4</text:p>
          </table:table-cell>
          <table:table-cell table:style-name="ce11" table:formula="of:=[.$B$1]*POWER([.$C$1];[.G47])" office:value-type="float" office:value="329.598280983411" calcext:value-type="float">
            <text:p>329.60</text:p>
          </table:table-cell>
          <table:table-cell table:style-name="ce6" table:formula="of:=DEC2HEX([.H47]*[.F47])" office:value-type="string" office:string-value="62" calcext:value-type="string">
            <text:p>62</text:p>
          </table:table-cell>
          <table:table-cell table:style-name="ce6" table:formula="of:=DEC2HEX((437500/[.H47])-30.125)" office:value-type="string" office:string-value="511" calcext:value-type="string">
            <text:p>511</text:p>
          </table:table-cell>
          <table:table-cell table:style-name="ce6" table:formula="of:=LEN(TEXT([.I47];&quot;####&quot;))" office:value-type="float" office:value="2" calcext:value-type="float">
            <text:p>2</text:p>
          </table:table-cell>
          <table:table-cell table:style-name="ce6" table:formula="of:=LEN(TEXT([.J47];&quot;####&quot;))" office:value-type="float" office:value="3" calcext:value-type="float">
            <text:p>3</text:p>
          </table:table-cell>
          <table:table-cell table:style-name="ce6" table:formula="of:=IF([.K47]&lt;&gt;0;LEFT(&quot;0x0000&quot;;6-[.K47])&amp;[.I47];&quot;0x0000&quot;)" office:value-type="string" office:string-value="0x0062" calcext:value-type="string">
            <text:p>0x0062</text:p>
          </table:table-cell>
          <table:table-cell table:style-name="ce6" table:formula="of:=IF([.L47]&lt;&gt;0;LEFT(&quot;0x0000&quot;;6-[.L47])&amp;[.J47];&quot;0x0000&quot;)" office:value-type="string" office:string-value="0x0511" calcext:value-type="string">
            <text:p>0x0511</text:p>
          </table:table-cell>
          <table:table-cell table:style-name="ce6" table:formula="of:=&quot;DW &quot;&amp;[.M47]&amp;&quot;, &quot;&amp;[.N47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table:style-name="ce6" table:formula="of:=0.3*[.C48]" office:value-type="float" office:value="0.3" calcext:value-type="float">
            <text:p>0.3</text:p>
          </table:table-cell>
          <table:table-cell table:style-name="ce6" table:formula="of:=VLOOKUP([.A48];[.$R$3:.$S$8];2;0)+[.B48]" office:value-type="float" office:value="9" calcext:value-type="float">
            <text:p>9</text:p>
          </table:table-cell>
          <table:table-cell table:style-name="ce11" table:formula="of:=[.$B$1]*POWER([.$C$1];[.G48])" office:value-type="float" office:value="439.902757090157" calcext:value-type="float">
            <text:p>439.90</text:p>
          </table:table-cell>
          <table:table-cell table:style-name="ce6" table:formula="of:=DEC2HEX([.H48]*[.F48])" office:value-type="string" office:string-value="83" calcext:value-type="string">
            <text:p>83</text:p>
          </table:table-cell>
          <table:table-cell table:style-name="ce6" table:formula="of:=DEC2HEX((437500/[.H48])-30.125)" office:value-type="string" office:string-value="3C4" calcext:value-type="string">
            <text:p>3C4</text:p>
          </table:table-cell>
          <table:table-cell table:style-name="ce6" table:formula="of:=LEN(TEXT([.I48];&quot;####&quot;))" office:value-type="float" office:value="2" calcext:value-type="float">
            <text:p>2</text:p>
          </table:table-cell>
          <table:table-cell table:style-name="ce6" table:formula="of:=LEN(TEXT([.J48];&quot;####&quot;))" office:value-type="float" office:value="3" calcext:value-type="float">
            <text:p>3</text:p>
          </table:table-cell>
          <table:table-cell table:style-name="ce6" table:formula="of:=IF([.K48]&lt;&gt;0;LEFT(&quot;0x0000&quot;;6-[.K48])&amp;[.I48];&quot;0x0000&quot;)" office:value-type="string" office:string-value="0x0083" calcext:value-type="string">
            <text:p>0x0083</text:p>
          </table:table-cell>
          <table:table-cell table:style-name="ce6" table:formula="of:=IF([.L48]&lt;&gt;0;LEFT(&quot;0x0000&quot;;6-[.L48])&amp;[.J48];&quot;0x0000&quot;)" office:value-type="string" office:string-value="0x03C4" calcext:value-type="string">
            <text:p>0x03C4</text:p>
          </table:table-cell>
          <table:table-cell table:style-name="ce6" table:formula="of:=&quot;DW &quot;&amp;[.M48]&amp;&quot;, &quot;&amp;[.N48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49]" office:value-type="float" office:value="0.0999" calcext:value-type="float">
            <text:p>0.0999</text:p>
          </table:table-cell>
          <table:table-cell table:style-name="ce6" table:formula="of:=VLOOKUP([.A49];[.$R$3:.$S$8];2;0)+[.B49]" office:value-type="float" office:value="-5" calcext:value-type="float">
            <text:p>-5</text:p>
          </table:table-cell>
          <table:table-cell table:style-name="ce11" table:formula="of:=[.$B$1]*POWER([.$C$1];[.G49])" office:value-type="float" office:value="196.026955648329" calcext:value-type="float">
            <text:p>196.03</text:p>
          </table:table-cell>
          <table:table-cell table:style-name="ce6" table:formula="of:=DEC2HEX([.H49]*[.F49])" office:value-type="string" office:string-value="13" calcext:value-type="string">
            <text:p>13</text:p>
          </table:table-cell>
          <table:table-cell table:style-name="ce6" table:formula="of:=DEC2HEX((437500/[.H49])-30.125)" office:value-type="string" office:string-value="899" calcext:value-type="string">
            <text:p>899</text:p>
          </table:table-cell>
          <table:table-cell table:style-name="ce6" table:formula="of:=LEN(TEXT([.I49];&quot;####&quot;))" office:value-type="float" office:value="2" calcext:value-type="float">
            <text:p>2</text:p>
          </table:table-cell>
          <table:table-cell table:style-name="ce6" table:formula="of:=LEN(TEXT([.J49];&quot;####&quot;))" office:value-type="float" office:value="3" calcext:value-type="float">
            <text:p>3</text:p>
          </table:table-cell>
          <table:table-cell table:style-name="ce6" table:formula="of:=IF([.K49]&lt;&gt;0;LEFT(&quot;0x0000&quot;;6-[.K49])&amp;[.I49];&quot;0x0000&quot;)" office:value-type="string" office:string-value="0x0013" calcext:value-type="string">
            <text:p>0x0013</text:p>
          </table:table-cell>
          <table:table-cell table:style-name="ce6" table:formula="of:=IF([.L49]&lt;&gt;0;LEFT(&quot;0x0000&quot;;6-[.L49])&amp;[.J49];&quot;0x0000&quot;)" office:value-type="string" office:string-value="0x0899" calcext:value-type="string">
            <text:p>0x0899</text:p>
          </table:table-cell>
          <table:table-cell table:style-name="ce6" table:formula="of:=&quot;DW &quot;&amp;[.M49]&amp;&quot;, &quot;&amp;[.N49]" office:value-type="string" office:string-value="DW 0x0013, 0x0899" calcext:value-type="string">
            <text:p>DW 0x0013, 0x0899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50]" office:value-type="float" office:value="0.0999" calcext:value-type="float">
            <text:p>0.0999</text:p>
          </table:table-cell>
          <table:table-cell table:style-name="ce6" table:formula="of:=VLOOKUP([.A50];[.$R$3:.$S$8];2;0)+[.B50]" office:value-type="float" office:value="7" calcext:value-type="float">
            <text:p>7</text:p>
          </table:table-cell>
          <table:table-cell table:style-name="ce11" table:formula="of:=[.$B$1]*POWER([.$C$1];[.G50])" office:value-type="float" office:value="391.929528951951" calcext:value-type="float">
            <text:p>391.93</text:p>
          </table:table-cell>
          <table:table-cell table:style-name="ce6" table:formula="of:=DEC2HEX([.H50]*[.F50])" office:value-type="string" office:string-value="27" calcext:value-type="string">
            <text:p>27</text:p>
          </table:table-cell>
          <table:table-cell table:style-name="ce6" table:formula="of:=DEC2HEX((437500/[.H50])-30.125)" office:value-type="string" office:string-value="43E" calcext:value-type="string">
            <text:p>43E</text:p>
          </table:table-cell>
          <table:table-cell table:style-name="ce6" table:formula="of:=LEN(TEXT([.I50];&quot;####&quot;))" office:value-type="float" office:value="2" calcext:value-type="float">
            <text:p>2</text:p>
          </table:table-cell>
          <table:table-cell table:style-name="ce6" table:formula="of:=LEN(TEXT([.J50];&quot;####&quot;))" office:value-type="float" office:value="3" calcext:value-type="float">
            <text:p>3</text:p>
          </table:table-cell>
          <table:table-cell table:style-name="ce6" table:formula="of:=IF([.K50]&lt;&gt;0;LEFT(&quot;0x0000&quot;;6-[.K50])&amp;[.I50];&quot;0x0000&quot;)" office:value-type="string" office:string-value="0x0027" calcext:value-type="string">
            <text:p>0x0027</text:p>
          </table:table-cell>
          <table:table-cell table:style-name="ce6" table:formula="of:=IF([.L50]&lt;&gt;0;LEFT(&quot;0x0000&quot;;6-[.L50])&amp;[.J50];&quot;0x0000&quot;)" office:value-type="string" office:string-value="0x043E" calcext:value-type="string">
            <text:p>0x043E</text:p>
          </table:table-cell>
          <table:table-cell table:style-name="ce6" table:formula="of:=&quot;DW &quot;&amp;[.M50]&amp;&quot;, &quot;&amp;[.N50]" office:value-type="string" office:string-value="DW 0x0027, 0x043E" calcext:value-type="string">
            <text:p>DW 0x0027, 0x043E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51]" office:value-type="float" office:value="0.0999" calcext:value-type="float">
            <text:p>0.0999</text:p>
          </table:table-cell>
          <table:table-cell table:style-name="ce6" table:formula="of:=VLOOKUP([.A51];[.$R$3:.$S$8];2;0)+[.B51]" office:value-type="float" office:value="11" calcext:value-type="float">
            <text:p>11</text:p>
          </table:table-cell>
          <table:table-cell table:style-name="ce11" table:formula="of:=[.$B$1]*POWER([.$C$1];[.G51])" office:value-type="float" office:value="493.748037339759" calcext:value-type="float">
            <text:p>493.75</text:p>
          </table:table-cell>
          <table:table-cell table:style-name="ce6" table:formula="of:=DEC2HEX([.H51]*[.F51])" office:value-type="string" office:string-value="31" calcext:value-type="string">
            <text:p>31</text:p>
          </table:table-cell>
          <table:table-cell table:style-name="ce6" table:formula="of:=DEC2HEX((437500/[.H51])-30.125)" office:value-type="string" office:string-value="357" calcext:value-type="string">
            <text:p>357</text:p>
          </table:table-cell>
          <table:table-cell table:style-name="ce6" table:formula="of:=LEN(TEXT([.I51];&quot;####&quot;))" office:value-type="float" office:value="2" calcext:value-type="float">
            <text:p>2</text:p>
          </table:table-cell>
          <table:table-cell table:style-name="ce6" table:formula="of:=LEN(TEXT([.J51];&quot;####&quot;))" office:value-type="float" office:value="3" calcext:value-type="float">
            <text:p>3</text:p>
          </table:table-cell>
          <table:table-cell table:style-name="ce6" table:formula="of:=IF([.K51]&lt;&gt;0;LEFT(&quot;0x0000&quot;;6-[.K51])&amp;[.I51];&quot;0x0000&quot;)" office:value-type="string" office:string-value="0x0031" calcext:value-type="string">
            <text:p>0x0031</text:p>
          </table:table-cell>
          <table:table-cell table:style-name="ce6" table:formula="of:=IF([.L51]&lt;&gt;0;LEFT(&quot;0x0000&quot;;6-[.L51])&amp;[.J51];&quot;0x0000&quot;)" office:value-type="string" office:string-value="0x0357" calcext:value-type="string">
            <text:p>0x0357</text:p>
          </table:table-cell>
          <table:table-cell table:style-name="ce6" table:formula="of:=&quot;DW &quot;&amp;[.M51]&amp;&quot;, &quot;&amp;[.N51]" office:value-type="string" office:string-value="DW 0x0031, 0x0357" calcext:value-type="string">
            <text:p>DW 0x0031, 0x0357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52]" office:value-type="float" office:value="0.3" calcext:value-type="float">
            <text:p>0.3</text:p>
          </table:table-cell>
          <table:table-cell table:style-name="ce6" table:formula="of:=VLOOKUP([.A52];[.$R$3:.$S$8];2;0)+[.B52]" office:value-type="float" office:value="12" calcext:value-type="float">
            <text:p>12</text:p>
          </table:table-cell>
          <table:table-cell table:style-name="ce11" table:formula="of:=[.$B$1]*POWER([.$C$1];[.G52])" office:value-type="float" office:value="523.093991438891" calcext:value-type="float">
            <text:p>523.09</text:p>
          </table:table-cell>
          <table:table-cell table:style-name="ce6" table:formula="of:=DEC2HEX([.H52]*[.F52])" office:value-type="string" office:string-value="9C" calcext:value-type="string">
            <text:p>9C</text:p>
          </table:table-cell>
          <table:table-cell table:style-name="ce6" table:formula="of:=DEC2HEX((437500/[.H52])-30.125)" office:value-type="string" office:string-value="326" calcext:value-type="string">
            <text:p>326</text:p>
          </table:table-cell>
          <table:table-cell table:style-name="ce6" table:formula="of:=LEN(TEXT([.I52];&quot;####&quot;))" office:value-type="float" office:value="2" calcext:value-type="float">
            <text:p>2</text:p>
          </table:table-cell>
          <table:table-cell table:style-name="ce6" table:formula="of:=LEN(TEXT([.J52];&quot;####&quot;))" office:value-type="float" office:value="3" calcext:value-type="float">
            <text:p>3</text:p>
          </table:table-cell>
          <table:table-cell table:style-name="ce6" table:formula="of:=IF([.K52]&lt;&gt;0;LEFT(&quot;0x0000&quot;;6-[.K52])&amp;[.I52];&quot;0x0000&quot;)" office:value-type="string" office:string-value="0x009C" calcext:value-type="string">
            <text:p>0x009C</text:p>
          </table:table-cell>
          <table:table-cell table:style-name="ce6" table:formula="of:=IF([.L52]&lt;&gt;0;LEFT(&quot;0x0000&quot;;6-[.L52])&amp;[.J52];&quot;0x0000&quot;)" office:value-type="string" office:string-value="0x0326" calcext:value-type="string">
            <text:p>0x0326</text:p>
          </table:table-cell>
          <table:table-cell table:style-name="ce6" table:formula="of:=&quot;DW &quot;&amp;[.M52]&amp;&quot;, &quot;&amp;[.N52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53]" office:value-type="float" office:value="0.0999" calcext:value-type="float">
            <text:p>0.0999</text:p>
          </table:table-cell>
          <table:table-cell table:style-name="ce6" table:formula="of:=VLOOKUP([.A53];[.$R$3:.$S$8];2;0)+[.B53]" office:value-type="float" office:value="-7" calcext:value-type="float">
            <text:p>-7</text:p>
          </table:table-cell>
          <table:table-cell table:style-name="ce11" table:formula="of:=[.$B$1]*POWER([.$C$1];[.G53])" office:value-type="float" office:value="174.649399556704" calcext:value-type="float">
            <text:p>174.65</text:p>
          </table:table-cell>
          <table:table-cell table:style-name="ce6" table:formula="of:=DEC2HEX([.H53]*[.F53])" office:value-type="string" office:string-value="11" calcext:value-type="string">
            <text:p>11</text:p>
          </table:table-cell>
          <table:table-cell table:style-name="ce6" table:formula="of:=DEC2HEX((437500/[.H53])-30.125)" office:value-type="string" office:string-value="9AA" calcext:value-type="string">
            <text:p>9AA</text:p>
          </table:table-cell>
          <table:table-cell table:style-name="ce6" table:formula="of:=LEN(TEXT([.I53];&quot;####&quot;))" office:value-type="float" office:value="2" calcext:value-type="float">
            <text:p>2</text:p>
          </table:table-cell>
          <table:table-cell table:style-name="ce6" table:formula="of:=LEN(TEXT([.J53];&quot;####&quot;))" office:value-type="float" office:value="3" calcext:value-type="float">
            <text:p>3</text:p>
          </table:table-cell>
          <table:table-cell table:style-name="ce6" table:formula="of:=IF([.K53]&lt;&gt;0;LEFT(&quot;0x0000&quot;;6-[.K53])&amp;[.I53];&quot;0x0000&quot;)" office:value-type="string" office:string-value="0x0011" calcext:value-type="string">
            <text:p>0x0011</text:p>
          </table:table-cell>
          <table:table-cell table:style-name="ce6" table:formula="of:=IF([.L53]&lt;&gt;0;LEFT(&quot;0x0000&quot;;6-[.L53])&amp;[.J53];&quot;0x0000&quot;)" office:value-type="string" office:string-value="0x09AA" calcext:value-type="string">
            <text:p>0x09AA</text:p>
          </table:table-cell>
          <table:table-cell table:style-name="ce6" table:formula="of:=&quot;DW &quot;&amp;[.M53]&amp;&quot;, &quot;&amp;[.N53]" office:value-type="string" office:string-value="DW 0x0011, 0x09AA" calcext:value-type="string">
            <text:p>DW 0x0011, 0x09AA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54]" office:value-type="float" office:value="0.0999" calcext:value-type="float">
            <text:p>0.0999</text:p>
          </table:table-cell>
          <table:table-cell table:style-name="ce6" table:formula="of:=VLOOKUP([.A54];[.$R$3:.$S$8];2;0)+[.B54]" office:value-type="float" office:value="9" calcext:value-type="float">
            <text:p>9</text:p>
          </table:table-cell>
          <table:table-cell table:style-name="ce11" table:formula="of:=[.$B$1]*POWER([.$C$1];[.G54])" office:value-type="float" office:value="439.902757090157" calcext:value-type="float">
            <text:p>439.90</text:p>
          </table:table-cell>
          <table:table-cell table:style-name="ce6" table:formula="of:=DEC2HEX([.H54]*[.F54])" office:value-type="string" office:string-value="2B" calcext:value-type="string">
            <text:p>2B</text:p>
          </table:table-cell>
          <table:table-cell table:style-name="ce6" table:formula="of:=DEC2HEX((437500/[.H54])-30.125)" office:value-type="string" office:string-value="3C4" calcext:value-type="string">
            <text:p>3C4</text:p>
          </table:table-cell>
          <table:table-cell table:style-name="ce6" table:formula="of:=LEN(TEXT([.I54];&quot;####&quot;))" office:value-type="float" office:value="2" calcext:value-type="float">
            <text:p>2</text:p>
          </table:table-cell>
          <table:table-cell table:style-name="ce6" table:formula="of:=LEN(TEXT([.J54];&quot;####&quot;))" office:value-type="float" office:value="3" calcext:value-type="float">
            <text:p>3</text:p>
          </table:table-cell>
          <table:table-cell table:style-name="ce6" table:formula="of:=IF([.K54]&lt;&gt;0;LEFT(&quot;0x0000&quot;;6-[.K54])&amp;[.I54];&quot;0x0000&quot;)" office:value-type="string" office:string-value="0x002B" calcext:value-type="string">
            <text:p>0x002B</text:p>
          </table:table-cell>
          <table:table-cell table:style-name="ce6" table:formula="of:=IF([.L54]&lt;&gt;0;LEFT(&quot;0x0000&quot;;6-[.L54])&amp;[.J54];&quot;0x0000&quot;)" office:value-type="string" office:string-value="0x03C4" calcext:value-type="string">
            <text:p>0x03C4</text:p>
          </table:table-cell>
          <table:table-cell table:style-name="ce6" table:formula="of:=&quot;DW &quot;&amp;[.M54]&amp;&quot;, &quot;&amp;[.N54]" office:value-type="string" office:string-value="DW 0x002B, 0x03C4" calcext:value-type="string">
            <text:p>DW 0x002B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0.3*[.C55]" office:value-type="float" office:value="0.0999" calcext:value-type="float">
            <text:p>0.0999</text:p>
          </table:table-cell>
          <table:table-cell table:style-name="ce6" table:formula="of:=VLOOKUP([.A55];[.$R$3:.$S$8];2;0)+[.B55]" office:value-type="float" office:value="14" calcext:value-type="float">
            <text:p>14</text:p>
          </table:table-cell>
          <table:table-cell table:style-name="ce11" table:formula="of:=[.$B$1]*POWER([.$C$1];[.G55])" office:value-type="float" office:value="587.122102451928" calcext:value-type="float">
            <text:p>587.12</text:p>
          </table:table-cell>
          <table:table-cell table:style-name="ce6" table:formula="of:=DEC2HEX([.H55]*[.F55])" office:value-type="string" office:string-value="3A" calcext:value-type="string">
            <text:p>3A</text:p>
          </table:table-cell>
          <table:table-cell table:style-name="ce6" table:formula="of:=DEC2HEX((437500/[.H55])-30.125)" office:value-type="string" office:string-value="2CB" calcext:value-type="string">
            <text:p>2CB</text:p>
          </table:table-cell>
          <table:table-cell table:style-name="ce6" table:formula="of:=LEN(TEXT([.I55];&quot;####&quot;))" office:value-type="float" office:value="2" calcext:value-type="float">
            <text:p>2</text:p>
          </table:table-cell>
          <table:table-cell table:style-name="ce6" table:formula="of:=LEN(TEXT([.J55];&quot;####&quot;))" office:value-type="float" office:value="3" calcext:value-type="float">
            <text:p>3</text:p>
          </table:table-cell>
          <table:table-cell table:style-name="ce6" table:formula="of:=IF([.K55]&lt;&gt;0;LEFT(&quot;0x0000&quot;;6-[.K55])&amp;[.I55];&quot;0x0000&quot;)" office:value-type="string" office:string-value="0x003A" calcext:value-type="string">
            <text:p>0x003A</text:p>
          </table:table-cell>
          <table:table-cell table:style-name="ce6" table:formula="of:=IF([.L55]&lt;&gt;0;LEFT(&quot;0x0000&quot;;6-[.L55])&amp;[.J55];&quot;0x0000&quot;)" office:value-type="string" office:string-value="0x02CB" calcext:value-type="string">
            <text:p>0x02CB</text:p>
          </table:table-cell>
          <table:table-cell table:style-name="ce6" table:formula="of:=&quot;DW &quot;&amp;[.M55]&amp;&quot;, &quot;&amp;[.N55]" office:value-type="string" office:string-value="DW 0x003A, 0x02CB" calcext:value-type="string">
            <text:p>DW 0x003A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56]" office:value-type="float" office:value="0.3" calcext:value-type="float">
            <text:p>0.3</text:p>
          </table:table-cell>
          <table:table-cell table:style-name="ce6" table:formula="of:=VLOOKUP([.A56];[.$R$3:.$S$8];2;0)+[.B56]" office:value-type="float" office:value="8" calcext:value-type="float">
            <text:p>8</text:p>
          </table:table-cell>
          <table:table-cell table:style-name="ce11" table:formula="of:=[.$B$1]*POWER([.$C$1];[.G56])" office:value-type="float" office:value="415.223891859572" calcext:value-type="float">
            <text:p>415.22</text:p>
          </table:table-cell>
          <table:table-cell table:style-name="ce6" table:formula="of:=DEC2HEX([.H56]*[.F56])" office:value-type="string" office:string-value="7C" calcext:value-type="string">
            <text:p>7C</text:p>
          </table:table-cell>
          <table:table-cell table:style-name="ce6" table:formula="of:=DEC2HEX((437500/[.H56])-30.125)" office:value-type="string" office:string-value="3FF" calcext:value-type="string">
            <text:p>3FF</text:p>
          </table:table-cell>
          <table:table-cell table:style-name="ce6" table:formula="of:=LEN(TEXT([.I56];&quot;####&quot;))" office:value-type="float" office:value="2" calcext:value-type="float">
            <text:p>2</text:p>
          </table:table-cell>
          <table:table-cell table:style-name="ce6" table:formula="of:=LEN(TEXT([.J56];&quot;####&quot;))" office:value-type="float" office:value="3" calcext:value-type="float">
            <text:p>3</text:p>
          </table:table-cell>
          <table:table-cell table:style-name="ce6" table:formula="of:=IF([.K56]&lt;&gt;0;LEFT(&quot;0x0000&quot;;6-[.K56])&amp;[.I56];&quot;0x0000&quot;)" office:value-type="string" office:string-value="0x007C" calcext:value-type="string">
            <text:p>0x007C</text:p>
          </table:table-cell>
          <table:table-cell table:style-name="ce6" table:formula="of:=IF([.L56]&lt;&gt;0;LEFT(&quot;0x0000&quot;;6-[.L56])&amp;[.J56];&quot;0x0000&quot;)" office:value-type="string" office:string-value="0x03FF" calcext:value-type="string">
            <text:p>0x03FF</text:p>
          </table:table-cell>
          <table:table-cell table:style-name="ce6" table:formula="of:=&quot;DW &quot;&amp;[.M56]&amp;&quot;, &quot;&amp;[.N56]" office:value-type="string" office:string-value="DW 0x007C, 0x03FF" calcext:value-type="string">
            <text:p>DW 0x007C, 0x03FF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3*[.C57]" office:value-type="float" office:value="0.3" calcext:value-type="float">
            <text:p>0.3</text:p>
          </table:table-cell>
          <table:table-cell table:style-name="ce6" table:formula="of:=VLOOKUP([.A57];[.$R$3:.$S$8];2;0)+[.B57]" office:value-type="float" office:value="10" calcext:value-type="float">
            <text:p>10</text:p>
          </table:table-cell>
          <table:table-cell table:style-name="ce11" table:formula="of:=[.$B$1]*POWER([.$C$1];[.G57])" office:value-type="float" office:value="466.048412650031" calcext:value-type="float">
            <text:p>466.05</text:p>
          </table:table-cell>
          <table:table-cell table:style-name="ce6" table:formula="of:=DEC2HEX([.H57]*[.F57])" office:value-type="string" office:string-value="8B" calcext:value-type="string">
            <text:p>8B</text:p>
          </table:table-cell>
          <table:table-cell table:style-name="ce6" table:formula="of:=DEC2HEX((437500/[.H57])-30.125)" office:value-type="string" office:string-value="38C" calcext:value-type="string">
            <text:p>38C</text:p>
          </table:table-cell>
          <table:table-cell table:style-name="ce6" table:formula="of:=LEN(TEXT([.I57];&quot;####&quot;))" office:value-type="float" office:value="2" calcext:value-type="float">
            <text:p>2</text:p>
          </table:table-cell>
          <table:table-cell table:style-name="ce6" table:formula="of:=LEN(TEXT([.J57];&quot;####&quot;))" office:value-type="float" office:value="3" calcext:value-type="float">
            <text:p>3</text:p>
          </table:table-cell>
          <table:table-cell table:style-name="ce6" table:formula="of:=IF([.K57]&lt;&gt;0;LEFT(&quot;0x0000&quot;;6-[.K57])&amp;[.I57];&quot;0x0000&quot;)" office:value-type="string" office:string-value="0x008B" calcext:value-type="string">
            <text:p>0x008B</text:p>
          </table:table-cell>
          <table:table-cell table:style-name="ce6" table:formula="of:=IF([.L57]&lt;&gt;0;LEFT(&quot;0x0000&quot;;6-[.L57])&amp;[.J57];&quot;0x0000&quot;)" office:value-type="string" office:string-value="0x038C" calcext:value-type="string">
            <text:p>0x038C</text:p>
          </table:table-cell>
          <table:table-cell table:style-name="ce6" table:formula="of:=&quot;DW &quot;&amp;[.M57]&amp;&quot;, &quot;&amp;[.N57]" office:value-type="string" office:string-value="DW 0x008B, 0x038C" calcext:value-type="string">
            <text:p>DW 0x008B, 0x038C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58]" office:value-type="float" office:value="0.075" calcext:value-type="float">
            <text:p>0.075</text:p>
          </table:table-cell>
          <table:table-cell table:style-name="ce6" table:formula="of:=VLOOKUP([.A58];[.$R$3:.$S$8];2;0)+[.B58]" office:value-type="float" office:value="-8" calcext:value-type="float">
            <text:p>-8</text:p>
          </table:table-cell>
          <table:table-cell table:style-name="ce11" table:formula="of:=[.$B$1]*POWER([.$C$1];[.G58])" office:value-type="float" office:value="164.851440974282" calcext:value-type="float">
            <text:p>164.85</text:p>
          </table:table-cell>
          <table:table-cell table:style-name="ce6" table:formula="of:=DEC2HEX([.H58]*[.F58])" office:value-type="string" office:string-value="C" calcext:value-type="string">
            <text:p>C</text:p>
          </table:table-cell>
          <table:table-cell table:style-name="ce6" table:formula="of:=DEC2HEX((437500/[.H58])-30.125)" office:value-type="string" office:string-value="A3F" calcext:value-type="string">
            <text:p>A3F</text:p>
          </table:table-cell>
          <table:table-cell table:style-name="ce6" table:formula="of:=LEN(TEXT([.I58];&quot;####&quot;))" office:value-type="float" office:value="1" calcext:value-type="float">
            <text:p>1</text:p>
          </table:table-cell>
          <table:table-cell table:style-name="ce6" table:formula="of:=LEN(TEXT([.J58];&quot;####&quot;))" office:value-type="float" office:value="3" calcext:value-type="float">
            <text:p>3</text:p>
          </table:table-cell>
          <table:table-cell table:style-name="ce6" table:formula="of:=IF([.K58]&lt;&gt;0;LEFT(&quot;0x0000&quot;;6-[.K58])&amp;[.I58];&quot;0x0000&quot;)" office:value-type="string" office:string-value="0x000C" calcext:value-type="string">
            <text:p>0x000C</text:p>
          </table:table-cell>
          <table:table-cell table:style-name="ce6" table:formula="of:=IF([.L58]&lt;&gt;0;LEFT(&quot;0x0000&quot;;6-[.L58])&amp;[.J58];&quot;0x0000&quot;)" office:value-type="string" office:string-value="0x0A3F" calcext:value-type="string">
            <text:p>0x0A3F</text:p>
          </table:table-cell>
          <table:table-cell table:style-name="ce6" table:formula="of:=&quot;DW &quot;&amp;[.M58]&amp;&quot;, &quot;&amp;[.N58]" office:value-type="string" office:string-value="DW 0x000C, 0x0A3F" calcext:value-type="string">
            <text:p>DW 0x000C, 0x0A3F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59]" office:value-type="float" office:value="0.075" calcext:value-type="float">
            <text:p>0.075</text:p>
          </table:table-cell>
          <table:table-cell table:style-name="ce6" table:formula="of:=VLOOKUP([.A59];[.$R$3:.$S$8];2;0)+[.B59]" office:value-type="float" office:value="8" calcext:value-type="float">
            <text:p>8</text:p>
          </table:table-cell>
          <table:table-cell table:style-name="ce11" table:formula="of:=[.$B$1]*POWER([.$C$1];[.G59])" office:value-type="float" office:value="415.223891859572" calcext:value-type="float">
            <text:p>415.22</text:p>
          </table:table-cell>
          <table:table-cell table:style-name="ce6" table:formula="of:=DEC2HEX([.H59]*[.F59])" office:value-type="string" office:string-value="1F" calcext:value-type="string">
            <text:p>1F</text:p>
          </table:table-cell>
          <table:table-cell table:style-name="ce6" table:formula="of:=DEC2HEX((437500/[.H59])-30.125)" office:value-type="string" office:string-value="3FF" calcext:value-type="string">
            <text:p>3FF</text:p>
          </table:table-cell>
          <table:table-cell table:style-name="ce6" table:formula="of:=LEN(TEXT([.I59];&quot;####&quot;))" office:value-type="float" office:value="2" calcext:value-type="float">
            <text:p>2</text:p>
          </table:table-cell>
          <table:table-cell table:style-name="ce6" table:formula="of:=LEN(TEXT([.J59];&quot;####&quot;))" office:value-type="float" office:value="3" calcext:value-type="float">
            <text:p>3</text:p>
          </table:table-cell>
          <table:table-cell table:style-name="ce6" table:formula="of:=IF([.K59]&lt;&gt;0;LEFT(&quot;0x0000&quot;;6-[.K59])&amp;[.I59];&quot;0x0000&quot;)" office:value-type="string" office:string-value="0x001F" calcext:value-type="string">
            <text:p>0x001F</text:p>
          </table:table-cell>
          <table:table-cell table:style-name="ce6" table:formula="of:=IF([.L59]&lt;&gt;0;LEFT(&quot;0x0000&quot;;6-[.L59])&amp;[.J59];&quot;0x0000&quot;)" office:value-type="string" office:string-value="0x03FF" calcext:value-type="string">
            <text:p>0x03FF</text:p>
          </table:table-cell>
          <table:table-cell table:style-name="ce6" table:formula="of:=&quot;DW &quot;&amp;[.M59]&amp;&quot;, &quot;&amp;[.N59]" office:value-type="string" office:string-value="DW 0x001F, 0x03FF" calcext:value-type="string">
            <text:p>DW 0x001F, 0x03FF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60]" office:value-type="float" office:value="0.075" calcext:value-type="float">
            <text:p>0.075</text:p>
          </table:table-cell>
          <table:table-cell table:style-name="ce6" table:formula="of:=VLOOKUP([.A60];[.$R$3:.$S$8];2;0)+[.B60]" office:value-type="float" office:value="11" calcext:value-type="float">
            <text:p>11</text:p>
          </table:table-cell>
          <table:table-cell table:style-name="ce11" table:formula="of:=[.$B$1]*POWER([.$C$1];[.G60])" office:value-type="float" office:value="493.748037339759" calcext:value-type="float">
            <text:p>493.75</text:p>
          </table:table-cell>
          <table:table-cell table:style-name="ce6" table:formula="of:=DEC2HEX([.H60]*[.F60])" office:value-type="string" office:string-value="25" calcext:value-type="string">
            <text:p>25</text:p>
          </table:table-cell>
          <table:table-cell table:style-name="ce6" table:formula="of:=DEC2HEX((437500/[.H60])-30.125)" office:value-type="string" office:string-value="357" calcext:value-type="string">
            <text:p>357</text:p>
          </table:table-cell>
          <table:table-cell table:style-name="ce6" table:formula="of:=LEN(TEXT([.I60];&quot;####&quot;))" office:value-type="float" office:value="2" calcext:value-type="float">
            <text:p>2</text:p>
          </table:table-cell>
          <table:table-cell table:style-name="ce6" table:formula="of:=LEN(TEXT([.J60];&quot;####&quot;))" office:value-type="float" office:value="3" calcext:value-type="float">
            <text:p>3</text:p>
          </table:table-cell>
          <table:table-cell table:style-name="ce6" table:formula="of:=IF([.K60]&lt;&gt;0;LEFT(&quot;0x0000&quot;;6-[.K60])&amp;[.I60];&quot;0x0000&quot;)" office:value-type="string" office:string-value="0x0025" calcext:value-type="string">
            <text:p>0x0025</text:p>
          </table:table-cell>
          <table:table-cell table:style-name="ce6" table:formula="of:=IF([.L60]&lt;&gt;0;LEFT(&quot;0x0000&quot;;6-[.L60])&amp;[.J60];&quot;0x0000&quot;)" office:value-type="string" office:string-value="0x0357" calcext:value-type="string">
            <text:p>0x0357</text:p>
          </table:table-cell>
          <table:table-cell table:style-name="ce6" table:formula="of:=&quot;DW &quot;&amp;[.M60]&amp;&quot;, &quot;&amp;[.N60]" office:value-type="string" office:string-value="DW 0x0025, 0x0357" calcext:value-type="string">
            <text:p>DW 0x0025, 0x0357</text:p>
          </table:table-cell>
          <table:table-cell table:number-columns-repeated="1009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0.3*[.C61]" office:value-type="float" office:value="0.075" calcext:value-type="float">
            <text:p>0.075</text:p>
          </table:table-cell>
          <table:table-cell table:style-name="ce6" table:formula="of:=VLOOKUP([.A61];[.$R$3:.$S$8];2;0)+[.B61]" office:value-type="float" office:value="16" calcext:value-type="float">
            <text:p>16</text:p>
          </table:table-cell>
          <table:table-cell table:style-name="ce11" table:formula="of:=[.$B$1]*POWER([.$C$1];[.G61])" office:value-type="float" office:value="658.987426407559" calcext:value-type="float">
            <text:p>658.99</text:p>
          </table:table-cell>
          <table:table-cell table:style-name="ce6" table:formula="of:=DEC2HEX([.H61]*[.F61])" office:value-type="string" office:string-value="31" calcext:value-type="string">
            <text:p>31</text:p>
          </table:table-cell>
          <table:table-cell table:style-name="ce6" table:formula="of:=DEC2HEX((437500/[.H61])-30.125)" office:value-type="string" office:string-value="279" calcext:value-type="string">
            <text:p>279</text:p>
          </table:table-cell>
          <table:table-cell table:style-name="ce6" table:formula="of:=LEN(TEXT([.I61];&quot;####&quot;))" office:value-type="float" office:value="2" calcext:value-type="float">
            <text:p>2</text:p>
          </table:table-cell>
          <table:table-cell table:style-name="ce6" table:formula="of:=LEN(TEXT([.J61];&quot;####&quot;))" office:value-type="float" office:value="3" calcext:value-type="float">
            <text:p>3</text:p>
          </table:table-cell>
          <table:table-cell table:style-name="ce6" table:formula="of:=IF([.K61]&lt;&gt;0;LEFT(&quot;0x0000&quot;;6-[.K61])&amp;[.I61];&quot;0x0000&quot;)" office:value-type="string" office:string-value="0x0031" calcext:value-type="string">
            <text:p>0x0031</text:p>
          </table:table-cell>
          <table:table-cell table:style-name="ce6" table:formula="of:=IF([.L61]&lt;&gt;0;LEFT(&quot;0x0000&quot;;6-[.L61])&amp;[.J61];&quot;0x0000&quot;)" office:value-type="string" office:string-value="0x0279" calcext:value-type="string">
            <text:p>0x0279</text:p>
          </table:table-cell>
          <table:table-cell table:style-name="ce6" table:formula="of:=&quot;DW &quot;&amp;[.M61]&amp;&quot;, &quot;&amp;[.N61]" office:value-type="string" office:string-value="DW 0x0031, 0x0279" calcext:value-type="string">
            <text:p>DW 0x0031, 0x0279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0.3*[.C62]" office:value-type="float" office:value="0.3" calcext:value-type="float">
            <text:p>0.3</text:p>
          </table:table-cell>
          <table:table-cell table:style-name="ce6" table:formula="of:=VLOOKUP([.A62];[.$R$3:.$S$8];2;0)+[.B62]" office:value-type="float" office:value="16" calcext:value-type="float">
            <text:p>16</text:p>
          </table:table-cell>
          <table:table-cell table:style-name="ce11" table:formula="of:=[.$B$1]*POWER([.$C$1];[.G62])" office:value-type="float" office:value="658.987426407559" calcext:value-type="float">
            <text:p>658.99</text:p>
          </table:table-cell>
          <table:table-cell table:style-name="ce6" table:formula="of:=DEC2HEX([.H62]*[.F62])" office:value-type="string" office:string-value="C5" calcext:value-type="string">
            <text:p>C5</text:p>
          </table:table-cell>
          <table:table-cell table:style-name="ce6" table:formula="of:=DEC2HEX((437500/[.H62])-30.125)" office:value-type="string" office:string-value="279" calcext:value-type="string">
            <text:p>279</text:p>
          </table:table-cell>
          <table:table-cell table:style-name="ce6" table:formula="of:=LEN(TEXT([.I62];&quot;####&quot;))" office:value-type="float" office:value="2" calcext:value-type="float">
            <text:p>2</text:p>
          </table:table-cell>
          <table:table-cell table:style-name="ce6" table:formula="of:=LEN(TEXT([.J62];&quot;####&quot;))" office:value-type="float" office:value="3" calcext:value-type="float">
            <text:p>3</text:p>
          </table:table-cell>
          <table:table-cell table:style-name="ce6" table:formula="of:=IF([.K62]&lt;&gt;0;LEFT(&quot;0x0000&quot;;6-[.K62])&amp;[.I62];&quot;0x0000&quot;)" office:value-type="string" office:string-value="0x00C5" calcext:value-type="string">
            <text:p>0x00C5</text:p>
          </table:table-cell>
          <table:table-cell table:style-name="ce6" table:formula="of:=IF([.L62]&lt;&gt;0;LEFT(&quot;0x0000&quot;;6-[.L62])&amp;[.J62];&quot;0x0000&quot;)" office:value-type="string" office:string-value="0x0279" calcext:value-type="string">
            <text:p>0x0279</text:p>
          </table:table-cell>
          <table:table-cell table:style-name="ce6" table:formula="of:=&quot;DW &quot;&amp;[.M62]&amp;&quot;, &quot;&amp;[.N62]" office:value-type="string" office:string-value="DW 0x00C5, 0x0279" calcext:value-type="string">
            <text:p>DW 0x00C5, 0x0279</text:p>
          </table:table-cell>
          <table:table-cell table:number-columns-repeated="1009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3" calcext:value-type="float">
            <text:p>3</text:p>
          </table:table-cell>
          <table:table-cell table:style-name="ce6" table:formula="of:=0.3*[.C63]" office:value-type="float" office:value="0.15" calcext:value-type="float">
            <text:p>0.15</text:p>
          </table:table-cell>
          <table:table-cell table:style-name="ce6" table:formula="of:=VLOOKUP([.A63];[.$R$3:.$S$8];2;0)+[.B63]" office:value-type="float" office:value="-3" calcext:value-type="float">
            <text:p>-3</text:p>
          </table:table-cell>
          <table:table-cell table:style-name="ce11" table:formula="of:=[.$B$1]*POWER([.$C$1];[.G63])" office:value-type="float" office:value="220.021182084144" calcext:value-type="float">
            <text:p>220.02</text:p>
          </table:table-cell>
          <table:table-cell table:style-name="ce6" table:formula="of:=DEC2HEX([.H63]*[.F63])" office:value-type="string" office:string-value="21" calcext:value-type="string">
            <text:p>21</text:p>
          </table:table-cell>
          <table:table-cell table:style-name="ce6" table:formula="of:=DEC2HEX((437500/[.H63])-30.125)" office:value-type="string" office:string-value="7A6" calcext:value-type="string">
            <text:p>7A6</text:p>
          </table:table-cell>
          <table:table-cell table:style-name="ce6" table:formula="of:=LEN(TEXT([.I63];&quot;####&quot;))" office:value-type="float" office:value="2" calcext:value-type="float">
            <text:p>2</text:p>
          </table:table-cell>
          <table:table-cell table:style-name="ce6" table:formula="of:=LEN(TEXT([.J63];&quot;####&quot;))" office:value-type="float" office:value="3" calcext:value-type="float">
            <text:p>3</text:p>
          </table:table-cell>
          <table:table-cell table:style-name="ce6" table:formula="of:=IF([.K63]&lt;&gt;0;LEFT(&quot;0x0000&quot;;6-[.K63])&amp;[.I63];&quot;0x0000&quot;)" office:value-type="string" office:string-value="0x0021" calcext:value-type="string">
            <text:p>0x0021</text:p>
          </table:table-cell>
          <table:table-cell table:style-name="ce6" table:formula="of:=IF([.L63]&lt;&gt;0;LEFT(&quot;0x0000&quot;;6-[.L63])&amp;[.J63];&quot;0x0000&quot;)" office:value-type="string" office:string-value="0x07A6" calcext:value-type="string">
            <text:p>0x07A6</text:p>
          </table:table-cell>
          <table:table-cell table:style-name="ce6" table:formula="of:=&quot;DW &quot;&amp;[.M63]&amp;&quot;, &quot;&amp;[.N63]" office:value-type="string" office:string-value="DW 0x0021, 0x07A6" calcext:value-type="string">
            <text:p>DW 0x0021, 0x07A6</text:p>
          </table:table-cell>
          <table:table-cell table:number-columns-repeated="1009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3" calcext:value-type="float">
            <text:p>3</text:p>
          </table:table-cell>
          <table:table-cell table:style-name="ce6" table:formula="of:=0.3*[.C64]" office:value-type="float" office:value="0.15" calcext:value-type="float">
            <text:p>0.15</text:p>
          </table:table-cell>
          <table:table-cell table:style-name="ce6" table:formula="of:=VLOOKUP([.A64];[.$R$3:.$S$8];2;0)+[.B64]" office:value-type="float" office:value="16" calcext:value-type="float">
            <text:p>16</text:p>
          </table:table-cell>
          <table:table-cell table:style-name="ce11" table:formula="of:=[.$B$1]*POWER([.$C$1];[.G64])" office:value-type="float" office:value="658.987426407559" calcext:value-type="float">
            <text:p>658.99</text:p>
          </table:table-cell>
          <table:table-cell table:style-name="ce6" table:formula="of:=DEC2HEX([.H64]*[.F64])" office:value-type="string" office:string-value="62" calcext:value-type="string">
            <text:p>62</text:p>
          </table:table-cell>
          <table:table-cell table:style-name="ce6" table:formula="of:=DEC2HEX((437500/[.H64])-30.125)" office:value-type="string" office:string-value="279" calcext:value-type="string">
            <text:p>279</text:p>
          </table:table-cell>
          <table:table-cell table:style-name="ce6" table:formula="of:=LEN(TEXT([.I64];&quot;####&quot;))" office:value-type="float" office:value="2" calcext:value-type="float">
            <text:p>2</text:p>
          </table:table-cell>
          <table:table-cell table:style-name="ce6" table:formula="of:=LEN(TEXT([.J64];&quot;####&quot;))" office:value-type="float" office:value="3" calcext:value-type="float">
            <text:p>3</text:p>
          </table:table-cell>
          <table:table-cell table:style-name="ce6" table:formula="of:=IF([.K64]&lt;&gt;0;LEFT(&quot;0x0000&quot;;6-[.K64])&amp;[.I64];&quot;0x0000&quot;)" office:value-type="string" office:string-value="0x0062" calcext:value-type="string">
            <text:p>0x0062</text:p>
          </table:table-cell>
          <table:table-cell table:style-name="ce6" table:formula="of:=IF([.L64]&lt;&gt;0;LEFT(&quot;0x0000&quot;;6-[.L64])&amp;[.J64];&quot;0x0000&quot;)" office:value-type="string" office:string-value="0x0279" calcext:value-type="string">
            <text:p>0x0279</text:p>
          </table:table-cell>
          <table:table-cell table:style-name="ce6" table:formula="of:=&quot;DW &quot;&amp;[.M64]&amp;&quot;, &quot;&amp;[.N64]" office:value-type="string" office:string-value="DW 0x0062, 0x0279" calcext:value-type="string">
            <text:p>DW 0x0062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65]" office:value-type="float" office:value="0.3" calcext:value-type="float">
            <text:p>0.3</text:p>
          </table:table-cell>
          <table:table-cell table:style-name="ce6" table:formula="of:=VLOOKUP([.A65];[.$R$3:.$S$8];2;0)+[.B65]" office:value-type="float" office:value="12" calcext:value-type="float">
            <text:p>12</text:p>
          </table:table-cell>
          <table:table-cell table:style-name="ce11" table:formula="of:=[.$B$1]*POWER([.$C$1];[.G65])" office:value-type="float" office:value="523.093991438891" calcext:value-type="float">
            <text:p>523.09</text:p>
          </table:table-cell>
          <table:table-cell table:style-name="ce6" table:formula="of:=DEC2HEX([.H65]*[.F65])" office:value-type="string" office:string-value="9C" calcext:value-type="string">
            <text:p>9C</text:p>
          </table:table-cell>
          <table:table-cell table:style-name="ce6" table:formula="of:=DEC2HEX((437500/[.H65])-30.125)" office:value-type="string" office:string-value="326" calcext:value-type="string">
            <text:p>326</text:p>
          </table:table-cell>
          <table:table-cell table:style-name="ce6" table:formula="of:=LEN(TEXT([.I65];&quot;####&quot;))" office:value-type="float" office:value="2" calcext:value-type="float">
            <text:p>2</text:p>
          </table:table-cell>
          <table:table-cell table:style-name="ce6" table:formula="of:=LEN(TEXT([.J65];&quot;####&quot;))" office:value-type="float" office:value="3" calcext:value-type="float">
            <text:p>3</text:p>
          </table:table-cell>
          <table:table-cell table:style-name="ce6" table:formula="of:=IF([.K65]&lt;&gt;0;LEFT(&quot;0x0000&quot;;6-[.K65])&amp;[.I65];&quot;0x0000&quot;)" office:value-type="string" office:string-value="0x009C" calcext:value-type="string">
            <text:p>0x009C</text:p>
          </table:table-cell>
          <table:table-cell table:style-name="ce6" table:formula="of:=IF([.L65]&lt;&gt;0;LEFT(&quot;0x0000&quot;;6-[.L65])&amp;[.J65];&quot;0x0000&quot;)" office:value-type="string" office:string-value="0x0326" calcext:value-type="string">
            <text:p>0x0326</text:p>
          </table:table-cell>
          <table:table-cell table:style-name="ce6" table:formula="of:=&quot;DW &quot;&amp;[.M65]&amp;&quot;, &quot;&amp;[.N65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3" calcext:value-type="float">
            <text:p>3</text:p>
          </table:table-cell>
          <table:table-cell table:style-name="ce6" table:formula="of:=0.3*[.C66]" office:value-type="float" office:value="0.3" calcext:value-type="float">
            <text:p>0.3</text:p>
          </table:table-cell>
          <table:table-cell table:style-name="ce6" table:formula="of:=VLOOKUP([.A66];[.$R$3:.$S$8];2;0)+[.B66]" office:value-type="float" office:value="19" calcext:value-type="float">
            <text:p>19</text:p>
          </table:table-cell>
          <table:table-cell table:style-name="ce11" table:formula="of:=[.$B$1]*POWER([.$C$1];[.G66])" office:value-type="float" office:value="783.610372137141" calcext:value-type="float">
            <text:p>783.61</text:p>
          </table:table-cell>
          <table:table-cell table:style-name="ce6" table:formula="of:=DEC2HEX([.H66]*[.F66])" office:value-type="string" office:string-value="EB" calcext:value-type="string">
            <text:p>EB</text:p>
          </table:table-cell>
          <table:table-cell table:style-name="ce6" table:formula="of:=DEC2HEX((437500/[.H66])-30.125)" office:value-type="string" office:string-value="210" calcext:value-type="string">
            <text:p>210</text:p>
          </table:table-cell>
          <table:table-cell table:style-name="ce6" table:formula="of:=LEN(TEXT([.I66];&quot;####&quot;))" office:value-type="float" office:value="2" calcext:value-type="float">
            <text:p>2</text:p>
          </table:table-cell>
          <table:table-cell table:style-name="ce6" table:formula="of:=LEN(TEXT([.J66];&quot;####&quot;))" office:value-type="float" office:value="3" calcext:value-type="float">
            <text:p>3</text:p>
          </table:table-cell>
          <table:table-cell table:style-name="ce6" table:formula="of:=IF([.K66]&lt;&gt;0;LEFT(&quot;0x0000&quot;;6-[.K66])&amp;[.I66];&quot;0x0000&quot;)" office:value-type="string" office:string-value="0x00EB" calcext:value-type="string">
            <text:p>0x00EB</text:p>
          </table:table-cell>
          <table:table-cell table:style-name="ce6" table:formula="of:=IF([.L66]&lt;&gt;0;LEFT(&quot;0x0000&quot;;6-[.L66])&amp;[.J66];&quot;0x0000&quot;)" office:value-type="string" office:string-value="0x0210" calcext:value-type="string">
            <text:p>0x0210</text:p>
          </table:table-cell>
          <table:table-cell table:style-name="ce6" table:formula="of:=&quot;DW &quot;&amp;[.M66]&amp;&quot;, &quot;&amp;[.N66]" office:value-type="string" office:string-value="DW 0x00EB, 0x0210" calcext:value-type="string">
            <text:p>DW 0x00EB, 0x0210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67]" office:value-type="float" office:value="0.3" calcext:value-type="float">
            <text:p>0.3</text:p>
          </table:table-cell>
          <table:table-cell table:style-name="ce6" table:formula="of:=VLOOKUP([.A67];[.$R$3:.$S$8];2;0)+[.B67]" office:value-type="float" office:value="12" calcext:value-type="float">
            <text:p>12</text:p>
          </table:table-cell>
          <table:table-cell table:style-name="ce11" table:formula="of:=[.$B$1]*POWER([.$C$1];[.G67])" office:value-type="float" office:value="523.093991438891" calcext:value-type="float">
            <text:p>523.09</text:p>
          </table:table-cell>
          <table:table-cell table:style-name="ce6" table:formula="of:=DEC2HEX([.H67]*[.F67])" office:value-type="string" office:string-value="9C" calcext:value-type="string">
            <text:p>9C</text:p>
          </table:table-cell>
          <table:table-cell table:style-name="ce6" table:formula="of:=DEC2HEX((437500/[.H67])-30.125)" office:value-type="string" office:string-value="326" calcext:value-type="string">
            <text:p>326</text:p>
          </table:table-cell>
          <table:table-cell table:style-name="ce6" table:formula="of:=LEN(TEXT([.I67];&quot;####&quot;))" office:value-type="float" office:value="2" calcext:value-type="float">
            <text:p>2</text:p>
          </table:table-cell>
          <table:table-cell table:style-name="ce6" table:formula="of:=LEN(TEXT([.J67];&quot;####&quot;))" office:value-type="float" office:value="3" calcext:value-type="float">
            <text:p>3</text:p>
          </table:table-cell>
          <table:table-cell table:style-name="ce6" table:formula="of:=IF([.K67]&lt;&gt;0;LEFT(&quot;0x0000&quot;;6-[.K67])&amp;[.I67];&quot;0x0000&quot;)" office:value-type="string" office:string-value="0x009C" calcext:value-type="string">
            <text:p>0x009C</text:p>
          </table:table-cell>
          <table:table-cell table:style-name="ce6" table:formula="of:=IF([.L67]&lt;&gt;0;LEFT(&quot;0x0000&quot;;6-[.L67])&amp;[.J67];&quot;0x0000&quot;)" office:value-type="string" office:string-value="0x0326" calcext:value-type="string">
            <text:p>0x0326</text:p>
          </table:table-cell>
          <table:table-cell table:style-name="ce6" table:formula="of:=&quot;DW &quot;&amp;[.M67]&amp;&quot;, &quot;&amp;[.N67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3" calcext:value-type="float">
            <text:p>3</text:p>
          </table:table-cell>
          <table:table-cell table:style-name="ce6" table:formula="of:=0.3*[.C68]" office:value-type="float" office:value="0.3" calcext:value-type="float">
            <text:p>0.3</text:p>
          </table:table-cell>
          <table:table-cell table:style-name="ce6" table:formula="of:=VLOOKUP([.A68];[.$R$3:.$S$8];2;0)+[.B68]" office:value-type="float" office:value="17" calcext:value-type="float">
            <text:p>17</text:p>
          </table:table-cell>
          <table:table-cell table:style-name="ce11" table:formula="of:=[.$B$1]*POWER([.$C$1];[.G68])" office:value-type="float" office:value="698.154396815087" calcext:value-type="float">
            <text:p>698.15</text:p>
          </table:table-cell>
          <table:table-cell table:style-name="ce6" table:formula="of:=DEC2HEX([.H68]*[.F68])" office:value-type="string" office:string-value="D1" calcext:value-type="string">
            <text:p>D1</text:p>
          </table:table-cell>
          <table:table-cell table:style-name="ce6" table:formula="of:=DEC2HEX((437500/[.H68])-30.125)" office:value-type="string" office:string-value="254" calcext:value-type="string">
            <text:p>254</text:p>
          </table:table-cell>
          <table:table-cell table:style-name="ce6" table:formula="of:=LEN(TEXT([.I68];&quot;####&quot;))" office:value-type="float" office:value="2" calcext:value-type="float">
            <text:p>2</text:p>
          </table:table-cell>
          <table:table-cell table:style-name="ce6" table:formula="of:=LEN(TEXT([.J68];&quot;####&quot;))" office:value-type="float" office:value="3" calcext:value-type="float">
            <text:p>3</text:p>
          </table:table-cell>
          <table:table-cell table:style-name="ce6" table:formula="of:=IF([.K68]&lt;&gt;0;LEFT(&quot;0x0000&quot;;6-[.K68])&amp;[.I68];&quot;0x0000&quot;)" office:value-type="string" office:string-value="0x00D1" calcext:value-type="string">
            <text:p>0x00D1</text:p>
          </table:table-cell>
          <table:table-cell table:style-name="ce6" table:formula="of:=IF([.L68]&lt;&gt;0;LEFT(&quot;0x0000&quot;;6-[.L68])&amp;[.J68];&quot;0x0000&quot;)" office:value-type="string" office:string-value="0x0254" calcext:value-type="string">
            <text:p>0x0254</text:p>
          </table:table-cell>
          <table:table-cell table:style-name="ce6" table:formula="of:=&quot;DW &quot;&amp;[.M68]&amp;&quot;, &quot;&amp;[.N68]" office:value-type="string" office:string-value="DW 0x00D1, 0x0254" calcext:value-type="string">
            <text:p>DW 0x00D1, 0x0254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69]" office:value-type="float" office:value="0.3" calcext:value-type="float">
            <text:p>0.3</text:p>
          </table:table-cell>
          <table:table-cell table:style-name="ce6" table:formula="of:=VLOOKUP([.A69];[.$R$3:.$S$8];2;0)+[.B69]" office:value-type="float" office:value="12" calcext:value-type="float">
            <text:p>12</text:p>
          </table:table-cell>
          <table:table-cell table:style-name="ce11" table:formula="of:=[.$B$1]*POWER([.$C$1];[.G69])" office:value-type="float" office:value="523.093991438891" calcext:value-type="float">
            <text:p>523.09</text:p>
          </table:table-cell>
          <table:table-cell table:style-name="ce6" table:formula="of:=DEC2HEX([.H69]*[.F69])" office:value-type="string" office:string-value="9C" calcext:value-type="string">
            <text:p>9C</text:p>
          </table:table-cell>
          <table:table-cell table:style-name="ce6" table:formula="of:=DEC2HEX((437500/[.H69])-30.125)" office:value-type="string" office:string-value="326" calcext:value-type="string">
            <text:p>326</text:p>
          </table:table-cell>
          <table:table-cell table:style-name="ce6" table:formula="of:=LEN(TEXT([.I69];&quot;####&quot;))" office:value-type="float" office:value="2" calcext:value-type="float">
            <text:p>2</text:p>
          </table:table-cell>
          <table:table-cell table:style-name="ce6" table:formula="of:=LEN(TEXT([.J69];&quot;####&quot;))" office:value-type="float" office:value="3" calcext:value-type="float">
            <text:p>3</text:p>
          </table:table-cell>
          <table:table-cell table:style-name="ce6" table:formula="of:=IF([.K69]&lt;&gt;0;LEFT(&quot;0x0000&quot;;6-[.K69])&amp;[.I69];&quot;0x0000&quot;)" office:value-type="string" office:string-value="0x009C" calcext:value-type="string">
            <text:p>0x009C</text:p>
          </table:table-cell>
          <table:table-cell table:style-name="ce6" table:formula="of:=IF([.L69]&lt;&gt;0;LEFT(&quot;0x0000&quot;;6-[.L69])&amp;[.J69];&quot;0x0000&quot;)" office:value-type="string" office:string-value="0x0326" calcext:value-type="string">
            <text:p>0x0326</text:p>
          </table:table-cell>
          <table:table-cell table:style-name="ce6" table:formula="of:=&quot;DW &quot;&amp;[.M69]&amp;&quot;, &quot;&amp;[.N69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formula="of:=0.3*[.C70]" office:value-type="float" office:value="0.3" calcext:value-type="float">
            <text:p>0.3</text:p>
          </table:table-cell>
          <table:table-cell table:style-name="ce6" table:formula="of:=VLOOKUP([.A70];[.$R$3:.$S$8];2;0)+[.B70]" office:value-type="float" office:value="16" calcext:value-type="float">
            <text:p>16</text:p>
          </table:table-cell>
          <table:table-cell table:style-name="ce11" table:formula="of:=[.$B$1]*POWER([.$C$1];[.G70])" office:value-type="float" office:value="658.987426407559" calcext:value-type="float">
            <text:p>658.99</text:p>
          </table:table-cell>
          <table:table-cell table:style-name="ce6" table:formula="of:=DEC2HEX([.H70]*[.F70])" office:value-type="string" office:string-value="C5" calcext:value-type="string">
            <text:p>C5</text:p>
          </table:table-cell>
          <table:table-cell table:style-name="ce6" table:formula="of:=DEC2HEX((437500/[.H70])-30.125)" office:value-type="string" office:string-value="279" calcext:value-type="string">
            <text:p>279</text:p>
          </table:table-cell>
          <table:table-cell table:style-name="ce6" table:formula="of:=LEN(TEXT([.I70];&quot;####&quot;))" office:value-type="float" office:value="2" calcext:value-type="float">
            <text:p>2</text:p>
          </table:table-cell>
          <table:table-cell table:style-name="ce6" table:formula="of:=LEN(TEXT([.J70];&quot;####&quot;))" office:value-type="float" office:value="3" calcext:value-type="float">
            <text:p>3</text:p>
          </table:table-cell>
          <table:table-cell table:style-name="ce6" table:formula="of:=IF([.K70]&lt;&gt;0;LEFT(&quot;0x0000&quot;;6-[.K70])&amp;[.I70];&quot;0x0000&quot;)" office:value-type="string" office:string-value="0x00C5" calcext:value-type="string">
            <text:p>0x00C5</text:p>
          </table:table-cell>
          <table:table-cell table:style-name="ce6" table:formula="of:=IF([.L70]&lt;&gt;0;LEFT(&quot;0x0000&quot;;6-[.L70])&amp;[.J70];&quot;0x0000&quot;)" office:value-type="string" office:string-value="0x0279" calcext:value-type="string">
            <text:p>0x0279</text:p>
          </table:table-cell>
          <table:table-cell table:style-name="ce6" table:formula="of:=&quot;DW &quot;&amp;[.M70]&amp;&quot;, &quot;&amp;[.N70]" office:value-type="string" office:string-value="DW 0x00C5, 0x0279" calcext:value-type="string">
            <text:p>DW 0x00C5, 0x0279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71]" office:value-type="float" office:value="0.15" calcext:value-type="float">
            <text:p>0.15</text:p>
          </table:table-cell>
          <table:table-cell table:style-name="ce6" table:formula="of:=VLOOKUP([.A71];[.$R$3:.$S$8];2;0)+[.B71]" office:value-type="float" office:value="-5" calcext:value-type="float">
            <text:p>-5</text:p>
          </table:table-cell>
          <table:table-cell table:style-name="ce11" table:formula="of:=[.$B$1]*POWER([.$C$1];[.G71])" office:value-type="float" office:value="196.026955648329" calcext:value-type="float">
            <text:p>196.03</text:p>
          </table:table-cell>
          <table:table-cell table:style-name="ce6" table:formula="of:=DEC2HEX([.H71]*[.F71])" office:value-type="string" office:string-value="1D" calcext:value-type="string">
            <text:p>1D</text:p>
          </table:table-cell>
          <table:table-cell table:style-name="ce6" table:formula="of:=DEC2HEX((437500/[.H71])-30.125)" office:value-type="string" office:string-value="899" calcext:value-type="string">
            <text:p>899</text:p>
          </table:table-cell>
          <table:table-cell table:style-name="ce6" table:formula="of:=LEN(TEXT([.I71];&quot;####&quot;))" office:value-type="float" office:value="2" calcext:value-type="float">
            <text:p>2</text:p>
          </table:table-cell>
          <table:table-cell table:style-name="ce6" table:formula="of:=LEN(TEXT([.J71];&quot;####&quot;))" office:value-type="float" office:value="3" calcext:value-type="float">
            <text:p>3</text:p>
          </table:table-cell>
          <table:table-cell table:style-name="ce6" table:formula="of:=IF([.K71]&lt;&gt;0;LEFT(&quot;0x0000&quot;;6-[.K71])&amp;[.I71];&quot;0x0000&quot;)" office:value-type="string" office:string-value="0x001D" calcext:value-type="string">
            <text:p>0x001D</text:p>
          </table:table-cell>
          <table:table-cell table:style-name="ce6" table:formula="of:=IF([.L71]&lt;&gt;0;LEFT(&quot;0x0000&quot;;6-[.L71])&amp;[.J71];&quot;0x0000&quot;)" office:value-type="string" office:string-value="0x0899" calcext:value-type="string">
            <text:p>0x0899</text:p>
          </table:table-cell>
          <table:table-cell table:style-name="ce6" table:formula="of:=&quot;DW &quot;&amp;[.M71]&amp;&quot;, &quot;&amp;[.N71]" office:value-type="string" office:string-value="DW 0x001D, 0x0899" calcext:value-type="string">
            <text:p>DW 0x001D, 0x0899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72]" office:value-type="float" office:value="0.15" calcext:value-type="float">
            <text:p>0.15</text:p>
          </table:table-cell>
          <table:table-cell table:style-name="ce6" table:formula="of:=VLOOKUP([.A72];[.$R$3:.$S$8];2;0)+[.B72]" office:value-type="float" office:value="14" calcext:value-type="float">
            <text:p>14</text:p>
          </table:table-cell>
          <table:table-cell table:style-name="ce11" table:formula="of:=[.$B$1]*POWER([.$C$1];[.G72])" office:value-type="float" office:value="587.122102451928" calcext:value-type="float">
            <text:p>587.12</text:p>
          </table:table-cell>
          <table:table-cell table:style-name="ce6" table:formula="of:=DEC2HEX([.H72]*[.F72])" office:value-type="string" office:string-value="58" calcext:value-type="string">
            <text:p>58</text:p>
          </table:table-cell>
          <table:table-cell table:style-name="ce6" table:formula="of:=DEC2HEX((437500/[.H72])-30.125)" office:value-type="string" office:string-value="2CB" calcext:value-type="string">
            <text:p>2CB</text:p>
          </table:table-cell>
          <table:table-cell table:style-name="ce6" table:formula="of:=LEN(TEXT([.I72];&quot;####&quot;))" office:value-type="float" office:value="2" calcext:value-type="float">
            <text:p>2</text:p>
          </table:table-cell>
          <table:table-cell table:style-name="ce6" table:formula="of:=LEN(TEXT([.J72];&quot;####&quot;))" office:value-type="float" office:value="3" calcext:value-type="float">
            <text:p>3</text:p>
          </table:table-cell>
          <table:table-cell table:style-name="ce6" table:formula="of:=IF([.K72]&lt;&gt;0;LEFT(&quot;0x0000&quot;;6-[.K72])&amp;[.I72];&quot;0x0000&quot;)" office:value-type="string" office:string-value="0x0058" calcext:value-type="string">
            <text:p>0x0058</text:p>
          </table:table-cell>
          <table:table-cell table:style-name="ce6" table:formula="of:=IF([.L72]&lt;&gt;0;LEFT(&quot;0x0000&quot;;6-[.L72])&amp;[.J72];&quot;0x0000&quot;)" office:value-type="string" office:string-value="0x02CB" calcext:value-type="string">
            <text:p>0x02CB</text:p>
          </table:table-cell>
          <table:table-cell table:style-name="ce6" table:formula="of:=&quot;DW &quot;&amp;[.M72]&amp;&quot;, &quot;&amp;[.N72]" office:value-type="string" office:string-value="DW 0x0058, 0x02CB" calcext:value-type="string">
            <text:p>DW 0x0058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3" calcext:value-type="float">
            <text:p>3</text:p>
          </table:table-cell>
          <table:table-cell table:style-name="ce6" table:formula="of:=0.3*[.C73]" office:value-type="float" office:value="0.3" calcext:value-type="float">
            <text:p>0.3</text:p>
          </table:table-cell>
          <table:table-cell table:style-name="ce6" table:formula="of:=VLOOKUP([.A73];[.$R$3:.$S$8];2;0)+[.B73]" office:value-type="float" office:value="2" calcext:value-type="float">
            <text:p>2</text:p>
          </table:table-cell>
          <table:table-cell table:style-name="ce11" table:formula="of:=[.$B$1]*POWER([.$C$1];[.G73])" office:value-type="float" office:value="293.654215453635" calcext:value-type="float">
            <text:p>293.65</text:p>
          </table:table-cell>
          <table:table-cell table:style-name="ce6" table:formula="of:=DEC2HEX([.H73]*[.F73])" office:value-type="string" office:string-value="58" calcext:value-type="string">
            <text:p>58</text:p>
          </table:table-cell>
          <table:table-cell table:style-name="ce6" table:formula="of:=DEC2HEX((437500/[.H73])-30.125)" office:value-type="string" office:string-value="5B3" calcext:value-type="string">
            <text:p>5B3</text:p>
          </table:table-cell>
          <table:table-cell table:style-name="ce6" table:formula="of:=LEN(TEXT([.I73];&quot;####&quot;))" office:value-type="float" office:value="2" calcext:value-type="float">
            <text:p>2</text:p>
          </table:table-cell>
          <table:table-cell table:style-name="ce6" table:formula="of:=LEN(TEXT([.J73];&quot;####&quot;))" office:value-type="float" office:value="3" calcext:value-type="float">
            <text:p>3</text:p>
          </table:table-cell>
          <table:table-cell table:style-name="ce6" table:formula="of:=IF([.K73]&lt;&gt;0;LEFT(&quot;0x0000&quot;;6-[.K73])&amp;[.I73];&quot;0x0000&quot;)" office:value-type="string" office:string-value="0x0058" calcext:value-type="string">
            <text:p>0x0058</text:p>
          </table:table-cell>
          <table:table-cell table:style-name="ce6" table:formula="of:=IF([.L73]&lt;&gt;0;LEFT(&quot;0x0000&quot;;6-[.L73])&amp;[.J73];&quot;0x0000&quot;)" office:value-type="string" office:string-value="0x05B3" calcext:value-type="string">
            <text:p>0x05B3</text:p>
          </table:table-cell>
          <table:table-cell table:style-name="ce6" table:formula="of:=&quot;DW &quot;&amp;[.M73]&amp;&quot;, &quot;&amp;[.N73]" office:value-type="string" office:string-value="DW 0x0058, 0x05B3" calcext:value-type="string">
            <text:p>DW 0x0058, 0x05B3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74]" office:value-type="float" office:value="0.3" calcext:value-type="float">
            <text:p>0.3</text:p>
          </table:table-cell>
          <table:table-cell table:style-name="ce6" table:formula="of:=VLOOKUP([.A74];[.$R$3:.$S$8];2;0)+[.B74]" office:value-type="float" office:value="12" calcext:value-type="float">
            <text:p>12</text:p>
          </table:table-cell>
          <table:table-cell table:style-name="ce11" table:formula="of:=[.$B$1]*POWER([.$C$1];[.G74])" office:value-type="float" office:value="523.093991438891" calcext:value-type="float">
            <text:p>523.09</text:p>
          </table:table-cell>
          <table:table-cell table:style-name="ce6" table:formula="of:=DEC2HEX([.H74]*[.F74])" office:value-type="string" office:string-value="9C" calcext:value-type="string">
            <text:p>9C</text:p>
          </table:table-cell>
          <table:table-cell table:style-name="ce6" table:formula="of:=DEC2HEX((437500/[.H74])-30.125)" office:value-type="string" office:string-value="326" calcext:value-type="string">
            <text:p>326</text:p>
          </table:table-cell>
          <table:table-cell table:style-name="ce6" table:formula="of:=LEN(TEXT([.I74];&quot;####&quot;))" office:value-type="float" office:value="2" calcext:value-type="float">
            <text:p>2</text:p>
          </table:table-cell>
          <table:table-cell table:style-name="ce6" table:formula="of:=LEN(TEXT([.J74];&quot;####&quot;))" office:value-type="float" office:value="3" calcext:value-type="float">
            <text:p>3</text:p>
          </table:table-cell>
          <table:table-cell table:style-name="ce6" table:formula="of:=IF([.K74]&lt;&gt;0;LEFT(&quot;0x0000&quot;;6-[.K74])&amp;[.I74];&quot;0x0000&quot;)" office:value-type="string" office:string-value="0x009C" calcext:value-type="string">
            <text:p>0x009C</text:p>
          </table:table-cell>
          <table:table-cell table:style-name="ce6" table:formula="of:=IF([.L74]&lt;&gt;0;LEFT(&quot;0x0000&quot;;6-[.L74])&amp;[.J74];&quot;0x0000&quot;)" office:value-type="string" office:string-value="0x0326" calcext:value-type="string">
            <text:p>0x0326</text:p>
          </table:table-cell>
          <table:table-cell table:style-name="ce6" table:formula="of:=&quot;DW &quot;&amp;[.M74]&amp;&quot;, &quot;&amp;[.N74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3" calcext:value-type="float">
            <text:p>3</text:p>
          </table:table-cell>
          <table:table-cell table:style-name="ce6" table:formula="of:=0.3*[.C75]" office:value-type="float" office:value="0.3" calcext:value-type="float">
            <text:p>0.3</text:p>
          </table:table-cell>
          <table:table-cell table:style-name="ce6" table:formula="of:=VLOOKUP([.A75];[.$R$3:.$S$8];2;0)+[.B75]" office:value-type="float" office:value="2" calcext:value-type="float">
            <text:p>2</text:p>
          </table:table-cell>
          <table:table-cell table:style-name="ce11" table:formula="of:=[.$B$1]*POWER([.$C$1];[.G75])" office:value-type="float" office:value="293.654215453635" calcext:value-type="float">
            <text:p>293.65</text:p>
          </table:table-cell>
          <table:table-cell table:style-name="ce6" table:formula="of:=DEC2HEX([.H75]*[.F75])" office:value-type="string" office:string-value="58" calcext:value-type="string">
            <text:p>58</text:p>
          </table:table-cell>
          <table:table-cell table:style-name="ce6" table:formula="of:=DEC2HEX((437500/[.H75])-30.125)" office:value-type="string" office:string-value="5B3" calcext:value-type="string">
            <text:p>5B3</text:p>
          </table:table-cell>
          <table:table-cell table:style-name="ce6" table:formula="of:=LEN(TEXT([.I75];&quot;####&quot;))" office:value-type="float" office:value="2" calcext:value-type="float">
            <text:p>2</text:p>
          </table:table-cell>
          <table:table-cell table:style-name="ce6" table:formula="of:=LEN(TEXT([.J75];&quot;####&quot;))" office:value-type="float" office:value="3" calcext:value-type="float">
            <text:p>3</text:p>
          </table:table-cell>
          <table:table-cell table:style-name="ce6" table:formula="of:=IF([.K75]&lt;&gt;0;LEFT(&quot;0x0000&quot;;6-[.K75])&amp;[.I75];&quot;0x0000&quot;)" office:value-type="string" office:string-value="0x0058" calcext:value-type="string">
            <text:p>0x0058</text:p>
          </table:table-cell>
          <table:table-cell table:style-name="ce6" table:formula="of:=IF([.L75]&lt;&gt;0;LEFT(&quot;0x0000&quot;;6-[.L75])&amp;[.J75];&quot;0x0000&quot;)" office:value-type="string" office:string-value="0x05B3" calcext:value-type="string">
            <text:p>0x05B3</text:p>
          </table:table-cell>
          <table:table-cell table:style-name="ce6" table:formula="of:=&quot;DW &quot;&amp;[.M75]&amp;&quot;, &quot;&amp;[.N75]" office:value-type="string" office:string-value="DW 0x0058, 0x05B3" calcext:value-type="string">
            <text:p>DW 0x0058, 0x05B3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76]" office:value-type="float" office:value="0.15" calcext:value-type="float">
            <text:p>0.15</text:p>
          </table:table-cell>
          <table:table-cell table:style-name="ce6" table:formula="of:=VLOOKUP([.A76];[.$R$3:.$S$8];2;0)+[.B76]" office:value-type="float" office:value="11" calcext:value-type="float">
            <text:p>11</text:p>
          </table:table-cell>
          <table:table-cell table:style-name="ce11" table:formula="of:=[.$B$1]*POWER([.$C$1];[.G76])" office:value-type="float" office:value="493.748037339759" calcext:value-type="float">
            <text:p>493.75</text:p>
          </table:table-cell>
          <table:table-cell table:style-name="ce6" table:formula="of:=DEC2HEX([.H76]*[.F76])" office:value-type="string" office:string-value="4A" calcext:value-type="string">
            <text:p>4A</text:p>
          </table:table-cell>
          <table:table-cell table:style-name="ce6" table:formula="of:=DEC2HEX((437500/[.H76])-30.125)" office:value-type="string" office:string-value="357" calcext:value-type="string">
            <text:p>357</text:p>
          </table:table-cell>
          <table:table-cell table:style-name="ce6" table:formula="of:=LEN(TEXT([.I76];&quot;####&quot;))" office:value-type="float" office:value="2" calcext:value-type="float">
            <text:p>2</text:p>
          </table:table-cell>
          <table:table-cell table:style-name="ce6" table:formula="of:=LEN(TEXT([.J76];&quot;####&quot;))" office:value-type="float" office:value="3" calcext:value-type="float">
            <text:p>3</text:p>
          </table:table-cell>
          <table:table-cell table:style-name="ce6" table:formula="of:=IF([.K76]&lt;&gt;0;LEFT(&quot;0x0000&quot;;6-[.K76])&amp;[.I76];&quot;0x0000&quot;)" office:value-type="string" office:string-value="0x004A" calcext:value-type="string">
            <text:p>0x004A</text:p>
          </table:table-cell>
          <table:table-cell table:style-name="ce6" table:formula="of:=IF([.L76]&lt;&gt;0;LEFT(&quot;0x0000&quot;;6-[.L76])&amp;[.J76];&quot;0x0000&quot;)" office:value-type="string" office:string-value="0x0357" calcext:value-type="string">
            <text:p>0x0357</text:p>
          </table:table-cell>
          <table:table-cell table:style-name="ce6" table:formula="of:=&quot;DW &quot;&amp;[.M76]&amp;&quot;, &quot;&amp;[.N76]" office:value-type="string" office:string-value="DW 0x004A, 0x0357" calcext:value-type="string">
            <text:p>DW 0x004A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77]" office:value-type="float" office:value="0.15" calcext:value-type="float">
            <text:p>0.15</text:p>
          </table:table-cell>
          <table:table-cell table:style-name="ce6" table:formula="of:=VLOOKUP([.A77];[.$R$3:.$S$8];2;0)+[.B77]" office:value-type="float" office:value="11" calcext:value-type="float">
            <text:p>11</text:p>
          </table:table-cell>
          <table:table-cell table:style-name="ce11" table:formula="of:=[.$B$1]*POWER([.$C$1];[.G77])" office:value-type="float" office:value="493.748037339759" calcext:value-type="float">
            <text:p>493.75</text:p>
          </table:table-cell>
          <table:table-cell table:style-name="ce6" table:formula="of:=DEC2HEX([.H77]*[.F77])" office:value-type="string" office:string-value="4A" calcext:value-type="string">
            <text:p>4A</text:p>
          </table:table-cell>
          <table:table-cell table:style-name="ce6" table:formula="of:=DEC2HEX((437500/[.H77])-30.125)" office:value-type="string" office:string-value="357" calcext:value-type="string">
            <text:p>357</text:p>
          </table:table-cell>
          <table:table-cell table:style-name="ce6" table:formula="of:=LEN(TEXT([.I77];&quot;####&quot;))" office:value-type="float" office:value="2" calcext:value-type="float">
            <text:p>2</text:p>
          </table:table-cell>
          <table:table-cell table:style-name="ce6" table:formula="of:=LEN(TEXT([.J77];&quot;####&quot;))" office:value-type="float" office:value="3" calcext:value-type="float">
            <text:p>3</text:p>
          </table:table-cell>
          <table:table-cell table:style-name="ce6" table:formula="of:=IF([.K77]&lt;&gt;0;LEFT(&quot;0x0000&quot;;6-[.K77])&amp;[.I77];&quot;0x0000&quot;)" office:value-type="string" office:string-value="0x004A" calcext:value-type="string">
            <text:p>0x004A</text:p>
          </table:table-cell>
          <table:table-cell table:style-name="ce6" table:formula="of:=IF([.L77]&lt;&gt;0;LEFT(&quot;0x0000&quot;;6-[.L77])&amp;[.J77];&quot;0x0000&quot;)" office:value-type="string" office:string-value="0x0357" calcext:value-type="string">
            <text:p>0x0357</text:p>
          </table:table-cell>
          <table:table-cell table:style-name="ce6" table:formula="of:=&quot;DW &quot;&amp;[.M77]&amp;&quot;, &quot;&amp;[.N77]" office:value-type="string" office:string-value="DW 0x004A, 0x0357" calcext:value-type="string">
            <text:p>DW 0x004A, 0x0357</text:p>
          </table:table-cell>
          <table:table-cell table:number-columns-repeated="100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formula="of:=0.3*[.C78]" office:value-type="float" office:value="0.3" calcext:value-type="float">
            <text:p>0.3</text:p>
          </table:table-cell>
          <table:table-cell table:style-name="ce6" table:formula="of:=VLOOKUP([.A78];[.$R$3:.$S$8];2;0)+[.B78]" office:value-type="float" office:value="11" calcext:value-type="float">
            <text:p>11</text:p>
          </table:table-cell>
          <table:table-cell table:style-name="ce11" table:formula="of:=[.$B$1]*POWER([.$C$1];[.G78])" office:value-type="float" office:value="493.748037339759" calcext:value-type="float">
            <text:p>493.75</text:p>
          </table:table-cell>
          <table:table-cell table:style-name="ce6" table:formula="of:=DEC2HEX([.H78]*[.F78])" office:value-type="string" office:string-value="94" calcext:value-type="string">
            <text:p>94</text:p>
          </table:table-cell>
          <table:table-cell table:style-name="ce6" table:formula="of:=DEC2HEX((437500/[.H78])-30.125)" office:value-type="string" office:string-value="357" calcext:value-type="string">
            <text:p>357</text:p>
          </table:table-cell>
          <table:table-cell table:style-name="ce6" table:formula="of:=LEN(TEXT([.I78];&quot;####&quot;))" office:value-type="float" office:value="2" calcext:value-type="float">
            <text:p>2</text:p>
          </table:table-cell>
          <table:table-cell table:style-name="ce6" table:formula="of:=LEN(TEXT([.J78];&quot;####&quot;))" office:value-type="float" office:value="3" calcext:value-type="float">
            <text:p>3</text:p>
          </table:table-cell>
          <table:table-cell table:style-name="ce6" table:formula="of:=IF([.K78]&lt;&gt;0;LEFT(&quot;0x0000&quot;;6-[.K78])&amp;[.I78];&quot;0x0000&quot;)" office:value-type="string" office:string-value="0x0094" calcext:value-type="string">
            <text:p>0x0094</text:p>
          </table:table-cell>
          <table:table-cell table:style-name="ce6" table:formula="of:=IF([.L78]&lt;&gt;0;LEFT(&quot;0x0000&quot;;6-[.L78])&amp;[.J78];&quot;0x0000&quot;)" office:value-type="string" office:string-value="0x0357" calcext:value-type="string">
            <text:p>0x0357</text:p>
          </table:table-cell>
          <table:table-cell table:style-name="ce6" table:formula="of:=&quot;DW &quot;&amp;[.M78]&amp;&quot;, &quot;&amp;[.N78]" office:value-type="string" office:string-value="DW 0x0094, 0x0357" calcext:value-type="string">
            <text:p>DW 0x0094, 0x0357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79]" office:value-type="float" office:value="0.15" calcext:value-type="float">
            <text:p>0.15</text:p>
          </table:table-cell>
          <table:table-cell table:style-name="ce6" table:formula="of:=VLOOKUP([.A79];[.$R$3:.$S$8];2;0)+[.B79]" office:value-type="float" office:value="-3" calcext:value-type="float">
            <text:p>-3</text:p>
          </table:table-cell>
          <table:table-cell table:style-name="ce11" table:formula="of:=[.$B$1]*POWER([.$C$1];[.G79])" office:value-type="float" office:value="220.021182084144" calcext:value-type="float">
            <text:p>220.02</text:p>
          </table:table-cell>
          <table:table-cell table:style-name="ce6" table:formula="of:=DEC2HEX([.H79]*[.F79])" office:value-type="string" office:string-value="21" calcext:value-type="string">
            <text:p>21</text:p>
          </table:table-cell>
          <table:table-cell table:style-name="ce6" table:formula="of:=DEC2HEX((437500/[.H79])-30.125)" office:value-type="string" office:string-value="7A6" calcext:value-type="string">
            <text:p>7A6</text:p>
          </table:table-cell>
          <table:table-cell table:style-name="ce6" table:formula="of:=LEN(TEXT([.I79];&quot;####&quot;))" office:value-type="float" office:value="2" calcext:value-type="float">
            <text:p>2</text:p>
          </table:table-cell>
          <table:table-cell table:style-name="ce6" table:formula="of:=LEN(TEXT([.J79];&quot;####&quot;))" office:value-type="float" office:value="3" calcext:value-type="float">
            <text:p>3</text:p>
          </table:table-cell>
          <table:table-cell table:style-name="ce6" table:formula="of:=IF([.K79]&lt;&gt;0;LEFT(&quot;0x0000&quot;;6-[.K79])&amp;[.I79];&quot;0x0000&quot;)" office:value-type="string" office:string-value="0x0021" calcext:value-type="string">
            <text:p>0x0021</text:p>
          </table:table-cell>
          <table:table-cell table:style-name="ce6" table:formula="of:=IF([.L79]&lt;&gt;0;LEFT(&quot;0x0000&quot;;6-[.L79])&amp;[.J79];&quot;0x0000&quot;)" office:value-type="string" office:string-value="0x07A6" calcext:value-type="string">
            <text:p>0x07A6</text:p>
          </table:table-cell>
          <table:table-cell table:style-name="ce6" table:formula="of:=&quot;DW &quot;&amp;[.M79]&amp;&quot;, &quot;&amp;[.N79]" office:value-type="string" office:string-value="DW 0x0021, 0x07A6" calcext:value-type="string">
            <text:p>DW 0x0021, 0x07A6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80]" office:value-type="float" office:value="0.15" calcext:value-type="float">
            <text:p>0.15</text:p>
          </table:table-cell>
          <table:table-cell table:style-name="ce6" table:formula="of:=VLOOKUP([.A80];[.$R$3:.$S$8];2;0)+[.B80]" office:value-type="float" office:value="12" calcext:value-type="float">
            <text:p>12</text:p>
          </table:table-cell>
          <table:table-cell table:style-name="ce11" table:formula="of:=[.$B$1]*POWER([.$C$1];[.G80])" office:value-type="float" office:value="523.093991438891" calcext:value-type="float">
            <text:p>523.09</text:p>
          </table:table-cell>
          <table:table-cell table:style-name="ce6" table:formula="of:=DEC2HEX([.H80]*[.F80])" office:value-type="string" office:string-value="4E" calcext:value-type="string">
            <text:p>4E</text:p>
          </table:table-cell>
          <table:table-cell table:style-name="ce6" table:formula="of:=DEC2HEX((437500/[.H80])-30.125)" office:value-type="string" office:string-value="326" calcext:value-type="string">
            <text:p>326</text:p>
          </table:table-cell>
          <table:table-cell table:style-name="ce6" table:formula="of:=LEN(TEXT([.I80];&quot;####&quot;))" office:value-type="float" office:value="2" calcext:value-type="float">
            <text:p>2</text:p>
          </table:table-cell>
          <table:table-cell table:style-name="ce6" table:formula="of:=LEN(TEXT([.J80];&quot;####&quot;))" office:value-type="float" office:value="3" calcext:value-type="float">
            <text:p>3</text:p>
          </table:table-cell>
          <table:table-cell table:style-name="ce6" table:formula="of:=IF([.K80]&lt;&gt;0;LEFT(&quot;0x0000&quot;;6-[.K80])&amp;[.I80];&quot;0x0000&quot;)" office:value-type="string" office:string-value="0x004E" calcext:value-type="string">
            <text:p>0x004E</text:p>
          </table:table-cell>
          <table:table-cell table:style-name="ce6" table:formula="of:=IF([.L80]&lt;&gt;0;LEFT(&quot;0x0000&quot;;6-[.L80])&amp;[.J80];&quot;0x0000&quot;)" office:value-type="string" office:string-value="0x0326" calcext:value-type="string">
            <text:p>0x0326</text:p>
          </table:table-cell>
          <table:table-cell table:style-name="ce6" table:formula="of:=&quot;DW &quot;&amp;[.M80]&amp;&quot;, &quot;&amp;[.N80]" office:value-type="string" office:string-value="DW 0x004E, 0x0326" calcext:value-type="string">
            <text:p>DW 0x004E, 0x0326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3" calcext:value-type="float">
            <text:p>3</text:p>
          </table:table-cell>
          <table:table-cell table:style-name="ce6" table:formula="of:=0.3*[.C81]" office:value-type="float" office:value="0.3" calcext:value-type="float">
            <text:p>0.3</text:p>
          </table:table-cell>
          <table:table-cell table:style-name="ce6" table:formula="of:=VLOOKUP([.A81];[.$R$3:.$S$8];2;0)+[.B81]" office:value-type="float" office:value="4" calcext:value-type="float">
            <text:p>4</text:p>
          </table:table-cell>
          <table:table-cell table:style-name="ce11" table:formula="of:=[.$B$1]*POWER([.$C$1];[.G81])" office:value-type="float" office:value="329.598280983411" calcext:value-type="float">
            <text:p>329.60</text:p>
          </table:table-cell>
          <table:table-cell table:style-name="ce6" table:formula="of:=DEC2HEX([.H81]*[.F81])" office:value-type="string" office:string-value="62" calcext:value-type="string">
            <text:p>62</text:p>
          </table:table-cell>
          <table:table-cell table:style-name="ce6" table:formula="of:=DEC2HEX((437500/[.H81])-30.125)" office:value-type="string" office:string-value="511" calcext:value-type="string">
            <text:p>511</text:p>
          </table:table-cell>
          <table:table-cell table:style-name="ce6" table:formula="of:=LEN(TEXT([.I81];&quot;####&quot;))" office:value-type="float" office:value="2" calcext:value-type="float">
            <text:p>2</text:p>
          </table:table-cell>
          <table:table-cell table:style-name="ce6" table:formula="of:=LEN(TEXT([.J81];&quot;####&quot;))" office:value-type="float" office:value="3" calcext:value-type="float">
            <text:p>3</text:p>
          </table:table-cell>
          <table:table-cell table:style-name="ce6" table:formula="of:=IF([.K81]&lt;&gt;0;LEFT(&quot;0x0000&quot;;6-[.K81])&amp;[.I81];&quot;0x0000&quot;)" office:value-type="string" office:string-value="0x0062" calcext:value-type="string">
            <text:p>0x0062</text:p>
          </table:table-cell>
          <table:table-cell table:style-name="ce6" table:formula="of:=IF([.L81]&lt;&gt;0;LEFT(&quot;0x0000&quot;;6-[.L81])&amp;[.J81];&quot;0x0000&quot;)" office:value-type="string" office:string-value="0x0511" calcext:value-type="string">
            <text:p>0x0511</text:p>
          </table:table-cell>
          <table:table-cell table:style-name="ce6" table:formula="of:=&quot;DW &quot;&amp;[.M81]&amp;&quot;, &quot;&amp;[.N81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82]" office:value-type="float" office:value="0.3" calcext:value-type="float">
            <text:p>0.3</text:p>
          </table:table-cell>
          <table:table-cell table:style-name="ce6" table:formula="of:=VLOOKUP([.A82];[.$R$3:.$S$8];2;0)+[.B82]" office:value-type="float" office:value="16" calcext:value-type="float">
            <text:p>16</text:p>
          </table:table-cell>
          <table:table-cell table:style-name="ce11" table:formula="of:=[.$B$1]*POWER([.$C$1];[.G82])" office:value-type="float" office:value="658.987426407559" calcext:value-type="float">
            <text:p>658.99</text:p>
          </table:table-cell>
          <table:table-cell table:style-name="ce6" table:formula="of:=DEC2HEX([.H82]*[.F82])" office:value-type="string" office:string-value="C5" calcext:value-type="string">
            <text:p>C5</text:p>
          </table:table-cell>
          <table:table-cell table:style-name="ce6" table:formula="of:=DEC2HEX((437500/[.H82])-30.125)" office:value-type="string" office:string-value="279" calcext:value-type="string">
            <text:p>279</text:p>
          </table:table-cell>
          <table:table-cell table:style-name="ce6" table:formula="of:=LEN(TEXT([.I82];&quot;####&quot;))" office:value-type="float" office:value="2" calcext:value-type="float">
            <text:p>2</text:p>
          </table:table-cell>
          <table:table-cell table:style-name="ce6" table:formula="of:=LEN(TEXT([.J82];&quot;####&quot;))" office:value-type="float" office:value="3" calcext:value-type="float">
            <text:p>3</text:p>
          </table:table-cell>
          <table:table-cell table:style-name="ce6" table:formula="of:=IF([.K82]&lt;&gt;0;LEFT(&quot;0x0000&quot;;6-[.K82])&amp;[.I82];&quot;0x0000&quot;)" office:value-type="string" office:string-value="0x00C5" calcext:value-type="string">
            <text:p>0x00C5</text:p>
          </table:table-cell>
          <table:table-cell table:style-name="ce6" table:formula="of:=IF([.L82]&lt;&gt;0;LEFT(&quot;0x0000&quot;;6-[.L82])&amp;[.J82];&quot;0x0000&quot;)" office:value-type="string" office:string-value="0x0279" calcext:value-type="string">
            <text:p>0x0279</text:p>
          </table:table-cell>
          <table:table-cell table:style-name="ce6" table:formula="of:=&quot;DW &quot;&amp;[.M82]&amp;&quot;, &quot;&amp;[.N82]" office:value-type="string" office:string-value="DW 0x00C5, 0x0279" calcext:value-type="string">
            <text:p>DW 0x00C5, 0x0279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3" calcext:value-type="float">
            <text:p>3</text:p>
          </table:table-cell>
          <table:table-cell table:style-name="ce6" table:formula="of:=0.3*[.C83]" office:value-type="float" office:value="0.3" calcext:value-type="float">
            <text:p>0.3</text:p>
          </table:table-cell>
          <table:table-cell table:style-name="ce6" table:formula="of:=VLOOKUP([.A83];[.$R$3:.$S$8];2;0)+[.B83]" office:value-type="float" office:value="4" calcext:value-type="float">
            <text:p>4</text:p>
          </table:table-cell>
          <table:table-cell table:style-name="ce11" table:formula="of:=[.$B$1]*POWER([.$C$1];[.G83])" office:value-type="float" office:value="329.598280983411" calcext:value-type="float">
            <text:p>329.60</text:p>
          </table:table-cell>
          <table:table-cell table:style-name="ce6" table:formula="of:=DEC2HEX([.H83]*[.F83])" office:value-type="string" office:string-value="62" calcext:value-type="string">
            <text:p>62</text:p>
          </table:table-cell>
          <table:table-cell table:style-name="ce6" table:formula="of:=DEC2HEX((437500/[.H83])-30.125)" office:value-type="string" office:string-value="511" calcext:value-type="string">
            <text:p>511</text:p>
          </table:table-cell>
          <table:table-cell table:style-name="ce6" table:formula="of:=LEN(TEXT([.I83];&quot;####&quot;))" office:value-type="float" office:value="2" calcext:value-type="float">
            <text:p>2</text:p>
          </table:table-cell>
          <table:table-cell table:style-name="ce6" table:formula="of:=LEN(TEXT([.J83];&quot;####&quot;))" office:value-type="float" office:value="3" calcext:value-type="float">
            <text:p>3</text:p>
          </table:table-cell>
          <table:table-cell table:style-name="ce6" table:formula="of:=IF([.K83]&lt;&gt;0;LEFT(&quot;0x0000&quot;;6-[.K83])&amp;[.I83];&quot;0x0000&quot;)" office:value-type="string" office:string-value="0x0062" calcext:value-type="string">
            <text:p>0x0062</text:p>
          </table:table-cell>
          <table:table-cell table:style-name="ce6" table:formula="of:=IF([.L83]&lt;&gt;0;LEFT(&quot;0x0000&quot;;6-[.L83])&amp;[.J83];&quot;0x0000&quot;)" office:value-type="string" office:string-value="0x0511" calcext:value-type="string">
            <text:p>0x0511</text:p>
          </table:table-cell>
          <table:table-cell table:style-name="ce6" table:formula="of:=&quot;DW &quot;&amp;[.M83]&amp;&quot;, &quot;&amp;[.N83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0.3*[.C84]" office:value-type="float" office:value="0.3" calcext:value-type="float">
            <text:p>0.3</text:p>
          </table:table-cell>
          <table:table-cell table:style-name="ce6" table:formula="of:=VLOOKUP([.A84];[.$R$3:.$S$8];2;0)+[.B84]" office:value-type="float" office:value="14" calcext:value-type="float">
            <text:p>14</text:p>
          </table:table-cell>
          <table:table-cell table:style-name="ce11" table:formula="of:=[.$B$1]*POWER([.$C$1];[.G84])" office:value-type="float" office:value="587.122102451928" calcext:value-type="float">
            <text:p>587.12</text:p>
          </table:table-cell>
          <table:table-cell table:style-name="ce6" table:formula="of:=DEC2HEX([.H84]*[.F84])" office:value-type="string" office:string-value="B0" calcext:value-type="string">
            <text:p>B0</text:p>
          </table:table-cell>
          <table:table-cell table:style-name="ce6" table:formula="of:=DEC2HEX((437500/[.H84])-30.125)" office:value-type="string" office:string-value="2CB" calcext:value-type="string">
            <text:p>2CB</text:p>
          </table:table-cell>
          <table:table-cell table:style-name="ce6" table:formula="of:=LEN(TEXT([.I84];&quot;####&quot;))" office:value-type="float" office:value="2" calcext:value-type="float">
            <text:p>2</text:p>
          </table:table-cell>
          <table:table-cell table:style-name="ce6" table:formula="of:=LEN(TEXT([.J84];&quot;####&quot;))" office:value-type="float" office:value="3" calcext:value-type="float">
            <text:p>3</text:p>
          </table:table-cell>
          <table:table-cell table:style-name="ce6" table:formula="of:=IF([.K84]&lt;&gt;0;LEFT(&quot;0x0000&quot;;6-[.K84])&amp;[.I84];&quot;0x0000&quot;)" office:value-type="string" office:string-value="0x00B0" calcext:value-type="string">
            <text:p>0x00B0</text:p>
          </table:table-cell>
          <table:table-cell table:style-name="ce6" table:formula="of:=IF([.L84]&lt;&gt;0;LEFT(&quot;0x0000&quot;;6-[.L84])&amp;[.J84];&quot;0x0000&quot;)" office:value-type="string" office:string-value="0x02CB" calcext:value-type="string">
            <text:p>0x02CB</text:p>
          </table:table-cell>
          <table:table-cell table:style-name="ce6" table:formula="of:=&quot;DW &quot;&amp;[.M84]&amp;&quot;, &quot;&amp;[.N84]" office:value-type="string" office:string-value="DW 0x00B0, 0x02CB" calcext:value-type="string">
            <text:p>DW 0x00B0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3" calcext:value-type="float">
            <text:p>3</text:p>
          </table:table-cell>
          <table:table-cell table:style-name="ce6" table:formula="of:=0.3*[.C85]" office:value-type="float" office:value="0.3" calcext:value-type="float">
            <text:p>0.3</text:p>
          </table:table-cell>
          <table:table-cell table:style-name="ce6" table:formula="of:=VLOOKUP([.A85];[.$R$3:.$S$8];2;0)+[.B85]" office:value-type="float" office:value="4" calcext:value-type="float">
            <text:p>4</text:p>
          </table:table-cell>
          <table:table-cell table:style-name="ce11" table:formula="of:=[.$B$1]*POWER([.$C$1];[.G85])" office:value-type="float" office:value="329.598280983411" calcext:value-type="float">
            <text:p>329.60</text:p>
          </table:table-cell>
          <table:table-cell table:style-name="ce6" table:formula="of:=DEC2HEX([.H85]*[.F85])" office:value-type="string" office:string-value="62" calcext:value-type="string">
            <text:p>62</text:p>
          </table:table-cell>
          <table:table-cell table:style-name="ce6" table:formula="of:=DEC2HEX((437500/[.H85])-30.125)" office:value-type="string" office:string-value="511" calcext:value-type="string">
            <text:p>511</text:p>
          </table:table-cell>
          <table:table-cell table:style-name="ce6" table:formula="of:=LEN(TEXT([.I85];&quot;####&quot;))" office:value-type="float" office:value="2" calcext:value-type="float">
            <text:p>2</text:p>
          </table:table-cell>
          <table:table-cell table:style-name="ce6" table:formula="of:=LEN(TEXT([.J85];&quot;####&quot;))" office:value-type="float" office:value="3" calcext:value-type="float">
            <text:p>3</text:p>
          </table:table-cell>
          <table:table-cell table:style-name="ce6" table:formula="of:=IF([.K85]&lt;&gt;0;LEFT(&quot;0x0000&quot;;6-[.K85])&amp;[.I85];&quot;0x0000&quot;)" office:value-type="string" office:string-value="0x0062" calcext:value-type="string">
            <text:p>0x0062</text:p>
          </table:table-cell>
          <table:table-cell table:style-name="ce6" table:formula="of:=IF([.L85]&lt;&gt;0;LEFT(&quot;0x0000&quot;;6-[.L85])&amp;[.J85];&quot;0x0000&quot;)" office:value-type="string" office:string-value="0x0511" calcext:value-type="string">
            <text:p>0x0511</text:p>
          </table:table-cell>
          <table:table-cell table:style-name="ce6" table:formula="of:=&quot;DW &quot;&amp;[.M85]&amp;&quot;, &quot;&amp;[.N85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0.3*[.C86]" office:value-type="float" office:value="0.3" calcext:value-type="float">
            <text:p>0.3</text:p>
          </table:table-cell>
          <table:table-cell table:style-name="ce6" table:formula="of:=VLOOKUP([.A86];[.$R$3:.$S$8];2;0)+[.B86]" office:value-type="float" office:value="13" calcext:value-type="float">
            <text:p>13</text:p>
          </table:table-cell>
          <table:table-cell table:style-name="ce11" table:formula="of:=[.$B$1]*POWER([.$C$1];[.G86])" office:value-type="float" office:value="554.184124667581" calcext:value-type="float">
            <text:p>554.18</text:p>
          </table:table-cell>
          <table:table-cell table:style-name="ce6" table:formula="of:=DEC2HEX([.H86]*[.F86])" office:value-type="string" office:string-value="A6" calcext:value-type="string">
            <text:p>A6</text:p>
          </table:table-cell>
          <table:table-cell table:style-name="ce6" table:formula="of:=DEC2HEX((437500/[.H86])-30.125)" office:value-type="string" office:string-value="2F7" calcext:value-type="string">
            <text:p>2F7</text:p>
          </table:table-cell>
          <table:table-cell table:style-name="ce6" table:formula="of:=LEN(TEXT([.I86];&quot;####&quot;))" office:value-type="float" office:value="2" calcext:value-type="float">
            <text:p>2</text:p>
          </table:table-cell>
          <table:table-cell table:style-name="ce6" table:formula="of:=LEN(TEXT([.J86];&quot;####&quot;))" office:value-type="float" office:value="3" calcext:value-type="float">
            <text:p>3</text:p>
          </table:table-cell>
          <table:table-cell table:style-name="ce6" table:formula="of:=IF([.K86]&lt;&gt;0;LEFT(&quot;0x0000&quot;;6-[.K86])&amp;[.I86];&quot;0x0000&quot;)" office:value-type="string" office:string-value="0x00A6" calcext:value-type="string">
            <text:p>0x00A6</text:p>
          </table:table-cell>
          <table:table-cell table:style-name="ce6" table:formula="of:=IF([.L86]&lt;&gt;0;LEFT(&quot;0x0000&quot;;6-[.L86])&amp;[.J86];&quot;0x0000&quot;)" office:value-type="string" office:string-value="0x02F7" calcext:value-type="string">
            <text:p>0x02F7</text:p>
          </table:table-cell>
          <table:table-cell table:style-name="ce6" table:formula="of:=&quot;DW &quot;&amp;[.M86]&amp;&quot;, &quot;&amp;[.N86]" office:value-type="string" office:string-value="DW 0x00A6, 0x02F7" calcext:value-type="string">
            <text:p>DW 0x00A6, 0x02F7</text:p>
          </table:table-cell>
          <table:table-cell table:number-columns-repeated="1009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87]" office:value-type="float" office:value="0.15" calcext:value-type="float">
            <text:p>0.15</text:p>
          </table:table-cell>
          <table:table-cell table:style-name="ce6" table:formula="of:=VLOOKUP([.A87];[.$R$3:.$S$8];2;0)+[.B87]" office:value-type="float" office:value="-8" calcext:value-type="float">
            <text:p>-8</text:p>
          </table:table-cell>
          <table:table-cell table:style-name="ce11" table:formula="of:=[.$B$1]*POWER([.$C$1];[.G87])" office:value-type="float" office:value="164.851440974282" calcext:value-type="float">
            <text:p>164.85</text:p>
          </table:table-cell>
          <table:table-cell table:style-name="ce6" table:formula="of:=DEC2HEX([.H87]*[.F87])" office:value-type="string" office:string-value="18" calcext:value-type="string">
            <text:p>18</text:p>
          </table:table-cell>
          <table:table-cell table:style-name="ce6" table:formula="of:=DEC2HEX((437500/[.H87])-30.125)" office:value-type="string" office:string-value="A3F" calcext:value-type="string">
            <text:p>A3F</text:p>
          </table:table-cell>
          <table:table-cell table:style-name="ce6" table:formula="of:=LEN(TEXT([.I87];&quot;####&quot;))" office:value-type="float" office:value="2" calcext:value-type="float">
            <text:p>2</text:p>
          </table:table-cell>
          <table:table-cell table:style-name="ce6" table:formula="of:=LEN(TEXT([.J87];&quot;####&quot;))" office:value-type="float" office:value="3" calcext:value-type="float">
            <text:p>3</text:p>
          </table:table-cell>
          <table:table-cell table:style-name="ce6" table:formula="of:=IF([.K87]&lt;&gt;0;LEFT(&quot;0x0000&quot;;6-[.K87])&amp;[.I87];&quot;0x0000&quot;)" office:value-type="string" office:string-value="0x0018" calcext:value-type="string">
            <text:p>0x0018</text:p>
          </table:table-cell>
          <table:table-cell table:style-name="ce6" table:formula="of:=IF([.L87]&lt;&gt;0;LEFT(&quot;0x0000&quot;;6-[.L87])&amp;[.J87];&quot;0x0000&quot;)" office:value-type="string" office:string-value="0x0A3F" calcext:value-type="string">
            <text:p>0x0A3F</text:p>
          </table:table-cell>
          <table:table-cell table:style-name="ce6" table:formula="of:=&quot;DW &quot;&amp;[.M87]&amp;&quot;, &quot;&amp;[.N87]" office:value-type="string" office:string-value="DW 0x0018, 0x0A3F" calcext:value-type="string">
            <text:p>DW 0x0018, 0x0A3F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88]" office:value-type="float" office:value="0.15" calcext:value-type="float">
            <text:p>0.15</text:p>
          </table:table-cell>
          <table:table-cell table:style-name="ce6" table:formula="of:=VLOOKUP([.A88];[.$R$3:.$S$8];2;0)+[.B88]" office:value-type="float" office:value="11" calcext:value-type="float">
            <text:p>11</text:p>
          </table:table-cell>
          <table:table-cell table:style-name="ce11" table:formula="of:=[.$B$1]*POWER([.$C$1];[.G88])" office:value-type="float" office:value="493.748037339759" calcext:value-type="float">
            <text:p>493.75</text:p>
          </table:table-cell>
          <table:table-cell table:style-name="ce6" table:formula="of:=DEC2HEX([.H88]*[.F88])" office:value-type="string" office:string-value="4A" calcext:value-type="string">
            <text:p>4A</text:p>
          </table:table-cell>
          <table:table-cell table:style-name="ce6" table:formula="of:=DEC2HEX((437500/[.H88])-30.125)" office:value-type="string" office:string-value="357" calcext:value-type="string">
            <text:p>357</text:p>
          </table:table-cell>
          <table:table-cell table:style-name="ce6" table:formula="of:=LEN(TEXT([.I88];&quot;####&quot;))" office:value-type="float" office:value="2" calcext:value-type="float">
            <text:p>2</text:p>
          </table:table-cell>
          <table:table-cell table:style-name="ce6" table:formula="of:=LEN(TEXT([.J88];&quot;####&quot;))" office:value-type="float" office:value="3" calcext:value-type="float">
            <text:p>3</text:p>
          </table:table-cell>
          <table:table-cell table:style-name="ce6" table:formula="of:=IF([.K88]&lt;&gt;0;LEFT(&quot;0x0000&quot;;6-[.K88])&amp;[.I88];&quot;0x0000&quot;)" office:value-type="string" office:string-value="0x004A" calcext:value-type="string">
            <text:p>0x004A</text:p>
          </table:table-cell>
          <table:table-cell table:style-name="ce6" table:formula="of:=IF([.L88]&lt;&gt;0;LEFT(&quot;0x0000&quot;;6-[.L88])&amp;[.J88];&quot;0x0000&quot;)" office:value-type="string" office:string-value="0x0357" calcext:value-type="string">
            <text:p>0x0357</text:p>
          </table:table-cell>
          <table:table-cell table:style-name="ce6" table:formula="of:=&quot;DW &quot;&amp;[.M88]&amp;&quot;, &quot;&amp;[.N88]" office:value-type="string" office:string-value="DW 0x004A, 0x0357" calcext:value-type="string">
            <text:p>DW 0x004A, 0x0357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89]" office:value-type="float" office:value="0.3" calcext:value-type="float">
            <text:p>0.3</text:p>
          </table:table-cell>
          <table:table-cell table:style-name="ce6" table:formula="of:=VLOOKUP([.A89];[.$R$3:.$S$8];2;0)+[.B89]" office:value-type="float" office:value="-1" calcext:value-type="float">
            <text:p>-1</text:p>
          </table:table-cell>
          <table:table-cell table:style-name="ce11" table:formula="of:=[.$B$1]*POWER([.$C$1];[.G89])" office:value-type="float" office:value="246.95236634981" calcext:value-type="float">
            <text:p>246.95</text:p>
          </table:table-cell>
          <table:table-cell table:style-name="ce6" table:formula="of:=DEC2HEX([.H89]*[.F89])" office:value-type="string" office:string-value="4A" calcext:value-type="string">
            <text:p>4A</text:p>
          </table:table-cell>
          <table:table-cell table:style-name="ce6" table:formula="of:=DEC2HEX((437500/[.H89])-30.125)" office:value-type="string" office:string-value="6CD" calcext:value-type="string">
            <text:p>6CD</text:p>
          </table:table-cell>
          <table:table-cell table:style-name="ce6" table:formula="of:=LEN(TEXT([.I89];&quot;####&quot;))" office:value-type="float" office:value="2" calcext:value-type="float">
            <text:p>2</text:p>
          </table:table-cell>
          <table:table-cell table:style-name="ce6" table:formula="of:=LEN(TEXT([.J89];&quot;####&quot;))" office:value-type="float" office:value="3" calcext:value-type="float">
            <text:p>3</text:p>
          </table:table-cell>
          <table:table-cell table:style-name="ce6" table:formula="of:=IF([.K89]&lt;&gt;0;LEFT(&quot;0x0000&quot;;6-[.K89])&amp;[.I89];&quot;0x0000&quot;)" office:value-type="string" office:string-value="0x004A" calcext:value-type="string">
            <text:p>0x004A</text:p>
          </table:table-cell>
          <table:table-cell table:style-name="ce6" table:formula="of:=IF([.L89]&lt;&gt;0;LEFT(&quot;0x0000&quot;;6-[.L89])&amp;[.J89];&quot;0x0000&quot;)" office:value-type="string" office:string-value="0x06CD" calcext:value-type="string">
            <text:p>0x06CD</text:p>
          </table:table-cell>
          <table:table-cell table:style-name="ce6" table:formula="of:=&quot;DW &quot;&amp;[.M89]&amp;&quot;, &quot;&amp;[.N89]" office:value-type="string" office:string-value="DW 0x004A, 0x06CD" calcext:value-type="string">
            <text:p>DW 0x004A, 0x06CD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90]" office:value-type="float" office:value="0.3" calcext:value-type="float">
            <text:p>0.3</text:p>
          </table:table-cell>
          <table:table-cell table:style-name="ce6" table:formula="of:=VLOOKUP([.A90];[.$R$3:.$S$8];2;0)+[.B90]" office:value-type="float" office:value="8" calcext:value-type="float">
            <text:p>8</text:p>
          </table:table-cell>
          <table:table-cell table:style-name="ce11" table:formula="of:=[.$B$1]*POWER([.$C$1];[.G90])" office:value-type="float" office:value="415.223891859572" calcext:value-type="float">
            <text:p>415.22</text:p>
          </table:table-cell>
          <table:table-cell table:style-name="ce6" table:formula="of:=DEC2HEX([.H90]*[.F90])" office:value-type="string" office:string-value="7C" calcext:value-type="string">
            <text:p>7C</text:p>
          </table:table-cell>
          <table:table-cell table:style-name="ce6" table:formula="of:=DEC2HEX((437500/[.H90])-30.125)" office:value-type="string" office:string-value="3FF" calcext:value-type="string">
            <text:p>3FF</text:p>
          </table:table-cell>
          <table:table-cell table:style-name="ce6" table:formula="of:=LEN(TEXT([.I90];&quot;####&quot;))" office:value-type="float" office:value="2" calcext:value-type="float">
            <text:p>2</text:p>
          </table:table-cell>
          <table:table-cell table:style-name="ce6" table:formula="of:=LEN(TEXT([.J90];&quot;####&quot;))" office:value-type="float" office:value="3" calcext:value-type="float">
            <text:p>3</text:p>
          </table:table-cell>
          <table:table-cell table:style-name="ce6" table:formula="of:=IF([.K90]&lt;&gt;0;LEFT(&quot;0x0000&quot;;6-[.K90])&amp;[.I90];&quot;0x0000&quot;)" office:value-type="string" office:string-value="0x007C" calcext:value-type="string">
            <text:p>0x007C</text:p>
          </table:table-cell>
          <table:table-cell table:style-name="ce6" table:formula="of:=IF([.L90]&lt;&gt;0;LEFT(&quot;0x0000&quot;;6-[.L90])&amp;[.J90];&quot;0x0000&quot;)" office:value-type="string" office:string-value="0x03FF" calcext:value-type="string">
            <text:p>0x03FF</text:p>
          </table:table-cell>
          <table:table-cell table:style-name="ce6" table:formula="of:=&quot;DW &quot;&amp;[.M90]&amp;&quot;, &quot;&amp;[.N90]" office:value-type="string" office:string-value="DW 0x007C, 0x03FF" calcext:value-type="string">
            <text:p>DW 0x007C, 0x03FF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91]" office:value-type="float" office:value="0.3" calcext:value-type="float">
            <text:p>0.3</text:p>
          </table:table-cell>
          <table:table-cell table:style-name="ce6" table:formula="of:=VLOOKUP([.A91];[.$R$3:.$S$8];2;0)+[.B91]" office:value-type="float" office:value="-1" calcext:value-type="float">
            <text:p>-1</text:p>
          </table:table-cell>
          <table:table-cell table:style-name="ce11" table:formula="of:=[.$B$1]*POWER([.$C$1];[.G91])" office:value-type="float" office:value="246.95236634981" calcext:value-type="float">
            <text:p>246.95</text:p>
          </table:table-cell>
          <table:table-cell table:style-name="ce6" table:formula="of:=DEC2HEX([.H91]*[.F91])" office:value-type="string" office:string-value="4A" calcext:value-type="string">
            <text:p>4A</text:p>
          </table:table-cell>
          <table:table-cell table:style-name="ce6" table:formula="of:=DEC2HEX((437500/[.H91])-30.125)" office:value-type="string" office:string-value="6CD" calcext:value-type="string">
            <text:p>6CD</text:p>
          </table:table-cell>
          <table:table-cell table:style-name="ce6" table:formula="of:=LEN(TEXT([.I91];&quot;####&quot;))" office:value-type="float" office:value="2" calcext:value-type="float">
            <text:p>2</text:p>
          </table:table-cell>
          <table:table-cell table:style-name="ce6" table:formula="of:=LEN(TEXT([.J91];&quot;####&quot;))" office:value-type="float" office:value="3" calcext:value-type="float">
            <text:p>3</text:p>
          </table:table-cell>
          <table:table-cell table:style-name="ce6" table:formula="of:=IF([.K91]&lt;&gt;0;LEFT(&quot;0x0000&quot;;6-[.K91])&amp;[.I91];&quot;0x0000&quot;)" office:value-type="string" office:string-value="0x004A" calcext:value-type="string">
            <text:p>0x004A</text:p>
          </table:table-cell>
          <table:table-cell table:style-name="ce6" table:formula="of:=IF([.L91]&lt;&gt;0;LEFT(&quot;0x0000&quot;;6-[.L91])&amp;[.J91];&quot;0x0000&quot;)" office:value-type="string" office:string-value="0x06CD" calcext:value-type="string">
            <text:p>0x06CD</text:p>
          </table:table-cell>
          <table:table-cell table:style-name="ce6" table:formula="of:=&quot;DW &quot;&amp;[.M91]&amp;&quot;, &quot;&amp;[.N91]" office:value-type="string" office:string-value="DW 0x004A, 0x06CD" calcext:value-type="string">
            <text:p>DW 0x004A, 0x06CD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92]" office:value-type="float" office:value="0.3" calcext:value-type="float">
            <text:p>0.3</text:p>
          </table:table-cell>
          <table:table-cell table:style-name="ce6" table:formula="of:=VLOOKUP([.A92];[.$R$3:.$S$8];2;0)+[.B92]" office:value-type="float" office:value="4" calcext:value-type="float">
            <text:p>4</text:p>
          </table:table-cell>
          <table:table-cell table:style-name="ce11" table:formula="of:=[.$B$1]*POWER([.$C$1];[.G92])" office:value-type="float" office:value="329.598280983411" calcext:value-type="float">
            <text:p>329.60</text:p>
          </table:table-cell>
          <table:table-cell table:style-name="ce6" table:formula="of:=DEC2HEX([.H92]*[.F92])" office:value-type="string" office:string-value="62" calcext:value-type="string">
            <text:p>62</text:p>
          </table:table-cell>
          <table:table-cell table:style-name="ce6" table:formula="of:=DEC2HEX((437500/[.H92])-30.125)" office:value-type="string" office:string-value="511" calcext:value-type="string">
            <text:p>511</text:p>
          </table:table-cell>
          <table:table-cell table:style-name="ce6" table:formula="of:=LEN(TEXT([.I92];&quot;####&quot;))" office:value-type="float" office:value="2" calcext:value-type="float">
            <text:p>2</text:p>
          </table:table-cell>
          <table:table-cell table:style-name="ce6" table:formula="of:=LEN(TEXT([.J92];&quot;####&quot;))" office:value-type="float" office:value="3" calcext:value-type="float">
            <text:p>3</text:p>
          </table:table-cell>
          <table:table-cell table:style-name="ce6" table:formula="of:=IF([.K92]&lt;&gt;0;LEFT(&quot;0x0000&quot;;6-[.K92])&amp;[.I92];&quot;0x0000&quot;)" office:value-type="string" office:string-value="0x0062" calcext:value-type="string">
            <text:p>0x0062</text:p>
          </table:table-cell>
          <table:table-cell table:style-name="ce6" table:formula="of:=IF([.L92]&lt;&gt;0;LEFT(&quot;0x0000&quot;;6-[.L92])&amp;[.J92];&quot;0x0000&quot;)" office:value-type="string" office:string-value="0x0511" calcext:value-type="string">
            <text:p>0x0511</text:p>
          </table:table-cell>
          <table:table-cell table:style-name="ce6" table:formula="of:=&quot;DW &quot;&amp;[.M92]&amp;&quot;, &quot;&amp;[.N92]" office:value-type="string" office:string-value="DW 0x0062, 0x0511" calcext:value-type="string">
            <text:p>DW 0x0062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93]" office:value-type="float" office:value="0.3" calcext:value-type="float">
            <text:p>0.3</text:p>
          </table:table-cell>
          <table:table-cell table:style-name="ce6" table:formula="of:=VLOOKUP([.A93];[.$R$3:.$S$8];2;0)+[.B93]" office:value-type="float" office:value="12" calcext:value-type="float">
            <text:p>12</text:p>
          </table:table-cell>
          <table:table-cell table:style-name="ce11" table:formula="of:=[.$B$1]*POWER([.$C$1];[.G93])" office:value-type="float" office:value="523.093991438891" calcext:value-type="float">
            <text:p>523.09</text:p>
          </table:table-cell>
          <table:table-cell table:style-name="ce6" table:formula="of:=DEC2HEX([.H93]*[.F93])" office:value-type="string" office:string-value="9C" calcext:value-type="string">
            <text:p>9C</text:p>
          </table:table-cell>
          <table:table-cell table:style-name="ce6" table:formula="of:=DEC2HEX((437500/[.H93])-30.125)" office:value-type="string" office:string-value="326" calcext:value-type="string">
            <text:p>326</text:p>
          </table:table-cell>
          <table:table-cell table:style-name="ce6" table:formula="of:=LEN(TEXT([.I93];&quot;####&quot;))" office:value-type="float" office:value="2" calcext:value-type="float">
            <text:p>2</text:p>
          </table:table-cell>
          <table:table-cell table:style-name="ce6" table:formula="of:=LEN(TEXT([.J93];&quot;####&quot;))" office:value-type="float" office:value="3" calcext:value-type="float">
            <text:p>3</text:p>
          </table:table-cell>
          <table:table-cell table:style-name="ce6" table:formula="of:=IF([.K93]&lt;&gt;0;LEFT(&quot;0x0000&quot;;6-[.K93])&amp;[.I93];&quot;0x0000&quot;)" office:value-type="string" office:string-value="0x009C" calcext:value-type="string">
            <text:p>0x009C</text:p>
          </table:table-cell>
          <table:table-cell table:style-name="ce6" table:formula="of:=IF([.L93]&lt;&gt;0;LEFT(&quot;0x0000&quot;;6-[.L93])&amp;[.J93];&quot;0x0000&quot;)" office:value-type="string" office:string-value="0x0326" calcext:value-type="string">
            <text:p>0x0326</text:p>
          </table:table-cell>
          <table:table-cell table:style-name="ce6" table:formula="of:=&quot;DW &quot;&amp;[.M93]&amp;&quot;, &quot;&amp;[.N93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4" calcext:value-type="float">
            <text:p>4</text:p>
          </table:table-cell>
          <table:table-cell table:style-name="ce6" table:formula="of:=0.3*[.C94]" office:value-type="float" office:value="0.3" calcext:value-type="float">
            <text:p>0.3</text:p>
          </table:table-cell>
          <table:table-cell table:style-name="ce6" table:formula="of:=VLOOKUP([.A94];[.$R$3:.$S$8];2;0)+[.B94]" office:value-type="float" office:value="14" calcext:value-type="float">
            <text:p>14</text:p>
          </table:table-cell>
          <table:table-cell table:style-name="ce11" table:formula="of:=[.$B$1]*POWER([.$C$1];[.G94])" office:value-type="float" office:value="587.122102451928" calcext:value-type="float">
            <text:p>587.12</text:p>
          </table:table-cell>
          <table:table-cell table:style-name="ce6" table:formula="of:=DEC2HEX([.H94]*[.F94])" office:value-type="string" office:string-value="B0" calcext:value-type="string">
            <text:p>B0</text:p>
          </table:table-cell>
          <table:table-cell table:style-name="ce6" table:formula="of:=DEC2HEX((437500/[.H94])-30.125)" office:value-type="string" office:string-value="2CB" calcext:value-type="string">
            <text:p>2CB</text:p>
          </table:table-cell>
          <table:table-cell table:style-name="ce6" table:formula="of:=LEN(TEXT([.I94];&quot;####&quot;))" office:value-type="float" office:value="2" calcext:value-type="float">
            <text:p>2</text:p>
          </table:table-cell>
          <table:table-cell table:style-name="ce6" table:formula="of:=LEN(TEXT([.J94];&quot;####&quot;))" office:value-type="float" office:value="3" calcext:value-type="float">
            <text:p>3</text:p>
          </table:table-cell>
          <table:table-cell table:style-name="ce6" table:formula="of:=IF([.K94]&lt;&gt;0;LEFT(&quot;0x0000&quot;;6-[.K94])&amp;[.I94];&quot;0x0000&quot;)" office:value-type="string" office:string-value="0x00B0" calcext:value-type="string">
            <text:p>0x00B0</text:p>
          </table:table-cell>
          <table:table-cell table:style-name="ce6" table:formula="of:=IF([.L94]&lt;&gt;0;LEFT(&quot;0x0000&quot;;6-[.L94])&amp;[.J94];&quot;0x0000&quot;)" office:value-type="string" office:string-value="0x02CB" calcext:value-type="string">
            <text:p>0x02CB</text:p>
          </table:table-cell>
          <table:table-cell table:style-name="ce6" table:formula="of:=&quot;DW &quot;&amp;[.M94]&amp;&quot;, &quot;&amp;[.N94]" office:value-type="string" office:string-value="DW 0x00B0, 0x02CB" calcext:value-type="string">
            <text:p>DW 0x00B0, 0x02CB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95]" office:value-type="float" office:value="0.15" calcext:value-type="float">
            <text:p>0.15</text:p>
          </table:table-cell>
          <table:table-cell table:style-name="ce6" table:formula="of:=VLOOKUP([.A95];[.$R$3:.$S$8];2;0)+[.B95]" office:value-type="float" office:value="0" calcext:value-type="float">
            <text:p>0</text:p>
          </table:table-cell>
          <table:table-cell table:style-name="ce11" table:formula="of:=[.$B$1]*POWER([.$C$1];[.G95])" office:value-type="float" office:value="261.63" calcext:value-type="float">
            <text:p>261.63</text:p>
          </table:table-cell>
          <table:table-cell table:style-name="ce6" table:formula="of:=DEC2HEX([.H95]*[.F95])" office:value-type="string" office:string-value="27" calcext:value-type="string">
            <text:p>27</text:p>
          </table:table-cell>
          <table:table-cell table:style-name="ce6" table:formula="of:=DEC2HEX((437500/[.H95])-30.125)" office:value-type="string" office:string-value="66A" calcext:value-type="string">
            <text:p>66A</text:p>
          </table:table-cell>
          <table:table-cell table:style-name="ce6" table:formula="of:=LEN(TEXT([.I95];&quot;####&quot;))" office:value-type="float" office:value="2" calcext:value-type="float">
            <text:p>2</text:p>
          </table:table-cell>
          <table:table-cell table:style-name="ce6" table:formula="of:=LEN(TEXT([.J95];&quot;####&quot;))" office:value-type="float" office:value="3" calcext:value-type="float">
            <text:p>3</text:p>
          </table:table-cell>
          <table:table-cell table:style-name="ce6" table:formula="of:=IF([.K95]&lt;&gt;0;LEFT(&quot;0x0000&quot;;6-[.K95])&amp;[.I95];&quot;0x0000&quot;)" office:value-type="string" office:string-value="0x0027" calcext:value-type="string">
            <text:p>0x0027</text:p>
          </table:table-cell>
          <table:table-cell table:style-name="ce6" table:formula="of:=IF([.L95]&lt;&gt;0;LEFT(&quot;0x0000&quot;;6-[.L95])&amp;[.J95];&quot;0x0000&quot;)" office:value-type="string" office:string-value="0x066A" calcext:value-type="string">
            <text:p>0x066A</text:p>
          </table:table-cell>
          <table:table-cell table:style-name="ce6" table:formula="of:=&quot;DW &quot;&amp;[.M95]&amp;&quot;, &quot;&amp;[.N95]" office:value-type="string" office:string-value="DW 0x0027, 0x066A" calcext:value-type="string">
            <text:p>DW 0x0027, 0x066A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96]" office:value-type="float" office:value="0.15" calcext:value-type="float">
            <text:p>0.15</text:p>
          </table:table-cell>
          <table:table-cell table:style-name="ce6" table:formula="of:=VLOOKUP([.A96];[.$R$3:.$S$8];2;0)+[.B96]" office:value-type="float" office:value="16" calcext:value-type="float">
            <text:p>16</text:p>
          </table:table-cell>
          <table:table-cell table:style-name="ce11" table:formula="of:=[.$B$1]*POWER([.$C$1];[.G96])" office:value-type="float" office:value="658.987426407559" calcext:value-type="float">
            <text:p>658.99</text:p>
          </table:table-cell>
          <table:table-cell table:style-name="ce6" table:formula="of:=DEC2HEX([.H96]*[.F96])" office:value-type="string" office:string-value="62" calcext:value-type="string">
            <text:p>62</text:p>
          </table:table-cell>
          <table:table-cell table:style-name="ce6" table:formula="of:=DEC2HEX((437500/[.H96])-30.125)" office:value-type="string" office:string-value="279" calcext:value-type="string">
            <text:p>279</text:p>
          </table:table-cell>
          <table:table-cell table:style-name="ce6" table:formula="of:=LEN(TEXT([.I96];&quot;####&quot;))" office:value-type="float" office:value="2" calcext:value-type="float">
            <text:p>2</text:p>
          </table:table-cell>
          <table:table-cell table:style-name="ce6" table:formula="of:=LEN(TEXT([.J96];&quot;####&quot;))" office:value-type="float" office:value="3" calcext:value-type="float">
            <text:p>3</text:p>
          </table:table-cell>
          <table:table-cell table:style-name="ce6" table:formula="of:=IF([.K96]&lt;&gt;0;LEFT(&quot;0x0000&quot;;6-[.K96])&amp;[.I96];&quot;0x0000&quot;)" office:value-type="string" office:string-value="0x0062" calcext:value-type="string">
            <text:p>0x0062</text:p>
          </table:table-cell>
          <table:table-cell table:style-name="ce6" table:formula="of:=IF([.L96]&lt;&gt;0;LEFT(&quot;0x0000&quot;;6-[.L96])&amp;[.J96];&quot;0x0000&quot;)" office:value-type="string" office:string-value="0x0279" calcext:value-type="string">
            <text:p>0x0279</text:p>
          </table:table-cell>
          <table:table-cell table:style-name="ce6" table:formula="of:=&quot;DW &quot;&amp;[.M96]&amp;&quot;, &quot;&amp;[.N96]" office:value-type="string" office:string-value="DW 0x0062, 0x0279" calcext:value-type="string">
            <text:p>DW 0x0062, 0x0279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97]" office:value-type="float" office:value="0.3" calcext:value-type="float">
            <text:p>0.3</text:p>
          </table:table-cell>
          <table:table-cell table:style-name="ce6" table:formula="of:=VLOOKUP([.A97];[.$R$3:.$S$8];2;0)+[.B97]" office:value-type="float" office:value="7" calcext:value-type="float">
            <text:p>7</text:p>
          </table:table-cell>
          <table:table-cell table:style-name="ce11" table:formula="of:=[.$B$1]*POWER([.$C$1];[.G97])" office:value-type="float" office:value="391.929528951951" calcext:value-type="float">
            <text:p>391.93</text:p>
          </table:table-cell>
          <table:table-cell table:style-name="ce6" table:formula="of:=DEC2HEX([.H97]*[.F97])" office:value-type="string" office:string-value="75" calcext:value-type="string">
            <text:p>75</text:p>
          </table:table-cell>
          <table:table-cell table:style-name="ce6" table:formula="of:=DEC2HEX((437500/[.H97])-30.125)" office:value-type="string" office:string-value="43E" calcext:value-type="string">
            <text:p>43E</text:p>
          </table:table-cell>
          <table:table-cell table:style-name="ce6" table:formula="of:=LEN(TEXT([.I97];&quot;####&quot;))" office:value-type="float" office:value="2" calcext:value-type="float">
            <text:p>2</text:p>
          </table:table-cell>
          <table:table-cell table:style-name="ce6" table:formula="of:=LEN(TEXT([.J97];&quot;####&quot;))" office:value-type="float" office:value="3" calcext:value-type="float">
            <text:p>3</text:p>
          </table:table-cell>
          <table:table-cell table:style-name="ce6" table:formula="of:=IF([.K97]&lt;&gt;0;LEFT(&quot;0x0000&quot;;6-[.K97])&amp;[.I97];&quot;0x0000&quot;)" office:value-type="string" office:string-value="0x0075" calcext:value-type="string">
            <text:p>0x0075</text:p>
          </table:table-cell>
          <table:table-cell table:style-name="ce6" table:formula="of:=IF([.L97]&lt;&gt;0;LEFT(&quot;0x0000&quot;;6-[.L97])&amp;[.J97];&quot;0x0000&quot;)" office:value-type="string" office:string-value="0x043E" calcext:value-type="string">
            <text:p>0x043E</text:p>
          </table:table-cell>
          <table:table-cell table:style-name="ce6" table:formula="of:=&quot;DW &quot;&amp;[.M97]&amp;&quot;, &quot;&amp;[.N97]" office:value-type="string" office:string-value="DW 0x0075, 0x043E" calcext:value-type="string">
            <text:p>DW 0x0075, 0x043E</text:p>
          </table:table-cell>
          <table:table-cell table:number-columns-repeated="1009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98]" office:value-type="float" office:value="0.15" calcext:value-type="float">
            <text:p>0.15</text:p>
          </table:table-cell>
          <table:table-cell table:style-name="ce6" table:formula="of:=VLOOKUP([.A98];[.$R$3:.$S$8];2;0)+[.B98]" office:value-type="float" office:value="5" calcext:value-type="float">
            <text:p>5</text:p>
          </table:table-cell>
          <table:table-cell table:style-name="ce11" table:formula="of:=[.$B$1]*POWER([.$C$1];[.G98])" office:value-type="float" office:value="349.187981181523" calcext:value-type="float">
            <text:p>349.19</text:p>
          </table:table-cell>
          <table:table-cell table:style-name="ce6" table:formula="of:=DEC2HEX([.H98]*[.F98])" office:value-type="string" office:string-value="34" calcext:value-type="string">
            <text:p>34</text:p>
          </table:table-cell>
          <table:table-cell table:style-name="ce6" table:formula="of:=DEC2HEX((437500/[.H98])-30.125)" office:value-type="string" office:string-value="4C6" calcext:value-type="string">
            <text:p>4C6</text:p>
          </table:table-cell>
          <table:table-cell table:style-name="ce6" table:formula="of:=LEN(TEXT([.I98];&quot;####&quot;))" office:value-type="float" office:value="2" calcext:value-type="float">
            <text:p>2</text:p>
          </table:table-cell>
          <table:table-cell table:style-name="ce6" table:formula="of:=LEN(TEXT([.J98];&quot;####&quot;))" office:value-type="float" office:value="3" calcext:value-type="float">
            <text:p>3</text:p>
          </table:table-cell>
          <table:table-cell table:style-name="ce6" table:formula="of:=IF([.K98]&lt;&gt;0;LEFT(&quot;0x0000&quot;;6-[.K98])&amp;[.I98];&quot;0x0000&quot;)" office:value-type="string" office:string-value="0x0034" calcext:value-type="string">
            <text:p>0x0034</text:p>
          </table:table-cell>
          <table:table-cell table:style-name="ce6" table:formula="of:=IF([.L98]&lt;&gt;0;LEFT(&quot;0x0000&quot;;6-[.L98])&amp;[.J98];&quot;0x0000&quot;)" office:value-type="string" office:string-value="0x04C6" calcext:value-type="string">
            <text:p>0x04C6</text:p>
          </table:table-cell>
          <table:table-cell table:style-name="ce6" table:formula="of:=&quot;DW &quot;&amp;[.M98]&amp;&quot;, &quot;&amp;[.N98]" office:value-type="string" office:string-value="DW 0x0034, 0x04C6" calcext:value-type="string">
            <text:p>DW 0x0034, 0x04C6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99]" office:value-type="float" office:value="0.15" calcext:value-type="float">
            <text:p>0.15</text:p>
          </table:table-cell>
          <table:table-cell table:style-name="ce6" table:formula="of:=VLOOKUP([.A99];[.$R$3:.$S$8];2;0)+[.B99]" office:value-type="float" office:value="14" calcext:value-type="float">
            <text:p>14</text:p>
          </table:table-cell>
          <table:table-cell table:style-name="ce11" table:formula="of:=[.$B$1]*POWER([.$C$1];[.G99])" office:value-type="float" office:value="587.122102451928" calcext:value-type="float">
            <text:p>587.12</text:p>
          </table:table-cell>
          <table:table-cell table:style-name="ce6" table:formula="of:=DEC2HEX([.H99]*[.F99])" office:value-type="string" office:string-value="58" calcext:value-type="string">
            <text:p>58</text:p>
          </table:table-cell>
          <table:table-cell table:style-name="ce6" table:formula="of:=DEC2HEX((437500/[.H99])-30.125)" office:value-type="string" office:string-value="2CB" calcext:value-type="string">
            <text:p>2CB</text:p>
          </table:table-cell>
          <table:table-cell table:style-name="ce6" table:formula="of:=LEN(TEXT([.I99];&quot;####&quot;))" office:value-type="float" office:value="2" calcext:value-type="float">
            <text:p>2</text:p>
          </table:table-cell>
          <table:table-cell table:style-name="ce6" table:formula="of:=LEN(TEXT([.J99];&quot;####&quot;))" office:value-type="float" office:value="3" calcext:value-type="float">
            <text:p>3</text:p>
          </table:table-cell>
          <table:table-cell table:style-name="ce6" table:formula="of:=IF([.K99]&lt;&gt;0;LEFT(&quot;0x0000&quot;;6-[.K99])&amp;[.I99];&quot;0x0000&quot;)" office:value-type="string" office:string-value="0x0058" calcext:value-type="string">
            <text:p>0x0058</text:p>
          </table:table-cell>
          <table:table-cell table:style-name="ce6" table:formula="of:=IF([.L99]&lt;&gt;0;LEFT(&quot;0x0000&quot;;6-[.L99])&amp;[.J99];&quot;0x0000&quot;)" office:value-type="string" office:string-value="0x02CB" calcext:value-type="string">
            <text:p>0x02CB</text:p>
          </table:table-cell>
          <table:table-cell table:style-name="ce6" table:formula="of:=&quot;DW &quot;&amp;[.M99]&amp;&quot;, &quot;&amp;[.N99]" office:value-type="string" office:string-value="DW 0x0058, 0x02CB" calcext:value-type="string">
            <text:p>DW 0x0058, 0x02CB</text:p>
          </table:table-cell>
          <table:table-cell table:number-columns-repeated="1009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100]" office:value-type="float" office:value="0.3" calcext:value-type="float">
            <text:p>0.3</text:p>
          </table:table-cell>
          <table:table-cell table:style-name="ce6" table:formula="of:=VLOOKUP([.A100];[.$R$3:.$S$8];2;0)+[.B100]" office:value-type="float" office:value="12" calcext:value-type="float">
            <text:p>12</text:p>
          </table:table-cell>
          <table:table-cell table:style-name="ce11" table:formula="of:=[.$B$1]*POWER([.$C$1];[.G100])" office:value-type="float" office:value="523.093991438891" calcext:value-type="float">
            <text:p>523.09</text:p>
          </table:table-cell>
          <table:table-cell table:style-name="ce6" table:formula="of:=DEC2HEX([.H100]*[.F100])" office:value-type="string" office:string-value="9C" calcext:value-type="string">
            <text:p>9C</text:p>
          </table:table-cell>
          <table:table-cell table:style-name="ce6" table:formula="of:=DEC2HEX((437500/[.H100])-30.125)" office:value-type="string" office:string-value="326" calcext:value-type="string">
            <text:p>326</text:p>
          </table:table-cell>
          <table:table-cell table:style-name="ce6" table:formula="of:=LEN(TEXT([.I100];&quot;####&quot;))" office:value-type="float" office:value="2" calcext:value-type="float">
            <text:p>2</text:p>
          </table:table-cell>
          <table:table-cell table:style-name="ce6" table:formula="of:=LEN(TEXT([.J100];&quot;####&quot;))" office:value-type="float" office:value="3" calcext:value-type="float">
            <text:p>3</text:p>
          </table:table-cell>
          <table:table-cell table:style-name="ce6" table:formula="of:=IF([.K100]&lt;&gt;0;LEFT(&quot;0x0000&quot;;6-[.K100])&amp;[.I100];&quot;0x0000&quot;)" office:value-type="string" office:string-value="0x009C" calcext:value-type="string">
            <text:p>0x009C</text:p>
          </table:table-cell>
          <table:table-cell table:style-name="ce6" table:formula="of:=IF([.L100]&lt;&gt;0;LEFT(&quot;0x0000&quot;;6-[.L100])&amp;[.J100];&quot;0x0000&quot;)" office:value-type="string" office:string-value="0x0326" calcext:value-type="string">
            <text:p>0x0326</text:p>
          </table:table-cell>
          <table:table-cell table:style-name="ce6" table:formula="of:=&quot;DW &quot;&amp;[.M100]&amp;&quot;, &quot;&amp;[.N100]" office:value-type="string" office:string-value="DW 0x009C, 0x0326" calcext:value-type="string">
            <text:p>DW 0x009C, 0x0326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101]" office:value-type="float" office:value="0.15" calcext:value-type="float">
            <text:p>0.15</text:p>
          </table:table-cell>
          <table:table-cell table:style-name="ce6" table:formula="of:=VLOOKUP([.A101];[.$R$3:.$S$8];2;0)+[.B101]" office:value-type="float" office:value="2" calcext:value-type="float">
            <text:p>2</text:p>
          </table:table-cell>
          <table:table-cell table:style-name="ce11" table:formula="of:=[.$B$1]*POWER([.$C$1];[.G101])" office:value-type="float" office:value="293.654215453635" calcext:value-type="float">
            <text:p>293.65</text:p>
          </table:table-cell>
          <table:table-cell table:style-name="ce6" table:formula="of:=DEC2HEX([.H101]*[.F101])" office:value-type="string" office:string-value="2C" calcext:value-type="string">
            <text:p>2C</text:p>
          </table:table-cell>
          <table:table-cell table:style-name="ce6" table:formula="of:=DEC2HEX((437500/[.H101])-30.125)" office:value-type="string" office:string-value="5B3" calcext:value-type="string">
            <text:p>5B3</text:p>
          </table:table-cell>
          <table:table-cell table:style-name="ce6" table:formula="of:=LEN(TEXT([.I101];&quot;####&quot;))" office:value-type="float" office:value="2" calcext:value-type="float">
            <text:p>2</text:p>
          </table:table-cell>
          <table:table-cell table:style-name="ce6" table:formula="of:=LEN(TEXT([.J101];&quot;####&quot;))" office:value-type="float" office:value="3" calcext:value-type="float">
            <text:p>3</text:p>
          </table:table-cell>
          <table:table-cell table:style-name="ce6" table:formula="of:=IF([.K101]&lt;&gt;0;LEFT(&quot;0x0000&quot;;6-[.K101])&amp;[.I101];&quot;0x0000&quot;)" office:value-type="string" office:string-value="0x002C" calcext:value-type="string">
            <text:p>0x002C</text:p>
          </table:table-cell>
          <table:table-cell table:style-name="ce6" table:formula="of:=IF([.L101]&lt;&gt;0;LEFT(&quot;0x0000&quot;;6-[.L101])&amp;[.J101];&quot;0x0000&quot;)" office:value-type="string" office:string-value="0x05B3" calcext:value-type="string">
            <text:p>0x05B3</text:p>
          </table:table-cell>
          <table:table-cell table:style-name="ce6" table:formula="of:=&quot;DW &quot;&amp;[.M101]&amp;&quot;, &quot;&amp;[.N101]" office:value-type="string" office:string-value="DW 0x002C, 0x05B3" calcext:value-type="string">
            <text:p>DW 0x002C, 0x05B3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102]" office:value-type="float" office:value="0.15" calcext:value-type="float">
            <text:p>0.15</text:p>
          </table:table-cell>
          <table:table-cell table:style-name="ce6" table:formula="of:=VLOOKUP([.A102];[.$R$3:.$S$8];2;0)+[.B102]" office:value-type="float" office:value="11" calcext:value-type="float">
            <text:p>11</text:p>
          </table:table-cell>
          <table:table-cell table:style-name="ce11" table:formula="of:=[.$B$1]*POWER([.$C$1];[.G102])" office:value-type="float" office:value="493.748037339759" calcext:value-type="float">
            <text:p>493.75</text:p>
          </table:table-cell>
          <table:table-cell table:style-name="ce6" table:formula="of:=DEC2HEX([.H102]*[.F102])" office:value-type="string" office:string-value="4A" calcext:value-type="string">
            <text:p>4A</text:p>
          </table:table-cell>
          <table:table-cell table:style-name="ce6" table:formula="of:=DEC2HEX((437500/[.H102])-30.125)" office:value-type="string" office:string-value="357" calcext:value-type="string">
            <text:p>357</text:p>
          </table:table-cell>
          <table:table-cell table:style-name="ce6" table:formula="of:=LEN(TEXT([.I102];&quot;####&quot;))" office:value-type="float" office:value="2" calcext:value-type="float">
            <text:p>2</text:p>
          </table:table-cell>
          <table:table-cell table:style-name="ce6" table:formula="of:=LEN(TEXT([.J102];&quot;####&quot;))" office:value-type="float" office:value="3" calcext:value-type="float">
            <text:p>3</text:p>
          </table:table-cell>
          <table:table-cell table:style-name="ce6" table:formula="of:=IF([.K102]&lt;&gt;0;LEFT(&quot;0x0000&quot;;6-[.K102])&amp;[.I102];&quot;0x0000&quot;)" office:value-type="string" office:string-value="0x004A" calcext:value-type="string">
            <text:p>0x004A</text:p>
          </table:table-cell>
          <table:table-cell table:style-name="ce6" table:formula="of:=IF([.L102]&lt;&gt;0;LEFT(&quot;0x0000&quot;;6-[.L102])&amp;[.J102];&quot;0x0000&quot;)" office:value-type="string" office:string-value="0x0357" calcext:value-type="string">
            <text:p>0x0357</text:p>
          </table:table-cell>
          <table:table-cell table:style-name="ce6" table:formula="of:=&quot;DW &quot;&amp;[.M102]&amp;&quot;, &quot;&amp;[.N102]" office:value-type="string" office:string-value="DW 0x004A, 0x0357" calcext:value-type="string">
            <text:p>DW 0x004A, 0x0357</text:p>
          </table:table-cell>
          <table:table-cell table:number-columns-repeated="100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4" calcext:value-type="float">
            <text:p>4</text:p>
          </table:table-cell>
          <table:table-cell table:style-name="ce6" table:formula="of:=0.3*[.C103]" office:value-type="float" office:value="0.3" calcext:value-type="float">
            <text:p>0.3</text:p>
          </table:table-cell>
          <table:table-cell table:style-name="ce6" table:formula="of:=VLOOKUP([.A103];[.$R$3:.$S$8];2;0)+[.B103]" office:value-type="float" office:value="9" calcext:value-type="float">
            <text:p>9</text:p>
          </table:table-cell>
          <table:table-cell table:style-name="ce11" table:formula="of:=[.$B$1]*POWER([.$C$1];[.G103])" office:value-type="float" office:value="439.902757090157" calcext:value-type="float">
            <text:p>439.90</text:p>
          </table:table-cell>
          <table:table-cell table:style-name="ce6" table:formula="of:=DEC2HEX([.H103]*[.F103])" office:value-type="string" office:string-value="83" calcext:value-type="string">
            <text:p>83</text:p>
          </table:table-cell>
          <table:table-cell table:style-name="ce6" table:formula="of:=DEC2HEX((437500/[.H103])-30.125)" office:value-type="string" office:string-value="3C4" calcext:value-type="string">
            <text:p>3C4</text:p>
          </table:table-cell>
          <table:table-cell table:style-name="ce6" table:formula="of:=LEN(TEXT([.I103];&quot;####&quot;))" office:value-type="float" office:value="2" calcext:value-type="float">
            <text:p>2</text:p>
          </table:table-cell>
          <table:table-cell table:style-name="ce6" table:formula="of:=LEN(TEXT([.J103];&quot;####&quot;))" office:value-type="float" office:value="3" calcext:value-type="float">
            <text:p>3</text:p>
          </table:table-cell>
          <table:table-cell table:style-name="ce6" table:formula="of:=IF([.K103]&lt;&gt;0;LEFT(&quot;0x0000&quot;;6-[.K103])&amp;[.I103];&quot;0x0000&quot;)" office:value-type="string" office:string-value="0x0083" calcext:value-type="string">
            <text:p>0x0083</text:p>
          </table:table-cell>
          <table:table-cell table:style-name="ce6" table:formula="of:=IF([.L103]&lt;&gt;0;LEFT(&quot;0x0000&quot;;6-[.L103])&amp;[.J103];&quot;0x0000&quot;)" office:value-type="string" office:string-value="0x03C4" calcext:value-type="string">
            <text:p>0x03C4</text:p>
          </table:table-cell>
          <table:table-cell table:style-name="ce6" table:formula="of:=&quot;DW &quot;&amp;[.M103]&amp;&quot;, &quot;&amp;[.N103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104]" office:value-type="float" office:value="0.15" calcext:value-type="float">
            <text:p>0.15</text:p>
          </table:table-cell>
          <table:table-cell table:style-name="ce6" table:formula="of:=VLOOKUP([.A104];[.$R$3:.$S$8];2;0)+[.B104]" office:value-type="float" office:value="4" calcext:value-type="float">
            <text:p>4</text:p>
          </table:table-cell>
          <table:table-cell table:style-name="ce11" table:formula="of:=[.$B$1]*POWER([.$C$1];[.G104])" office:value-type="float" office:value="329.598280983411" calcext:value-type="float">
            <text:p>329.60</text:p>
          </table:table-cell>
          <table:table-cell table:style-name="ce6" table:formula="of:=DEC2HEX([.H104]*[.F104])" office:value-type="string" office:string-value="31" calcext:value-type="string">
            <text:p>31</text:p>
          </table:table-cell>
          <table:table-cell table:style-name="ce6" table:formula="of:=DEC2HEX((437500/[.H104])-30.125)" office:value-type="string" office:string-value="511" calcext:value-type="string">
            <text:p>511</text:p>
          </table:table-cell>
          <table:table-cell table:style-name="ce6" table:formula="of:=LEN(TEXT([.I104];&quot;####&quot;))" office:value-type="float" office:value="2" calcext:value-type="float">
            <text:p>2</text:p>
          </table:table-cell>
          <table:table-cell table:style-name="ce6" table:formula="of:=LEN(TEXT([.J104];&quot;####&quot;))" office:value-type="float" office:value="3" calcext:value-type="float">
            <text:p>3</text:p>
          </table:table-cell>
          <table:table-cell table:style-name="ce6" table:formula="of:=IF([.K104]&lt;&gt;0;LEFT(&quot;0x0000&quot;;6-[.K104])&amp;[.I104];&quot;0x0000&quot;)" office:value-type="string" office:string-value="0x0031" calcext:value-type="string">
            <text:p>0x0031</text:p>
          </table:table-cell>
          <table:table-cell table:style-name="ce6" table:formula="of:=IF([.L104]&lt;&gt;0;LEFT(&quot;0x0000&quot;;6-[.L104])&amp;[.J104];&quot;0x0000&quot;)" office:value-type="string" office:string-value="0x0511" calcext:value-type="string">
            <text:p>0x0511</text:p>
          </table:table-cell>
          <table:table-cell table:style-name="ce6" table:formula="of:=&quot;DW &quot;&amp;[.M104]&amp;&quot;, &quot;&amp;[.N104]" office:value-type="string" office:string-value="DW 0x0031, 0x0511" calcext:value-type="string">
            <text:p>DW 0x0031, 0x051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105]" office:value-type="float" office:value="0.15" calcext:value-type="float">
            <text:p>0.15</text:p>
          </table:table-cell>
          <table:table-cell table:style-name="ce6" table:formula="of:=VLOOKUP([.A105];[.$R$3:.$S$8];2;0)+[.B105]" office:value-type="float" office:value="8" calcext:value-type="float">
            <text:p>8</text:p>
          </table:table-cell>
          <table:table-cell table:style-name="ce11" table:formula="of:=[.$B$1]*POWER([.$C$1];[.G105])" office:value-type="float" office:value="415.223891859572" calcext:value-type="float">
            <text:p>415.22</text:p>
          </table:table-cell>
          <table:table-cell table:style-name="ce6" table:formula="of:=DEC2HEX([.H105]*[.F105])" office:value-type="string" office:string-value="3E" calcext:value-type="string">
            <text:p>3E</text:p>
          </table:table-cell>
          <table:table-cell table:style-name="ce6" table:formula="of:=DEC2HEX((437500/[.H105])-30.125)" office:value-type="string" office:string-value="3FF" calcext:value-type="string">
            <text:p>3FF</text:p>
          </table:table-cell>
          <table:table-cell table:style-name="ce6" table:formula="of:=LEN(TEXT([.I105];&quot;####&quot;))" office:value-type="float" office:value="2" calcext:value-type="float">
            <text:p>2</text:p>
          </table:table-cell>
          <table:table-cell table:style-name="ce6" table:formula="of:=LEN(TEXT([.J105];&quot;####&quot;))" office:value-type="float" office:value="3" calcext:value-type="float">
            <text:p>3</text:p>
          </table:table-cell>
          <table:table-cell table:style-name="ce6" table:formula="of:=IF([.K105]&lt;&gt;0;LEFT(&quot;0x0000&quot;;6-[.K105])&amp;[.I105];&quot;0x0000&quot;)" office:value-type="string" office:string-value="0x003E" calcext:value-type="string">
            <text:p>0x003E</text:p>
          </table:table-cell>
          <table:table-cell table:style-name="ce6" table:formula="of:=IF([.L105]&lt;&gt;0;LEFT(&quot;0x0000&quot;;6-[.L105])&amp;[.J105];&quot;0x0000&quot;)" office:value-type="string" office:string-value="0x03FF" calcext:value-type="string">
            <text:p>0x03FF</text:p>
          </table:table-cell>
          <table:table-cell table:style-name="ce6" table:formula="of:=&quot;DW &quot;&amp;[.M105]&amp;&quot;, &quot;&amp;[.N105]" office:value-type="string" office:string-value="DW 0x003E, 0x03FF" calcext:value-type="string">
            <text:p>DW 0x003E, 0x03FF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106]" office:value-type="float" office:value="0.3" calcext:value-type="float">
            <text:p>0.3</text:p>
          </table:table-cell>
          <table:table-cell table:style-name="ce6" table:formula="of:=VLOOKUP([.A106];[.$R$3:.$S$8];2;0)+[.B106]" office:value-type="float" office:value="9" calcext:value-type="float">
            <text:p>9</text:p>
          </table:table-cell>
          <table:table-cell table:style-name="ce11" table:formula="of:=[.$B$1]*POWER([.$C$1];[.G106])" office:value-type="float" office:value="439.902757090157" calcext:value-type="float">
            <text:p>439.90</text:p>
          </table:table-cell>
          <table:table-cell table:style-name="ce6" table:formula="of:=DEC2HEX([.H106]*[.F106])" office:value-type="string" office:string-value="83" calcext:value-type="string">
            <text:p>83</text:p>
          </table:table-cell>
          <table:table-cell table:style-name="ce6" table:formula="of:=DEC2HEX((437500/[.H106])-30.125)" office:value-type="string" office:string-value="3C4" calcext:value-type="string">
            <text:p>3C4</text:p>
          </table:table-cell>
          <table:table-cell table:style-name="ce6" table:formula="of:=LEN(TEXT([.I106];&quot;####&quot;))" office:value-type="float" office:value="2" calcext:value-type="float">
            <text:p>2</text:p>
          </table:table-cell>
          <table:table-cell table:style-name="ce6" table:formula="of:=LEN(TEXT([.J106];&quot;####&quot;))" office:value-type="float" office:value="3" calcext:value-type="float">
            <text:p>3</text:p>
          </table:table-cell>
          <table:table-cell table:style-name="ce6" table:formula="of:=IF([.K106]&lt;&gt;0;LEFT(&quot;0x0000&quot;;6-[.K106])&amp;[.I106];&quot;0x0000&quot;)" office:value-type="string" office:string-value="0x0083" calcext:value-type="string">
            <text:p>0x0083</text:p>
          </table:table-cell>
          <table:table-cell table:style-name="ce6" table:formula="of:=IF([.L106]&lt;&gt;0;LEFT(&quot;0x0000&quot;;6-[.L106])&amp;[.J106];&quot;0x0000&quot;)" office:value-type="string" office:string-value="0x03C4" calcext:value-type="string">
            <text:p>0x03C4</text:p>
          </table:table-cell>
          <table:table-cell table:style-name="ce6" table:formula="of:=&quot;DW &quot;&amp;[.M106]&amp;&quot;, &quot;&amp;[.N106]" office:value-type="string" office:string-value="DW 0x0083, 0x03C4" calcext:value-type="string">
            <text:p>DW 0x0083, 0x03C4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0.3*[.C107]" office:value-type="float" office:value="0.15" calcext:value-type="float">
            <text:p>0.15</text:p>
          </table:table-cell>
          <table:table-cell table:style-name="ce6" table:formula="of:=VLOOKUP([.A107];[.$R$3:.$S$8];2;0)+[.B107]" office:value-type="float" office:value="-8" calcext:value-type="float">
            <text:p>-8</text:p>
          </table:table-cell>
          <table:table-cell table:style-name="ce11" table:formula="of:=[.$B$1]*POWER([.$C$1];[.G107])" office:value-type="float" office:value="164.851440974282" calcext:value-type="float">
            <text:p>164.85</text:p>
          </table:table-cell>
          <table:table-cell table:style-name="ce6" table:formula="of:=DEC2HEX([.H107]*[.F107])" office:value-type="string" office:string-value="18" calcext:value-type="string">
            <text:p>18</text:p>
          </table:table-cell>
          <table:table-cell table:style-name="ce6" table:formula="of:=DEC2HEX((437500/[.H107])-30.125)" office:value-type="string" office:string-value="A3F" calcext:value-type="string">
            <text:p>A3F</text:p>
          </table:table-cell>
          <table:table-cell table:style-name="ce6" table:formula="of:=LEN(TEXT([.I107];&quot;####&quot;))" office:value-type="float" office:value="2" calcext:value-type="float">
            <text:p>2</text:p>
          </table:table-cell>
          <table:table-cell table:style-name="ce6" table:formula="of:=LEN(TEXT([.J107];&quot;####&quot;))" office:value-type="float" office:value="3" calcext:value-type="float">
            <text:p>3</text:p>
          </table:table-cell>
          <table:table-cell table:style-name="ce6" table:formula="of:=IF([.K107]&lt;&gt;0;LEFT(&quot;0x0000&quot;;6-[.K107])&amp;[.I107];&quot;0x0000&quot;)" office:value-type="string" office:string-value="0x0018" calcext:value-type="string">
            <text:p>0x0018</text:p>
          </table:table-cell>
          <table:table-cell table:style-name="ce6" table:formula="of:=IF([.L107]&lt;&gt;0;LEFT(&quot;0x0000&quot;;6-[.L107])&amp;[.J107];&quot;0x0000&quot;)" office:value-type="string" office:string-value="0x0A3F" calcext:value-type="string">
            <text:p>0x0A3F</text:p>
          </table:table-cell>
          <table:table-cell table:style-name="ce6" table:formula="of:=&quot;DW &quot;&amp;[.M107]&amp;&quot;, &quot;&amp;[.N107]" office:value-type="string" office:string-value="DW 0x0018, 0x0A3F" calcext:value-type="string">
            <text:p>DW 0x0018, 0x0A3F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0.3*[.C108]" office:value-type="float" office:value="0.15" calcext:value-type="float">
            <text:p>0.15</text:p>
          </table:table-cell>
          <table:table-cell table:style-name="ce6" table:formula="of:=VLOOKUP([.A108];[.$R$3:.$S$8];2;0)+[.B108]" office:value-type="float" office:value="11" calcext:value-type="float">
            <text:p>11</text:p>
          </table:table-cell>
          <table:table-cell table:style-name="ce11" table:formula="of:=[.$B$1]*POWER([.$C$1];[.G108])" office:value-type="float" office:value="493.748037339759" calcext:value-type="float">
            <text:p>493.75</text:p>
          </table:table-cell>
          <table:table-cell table:style-name="ce6" table:formula="of:=DEC2HEX([.H108]*[.F108])" office:value-type="string" office:string-value="4A" calcext:value-type="string">
            <text:p>4A</text:p>
          </table:table-cell>
          <table:table-cell table:style-name="ce6" table:formula="of:=DEC2HEX((437500/[.H108])-30.125)" office:value-type="string" office:string-value="357" calcext:value-type="string">
            <text:p>357</text:p>
          </table:table-cell>
          <table:table-cell table:style-name="ce6" table:formula="of:=LEN(TEXT([.I108];&quot;####&quot;))" office:value-type="float" office:value="2" calcext:value-type="float">
            <text:p>2</text:p>
          </table:table-cell>
          <table:table-cell table:style-name="ce6" table:formula="of:=LEN(TEXT([.J108];&quot;####&quot;))" office:value-type="float" office:value="3" calcext:value-type="float">
            <text:p>3</text:p>
          </table:table-cell>
          <table:table-cell table:style-name="ce6" table:formula="of:=IF([.K108]&lt;&gt;0;LEFT(&quot;0x0000&quot;;6-[.K108])&amp;[.I108];&quot;0x0000&quot;)" office:value-type="string" office:string-value="0x004A" calcext:value-type="string">
            <text:p>0x004A</text:p>
          </table:table-cell>
          <table:table-cell table:style-name="ce6" table:formula="of:=IF([.L108]&lt;&gt;0;LEFT(&quot;0x0000&quot;;6-[.L108])&amp;[.J108];&quot;0x0000&quot;)" office:value-type="string" office:string-value="0x0357" calcext:value-type="string">
            <text:p>0x0357</text:p>
          </table:table-cell>
          <table:table-cell table:style-name="ce6" table:formula="of:=&quot;DW &quot;&amp;[.M108]&amp;&quot;, &quot;&amp;[.N108]" office:value-type="string" office:string-value="DW 0x004A, 0x0357" calcext:value-type="string">
            <text:p>DW 0x004A, 0x0357</text:p>
          </table:table-cell>
          <table:table-cell table:number-columns-repeated="1009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333" calcext:value-type="float">
            <text:p>0.333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109]" office:value-type="float" office:value="0.0999" calcext:value-type="float">
            <text:p>0.0999</text:p>
          </table:table-cell>
          <table:table-cell table:style-name="ce6" table:formula="of:=VLOOKUP([.A109];[.$R$3:.$S$8];2;0)+[.B109]" office:value-type="float" office:value="-3" calcext:value-type="float">
            <text:p>-3</text:p>
          </table:table-cell>
          <table:table-cell table:style-name="ce11" table:formula="of:=[.$B$1]*POWER([.$C$1];[.G109])" office:value-type="float" office:value="220.021182084144" calcext:value-type="float">
            <text:p>220.02</text:p>
          </table:table-cell>
          <table:table-cell table:style-name="ce6" table:formula="of:=DEC2HEX([.H109]*[.F109])" office:value-type="string" office:string-value="15" calcext:value-type="string">
            <text:p>15</text:p>
          </table:table-cell>
          <table:table-cell table:style-name="ce6" table:formula="of:=DEC2HEX((437500/[.H109])-30.125)" office:value-type="string" office:string-value="7A6" calcext:value-type="string">
            <text:p>7A6</text:p>
          </table:table-cell>
          <table:table-cell table:style-name="ce6" table:formula="of:=LEN(TEXT([.I109];&quot;####&quot;))" office:value-type="float" office:value="2" calcext:value-type="float">
            <text:p>2</text:p>
          </table:table-cell>
          <table:table-cell table:style-name="ce6" table:formula="of:=LEN(TEXT([.J109];&quot;####&quot;))" office:value-type="float" office:value="3" calcext:value-type="float">
            <text:p>3</text:p>
          </table:table-cell>
          <table:table-cell table:style-name="ce6" table:formula="of:=IF([.K109]&lt;&gt;0;LEFT(&quot;0x0000&quot;;6-[.K109])&amp;[.I109];&quot;0x0000&quot;)" office:value-type="string" office:string-value="0x0015" calcext:value-type="string">
            <text:p>0x0015</text:p>
          </table:table-cell>
          <table:table-cell table:style-name="ce6" table:formula="of:=IF([.L109]&lt;&gt;0;LEFT(&quot;0x0000&quot;;6-[.L109])&amp;[.J109];&quot;0x0000&quot;)" office:value-type="string" office:string-value="0x07A6" calcext:value-type="string">
            <text:p>0x07A6</text:p>
          </table:table-cell>
          <table:table-cell table:style-name="ce6" table:formula="of:=&quot;DW &quot;&amp;[.M109]&amp;&quot;, &quot;&amp;[.N109]" office:value-type="string" office:string-value="DW 0x0015, 0x07A6" calcext:value-type="string">
            <text:p>DW 0x0015, 0x07A6</text:p>
          </table:table-cell>
          <table:table-cell table:number-columns-repeated="100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333" calcext:value-type="float">
            <text:p>0.333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110]" office:value-type="float" office:value="0.0999" calcext:value-type="float">
            <text:p>0.0999</text:p>
          </table:table-cell>
          <table:table-cell table:style-name="ce6" table:formula="of:=VLOOKUP([.A110];[.$R$3:.$S$8];2;0)+[.B110]" office:value-type="float" office:value="4" calcext:value-type="float">
            <text:p>4</text:p>
          </table:table-cell>
          <table:table-cell table:style-name="ce11" table:formula="of:=[.$B$1]*POWER([.$C$1];[.G110])" office:value-type="float" office:value="329.598280983411" calcext:value-type="float">
            <text:p>329.60</text:p>
          </table:table-cell>
          <table:table-cell table:style-name="ce6" table:formula="of:=DEC2HEX([.H110]*[.F110])" office:value-type="string" office:string-value="20" calcext:value-type="string">
            <text:p>20</text:p>
          </table:table-cell>
          <table:table-cell table:style-name="ce6" table:formula="of:=DEC2HEX((437500/[.H110])-30.125)" office:value-type="string" office:string-value="511" calcext:value-type="string">
            <text:p>511</text:p>
          </table:table-cell>
          <table:table-cell table:style-name="ce6" table:formula="of:=LEN(TEXT([.I110];&quot;####&quot;))" office:value-type="float" office:value="2" calcext:value-type="float">
            <text:p>2</text:p>
          </table:table-cell>
          <table:table-cell table:style-name="ce6" table:formula="of:=LEN(TEXT([.J110];&quot;####&quot;))" office:value-type="float" office:value="3" calcext:value-type="float">
            <text:p>3</text:p>
          </table:table-cell>
          <table:table-cell table:style-name="ce6" table:formula="of:=IF([.K110]&lt;&gt;0;LEFT(&quot;0x0000&quot;;6-[.K110])&amp;[.I110];&quot;0x0000&quot;)" office:value-type="string" office:string-value="0x0020" calcext:value-type="string">
            <text:p>0x0020</text:p>
          </table:table-cell>
          <table:table-cell table:style-name="ce6" table:formula="of:=IF([.L110]&lt;&gt;0;LEFT(&quot;0x0000&quot;;6-[.L110])&amp;[.J110];&quot;0x0000&quot;)" office:value-type="string" office:string-value="0x0511" calcext:value-type="string">
            <text:p>0x0511</text:p>
          </table:table-cell>
          <table:table-cell table:style-name="ce6" table:formula="of:=&quot;DW &quot;&amp;[.M110]&amp;&quot;, &quot;&amp;[.N110]" office:value-type="string" office:string-value="DW 0x0020, 0x0511" calcext:value-type="string">
            <text:p>DW 0x0020, 0x0511</text:p>
          </table:table-cell>
          <table:table-cell table:number-columns-repeated="1009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333" calcext:value-type="float">
            <text:p>0.333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0.3*[.C111]" office:value-type="float" office:value="0.0999" calcext:value-type="float">
            <text:p>0.0999</text:p>
          </table:table-cell>
          <table:table-cell table:style-name="ce6" table:formula="of:=VLOOKUP([.A111];[.$R$3:.$S$8];2;0)+[.B111]" office:value-type="float" office:value="9" calcext:value-type="float">
            <text:p>9</text:p>
          </table:table-cell>
          <table:table-cell table:style-name="ce11" table:formula="of:=[.$B$1]*POWER([.$C$1];[.G111])" office:value-type="float" office:value="439.902757090157" calcext:value-type="float">
            <text:p>439.90</text:p>
          </table:table-cell>
          <table:table-cell table:style-name="ce6" table:formula="of:=DEC2HEX([.H111]*[.F111])" office:value-type="string" office:string-value="2B" calcext:value-type="string">
            <text:p>2B</text:p>
          </table:table-cell>
          <table:table-cell table:style-name="ce6" table:formula="of:=DEC2HEX((437500/[.H111])-30.125)" office:value-type="string" office:string-value="3C4" calcext:value-type="string">
            <text:p>3C4</text:p>
          </table:table-cell>
          <table:table-cell table:style-name="ce6" table:formula="of:=LEN(TEXT([.I111];&quot;####&quot;))" office:value-type="float" office:value="2" calcext:value-type="float">
            <text:p>2</text:p>
          </table:table-cell>
          <table:table-cell table:style-name="ce6" table:formula="of:=LEN(TEXT([.J111];&quot;####&quot;))" office:value-type="float" office:value="3" calcext:value-type="float">
            <text:p>3</text:p>
          </table:table-cell>
          <table:table-cell table:style-name="ce6" table:formula="of:=IF([.K111]&lt;&gt;0;LEFT(&quot;0x0000&quot;;6-[.K111])&amp;[.I111];&quot;0x0000&quot;)" office:value-type="string" office:string-value="0x002B" calcext:value-type="string">
            <text:p>0x002B</text:p>
          </table:table-cell>
          <table:table-cell table:style-name="ce6" table:formula="of:=IF([.L111]&lt;&gt;0;LEFT(&quot;0x0000&quot;;6-[.L111])&amp;[.J111];&quot;0x0000&quot;)" office:value-type="string" office:string-value="0x03C4" calcext:value-type="string">
            <text:p>0x03C4</text:p>
          </table:table-cell>
          <table:table-cell table:style-name="ce6" table:formula="of:=&quot;DW &quot;&amp;[.M111]&amp;&quot;, &quot;&amp;[.N111]" office:value-type="string" office:string-value="DW 0x002B, 0x03C4" calcext:value-type="string">
            <text:p>DW 0x002B, 0x03C4</text:p>
          </table:table-cell>
          <table:table-cell table:number-columns-repeated="1009"/>
        </table:table-row>
        <table:table-row table:style-name="ro1" table:number-rows-repeated="8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YING" table:style-name="ta7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9" calcext:value-type="float">
            <text:p>9.00</text:p>
          </table:table-cell>
          <table:table-cell table:style-name="ce11" table:formula="of:=[.$B$1]*POWER([.$C$1];[.B3])" office:value-type="float" office:value="439.902757090157" calcext:value-type="float">
            <text:p>439.90</text:p>
          </table:table-cell>
          <table:table-cell table:style-name="ce6" table:formula="of:=DEC2HEX([.C3]*[.A3])" office:value-type="string" office:string-value="15" calcext:value-type="string">
            <text:p>15</text:p>
          </table:table-cell>
          <table:table-cell table:style-name="ce6" table:formula="of:=DEC2HEX((437500/[.C3])-30.125)" office:value-type="string" office:string-value="3C4" calcext:value-type="string">
            <text:p>3C4</text:p>
          </table:table-cell>
          <table:table-cell table:style-name="ce6" table:formula="of:=LEN(TEXT([.D3];&quot;####&quot;))" office:value-type="float" office:value="2" calcext:value-type="float">
            <text:p>2</text:p>
          </table:table-cell>
          <table:table-cell table:style-name="ce6" table:formula="of:=LEN(TEXT([.E3];&quot;####&quot;))" office:value-type="float" office:value="3" calcext:value-type="float">
            <text:p>3</text:p>
          </table:table-cell>
          <table:table-cell table:style-name="ce6" table:formula="of:=IF([.F3]&lt;&gt;0;LEFT(&quot;0x0000&quot;;6-[.F3])&amp;[.D3];&quot;0x0000&quot;)" office:value-type="string" office:string-value="0x0015" calcext:value-type="string">
            <text:p>0x0015</text:p>
          </table:table-cell>
          <table:table-cell table:style-name="ce6" table:formula="of:=IF([.G3]&lt;&gt;0;LEFT(&quot;0x0000&quot;;6-[.G3])&amp;[.E3];&quot;0x0000&quot;)" office:value-type="string" office:string-value="0x03C4" calcext:value-type="string">
            <text:p>0x03C4</text:p>
          </table:table-cell>
          <table:table-cell table:style-name="ce6" table:formula="of:=&quot;DW &quot;&amp;[.H3]&amp;&quot;, &quot;&amp;[.I3]" office:value-type="string" office:string-value="DW 0x0015, 0x03C4" calcext:value-type="string">
            <text:p>DW 0x0015, 0x03C4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8" calcext:value-type="float">
            <text:p>8.00</text:p>
          </table:table-cell>
          <table:table-cell table:style-name="ce11" table:formula="of:=[.$B$1]*POWER([.$C$1];[.B4])" office:value-type="float" office:value="415.223891859572" calcext:value-type="float">
            <text:p>415.22</text:p>
          </table:table-cell>
          <table:table-cell table:style-name="ce6" table:formula="of:=DEC2HEX([.C4]*[.A4])" office:value-type="string" office:string-value="14" calcext:value-type="string">
            <text:p>14</text:p>
          </table:table-cell>
          <table:table-cell table:style-name="ce6" table:formula="of:=DEC2HEX((437500/[.C4])-30.125)" office:value-type="string" office:string-value="3FF" calcext:value-type="string">
            <text:p>3FF</text:p>
          </table:table-cell>
          <table:table-cell table:style-name="ce6" table:formula="of:=LEN(TEXT([.D4];&quot;####&quot;))" office:value-type="float" office:value="2" calcext:value-type="float">
            <text:p>2</text:p>
          </table:table-cell>
          <table:table-cell table:style-name="ce6" table:formula="of:=LEN(TEXT([.E4];&quot;####&quot;))" office:value-type="float" office:value="3" calcext:value-type="float">
            <text:p>3</text:p>
          </table:table-cell>
          <table:table-cell table:style-name="ce6" table:formula="of:=IF([.F4]&lt;&gt;0;LEFT(&quot;0x0000&quot;;6-[.F4])&amp;[.D4];&quot;0x0000&quot;)" office:value-type="string" office:string-value="0x0014" calcext:value-type="string">
            <text:p>0x0014</text:p>
          </table:table-cell>
          <table:table-cell table:style-name="ce6" table:formula="of:=IF([.G4]&lt;&gt;0;LEFT(&quot;0x0000&quot;;6-[.G4])&amp;[.E4];&quot;0x0000&quot;)" office:value-type="string" office:string-value="0x03FF" calcext:value-type="string">
            <text:p>0x03FF</text:p>
          </table:table-cell>
          <table:table-cell table:style-name="ce6" table:formula="of:=&quot;DW &quot;&amp;[.H4]&amp;&quot;, &quot;&amp;[.I4]" office:value-type="string" office:string-value="DW 0x0014, 0x03FF" calcext:value-type="string">
            <text:p>DW 0x0014, 0x03FF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7" calcext:value-type="float">
            <text:p>7.00</text:p>
          </table:table-cell>
          <table:table-cell table:style-name="ce11" table:formula="of:=[.$B$1]*POWER([.$C$1];[.B5])" office:value-type="float" office:value="391.929528951951" calcext:value-type="float">
            <text:p>391.93</text:p>
          </table:table-cell>
          <table:table-cell table:style-name="ce6" table:formula="of:=DEC2HEX([.C5]*[.A5])" office:value-type="string" office:string-value="13" calcext:value-type="string">
            <text:p>13</text:p>
          </table:table-cell>
          <table:table-cell table:style-name="ce6" table:formula="of:=DEC2HEX((437500/[.C5])-30.125)" office:value-type="string" office:string-value="43E" calcext:value-type="string">
            <text:p>43E</text:p>
          </table:table-cell>
          <table:table-cell table:style-name="ce6" table:formula="of:=LEN(TEXT([.D5];&quot;####&quot;))" office:value-type="float" office:value="2" calcext:value-type="float">
            <text:p>2</text:p>
          </table:table-cell>
          <table:table-cell table:style-name="ce6" table:formula="of:=LEN(TEXT([.E5];&quot;####&quot;))" office:value-type="float" office:value="3" calcext:value-type="float">
            <text:p>3</text:p>
          </table:table-cell>
          <table:table-cell table:style-name="ce6" table:formula="of:=IF([.F5]&lt;&gt;0;LEFT(&quot;0x0000&quot;;6-[.F5])&amp;[.D5];&quot;0x0000&quot;)" office:value-type="string" office:string-value="0x0013" calcext:value-type="string">
            <text:p>0x0013</text:p>
          </table:table-cell>
          <table:table-cell table:style-name="ce6" table:formula="of:=IF([.G5]&lt;&gt;0;LEFT(&quot;0x0000&quot;;6-[.G5])&amp;[.E5];&quot;0x0000&quot;)" office:value-type="string" office:string-value="0x043E" calcext:value-type="string">
            <text:p>0x043E</text:p>
          </table:table-cell>
          <table:table-cell table:style-name="ce6" table:formula="of:=&quot;DW &quot;&amp;[.H5]&amp;&quot;, &quot;&amp;[.I5]" office:value-type="string" office:string-value="DW 0x0013, 0x043E" calcext:value-type="string">
            <text:p>DW 0x0013, 0x043E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6" calcext:value-type="float">
            <text:p>6.00</text:p>
          </table:table-cell>
          <table:table-cell table:style-name="ce11" table:formula="of:=[.$B$1]*POWER([.$C$1];[.B6])" office:value-type="float" office:value="369.941996778085" calcext:value-type="float">
            <text:p>369.94</text:p>
          </table:table-cell>
          <table:table-cell table:style-name="ce6" table:formula="of:=DEC2HEX([.C6]*[.A6])" office:value-type="string" office:string-value="12" calcext:value-type="string">
            <text:p>12</text:p>
          </table:table-cell>
          <table:table-cell table:style-name="ce6" table:formula="of:=DEC2HEX((437500/[.C6])-30.125)" office:value-type="string" office:string-value="480" calcext:value-type="string">
            <text:p>480</text:p>
          </table:table-cell>
          <table:table-cell table:style-name="ce6" table:formula="of:=LEN(TEXT([.D6];&quot;####&quot;))" office:value-type="float" office:value="2" calcext:value-type="float">
            <text:p>2</text:p>
          </table:table-cell>
          <table:table-cell table:style-name="ce6" table:formula="of:=LEN(TEXT([.E6];&quot;####&quot;))" office:value-type="float" office:value="3" calcext:value-type="float">
            <text:p>3</text:p>
          </table:table-cell>
          <table:table-cell table:style-name="ce6" table:formula="of:=IF([.F6]&lt;&gt;0;LEFT(&quot;0x0000&quot;;6-[.F6])&amp;[.D6];&quot;0x0000&quot;)" office:value-type="string" office:string-value="0x0012" calcext:value-type="string">
            <text:p>0x0012</text:p>
          </table:table-cell>
          <table:table-cell table:style-name="ce6" table:formula="of:=IF([.G6]&lt;&gt;0;LEFT(&quot;0x0000&quot;;6-[.G6])&amp;[.E6];&quot;0x0000&quot;)" office:value-type="string" office:string-value="0x0480" calcext:value-type="string">
            <text:p>0x0480</text:p>
          </table:table-cell>
          <table:table-cell table:style-name="ce6" table:formula="of:=&quot;DW &quot;&amp;[.H6]&amp;&quot;, &quot;&amp;[.I6]" office:value-type="string" office:string-value="DW 0x0012, 0x0480" calcext:value-type="string">
            <text:p>DW 0x0012, 0x0480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5" calcext:value-type="float">
            <text:p>5.00</text:p>
          </table:table-cell>
          <table:table-cell table:style-name="ce11" table:formula="of:=[.$B$1]*POWER([.$C$1];[.B7])" office:value-type="float" office:value="349.187981181523" calcext:value-type="float">
            <text:p>349.19</text:p>
          </table:table-cell>
          <table:table-cell table:style-name="ce6" table:formula="of:=DEC2HEX([.C7]*[.A7])" office:value-type="string" office:string-value="11" calcext:value-type="string">
            <text:p>11</text:p>
          </table:table-cell>
          <table:table-cell table:style-name="ce6" table:formula="of:=DEC2HEX((437500/[.C7])-30.125)" office:value-type="string" office:string-value="4C6" calcext:value-type="string">
            <text:p>4C6</text:p>
          </table:table-cell>
          <table:table-cell table:style-name="ce6" table:formula="of:=LEN(TEXT([.D7];&quot;####&quot;))" office:value-type="float" office:value="2" calcext:value-type="float">
            <text:p>2</text:p>
          </table:table-cell>
          <table:table-cell table:style-name="ce6" table:formula="of:=LEN(TEXT([.E7];&quot;####&quot;))" office:value-type="float" office:value="3" calcext:value-type="float">
            <text:p>3</text:p>
          </table:table-cell>
          <table:table-cell table:style-name="ce6" table:formula="of:=IF([.F7]&lt;&gt;0;LEFT(&quot;0x0000&quot;;6-[.F7])&amp;[.D7];&quot;0x0000&quot;)" office:value-type="string" office:string-value="0x0011" calcext:value-type="string">
            <text:p>0x0011</text:p>
          </table:table-cell>
          <table:table-cell table:style-name="ce6" table:formula="of:=IF([.G7]&lt;&gt;0;LEFT(&quot;0x0000&quot;;6-[.G7])&amp;[.E7];&quot;0x0000&quot;)" office:value-type="string" office:string-value="0x04C6" calcext:value-type="string">
            <text:p>0x04C6</text:p>
          </table:table-cell>
          <table:table-cell table:style-name="ce6" table:formula="of:=&quot;DW &quot;&amp;[.H7]&amp;&quot;, &quot;&amp;[.I7]" office:value-type="string" office:string-value="DW 0x0011, 0x04C6" calcext:value-type="string">
            <text:p>DW 0x0011, 0x04C6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4" calcext:value-type="float">
            <text:p>4.00</text:p>
          </table:table-cell>
          <table:table-cell table:style-name="ce11" table:formula="of:=[.$B$1]*POWER([.$C$1];[.B8])" office:value-type="float" office:value="329.598280983411" calcext:value-type="float">
            <text:p>329.60</text:p>
          </table:table-cell>
          <table:table-cell table:style-name="ce6" table:formula="of:=DEC2HEX([.C8]*[.A8])" office:value-type="string" office:string-value="10" calcext:value-type="string">
            <text:p>10</text:p>
          </table:table-cell>
          <table:table-cell table:style-name="ce6" table:formula="of:=DEC2HEX((437500/[.C8])-30.125)" office:value-type="string" office:string-value="511" calcext:value-type="string">
            <text:p>511</text:p>
          </table:table-cell>
          <table:table-cell table:style-name="ce6" table:formula="of:=LEN(TEXT([.D8];&quot;####&quot;))" office:value-type="float" office:value="2" calcext:value-type="float">
            <text:p>2</text:p>
          </table:table-cell>
          <table:table-cell table:style-name="ce6" table:formula="of:=LEN(TEXT([.E8];&quot;####&quot;))" office:value-type="float" office:value="3" calcext:value-type="float">
            <text:p>3</text:p>
          </table:table-cell>
          <table:table-cell table:style-name="ce6" table:formula="of:=IF([.F8]&lt;&gt;0;LEFT(&quot;0x0000&quot;;6-[.F8])&amp;[.D8];&quot;0x0000&quot;)" office:value-type="string" office:string-value="0x0010" calcext:value-type="string">
            <text:p>0x0010</text:p>
          </table:table-cell>
          <table:table-cell table:style-name="ce6" table:formula="of:=IF([.G8]&lt;&gt;0;LEFT(&quot;0x0000&quot;;6-[.G8])&amp;[.E8];&quot;0x0000&quot;)" office:value-type="string" office:string-value="0x0511" calcext:value-type="string">
            <text:p>0x0511</text:p>
          </table:table-cell>
          <table:table-cell table:style-name="ce6" table:formula="of:=&quot;DW &quot;&amp;[.H8]&amp;&quot;, &quot;&amp;[.I8]" office:value-type="string" office:string-value="DW 0x0010, 0x0511" calcext:value-type="string">
            <text:p>DW 0x0010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3" calcext:value-type="float">
            <text:p>3.00</text:p>
          </table:table-cell>
          <table:table-cell table:style-name="ce11" table:formula="of:=[.$B$1]*POWER([.$C$1];[.B9])" office:value-type="float" office:value="311.107577241459" calcext:value-type="float">
            <text:p>311.11</text:p>
          </table:table-cell>
          <table:table-cell table:style-name="ce6" table:formula="of:=DEC2HEX([.C9]*[.A9])" office:value-type="string" office:string-value="F" calcext:value-type="string">
            <text:p>F</text:p>
          </table:table-cell>
          <table:table-cell table:style-name="ce6" table:formula="of:=DEC2HEX((437500/[.C9])-30.125)" office:value-type="string" office:string-value="560" calcext:value-type="string">
            <text:p>560</text:p>
          </table:table-cell>
          <table:table-cell table:style-name="ce6" table:formula="of:=LEN(TEXT([.D9];&quot;####&quot;))" office:value-type="float" office:value="1" calcext:value-type="float">
            <text:p>1</text:p>
          </table:table-cell>
          <table:table-cell table:style-name="ce6" table:formula="of:=LEN(TEXT([.E9];&quot;####&quot;))" office:value-type="float" office:value="3" calcext:value-type="float">
            <text:p>3</text:p>
          </table:table-cell>
          <table:table-cell table:style-name="ce6" table:formula="of:=IF([.F9]&lt;&gt;0;LEFT(&quot;0x0000&quot;;6-[.F9])&amp;[.D9];&quot;0x0000&quot;)" office:value-type="string" office:string-value="0x000F" calcext:value-type="string">
            <text:p>0x000F</text:p>
          </table:table-cell>
          <table:table-cell table:style-name="ce6" table:formula="of:=IF([.G9]&lt;&gt;0;LEFT(&quot;0x0000&quot;;6-[.G9])&amp;[.E9];&quot;0x0000&quot;)" office:value-type="string" office:string-value="0x0560" calcext:value-type="string">
            <text:p>0x0560</text:p>
          </table:table-cell>
          <table:table-cell table:style-name="ce6" table:formula="of:=&quot;DW &quot;&amp;[.H9]&amp;&quot;, &quot;&amp;[.I9]" office:value-type="string" office:string-value="DW 0x000F, 0x0560" calcext:value-type="string">
            <text:p>DW 0x000F, 0x0560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table:formula="of:=[.$B$1]*POWER([.$C$1];[.B10])" office:value-type="float" office:value="293.654215453635" calcext:value-type="float">
            <text:p>293.65</text:p>
          </table:table-cell>
          <table:table-cell table:style-name="ce6" table:formula="of:=DEC2HEX([.C10]*[.A10])" office:value-type="string" office:string-value="E" calcext:value-type="string">
            <text:p>E</text:p>
          </table:table-cell>
          <table:table-cell table:style-name="ce6" table:formula="of:=DEC2HEX((437500/[.C10])-30.125)" office:value-type="string" office:string-value="5B3" calcext:value-type="string">
            <text:p>5B3</text:p>
          </table:table-cell>
          <table:table-cell table:style-name="ce6" table:formula="of:=LEN(TEXT([.D10];&quot;####&quot;))" office:value-type="float" office:value="1" calcext:value-type="float">
            <text:p>1</text:p>
          </table:table-cell>
          <table:table-cell table:style-name="ce6" table:formula="of:=LEN(TEXT([.E10];&quot;####&quot;))" office:value-type="float" office:value="3" calcext:value-type="float">
            <text:p>3</text:p>
          </table:table-cell>
          <table:table-cell table:style-name="ce6" table:formula="of:=IF([.F10]&lt;&gt;0;LEFT(&quot;0x0000&quot;;6-[.F10])&amp;[.D10];&quot;0x0000&quot;)" office:value-type="string" office:string-value="0x000E" calcext:value-type="string">
            <text:p>0x000E</text:p>
          </table:table-cell>
          <table:table-cell table:style-name="ce6" table:formula="of:=IF([.G10]&lt;&gt;0;LEFT(&quot;0x0000&quot;;6-[.G10])&amp;[.E10];&quot;0x0000&quot;)" office:value-type="string" office:string-value="0x05B3" calcext:value-type="string">
            <text:p>0x05B3</text:p>
          </table:table-cell>
          <table:table-cell table:style-name="ce6" table:formula="of:=&quot;DW &quot;&amp;[.H10]&amp;&quot;, &quot;&amp;[.I10]" office:value-type="string" office:string-value="DW 0x000E, 0x05B3" calcext:value-type="string">
            <text:p>DW 0x000E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formula="of:=[.$B$1]*POWER([.$C$1];[.B11])" office:value-type="float" office:value="277.1799999804" calcext:value-type="float">
            <text:p>277.18</text:p>
          </table:table-cell>
          <table:table-cell table:style-name="ce6" table:formula="of:=DEC2HEX([.C11]*[.A11])" office:value-type="string" office:string-value="D" calcext:value-type="string">
            <text:p>D</text:p>
          </table:table-cell>
          <table:table-cell table:style-name="ce6" table:formula="of:=DEC2HEX((437500/[.C11])-30.125)" office:value-type="string" office:string-value="60C" calcext:value-type="string">
            <text:p>60C</text:p>
          </table:table-cell>
          <table:table-cell table:style-name="ce6" table:formula="of:=LEN(TEXT([.D11];&quot;####&quot;))" office:value-type="float" office:value="1" calcext:value-type="float">
            <text:p>1</text:p>
          </table:table-cell>
          <table:table-cell table:style-name="ce6" table:formula="of:=LEN(TEXT([.E11];&quot;####&quot;))" office:value-type="float" office:value="3" calcext:value-type="float">
            <text:p>3</text:p>
          </table:table-cell>
          <table:table-cell table:style-name="ce6" table:formula="of:=IF([.F11]&lt;&gt;0;LEFT(&quot;0x0000&quot;;6-[.F11])&amp;[.D11];&quot;0x0000&quot;)" office:value-type="string" office:string-value="0x000D" calcext:value-type="string">
            <text:p>0x000D</text:p>
          </table:table-cell>
          <table:table-cell table:style-name="ce6" table:formula="of:=IF([.G11]&lt;&gt;0;LEFT(&quot;0x0000&quot;;6-[.G11])&amp;[.E11];&quot;0x0000&quot;)" office:value-type="string" office:string-value="0x060C" calcext:value-type="string">
            <text:p>0x060C</text:p>
          </table:table-cell>
          <table:table-cell table:style-name="ce6" table:formula="of:=&quot;DW &quot;&amp;[.H11]&amp;&quot;, &quot;&amp;[.I11]" office:value-type="string" office:string-value="DW 0x000D, 0x060C" calcext:value-type="string">
            <text:p>DW 0x000D, 0x060C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[.$B$1]*POWER([.$C$1];[.B12])" office:value-type="float" office:value="261.63" calcext:value-type="float">
            <text:p>261.63</text:p>
          </table:table-cell>
          <table:table-cell table:style-name="ce6" table:formula="of:=DEC2HEX([.C12]*[.A12])" office:value-type="string" office:string-value="D" calcext:value-type="string">
            <text:p>D</text:p>
          </table:table-cell>
          <table:table-cell table:style-name="ce6" table:formula="of:=DEC2HEX((437500/[.C12])-30.125)" office:value-type="string" office:string-value="66A" calcext:value-type="string">
            <text:p>66A</text:p>
          </table:table-cell>
          <table:table-cell table:style-name="ce6" table:formula="of:=LEN(TEXT([.D12];&quot;####&quot;))" office:value-type="float" office:value="1" calcext:value-type="float">
            <text:p>1</text:p>
          </table:table-cell>
          <table:table-cell table:style-name="ce6" table:formula="of:=LEN(TEXT([.E12];&quot;####&quot;))" office:value-type="float" office:value="3" calcext:value-type="float">
            <text:p>3</text:p>
          </table:table-cell>
          <table:table-cell table:style-name="ce6" table:formula="of:=IF([.F12]&lt;&gt;0;LEFT(&quot;0x0000&quot;;6-[.F12])&amp;[.D12];&quot;0x0000&quot;)" office:value-type="string" office:string-value="0x000D" calcext:value-type="string">
            <text:p>0x000D</text:p>
          </table:table-cell>
          <table:table-cell table:style-name="ce6" table:formula="of:=IF([.G12]&lt;&gt;0;LEFT(&quot;0x0000&quot;;6-[.G12])&amp;[.E12];&quot;0x0000&quot;)" office:value-type="string" office:string-value="0x066A" calcext:value-type="string">
            <text:p>0x066A</text:p>
          </table:table-cell>
          <table:table-cell table:style-name="ce6" table:formula="of:=&quot;DW &quot;&amp;[.H12]&amp;&quot;, &quot;&amp;[.I12]" office:value-type="string" office:string-value="DW 0x000D, 0x066A" calcext:value-type="string">
            <text:p>DW 0x000D, 0x066A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-1" calcext:value-type="float">
            <text:p>-1.00</text:p>
          </table:table-cell>
          <table:table-cell table:style-name="ce11" table:formula="of:=[.$B$1]*POWER([.$C$1];[.B13])" office:value-type="float" office:value="246.95236634981" calcext:value-type="float">
            <text:p>246.95</text:p>
          </table:table-cell>
          <table:table-cell table:style-name="ce6" table:formula="of:=DEC2HEX([.C13]*[.A13])" office:value-type="string" office:string-value="C" calcext:value-type="string">
            <text:p>C</text:p>
          </table:table-cell>
          <table:table-cell table:style-name="ce6" table:formula="of:=DEC2HEX((437500/[.C13])-30.125)" office:value-type="string" office:string-value="6CD" calcext:value-type="string">
            <text:p>6CD</text:p>
          </table:table-cell>
          <table:table-cell table:style-name="ce6" table:formula="of:=LEN(TEXT([.D13];&quot;####&quot;))" office:value-type="float" office:value="1" calcext:value-type="float">
            <text:p>1</text:p>
          </table:table-cell>
          <table:table-cell table:style-name="ce6" table:formula="of:=LEN(TEXT([.E13];&quot;####&quot;))" office:value-type="float" office:value="3" calcext:value-type="float">
            <text:p>3</text:p>
          </table:table-cell>
          <table:table-cell table:style-name="ce6" table:formula="of:=IF([.F13]&lt;&gt;0;LEFT(&quot;0x0000&quot;;6-[.F13])&amp;[.D13];&quot;0x0000&quot;)" office:value-type="string" office:string-value="0x000C" calcext:value-type="string">
            <text:p>0x000C</text:p>
          </table:table-cell>
          <table:table-cell table:style-name="ce6" table:formula="of:=IF([.G13]&lt;&gt;0;LEFT(&quot;0x0000&quot;;6-[.G13])&amp;[.E13];&quot;0x0000&quot;)" office:value-type="string" office:string-value="0x06CD" calcext:value-type="string">
            <text:p>0x06CD</text:p>
          </table:table-cell>
          <table:table-cell table:style-name="ce6" table:formula="of:=&quot;DW &quot;&amp;[.H13]&amp;&quot;, &quot;&amp;[.I13]" office:value-type="string" office:string-value="DW 0x000C, 0x06CD" calcext:value-type="string">
            <text:p>DW 0x000C, 0x06CD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-2" calcext:value-type="float">
            <text:p>-2.00</text:p>
          </table:table-cell>
          <table:table-cell table:style-name="ce11" table:formula="of:=[.$B$1]*POWER([.$C$1];[.B14])" office:value-type="float" office:value="233.09815864301" calcext:value-type="float">
            <text:p>233.10</text:p>
          </table:table-cell>
          <table:table-cell table:style-name="ce6" table:formula="of:=DEC2HEX([.C14]*[.A14])" office:value-type="string" office:string-value="B" calcext:value-type="string">
            <text:p>B</text:p>
          </table:table-cell>
          <table:table-cell table:style-name="ce6" table:formula="of:=DEC2HEX((437500/[.C14])-30.125)" office:value-type="string" office:string-value="736" calcext:value-type="string">
            <text:p>736</text:p>
          </table:table-cell>
          <table:table-cell table:style-name="ce6" table:formula="of:=LEN(TEXT([.D14];&quot;####&quot;))" office:value-type="float" office:value="1" calcext:value-type="float">
            <text:p>1</text:p>
          </table:table-cell>
          <table:table-cell table:style-name="ce6" table:formula="of:=LEN(TEXT([.E14];&quot;####&quot;))" office:value-type="float" office:value="3" calcext:value-type="float">
            <text:p>3</text:p>
          </table:table-cell>
          <table:table-cell table:style-name="ce6" table:formula="of:=IF([.F14]&lt;&gt;0;LEFT(&quot;0x0000&quot;;6-[.F14])&amp;[.D14];&quot;0x0000&quot;)" office:value-type="string" office:string-value="0x000B" calcext:value-type="string">
            <text:p>0x000B</text:p>
          </table:table-cell>
          <table:table-cell table:style-name="ce6" table:formula="of:=IF([.G14]&lt;&gt;0;LEFT(&quot;0x0000&quot;;6-[.G14])&amp;[.E14];&quot;0x0000&quot;)" office:value-type="string" office:string-value="0x0736" calcext:value-type="string">
            <text:p>0x0736</text:p>
          </table:table-cell>
          <table:table-cell table:style-name="ce6" table:formula="of:=&quot;DW &quot;&amp;[.H14]&amp;&quot;, &quot;&amp;[.I14]" office:value-type="string" office:string-value="DW 0x000B, 0x0736" calcext:value-type="string">
            <text:p>DW 0x000B, 0x0736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-3" calcext:value-type="float">
            <text:p>-3.00</text:p>
          </table:table-cell>
          <table:table-cell table:style-name="ce11" table:formula="of:=[.$B$1]*POWER([.$C$1];[.B15])" office:value-type="float" office:value="220.021182084144" calcext:value-type="float">
            <text:p>220.02</text:p>
          </table:table-cell>
          <table:table-cell table:style-name="ce6" table:formula="of:=DEC2HEX([.C15]*[.A15])" office:value-type="string" office:string-value="B" calcext:value-type="string">
            <text:p>B</text:p>
          </table:table-cell>
          <table:table-cell table:style-name="ce6" table:formula="of:=DEC2HEX((437500/[.C15])-30.125)" office:value-type="string" office:string-value="7A6" calcext:value-type="string">
            <text:p>7A6</text:p>
          </table:table-cell>
          <table:table-cell table:style-name="ce6" table:formula="of:=LEN(TEXT([.D15];&quot;####&quot;))" office:value-type="float" office:value="1" calcext:value-type="float">
            <text:p>1</text:p>
          </table:table-cell>
          <table:table-cell table:style-name="ce6" table:formula="of:=LEN(TEXT([.E15];&quot;####&quot;))" office:value-type="float" office:value="3" calcext:value-type="float">
            <text:p>3</text:p>
          </table:table-cell>
          <table:table-cell table:style-name="ce6" table:formula="of:=IF([.F15]&lt;&gt;0;LEFT(&quot;0x0000&quot;;6-[.F15])&amp;[.D15];&quot;0x0000&quot;)" office:value-type="string" office:string-value="0x000B" calcext:value-type="string">
            <text:p>0x000B</text:p>
          </table:table-cell>
          <table:table-cell table:style-name="ce6" table:formula="of:=IF([.G15]&lt;&gt;0;LEFT(&quot;0x0000&quot;;6-[.G15])&amp;[.E15];&quot;0x0000&quot;)" office:value-type="string" office:string-value="0x07A6" calcext:value-type="string">
            <text:p>0x07A6</text:p>
          </table:table-cell>
          <table:table-cell table:style-name="ce6" table:formula="of:=&quot;DW &quot;&amp;[.H15]&amp;&quot;, &quot;&amp;[.I15]" office:value-type="string" office:string-value="DW 0x000B, 0x07A6" calcext:value-type="string">
            <text:p>DW 0x000B, 0x07A6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-4" calcext:value-type="float">
            <text:p>-4.00</text:p>
          </table:table-cell>
          <table:table-cell table:style-name="ce11" table:formula="of:=[.$B$1]*POWER([.$C$1];[.B16])" office:value-type="float" office:value="207.677833439444" calcext:value-type="float">
            <text:p>207.68</text:p>
          </table:table-cell>
          <table:table-cell table:style-name="ce6" table:formula="of:=DEC2HEX([.C16]*[.A16])" office:value-type="string" office:string-value="A" calcext:value-type="string">
            <text:p>A</text:p>
          </table:table-cell>
          <table:table-cell table:style-name="ce6" table:formula="of:=DEC2HEX((437500/[.C16])-30.125)" office:value-type="string" office:string-value="81C" calcext:value-type="string">
            <text:p>81C</text:p>
          </table:table-cell>
          <table:table-cell table:style-name="ce6" table:formula="of:=LEN(TEXT([.D16];&quot;####&quot;))" office:value-type="float" office:value="1" calcext:value-type="float">
            <text:p>1</text:p>
          </table:table-cell>
          <table:table-cell table:style-name="ce6" table:formula="of:=LEN(TEXT([.E16];&quot;####&quot;))" office:value-type="float" office:value="3" calcext:value-type="float">
            <text:p>3</text:p>
          </table:table-cell>
          <table:table-cell table:style-name="ce6" table:formula="of:=IF([.F16]&lt;&gt;0;LEFT(&quot;0x0000&quot;;6-[.F16])&amp;[.D16];&quot;0x0000&quot;)" office:value-type="string" office:string-value="0x000A" calcext:value-type="string">
            <text:p>0x000A</text:p>
          </table:table-cell>
          <table:table-cell table:style-name="ce6" table:formula="of:=IF([.G16]&lt;&gt;0;LEFT(&quot;0x0000&quot;;6-[.G16])&amp;[.E16];&quot;0x0000&quot;)" office:value-type="string" office:string-value="0x081C" calcext:value-type="string">
            <text:p>0x081C</text:p>
          </table:table-cell>
          <table:table-cell table:style-name="ce6" table:formula="of:=&quot;DW &quot;&amp;[.H16]&amp;&quot;, &quot;&amp;[.I16]" office:value-type="string" office:string-value="DW 0x000A, 0x081C" calcext:value-type="string">
            <text:p>DW 0x000A, 0x081C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-5" calcext:value-type="float">
            <text:p>-5.00</text:p>
          </table:table-cell>
          <table:table-cell table:style-name="ce11" table:formula="of:=[.$B$1]*POWER([.$C$1];[.B17])" office:value-type="float" office:value="196.026955648329" calcext:value-type="float">
            <text:p>196.03</text:p>
          </table:table-cell>
          <table:table-cell table:style-name="ce6" table:formula="of:=DEC2HEX([.C17]*[.A17])" office:value-type="string" office:string-value="9" calcext:value-type="string">
            <text:p>9</text:p>
          </table:table-cell>
          <table:table-cell table:style-name="ce6" table:formula="of:=DEC2HEX((437500/[.C17])-30.125)" office:value-type="string" office:string-value="899" calcext:value-type="string">
            <text:p>899</text:p>
          </table:table-cell>
          <table:table-cell table:style-name="ce6" table:formula="of:=LEN(TEXT([.D17];&quot;####&quot;))" office:value-type="float" office:value="1" calcext:value-type="float">
            <text:p>1</text:p>
          </table:table-cell>
          <table:table-cell table:style-name="ce6" table:formula="of:=LEN(TEXT([.E17];&quot;####&quot;))" office:value-type="float" office:value="3" calcext:value-type="float">
            <text:p>3</text:p>
          </table:table-cell>
          <table:table-cell table:style-name="ce6" table:formula="of:=IF([.F17]&lt;&gt;0;LEFT(&quot;0x0000&quot;;6-[.F17])&amp;[.D17];&quot;0x0000&quot;)" office:value-type="string" office:string-value="0x0009" calcext:value-type="string">
            <text:p>0x0009</text:p>
          </table:table-cell>
          <table:table-cell table:style-name="ce6" table:formula="of:=IF([.G17]&lt;&gt;0;LEFT(&quot;0x0000&quot;;6-[.G17])&amp;[.E17];&quot;0x0000&quot;)" office:value-type="string" office:string-value="0x0899" calcext:value-type="string">
            <text:p>0x0899</text:p>
          </table:table-cell>
          <table:table-cell table:style-name="ce6" table:formula="of:=&quot;DW &quot;&amp;[.H17]&amp;&quot;, &quot;&amp;[.I17]" office:value-type="string" office:string-value="DW 0x0009, 0x0899" calcext:value-type="string">
            <text:p>DW 0x0009, 0x0899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-6" calcext:value-type="float">
            <text:p>-6.00</text:p>
          </table:table-cell>
          <table:table-cell table:style-name="ce11" table:formula="of:=[.$B$1]*POWER([.$C$1];[.B18])" office:value-type="float" office:value="185.029700591309" calcext:value-type="float">
            <text:p>185.03</text:p>
          </table:table-cell>
          <table:table-cell table:style-name="ce6" table:formula="of:=DEC2HEX([.C18]*[.A18])" office:value-type="string" office:string-value="9" calcext:value-type="string">
            <text:p>9</text:p>
          </table:table-cell>
          <table:table-cell table:style-name="ce6" table:formula="of:=DEC2HEX((437500/[.C18])-30.125)" office:value-type="string" office:string-value="91E" calcext:value-type="string">
            <text:p>91E</text:p>
          </table:table-cell>
          <table:table-cell table:style-name="ce6" table:formula="of:=LEN(TEXT([.D18];&quot;####&quot;))" office:value-type="float" office:value="1" calcext:value-type="float">
            <text:p>1</text:p>
          </table:table-cell>
          <table:table-cell table:style-name="ce6" table:formula="of:=LEN(TEXT([.E18];&quot;####&quot;))" office:value-type="float" office:value="3" calcext:value-type="float">
            <text:p>3</text:p>
          </table:table-cell>
          <table:table-cell table:style-name="ce6" table:formula="of:=IF([.F18]&lt;&gt;0;LEFT(&quot;0x0000&quot;;6-[.F18])&amp;[.D18];&quot;0x0000&quot;)" office:value-type="string" office:string-value="0x0009" calcext:value-type="string">
            <text:p>0x0009</text:p>
          </table:table-cell>
          <table:table-cell table:style-name="ce6" table:formula="of:=IF([.G18]&lt;&gt;0;LEFT(&quot;0x0000&quot;;6-[.G18])&amp;[.E18];&quot;0x0000&quot;)" office:value-type="string" office:string-value="0x091E" calcext:value-type="string">
            <text:p>0x091E</text:p>
          </table:table-cell>
          <table:table-cell table:style-name="ce6" table:formula="of:=&quot;DW &quot;&amp;[.H18]&amp;&quot;, &quot;&amp;[.I18]" office:value-type="string" office:string-value="DW 0x0009, 0x091E" calcext:value-type="string">
            <text:p>DW 0x0009, 0x091E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-7" calcext:value-type="float">
            <text:p>-7.00</text:p>
          </table:table-cell>
          <table:table-cell table:style-name="ce11" table:formula="of:=[.$B$1]*POWER([.$C$1];[.B19])" office:value-type="float" office:value="174.649399556704" calcext:value-type="float">
            <text:p>174.65</text:p>
          </table:table-cell>
          <table:table-cell table:style-name="ce6" table:formula="of:=DEC2HEX([.C19]*[.A19])" office:value-type="string" office:string-value="8" calcext:value-type="string">
            <text:p>8</text:p>
          </table:table-cell>
          <table:table-cell table:style-name="ce6" table:formula="of:=DEC2HEX((437500/[.C19])-30.125)" office:value-type="string" office:string-value="9AA" calcext:value-type="string">
            <text:p>9AA</text:p>
          </table:table-cell>
          <table:table-cell table:style-name="ce6" table:formula="of:=LEN(TEXT([.D19];&quot;####&quot;))" office:value-type="float" office:value="1" calcext:value-type="float">
            <text:p>1</text:p>
          </table:table-cell>
          <table:table-cell table:style-name="ce6" table:formula="of:=LEN(TEXT([.E19];&quot;####&quot;))" office:value-type="float" office:value="3" calcext:value-type="float">
            <text:p>3</text:p>
          </table:table-cell>
          <table:table-cell table:style-name="ce6" table:formula="of:=IF([.F19]&lt;&gt;0;LEFT(&quot;0x0000&quot;;6-[.F19])&amp;[.D19];&quot;0x0000&quot;)" office:value-type="string" office:string-value="0x0008" calcext:value-type="string">
            <text:p>0x0008</text:p>
          </table:table-cell>
          <table:table-cell table:style-name="ce6" table:formula="of:=IF([.G19]&lt;&gt;0;LEFT(&quot;0x0000&quot;;6-[.G19])&amp;[.E19];&quot;0x0000&quot;)" office:value-type="string" office:string-value="0x09AA" calcext:value-type="string">
            <text:p>0x09AA</text:p>
          </table:table-cell>
          <table:table-cell table:style-name="ce6" table:formula="of:=&quot;DW &quot;&amp;[.H19]&amp;&quot;, &quot;&amp;[.I19]" office:value-type="string" office:string-value="DW 0x0008, 0x09AA" calcext:value-type="string">
            <text:p>DW 0x0008, 0x09AA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-8" calcext:value-type="float">
            <text:p>-8.00</text:p>
          </table:table-cell>
          <table:table-cell table:style-name="ce11" table:formula="of:=[.$B$1]*POWER([.$C$1];[.B20])" office:value-type="float" office:value="164.851440974282" calcext:value-type="float">
            <text:p>164.85</text:p>
          </table:table-cell>
          <table:table-cell table:style-name="ce6" table:formula="of:=DEC2HEX([.C20]*[.A20])" office:value-type="string" office:string-value="8" calcext:value-type="string">
            <text:p>8</text:p>
          </table:table-cell>
          <table:table-cell table:style-name="ce6" table:formula="of:=DEC2HEX((437500/[.C20])-30.125)" office:value-type="string" office:string-value="A3F" calcext:value-type="string">
            <text:p>A3F</text:p>
          </table:table-cell>
          <table:table-cell table:style-name="ce6" table:formula="of:=LEN(TEXT([.D20];&quot;####&quot;))" office:value-type="float" office:value="1" calcext:value-type="float">
            <text:p>1</text:p>
          </table:table-cell>
          <table:table-cell table:style-name="ce6" table:formula="of:=LEN(TEXT([.E20];&quot;####&quot;))" office:value-type="float" office:value="3" calcext:value-type="float">
            <text:p>3</text:p>
          </table:table-cell>
          <table:table-cell table:style-name="ce6" table:formula="of:=IF([.F20]&lt;&gt;0;LEFT(&quot;0x0000&quot;;6-[.F20])&amp;[.D20];&quot;0x0000&quot;)" office:value-type="string" office:string-value="0x0008" calcext:value-type="string">
            <text:p>0x0008</text:p>
          </table:table-cell>
          <table:table-cell table:style-name="ce6" table:formula="of:=IF([.G20]&lt;&gt;0;LEFT(&quot;0x0000&quot;;6-[.G20])&amp;[.E20];&quot;0x0000&quot;)" office:value-type="string" office:string-value="0x0A3F" calcext:value-type="string">
            <text:p>0x0A3F</text:p>
          </table:table-cell>
          <table:table-cell table:style-name="ce6" table:formula="of:=&quot;DW &quot;&amp;[.H20]&amp;&quot;, &quot;&amp;[.I20]" office:value-type="string" office:string-value="DW 0x0008, 0x0A3F" calcext:value-type="string">
            <text:p>DW 0x0008, 0x0A3F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11" office:value-type="float" office:value="-9" calcext:value-type="float">
            <text:p>-9.00</text:p>
          </table:table-cell>
          <table:table-cell table:style-name="ce11" table:formula="of:=[.$B$1]*POWER([.$C$1];[.B21])" office:value-type="float" office:value="155.603155008122" calcext:value-type="float">
            <text:p>155.60</text:p>
          </table:table-cell>
          <table:table-cell table:style-name="ce6" table:formula="of:=DEC2HEX([.C21]*[.A21])" office:value-type="string" office:string-value="7" calcext:value-type="string">
            <text:p>7</text:p>
          </table:table-cell>
          <table:table-cell table:style-name="ce6" table:formula="of:=DEC2HEX((437500/[.C21])-30.125)" office:value-type="string" office:string-value="ADD" calcext:value-type="string">
            <text:p>ADD</text:p>
          </table:table-cell>
          <table:table-cell table:style-name="ce6" table:formula="of:=LEN(TEXT([.D21];&quot;####&quot;))" office:value-type="float" office:value="1" calcext:value-type="float">
            <text:p>1</text:p>
          </table:table-cell>
          <table:table-cell table:style-name="ce6" table:formula="of:=LEN(TEXT([.E21];&quot;####&quot;))" office:value-type="float" office:value="3" calcext:value-type="float">
            <text:p>3</text:p>
          </table:table-cell>
          <table:table-cell table:style-name="ce6" table:formula="of:=IF([.F21]&lt;&gt;0;LEFT(&quot;0x0000&quot;;6-[.F21])&amp;[.D21];&quot;0x0000&quot;)" office:value-type="string" office:string-value="0x0007" calcext:value-type="string">
            <text:p>0x0007</text:p>
          </table:table-cell>
          <table:table-cell table:style-name="ce6" table:formula="of:=IF([.G21]&lt;&gt;0;LEFT(&quot;0x0000&quot;;6-[.G21])&amp;[.E21];&quot;0x0000&quot;)" office:value-type="string" office:string-value="0x0ADD" calcext:value-type="string">
            <text:p>0x0ADD</text:p>
          </table:table-cell>
          <table:table-cell table:style-name="ce6" table:formula="of:=&quot;DW &quot;&amp;[.H21]&amp;&quot;, &quot;&amp;[.I21]" office:value-type="string" office:string-value="DW 0x0007, 0x0ADD" calcext:value-type="string">
            <text:p>DW 0x0007, 0x0ADD</text:p>
          </table:table-cell>
          <table:table-cell table:number-columns-repeated="1014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IC OCTAVE" table:style-name="ta8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number-columns-repeated="19" table:default-cell-style-name="Default"/>
        <table:table-column table:style-name="co18" table:number-columns-repeated="998" table:default-cell-style-name="Default"/>
        <table:table-row table:style-name="ro1">
          <table:table-cell table:style-name="ce10" office:value-type="string" calcext:value-type="string">
            <text:p>BEEP PITCH</text:p>
          </table:table-cell>
          <table:table-cell table:style-name="ce10" office:value-type="string" calcext:value-type="string">
            <text:p>MUSICAL NOTE</text:p>
          </table:table-cell>
          <table:table-cell table:style-name="ce10" office:value-type="string" calcext:value-type="string">
            <text:p>NOTE FREQ.</text:p>
          </table:table-cell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2" office:value-type="string" calcext:value-type="string">
            <text:p>DE</text:p>
          </table:table-cell>
          <table:table-cell table:style-name="ce12" office:value-type="string" calcext:value-type="string">
            <text:p>HL</text:p>
          </table:table-cell>
          <table:table-cell table:number-columns-repeated="101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</text:p>
          </table:table-cell>
          <table:table-cell table:style-name="ce11" office:value-type="float" office:value="261.63" calcext:value-type="float">
            <text:p>261.63</text:p>
          </table:table-cell>
          <table:table-cell table:style-name="ce11"/>
          <table:table-cell table:style-name="ce6" office:value-type="float" office:value="3" calcext:value-type="float">
            <text:p>3</text:p>
          </table:table-cell>
          <table:table-cell table:style-name="ce6" table:formula="of:=&quot;0x&quot;&amp;DEC2HEX([.C2]*[.E2])" office:value-type="string" office:string-value="0x310" calcext:value-type="string">
            <text:p>0x310</text:p>
          </table:table-cell>
          <table:table-cell table:style-name="ce6" table:formula="of:=&quot;0x&quot;&amp;DEC2HEX((437500/[.C2])-30.125)" office:value-type="string" office:string-value="0x66A" calcext:value-type="string">
            <text:p>0x66A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#</text:p>
          </table:table-cell>
          <table:table-cell table:style-name="ce11" office:value-type="float" office:value="277.18" calcext:value-type="float">
            <text:p>277.18</text:p>
          </table:table-cell>
          <table:table-cell table:style-name="ce22" table:formula="of:=[.C3]/[.C2]" office:value-type="float" office:value="1.05943508007492" calcext:value-type="float">
            <text:p>1.0594</text:p>
          </table:table-cell>
          <table:table-cell table:number-columns-repeated="3"/>
          <table:table-cell table:style-name="ce6" table:formula="of:=[.C3]/[.$C$2]" office:value-type="float" office:value="1.05943508007492" calcext:value-type="float">
            <text:p>1.05943508007492</text:p>
          </table:table-cell>
          <table:table-cell/>
          <table:table-cell table:style-name="ce6" table:formula="of:=POWER([.$H$3];[.A3])" office:value-type="float" office:value="1.05943508007492" calcext:value-type="float">
            <text:p>1.05943508007492</text:p>
          </table:table-cell>
          <table:table-cell table:number-columns-repeated="10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</text:p>
          </table:table-cell>
          <table:table-cell table:style-name="ce11" office:value-type="float" office:value="293.66" calcext:value-type="float">
            <text:p>293.66</text:p>
          </table:table-cell>
          <table:table-cell table:style-name="ce22" table:formula="of:=[.C4]/[.C3]" office:value-type="float" office:value="1.05945594920268" calcext:value-type="float">
            <text:p>1.0595</text:p>
          </table:table-cell>
          <table:table-cell table:number-columns-repeated="3"/>
          <table:table-cell table:style-name="ce6" table:formula="of:=[.C4]/[.$C$2]" office:value-type="float" office:value="1.12242479837939" calcext:value-type="float">
            <text:p>1.12242479837939</text:p>
          </table:table-cell>
          <table:table-cell/>
          <table:table-cell table:style-name="ce6" table:formula="of:=POWER([.$H$3];[.A4])" office:value-type="float" office:value="1.12240268889334" calcext:value-type="float">
            <text:p>1.12240268889334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#</text:p>
          </table:table-cell>
          <table:table-cell table:style-name="ce11" office:value-type="float" office:value="311.13" calcext:value-type="float">
            <text:p>311.13</text:p>
          </table:table-cell>
          <table:table-cell table:style-name="ce22" table:formula="of:=[.C5]/[.C4]" office:value-type="float" office:value="1.05949056732275" calcext:value-type="float">
            <text:p>1.0595</text:p>
          </table:table-cell>
          <table:table-cell table:number-columns-repeated="3"/>
          <table:table-cell table:style-name="ce6" table:formula="of:=[.C5]/[.$C$2]" office:value-type="float" office:value="1.18919848641211" calcext:value-type="float">
            <text:p>1.18919848641211</text:p>
          </table:table-cell>
          <table:table-cell/>
          <table:table-cell table:style-name="ce6" table:formula="of:=POWER([.$H$3];[.A5])" office:value-type="float" office:value="1.18911278258402" calcext:value-type="float">
            <text:p>1.18911278258402</text:p>
          </table:table-cell>
          <table:table-cell table:number-columns-repeated="101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</text:p>
          </table:table-cell>
          <table:table-cell table:style-name="ce11" office:value-type="float" office:value="329.63" calcext:value-type="float">
            <text:p>329.63</text:p>
          </table:table-cell>
          <table:table-cell table:style-name="ce22" table:formula="of:=[.C6]/[.C5]" office:value-type="float" office:value="1.05946067560184" calcext:value-type="float">
            <text:p>1.0595</text:p>
          </table:table-cell>
          <table:table-cell table:number-columns-repeated="3"/>
          <table:table-cell table:style-name="ce6" table:formula="of:=[.C6]/[.$C$2]" office:value-type="float" office:value="1.25990903183886" calcext:value-type="float">
            <text:p>1.25990903183886</text:p>
          </table:table-cell>
          <table:table-cell/>
          <table:table-cell table:style-name="ce6" table:formula="of:=POWER([.$H$3];[.A6])" office:value-type="float" office:value="1.259787796035" calcext:value-type="float">
            <text:p>1.259787796035</text:p>
          </table:table-cell>
          <table:table-cell table:number-columns-repeated="10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</text:p>
          </table:table-cell>
          <table:table-cell table:style-name="ce11" office:value-type="float" office:value="349.23" calcext:value-type="float">
            <text:p>349.23</text:p>
          </table:table-cell>
          <table:table-cell table:style-name="ce22" table:formula="of:=[.C7]/[.C6]" office:value-type="float" office:value="1.05946060734763" calcext:value-type="float">
            <text:p>1.0595</text:p>
          </table:table-cell>
          <table:table-cell table:number-columns-repeated="3"/>
          <table:table-cell table:style-name="ce6" table:formula="of:=[.C7]/[.$C$2]" office:value-type="float" office:value="1.33482398807476" calcext:value-type="float">
            <text:p>1.33482398807476</text:p>
          </table:table-cell>
          <table:table-cell/>
          <table:table-cell table:style-name="ce6" table:formula="of:=POWER([.$H$3];[.A7])" office:value-type="float" office:value="1.33466338456974" calcext:value-type="float">
            <text:p>1.33466338456974</text:p>
          </table:table-cell>
          <table:table-cell table:number-columns-repeated="101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#</text:p>
          </table:table-cell>
          <table:table-cell table:style-name="ce11" office:value-type="float" office:value="369.99" calcext:value-type="float">
            <text:p>369.99</text:p>
          </table:table-cell>
          <table:table-cell table:style-name="ce22" table:formula="of:=[.C8]/[.C7]" office:value-type="float" office:value="1.05944506485697" calcext:value-type="float">
            <text:p>1.0594</text:p>
          </table:table-cell>
          <table:table-cell table:number-columns-repeated="3"/>
          <table:table-cell table:style-name="ce6" table:formula="of:=[.C8]/[.$C$2]" office:value-type="float" office:value="1.41417268661851" calcext:value-type="float">
            <text:p>1.41417268661851</text:p>
          </table:table-cell>
          <table:table-cell/>
          <table:table-cell table:style-name="ce6" table:formula="of:=POWER([.$H$3];[.A8])" office:value-type="float" office:value="1.4139892097047" calcext:value-type="float">
            <text:p>1.4139892097047</text:p>
          </table:table-cell>
          <table:table-cell table:number-columns-repeated="101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G</text:p>
          </table:table-cell>
          <table:table-cell table:style-name="ce11" office:value-type="float" office:value="392" calcext:value-type="float">
            <text:p>392.00</text:p>
          </table:table-cell>
          <table:table-cell table:style-name="ce22" table:formula="of:=[.C9]/[.C8]" office:value-type="float" office:value="1.05948809427282" calcext:value-type="float">
            <text:p>1.0595</text:p>
          </table:table-cell>
          <table:table-cell table:number-columns-repeated="3"/>
          <table:table-cell table:style-name="ce6" table:formula="of:=[.C9]/[.$C$2]" office:value-type="float" office:value="1.49829912471811" calcext:value-type="float">
            <text:p>1.49829912471811</text:p>
          </table:table-cell>
          <table:table-cell/>
          <table:table-cell table:style-name="ce6" table:formula="of:=POWER([.$H$3];[.A9])" office:value-type="float" office:value="1.49802977160857" calcext:value-type="float">
            <text:p>1.49802977160857</text:p>
          </table:table-cell>
          <table:table-cell table:number-columns-repeated="101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#</text:p>
          </table:table-cell>
          <table:table-cell table:style-name="ce11" office:value-type="float" office:value="415.3" calcext:value-type="float">
            <text:p>415.30</text:p>
          </table:table-cell>
          <table:table-cell table:style-name="ce22" table:formula="of:=[.C10]/[.C9]" office:value-type="float" office:value="1.0594387755102" calcext:value-type="float">
            <text:p>1.0594</text:p>
          </table:table-cell>
          <table:table-cell table:number-columns-repeated="3"/>
          <table:table-cell table:style-name="ce6" table:formula="of:=[.C10]/[.$C$2]" office:value-type="float" office:value="1.58735619003937" calcext:value-type="float">
            <text:p>1.58735619003937</text:p>
          </table:table-cell>
          <table:table-cell/>
          <table:table-cell table:style-name="ce6" table:formula="of:=POWER([.$H$3];[.A10])" office:value-type="float" office:value="1.58706529103873" calcext:value-type="float">
            <text:p>1.58706529103873</text:p>
          </table:table-cell>
          <table:table-cell table:number-columns-repeated="101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11" office:value-type="float" office:value="440" calcext:value-type="float">
            <text:p>440.00</text:p>
          </table:table-cell>
          <table:table-cell table:style-name="ce22" table:formula="of:=[.C11]/[.C10]" office:value-type="float" office:value="1.05947507825668" calcext:value-type="float">
            <text:p>1.0595</text:p>
          </table:table-cell>
          <table:table-cell table:number-columns-repeated="3"/>
          <table:table-cell table:style-name="ce6" table:formula="of:=[.C11]/[.$C$2]" office:value-type="float" office:value="1.68176432366319" calcext:value-type="float">
            <text:p>1.68176432366319</text:p>
          </table:table-cell>
          <table:table-cell/>
          <table:table-cell table:style-name="ce6" table:formula="of:=POWER([.$H$3];[.A11])" office:value-type="float" office:value="1.68139264369574" calcext:value-type="float">
            <text:p>1.68139264369574</text:p>
          </table:table-cell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#</text:p>
          </table:table-cell>
          <table:table-cell table:style-name="ce11" office:value-type="float" office:value="466.16" calcext:value-type="float">
            <text:p>466.16</text:p>
          </table:table-cell>
          <table:table-cell table:style-name="ce22" table:formula="of:=[.C12]/[.C11]" office:value-type="float" office:value="1.05945454545455" calcext:value-type="float">
            <text:p>1.0595</text:p>
          </table:table-cell>
          <table:table-cell table:number-columns-repeated="3"/>
          <table:table-cell table:style-name="ce6" table:formula="of:=[.C12]/[.$C$2]" office:value-type="float" office:value="1.78175285708825" calcext:value-type="float">
            <text:p>1.78175285708825</text:p>
          </table:table-cell>
          <table:table-cell/>
          <table:table-cell table:style-name="ce6" table:formula="of:=POWER([.$H$3];[.A12])" office:value-type="float" office:value="1.78132635011117" calcext:value-type="float">
            <text:p>1.78132635011117</text:p>
          </table:table-cell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B</text:p>
          </table:table-cell>
          <table:table-cell table:style-name="ce11" office:value-type="float" office:value="493.88" calcext:value-type="float">
            <text:p>493.88</text:p>
          </table:table-cell>
          <table:table-cell table:style-name="ce22" table:formula="of:=[.C13]/[.C12]" office:value-type="float" office:value="1.05946456152394" calcext:value-type="float">
            <text:p>1.0595</text:p>
          </table:table-cell>
          <table:table-cell table:number-columns-repeated="3"/>
          <table:table-cell table:style-name="ce6" table:formula="of:=[.C13]/[.$C$2]" office:value-type="float" office:value="1.88770400947904" calcext:value-type="float">
            <text:p>1.88770400947904</text:p>
          </table:table-cell>
          <table:table-cell/>
          <table:table-cell table:style-name="ce6" table:formula="of:=POWER([.$H$3];[.A13])" office:value-type="float" office:value="1.88719962436958" calcext:value-type="float">
            <text:p>1.88719962436958</text:p>
          </table:table-cell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</text:p>
          </table:table-cell>
          <table:table-cell table:style-name="ce11" table:formula="of:=[.C2]*2" office:value-type="float" office:value="523.26" calcext:value-type="float">
            <text:p>523.26</text:p>
          </table:table-cell>
          <table:table-cell table:style-name="ce22" table:formula="of:=[.C14]/[.C13]" office:value-type="float" office:value="1.05948813476958" calcext:value-type="float">
            <text:p>1.0595</text:p>
          </table:table-cell>
          <table:table-cell table:number-columns-repeated="3"/>
          <table:table-cell table:style-name="ce6" table:formula="of:=[.C14]/[.$C$2]" office:value-type="float" office:value="2" calcext:value-type="float">
            <text:p>2</text:p>
          </table:table-cell>
          <table:table-cell/>
          <table:table-cell table:style-name="ce6" table:formula="of:=POWER([.$H$3];[.A14])" office:value-type="float" office:value="1.99936548516134" calcext:value-type="float">
            <text:p>1.99936548516134</text:p>
          </table:table-cell>
          <table:table-cell table:number-columns-repeated="1014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#</text:p>
          </table:table-cell>
          <table:table-cell table:style-name="ce21" table:formula="of:=[.C3]*2" office:value-type="float" office:value="554.36" calcext:value-type="float">
            <text:p>554.36</text:p>
          </table:table-cell>
          <table:table-cell table:style-name="ce9" table:number-columns-repeated="6"/>
          <table:table-cell table:style-name="ce9" table:formula="of:=POWER([.$H$3];[.A15])" office:value-type="float" office:value="2.11819793287092" calcext:value-type="float">
            <text:p>2.11819793287092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9" office:value-type="float" office:value="-1" calcext:value-type="float">
            <text:p>-1</text:p>
          </table:table-cell>
          <table:table-cell table:style-name="ce9" table:number-columns-repeated="2"/>
          <table:table-cell table:style-name="ce23"/>
          <table:table-cell table:style-name="ce9" table:number-columns-repeated="5"/>
          <table:table-cell table:style-name="ce9" table:formula="of:=POWER([.$H$3];[.A16])" office:value-type="float" office:value="0.943899271231691" calcext:value-type="float">
            <text:p>0.943899271231691</text:p>
          </table:table-cell>
          <table:table-cell table:style-name="ce9" table:formula="of:=[.J16]*[.C2]" office:value-type="float" office:value="246.9523663" calcext:value-type="float">
            <text:p>246.9523663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9" table:number-columns-repeated="10"/>
          <table:table-cell table:style-name="ce21" table:formula="of:=[.C2]" office:value-type="float" office:value="261.63" calcext:value-type="float">
            <text:p>261.63</text:p>
          </table:table-cell>
          <table:table-cell table:style-name="ce9" table:formula="of:=[.K17]/[.K16]" office:value-type="float" office:value="1.05943508" calcext:value-type="float">
            <text:p>1.05943508</text:p>
          </table:table-cell>
          <table:table-cell table:number-columns-repeated="1012"/>
        </table:table-row>
        <table:table-row table:style-name="ro1" table:number-rows-repeated="98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EENSLEEVES - FLAT" table:style-name="ta9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22" table:number-columns-repeated="16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HEX)</text:p>
          </table:table-cell>
          <table:table-cell table:style-name="ce12" office:value-type="string" calcext:value-type="string">
            <text:p>PITCH (HEX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3])" office:value-type="float" office:value="293.654215453635" calcext:value-type="float">
            <text:p>293.65</text:p>
          </table:table-cell>
          <table:table-cell table:style-name="ce6" table:formula="of:=DEC2HEX([.C3]*[.A3])" office:value-type="string" office:string-value="58" calcext:value-type="string">
            <text:p>58</text:p>
          </table:table-cell>
          <table:table-cell table:style-name="ce6" table:formula="of:=DEC2HEX((437500/[.C3])-30.125)" office:value-type="string" office:string-value="5B3" calcext:value-type="string">
            <text:p>5B3</text:p>
          </table:table-cell>
          <table:table-cell table:style-name="ce6" table:formula="of:=LEN(TEXT([.D3];&quot;####&quot;))" office:value-type="float" office:value="2" calcext:value-type="float">
            <text:p>2</text:p>
          </table:table-cell>
          <table:table-cell table:style-name="ce6" table:formula="of:=LEN(TEXT([.E3];&quot;####&quot;))" office:value-type="float" office:value="3" calcext:value-type="float">
            <text:p>3</text:p>
          </table:table-cell>
          <table:table-cell table:style-name="ce6" table:formula="of:=IF([.F3]&lt;&gt;0;LEFT(&quot;0x0000&quot;;6-[.F3])&amp;[.D3];&quot;0x0000&quot;)" office:value-type="string" office:string-value="0x0058" calcext:value-type="string">
            <text:p>0x0058</text:p>
          </table:table-cell>
          <table:table-cell table:style-name="ce6" table:formula="of:=IF([.G3]&lt;&gt;0;LEFT(&quot;0x0000&quot;;6-[.G3])&amp;[.E3];&quot;0x0000&quot;)" office:value-type="string" office:string-value="0x05B3" calcext:value-type="string">
            <text:p>0x05B3</text:p>
          </table:table-cell>
          <table:table-cell table:style-name="ce6" table:formula="of:=&quot;DW &quot;&amp;[.H3]&amp;&quot;, &quot;&amp;[.I3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" calcext:value-type="float">
            <text:p>5</text:p>
          </table:table-cell>
          <table:table-cell table:style-name="ce11" table:formula="of:=[.$B$1]*POWER([.$C$1];[.B4])" office:value-type="float" office:value="349.187981181523" calcext:value-type="float">
            <text:p>349.19</text:p>
          </table:table-cell>
          <table:table-cell table:style-name="ce6" table:formula="of:=DEC2HEX([.C4]*[.A4])" office:value-type="string" office:string-value="D1" calcext:value-type="string">
            <text:p>D1</text:p>
          </table:table-cell>
          <table:table-cell table:style-name="ce6" table:formula="of:=DEC2HEX((437500/[.C4])-30.125)" office:value-type="string" office:string-value="4C6" calcext:value-type="string">
            <text:p>4C6</text:p>
          </table:table-cell>
          <table:table-cell table:style-name="ce6" table:formula="of:=LEN(TEXT([.D4];&quot;####&quot;))" office:value-type="float" office:value="2" calcext:value-type="float">
            <text:p>2</text:p>
          </table:table-cell>
          <table:table-cell table:style-name="ce6" table:formula="of:=LEN(TEXT([.E4];&quot;####&quot;))" office:value-type="float" office:value="3" calcext:value-type="float">
            <text:p>3</text:p>
          </table:table-cell>
          <table:table-cell table:style-name="ce6" table:formula="of:=IF([.F4]&lt;&gt;0;LEFT(&quot;0x0000&quot;;6-[.F4])&amp;[.D4];&quot;0x0000&quot;)" office:value-type="string" office:string-value="0x00D1" calcext:value-type="string">
            <text:p>0x00D1</text:p>
          </table:table-cell>
          <table:table-cell table:style-name="ce6" table:formula="of:=IF([.G4]&lt;&gt;0;LEFT(&quot;0x0000&quot;;6-[.G4])&amp;[.E4];&quot;0x0000&quot;)" office:value-type="string" office:string-value="0x04C6" calcext:value-type="string">
            <text:p>0x04C6</text:p>
          </table:table-cell>
          <table:table-cell table:style-name="ce6" table:formula="of:=&quot;DW &quot;&amp;[.H4]&amp;&quot;, &quot;&amp;[.I4]" office:value-type="string" office:string-value="DW 0x00D1, 0x04C6" calcext:value-type="string">
            <text:p>DW 0x00D1, 0x04C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7" calcext:value-type="float">
            <text:p>7</text:p>
          </table:table-cell>
          <table:table-cell table:style-name="ce11" table:formula="of:=[.$B$1]*POWER([.$C$1];[.B5])" office:value-type="float" office:value="391.929528951951" calcext:value-type="float">
            <text:p>391.93</text:p>
          </table:table-cell>
          <table:table-cell table:style-name="ce6" table:formula="of:=DEC2HEX([.C5]*[.A5])" office:value-type="string" office:string-value="75" calcext:value-type="string">
            <text:p>75</text:p>
          </table:table-cell>
          <table:table-cell table:style-name="ce6" table:formula="of:=DEC2HEX((437500/[.C5])-30.125)" office:value-type="string" office:string-value="43E" calcext:value-type="string">
            <text:p>43E</text:p>
          </table:table-cell>
          <table:table-cell table:style-name="ce6" table:formula="of:=LEN(TEXT([.D5];&quot;####&quot;))" office:value-type="float" office:value="2" calcext:value-type="float">
            <text:p>2</text:p>
          </table:table-cell>
          <table:table-cell table:style-name="ce6" table:formula="of:=LEN(TEXT([.E5];&quot;####&quot;))" office:value-type="float" office:value="3" calcext:value-type="float">
            <text:p>3</text:p>
          </table:table-cell>
          <table:table-cell table:style-name="ce6" table:formula="of:=IF([.F5]&lt;&gt;0;LEFT(&quot;0x0000&quot;;6-[.F5])&amp;[.D5];&quot;0x0000&quot;)" office:value-type="string" office:string-value="0x0075" calcext:value-type="string">
            <text:p>0x0075</text:p>
          </table:table-cell>
          <table:table-cell table:style-name="ce6" table:formula="of:=IF([.G5]&lt;&gt;0;LEFT(&quot;0x0000&quot;;6-[.G5])&amp;[.E5];&quot;0x0000&quot;)" office:value-type="string" office:string-value="0x043E" calcext:value-type="string">
            <text:p>0x043E</text:p>
          </table:table-cell>
          <table:table-cell table:style-name="ce6" table:formula="of:=&quot;DW &quot;&amp;[.H5]&amp;&quot;, &quot;&amp;[.I5]" office:value-type="string" office:string-value="DW 0x0075, 0x043E" calcext:value-type="string">
            <text:p>DW 0x0075, 0x043E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" calcext:value-type="float">
            <text:p>9</text:p>
          </table:table-cell>
          <table:table-cell table:style-name="ce11" table:formula="of:=[.$B$1]*POWER([.$C$1];[.B6])" office:value-type="float" office:value="439.902757090157" calcext:value-type="float">
            <text:p>439.90</text:p>
          </table:table-cell>
          <table:table-cell table:style-name="ce6" table:formula="of:=DEC2HEX([.C6]*[.A6])" office:value-type="string" office:string-value="107" calcext:value-type="string">
            <text:p>107</text:p>
          </table:table-cell>
          <table:table-cell table:style-name="ce6" table:formula="of:=DEC2HEX((437500/[.C6])-30.125)" office:value-type="string" office:string-value="3C4" calcext:value-type="string">
            <text:p>3C4</text:p>
          </table:table-cell>
          <table:table-cell table:style-name="ce6" table:formula="of:=LEN(TEXT([.D6];&quot;####&quot;))" office:value-type="float" office:value="3" calcext:value-type="float">
            <text:p>3</text:p>
          </table:table-cell>
          <table:table-cell table:style-name="ce6" table:formula="of:=LEN(TEXT([.E6];&quot;####&quot;))" office:value-type="float" office:value="3" calcext:value-type="float">
            <text:p>3</text:p>
          </table:table-cell>
          <table:table-cell table:style-name="ce6" table:formula="of:=IF([.F6]&lt;&gt;0;LEFT(&quot;0x0000&quot;;6-[.F6])&amp;[.D6];&quot;0x0000&quot;)" office:value-type="string" office:string-value="0x0107" calcext:value-type="string">
            <text:p>0x0107</text:p>
          </table:table-cell>
          <table:table-cell table:style-name="ce6" table:formula="of:=IF([.G6]&lt;&gt;0;LEFT(&quot;0x0000&quot;;6-[.G6])&amp;[.E6];&quot;0x0000&quot;)" office:value-type="string" office:string-value="0x03C4" calcext:value-type="string">
            <text:p>0x03C4</text:p>
          </table:table-cell>
          <table:table-cell table:style-name="ce6" table:formula="of:=&quot;DW &quot;&amp;[.H6]&amp;&quot;, &quot;&amp;[.I6]" office:value-type="string" office:string-value="DW 0x0107, 0x03C4" calcext:value-type="string">
            <text:p>DW 0x0107, 0x03C4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" calcext:value-type="float">
            <text:p>10</text:p>
          </table:table-cell>
          <table:table-cell table:style-name="ce11" table:formula="of:=[.$B$1]*POWER([.$C$1];[.B7])" office:value-type="float" office:value="466.048412650031" calcext:value-type="float">
            <text:p>466.05</text:p>
          </table:table-cell>
          <table:table-cell table:style-name="ce6" table:formula="of:=DEC2HEX([.C7]*[.A7])" office:value-type="string" office:string-value="2E" calcext:value-type="string">
            <text:p>2E</text:p>
          </table:table-cell>
          <table:table-cell table:style-name="ce6" table:formula="of:=DEC2HEX((437500/[.C7])-30.125)" office:value-type="string" office:string-value="38C" calcext:value-type="string">
            <text:p>38C</text:p>
          </table:table-cell>
          <table:table-cell table:style-name="ce6" table:formula="of:=LEN(TEXT([.D7];&quot;####&quot;))" office:value-type="float" office:value="2" calcext:value-type="float">
            <text:p>2</text:p>
          </table:table-cell>
          <table:table-cell table:style-name="ce6" table:formula="of:=LEN(TEXT([.E7];&quot;####&quot;))" office:value-type="float" office:value="3" calcext:value-type="float">
            <text:p>3</text:p>
          </table:table-cell>
          <table:table-cell table:style-name="ce6" table:formula="of:=IF([.F7]&lt;&gt;0;LEFT(&quot;0x0000&quot;;6-[.F7])&amp;[.D7];&quot;0x0000&quot;)" office:value-type="string" office:string-value="0x002E" calcext:value-type="string">
            <text:p>0x002E</text:p>
          </table:table-cell>
          <table:table-cell table:style-name="ce6" table:formula="of:=IF([.G7]&lt;&gt;0;LEFT(&quot;0x0000&quot;;6-[.G7])&amp;[.E7];&quot;0x0000&quot;)" office:value-type="string" office:string-value="0x038C" calcext:value-type="string">
            <text:p>0x038C</text:p>
          </table:table-cell>
          <table:table-cell table:style-name="ce6" table:formula="of:=&quot;DW &quot;&amp;[.H7]&amp;&quot;, &quot;&amp;[.I7]" office:value-type="string" office:string-value="DW 0x002E, 0x038C" calcext:value-type="string">
            <text:p>DW 0x002E, 0x038C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9" calcext:value-type="float">
            <text:p>9</text:p>
          </table:table-cell>
          <table:table-cell table:style-name="ce11" table:formula="of:=[.$B$1]*POWER([.$C$1];[.B8])" office:value-type="float" office:value="439.902757090157" calcext:value-type="float">
            <text:p>439.90</text:p>
          </table:table-cell>
          <table:table-cell table:style-name="ce6" table:formula="of:=DEC2HEX([.C8]*[.A8])" office:value-type="string" office:string-value="2B" calcext:value-type="string">
            <text:p>2B</text:p>
          </table:table-cell>
          <table:table-cell table:style-name="ce6" table:formula="of:=DEC2HEX((437500/[.C8])-30.125)" office:value-type="string" office:string-value="3C4" calcext:value-type="string">
            <text:p>3C4</text:p>
          </table:table-cell>
          <table:table-cell table:style-name="ce6" table:formula="of:=LEN(TEXT([.D8];&quot;####&quot;))" office:value-type="float" office:value="2" calcext:value-type="float">
            <text:p>2</text:p>
          </table:table-cell>
          <table:table-cell table:style-name="ce6" table:formula="of:=LEN(TEXT([.E8];&quot;####&quot;))" office:value-type="float" office:value="3" calcext:value-type="float">
            <text:p>3</text:p>
          </table:table-cell>
          <table:table-cell table:style-name="ce6" table:formula="of:=IF([.F8]&lt;&gt;0;LEFT(&quot;0x0000&quot;;6-[.F8])&amp;[.D8];&quot;0x0000&quot;)" office:value-type="string" office:string-value="0x002B" calcext:value-type="string">
            <text:p>0x002B</text:p>
          </table:table-cell>
          <table:table-cell table:style-name="ce6" table:formula="of:=IF([.G8]&lt;&gt;0;LEFT(&quot;0x0000&quot;;6-[.G8])&amp;[.E8];&quot;0x0000&quot;)" office:value-type="string" office:string-value="0x03C4" calcext:value-type="string">
            <text:p>0x03C4</text:p>
          </table:table-cell>
          <table:table-cell table:style-name="ce6" table:formula="of:=&quot;DW &quot;&amp;[.H8]&amp;&quot;, &quot;&amp;[.I8]" office:value-type="string" office:string-value="DW 0x002B, 0x03C4" calcext:value-type="string">
            <text:p>DW 0x002B, 0x03C4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" calcext:value-type="float">
            <text:p>7</text:p>
          </table:table-cell>
          <table:table-cell table:style-name="ce11" table:formula="of:=[.$B$1]*POWER([.$C$1];[.B9])" office:value-type="float" office:value="391.929528951951" calcext:value-type="float">
            <text:p>391.93</text:p>
          </table:table-cell>
          <table:table-cell table:style-name="ce6" table:formula="of:=DEC2HEX([.C9]*[.A9])" office:value-type="string" office:string-value="EB" calcext:value-type="string">
            <text:p>EB</text:p>
          </table:table-cell>
          <table:table-cell table:style-name="ce6" table:formula="of:=DEC2HEX((437500/[.C9])-30.125)" office:value-type="string" office:string-value="43E" calcext:value-type="string">
            <text:p>43E</text:p>
          </table:table-cell>
          <table:table-cell table:style-name="ce6" table:formula="of:=LEN(TEXT([.D9];&quot;####&quot;))" office:value-type="float" office:value="2" calcext:value-type="float">
            <text:p>2</text:p>
          </table:table-cell>
          <table:table-cell table:style-name="ce6" table:formula="of:=LEN(TEXT([.E9];&quot;####&quot;))" office:value-type="float" office:value="3" calcext:value-type="float">
            <text:p>3</text:p>
          </table:table-cell>
          <table:table-cell table:style-name="ce6" table:formula="of:=IF([.F9]&lt;&gt;0;LEFT(&quot;0x0000&quot;;6-[.F9])&amp;[.D9];&quot;0x0000&quot;)" office:value-type="string" office:string-value="0x00EB" calcext:value-type="string">
            <text:p>0x00EB</text:p>
          </table:table-cell>
          <table:table-cell table:style-name="ce6" table:formula="of:=IF([.G9]&lt;&gt;0;LEFT(&quot;0x0000&quot;;6-[.G9])&amp;[.E9];&quot;0x0000&quot;)" office:value-type="string" office:string-value="0x043E" calcext:value-type="string">
            <text:p>0x043E</text:p>
          </table:table-cell>
          <table:table-cell table:style-name="ce6" table:formula="of:=&quot;DW &quot;&amp;[.H9]&amp;&quot;, &quot;&amp;[.I9]" office:value-type="string" office:string-value="DW 0x00EB, 0x043E" calcext:value-type="string">
            <text:p>DW 0x00EB, 0x043E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10])" office:value-type="float" office:value="329.598280983411" calcext:value-type="float">
            <text:p>329.60</text:p>
          </table:table-cell>
          <table:table-cell table:style-name="ce6" table:formula="of:=DEC2HEX([.C10]*[.A10])" office:value-type="string" office:string-value="62" calcext:value-type="string">
            <text:p>62</text:p>
          </table:table-cell>
          <table:table-cell table:style-name="ce6" table:formula="of:=DEC2HEX((437500/[.C10])-30.125)" office:value-type="string" office:string-value="511" calcext:value-type="string">
            <text:p>511</text:p>
          </table:table-cell>
          <table:table-cell table:style-name="ce6" table:formula="of:=LEN(TEXT([.D10];&quot;####&quot;))" office:value-type="float" office:value="2" calcext:value-type="float">
            <text:p>2</text:p>
          </table:table-cell>
          <table:table-cell table:style-name="ce6" table:formula="of:=LEN(TEXT([.E10];&quot;####&quot;))" office:value-type="float" office:value="3" calcext:value-type="float">
            <text:p>3</text:p>
          </table:table-cell>
          <table:table-cell table:style-name="ce6" table:formula="of:=IF([.F10]&lt;&gt;0;LEFT(&quot;0x0000&quot;;6-[.F10])&amp;[.D10];&quot;0x0000&quot;)" office:value-type="string" office:string-value="0x0062" calcext:value-type="string">
            <text:p>0x0062</text:p>
          </table:table-cell>
          <table:table-cell table:style-name="ce6" table:formula="of:=IF([.G10]&lt;&gt;0;LEFT(&quot;0x0000&quot;;6-[.G10])&amp;[.E10];&quot;0x0000&quot;)" office:value-type="string" office:string-value="0x0511" calcext:value-type="string">
            <text:p>0x0511</text:p>
          </table:table-cell>
          <table:table-cell table:style-name="ce6" table:formula="of:=&quot;DW &quot;&amp;[.H10]&amp;&quot;, &quot;&amp;[.I10]" office:value-type="string" office:string-value="DW 0x0062, 0x0511" calcext:value-type="string">
            <text:p>DW 0x0062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11" table:formula="of:=[.$B$1]*POWER([.$C$1];[.B11])" office:value-type="float" office:value="261.63" calcext:value-type="float">
            <text:p>261.63</text:p>
          </table:table-cell>
          <table:table-cell table:style-name="ce6" table:formula="of:=DEC2HEX([.C11]*[.A11])" office:value-type="string" office:string-value="9C" calcext:value-type="string">
            <text:p>9C</text:p>
          </table:table-cell>
          <table:table-cell table:style-name="ce6" table:formula="of:=DEC2HEX((437500/[.C11])-30.125)" office:value-type="string" office:string-value="66A" calcext:value-type="string">
            <text:p>66A</text:p>
          </table:table-cell>
          <table:table-cell table:style-name="ce6" table:formula="of:=LEN(TEXT([.D11];&quot;####&quot;))" office:value-type="float" office:value="2" calcext:value-type="float">
            <text:p>2</text:p>
          </table:table-cell>
          <table:table-cell table:style-name="ce6" table:formula="of:=LEN(TEXT([.E11];&quot;####&quot;))" office:value-type="float" office:value="3" calcext:value-type="float">
            <text:p>3</text:p>
          </table:table-cell>
          <table:table-cell table:style-name="ce6" table:formula="of:=IF([.F11]&lt;&gt;0;LEFT(&quot;0x0000&quot;;6-[.F11])&amp;[.D11];&quot;0x0000&quot;)" office:value-type="string" office:string-value="0x009C" calcext:value-type="string">
            <text:p>0x009C</text:p>
          </table:table-cell>
          <table:table-cell table:style-name="ce6" table:formula="of:=IF([.G11]&lt;&gt;0;LEFT(&quot;0x0000&quot;;6-[.G11])&amp;[.E11];&quot;0x0000&quot;)" office:value-type="string" office:string-value="0x066A" calcext:value-type="string">
            <text:p>0x066A</text:p>
          </table:table-cell>
          <table:table-cell table:style-name="ce6" table:formula="of:=&quot;DW &quot;&amp;[.H11]&amp;&quot;, &quot;&amp;[.I11]" office:value-type="string" office:string-value="DW 0x009C, 0x066A" calcext:value-type="string">
            <text:p>DW 0x009C, 0x066A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12])" office:value-type="float" office:value="293.654215453635" calcext:value-type="float">
            <text:p>293.65</text:p>
          </table:table-cell>
          <table:table-cell table:style-name="ce6" table:formula="of:=DEC2HEX([.C12]*[.A12])" office:value-type="string" office:string-value="1D" calcext:value-type="string">
            <text:p>1D</text:p>
          </table:table-cell>
          <table:table-cell table:style-name="ce6" table:formula="of:=DEC2HEX((437500/[.C12])-30.125)" office:value-type="string" office:string-value="5B3" calcext:value-type="string">
            <text:p>5B3</text:p>
          </table:table-cell>
          <table:table-cell table:style-name="ce6" table:formula="of:=LEN(TEXT([.D12];&quot;####&quot;))" office:value-type="float" office:value="2" calcext:value-type="float">
            <text:p>2</text:p>
          </table:table-cell>
          <table:table-cell table:style-name="ce6" table:formula="of:=LEN(TEXT([.E12];&quot;####&quot;))" office:value-type="float" office:value="3" calcext:value-type="float">
            <text:p>3</text:p>
          </table:table-cell>
          <table:table-cell table:style-name="ce6" table:formula="of:=IF([.F12]&lt;&gt;0;LEFT(&quot;0x0000&quot;;6-[.F12])&amp;[.D12];&quot;0x0000&quot;)" office:value-type="string" office:string-value="0x001D" calcext:value-type="string">
            <text:p>0x001D</text:p>
          </table:table-cell>
          <table:table-cell table:style-name="ce6" table:formula="of:=IF([.G12]&lt;&gt;0;LEFT(&quot;0x0000&quot;;6-[.G12])&amp;[.E12];&quot;0x0000&quot;)" office:value-type="string" office:string-value="0x05B3" calcext:value-type="string">
            <text:p>0x05B3</text:p>
          </table:table-cell>
          <table:table-cell table:style-name="ce6" table:formula="of:=&quot;DW &quot;&amp;[.H12]&amp;&quot;, &quot;&amp;[.I12]" office:value-type="string" office:string-value="DW 0x001D, 0x05B3" calcext:value-type="string">
            <text:p>DW 0x001D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13])" office:value-type="float" office:value="329.598280983411" calcext:value-type="float">
            <text:p>329.60</text:p>
          </table:table-cell>
          <table:table-cell table:style-name="ce6" table:formula="of:=DEC2HEX([.C13]*[.A13])" office:value-type="string" office:string-value="20" calcext:value-type="string">
            <text:p>20</text:p>
          </table:table-cell>
          <table:table-cell table:style-name="ce6" table:formula="of:=DEC2HEX((437500/[.C13])-30.125)" office:value-type="string" office:string-value="511" calcext:value-type="string">
            <text:p>511</text:p>
          </table:table-cell>
          <table:table-cell table:style-name="ce6" table:formula="of:=LEN(TEXT([.D13];&quot;####&quot;))" office:value-type="float" office:value="2" calcext:value-type="float">
            <text:p>2</text:p>
          </table:table-cell>
          <table:table-cell table:style-name="ce6" table:formula="of:=LEN(TEXT([.E13];&quot;####&quot;))" office:value-type="float" office:value="3" calcext:value-type="float">
            <text:p>3</text:p>
          </table:table-cell>
          <table:table-cell table:style-name="ce6" table:formula="of:=IF([.F13]&lt;&gt;0;LEFT(&quot;0x0000&quot;;6-[.F13])&amp;[.D13];&quot;0x0000&quot;)" office:value-type="string" office:string-value="0x0020" calcext:value-type="string">
            <text:p>0x0020</text:p>
          </table:table-cell>
          <table:table-cell table:style-name="ce6" table:formula="of:=IF([.G13]&lt;&gt;0;LEFT(&quot;0x0000&quot;;6-[.G13])&amp;[.E13];&quot;0x0000&quot;)" office:value-type="string" office:string-value="0x0511" calcext:value-type="string">
            <text:p>0x0511</text:p>
          </table:table-cell>
          <table:table-cell table:style-name="ce6" table:formula="of:=&quot;DW &quot;&amp;[.H13]&amp;&quot;, &quot;&amp;[.I13]" office:value-type="string" office:string-value="DW 0x0020, 0x0511" calcext:value-type="string">
            <text:p>DW 0x0020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" calcext:value-type="float">
            <text:p>5</text:p>
          </table:table-cell>
          <table:table-cell table:style-name="ce11" table:formula="of:=[.$B$1]*POWER([.$C$1];[.B14])" office:value-type="float" office:value="349.187981181523" calcext:value-type="float">
            <text:p>349.19</text:p>
          </table:table-cell>
          <table:table-cell table:style-name="ce6" table:formula="of:=DEC2HEX([.C14]*[.A14])" office:value-type="string" office:string-value="D1" calcext:value-type="string">
            <text:p>D1</text:p>
          </table:table-cell>
          <table:table-cell table:style-name="ce6" table:formula="of:=DEC2HEX((437500/[.C14])-30.125)" office:value-type="string" office:string-value="4C6" calcext:value-type="string">
            <text:p>4C6</text:p>
          </table:table-cell>
          <table:table-cell table:style-name="ce6" table:formula="of:=LEN(TEXT([.D14];&quot;####&quot;))" office:value-type="float" office:value="2" calcext:value-type="float">
            <text:p>2</text:p>
          </table:table-cell>
          <table:table-cell table:style-name="ce6" table:formula="of:=LEN(TEXT([.E14];&quot;####&quot;))" office:value-type="float" office:value="3" calcext:value-type="float">
            <text:p>3</text:p>
          </table:table-cell>
          <table:table-cell table:style-name="ce6" table:formula="of:=IF([.F14]&lt;&gt;0;LEFT(&quot;0x0000&quot;;6-[.F14])&amp;[.D14];&quot;0x0000&quot;)" office:value-type="string" office:string-value="0x00D1" calcext:value-type="string">
            <text:p>0x00D1</text:p>
          </table:table-cell>
          <table:table-cell table:style-name="ce6" table:formula="of:=IF([.G14]&lt;&gt;0;LEFT(&quot;0x0000&quot;;6-[.G14])&amp;[.E14];&quot;0x0000&quot;)" office:value-type="string" office:string-value="0x04C6" calcext:value-type="string">
            <text:p>0x04C6</text:p>
          </table:table-cell>
          <table:table-cell table:style-name="ce6" table:formula="of:=&quot;DW &quot;&amp;[.H14]&amp;&quot;, &quot;&amp;[.I14]" office:value-type="string" office:string-value="DW 0x00D1, 0x04C6" calcext:value-type="string">
            <text:p>DW 0x00D1, 0x04C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15])" office:value-type="float" office:value="293.654215453635" calcext:value-type="float">
            <text:p>293.65</text:p>
          </table:table-cell>
          <table:table-cell table:style-name="ce6" table:formula="of:=DEC2HEX([.C15]*[.A15])" office:value-type="string" office:string-value="58" calcext:value-type="string">
            <text:p>58</text:p>
          </table:table-cell>
          <table:table-cell table:style-name="ce6" table:formula="of:=DEC2HEX((437500/[.C15])-30.125)" office:value-type="string" office:string-value="5B3" calcext:value-type="string">
            <text:p>5B3</text:p>
          </table:table-cell>
          <table:table-cell table:style-name="ce6" table:formula="of:=LEN(TEXT([.D15];&quot;####&quot;))" office:value-type="float" office:value="2" calcext:value-type="float">
            <text:p>2</text:p>
          </table:table-cell>
          <table:table-cell table:style-name="ce6" table:formula="of:=LEN(TEXT([.E15];&quot;####&quot;))" office:value-type="float" office:value="3" calcext:value-type="float">
            <text:p>3</text:p>
          </table:table-cell>
          <table:table-cell table:style-name="ce6" table:formula="of:=IF([.F15]&lt;&gt;0;LEFT(&quot;0x0000&quot;;6-[.F15])&amp;[.D15];&quot;0x0000&quot;)" office:value-type="string" office:string-value="0x0058" calcext:value-type="string">
            <text:p>0x0058</text:p>
          </table:table-cell>
          <table:table-cell table:style-name="ce6" table:formula="of:=IF([.G15]&lt;&gt;0;LEFT(&quot;0x0000&quot;;6-[.G15])&amp;[.E15];&quot;0x0000&quot;)" office:value-type="string" office:string-value="0x05B3" calcext:value-type="string">
            <text:p>0x05B3</text:p>
          </table:table-cell>
          <table:table-cell table:style-name="ce6" table:formula="of:=&quot;DW &quot;&amp;[.H15]&amp;&quot;, &quot;&amp;[.I15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16])" office:value-type="float" office:value="293.654215453635" calcext:value-type="float">
            <text:p>293.65</text:p>
          </table:table-cell>
          <table:table-cell table:style-name="ce6" table:formula="of:=DEC2HEX([.C16]*[.A16])" office:value-type="string" office:string-value="B0" calcext:value-type="string">
            <text:p>B0</text:p>
          </table:table-cell>
          <table:table-cell table:style-name="ce6" table:formula="of:=DEC2HEX((437500/[.C16])-30.125)" office:value-type="string" office:string-value="5B3" calcext:value-type="string">
            <text:p>5B3</text:p>
          </table:table-cell>
          <table:table-cell table:style-name="ce6" table:formula="of:=LEN(TEXT([.D16];&quot;####&quot;))" office:value-type="float" office:value="2" calcext:value-type="float">
            <text:p>2</text:p>
          </table:table-cell>
          <table:table-cell table:style-name="ce6" table:formula="of:=LEN(TEXT([.E16];&quot;####&quot;))" office:value-type="float" office:value="3" calcext:value-type="float">
            <text:p>3</text:p>
          </table:table-cell>
          <table:table-cell table:style-name="ce6" table:formula="of:=IF([.F16]&lt;&gt;0;LEFT(&quot;0x0000&quot;;6-[.F16])&amp;[.D16];&quot;0x0000&quot;)" office:value-type="string" office:string-value="0x00B0" calcext:value-type="string">
            <text:p>0x00B0</text:p>
          </table:table-cell>
          <table:table-cell table:style-name="ce6" table:formula="of:=IF([.G16]&lt;&gt;0;LEFT(&quot;0x0000&quot;;6-[.G16])&amp;[.E16];&quot;0x0000&quot;)" office:value-type="string" office:string-value="0x05B3" calcext:value-type="string">
            <text:p>0x05B3</text:p>
          </table:table-cell>
          <table:table-cell table:style-name="ce6" table:formula="of:=&quot;DW &quot;&amp;[.H16]&amp;&quot;, &quot;&amp;[.I16]" office:value-type="string" office:string-value="DW 0x00B0, 0x05B3" calcext:value-type="string">
            <text:p>DW 0x00B0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[.$B$1]*POWER([.$C$1];[.B17])" office:value-type="float" office:value="277.1799999804" calcext:value-type="float">
            <text:p>277.18</text:p>
          </table:table-cell>
          <table:table-cell table:style-name="ce6" table:formula="of:=DEC2HEX([.C17]*[.A17])" office:value-type="string" office:string-value="1B" calcext:value-type="string">
            <text:p>1B</text:p>
          </table:table-cell>
          <table:table-cell table:style-name="ce6" table:formula="of:=DEC2HEX((437500/[.C17])-30.125)" office:value-type="string" office:string-value="60C" calcext:value-type="string">
            <text:p>60C</text:p>
          </table:table-cell>
          <table:table-cell table:style-name="ce6" table:formula="of:=LEN(TEXT([.D17];&quot;####&quot;))" office:value-type="float" office:value="2" calcext:value-type="float">
            <text:p>2</text:p>
          </table:table-cell>
          <table:table-cell table:style-name="ce6" table:formula="of:=LEN(TEXT([.E17];&quot;####&quot;))" office:value-type="float" office:value="3" calcext:value-type="float">
            <text:p>3</text:p>
          </table:table-cell>
          <table:table-cell table:style-name="ce6" table:formula="of:=IF([.F17]&lt;&gt;0;LEFT(&quot;0x0000&quot;;6-[.F17])&amp;[.D17];&quot;0x0000&quot;)" office:value-type="string" office:string-value="0x001B" calcext:value-type="string">
            <text:p>0x001B</text:p>
          </table:table-cell>
          <table:table-cell table:style-name="ce6" table:formula="of:=IF([.G17]&lt;&gt;0;LEFT(&quot;0x0000&quot;;6-[.G17])&amp;[.E17];&quot;0x0000&quot;)" office:value-type="string" office:string-value="0x060C" calcext:value-type="string">
            <text:p>0x060C</text:p>
          </table:table-cell>
          <table:table-cell table:style-name="ce6" table:formula="of:=&quot;DW &quot;&amp;[.H17]&amp;&quot;, &quot;&amp;[.I17]" office:value-type="string" office:string-value="DW 0x001B, 0x060C" calcext:value-type="string">
            <text:p>DW 0x001B, 0x060C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18])" office:value-type="float" office:value="293.654215453635" calcext:value-type="float">
            <text:p>293.65</text:p>
          </table:table-cell>
          <table:table-cell table:style-name="ce6" table:formula="of:=DEC2HEX([.C18]*[.A18])" office:value-type="string" office:string-value="1D" calcext:value-type="string">
            <text:p>1D</text:p>
          </table:table-cell>
          <table:table-cell table:style-name="ce6" table:formula="of:=DEC2HEX((437500/[.C18])-30.125)" office:value-type="string" office:string-value="5B3" calcext:value-type="string">
            <text:p>5B3</text:p>
          </table:table-cell>
          <table:table-cell table:style-name="ce6" table:formula="of:=LEN(TEXT([.D18];&quot;####&quot;))" office:value-type="float" office:value="2" calcext:value-type="float">
            <text:p>2</text:p>
          </table:table-cell>
          <table:table-cell table:style-name="ce6" table:formula="of:=LEN(TEXT([.E18];&quot;####&quot;))" office:value-type="float" office:value="3" calcext:value-type="float">
            <text:p>3</text:p>
          </table:table-cell>
          <table:table-cell table:style-name="ce6" table:formula="of:=IF([.F18]&lt;&gt;0;LEFT(&quot;0x0000&quot;;6-[.F18])&amp;[.D18];&quot;0x0000&quot;)" office:value-type="string" office:string-value="0x001D" calcext:value-type="string">
            <text:p>0x001D</text:p>
          </table:table-cell>
          <table:table-cell table:style-name="ce6" table:formula="of:=IF([.G18]&lt;&gt;0;LEFT(&quot;0x0000&quot;;6-[.G18])&amp;[.E18];&quot;0x0000&quot;)" office:value-type="string" office:string-value="0x05B3" calcext:value-type="string">
            <text:p>0x05B3</text:p>
          </table:table-cell>
          <table:table-cell table:style-name="ce6" table:formula="of:=&quot;DW &quot;&amp;[.H18]&amp;&quot;, &quot;&amp;[.I18]" office:value-type="string" office:string-value="DW 0x001D, 0x05B3" calcext:value-type="string">
            <text:p>DW 0x001D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19])" office:value-type="float" office:value="329.598280983411" calcext:value-type="float">
            <text:p>329.60</text:p>
          </table:table-cell>
          <table:table-cell table:style-name="ce6" table:formula="of:=DEC2HEX([.C19]*[.A19])" office:value-type="string" office:string-value="C5" calcext:value-type="string">
            <text:p>C5</text:p>
          </table:table-cell>
          <table:table-cell table:style-name="ce6" table:formula="of:=DEC2HEX((437500/[.C19])-30.125)" office:value-type="string" office:string-value="511" calcext:value-type="string">
            <text:p>511</text:p>
          </table:table-cell>
          <table:table-cell table:style-name="ce6" table:formula="of:=LEN(TEXT([.D19];&quot;####&quot;))" office:value-type="float" office:value="2" calcext:value-type="float">
            <text:p>2</text:p>
          </table:table-cell>
          <table:table-cell table:style-name="ce6" table:formula="of:=LEN(TEXT([.E19];&quot;####&quot;))" office:value-type="float" office:value="3" calcext:value-type="float">
            <text:p>3</text:p>
          </table:table-cell>
          <table:table-cell table:style-name="ce6" table:formula="of:=IF([.F19]&lt;&gt;0;LEFT(&quot;0x0000&quot;;6-[.F19])&amp;[.D19];&quot;0x0000&quot;)" office:value-type="string" office:string-value="0x00C5" calcext:value-type="string">
            <text:p>0x00C5</text:p>
          </table:table-cell>
          <table:table-cell table:style-name="ce6" table:formula="of:=IF([.G19]&lt;&gt;0;LEFT(&quot;0x0000&quot;;6-[.G19])&amp;[.E19];&quot;0x0000&quot;)" office:value-type="string" office:string-value="0x0511" calcext:value-type="string">
            <text:p>0x0511</text:p>
          </table:table-cell>
          <table:table-cell table:style-name="ce6" table:formula="of:=&quot;DW &quot;&amp;[.H19]&amp;&quot;, &quot;&amp;[.I19]" office:value-type="string" office:string-value="DW 0x00C5, 0x0511" calcext:value-type="string">
            <text:p>DW 0x00C5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[.$B$1]*POWER([.$C$1];[.B20])" office:value-type="float" office:value="277.1799999804" calcext:value-type="float">
            <text:p>277.18</text:p>
          </table:table-cell>
          <table:table-cell table:style-name="ce6" table:formula="of:=DEC2HEX([.C20]*[.A20])" office:value-type="string" office:string-value="53" calcext:value-type="string">
            <text:p>53</text:p>
          </table:table-cell>
          <table:table-cell table:style-name="ce6" table:formula="of:=DEC2HEX((437500/[.C20])-30.125)" office:value-type="string" office:string-value="60C" calcext:value-type="string">
            <text:p>60C</text:p>
          </table:table-cell>
          <table:table-cell table:style-name="ce6" table:formula="of:=LEN(TEXT([.D20];&quot;####&quot;))" office:value-type="float" office:value="2" calcext:value-type="float">
            <text:p>2</text:p>
          </table:table-cell>
          <table:table-cell table:style-name="ce6" table:formula="of:=LEN(TEXT([.E20];&quot;####&quot;))" office:value-type="float" office:value="3" calcext:value-type="float">
            <text:p>3</text:p>
          </table:table-cell>
          <table:table-cell table:style-name="ce6" table:formula="of:=IF([.F20]&lt;&gt;0;LEFT(&quot;0x0000&quot;;6-[.F20])&amp;[.D20];&quot;0x0000&quot;)" office:value-type="string" office:string-value="0x0053" calcext:value-type="string">
            <text:p>0x0053</text:p>
          </table:table-cell>
          <table:table-cell table:style-name="ce6" table:formula="of:=IF([.G20]&lt;&gt;0;LEFT(&quot;0x0000&quot;;6-[.G20])&amp;[.E20];&quot;0x0000&quot;)" office:value-type="string" office:string-value="0x060C" calcext:value-type="string">
            <text:p>0x060C</text:p>
          </table:table-cell>
          <table:table-cell table:style-name="ce6" table:formula="of:=&quot;DW &quot;&amp;[.H20]&amp;&quot;, &quot;&amp;[.I20]" office:value-type="string" office:string-value="DW 0x0053, 0x060C" calcext:value-type="string">
            <text:p>DW 0x0053, 0x060C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-3" calcext:value-type="float">
            <text:p>-3</text:p>
          </table:table-cell>
          <table:table-cell table:style-name="ce11" table:formula="of:=[.$B$1]*POWER([.$C$1];[.B21])" office:value-type="float" office:value="220.021182084144" calcext:value-type="float">
            <text:p>220.02</text:p>
          </table:table-cell>
          <table:table-cell table:style-name="ce6" table:formula="of:=DEC2HEX([.C21]*[.A21])" office:value-type="string" office:string-value="84" calcext:value-type="string">
            <text:p>84</text:p>
          </table:table-cell>
          <table:table-cell table:style-name="ce6" table:formula="of:=DEC2HEX((437500/[.C21])-30.125)" office:value-type="string" office:string-value="7A6" calcext:value-type="string">
            <text:p>7A6</text:p>
          </table:table-cell>
          <table:table-cell table:style-name="ce6" table:formula="of:=LEN(TEXT([.D21];&quot;####&quot;))" office:value-type="float" office:value="2" calcext:value-type="float">
            <text:p>2</text:p>
          </table:table-cell>
          <table:table-cell table:style-name="ce6" table:formula="of:=LEN(TEXT([.E21];&quot;####&quot;))" office:value-type="float" office:value="3" calcext:value-type="float">
            <text:p>3</text:p>
          </table:table-cell>
          <table:table-cell table:style-name="ce6" table:formula="of:=IF([.F21]&lt;&gt;0;LEFT(&quot;0x0000&quot;;6-[.F21])&amp;[.D21];&quot;0x0000&quot;)" office:value-type="string" office:string-value="0x0084" calcext:value-type="string">
            <text:p>0x0084</text:p>
          </table:table-cell>
          <table:table-cell table:style-name="ce6" table:formula="of:=IF([.G21]&lt;&gt;0;LEFT(&quot;0x0000&quot;;6-[.G21])&amp;[.E21];&quot;0x0000&quot;)" office:value-type="string" office:string-value="0x07A6" calcext:value-type="string">
            <text:p>0x07A6</text:p>
          </table:table-cell>
          <table:table-cell table:style-name="ce6" table:formula="of:=&quot;DW &quot;&amp;[.H21]&amp;&quot;, &quot;&amp;[.I21]" office:value-type="string" office:string-value="DW 0x0084, 0x07A6" calcext:value-type="string">
            <text:p>DW 0x0084, 0x07A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22])" office:value-type="float" office:value="293.654215453635" calcext:value-type="float">
            <text:p>293.65</text:p>
          </table:table-cell>
          <table:table-cell table:style-name="ce6" table:formula="of:=DEC2HEX([.C22]*[.A22])" office:value-type="string" office:string-value="58" calcext:value-type="string">
            <text:p>58</text:p>
          </table:table-cell>
          <table:table-cell table:style-name="ce6" table:formula="of:=DEC2HEX((437500/[.C22])-30.125)" office:value-type="string" office:string-value="5B3" calcext:value-type="string">
            <text:p>5B3</text:p>
          </table:table-cell>
          <table:table-cell table:style-name="ce6" table:formula="of:=LEN(TEXT([.D22];&quot;####&quot;))" office:value-type="float" office:value="2" calcext:value-type="float">
            <text:p>2</text:p>
          </table:table-cell>
          <table:table-cell table:style-name="ce6" table:formula="of:=LEN(TEXT([.E22];&quot;####&quot;))" office:value-type="float" office:value="3" calcext:value-type="float">
            <text:p>3</text:p>
          </table:table-cell>
          <table:table-cell table:style-name="ce6" table:formula="of:=IF([.F22]&lt;&gt;0;LEFT(&quot;0x0000&quot;;6-[.F22])&amp;[.D22];&quot;0x0000&quot;)" office:value-type="string" office:string-value="0x0058" calcext:value-type="string">
            <text:p>0x0058</text:p>
          </table:table-cell>
          <table:table-cell table:style-name="ce6" table:formula="of:=IF([.G22]&lt;&gt;0;LEFT(&quot;0x0000&quot;;6-[.G22])&amp;[.E22];&quot;0x0000&quot;)" office:value-type="string" office:string-value="0x05B3" calcext:value-type="string">
            <text:p>0x05B3</text:p>
          </table:table-cell>
          <table:table-cell table:style-name="ce6" table:formula="of:=&quot;DW &quot;&amp;[.H22]&amp;&quot;, &quot;&amp;[.I22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" calcext:value-type="float">
            <text:p>5</text:p>
          </table:table-cell>
          <table:table-cell table:style-name="ce11" table:formula="of:=[.$B$1]*POWER([.$C$1];[.B23])" office:value-type="float" office:value="349.187981181523" calcext:value-type="float">
            <text:p>349.19</text:p>
          </table:table-cell>
          <table:table-cell table:style-name="ce6" table:formula="of:=DEC2HEX([.C23]*[.A23])" office:value-type="string" office:string-value="D1" calcext:value-type="string">
            <text:p>D1</text:p>
          </table:table-cell>
          <table:table-cell table:style-name="ce6" table:formula="of:=DEC2HEX((437500/[.C23])-30.125)" office:value-type="string" office:string-value="4C6" calcext:value-type="string">
            <text:p>4C6</text:p>
          </table:table-cell>
          <table:table-cell table:style-name="ce6" table:formula="of:=LEN(TEXT([.D23];&quot;####&quot;))" office:value-type="float" office:value="2" calcext:value-type="float">
            <text:p>2</text:p>
          </table:table-cell>
          <table:table-cell table:style-name="ce6" table:formula="of:=LEN(TEXT([.E23];&quot;####&quot;))" office:value-type="float" office:value="3" calcext:value-type="float">
            <text:p>3</text:p>
          </table:table-cell>
          <table:table-cell table:style-name="ce6" table:formula="of:=IF([.F23]&lt;&gt;0;LEFT(&quot;0x0000&quot;;6-[.F23])&amp;[.D23];&quot;0x0000&quot;)" office:value-type="string" office:string-value="0x00D1" calcext:value-type="string">
            <text:p>0x00D1</text:p>
          </table:table-cell>
          <table:table-cell table:style-name="ce6" table:formula="of:=IF([.G23]&lt;&gt;0;LEFT(&quot;0x0000&quot;;6-[.G23])&amp;[.E23];&quot;0x0000&quot;)" office:value-type="string" office:string-value="0x04C6" calcext:value-type="string">
            <text:p>0x04C6</text:p>
          </table:table-cell>
          <table:table-cell table:style-name="ce6" table:formula="of:=&quot;DW &quot;&amp;[.H23]&amp;&quot;, &quot;&amp;[.I23]" office:value-type="string" office:string-value="DW 0x00D1, 0x04C6" calcext:value-type="string">
            <text:p>DW 0x00D1, 0x04C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7" calcext:value-type="float">
            <text:p>7</text:p>
          </table:table-cell>
          <table:table-cell table:style-name="ce11" table:formula="of:=[.$B$1]*POWER([.$C$1];[.B24])" office:value-type="float" office:value="391.929528951951" calcext:value-type="float">
            <text:p>391.93</text:p>
          </table:table-cell>
          <table:table-cell table:style-name="ce6" table:formula="of:=DEC2HEX([.C24]*[.A24])" office:value-type="string" office:string-value="75" calcext:value-type="string">
            <text:p>75</text:p>
          </table:table-cell>
          <table:table-cell table:style-name="ce6" table:formula="of:=DEC2HEX((437500/[.C24])-30.125)" office:value-type="string" office:string-value="43E" calcext:value-type="string">
            <text:p>43E</text:p>
          </table:table-cell>
          <table:table-cell table:style-name="ce6" table:formula="of:=LEN(TEXT([.D24];&quot;####&quot;))" office:value-type="float" office:value="2" calcext:value-type="float">
            <text:p>2</text:p>
          </table:table-cell>
          <table:table-cell table:style-name="ce6" table:formula="of:=LEN(TEXT([.E24];&quot;####&quot;))" office:value-type="float" office:value="3" calcext:value-type="float">
            <text:p>3</text:p>
          </table:table-cell>
          <table:table-cell table:style-name="ce6" table:formula="of:=IF([.F24]&lt;&gt;0;LEFT(&quot;0x0000&quot;;6-[.F24])&amp;[.D24];&quot;0x0000&quot;)" office:value-type="string" office:string-value="0x0075" calcext:value-type="string">
            <text:p>0x0075</text:p>
          </table:table-cell>
          <table:table-cell table:style-name="ce6" table:formula="of:=IF([.G24]&lt;&gt;0;LEFT(&quot;0x0000&quot;;6-[.G24])&amp;[.E24];&quot;0x0000&quot;)" office:value-type="string" office:string-value="0x043E" calcext:value-type="string">
            <text:p>0x043E</text:p>
          </table:table-cell>
          <table:table-cell table:style-name="ce6" table:formula="of:=&quot;DW &quot;&amp;[.H24]&amp;&quot;, &quot;&amp;[.I24]" office:value-type="string" office:string-value="DW 0x0075, 0x043E" calcext:value-type="string">
            <text:p>DW 0x0075, 0x043E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" calcext:value-type="float">
            <text:p>9</text:p>
          </table:table-cell>
          <table:table-cell table:style-name="ce11" table:formula="of:=[.$B$1]*POWER([.$C$1];[.B25])" office:value-type="float" office:value="439.902757090157" calcext:value-type="float">
            <text:p>439.90</text:p>
          </table:table-cell>
          <table:table-cell table:style-name="ce6" table:formula="of:=DEC2HEX([.C25]*[.A25])" office:value-type="string" office:string-value="107" calcext:value-type="string">
            <text:p>107</text:p>
          </table:table-cell>
          <table:table-cell table:style-name="ce6" table:formula="of:=DEC2HEX((437500/[.C25])-30.125)" office:value-type="string" office:string-value="3C4" calcext:value-type="string">
            <text:p>3C4</text:p>
          </table:table-cell>
          <table:table-cell table:style-name="ce6" table:formula="of:=LEN(TEXT([.D25];&quot;####&quot;))" office:value-type="float" office:value="3" calcext:value-type="float">
            <text:p>3</text:p>
          </table:table-cell>
          <table:table-cell table:style-name="ce6" table:formula="of:=LEN(TEXT([.E25];&quot;####&quot;))" office:value-type="float" office:value="3" calcext:value-type="float">
            <text:p>3</text:p>
          </table:table-cell>
          <table:table-cell table:style-name="ce6" table:formula="of:=IF([.F25]&lt;&gt;0;LEFT(&quot;0x0000&quot;;6-[.F25])&amp;[.D25];&quot;0x0000&quot;)" office:value-type="string" office:string-value="0x0107" calcext:value-type="string">
            <text:p>0x0107</text:p>
          </table:table-cell>
          <table:table-cell table:style-name="ce6" table:formula="of:=IF([.G25]&lt;&gt;0;LEFT(&quot;0x0000&quot;;6-[.G25])&amp;[.E25];&quot;0x0000&quot;)" office:value-type="string" office:string-value="0x03C4" calcext:value-type="string">
            <text:p>0x03C4</text:p>
          </table:table-cell>
          <table:table-cell table:style-name="ce6" table:formula="of:=&quot;DW &quot;&amp;[.H25]&amp;&quot;, &quot;&amp;[.I25]" office:value-type="string" office:string-value="DW 0x0107, 0x03C4" calcext:value-type="string">
            <text:p>DW 0x0107, 0x03C4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" calcext:value-type="float">
            <text:p>10</text:p>
          </table:table-cell>
          <table:table-cell table:style-name="ce11" table:formula="of:=[.$B$1]*POWER([.$C$1];[.B26])" office:value-type="float" office:value="466.048412650031" calcext:value-type="float">
            <text:p>466.05</text:p>
          </table:table-cell>
          <table:table-cell table:style-name="ce6" table:formula="of:=DEC2HEX([.C26]*[.A26])" office:value-type="string" office:string-value="2E" calcext:value-type="string">
            <text:p>2E</text:p>
          </table:table-cell>
          <table:table-cell table:style-name="ce6" table:formula="of:=DEC2HEX((437500/[.C26])-30.125)" office:value-type="string" office:string-value="38C" calcext:value-type="string">
            <text:p>38C</text:p>
          </table:table-cell>
          <table:table-cell table:style-name="ce6" table:formula="of:=LEN(TEXT([.D26];&quot;####&quot;))" office:value-type="float" office:value="2" calcext:value-type="float">
            <text:p>2</text:p>
          </table:table-cell>
          <table:table-cell table:style-name="ce6" table:formula="of:=LEN(TEXT([.E26];&quot;####&quot;))" office:value-type="float" office:value="3" calcext:value-type="float">
            <text:p>3</text:p>
          </table:table-cell>
          <table:table-cell table:style-name="ce6" table:formula="of:=IF([.F26]&lt;&gt;0;LEFT(&quot;0x0000&quot;;6-[.F26])&amp;[.D26];&quot;0x0000&quot;)" office:value-type="string" office:string-value="0x002E" calcext:value-type="string">
            <text:p>0x002E</text:p>
          </table:table-cell>
          <table:table-cell table:style-name="ce6" table:formula="of:=IF([.G26]&lt;&gt;0;LEFT(&quot;0x0000&quot;;6-[.G26])&amp;[.E26];&quot;0x0000&quot;)" office:value-type="string" office:string-value="0x038C" calcext:value-type="string">
            <text:p>0x038C</text:p>
          </table:table-cell>
          <table:table-cell table:style-name="ce6" table:formula="of:=&quot;DW &quot;&amp;[.H26]&amp;&quot;, &quot;&amp;[.I26]" office:value-type="string" office:string-value="DW 0x002E, 0x038C" calcext:value-type="string">
            <text:p>DW 0x002E, 0x038C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9" calcext:value-type="float">
            <text:p>9</text:p>
          </table:table-cell>
          <table:table-cell table:style-name="ce11" table:formula="of:=[.$B$1]*POWER([.$C$1];[.B27])" office:value-type="float" office:value="439.902757090157" calcext:value-type="float">
            <text:p>439.90</text:p>
          </table:table-cell>
          <table:table-cell table:style-name="ce6" table:formula="of:=DEC2HEX([.C27]*[.A27])" office:value-type="string" office:string-value="2B" calcext:value-type="string">
            <text:p>2B</text:p>
          </table:table-cell>
          <table:table-cell table:style-name="ce6" table:formula="of:=DEC2HEX((437500/[.C27])-30.125)" office:value-type="string" office:string-value="3C4" calcext:value-type="string">
            <text:p>3C4</text:p>
          </table:table-cell>
          <table:table-cell table:style-name="ce6" table:formula="of:=LEN(TEXT([.D27];&quot;####&quot;))" office:value-type="float" office:value="2" calcext:value-type="float">
            <text:p>2</text:p>
          </table:table-cell>
          <table:table-cell table:style-name="ce6" table:formula="of:=LEN(TEXT([.E27];&quot;####&quot;))" office:value-type="float" office:value="3" calcext:value-type="float">
            <text:p>3</text:p>
          </table:table-cell>
          <table:table-cell table:style-name="ce6" table:formula="of:=IF([.F27]&lt;&gt;0;LEFT(&quot;0x0000&quot;;6-[.F27])&amp;[.D27];&quot;0x0000&quot;)" office:value-type="string" office:string-value="0x002B" calcext:value-type="string">
            <text:p>0x002B</text:p>
          </table:table-cell>
          <table:table-cell table:style-name="ce6" table:formula="of:=IF([.G27]&lt;&gt;0;LEFT(&quot;0x0000&quot;;6-[.G27])&amp;[.E27];&quot;0x0000&quot;)" office:value-type="string" office:string-value="0x03C4" calcext:value-type="string">
            <text:p>0x03C4</text:p>
          </table:table-cell>
          <table:table-cell table:style-name="ce6" table:formula="of:=&quot;DW &quot;&amp;[.H27]&amp;&quot;, &quot;&amp;[.I27]" office:value-type="string" office:string-value="DW 0x002B, 0x03C4" calcext:value-type="string">
            <text:p>DW 0x002B, 0x03C4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" calcext:value-type="float">
            <text:p>7</text:p>
          </table:table-cell>
          <table:table-cell table:style-name="ce11" table:formula="of:=[.$B$1]*POWER([.$C$1];[.B28])" office:value-type="float" office:value="391.929528951951" calcext:value-type="float">
            <text:p>391.93</text:p>
          </table:table-cell>
          <table:table-cell table:style-name="ce6" table:formula="of:=DEC2HEX([.C28]*[.A28])" office:value-type="string" office:string-value="EB" calcext:value-type="string">
            <text:p>EB</text:p>
          </table:table-cell>
          <table:table-cell table:style-name="ce6" table:formula="of:=DEC2HEX((437500/[.C28])-30.125)" office:value-type="string" office:string-value="43E" calcext:value-type="string">
            <text:p>43E</text:p>
          </table:table-cell>
          <table:table-cell table:style-name="ce6" table:formula="of:=LEN(TEXT([.D28];&quot;####&quot;))" office:value-type="float" office:value="2" calcext:value-type="float">
            <text:p>2</text:p>
          </table:table-cell>
          <table:table-cell table:style-name="ce6" table:formula="of:=LEN(TEXT([.E28];&quot;####&quot;))" office:value-type="float" office:value="3" calcext:value-type="float">
            <text:p>3</text:p>
          </table:table-cell>
          <table:table-cell table:style-name="ce6" table:formula="of:=IF([.F28]&lt;&gt;0;LEFT(&quot;0x0000&quot;;6-[.F28])&amp;[.D28];&quot;0x0000&quot;)" office:value-type="string" office:string-value="0x00EB" calcext:value-type="string">
            <text:p>0x00EB</text:p>
          </table:table-cell>
          <table:table-cell table:style-name="ce6" table:formula="of:=IF([.G28]&lt;&gt;0;LEFT(&quot;0x0000&quot;;6-[.G28])&amp;[.E28];&quot;0x0000&quot;)" office:value-type="string" office:string-value="0x043E" calcext:value-type="string">
            <text:p>0x043E</text:p>
          </table:table-cell>
          <table:table-cell table:style-name="ce6" table:formula="of:=&quot;DW &quot;&amp;[.H28]&amp;&quot;, &quot;&amp;[.I28]" office:value-type="string" office:string-value="DW 0x00EB, 0x043E" calcext:value-type="string">
            <text:p>DW 0x00EB, 0x043E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29])" office:value-type="float" office:value="329.598280983411" calcext:value-type="float">
            <text:p>329.60</text:p>
          </table:table-cell>
          <table:table-cell table:style-name="ce6" table:formula="of:=DEC2HEX([.C29]*[.A29])" office:value-type="string" office:string-value="62" calcext:value-type="string">
            <text:p>62</text:p>
          </table:table-cell>
          <table:table-cell table:style-name="ce6" table:formula="of:=DEC2HEX((437500/[.C29])-30.125)" office:value-type="string" office:string-value="511" calcext:value-type="string">
            <text:p>511</text:p>
          </table:table-cell>
          <table:table-cell table:style-name="ce6" table:formula="of:=LEN(TEXT([.D29];&quot;####&quot;))" office:value-type="float" office:value="2" calcext:value-type="float">
            <text:p>2</text:p>
          </table:table-cell>
          <table:table-cell table:style-name="ce6" table:formula="of:=LEN(TEXT([.E29];&quot;####&quot;))" office:value-type="float" office:value="3" calcext:value-type="float">
            <text:p>3</text:p>
          </table:table-cell>
          <table:table-cell table:style-name="ce6" table:formula="of:=IF([.F29]&lt;&gt;0;LEFT(&quot;0x0000&quot;;6-[.F29])&amp;[.D29];&quot;0x0000&quot;)" office:value-type="string" office:string-value="0x0062" calcext:value-type="string">
            <text:p>0x0062</text:p>
          </table:table-cell>
          <table:table-cell table:style-name="ce6" table:formula="of:=IF([.G29]&lt;&gt;0;LEFT(&quot;0x0000&quot;;6-[.G29])&amp;[.E29];&quot;0x0000&quot;)" office:value-type="string" office:string-value="0x0511" calcext:value-type="string">
            <text:p>0x0511</text:p>
          </table:table-cell>
          <table:table-cell table:style-name="ce6" table:formula="of:=&quot;DW &quot;&amp;[.H29]&amp;&quot;, &quot;&amp;[.I29]" office:value-type="string" office:string-value="DW 0x0062, 0x0511" calcext:value-type="string">
            <text:p>DW 0x0062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11" table:formula="of:=[.$B$1]*POWER([.$C$1];[.B30])" office:value-type="float" office:value="261.63" calcext:value-type="float">
            <text:p>261.63</text:p>
          </table:table-cell>
          <table:table-cell table:style-name="ce6" table:formula="of:=DEC2HEX([.C30]*[.A30])" office:value-type="string" office:string-value="9C" calcext:value-type="string">
            <text:p>9C</text:p>
          </table:table-cell>
          <table:table-cell table:style-name="ce6" table:formula="of:=DEC2HEX((437500/[.C30])-30.125)" office:value-type="string" office:string-value="66A" calcext:value-type="string">
            <text:p>66A</text:p>
          </table:table-cell>
          <table:table-cell table:style-name="ce6" table:formula="of:=LEN(TEXT([.D30];&quot;####&quot;))" office:value-type="float" office:value="2" calcext:value-type="float">
            <text:p>2</text:p>
          </table:table-cell>
          <table:table-cell table:style-name="ce6" table:formula="of:=LEN(TEXT([.E30];&quot;####&quot;))" office:value-type="float" office:value="3" calcext:value-type="float">
            <text:p>3</text:p>
          </table:table-cell>
          <table:table-cell table:style-name="ce6" table:formula="of:=IF([.F30]&lt;&gt;0;LEFT(&quot;0x0000&quot;;6-[.F30])&amp;[.D30];&quot;0x0000&quot;)" office:value-type="string" office:string-value="0x009C" calcext:value-type="string">
            <text:p>0x009C</text:p>
          </table:table-cell>
          <table:table-cell table:style-name="ce6" table:formula="of:=IF([.G30]&lt;&gt;0;LEFT(&quot;0x0000&quot;;6-[.G30])&amp;[.E30];&quot;0x0000&quot;)" office:value-type="string" office:string-value="0x066A" calcext:value-type="string">
            <text:p>0x066A</text:p>
          </table:table-cell>
          <table:table-cell table:style-name="ce6" table:formula="of:=&quot;DW &quot;&amp;[.H30]&amp;&quot;, &quot;&amp;[.I30]" office:value-type="string" office:string-value="DW 0x009C, 0x066A" calcext:value-type="string">
            <text:p>DW 0x009C, 0x066A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31])" office:value-type="float" office:value="293.654215453635" calcext:value-type="float">
            <text:p>293.65</text:p>
          </table:table-cell>
          <table:table-cell table:style-name="ce6" table:formula="of:=DEC2HEX([.C31]*[.A31])" office:value-type="string" office:string-value="1D" calcext:value-type="string">
            <text:p>1D</text:p>
          </table:table-cell>
          <table:table-cell table:style-name="ce6" table:formula="of:=DEC2HEX((437500/[.C31])-30.125)" office:value-type="string" office:string-value="5B3" calcext:value-type="string">
            <text:p>5B3</text:p>
          </table:table-cell>
          <table:table-cell table:style-name="ce6" table:formula="of:=LEN(TEXT([.D31];&quot;####&quot;))" office:value-type="float" office:value="2" calcext:value-type="float">
            <text:p>2</text:p>
          </table:table-cell>
          <table:table-cell table:style-name="ce6" table:formula="of:=LEN(TEXT([.E31];&quot;####&quot;))" office:value-type="float" office:value="3" calcext:value-type="float">
            <text:p>3</text:p>
          </table:table-cell>
          <table:table-cell table:style-name="ce6" table:formula="of:=IF([.F31]&lt;&gt;0;LEFT(&quot;0x0000&quot;;6-[.F31])&amp;[.D31];&quot;0x0000&quot;)" office:value-type="string" office:string-value="0x001D" calcext:value-type="string">
            <text:p>0x001D</text:p>
          </table:table-cell>
          <table:table-cell table:style-name="ce6" table:formula="of:=IF([.G31]&lt;&gt;0;LEFT(&quot;0x0000&quot;;6-[.G31])&amp;[.E31];&quot;0x0000&quot;)" office:value-type="string" office:string-value="0x05B3" calcext:value-type="string">
            <text:p>0x05B3</text:p>
          </table:table-cell>
          <table:table-cell table:style-name="ce6" table:formula="of:=&quot;DW &quot;&amp;[.H31]&amp;&quot;, &quot;&amp;[.I31]" office:value-type="string" office:string-value="DW 0x001D, 0x05B3" calcext:value-type="string">
            <text:p>DW 0x001D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32])" office:value-type="float" office:value="329.598280983411" calcext:value-type="float">
            <text:p>329.60</text:p>
          </table:table-cell>
          <table:table-cell table:style-name="ce6" table:formula="of:=DEC2HEX([.C32]*[.A32])" office:value-type="string" office:string-value="20" calcext:value-type="string">
            <text:p>20</text:p>
          </table:table-cell>
          <table:table-cell table:style-name="ce6" table:formula="of:=DEC2HEX((437500/[.C32])-30.125)" office:value-type="string" office:string-value="511" calcext:value-type="string">
            <text:p>511</text:p>
          </table:table-cell>
          <table:table-cell table:style-name="ce6" table:formula="of:=LEN(TEXT([.D32];&quot;####&quot;))" office:value-type="float" office:value="2" calcext:value-type="float">
            <text:p>2</text:p>
          </table:table-cell>
          <table:table-cell table:style-name="ce6" table:formula="of:=LEN(TEXT([.E32];&quot;####&quot;))" office:value-type="float" office:value="3" calcext:value-type="float">
            <text:p>3</text:p>
          </table:table-cell>
          <table:table-cell table:style-name="ce6" table:formula="of:=IF([.F32]&lt;&gt;0;LEFT(&quot;0x0000&quot;;6-[.F32])&amp;[.D32];&quot;0x0000&quot;)" office:value-type="string" office:string-value="0x0020" calcext:value-type="string">
            <text:p>0x0020</text:p>
          </table:table-cell>
          <table:table-cell table:style-name="ce6" table:formula="of:=IF([.G32]&lt;&gt;0;LEFT(&quot;0x0000&quot;;6-[.G32])&amp;[.E32];&quot;0x0000&quot;)" office:value-type="string" office:string-value="0x0511" calcext:value-type="string">
            <text:p>0x0511</text:p>
          </table:table-cell>
          <table:table-cell table:style-name="ce6" table:formula="of:=&quot;DW &quot;&amp;[.H32]&amp;&quot;, &quot;&amp;[.I32]" office:value-type="string" office:string-value="DW 0x0020, 0x0511" calcext:value-type="string">
            <text:p>DW 0x0020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" calcext:value-type="float">
            <text:p>5</text:p>
          </table:table-cell>
          <table:table-cell table:style-name="ce11" table:formula="of:=[.$B$1]*POWER([.$C$1];[.B33])" office:value-type="float" office:value="349.187981181523" calcext:value-type="float">
            <text:p>349.19</text:p>
          </table:table-cell>
          <table:table-cell table:style-name="ce6" table:formula="of:=DEC2HEX([.C33]*[.A33])" office:value-type="string" office:string-value="68" calcext:value-type="string">
            <text:p>68</text:p>
          </table:table-cell>
          <table:table-cell table:style-name="ce6" table:formula="of:=DEC2HEX((437500/[.C33])-30.125)" office:value-type="string" office:string-value="4C6" calcext:value-type="string">
            <text:p>4C6</text:p>
          </table:table-cell>
          <table:table-cell table:style-name="ce6" table:formula="of:=LEN(TEXT([.D33];&quot;####&quot;))" office:value-type="float" office:value="2" calcext:value-type="float">
            <text:p>2</text:p>
          </table:table-cell>
          <table:table-cell table:style-name="ce6" table:formula="of:=LEN(TEXT([.E33];&quot;####&quot;))" office:value-type="float" office:value="3" calcext:value-type="float">
            <text:p>3</text:p>
          </table:table-cell>
          <table:table-cell table:style-name="ce6" table:formula="of:=IF([.F33]&lt;&gt;0;LEFT(&quot;0x0000&quot;;6-[.F33])&amp;[.D33];&quot;0x0000&quot;)" office:value-type="string" office:string-value="0x0068" calcext:value-type="string">
            <text:p>0x0068</text:p>
          </table:table-cell>
          <table:table-cell table:style-name="ce6" table:formula="of:=IF([.G33]&lt;&gt;0;LEFT(&quot;0x0000&quot;;6-[.G33])&amp;[.E33];&quot;0x0000&quot;)" office:value-type="string" office:string-value="0x04C6" calcext:value-type="string">
            <text:p>0x04C6</text:p>
          </table:table-cell>
          <table:table-cell table:style-name="ce6" table:formula="of:=&quot;DW &quot;&amp;[.H33]&amp;&quot;, &quot;&amp;[.I33]" office:value-type="string" office:string-value="DW 0x0068, 0x04C6" calcext:value-type="string">
            <text:p>DW 0x0068, 0x04C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34])" office:value-type="float" office:value="329.598280983411" calcext:value-type="float">
            <text:p>329.60</text:p>
          </table:table-cell>
          <table:table-cell table:style-name="ce6" table:formula="of:=DEC2HEX([.C34]*[.A34])" office:value-type="string" office:string-value="62" calcext:value-type="string">
            <text:p>62</text:p>
          </table:table-cell>
          <table:table-cell table:style-name="ce6" table:formula="of:=DEC2HEX((437500/[.C34])-30.125)" office:value-type="string" office:string-value="511" calcext:value-type="string">
            <text:p>511</text:p>
          </table:table-cell>
          <table:table-cell table:style-name="ce6" table:formula="of:=LEN(TEXT([.D34];&quot;####&quot;))" office:value-type="float" office:value="2" calcext:value-type="float">
            <text:p>2</text:p>
          </table:table-cell>
          <table:table-cell table:style-name="ce6" table:formula="of:=LEN(TEXT([.E34];&quot;####&quot;))" office:value-type="float" office:value="3" calcext:value-type="float">
            <text:p>3</text:p>
          </table:table-cell>
          <table:table-cell table:style-name="ce6" table:formula="of:=IF([.F34]&lt;&gt;0;LEFT(&quot;0x0000&quot;;6-[.F34])&amp;[.D34];&quot;0x0000&quot;)" office:value-type="string" office:string-value="0x0062" calcext:value-type="string">
            <text:p>0x0062</text:p>
          </table:table-cell>
          <table:table-cell table:style-name="ce6" table:formula="of:=IF([.G34]&lt;&gt;0;LEFT(&quot;0x0000&quot;;6-[.G34])&amp;[.E34];&quot;0x0000&quot;)" office:value-type="string" office:string-value="0x0511" calcext:value-type="string">
            <text:p>0x0511</text:p>
          </table:table-cell>
          <table:table-cell table:style-name="ce6" table:formula="of:=&quot;DW &quot;&amp;[.H34]&amp;&quot;, &quot;&amp;[.I34]" office:value-type="string" office:string-value="DW 0x0062, 0x0511" calcext:value-type="string">
            <text:p>DW 0x0062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35])" office:value-type="float" office:value="293.654215453635" calcext:value-type="float">
            <text:p>293.65</text:p>
          </table:table-cell>
          <table:table-cell table:style-name="ce6" table:formula="of:=DEC2HEX([.C35]*[.A35])" office:value-type="string" office:string-value="58" calcext:value-type="string">
            <text:p>58</text:p>
          </table:table-cell>
          <table:table-cell table:style-name="ce6" table:formula="of:=DEC2HEX((437500/[.C35])-30.125)" office:value-type="string" office:string-value="5B3" calcext:value-type="string">
            <text:p>5B3</text:p>
          </table:table-cell>
          <table:table-cell table:style-name="ce6" table:formula="of:=LEN(TEXT([.D35];&quot;####&quot;))" office:value-type="float" office:value="2" calcext:value-type="float">
            <text:p>2</text:p>
          </table:table-cell>
          <table:table-cell table:style-name="ce6" table:formula="of:=LEN(TEXT([.E35];&quot;####&quot;))" office:value-type="float" office:value="3" calcext:value-type="float">
            <text:p>3</text:p>
          </table:table-cell>
          <table:table-cell table:style-name="ce6" table:formula="of:=IF([.F35]&lt;&gt;0;LEFT(&quot;0x0000&quot;;6-[.F35])&amp;[.D35];&quot;0x0000&quot;)" office:value-type="string" office:string-value="0x0058" calcext:value-type="string">
            <text:p>0x0058</text:p>
          </table:table-cell>
          <table:table-cell table:style-name="ce6" table:formula="of:=IF([.G35]&lt;&gt;0;LEFT(&quot;0x0000&quot;;6-[.G35])&amp;[.E35];&quot;0x0000&quot;)" office:value-type="string" office:string-value="0x05B3" calcext:value-type="string">
            <text:p>0x05B3</text:p>
          </table:table-cell>
          <table:table-cell table:style-name="ce6" table:formula="of:=&quot;DW &quot;&amp;[.H35]&amp;&quot;, &quot;&amp;[.I35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[.$B$1]*POWER([.$C$1];[.B36])" office:value-type="float" office:value="277.1799999804" calcext:value-type="float">
            <text:p>277.18</text:p>
          </table:table-cell>
          <table:table-cell table:style-name="ce6" table:formula="of:=DEC2HEX([.C36]*[.A36])" office:value-type="string" office:string-value="53" calcext:value-type="string">
            <text:p>53</text:p>
          </table:table-cell>
          <table:table-cell table:style-name="ce6" table:formula="of:=DEC2HEX((437500/[.C36])-30.125)" office:value-type="string" office:string-value="60C" calcext:value-type="string">
            <text:p>60C</text:p>
          </table:table-cell>
          <table:table-cell table:style-name="ce6" table:formula="of:=LEN(TEXT([.D36];&quot;####&quot;))" office:value-type="float" office:value="2" calcext:value-type="float">
            <text:p>2</text:p>
          </table:table-cell>
          <table:table-cell table:style-name="ce6" table:formula="of:=LEN(TEXT([.E36];&quot;####&quot;))" office:value-type="float" office:value="3" calcext:value-type="float">
            <text:p>3</text:p>
          </table:table-cell>
          <table:table-cell table:style-name="ce6" table:formula="of:=IF([.F36]&lt;&gt;0;LEFT(&quot;0x0000&quot;;6-[.F36])&amp;[.D36];&quot;0x0000&quot;)" office:value-type="string" office:string-value="0x0053" calcext:value-type="string">
            <text:p>0x0053</text:p>
          </table:table-cell>
          <table:table-cell table:style-name="ce6" table:formula="of:=IF([.G36]&lt;&gt;0;LEFT(&quot;0x0000&quot;;6-[.G36])&amp;[.E36];&quot;0x0000&quot;)" office:value-type="string" office:string-value="0x060C" calcext:value-type="string">
            <text:p>0x060C</text:p>
          </table:table-cell>
          <table:table-cell table:style-name="ce6" table:formula="of:=&quot;DW &quot;&amp;[.H36]&amp;&quot;, &quot;&amp;[.I36]" office:value-type="string" office:string-value="DW 0x0053, 0x060C" calcext:value-type="string">
            <text:p>DW 0x0053, 0x060C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-1" calcext:value-type="float">
            <text:p>-1</text:p>
          </table:table-cell>
          <table:table-cell table:style-name="ce11" table:formula="of:=[.$B$1]*POWER([.$C$1];[.B37])" office:value-type="float" office:value="246.95236634981" calcext:value-type="float">
            <text:p>246.95</text:p>
          </table:table-cell>
          <table:table-cell table:style-name="ce6" table:formula="of:=DEC2HEX([.C37]*[.A37])" office:value-type="string" office:string-value="4A" calcext:value-type="string">
            <text:p>4A</text:p>
          </table:table-cell>
          <table:table-cell table:style-name="ce6" table:formula="of:=DEC2HEX((437500/[.C37])-30.125)" office:value-type="string" office:string-value="6CD" calcext:value-type="string">
            <text:p>6CD</text:p>
          </table:table-cell>
          <table:table-cell table:style-name="ce6" table:formula="of:=LEN(TEXT([.D37];&quot;####&quot;))" office:value-type="float" office:value="2" calcext:value-type="float">
            <text:p>2</text:p>
          </table:table-cell>
          <table:table-cell table:style-name="ce6" table:formula="of:=LEN(TEXT([.E37];&quot;####&quot;))" office:value-type="float" office:value="3" calcext:value-type="float">
            <text:p>3</text:p>
          </table:table-cell>
          <table:table-cell table:style-name="ce6" table:formula="of:=IF([.F37]&lt;&gt;0;LEFT(&quot;0x0000&quot;;6-[.F37])&amp;[.D37];&quot;0x0000&quot;)" office:value-type="string" office:string-value="0x004A" calcext:value-type="string">
            <text:p>0x004A</text:p>
          </table:table-cell>
          <table:table-cell table:style-name="ce6" table:formula="of:=IF([.G37]&lt;&gt;0;LEFT(&quot;0x0000&quot;;6-[.G37])&amp;[.E37];&quot;0x0000&quot;)" office:value-type="string" office:string-value="0x06CD" calcext:value-type="string">
            <text:p>0x06CD</text:p>
          </table:table-cell>
          <table:table-cell table:style-name="ce6" table:formula="of:=&quot;DW &quot;&amp;[.H37]&amp;&quot;, &quot;&amp;[.I37]" office:value-type="string" office:string-value="DW 0x004A, 0x06CD" calcext:value-type="string">
            <text:p>DW 0x004A, 0x06CD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[.$B$1]*POWER([.$C$1];[.B38])" office:value-type="float" office:value="277.1799999804" calcext:value-type="float">
            <text:p>277.18</text:p>
          </table:table-cell>
          <table:table-cell table:style-name="ce6" table:formula="of:=DEC2HEX([.C38]*[.A38])" office:value-type="string" office:string-value="53" calcext:value-type="string">
            <text:p>53</text:p>
          </table:table-cell>
          <table:table-cell table:style-name="ce6" table:formula="of:=DEC2HEX((437500/[.C38])-30.125)" office:value-type="string" office:string-value="60C" calcext:value-type="string">
            <text:p>60C</text:p>
          </table:table-cell>
          <table:table-cell table:style-name="ce6" table:formula="of:=LEN(TEXT([.D38];&quot;####&quot;))" office:value-type="float" office:value="2" calcext:value-type="float">
            <text:p>2</text:p>
          </table:table-cell>
          <table:table-cell table:style-name="ce6" table:formula="of:=LEN(TEXT([.E38];&quot;####&quot;))" office:value-type="float" office:value="3" calcext:value-type="float">
            <text:p>3</text:p>
          </table:table-cell>
          <table:table-cell table:style-name="ce6" table:formula="of:=IF([.F38]&lt;&gt;0;LEFT(&quot;0x0000&quot;;6-[.F38])&amp;[.D38];&quot;0x0000&quot;)" office:value-type="string" office:string-value="0x0053" calcext:value-type="string">
            <text:p>0x0053</text:p>
          </table:table-cell>
          <table:table-cell table:style-name="ce6" table:formula="of:=IF([.G38]&lt;&gt;0;LEFT(&quot;0x0000&quot;;6-[.G38])&amp;[.E38];&quot;0x0000&quot;)" office:value-type="string" office:string-value="0x060C" calcext:value-type="string">
            <text:p>0x060C</text:p>
          </table:table-cell>
          <table:table-cell table:style-name="ce6" table:formula="of:=&quot;DW &quot;&amp;[.H38]&amp;&quot;, &quot;&amp;[.I38]" office:value-type="string" office:string-value="DW 0x0053, 0x060C" calcext:value-type="string">
            <text:p>DW 0x0053, 0x060C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39])" office:value-type="float" office:value="293.654215453635" calcext:value-type="float">
            <text:p>293.65</text:p>
          </table:table-cell>
          <table:table-cell table:style-name="ce6" table:formula="of:=DEC2HEX([.C39]*[.A39])" office:value-type="string" office:string-value="B0" calcext:value-type="string">
            <text:p>B0</text:p>
          </table:table-cell>
          <table:table-cell table:style-name="ce6" table:formula="of:=DEC2HEX((437500/[.C39])-30.125)" office:value-type="string" office:string-value="5B3" calcext:value-type="string">
            <text:p>5B3</text:p>
          </table:table-cell>
          <table:table-cell table:style-name="ce6" table:formula="of:=LEN(TEXT([.D39];&quot;####&quot;))" office:value-type="float" office:value="2" calcext:value-type="float">
            <text:p>2</text:p>
          </table:table-cell>
          <table:table-cell table:style-name="ce6" table:formula="of:=LEN(TEXT([.E39];&quot;####&quot;))" office:value-type="float" office:value="3" calcext:value-type="float">
            <text:p>3</text:p>
          </table:table-cell>
          <table:table-cell table:style-name="ce6" table:formula="of:=IF([.F39]&lt;&gt;0;LEFT(&quot;0x0000&quot;;6-[.F39])&amp;[.D39];&quot;0x0000&quot;)" office:value-type="string" office:string-value="0x00B0" calcext:value-type="string">
            <text:p>0x00B0</text:p>
          </table:table-cell>
          <table:table-cell table:style-name="ce6" table:formula="of:=IF([.G39]&lt;&gt;0;LEFT(&quot;0x0000&quot;;6-[.G39])&amp;[.E39];&quot;0x0000&quot;)" office:value-type="string" office:string-value="0x05B3" calcext:value-type="string">
            <text:p>0x05B3</text:p>
          </table:table-cell>
          <table:table-cell table:style-name="ce6" table:formula="of:=&quot;DW &quot;&amp;[.H39]&amp;&quot;, &quot;&amp;[.I39]" office:value-type="string" office:string-value="DW 0x00B0, 0x05B3" calcext:value-type="string">
            <text:p>DW 0x00B0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69.84" calcext:value-type="float">
            <text:p>69.84</text:p>
          </table:table-cell>
          <table:table-cell table:style-name="ce11" table:formula="of:=[.$B$1]*POWER([.$C$1];[.B40])" office:value-type="float" office:value="14752.9913808455" calcext:value-type="float">
            <text:p>14752.99</text:p>
          </table:table-cell>
          <table:table-cell table:style-name="ce6" table:formula="of:=DEC2HEX([.C40]*[.A40])" office:value-type="string" office:string-value="2293" calcext:value-type="string">
            <text:p>2293</text:p>
          </table:table-cell>
          <table:table-cell table:style-name="ce6" table:formula="of:=DEC2HEX((437500/[.C40])-30.125)" office:value-type="string" office:string-value="FFFFFFFFFF" calcext:value-type="string">
            <text:p>FFFFFFFFFF</text:p>
          </table:table-cell>
          <table:table-cell table:style-name="ce6" table:formula="of:=LEN(TEXT([.D40];&quot;####&quot;))" office:value-type="float" office:value="4" calcext:value-type="float">
            <text:p>4</text:p>
          </table:table-cell>
          <table:table-cell table:style-name="ce6" table:formula="of:=LEN(TEXT([.E40];&quot;####&quot;))" office:value-type="float" office:value="10" calcext:value-type="float">
            <text:p>10</text:p>
          </table:table-cell>
          <table:table-cell table:style-name="ce6" table:formula="of:=IF([.F40]&lt;&gt;0;LEFT(&quot;0x0000&quot;;6-[.F40])&amp;[.D40];&quot;0x0000&quot;)" office:value-type="string" office:string-value="0x2293" calcext:value-type="string">
            <text:p>0x2293</text:p>
          </table:table-cell>
          <table:table-cell table:style-name="ce6" table:formula="of:=IF([.G40]&lt;&gt;0;LEFT(&quot;0x0000&quot;;6-[.G40])&amp;[.E40];&quot;0x0000&quot;)" office:value-type="string" office:string-value="" calcext:value-type="error">
            <text:p>Err:502</text:p>
          </table:table-cell>
          <table:table-cell table:style-name="ce6" table:formula="of:=&quot;DW &quot;&amp;[.H40]&amp;&quot;, &quot;&amp;[.I40]" office:value-type="string" office:string-value="" calcext:value-type="error">
            <text:p>Err:502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41])" office:value-type="float" office:value="523.093991438891" calcext:value-type="float">
            <text:p>523.09</text:p>
          </table:table-cell>
          <table:table-cell table:style-name="ce6" table:formula="of:=DEC2HEX([.C41]*[.A41])" office:value-type="string" office:string-value="139" calcext:value-type="string">
            <text:p>139</text:p>
          </table:table-cell>
          <table:table-cell table:style-name="ce6" table:formula="of:=DEC2HEX((437500/[.C41])-30.125)" office:value-type="string" office:string-value="326" calcext:value-type="string">
            <text:p>326</text:p>
          </table:table-cell>
          <table:table-cell table:style-name="ce6" table:formula="of:=LEN(TEXT([.D41];&quot;####&quot;))" office:value-type="float" office:value="3" calcext:value-type="float">
            <text:p>3</text:p>
          </table:table-cell>
          <table:table-cell table:style-name="ce6" table:formula="of:=LEN(TEXT([.E41];&quot;####&quot;))" office:value-type="float" office:value="3" calcext:value-type="float">
            <text:p>3</text:p>
          </table:table-cell>
          <table:table-cell table:style-name="ce6" table:formula="of:=IF([.F41]&lt;&gt;0;LEFT(&quot;0x0000&quot;;6-[.F41])&amp;[.D41];&quot;0x0000&quot;)" office:value-type="string" office:string-value="0x0139" calcext:value-type="string">
            <text:p>0x0139</text:p>
          </table:table-cell>
          <table:table-cell table:style-name="ce6" table:formula="of:=IF([.G41]&lt;&gt;0;LEFT(&quot;0x0000&quot;;6-[.G41])&amp;[.E41];&quot;0x0000&quot;)" office:value-type="string" office:string-value="0x0326" calcext:value-type="string">
            <text:p>0x0326</text:p>
          </table:table-cell>
          <table:table-cell table:style-name="ce6" table:formula="of:=&quot;DW &quot;&amp;[.H41]&amp;&quot;, &quot;&amp;[.I41]" office:value-type="string" office:string-value="DW 0x0139, 0x0326" calcext:value-type="string">
            <text:p>DW 0x0139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42])" office:value-type="float" office:value="523.093991438891" calcext:value-type="float">
            <text:p>523.09</text:p>
          </table:table-cell>
          <table:table-cell table:style-name="ce6" table:formula="of:=DEC2HEX([.C42]*[.A42])" office:value-type="string" office:string-value="9C" calcext:value-type="string">
            <text:p>9C</text:p>
          </table:table-cell>
          <table:table-cell table:style-name="ce6" table:formula="of:=DEC2HEX((437500/[.C42])-30.125)" office:value-type="string" office:string-value="326" calcext:value-type="string">
            <text:p>326</text:p>
          </table:table-cell>
          <table:table-cell table:style-name="ce6" table:formula="of:=LEN(TEXT([.D42];&quot;####&quot;))" office:value-type="float" office:value="2" calcext:value-type="float">
            <text:p>2</text:p>
          </table:table-cell>
          <table:table-cell table:style-name="ce6" table:formula="of:=LEN(TEXT([.E42];&quot;####&quot;))" office:value-type="float" office:value="3" calcext:value-type="float">
            <text:p>3</text:p>
          </table:table-cell>
          <table:table-cell table:style-name="ce6" table:formula="of:=IF([.F42]&lt;&gt;0;LEFT(&quot;0x0000&quot;;6-[.F42])&amp;[.D42];&quot;0x0000&quot;)" office:value-type="string" office:string-value="0x009C" calcext:value-type="string">
            <text:p>0x009C</text:p>
          </table:table-cell>
          <table:table-cell table:style-name="ce6" table:formula="of:=IF([.G42]&lt;&gt;0;LEFT(&quot;0x0000&quot;;6-[.G42])&amp;[.E42];&quot;0x0000&quot;)" office:value-type="string" office:string-value="0x0326" calcext:value-type="string">
            <text:p>0x0326</text:p>
          </table:table-cell>
          <table:table-cell table:style-name="ce6" table:formula="of:=&quot;DW &quot;&amp;[.H42]&amp;&quot;, &quot;&amp;[.I42]" office:value-type="string" office:string-value="DW 0x009C, 0x0326" calcext:value-type="string">
            <text:p>DW 0x009C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43])" office:value-type="float" office:value="523.093991438891" calcext:value-type="float">
            <text:p>523.09</text:p>
          </table:table-cell>
          <table:table-cell table:style-name="ce6" table:formula="of:=DEC2HEX([.C43]*[.A43])" office:value-type="string" office:string-value="9C" calcext:value-type="string">
            <text:p>9C</text:p>
          </table:table-cell>
          <table:table-cell table:style-name="ce6" table:formula="of:=DEC2HEX((437500/[.C43])-30.125)" office:value-type="string" office:string-value="326" calcext:value-type="string">
            <text:p>326</text:p>
          </table:table-cell>
          <table:table-cell table:style-name="ce6" table:formula="of:=LEN(TEXT([.D43];&quot;####&quot;))" office:value-type="float" office:value="2" calcext:value-type="float">
            <text:p>2</text:p>
          </table:table-cell>
          <table:table-cell table:style-name="ce6" table:formula="of:=LEN(TEXT([.E43];&quot;####&quot;))" office:value-type="float" office:value="3" calcext:value-type="float">
            <text:p>3</text:p>
          </table:table-cell>
          <table:table-cell table:style-name="ce6" table:formula="of:=IF([.F43]&lt;&gt;0;LEFT(&quot;0x0000&quot;;6-[.F43])&amp;[.D43];&quot;0x0000&quot;)" office:value-type="string" office:string-value="0x009C" calcext:value-type="string">
            <text:p>0x009C</text:p>
          </table:table-cell>
          <table:table-cell table:style-name="ce6" table:formula="of:=IF([.G43]&lt;&gt;0;LEFT(&quot;0x0000&quot;;6-[.G43])&amp;[.E43];&quot;0x0000&quot;)" office:value-type="string" office:string-value="0x0326" calcext:value-type="string">
            <text:p>0x0326</text:p>
          </table:table-cell>
          <table:table-cell table:style-name="ce6" table:formula="of:=&quot;DW &quot;&amp;[.H43]&amp;&quot;, &quot;&amp;[.I43]" office:value-type="string" office:string-value="DW 0x009C, 0x0326" calcext:value-type="string">
            <text:p>DW 0x009C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1" calcext:value-type="float">
            <text:p>11</text:p>
          </table:table-cell>
          <table:table-cell table:style-name="ce11" table:formula="of:=[.$B$1]*POWER([.$C$1];[.B44])" office:value-type="float" office:value="493.748037339759" calcext:value-type="float">
            <text:p>493.75</text:p>
          </table:table-cell>
          <table:table-cell table:style-name="ce6" table:formula="of:=DEC2HEX([.C44]*[.A44])" office:value-type="string" office:string-value="94" calcext:value-type="string">
            <text:p>94</text:p>
          </table:table-cell>
          <table:table-cell table:style-name="ce6" table:formula="of:=DEC2HEX((437500/[.C44])-30.125)" office:value-type="string" office:string-value="357" calcext:value-type="string">
            <text:p>357</text:p>
          </table:table-cell>
          <table:table-cell table:style-name="ce6" table:formula="of:=LEN(TEXT([.D44];&quot;####&quot;))" office:value-type="float" office:value="2" calcext:value-type="float">
            <text:p>2</text:p>
          </table:table-cell>
          <table:table-cell table:style-name="ce6" table:formula="of:=LEN(TEXT([.E44];&quot;####&quot;))" office:value-type="float" office:value="3" calcext:value-type="float">
            <text:p>3</text:p>
          </table:table-cell>
          <table:table-cell table:style-name="ce6" table:formula="of:=IF([.F44]&lt;&gt;0;LEFT(&quot;0x0000&quot;;6-[.F44])&amp;[.D44];&quot;0x0000&quot;)" office:value-type="string" office:string-value="0x0094" calcext:value-type="string">
            <text:p>0x0094</text:p>
          </table:table-cell>
          <table:table-cell table:style-name="ce6" table:formula="of:=IF([.G44]&lt;&gt;0;LEFT(&quot;0x0000&quot;;6-[.G44])&amp;[.E44];&quot;0x0000&quot;)" office:value-type="string" office:string-value="0x0357" calcext:value-type="string">
            <text:p>0x0357</text:p>
          </table:table-cell>
          <table:table-cell table:style-name="ce6" table:formula="of:=&quot;DW &quot;&amp;[.H44]&amp;&quot;, &quot;&amp;[.I44]" office:value-type="string" office:string-value="DW 0x0094, 0x0357" calcext:value-type="string">
            <text:p>DW 0x0094, 0x0357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" calcext:value-type="float">
            <text:p>9</text:p>
          </table:table-cell>
          <table:table-cell table:style-name="ce11" table:formula="of:=[.$B$1]*POWER([.$C$1];[.B45])" office:value-type="float" office:value="439.902757090157" calcext:value-type="float">
            <text:p>439.90</text:p>
          </table:table-cell>
          <table:table-cell table:style-name="ce6" table:formula="of:=DEC2HEX([.C45]*[.A45])" office:value-type="string" office:string-value="83" calcext:value-type="string">
            <text:p>83</text:p>
          </table:table-cell>
          <table:table-cell table:style-name="ce6" table:formula="of:=DEC2HEX((437500/[.C45])-30.125)" office:value-type="string" office:string-value="3C4" calcext:value-type="string">
            <text:p>3C4</text:p>
          </table:table-cell>
          <table:table-cell table:style-name="ce6" table:formula="of:=LEN(TEXT([.D45];&quot;####&quot;))" office:value-type="float" office:value="2" calcext:value-type="float">
            <text:p>2</text:p>
          </table:table-cell>
          <table:table-cell table:style-name="ce6" table:formula="of:=LEN(TEXT([.E45];&quot;####&quot;))" office:value-type="float" office:value="3" calcext:value-type="float">
            <text:p>3</text:p>
          </table:table-cell>
          <table:table-cell table:style-name="ce6" table:formula="of:=IF([.F45]&lt;&gt;0;LEFT(&quot;0x0000&quot;;6-[.F45])&amp;[.D45];&quot;0x0000&quot;)" office:value-type="string" office:string-value="0x0083" calcext:value-type="string">
            <text:p>0x0083</text:p>
          </table:table-cell>
          <table:table-cell table:style-name="ce6" table:formula="of:=IF([.G45]&lt;&gt;0;LEFT(&quot;0x0000&quot;;6-[.G45])&amp;[.E45];&quot;0x0000&quot;)" office:value-type="string" office:string-value="0x03C4" calcext:value-type="string">
            <text:p>0x03C4</text:p>
          </table:table-cell>
          <table:table-cell table:style-name="ce6" table:formula="of:=&quot;DW &quot;&amp;[.H45]&amp;&quot;, &quot;&amp;[.I45]" office:value-type="string" office:string-value="DW 0x0083, 0x03C4" calcext:value-type="string">
            <text:p>DW 0x0083, 0x03C4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" calcext:value-type="float">
            <text:p>7</text:p>
          </table:table-cell>
          <table:table-cell table:style-name="ce11" table:formula="of:=[.$B$1]*POWER([.$C$1];[.B46])" office:value-type="float" office:value="391.929528951951" calcext:value-type="float">
            <text:p>391.93</text:p>
          </table:table-cell>
          <table:table-cell table:style-name="ce6" table:formula="of:=DEC2HEX([.C46]*[.A46])" office:value-type="string" office:string-value="EB" calcext:value-type="string">
            <text:p>EB</text:p>
          </table:table-cell>
          <table:table-cell table:style-name="ce6" table:formula="of:=DEC2HEX((437500/[.C46])-30.125)" office:value-type="string" office:string-value="43E" calcext:value-type="string">
            <text:p>43E</text:p>
          </table:table-cell>
          <table:table-cell table:style-name="ce6" table:formula="of:=LEN(TEXT([.D46];&quot;####&quot;))" office:value-type="float" office:value="2" calcext:value-type="float">
            <text:p>2</text:p>
          </table:table-cell>
          <table:table-cell table:style-name="ce6" table:formula="of:=LEN(TEXT([.E46];&quot;####&quot;))" office:value-type="float" office:value="3" calcext:value-type="float">
            <text:p>3</text:p>
          </table:table-cell>
          <table:table-cell table:style-name="ce6" table:formula="of:=IF([.F46]&lt;&gt;0;LEFT(&quot;0x0000&quot;;6-[.F46])&amp;[.D46];&quot;0x0000&quot;)" office:value-type="string" office:string-value="0x00EB" calcext:value-type="string">
            <text:p>0x00EB</text:p>
          </table:table-cell>
          <table:table-cell table:style-name="ce6" table:formula="of:=IF([.G46]&lt;&gt;0;LEFT(&quot;0x0000&quot;;6-[.G46])&amp;[.E46];&quot;0x0000&quot;)" office:value-type="string" office:string-value="0x043E" calcext:value-type="string">
            <text:p>0x043E</text:p>
          </table:table-cell>
          <table:table-cell table:style-name="ce6" table:formula="of:=&quot;DW &quot;&amp;[.H46]&amp;&quot;, &quot;&amp;[.I46]" office:value-type="string" office:string-value="DW 0x00EB, 0x043E" calcext:value-type="string">
            <text:p>DW 0x00EB, 0x043E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47])" office:value-type="float" office:value="329.598280983411" calcext:value-type="float">
            <text:p>329.60</text:p>
          </table:table-cell>
          <table:table-cell table:style-name="ce6" table:formula="of:=DEC2HEX([.C47]*[.A47])" office:value-type="string" office:string-value="62" calcext:value-type="string">
            <text:p>62</text:p>
          </table:table-cell>
          <table:table-cell table:style-name="ce6" table:formula="of:=DEC2HEX((437500/[.C47])-30.125)" office:value-type="string" office:string-value="511" calcext:value-type="string">
            <text:p>511</text:p>
          </table:table-cell>
          <table:table-cell table:style-name="ce6" table:formula="of:=LEN(TEXT([.D47];&quot;####&quot;))" office:value-type="float" office:value="2" calcext:value-type="float">
            <text:p>2</text:p>
          </table:table-cell>
          <table:table-cell table:style-name="ce6" table:formula="of:=LEN(TEXT([.E47];&quot;####&quot;))" office:value-type="float" office:value="3" calcext:value-type="float">
            <text:p>3</text:p>
          </table:table-cell>
          <table:table-cell table:style-name="ce6" table:formula="of:=IF([.F47]&lt;&gt;0;LEFT(&quot;0x0000&quot;;6-[.F47])&amp;[.D47];&quot;0x0000&quot;)" office:value-type="string" office:string-value="0x0062" calcext:value-type="string">
            <text:p>0x0062</text:p>
          </table:table-cell>
          <table:table-cell table:style-name="ce6" table:formula="of:=IF([.G47]&lt;&gt;0;LEFT(&quot;0x0000&quot;;6-[.G47])&amp;[.E47];&quot;0x0000&quot;)" office:value-type="string" office:string-value="0x0511" calcext:value-type="string">
            <text:p>0x0511</text:p>
          </table:table-cell>
          <table:table-cell table:style-name="ce6" table:formula="of:=&quot;DW &quot;&amp;[.H47]&amp;&quot;, &quot;&amp;[.I47]" office:value-type="string" office:string-value="DW 0x0062, 0x0511" calcext:value-type="string">
            <text:p>DW 0x0062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style-name="ce11" table:formula="of:=[.$B$1]*POWER([.$C$1];[.B48])" office:value-type="float" office:value="261.63" calcext:value-type="float">
            <text:p>261.63</text:p>
          </table:table-cell>
          <table:table-cell table:style-name="ce6" table:formula="of:=DEC2HEX([.C48]*[.A48])" office:value-type="string" office:string-value="4E" calcext:value-type="string">
            <text:p>4E</text:p>
          </table:table-cell>
          <table:table-cell table:style-name="ce6" table:formula="of:=DEC2HEX((437500/[.C48])-30.125)" office:value-type="string" office:string-value="66A" calcext:value-type="string">
            <text:p>66A</text:p>
          </table:table-cell>
          <table:table-cell table:style-name="ce6" table:formula="of:=LEN(TEXT([.D48];&quot;####&quot;))" office:value-type="float" office:value="2" calcext:value-type="float">
            <text:p>2</text:p>
          </table:table-cell>
          <table:table-cell table:style-name="ce6" table:formula="of:=LEN(TEXT([.E48];&quot;####&quot;))" office:value-type="float" office:value="3" calcext:value-type="float">
            <text:p>3</text:p>
          </table:table-cell>
          <table:table-cell table:style-name="ce6" table:formula="of:=IF([.F48]&lt;&gt;0;LEFT(&quot;0x0000&quot;;6-[.F48])&amp;[.D48];&quot;0x0000&quot;)" office:value-type="string" office:string-value="0x004E" calcext:value-type="string">
            <text:p>0x004E</text:p>
          </table:table-cell>
          <table:table-cell table:style-name="ce6" table:formula="of:=IF([.G48]&lt;&gt;0;LEFT(&quot;0x0000&quot;;6-[.G48])&amp;[.E48];&quot;0x0000&quot;)" office:value-type="string" office:string-value="0x066A" calcext:value-type="string">
            <text:p>0x066A</text:p>
          </table:table-cell>
          <table:table-cell table:style-name="ce6" table:formula="of:=&quot;DW &quot;&amp;[.H48]&amp;&quot;, &quot;&amp;[.I48]" office:value-type="string" office:string-value="DW 0x004E, 0x066A" calcext:value-type="string">
            <text:p>DW 0x004E, 0x066A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49])" office:value-type="float" office:value="293.654215453635" calcext:value-type="float">
            <text:p>293.65</text:p>
          </table:table-cell>
          <table:table-cell table:style-name="ce6" table:formula="of:=DEC2HEX([.C49]*[.A49])" office:value-type="string" office:string-value="58" calcext:value-type="string">
            <text:p>58</text:p>
          </table:table-cell>
          <table:table-cell table:style-name="ce6" table:formula="of:=DEC2HEX((437500/[.C49])-30.125)" office:value-type="string" office:string-value="5B3" calcext:value-type="string">
            <text:p>5B3</text:p>
          </table:table-cell>
          <table:table-cell table:style-name="ce6" table:formula="of:=LEN(TEXT([.D49];&quot;####&quot;))" office:value-type="float" office:value="2" calcext:value-type="float">
            <text:p>2</text:p>
          </table:table-cell>
          <table:table-cell table:style-name="ce6" table:formula="of:=LEN(TEXT([.E49];&quot;####&quot;))" office:value-type="float" office:value="3" calcext:value-type="float">
            <text:p>3</text:p>
          </table:table-cell>
          <table:table-cell table:style-name="ce6" table:formula="of:=IF([.F49]&lt;&gt;0;LEFT(&quot;0x0000&quot;;6-[.F49])&amp;[.D49];&quot;0x0000&quot;)" office:value-type="string" office:string-value="0x0058" calcext:value-type="string">
            <text:p>0x0058</text:p>
          </table:table-cell>
          <table:table-cell table:style-name="ce6" table:formula="of:=IF([.G49]&lt;&gt;0;LEFT(&quot;0x0000&quot;;6-[.G49])&amp;[.E49];&quot;0x0000&quot;)" office:value-type="string" office:string-value="0x05B3" calcext:value-type="string">
            <text:p>0x05B3</text:p>
          </table:table-cell>
          <table:table-cell table:style-name="ce6" table:formula="of:=&quot;DW &quot;&amp;[.H49]&amp;&quot;, &quot;&amp;[.I49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50])" office:value-type="float" office:value="329.598280983411" calcext:value-type="float">
            <text:p>329.60</text:p>
          </table:table-cell>
          <table:table-cell table:style-name="ce6" table:formula="of:=DEC2HEX([.C50]*[.A50])" office:value-type="string" office:string-value="62" calcext:value-type="string">
            <text:p>62</text:p>
          </table:table-cell>
          <table:table-cell table:style-name="ce6" table:formula="of:=DEC2HEX((437500/[.C50])-30.125)" office:value-type="string" office:string-value="511" calcext:value-type="string">
            <text:p>511</text:p>
          </table:table-cell>
          <table:table-cell table:style-name="ce6" table:formula="of:=LEN(TEXT([.D50];&quot;####&quot;))" office:value-type="float" office:value="2" calcext:value-type="float">
            <text:p>2</text:p>
          </table:table-cell>
          <table:table-cell table:style-name="ce6" table:formula="of:=LEN(TEXT([.E50];&quot;####&quot;))" office:value-type="float" office:value="3" calcext:value-type="float">
            <text:p>3</text:p>
          </table:table-cell>
          <table:table-cell table:style-name="ce6" table:formula="of:=IF([.F50]&lt;&gt;0;LEFT(&quot;0x0000&quot;;6-[.F50])&amp;[.D50];&quot;0x0000&quot;)" office:value-type="string" office:string-value="0x0062" calcext:value-type="string">
            <text:p>0x0062</text:p>
          </table:table-cell>
          <table:table-cell table:style-name="ce6" table:formula="of:=IF([.G50]&lt;&gt;0;LEFT(&quot;0x0000&quot;;6-[.G50])&amp;[.E50];&quot;0x0000&quot;)" office:value-type="string" office:string-value="0x0511" calcext:value-type="string">
            <text:p>0x0511</text:p>
          </table:table-cell>
          <table:table-cell table:style-name="ce6" table:formula="of:=&quot;DW &quot;&amp;[.H50]&amp;&quot;, &quot;&amp;[.I50]" office:value-type="string" office:string-value="DW 0x0062, 0x0511" calcext:value-type="string">
            <text:p>DW 0x0062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" calcext:value-type="float">
            <text:p>5</text:p>
          </table:table-cell>
          <table:table-cell table:style-name="ce11" table:formula="of:=[.$B$1]*POWER([.$C$1];[.B51])" office:value-type="float" office:value="349.187981181523" calcext:value-type="float">
            <text:p>349.19</text:p>
          </table:table-cell>
          <table:table-cell table:style-name="ce6" table:formula="of:=DEC2HEX([.C51]*[.A51])" office:value-type="string" office:string-value="D1" calcext:value-type="string">
            <text:p>D1</text:p>
          </table:table-cell>
          <table:table-cell table:style-name="ce6" table:formula="of:=DEC2HEX((437500/[.C51])-30.125)" office:value-type="string" office:string-value="4C6" calcext:value-type="string">
            <text:p>4C6</text:p>
          </table:table-cell>
          <table:table-cell table:style-name="ce6" table:formula="of:=LEN(TEXT([.D51];&quot;####&quot;))" office:value-type="float" office:value="2" calcext:value-type="float">
            <text:p>2</text:p>
          </table:table-cell>
          <table:table-cell table:style-name="ce6" table:formula="of:=LEN(TEXT([.E51];&quot;####&quot;))" office:value-type="float" office:value="3" calcext:value-type="float">
            <text:p>3</text:p>
          </table:table-cell>
          <table:table-cell table:style-name="ce6" table:formula="of:=IF([.F51]&lt;&gt;0;LEFT(&quot;0x0000&quot;;6-[.F51])&amp;[.D51];&quot;0x0000&quot;)" office:value-type="string" office:string-value="0x00D1" calcext:value-type="string">
            <text:p>0x00D1</text:p>
          </table:table-cell>
          <table:table-cell table:style-name="ce6" table:formula="of:=IF([.G51]&lt;&gt;0;LEFT(&quot;0x0000&quot;;6-[.G51])&amp;[.E51];&quot;0x0000&quot;)" office:value-type="string" office:string-value="0x04C6" calcext:value-type="string">
            <text:p>0x04C6</text:p>
          </table:table-cell>
          <table:table-cell table:style-name="ce6" table:formula="of:=&quot;DW &quot;&amp;[.H51]&amp;&quot;, &quot;&amp;[.I51]" office:value-type="string" office:string-value="DW 0x00D1, 0x04C6" calcext:value-type="string">
            <text:p>DW 0x00D1, 0x04C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52])" office:value-type="float" office:value="293.654215453635" calcext:value-type="float">
            <text:p>293.65</text:p>
          </table:table-cell>
          <table:table-cell table:style-name="ce6" table:formula="of:=DEC2HEX([.C52]*[.A52])" office:value-type="string" office:string-value="58" calcext:value-type="string">
            <text:p>58</text:p>
          </table:table-cell>
          <table:table-cell table:style-name="ce6" table:formula="of:=DEC2HEX((437500/[.C52])-30.125)" office:value-type="string" office:string-value="5B3" calcext:value-type="string">
            <text:p>5B3</text:p>
          </table:table-cell>
          <table:table-cell table:style-name="ce6" table:formula="of:=LEN(TEXT([.D52];&quot;####&quot;))" office:value-type="float" office:value="2" calcext:value-type="float">
            <text:p>2</text:p>
          </table:table-cell>
          <table:table-cell table:style-name="ce6" table:formula="of:=LEN(TEXT([.E52];&quot;####&quot;))" office:value-type="float" office:value="3" calcext:value-type="float">
            <text:p>3</text:p>
          </table:table-cell>
          <table:table-cell table:style-name="ce6" table:formula="of:=IF([.F52]&lt;&gt;0;LEFT(&quot;0x0000&quot;;6-[.F52])&amp;[.D52];&quot;0x0000&quot;)" office:value-type="string" office:string-value="0x0058" calcext:value-type="string">
            <text:p>0x0058</text:p>
          </table:table-cell>
          <table:table-cell table:style-name="ce6" table:formula="of:=IF([.G52]&lt;&gt;0;LEFT(&quot;0x0000&quot;;6-[.G52])&amp;[.E52];&quot;0x0000&quot;)" office:value-type="string" office:string-value="0x05B3" calcext:value-type="string">
            <text:p>0x05B3</text:p>
          </table:table-cell>
          <table:table-cell table:style-name="ce6" table:formula="of:=&quot;DW &quot;&amp;[.H52]&amp;&quot;, &quot;&amp;[.I52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53])" office:value-type="float" office:value="293.654215453635" calcext:value-type="float">
            <text:p>293.65</text:p>
          </table:table-cell>
          <table:table-cell table:style-name="ce6" table:formula="of:=DEC2HEX([.C53]*[.A53])" office:value-type="string" office:string-value="58" calcext:value-type="string">
            <text:p>58</text:p>
          </table:table-cell>
          <table:table-cell table:style-name="ce6" table:formula="of:=DEC2HEX((437500/[.C53])-30.125)" office:value-type="string" office:string-value="5B3" calcext:value-type="string">
            <text:p>5B3</text:p>
          </table:table-cell>
          <table:table-cell table:style-name="ce6" table:formula="of:=LEN(TEXT([.D53];&quot;####&quot;))" office:value-type="float" office:value="2" calcext:value-type="float">
            <text:p>2</text:p>
          </table:table-cell>
          <table:table-cell table:style-name="ce6" table:formula="of:=LEN(TEXT([.E53];&quot;####&quot;))" office:value-type="float" office:value="3" calcext:value-type="float">
            <text:p>3</text:p>
          </table:table-cell>
          <table:table-cell table:style-name="ce6" table:formula="of:=IF([.F53]&lt;&gt;0;LEFT(&quot;0x0000&quot;;6-[.F53])&amp;[.D53];&quot;0x0000&quot;)" office:value-type="string" office:string-value="0x0058" calcext:value-type="string">
            <text:p>0x0058</text:p>
          </table:table-cell>
          <table:table-cell table:style-name="ce6" table:formula="of:=IF([.G53]&lt;&gt;0;LEFT(&quot;0x0000&quot;;6-[.G53])&amp;[.E53];&quot;0x0000&quot;)" office:value-type="string" office:string-value="0x05B3" calcext:value-type="string">
            <text:p>0x05B3</text:p>
          </table:table-cell>
          <table:table-cell table:style-name="ce6" table:formula="of:=&quot;DW &quot;&amp;[.H53]&amp;&quot;, &quot;&amp;[.I53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[.$B$1]*POWER([.$C$1];[.B54])" office:value-type="float" office:value="277.1799999804" calcext:value-type="float">
            <text:p>277.18</text:p>
          </table:table-cell>
          <table:table-cell table:style-name="ce6" table:formula="of:=DEC2HEX([.C54]*[.A54])" office:value-type="string" office:string-value="53" calcext:value-type="string">
            <text:p>53</text:p>
          </table:table-cell>
          <table:table-cell table:style-name="ce6" table:formula="of:=DEC2HEX((437500/[.C54])-30.125)" office:value-type="string" office:string-value="60C" calcext:value-type="string">
            <text:p>60C</text:p>
          </table:table-cell>
          <table:table-cell table:style-name="ce6" table:formula="of:=LEN(TEXT([.D54];&quot;####&quot;))" office:value-type="float" office:value="2" calcext:value-type="float">
            <text:p>2</text:p>
          </table:table-cell>
          <table:table-cell table:style-name="ce6" table:formula="of:=LEN(TEXT([.E54];&quot;####&quot;))" office:value-type="float" office:value="3" calcext:value-type="float">
            <text:p>3</text:p>
          </table:table-cell>
          <table:table-cell table:style-name="ce6" table:formula="of:=IF([.F54]&lt;&gt;0;LEFT(&quot;0x0000&quot;;6-[.F54])&amp;[.D54];&quot;0x0000&quot;)" office:value-type="string" office:string-value="0x0053" calcext:value-type="string">
            <text:p>0x0053</text:p>
          </table:table-cell>
          <table:table-cell table:style-name="ce6" table:formula="of:=IF([.G54]&lt;&gt;0;LEFT(&quot;0x0000&quot;;6-[.G54])&amp;[.E54];&quot;0x0000&quot;)" office:value-type="string" office:string-value="0x060C" calcext:value-type="string">
            <text:p>0x060C</text:p>
          </table:table-cell>
          <table:table-cell table:style-name="ce6" table:formula="of:=&quot;DW &quot;&amp;[.H54]&amp;&quot;, &quot;&amp;[.I54]" office:value-type="string" office:string-value="DW 0x0053, 0x060C" calcext:value-type="string">
            <text:p>DW 0x0053, 0x060C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55])" office:value-type="float" office:value="293.654215453635" calcext:value-type="float">
            <text:p>293.65</text:p>
          </table:table-cell>
          <table:table-cell table:style-name="ce6" table:formula="of:=DEC2HEX([.C55]*[.A55])" office:value-type="string" office:string-value="58" calcext:value-type="string">
            <text:p>58</text:p>
          </table:table-cell>
          <table:table-cell table:style-name="ce6" table:formula="of:=DEC2HEX((437500/[.C55])-30.125)" office:value-type="string" office:string-value="5B3" calcext:value-type="string">
            <text:p>5B3</text:p>
          </table:table-cell>
          <table:table-cell table:style-name="ce6" table:formula="of:=LEN(TEXT([.D55];&quot;####&quot;))" office:value-type="float" office:value="2" calcext:value-type="float">
            <text:p>2</text:p>
          </table:table-cell>
          <table:table-cell table:style-name="ce6" table:formula="of:=LEN(TEXT([.E55];&quot;####&quot;))" office:value-type="float" office:value="3" calcext:value-type="float">
            <text:p>3</text:p>
          </table:table-cell>
          <table:table-cell table:style-name="ce6" table:formula="of:=IF([.F55]&lt;&gt;0;LEFT(&quot;0x0000&quot;;6-[.F55])&amp;[.D55];&quot;0x0000&quot;)" office:value-type="string" office:string-value="0x0058" calcext:value-type="string">
            <text:p>0x0058</text:p>
          </table:table-cell>
          <table:table-cell table:style-name="ce6" table:formula="of:=IF([.G55]&lt;&gt;0;LEFT(&quot;0x0000&quot;;6-[.G55])&amp;[.E55];&quot;0x0000&quot;)" office:value-type="string" office:string-value="0x05B3" calcext:value-type="string">
            <text:p>0x05B3</text:p>
          </table:table-cell>
          <table:table-cell table:style-name="ce6" table:formula="of:=&quot;DW &quot;&amp;[.H55]&amp;&quot;, &quot;&amp;[.I55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56])" office:value-type="float" office:value="329.598280983411" calcext:value-type="float">
            <text:p>329.60</text:p>
          </table:table-cell>
          <table:table-cell table:style-name="ce6" table:formula="of:=DEC2HEX([.C56]*[.A56])" office:value-type="string" office:string-value="C5" calcext:value-type="string">
            <text:p>C5</text:p>
          </table:table-cell>
          <table:table-cell table:style-name="ce6" table:formula="of:=DEC2HEX((437500/[.C56])-30.125)" office:value-type="string" office:string-value="511" calcext:value-type="string">
            <text:p>511</text:p>
          </table:table-cell>
          <table:table-cell table:style-name="ce6" table:formula="of:=LEN(TEXT([.D56];&quot;####&quot;))" office:value-type="float" office:value="2" calcext:value-type="float">
            <text:p>2</text:p>
          </table:table-cell>
          <table:table-cell table:style-name="ce6" table:formula="of:=LEN(TEXT([.E56];&quot;####&quot;))" office:value-type="float" office:value="3" calcext:value-type="float">
            <text:p>3</text:p>
          </table:table-cell>
          <table:table-cell table:style-name="ce6" table:formula="of:=IF([.F56]&lt;&gt;0;LEFT(&quot;0x0000&quot;;6-[.F56])&amp;[.D56];&quot;0x0000&quot;)" office:value-type="string" office:string-value="0x00C5" calcext:value-type="string">
            <text:p>0x00C5</text:p>
          </table:table-cell>
          <table:table-cell table:style-name="ce6" table:formula="of:=IF([.G56]&lt;&gt;0;LEFT(&quot;0x0000&quot;;6-[.G56])&amp;[.E56];&quot;0x0000&quot;)" office:value-type="string" office:string-value="0x0511" calcext:value-type="string">
            <text:p>0x0511</text:p>
          </table:table-cell>
          <table:table-cell table:style-name="ce6" table:formula="of:=&quot;DW &quot;&amp;[.H56]&amp;&quot;, &quot;&amp;[.I56]" office:value-type="string" office:string-value="DW 0x00C5, 0x0511" calcext:value-type="string">
            <text:p>DW 0x00C5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[.$B$1]*POWER([.$C$1];[.B57])" office:value-type="float" office:value="277.1799999804" calcext:value-type="float">
            <text:p>277.18</text:p>
          </table:table-cell>
          <table:table-cell table:style-name="ce6" table:formula="of:=DEC2HEX([.C57]*[.A57])" office:value-type="string" office:string-value="53" calcext:value-type="string">
            <text:p>53</text:p>
          </table:table-cell>
          <table:table-cell table:style-name="ce6" table:formula="of:=DEC2HEX((437500/[.C57])-30.125)" office:value-type="string" office:string-value="60C" calcext:value-type="string">
            <text:p>60C</text:p>
          </table:table-cell>
          <table:table-cell table:style-name="ce6" table:formula="of:=LEN(TEXT([.D57];&quot;####&quot;))" office:value-type="float" office:value="2" calcext:value-type="float">
            <text:p>2</text:p>
          </table:table-cell>
          <table:table-cell table:style-name="ce6" table:formula="of:=LEN(TEXT([.E57];&quot;####&quot;))" office:value-type="float" office:value="3" calcext:value-type="float">
            <text:p>3</text:p>
          </table:table-cell>
          <table:table-cell table:style-name="ce6" table:formula="of:=IF([.F57]&lt;&gt;0;LEFT(&quot;0x0000&quot;;6-[.F57])&amp;[.D57];&quot;0x0000&quot;)" office:value-type="string" office:string-value="0x0053" calcext:value-type="string">
            <text:p>0x0053</text:p>
          </table:table-cell>
          <table:table-cell table:style-name="ce6" table:formula="of:=IF([.G57]&lt;&gt;0;LEFT(&quot;0x0000&quot;;6-[.G57])&amp;[.E57];&quot;0x0000&quot;)" office:value-type="string" office:string-value="0x060C" calcext:value-type="string">
            <text:p>0x060C</text:p>
          </table:table-cell>
          <table:table-cell table:style-name="ce6" table:formula="of:=&quot;DW &quot;&amp;[.H57]&amp;&quot;, &quot;&amp;[.I57]" office:value-type="string" office:string-value="DW 0x0053, 0x060C" calcext:value-type="string">
            <text:p>DW 0x0053, 0x060C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-3" calcext:value-type="float">
            <text:p>-3</text:p>
          </table:table-cell>
          <table:table-cell table:style-name="ce11" table:formula="of:=[.$B$1]*POWER([.$C$1];[.B58])" office:value-type="float" office:value="220.021182084144" calcext:value-type="float">
            <text:p>220.02</text:p>
          </table:table-cell>
          <table:table-cell table:style-name="ce6" table:formula="of:=DEC2HEX([.C58]*[.A58])" office:value-type="string" office:string-value="84" calcext:value-type="string">
            <text:p>84</text:p>
          </table:table-cell>
          <table:table-cell table:style-name="ce6" table:formula="of:=DEC2HEX((437500/[.C58])-30.125)" office:value-type="string" office:string-value="7A6" calcext:value-type="string">
            <text:p>7A6</text:p>
          </table:table-cell>
          <table:table-cell table:style-name="ce6" table:formula="of:=LEN(TEXT([.D58];&quot;####&quot;))" office:value-type="float" office:value="2" calcext:value-type="float">
            <text:p>2</text:p>
          </table:table-cell>
          <table:table-cell table:style-name="ce6" table:formula="of:=LEN(TEXT([.E58];&quot;####&quot;))" office:value-type="float" office:value="3" calcext:value-type="float">
            <text:p>3</text:p>
          </table:table-cell>
          <table:table-cell table:style-name="ce6" table:formula="of:=IF([.F58]&lt;&gt;0;LEFT(&quot;0x0000&quot;;6-[.F58])&amp;[.D58];&quot;0x0000&quot;)" office:value-type="string" office:string-value="0x0084" calcext:value-type="string">
            <text:p>0x0084</text:p>
          </table:table-cell>
          <table:table-cell table:style-name="ce6" table:formula="of:=IF([.G58]&lt;&gt;0;LEFT(&quot;0x0000&quot;;6-[.G58])&amp;[.E58];&quot;0x0000&quot;)" office:value-type="string" office:string-value="0x07A6" calcext:value-type="string">
            <text:p>0x07A6</text:p>
          </table:table-cell>
          <table:table-cell table:style-name="ce6" table:formula="of:=&quot;DW &quot;&amp;[.H58]&amp;&quot;, &quot;&amp;[.I58]" office:value-type="string" office:string-value="DW 0x0084, 0x07A6" calcext:value-type="string">
            <text:p>DW 0x0084, 0x07A6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69.84" calcext:value-type="float">
            <text:p>69.84</text:p>
          </table:table-cell>
          <table:table-cell table:style-name="ce11" table:formula="of:=[.$B$1]*POWER([.$C$1];[.B59])" office:value-type="float" office:value="14752.9913808455" calcext:value-type="float">
            <text:p>14752.99</text:p>
          </table:table-cell>
          <table:table-cell table:style-name="ce6" table:formula="of:=DEC2HEX([.C59]*[.A59])" office:value-type="string" office:string-value="2293" calcext:value-type="string">
            <text:p>2293</text:p>
          </table:table-cell>
          <table:table-cell table:style-name="ce6" table:formula="of:=DEC2HEX((437500/[.C59])-30.125)" office:value-type="string" office:string-value="FFFFFFFFFF" calcext:value-type="string">
            <text:p>FFFFFFFFFF</text:p>
          </table:table-cell>
          <table:table-cell table:style-name="ce6" table:formula="of:=LEN(TEXT([.D59];&quot;####&quot;))" office:value-type="float" office:value="4" calcext:value-type="float">
            <text:p>4</text:p>
          </table:table-cell>
          <table:table-cell table:style-name="ce6" table:formula="of:=LEN(TEXT([.E59];&quot;####&quot;))" office:value-type="float" office:value="10" calcext:value-type="float">
            <text:p>10</text:p>
          </table:table-cell>
          <table:table-cell table:style-name="ce6" table:formula="of:=IF([.F59]&lt;&gt;0;LEFT(&quot;0x0000&quot;;6-[.F59])&amp;[.D59];&quot;0x0000&quot;)" office:value-type="string" office:string-value="0x2293" calcext:value-type="string">
            <text:p>0x2293</text:p>
          </table:table-cell>
          <table:table-cell table:style-name="ce6" table:formula="of:=IF([.G59]&lt;&gt;0;LEFT(&quot;0x0000&quot;;6-[.G59])&amp;[.E59];&quot;0x0000&quot;)" office:value-type="string" office:string-value="" calcext:value-type="error">
            <text:p>Err:502</text:p>
          </table:table-cell>
          <table:table-cell table:style-name="ce6" table:formula="of:=&quot;DW &quot;&amp;[.H59]&amp;&quot;, &quot;&amp;[.I59]" office:value-type="string" office:string-value="" calcext:value-type="error">
            <text:p>Err:502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60])" office:value-type="float" office:value="523.093991438891" calcext:value-type="float">
            <text:p>523.09</text:p>
          </table:table-cell>
          <table:table-cell table:style-name="ce6" table:formula="of:=DEC2HEX([.C60]*[.A60])" office:value-type="string" office:string-value="139" calcext:value-type="string">
            <text:p>139</text:p>
          </table:table-cell>
          <table:table-cell table:style-name="ce6" table:formula="of:=DEC2HEX((437500/[.C60])-30.125)" office:value-type="string" office:string-value="326" calcext:value-type="string">
            <text:p>326</text:p>
          </table:table-cell>
          <table:table-cell table:style-name="ce6" table:formula="of:=LEN(TEXT([.D60];&quot;####&quot;))" office:value-type="float" office:value="3" calcext:value-type="float">
            <text:p>3</text:p>
          </table:table-cell>
          <table:table-cell table:style-name="ce6" table:formula="of:=LEN(TEXT([.E60];&quot;####&quot;))" office:value-type="float" office:value="3" calcext:value-type="float">
            <text:p>3</text:p>
          </table:table-cell>
          <table:table-cell table:style-name="ce6" table:formula="of:=IF([.F60]&lt;&gt;0;LEFT(&quot;0x0000&quot;;6-[.F60])&amp;[.D60];&quot;0x0000&quot;)" office:value-type="string" office:string-value="0x0139" calcext:value-type="string">
            <text:p>0x0139</text:p>
          </table:table-cell>
          <table:table-cell table:style-name="ce6" table:formula="of:=IF([.G60]&lt;&gt;0;LEFT(&quot;0x0000&quot;;6-[.G60])&amp;[.E60];&quot;0x0000&quot;)" office:value-type="string" office:string-value="0x0326" calcext:value-type="string">
            <text:p>0x0326</text:p>
          </table:table-cell>
          <table:table-cell table:style-name="ce6" table:formula="of:=&quot;DW &quot;&amp;[.H60]&amp;&quot;, &quot;&amp;[.I60]" office:value-type="string" office:string-value="DW 0x0139, 0x0326" calcext:value-type="string">
            <text:p>DW 0x0139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61])" office:value-type="float" office:value="523.093991438891" calcext:value-type="float">
            <text:p>523.09</text:p>
          </table:table-cell>
          <table:table-cell table:style-name="ce6" table:formula="of:=DEC2HEX([.C61]*[.A61])" office:value-type="string" office:string-value="9C" calcext:value-type="string">
            <text:p>9C</text:p>
          </table:table-cell>
          <table:table-cell table:style-name="ce6" table:formula="of:=DEC2HEX((437500/[.C61])-30.125)" office:value-type="string" office:string-value="326" calcext:value-type="string">
            <text:p>326</text:p>
          </table:table-cell>
          <table:table-cell table:style-name="ce6" table:formula="of:=LEN(TEXT([.D61];&quot;####&quot;))" office:value-type="float" office:value="2" calcext:value-type="float">
            <text:p>2</text:p>
          </table:table-cell>
          <table:table-cell table:style-name="ce6" table:formula="of:=LEN(TEXT([.E61];&quot;####&quot;))" office:value-type="float" office:value="3" calcext:value-type="float">
            <text:p>3</text:p>
          </table:table-cell>
          <table:table-cell table:style-name="ce6" table:formula="of:=IF([.F61]&lt;&gt;0;LEFT(&quot;0x0000&quot;;6-[.F61])&amp;[.D61];&quot;0x0000&quot;)" office:value-type="string" office:string-value="0x009C" calcext:value-type="string">
            <text:p>0x009C</text:p>
          </table:table-cell>
          <table:table-cell table:style-name="ce6" table:formula="of:=IF([.G61]&lt;&gt;0;LEFT(&quot;0x0000&quot;;6-[.G61])&amp;[.E61];&quot;0x0000&quot;)" office:value-type="string" office:string-value="0x0326" calcext:value-type="string">
            <text:p>0x0326</text:p>
          </table:table-cell>
          <table:table-cell table:style-name="ce6" table:formula="of:=&quot;DW &quot;&amp;[.H61]&amp;&quot;, &quot;&amp;[.I61]" office:value-type="string" office:string-value="DW 0x009C, 0x0326" calcext:value-type="string">
            <text:p>DW 0x009C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62])" office:value-type="float" office:value="523.093991438891" calcext:value-type="float">
            <text:p>523.09</text:p>
          </table:table-cell>
          <table:table-cell table:style-name="ce6" table:formula="of:=DEC2HEX([.C62]*[.A62])" office:value-type="string" office:string-value="9C" calcext:value-type="string">
            <text:p>9C</text:p>
          </table:table-cell>
          <table:table-cell table:style-name="ce6" table:formula="of:=DEC2HEX((437500/[.C62])-30.125)" office:value-type="string" office:string-value="326" calcext:value-type="string">
            <text:p>326</text:p>
          </table:table-cell>
          <table:table-cell table:style-name="ce6" table:formula="of:=LEN(TEXT([.D62];&quot;####&quot;))" office:value-type="float" office:value="2" calcext:value-type="float">
            <text:p>2</text:p>
          </table:table-cell>
          <table:table-cell table:style-name="ce6" table:formula="of:=LEN(TEXT([.E62];&quot;####&quot;))" office:value-type="float" office:value="3" calcext:value-type="float">
            <text:p>3</text:p>
          </table:table-cell>
          <table:table-cell table:style-name="ce6" table:formula="of:=IF([.F62]&lt;&gt;0;LEFT(&quot;0x0000&quot;;6-[.F62])&amp;[.D62];&quot;0x0000&quot;)" office:value-type="string" office:string-value="0x009C" calcext:value-type="string">
            <text:p>0x009C</text:p>
          </table:table-cell>
          <table:table-cell table:style-name="ce6" table:formula="of:=IF([.G62]&lt;&gt;0;LEFT(&quot;0x0000&quot;;6-[.G62])&amp;[.E62];&quot;0x0000&quot;)" office:value-type="string" office:string-value="0x0326" calcext:value-type="string">
            <text:p>0x0326</text:p>
          </table:table-cell>
          <table:table-cell table:style-name="ce6" table:formula="of:=&quot;DW &quot;&amp;[.H62]&amp;&quot;, &quot;&amp;[.I62]" office:value-type="string" office:string-value="DW 0x009C, 0x0326" calcext:value-type="string">
            <text:p>DW 0x009C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1" calcext:value-type="float">
            <text:p>11</text:p>
          </table:table-cell>
          <table:table-cell table:style-name="ce11" table:formula="of:=[.$B$1]*POWER([.$C$1];[.B63])" office:value-type="float" office:value="493.748037339759" calcext:value-type="float">
            <text:p>493.75</text:p>
          </table:table-cell>
          <table:table-cell table:style-name="ce6" table:formula="of:=DEC2HEX([.C63]*[.A63])" office:value-type="string" office:string-value="94" calcext:value-type="string">
            <text:p>94</text:p>
          </table:table-cell>
          <table:table-cell table:style-name="ce6" table:formula="of:=DEC2HEX((437500/[.C63])-30.125)" office:value-type="string" office:string-value="357" calcext:value-type="string">
            <text:p>357</text:p>
          </table:table-cell>
          <table:table-cell table:style-name="ce6" table:formula="of:=LEN(TEXT([.D63];&quot;####&quot;))" office:value-type="float" office:value="2" calcext:value-type="float">
            <text:p>2</text:p>
          </table:table-cell>
          <table:table-cell table:style-name="ce6" table:formula="of:=LEN(TEXT([.E63];&quot;####&quot;))" office:value-type="float" office:value="3" calcext:value-type="float">
            <text:p>3</text:p>
          </table:table-cell>
          <table:table-cell table:style-name="ce6" table:formula="of:=IF([.F63]&lt;&gt;0;LEFT(&quot;0x0000&quot;;6-[.F63])&amp;[.D63];&quot;0x0000&quot;)" office:value-type="string" office:string-value="0x0094" calcext:value-type="string">
            <text:p>0x0094</text:p>
          </table:table-cell>
          <table:table-cell table:style-name="ce6" table:formula="of:=IF([.G63]&lt;&gt;0;LEFT(&quot;0x0000&quot;;6-[.G63])&amp;[.E63];&quot;0x0000&quot;)" office:value-type="string" office:string-value="0x0357" calcext:value-type="string">
            <text:p>0x0357</text:p>
          </table:table-cell>
          <table:table-cell table:style-name="ce6" table:formula="of:=&quot;DW &quot;&amp;[.H63]&amp;&quot;, &quot;&amp;[.I63]" office:value-type="string" office:string-value="DW 0x0094, 0x0357" calcext:value-type="string">
            <text:p>DW 0x0094, 0x0357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" calcext:value-type="float">
            <text:p>9</text:p>
          </table:table-cell>
          <table:table-cell table:style-name="ce11" table:formula="of:=[.$B$1]*POWER([.$C$1];[.B64])" office:value-type="float" office:value="439.902757090157" calcext:value-type="float">
            <text:p>439.90</text:p>
          </table:table-cell>
          <table:table-cell table:style-name="ce6" table:formula="of:=DEC2HEX([.C64]*[.A64])" office:value-type="string" office:string-value="83" calcext:value-type="string">
            <text:p>83</text:p>
          </table:table-cell>
          <table:table-cell table:style-name="ce6" table:formula="of:=DEC2HEX((437500/[.C64])-30.125)" office:value-type="string" office:string-value="3C4" calcext:value-type="string">
            <text:p>3C4</text:p>
          </table:table-cell>
          <table:table-cell table:style-name="ce6" table:formula="of:=LEN(TEXT([.D64];&quot;####&quot;))" office:value-type="float" office:value="2" calcext:value-type="float">
            <text:p>2</text:p>
          </table:table-cell>
          <table:table-cell table:style-name="ce6" table:formula="of:=LEN(TEXT([.E64];&quot;####&quot;))" office:value-type="float" office:value="3" calcext:value-type="float">
            <text:p>3</text:p>
          </table:table-cell>
          <table:table-cell table:style-name="ce6" table:formula="of:=IF([.F64]&lt;&gt;0;LEFT(&quot;0x0000&quot;;6-[.F64])&amp;[.D64];&quot;0x0000&quot;)" office:value-type="string" office:string-value="0x0083" calcext:value-type="string">
            <text:p>0x0083</text:p>
          </table:table-cell>
          <table:table-cell table:style-name="ce6" table:formula="of:=IF([.G64]&lt;&gt;0;LEFT(&quot;0x0000&quot;;6-[.G64])&amp;[.E64];&quot;0x0000&quot;)" office:value-type="string" office:string-value="0x03C4" calcext:value-type="string">
            <text:p>0x03C4</text:p>
          </table:table-cell>
          <table:table-cell table:style-name="ce6" table:formula="of:=&quot;DW &quot;&amp;[.H64]&amp;&quot;, &quot;&amp;[.I64]" office:value-type="string" office:string-value="DW 0x0083, 0x03C4" calcext:value-type="string">
            <text:p>DW 0x0083, 0x03C4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" calcext:value-type="float">
            <text:p>7</text:p>
          </table:table-cell>
          <table:table-cell table:style-name="ce11" table:formula="of:=[.$B$1]*POWER([.$C$1];[.B65])" office:value-type="float" office:value="391.929528951951" calcext:value-type="float">
            <text:p>391.93</text:p>
          </table:table-cell>
          <table:table-cell table:style-name="ce6" table:formula="of:=DEC2HEX([.C65]*[.A65])" office:value-type="string" office:string-value="EB" calcext:value-type="string">
            <text:p>EB</text:p>
          </table:table-cell>
          <table:table-cell table:style-name="ce6" table:formula="of:=DEC2HEX((437500/[.C65])-30.125)" office:value-type="string" office:string-value="43E" calcext:value-type="string">
            <text:p>43E</text:p>
          </table:table-cell>
          <table:table-cell table:style-name="ce6" table:formula="of:=LEN(TEXT([.D65];&quot;####&quot;))" office:value-type="float" office:value="2" calcext:value-type="float">
            <text:p>2</text:p>
          </table:table-cell>
          <table:table-cell table:style-name="ce6" table:formula="of:=LEN(TEXT([.E65];&quot;####&quot;))" office:value-type="float" office:value="3" calcext:value-type="float">
            <text:p>3</text:p>
          </table:table-cell>
          <table:table-cell table:style-name="ce6" table:formula="of:=IF([.F65]&lt;&gt;0;LEFT(&quot;0x0000&quot;;6-[.F65])&amp;[.D65];&quot;0x0000&quot;)" office:value-type="string" office:string-value="0x00EB" calcext:value-type="string">
            <text:p>0x00EB</text:p>
          </table:table-cell>
          <table:table-cell table:style-name="ce6" table:formula="of:=IF([.G65]&lt;&gt;0;LEFT(&quot;0x0000&quot;;6-[.G65])&amp;[.E65];&quot;0x0000&quot;)" office:value-type="string" office:string-value="0x043E" calcext:value-type="string">
            <text:p>0x043E</text:p>
          </table:table-cell>
          <table:table-cell table:style-name="ce6" table:formula="of:=&quot;DW &quot;&amp;[.H65]&amp;&quot;, &quot;&amp;[.I65]" office:value-type="string" office:string-value="DW 0x00EB, 0x043E" calcext:value-type="string">
            <text:p>DW 0x00EB, 0x043E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66])" office:value-type="float" office:value="329.598280983411" calcext:value-type="float">
            <text:p>329.60</text:p>
          </table:table-cell>
          <table:table-cell table:style-name="ce6" table:formula="of:=DEC2HEX([.C66]*[.A66])" office:value-type="string" office:string-value="62" calcext:value-type="string">
            <text:p>62</text:p>
          </table:table-cell>
          <table:table-cell table:style-name="ce6" table:formula="of:=DEC2HEX((437500/[.C66])-30.125)" office:value-type="string" office:string-value="511" calcext:value-type="string">
            <text:p>511</text:p>
          </table:table-cell>
          <table:table-cell table:style-name="ce6" table:formula="of:=LEN(TEXT([.D66];&quot;####&quot;))" office:value-type="float" office:value="2" calcext:value-type="float">
            <text:p>2</text:p>
          </table:table-cell>
          <table:table-cell table:style-name="ce6" table:formula="of:=LEN(TEXT([.E66];&quot;####&quot;))" office:value-type="float" office:value="3" calcext:value-type="float">
            <text:p>3</text:p>
          </table:table-cell>
          <table:table-cell table:style-name="ce6" table:formula="of:=IF([.F66]&lt;&gt;0;LEFT(&quot;0x0000&quot;;6-[.F66])&amp;[.D66];&quot;0x0000&quot;)" office:value-type="string" office:string-value="0x0062" calcext:value-type="string">
            <text:p>0x0062</text:p>
          </table:table-cell>
          <table:table-cell table:style-name="ce6" table:formula="of:=IF([.G66]&lt;&gt;0;LEFT(&quot;0x0000&quot;;6-[.G66])&amp;[.E66];&quot;0x0000&quot;)" office:value-type="string" office:string-value="0x0511" calcext:value-type="string">
            <text:p>0x0511</text:p>
          </table:table-cell>
          <table:table-cell table:style-name="ce6" table:formula="of:=&quot;DW &quot;&amp;[.H66]&amp;&quot;, &quot;&amp;[.I66]" office:value-type="string" office:string-value="DW 0x0062, 0x0511" calcext:value-type="string">
            <text:p>DW 0x0062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style-name="ce11" table:formula="of:=[.$B$1]*POWER([.$C$1];[.B67])" office:value-type="float" office:value="261.63" calcext:value-type="float">
            <text:p>261.63</text:p>
          </table:table-cell>
          <table:table-cell table:style-name="ce6" table:formula="of:=DEC2HEX([.C67]*[.A67])" office:value-type="string" office:string-value="4E" calcext:value-type="string">
            <text:p>4E</text:p>
          </table:table-cell>
          <table:table-cell table:style-name="ce6" table:formula="of:=DEC2HEX((437500/[.C67])-30.125)" office:value-type="string" office:string-value="66A" calcext:value-type="string">
            <text:p>66A</text:p>
          </table:table-cell>
          <table:table-cell table:style-name="ce6" table:formula="of:=LEN(TEXT([.D67];&quot;####&quot;))" office:value-type="float" office:value="2" calcext:value-type="float">
            <text:p>2</text:p>
          </table:table-cell>
          <table:table-cell table:style-name="ce6" table:formula="of:=LEN(TEXT([.E67];&quot;####&quot;))" office:value-type="float" office:value="3" calcext:value-type="float">
            <text:p>3</text:p>
          </table:table-cell>
          <table:table-cell table:style-name="ce6" table:formula="of:=IF([.F67]&lt;&gt;0;LEFT(&quot;0x0000&quot;;6-[.F67])&amp;[.D67];&quot;0x0000&quot;)" office:value-type="string" office:string-value="0x004E" calcext:value-type="string">
            <text:p>0x004E</text:p>
          </table:table-cell>
          <table:table-cell table:style-name="ce6" table:formula="of:=IF([.G67]&lt;&gt;0;LEFT(&quot;0x0000&quot;;6-[.G67])&amp;[.E67];&quot;0x0000&quot;)" office:value-type="string" office:string-value="0x066A" calcext:value-type="string">
            <text:p>0x066A</text:p>
          </table:table-cell>
          <table:table-cell table:style-name="ce6" table:formula="of:=&quot;DW &quot;&amp;[.H67]&amp;&quot;, &quot;&amp;[.I67]" office:value-type="string" office:string-value="DW 0x004E, 0x066A" calcext:value-type="string">
            <text:p>DW 0x004E, 0x066A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68])" office:value-type="float" office:value="293.654215453635" calcext:value-type="float">
            <text:p>293.65</text:p>
          </table:table-cell>
          <table:table-cell table:style-name="ce6" table:formula="of:=DEC2HEX([.C68]*[.A68])" office:value-type="string" office:string-value="58" calcext:value-type="string">
            <text:p>58</text:p>
          </table:table-cell>
          <table:table-cell table:style-name="ce6" table:formula="of:=DEC2HEX((437500/[.C68])-30.125)" office:value-type="string" office:string-value="5B3" calcext:value-type="string">
            <text:p>5B3</text:p>
          </table:table-cell>
          <table:table-cell table:style-name="ce6" table:formula="of:=LEN(TEXT([.D68];&quot;####&quot;))" office:value-type="float" office:value="2" calcext:value-type="float">
            <text:p>2</text:p>
          </table:table-cell>
          <table:table-cell table:style-name="ce6" table:formula="of:=LEN(TEXT([.E68];&quot;####&quot;))" office:value-type="float" office:value="3" calcext:value-type="float">
            <text:p>3</text:p>
          </table:table-cell>
          <table:table-cell table:style-name="ce6" table:formula="of:=IF([.F68]&lt;&gt;0;LEFT(&quot;0x0000&quot;;6-[.F68])&amp;[.D68];&quot;0x0000&quot;)" office:value-type="string" office:string-value="0x0058" calcext:value-type="string">
            <text:p>0x0058</text:p>
          </table:table-cell>
          <table:table-cell table:style-name="ce6" table:formula="of:=IF([.G68]&lt;&gt;0;LEFT(&quot;0x0000&quot;;6-[.G68])&amp;[.E68];&quot;0x0000&quot;)" office:value-type="string" office:string-value="0x05B3" calcext:value-type="string">
            <text:p>0x05B3</text:p>
          </table:table-cell>
          <table:table-cell table:style-name="ce6" table:formula="of:=&quot;DW &quot;&amp;[.H68]&amp;&quot;, &quot;&amp;[.I68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69])" office:value-type="float" office:value="329.598280983411" calcext:value-type="float">
            <text:p>329.60</text:p>
          </table:table-cell>
          <table:table-cell table:style-name="ce6" table:formula="of:=DEC2HEX([.C69]*[.A69])" office:value-type="string" office:string-value="62" calcext:value-type="string">
            <text:p>62</text:p>
          </table:table-cell>
          <table:table-cell table:style-name="ce6" table:formula="of:=DEC2HEX((437500/[.C69])-30.125)" office:value-type="string" office:string-value="511" calcext:value-type="string">
            <text:p>511</text:p>
          </table:table-cell>
          <table:table-cell table:style-name="ce6" table:formula="of:=LEN(TEXT([.D69];&quot;####&quot;))" office:value-type="float" office:value="2" calcext:value-type="float">
            <text:p>2</text:p>
          </table:table-cell>
          <table:table-cell table:style-name="ce6" table:formula="of:=LEN(TEXT([.E69];&quot;####&quot;))" office:value-type="float" office:value="3" calcext:value-type="float">
            <text:p>3</text:p>
          </table:table-cell>
          <table:table-cell table:style-name="ce6" table:formula="of:=IF([.F69]&lt;&gt;0;LEFT(&quot;0x0000&quot;;6-[.F69])&amp;[.D69];&quot;0x0000&quot;)" office:value-type="string" office:string-value="0x0062" calcext:value-type="string">
            <text:p>0x0062</text:p>
          </table:table-cell>
          <table:table-cell table:style-name="ce6" table:formula="of:=IF([.G69]&lt;&gt;0;LEFT(&quot;0x0000&quot;;6-[.G69])&amp;[.E69];&quot;0x0000&quot;)" office:value-type="string" office:string-value="0x0511" calcext:value-type="string">
            <text:p>0x0511</text:p>
          </table:table-cell>
          <table:table-cell table:style-name="ce6" table:formula="of:=&quot;DW &quot;&amp;[.H69]&amp;&quot;, &quot;&amp;[.I69]" office:value-type="string" office:string-value="DW 0x0062, 0x0511" calcext:value-type="string">
            <text:p>DW 0x0062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" calcext:value-type="float">
            <text:p>5</text:p>
          </table:table-cell>
          <table:table-cell table:style-name="ce11" table:formula="of:=[.$B$1]*POWER([.$C$1];[.B70])" office:value-type="float" office:value="349.187981181523" calcext:value-type="float">
            <text:p>349.19</text:p>
          </table:table-cell>
          <table:table-cell table:style-name="ce6" table:formula="of:=DEC2HEX([.C70]*[.A70])" office:value-type="string" office:string-value="68" calcext:value-type="string">
            <text:p>68</text:p>
          </table:table-cell>
          <table:table-cell table:style-name="ce6" table:formula="of:=DEC2HEX((437500/[.C70])-30.125)" office:value-type="string" office:string-value="4C6" calcext:value-type="string">
            <text:p>4C6</text:p>
          </table:table-cell>
          <table:table-cell table:style-name="ce6" table:formula="of:=LEN(TEXT([.D70];&quot;####&quot;))" office:value-type="float" office:value="2" calcext:value-type="float">
            <text:p>2</text:p>
          </table:table-cell>
          <table:table-cell table:style-name="ce6" table:formula="of:=LEN(TEXT([.E70];&quot;####&quot;))" office:value-type="float" office:value="3" calcext:value-type="float">
            <text:p>3</text:p>
          </table:table-cell>
          <table:table-cell table:style-name="ce6" table:formula="of:=IF([.F70]&lt;&gt;0;LEFT(&quot;0x0000&quot;;6-[.F70])&amp;[.D70];&quot;0x0000&quot;)" office:value-type="string" office:string-value="0x0068" calcext:value-type="string">
            <text:p>0x0068</text:p>
          </table:table-cell>
          <table:table-cell table:style-name="ce6" table:formula="of:=IF([.G70]&lt;&gt;0;LEFT(&quot;0x0000&quot;;6-[.G70])&amp;[.E70];&quot;0x0000&quot;)" office:value-type="string" office:string-value="0x04C6" calcext:value-type="string">
            <text:p>0x04C6</text:p>
          </table:table-cell>
          <table:table-cell table:style-name="ce6" table:formula="of:=&quot;DW &quot;&amp;[.H70]&amp;&quot;, &quot;&amp;[.I70]" office:value-type="string" office:string-value="DW 0x0068, 0x04C6" calcext:value-type="string">
            <text:p>DW 0x0068, 0x04C6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[.$B$1]*POWER([.$C$1];[.B71])" office:value-type="float" office:value="329.598280983411" calcext:value-type="float">
            <text:p>329.60</text:p>
          </table:table-cell>
          <table:table-cell table:style-name="ce6" table:formula="of:=DEC2HEX([.C71]*[.A71])" office:value-type="string" office:string-value="62" calcext:value-type="string">
            <text:p>62</text:p>
          </table:table-cell>
          <table:table-cell table:style-name="ce6" table:formula="of:=DEC2HEX((437500/[.C71])-30.125)" office:value-type="string" office:string-value="511" calcext:value-type="string">
            <text:p>511</text:p>
          </table:table-cell>
          <table:table-cell table:style-name="ce6" table:formula="of:=LEN(TEXT([.D71];&quot;####&quot;))" office:value-type="float" office:value="2" calcext:value-type="float">
            <text:p>2</text:p>
          </table:table-cell>
          <table:table-cell table:style-name="ce6" table:formula="of:=LEN(TEXT([.E71];&quot;####&quot;))" office:value-type="float" office:value="3" calcext:value-type="float">
            <text:p>3</text:p>
          </table:table-cell>
          <table:table-cell table:style-name="ce6" table:formula="of:=IF([.F71]&lt;&gt;0;LEFT(&quot;0x0000&quot;;6-[.F71])&amp;[.D71];&quot;0x0000&quot;)" office:value-type="string" office:string-value="0x0062" calcext:value-type="string">
            <text:p>0x0062</text:p>
          </table:table-cell>
          <table:table-cell table:style-name="ce6" table:formula="of:=IF([.G71]&lt;&gt;0;LEFT(&quot;0x0000&quot;;6-[.G71])&amp;[.E71];&quot;0x0000&quot;)" office:value-type="string" office:string-value="0x0511" calcext:value-type="string">
            <text:p>0x0511</text:p>
          </table:table-cell>
          <table:table-cell table:style-name="ce6" table:formula="of:=&quot;DW &quot;&amp;[.H71]&amp;&quot;, &quot;&amp;[.I71]" office:value-type="string" office:string-value="DW 0x0062, 0x0511" calcext:value-type="string">
            <text:p>DW 0x0062, 0x0511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72])" office:value-type="float" office:value="293.654215453635" calcext:value-type="float">
            <text:p>293.65</text:p>
          </table:table-cell>
          <table:table-cell table:style-name="ce6" table:formula="of:=DEC2HEX([.C72]*[.A72])" office:value-type="string" office:string-value="58" calcext:value-type="string">
            <text:p>58</text:p>
          </table:table-cell>
          <table:table-cell table:style-name="ce6" table:formula="of:=DEC2HEX((437500/[.C72])-30.125)" office:value-type="string" office:string-value="5B3" calcext:value-type="string">
            <text:p>5B3</text:p>
          </table:table-cell>
          <table:table-cell table:style-name="ce6" table:formula="of:=LEN(TEXT([.D72];&quot;####&quot;))" office:value-type="float" office:value="2" calcext:value-type="float">
            <text:p>2</text:p>
          </table:table-cell>
          <table:table-cell table:style-name="ce6" table:formula="of:=LEN(TEXT([.E72];&quot;####&quot;))" office:value-type="float" office:value="3" calcext:value-type="float">
            <text:p>3</text:p>
          </table:table-cell>
          <table:table-cell table:style-name="ce6" table:formula="of:=IF([.F72]&lt;&gt;0;LEFT(&quot;0x0000&quot;;6-[.F72])&amp;[.D72];&quot;0x0000&quot;)" office:value-type="string" office:string-value="0x0058" calcext:value-type="string">
            <text:p>0x0058</text:p>
          </table:table-cell>
          <table:table-cell table:style-name="ce6" table:formula="of:=IF([.G72]&lt;&gt;0;LEFT(&quot;0x0000&quot;;6-[.G72])&amp;[.E72];&quot;0x0000&quot;)" office:value-type="string" office:string-value="0x05B3" calcext:value-type="string">
            <text:p>0x05B3</text:p>
          </table:table-cell>
          <table:table-cell table:style-name="ce6" table:formula="of:=&quot;DW &quot;&amp;[.H72]&amp;&quot;, &quot;&amp;[.I72]" office:value-type="string" office:string-value="DW 0x0058, 0x05B3" calcext:value-type="string">
            <text:p>DW 0x0058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[.$B$1]*POWER([.$C$1];[.B73])" office:value-type="float" office:value="277.1799999804" calcext:value-type="float">
            <text:p>277.18</text:p>
          </table:table-cell>
          <table:table-cell table:style-name="ce6" table:formula="of:=DEC2HEX([.C73]*[.A73])" office:value-type="string" office:string-value="53" calcext:value-type="string">
            <text:p>53</text:p>
          </table:table-cell>
          <table:table-cell table:style-name="ce6" table:formula="of:=DEC2HEX((437500/[.C73])-30.125)" office:value-type="string" office:string-value="60C" calcext:value-type="string">
            <text:p>60C</text:p>
          </table:table-cell>
          <table:table-cell table:style-name="ce6" table:formula="of:=LEN(TEXT([.D73];&quot;####&quot;))" office:value-type="float" office:value="2" calcext:value-type="float">
            <text:p>2</text:p>
          </table:table-cell>
          <table:table-cell table:style-name="ce6" table:formula="of:=LEN(TEXT([.E73];&quot;####&quot;))" office:value-type="float" office:value="3" calcext:value-type="float">
            <text:p>3</text:p>
          </table:table-cell>
          <table:table-cell table:style-name="ce6" table:formula="of:=IF([.F73]&lt;&gt;0;LEFT(&quot;0x0000&quot;;6-[.F73])&amp;[.D73];&quot;0x0000&quot;)" office:value-type="string" office:string-value="0x0053" calcext:value-type="string">
            <text:p>0x0053</text:p>
          </table:table-cell>
          <table:table-cell table:style-name="ce6" table:formula="of:=IF([.G73]&lt;&gt;0;LEFT(&quot;0x0000&quot;;6-[.G73])&amp;[.E73];&quot;0x0000&quot;)" office:value-type="string" office:string-value="0x060C" calcext:value-type="string">
            <text:p>0x060C</text:p>
          </table:table-cell>
          <table:table-cell table:style-name="ce6" table:formula="of:=&quot;DW &quot;&amp;[.H73]&amp;&quot;, &quot;&amp;[.I73]" office:value-type="string" office:string-value="DW 0x0053, 0x060C" calcext:value-type="string">
            <text:p>DW 0x0053, 0x060C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-1" calcext:value-type="float">
            <text:p>-1</text:p>
          </table:table-cell>
          <table:table-cell table:style-name="ce11" table:formula="of:=[.$B$1]*POWER([.$C$1];[.B74])" office:value-type="float" office:value="246.95236634981" calcext:value-type="float">
            <text:p>246.95</text:p>
          </table:table-cell>
          <table:table-cell table:style-name="ce6" table:formula="of:=DEC2HEX([.C74]*[.A74])" office:value-type="string" office:string-value="4A" calcext:value-type="string">
            <text:p>4A</text:p>
          </table:table-cell>
          <table:table-cell table:style-name="ce6" table:formula="of:=DEC2HEX((437500/[.C74])-30.125)" office:value-type="string" office:string-value="6CD" calcext:value-type="string">
            <text:p>6CD</text:p>
          </table:table-cell>
          <table:table-cell table:style-name="ce6" table:formula="of:=LEN(TEXT([.D74];&quot;####&quot;))" office:value-type="float" office:value="2" calcext:value-type="float">
            <text:p>2</text:p>
          </table:table-cell>
          <table:table-cell table:style-name="ce6" table:formula="of:=LEN(TEXT([.E74];&quot;####&quot;))" office:value-type="float" office:value="3" calcext:value-type="float">
            <text:p>3</text:p>
          </table:table-cell>
          <table:table-cell table:style-name="ce6" table:formula="of:=IF([.F74]&lt;&gt;0;LEFT(&quot;0x0000&quot;;6-[.F74])&amp;[.D74];&quot;0x0000&quot;)" office:value-type="string" office:string-value="0x004A" calcext:value-type="string">
            <text:p>0x004A</text:p>
          </table:table-cell>
          <table:table-cell table:style-name="ce6" table:formula="of:=IF([.G74]&lt;&gt;0;LEFT(&quot;0x0000&quot;;6-[.G74])&amp;[.E74];&quot;0x0000&quot;)" office:value-type="string" office:string-value="0x06CD" calcext:value-type="string">
            <text:p>0x06CD</text:p>
          </table:table-cell>
          <table:table-cell table:style-name="ce6" table:formula="of:=&quot;DW &quot;&amp;[.H74]&amp;&quot;, &quot;&amp;[.I74]" office:value-type="string" office:string-value="DW 0x004A, 0x06CD" calcext:value-type="string">
            <text:p>DW 0x004A, 0x06CD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[.$B$1]*POWER([.$C$1];[.B75])" office:value-type="float" office:value="277.1799999804" calcext:value-type="float">
            <text:p>277.18</text:p>
          </table:table-cell>
          <table:table-cell table:style-name="ce6" table:formula="of:=DEC2HEX([.C75]*[.A75])" office:value-type="string" office:string-value="53" calcext:value-type="string">
            <text:p>53</text:p>
          </table:table-cell>
          <table:table-cell table:style-name="ce6" table:formula="of:=DEC2HEX((437500/[.C75])-30.125)" office:value-type="string" office:string-value="60C" calcext:value-type="string">
            <text:p>60C</text:p>
          </table:table-cell>
          <table:table-cell table:style-name="ce6" table:formula="of:=LEN(TEXT([.D75];&quot;####&quot;))" office:value-type="float" office:value="2" calcext:value-type="float">
            <text:p>2</text:p>
          </table:table-cell>
          <table:table-cell table:style-name="ce6" table:formula="of:=LEN(TEXT([.E75];&quot;####&quot;))" office:value-type="float" office:value="3" calcext:value-type="float">
            <text:p>3</text:p>
          </table:table-cell>
          <table:table-cell table:style-name="ce6" table:formula="of:=IF([.F75]&lt;&gt;0;LEFT(&quot;0x0000&quot;;6-[.F75])&amp;[.D75];&quot;0x0000&quot;)" office:value-type="string" office:string-value="0x0053" calcext:value-type="string">
            <text:p>0x0053</text:p>
          </table:table-cell>
          <table:table-cell table:style-name="ce6" table:formula="of:=IF([.G75]&lt;&gt;0;LEFT(&quot;0x0000&quot;;6-[.G75])&amp;[.E75];&quot;0x0000&quot;)" office:value-type="string" office:string-value="0x060C" calcext:value-type="string">
            <text:p>0x060C</text:p>
          </table:table-cell>
          <table:table-cell table:style-name="ce6" table:formula="of:=&quot;DW &quot;&amp;[.H75]&amp;&quot;, &quot;&amp;[.I75]" office:value-type="string" office:string-value="DW 0x0053, 0x060C" calcext:value-type="string">
            <text:p>DW 0x0053, 0x060C</text:p>
          </table:table-cell>
          <table:table-cell table:number-columns-repeated="101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1" table:formula="of:=[.$B$1]*POWER([.$C$1];[.B76])" office:value-type="float" office:value="293.654215453635" calcext:value-type="float">
            <text:p>293.65</text:p>
          </table:table-cell>
          <table:table-cell table:style-name="ce6" table:formula="of:=DEC2HEX([.C76]*[.A76])" office:value-type="string" office:string-value="125" calcext:value-type="string">
            <text:p>125</text:p>
          </table:table-cell>
          <table:table-cell table:style-name="ce6" table:formula="of:=DEC2HEX((437500/[.C76])-30.125)" office:value-type="string" office:string-value="5B3" calcext:value-type="string">
            <text:p>5B3</text:p>
          </table:table-cell>
          <table:table-cell table:style-name="ce6" table:formula="of:=LEN(TEXT([.D76];&quot;####&quot;))" office:value-type="float" office:value="3" calcext:value-type="float">
            <text:p>3</text:p>
          </table:table-cell>
          <table:table-cell table:style-name="ce6" table:formula="of:=LEN(TEXT([.E76];&quot;####&quot;))" office:value-type="float" office:value="3" calcext:value-type="float">
            <text:p>3</text:p>
          </table:table-cell>
          <table:table-cell table:style-name="ce6" table:formula="of:=IF([.F76]&lt;&gt;0;LEFT(&quot;0x0000&quot;;6-[.F76])&amp;[.D76];&quot;0x0000&quot;)" office:value-type="string" office:string-value="0x0125" calcext:value-type="string">
            <text:p>0x0125</text:p>
          </table:table-cell>
          <table:table-cell table:style-name="ce6" table:formula="of:=IF([.G76]&lt;&gt;0;LEFT(&quot;0x0000&quot;;6-[.G76])&amp;[.E76];&quot;0x0000&quot;)" office:value-type="string" office:string-value="0x05B3" calcext:value-type="string">
            <text:p>0x05B3</text:p>
          </table:table-cell>
          <table:table-cell table:style-name="ce6" table:formula="of:=&quot;DW &quot;&amp;[.H76]&amp;&quot;, &quot;&amp;[.I76]" office:value-type="string" office:string-value="DW 0x0125, 0x05B3" calcext:value-type="string">
            <text:p>DW 0x0125, 0x05B3</text:p>
          </table:table-cell>
          <table:table-cell table:number-columns-repeated="1014"/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69.84" calcext:value-type="float">
            <text:p>69.84</text:p>
          </table:table-cell>
          <table:table-cell table:style-name="ce11" table:formula="of:=[.$B$1]*POWER([.$C$1];[.B77])" office:value-type="float" office:value="14752.9913808455" calcext:value-type="float">
            <text:p>14752.99</text:p>
          </table:table-cell>
          <table:table-cell table:style-name="ce6" table:formula="of:=DEC2HEX([.C77]*[.A77])" office:value-type="string" office:string-value="2293" calcext:value-type="string">
            <text:p>2293</text:p>
          </table:table-cell>
          <table:table-cell table:style-name="ce6" table:formula="of:=DEC2HEX((437500/[.C77])-30.125)" office:value-type="string" office:string-value="FFFFFFFFFF" calcext:value-type="string">
            <text:p>FFFFFFFFFF</text:p>
          </table:table-cell>
          <table:table-cell table:style-name="ce6" table:formula="of:=LEN(TEXT([.D77];&quot;####&quot;))" office:value-type="float" office:value="4" calcext:value-type="float">
            <text:p>4</text:p>
          </table:table-cell>
          <table:table-cell table:style-name="ce6" table:formula="of:=LEN(TEXT([.E77];&quot;####&quot;))" office:value-type="float" office:value="10" calcext:value-type="float">
            <text:p>10</text:p>
          </table:table-cell>
          <table:table-cell table:style-name="ce6" table:formula="of:=IF([.F77]&lt;&gt;0;LEFT(&quot;0x0000&quot;;6-[.F77])&amp;[.D77];&quot;0x0000&quot;)" office:value-type="string" office:string-value="0x2293" calcext:value-type="string">
            <text:p>0x2293</text:p>
          </table:table-cell>
          <table:table-cell table:style-name="ce6" table:formula="of:=IF([.G77]&lt;&gt;0;LEFT(&quot;0x0000&quot;;6-[.G77])&amp;[.E77];&quot;0x0000&quot;)" office:value-type="string" office:string-value="" calcext:value-type="error">
            <text:p>Err:502</text:p>
          </table:table-cell>
          <table:table-cell table:style-name="ce6" table:formula="of:=&quot;DW &quot;&amp;[.H77]&amp;&quot;, &quot;&amp;[.I77]" office:value-type="string" office:string-value="" calcext:value-type="error">
            <text:p>Err:50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92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EENSLEEVES - DOUBLE" table:style-name="ta10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2" table:number-columns-repeated="16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HEX)</text:p>
          </table:table-cell>
          <table:table-cell table:style-name="ce12" office:value-type="string" calcext:value-type="string">
            <text:p>PITCH (HEX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3])" office:value-type="float" office:value="587.122102451928" calcext:value-type="float">
            <text:p>587.12</text:p>
          </table:table-cell>
          <table:table-cell table:style-name="ce6" table:formula="of:=DEC2HEX([.C3]*[.A3])" office:value-type="string" office:string-value="58" calcext:value-type="string">
            <text:p>58</text:p>
          </table:table-cell>
          <table:table-cell table:style-name="ce6" table:formula="of:=DEC2HEX((437500/[.C3])-30.125)" office:value-type="string" office:string-value="2CB" calcext:value-type="string">
            <text:p>2CB</text:p>
          </table:table-cell>
          <table:table-cell table:style-name="ce6" table:formula="of:=LEN(TEXT([.D3];&quot;####&quot;))" office:value-type="float" office:value="2" calcext:value-type="float">
            <text:p>2</text:p>
          </table:table-cell>
          <table:table-cell table:style-name="ce6" table:formula="of:=LEN(TEXT([.E3];&quot;####&quot;))" office:value-type="float" office:value="3" calcext:value-type="float">
            <text:p>3</text:p>
          </table:table-cell>
          <table:table-cell table:style-name="ce6" table:formula="of:=IF([.F3]&lt;&gt;0;LEFT(&quot;0x0000&quot;;6-[.F3])&amp;[.D3];&quot;0x0000&quot;)" office:value-type="string" office:string-value="0x0058" calcext:value-type="string">
            <text:p>0x0058</text:p>
          </table:table-cell>
          <table:table-cell table:style-name="ce6" table:formula="of:=IF([.G3]&lt;&gt;0;LEFT(&quot;0x0000&quot;;6-[.G3])&amp;[.E3];&quot;0x0000&quot;)" office:value-type="string" office:string-value="0x02CB" calcext:value-type="string">
            <text:p>0x02CB</text:p>
          </table:table-cell>
          <table:table-cell table:style-name="ce6" table:formula="of:=&quot;DW &quot;&amp;[.H3]&amp;&quot;, &quot;&amp;[.I3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formula="of:=[.$B$1]*POWER([.$C$1];[.B4])" office:value-type="float" office:value="698.154396815087" calcext:value-type="float">
            <text:p>698.15</text:p>
          </table:table-cell>
          <table:table-cell table:style-name="ce6" table:formula="of:=DEC2HEX([.C4]*[.A4])" office:value-type="string" office:string-value="D1" calcext:value-type="string">
            <text:p>D1</text:p>
          </table:table-cell>
          <table:table-cell table:style-name="ce6" table:formula="of:=DEC2HEX((437500/[.C4])-30.125)" office:value-type="string" office:string-value="254" calcext:value-type="string">
            <text:p>254</text:p>
          </table:table-cell>
          <table:table-cell table:style-name="ce6" table:formula="of:=LEN(TEXT([.D4];&quot;####&quot;))" office:value-type="float" office:value="2" calcext:value-type="float">
            <text:p>2</text:p>
          </table:table-cell>
          <table:table-cell table:style-name="ce6" table:formula="of:=LEN(TEXT([.E4];&quot;####&quot;))" office:value-type="float" office:value="3" calcext:value-type="float">
            <text:p>3</text:p>
          </table:table-cell>
          <table:table-cell table:style-name="ce6" table:formula="of:=IF([.F4]&lt;&gt;0;LEFT(&quot;0x0000&quot;;6-[.F4])&amp;[.D4];&quot;0x0000&quot;)" office:value-type="string" office:string-value="0x00D1" calcext:value-type="string">
            <text:p>0x00D1</text:p>
          </table:table-cell>
          <table:table-cell table:style-name="ce6" table:formula="of:=IF([.G4]&lt;&gt;0;LEFT(&quot;0x0000&quot;;6-[.G4])&amp;[.E4];&quot;0x0000&quot;)" office:value-type="string" office:string-value="0x0254" calcext:value-type="string">
            <text:p>0x0254</text:p>
          </table:table-cell>
          <table:table-cell table:style-name="ce6" table:formula="of:=&quot;DW &quot;&amp;[.H4]&amp;&quot;, &quot;&amp;[.I4]" office:value-type="string" office:string-value="DW 0x00D1, 0x0254" calcext:value-type="string">
            <text:p>DW 0x00D1, 0x025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formula="of:=[.$B$1]*POWER([.$C$1];[.B5])" office:value-type="float" office:value="783.610372137141" calcext:value-type="float">
            <text:p>783.61</text:p>
          </table:table-cell>
          <table:table-cell table:style-name="ce6" table:formula="of:=DEC2HEX([.C5]*[.A5])" office:value-type="string" office:string-value="75" calcext:value-type="string">
            <text:p>75</text:p>
          </table:table-cell>
          <table:table-cell table:style-name="ce6" table:formula="of:=DEC2HEX((437500/[.C5])-30.125)" office:value-type="string" office:string-value="210" calcext:value-type="string">
            <text:p>210</text:p>
          </table:table-cell>
          <table:table-cell table:style-name="ce6" table:formula="of:=LEN(TEXT([.D5];&quot;####&quot;))" office:value-type="float" office:value="2" calcext:value-type="float">
            <text:p>2</text:p>
          </table:table-cell>
          <table:table-cell table:style-name="ce6" table:formula="of:=LEN(TEXT([.E5];&quot;####&quot;))" office:value-type="float" office:value="3" calcext:value-type="float">
            <text:p>3</text:p>
          </table:table-cell>
          <table:table-cell table:style-name="ce6" table:formula="of:=IF([.F5]&lt;&gt;0;LEFT(&quot;0x0000&quot;;6-[.F5])&amp;[.D5];&quot;0x0000&quot;)" office:value-type="string" office:string-value="0x0075" calcext:value-type="string">
            <text:p>0x0075</text:p>
          </table:table-cell>
          <table:table-cell table:style-name="ce6" table:formula="of:=IF([.G5]&lt;&gt;0;LEFT(&quot;0x0000&quot;;6-[.G5])&amp;[.E5];&quot;0x0000&quot;)" office:value-type="string" office:string-value="0x0210" calcext:value-type="string">
            <text:p>0x0210</text:p>
          </table:table-cell>
          <table:table-cell table:style-name="ce6" table:formula="of:=&quot;DW &quot;&amp;[.H5]&amp;&quot;, &quot;&amp;[.I5]" office:value-type="string" office:string-value="DW 0x0075, 0x0210" calcext:value-type="string">
            <text:p>DW 0x0075, 0x0210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1" calcext:value-type="float">
            <text:p>21</text:p>
          </table:table-cell>
          <table:table-cell table:style-name="ce11" table:formula="of:=[.$B$1]*POWER([.$C$1];[.B6])" office:value-type="float" office:value="879.526388607053" calcext:value-type="float">
            <text:p>879.53</text:p>
          </table:table-cell>
          <table:table-cell table:style-name="ce6" table:formula="of:=DEC2HEX([.C6]*[.A6])" office:value-type="string" office:string-value="107" calcext:value-type="string">
            <text:p>107</text:p>
          </table:table-cell>
          <table:table-cell table:style-name="ce6" table:formula="of:=DEC2HEX((437500/[.C6])-30.125)" office:value-type="string" office:string-value="1D3" calcext:value-type="string">
            <text:p>1D3</text:p>
          </table:table-cell>
          <table:table-cell table:style-name="ce6" table:formula="of:=LEN(TEXT([.D6];&quot;####&quot;))" office:value-type="float" office:value="3" calcext:value-type="float">
            <text:p>3</text:p>
          </table:table-cell>
          <table:table-cell table:style-name="ce6" table:formula="of:=LEN(TEXT([.E6];&quot;####&quot;))" office:value-type="float" office:value="3" calcext:value-type="float">
            <text:p>3</text:p>
          </table:table-cell>
          <table:table-cell table:style-name="ce6" table:formula="of:=IF([.F6]&lt;&gt;0;LEFT(&quot;0x0000&quot;;6-[.F6])&amp;[.D6];&quot;0x0000&quot;)" office:value-type="string" office:string-value="0x0107" calcext:value-type="string">
            <text:p>0x0107</text:p>
          </table:table-cell>
          <table:table-cell table:style-name="ce6" table:formula="of:=IF([.G6]&lt;&gt;0;LEFT(&quot;0x0000&quot;;6-[.G6])&amp;[.E6];&quot;0x0000&quot;)" office:value-type="string" office:string-value="0x01D3" calcext:value-type="string">
            <text:p>0x01D3</text:p>
          </table:table-cell>
          <table:table-cell table:style-name="ce6" table:formula="of:=&quot;DW &quot;&amp;[.H6]&amp;&quot;, &quot;&amp;[.I6]" office:value-type="string" office:string-value="DW 0x0107, 0x01D3" calcext:value-type="string">
            <text:p>DW 0x0107, 0x01D3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22" calcext:value-type="float">
            <text:p>22</text:p>
          </table:table-cell>
          <table:table-cell table:style-name="ce11" table:formula="of:=[.$B$1]*POWER([.$C$1];[.B7])" office:value-type="float" office:value="931.801109876024" calcext:value-type="float">
            <text:p>931.80</text:p>
          </table:table-cell>
          <table:table-cell table:style-name="ce6" table:formula="of:=DEC2HEX([.C7]*[.A7])" office:value-type="string" office:string-value="2E" calcext:value-type="string">
            <text:p>2E</text:p>
          </table:table-cell>
          <table:table-cell table:style-name="ce6" table:formula="of:=DEC2HEX((437500/[.C7])-30.125)" office:value-type="string" office:string-value="1B7" calcext:value-type="string">
            <text:p>1B7</text:p>
          </table:table-cell>
          <table:table-cell table:style-name="ce6" table:formula="of:=LEN(TEXT([.D7];&quot;####&quot;))" office:value-type="float" office:value="2" calcext:value-type="float">
            <text:p>2</text:p>
          </table:table-cell>
          <table:table-cell table:style-name="ce6" table:formula="of:=LEN(TEXT([.E7];&quot;####&quot;))" office:value-type="float" office:value="3" calcext:value-type="float">
            <text:p>3</text:p>
          </table:table-cell>
          <table:table-cell table:style-name="ce6" table:formula="of:=IF([.F7]&lt;&gt;0;LEFT(&quot;0x0000&quot;;6-[.F7])&amp;[.D7];&quot;0x0000&quot;)" office:value-type="string" office:string-value="0x002E" calcext:value-type="string">
            <text:p>0x002E</text:p>
          </table:table-cell>
          <table:table-cell table:style-name="ce6" table:formula="of:=IF([.G7]&lt;&gt;0;LEFT(&quot;0x0000&quot;;6-[.G7])&amp;[.E7];&quot;0x0000&quot;)" office:value-type="string" office:string-value="0x01B7" calcext:value-type="string">
            <text:p>0x01B7</text:p>
          </table:table-cell>
          <table:table-cell table:style-name="ce6" table:formula="of:=&quot;DW &quot;&amp;[.H7]&amp;&quot;, &quot;&amp;[.I7]" office:value-type="string" office:string-value="DW 0x002E, 0x01B7" calcext:value-type="string">
            <text:p>DW 0x002E, 0x01B7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21" calcext:value-type="float">
            <text:p>21</text:p>
          </table:table-cell>
          <table:table-cell table:style-name="ce11" table:formula="of:=[.$B$1]*POWER([.$C$1];[.B8])" office:value-type="float" office:value="879.526388607053" calcext:value-type="float">
            <text:p>879.53</text:p>
          </table:table-cell>
          <table:table-cell table:style-name="ce6" table:formula="of:=DEC2HEX([.C8]*[.A8])" office:value-type="string" office:string-value="2B" calcext:value-type="string">
            <text:p>2B</text:p>
          </table:table-cell>
          <table:table-cell table:style-name="ce6" table:formula="of:=DEC2HEX((437500/[.C8])-30.125)" office:value-type="string" office:string-value="1D3" calcext:value-type="string">
            <text:p>1D3</text:p>
          </table:table-cell>
          <table:table-cell table:style-name="ce6" table:formula="of:=LEN(TEXT([.D8];&quot;####&quot;))" office:value-type="float" office:value="2" calcext:value-type="float">
            <text:p>2</text:p>
          </table:table-cell>
          <table:table-cell table:style-name="ce6" table:formula="of:=LEN(TEXT([.E8];&quot;####&quot;))" office:value-type="float" office:value="3" calcext:value-type="float">
            <text:p>3</text:p>
          </table:table-cell>
          <table:table-cell table:style-name="ce6" table:formula="of:=IF([.F8]&lt;&gt;0;LEFT(&quot;0x0000&quot;;6-[.F8])&amp;[.D8];&quot;0x0000&quot;)" office:value-type="string" office:string-value="0x002B" calcext:value-type="string">
            <text:p>0x002B</text:p>
          </table:table-cell>
          <table:table-cell table:style-name="ce6" table:formula="of:=IF([.G8]&lt;&gt;0;LEFT(&quot;0x0000&quot;;6-[.G8])&amp;[.E8];&quot;0x0000&quot;)" office:value-type="string" office:string-value="0x01D3" calcext:value-type="string">
            <text:p>0x01D3</text:p>
          </table:table-cell>
          <table:table-cell table:style-name="ce6" table:formula="of:=&quot;DW &quot;&amp;[.H8]&amp;&quot;, &quot;&amp;[.I8]" office:value-type="string" office:string-value="DW 0x002B, 0x01D3" calcext:value-type="string">
            <text:p>DW 0x002B, 0x01D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formula="of:=[.$B$1]*POWER([.$C$1];[.B9])" office:value-type="float" office:value="783.610372137141" calcext:value-type="float">
            <text:p>783.61</text:p>
          </table:table-cell>
          <table:table-cell table:style-name="ce6" table:formula="of:=DEC2HEX([.C9]*[.A9])" office:value-type="string" office:string-value="EB" calcext:value-type="string">
            <text:p>EB</text:p>
          </table:table-cell>
          <table:table-cell table:style-name="ce6" table:formula="of:=DEC2HEX((437500/[.C9])-30.125)" office:value-type="string" office:string-value="210" calcext:value-type="string">
            <text:p>210</text:p>
          </table:table-cell>
          <table:table-cell table:style-name="ce6" table:formula="of:=LEN(TEXT([.D9];&quot;####&quot;))" office:value-type="float" office:value="2" calcext:value-type="float">
            <text:p>2</text:p>
          </table:table-cell>
          <table:table-cell table:style-name="ce6" table:formula="of:=LEN(TEXT([.E9];&quot;####&quot;))" office:value-type="float" office:value="3" calcext:value-type="float">
            <text:p>3</text:p>
          </table:table-cell>
          <table:table-cell table:style-name="ce6" table:formula="of:=IF([.F9]&lt;&gt;0;LEFT(&quot;0x0000&quot;;6-[.F9])&amp;[.D9];&quot;0x0000&quot;)" office:value-type="string" office:string-value="0x00EB" calcext:value-type="string">
            <text:p>0x00EB</text:p>
          </table:table-cell>
          <table:table-cell table:style-name="ce6" table:formula="of:=IF([.G9]&lt;&gt;0;LEFT(&quot;0x0000&quot;;6-[.G9])&amp;[.E9];&quot;0x0000&quot;)" office:value-type="string" office:string-value="0x0210" calcext:value-type="string">
            <text:p>0x0210</text:p>
          </table:table-cell>
          <table:table-cell table:style-name="ce6" table:formula="of:=&quot;DW &quot;&amp;[.H9]&amp;&quot;, &quot;&amp;[.I9]" office:value-type="string" office:string-value="DW 0x00EB, 0x0210" calcext:value-type="string">
            <text:p>DW 0x00EB, 0x0210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10])" office:value-type="float" office:value="658.987426407559" calcext:value-type="float">
            <text:p>658.99</text:p>
          </table:table-cell>
          <table:table-cell table:style-name="ce6" table:formula="of:=DEC2HEX([.C10]*[.A10])" office:value-type="string" office:string-value="62" calcext:value-type="string">
            <text:p>62</text:p>
          </table:table-cell>
          <table:table-cell table:style-name="ce6" table:formula="of:=DEC2HEX((437500/[.C10])-30.125)" office:value-type="string" office:string-value="279" calcext:value-type="string">
            <text:p>279</text:p>
          </table:table-cell>
          <table:table-cell table:style-name="ce6" table:formula="of:=LEN(TEXT([.D10];&quot;####&quot;))" office:value-type="float" office:value="2" calcext:value-type="float">
            <text:p>2</text:p>
          </table:table-cell>
          <table:table-cell table:style-name="ce6" table:formula="of:=LEN(TEXT([.E10];&quot;####&quot;))" office:value-type="float" office:value="3" calcext:value-type="float">
            <text:p>3</text:p>
          </table:table-cell>
          <table:table-cell table:style-name="ce6" table:formula="of:=IF([.F10]&lt;&gt;0;LEFT(&quot;0x0000&quot;;6-[.F10])&amp;[.D10];&quot;0x0000&quot;)" office:value-type="string" office:string-value="0x0062" calcext:value-type="string">
            <text:p>0x0062</text:p>
          </table:table-cell>
          <table:table-cell table:style-name="ce6" table:formula="of:=IF([.G10]&lt;&gt;0;LEFT(&quot;0x0000&quot;;6-[.G10])&amp;[.E10];&quot;0x0000&quot;)" office:value-type="string" office:string-value="0x0279" calcext:value-type="string">
            <text:p>0x0279</text:p>
          </table:table-cell>
          <table:table-cell table:style-name="ce6" table:formula="of:=&quot;DW &quot;&amp;[.H10]&amp;&quot;, &quot;&amp;[.I10]" office:value-type="string" office:string-value="DW 0x0062, 0x0279" calcext:value-type="string">
            <text:p>DW 0x0062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11])" office:value-type="float" office:value="523.093991438891" calcext:value-type="float">
            <text:p>523.09</text:p>
          </table:table-cell>
          <table:table-cell table:style-name="ce6" table:formula="of:=DEC2HEX([.C11]*[.A11])" office:value-type="string" office:string-value="9C" calcext:value-type="string">
            <text:p>9C</text:p>
          </table:table-cell>
          <table:table-cell table:style-name="ce6" table:formula="of:=DEC2HEX((437500/[.C11])-30.125)" office:value-type="string" office:string-value="326" calcext:value-type="string">
            <text:p>326</text:p>
          </table:table-cell>
          <table:table-cell table:style-name="ce6" table:formula="of:=LEN(TEXT([.D11];&quot;####&quot;))" office:value-type="float" office:value="2" calcext:value-type="float">
            <text:p>2</text:p>
          </table:table-cell>
          <table:table-cell table:style-name="ce6" table:formula="of:=LEN(TEXT([.E11];&quot;####&quot;))" office:value-type="float" office:value="3" calcext:value-type="float">
            <text:p>3</text:p>
          </table:table-cell>
          <table:table-cell table:style-name="ce6" table:formula="of:=IF([.F11]&lt;&gt;0;LEFT(&quot;0x0000&quot;;6-[.F11])&amp;[.D11];&quot;0x0000&quot;)" office:value-type="string" office:string-value="0x009C" calcext:value-type="string">
            <text:p>0x009C</text:p>
          </table:table-cell>
          <table:table-cell table:style-name="ce6" table:formula="of:=IF([.G11]&lt;&gt;0;LEFT(&quot;0x0000&quot;;6-[.G11])&amp;[.E11];&quot;0x0000&quot;)" office:value-type="string" office:string-value="0x0326" calcext:value-type="string">
            <text:p>0x0326</text:p>
          </table:table-cell>
          <table:table-cell table:style-name="ce6" table:formula="of:=&quot;DW &quot;&amp;[.H11]&amp;&quot;, &quot;&amp;[.I11]" office:value-type="string" office:string-value="DW 0x009C, 0x0326" calcext:value-type="string">
            <text:p>DW 0x009C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12])" office:value-type="float" office:value="587.122102451928" calcext:value-type="float">
            <text:p>587.12</text:p>
          </table:table-cell>
          <table:table-cell table:style-name="ce6" table:formula="of:=DEC2HEX([.C12]*[.A12])" office:value-type="string" office:string-value="1D" calcext:value-type="string">
            <text:p>1D</text:p>
          </table:table-cell>
          <table:table-cell table:style-name="ce6" table:formula="of:=DEC2HEX((437500/[.C12])-30.125)" office:value-type="string" office:string-value="2CB" calcext:value-type="string">
            <text:p>2CB</text:p>
          </table:table-cell>
          <table:table-cell table:style-name="ce6" table:formula="of:=LEN(TEXT([.D12];&quot;####&quot;))" office:value-type="float" office:value="2" calcext:value-type="float">
            <text:p>2</text:p>
          </table:table-cell>
          <table:table-cell table:style-name="ce6" table:formula="of:=LEN(TEXT([.E12];&quot;####&quot;))" office:value-type="float" office:value="3" calcext:value-type="float">
            <text:p>3</text:p>
          </table:table-cell>
          <table:table-cell table:style-name="ce6" table:formula="of:=IF([.F12]&lt;&gt;0;LEFT(&quot;0x0000&quot;;6-[.F12])&amp;[.D12];&quot;0x0000&quot;)" office:value-type="string" office:string-value="0x001D" calcext:value-type="string">
            <text:p>0x001D</text:p>
          </table:table-cell>
          <table:table-cell table:style-name="ce6" table:formula="of:=IF([.G12]&lt;&gt;0;LEFT(&quot;0x0000&quot;;6-[.G12])&amp;[.E12];&quot;0x0000&quot;)" office:value-type="string" office:string-value="0x02CB" calcext:value-type="string">
            <text:p>0x02CB</text:p>
          </table:table-cell>
          <table:table-cell table:style-name="ce6" table:formula="of:=&quot;DW &quot;&amp;[.H12]&amp;&quot;, &quot;&amp;[.I12]" office:value-type="string" office:string-value="DW 0x001D, 0x02CB" calcext:value-type="string">
            <text:p>DW 0x001D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13])" office:value-type="float" office:value="658.987426407559" calcext:value-type="float">
            <text:p>658.99</text:p>
          </table:table-cell>
          <table:table-cell table:style-name="ce6" table:formula="of:=DEC2HEX([.C13]*[.A13])" office:value-type="string" office:string-value="20" calcext:value-type="string">
            <text:p>20</text:p>
          </table:table-cell>
          <table:table-cell table:style-name="ce6" table:formula="of:=DEC2HEX((437500/[.C13])-30.125)" office:value-type="string" office:string-value="279" calcext:value-type="string">
            <text:p>279</text:p>
          </table:table-cell>
          <table:table-cell table:style-name="ce6" table:formula="of:=LEN(TEXT([.D13];&quot;####&quot;))" office:value-type="float" office:value="2" calcext:value-type="float">
            <text:p>2</text:p>
          </table:table-cell>
          <table:table-cell table:style-name="ce6" table:formula="of:=LEN(TEXT([.E13];&quot;####&quot;))" office:value-type="float" office:value="3" calcext:value-type="float">
            <text:p>3</text:p>
          </table:table-cell>
          <table:table-cell table:style-name="ce6" table:formula="of:=IF([.F13]&lt;&gt;0;LEFT(&quot;0x0000&quot;;6-[.F13])&amp;[.D13];&quot;0x0000&quot;)" office:value-type="string" office:string-value="0x0020" calcext:value-type="string">
            <text:p>0x0020</text:p>
          </table:table-cell>
          <table:table-cell table:style-name="ce6" table:formula="of:=IF([.G13]&lt;&gt;0;LEFT(&quot;0x0000&quot;;6-[.G13])&amp;[.E13];&quot;0x0000&quot;)" office:value-type="string" office:string-value="0x0279" calcext:value-type="string">
            <text:p>0x0279</text:p>
          </table:table-cell>
          <table:table-cell table:style-name="ce6" table:formula="of:=&quot;DW &quot;&amp;[.H13]&amp;&quot;, &quot;&amp;[.I13]" office:value-type="string" office:string-value="DW 0x0020, 0x0279" calcext:value-type="string">
            <text:p>DW 0x0020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formula="of:=[.$B$1]*POWER([.$C$1];[.B14])" office:value-type="float" office:value="698.154396815087" calcext:value-type="float">
            <text:p>698.15</text:p>
          </table:table-cell>
          <table:table-cell table:style-name="ce6" table:formula="of:=DEC2HEX([.C14]*[.A14])" office:value-type="string" office:string-value="D1" calcext:value-type="string">
            <text:p>D1</text:p>
          </table:table-cell>
          <table:table-cell table:style-name="ce6" table:formula="of:=DEC2HEX((437500/[.C14])-30.125)" office:value-type="string" office:string-value="254" calcext:value-type="string">
            <text:p>254</text:p>
          </table:table-cell>
          <table:table-cell table:style-name="ce6" table:formula="of:=LEN(TEXT([.D14];&quot;####&quot;))" office:value-type="float" office:value="2" calcext:value-type="float">
            <text:p>2</text:p>
          </table:table-cell>
          <table:table-cell table:style-name="ce6" table:formula="of:=LEN(TEXT([.E14];&quot;####&quot;))" office:value-type="float" office:value="3" calcext:value-type="float">
            <text:p>3</text:p>
          </table:table-cell>
          <table:table-cell table:style-name="ce6" table:formula="of:=IF([.F14]&lt;&gt;0;LEFT(&quot;0x0000&quot;;6-[.F14])&amp;[.D14];&quot;0x0000&quot;)" office:value-type="string" office:string-value="0x00D1" calcext:value-type="string">
            <text:p>0x00D1</text:p>
          </table:table-cell>
          <table:table-cell table:style-name="ce6" table:formula="of:=IF([.G14]&lt;&gt;0;LEFT(&quot;0x0000&quot;;6-[.G14])&amp;[.E14];&quot;0x0000&quot;)" office:value-type="string" office:string-value="0x0254" calcext:value-type="string">
            <text:p>0x0254</text:p>
          </table:table-cell>
          <table:table-cell table:style-name="ce6" table:formula="of:=&quot;DW &quot;&amp;[.H14]&amp;&quot;, &quot;&amp;[.I14]" office:value-type="string" office:string-value="DW 0x00D1, 0x0254" calcext:value-type="string">
            <text:p>DW 0x00D1, 0x025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15])" office:value-type="float" office:value="587.122102451928" calcext:value-type="float">
            <text:p>587.12</text:p>
          </table:table-cell>
          <table:table-cell table:style-name="ce6" table:formula="of:=DEC2HEX([.C15]*[.A15])" office:value-type="string" office:string-value="58" calcext:value-type="string">
            <text:p>58</text:p>
          </table:table-cell>
          <table:table-cell table:style-name="ce6" table:formula="of:=DEC2HEX((437500/[.C15])-30.125)" office:value-type="string" office:string-value="2CB" calcext:value-type="string">
            <text:p>2CB</text:p>
          </table:table-cell>
          <table:table-cell table:style-name="ce6" table:formula="of:=LEN(TEXT([.D15];&quot;####&quot;))" office:value-type="float" office:value="2" calcext:value-type="float">
            <text:p>2</text:p>
          </table:table-cell>
          <table:table-cell table:style-name="ce6" table:formula="of:=LEN(TEXT([.E15];&quot;####&quot;))" office:value-type="float" office:value="3" calcext:value-type="float">
            <text:p>3</text:p>
          </table:table-cell>
          <table:table-cell table:style-name="ce6" table:formula="of:=IF([.F15]&lt;&gt;0;LEFT(&quot;0x0000&quot;;6-[.F15])&amp;[.D15];&quot;0x0000&quot;)" office:value-type="string" office:string-value="0x0058" calcext:value-type="string">
            <text:p>0x0058</text:p>
          </table:table-cell>
          <table:table-cell table:style-name="ce6" table:formula="of:=IF([.G15]&lt;&gt;0;LEFT(&quot;0x0000&quot;;6-[.G15])&amp;[.E15];&quot;0x0000&quot;)" office:value-type="string" office:string-value="0x02CB" calcext:value-type="string">
            <text:p>0x02CB</text:p>
          </table:table-cell>
          <table:table-cell table:style-name="ce6" table:formula="of:=&quot;DW &quot;&amp;[.H15]&amp;&quot;, &quot;&amp;[.I15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16])" office:value-type="float" office:value="587.122102451928" calcext:value-type="float">
            <text:p>587.12</text:p>
          </table:table-cell>
          <table:table-cell table:style-name="ce6" table:formula="of:=DEC2HEX([.C16]*[.A16])" office:value-type="string" office:string-value="B0" calcext:value-type="string">
            <text:p>B0</text:p>
          </table:table-cell>
          <table:table-cell table:style-name="ce6" table:formula="of:=DEC2HEX((437500/[.C16])-30.125)" office:value-type="string" office:string-value="2CB" calcext:value-type="string">
            <text:p>2CB</text:p>
          </table:table-cell>
          <table:table-cell table:style-name="ce6" table:formula="of:=LEN(TEXT([.D16];&quot;####&quot;))" office:value-type="float" office:value="2" calcext:value-type="float">
            <text:p>2</text:p>
          </table:table-cell>
          <table:table-cell table:style-name="ce6" table:formula="of:=LEN(TEXT([.E16];&quot;####&quot;))" office:value-type="float" office:value="3" calcext:value-type="float">
            <text:p>3</text:p>
          </table:table-cell>
          <table:table-cell table:style-name="ce6" table:formula="of:=IF([.F16]&lt;&gt;0;LEFT(&quot;0x0000&quot;;6-[.F16])&amp;[.D16];&quot;0x0000&quot;)" office:value-type="string" office:string-value="0x00B0" calcext:value-type="string">
            <text:p>0x00B0</text:p>
          </table:table-cell>
          <table:table-cell table:style-name="ce6" table:formula="of:=IF([.G16]&lt;&gt;0;LEFT(&quot;0x0000&quot;;6-[.G16])&amp;[.E16];&quot;0x0000&quot;)" office:value-type="string" office:string-value="0x02CB" calcext:value-type="string">
            <text:p>0x02CB</text:p>
          </table:table-cell>
          <table:table-cell table:style-name="ce6" table:formula="of:=&quot;DW &quot;&amp;[.H16]&amp;&quot;, &quot;&amp;[.I16]" office:value-type="string" office:string-value="DW 0x00B0, 0x02CB" calcext:value-type="string">
            <text:p>DW 0x00B0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3" calcext:value-type="float">
            <text:p>13</text:p>
          </table:table-cell>
          <table:table-cell table:style-name="ce11" table:formula="of:=[.$B$1]*POWER([.$C$1];[.B17])" office:value-type="float" office:value="554.184124667581" calcext:value-type="float">
            <text:p>554.18</text:p>
          </table:table-cell>
          <table:table-cell table:style-name="ce6" table:formula="of:=DEC2HEX([.C17]*[.A17])" office:value-type="string" office:string-value="1B" calcext:value-type="string">
            <text:p>1B</text:p>
          </table:table-cell>
          <table:table-cell table:style-name="ce6" table:formula="of:=DEC2HEX((437500/[.C17])-30.125)" office:value-type="string" office:string-value="2F7" calcext:value-type="string">
            <text:p>2F7</text:p>
          </table:table-cell>
          <table:table-cell table:style-name="ce6" table:formula="of:=LEN(TEXT([.D17];&quot;####&quot;))" office:value-type="float" office:value="2" calcext:value-type="float">
            <text:p>2</text:p>
          </table:table-cell>
          <table:table-cell table:style-name="ce6" table:formula="of:=LEN(TEXT([.E17];&quot;####&quot;))" office:value-type="float" office:value="3" calcext:value-type="float">
            <text:p>3</text:p>
          </table:table-cell>
          <table:table-cell table:style-name="ce6" table:formula="of:=IF([.F17]&lt;&gt;0;LEFT(&quot;0x0000&quot;;6-[.F17])&amp;[.D17];&quot;0x0000&quot;)" office:value-type="string" office:string-value="0x001B" calcext:value-type="string">
            <text:p>0x001B</text:p>
          </table:table-cell>
          <table:table-cell table:style-name="ce6" table:formula="of:=IF([.G17]&lt;&gt;0;LEFT(&quot;0x0000&quot;;6-[.G17])&amp;[.E17];&quot;0x0000&quot;)" office:value-type="string" office:string-value="0x02F7" calcext:value-type="string">
            <text:p>0x02F7</text:p>
          </table:table-cell>
          <table:table-cell table:style-name="ce6" table:formula="of:=&quot;DW &quot;&amp;[.H17]&amp;&quot;, &quot;&amp;[.I17]" office:value-type="string" office:string-value="DW 0x001B, 0x02F7" calcext:value-type="string">
            <text:p>DW 0x001B, 0x02F7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18])" office:value-type="float" office:value="587.122102451928" calcext:value-type="float">
            <text:p>587.12</text:p>
          </table:table-cell>
          <table:table-cell table:style-name="ce6" table:formula="of:=DEC2HEX([.C18]*[.A18])" office:value-type="string" office:string-value="1D" calcext:value-type="string">
            <text:p>1D</text:p>
          </table:table-cell>
          <table:table-cell table:style-name="ce6" table:formula="of:=DEC2HEX((437500/[.C18])-30.125)" office:value-type="string" office:string-value="2CB" calcext:value-type="string">
            <text:p>2CB</text:p>
          </table:table-cell>
          <table:table-cell table:style-name="ce6" table:formula="of:=LEN(TEXT([.D18];&quot;####&quot;))" office:value-type="float" office:value="2" calcext:value-type="float">
            <text:p>2</text:p>
          </table:table-cell>
          <table:table-cell table:style-name="ce6" table:formula="of:=LEN(TEXT([.E18];&quot;####&quot;))" office:value-type="float" office:value="3" calcext:value-type="float">
            <text:p>3</text:p>
          </table:table-cell>
          <table:table-cell table:style-name="ce6" table:formula="of:=IF([.F18]&lt;&gt;0;LEFT(&quot;0x0000&quot;;6-[.F18])&amp;[.D18];&quot;0x0000&quot;)" office:value-type="string" office:string-value="0x001D" calcext:value-type="string">
            <text:p>0x001D</text:p>
          </table:table-cell>
          <table:table-cell table:style-name="ce6" table:formula="of:=IF([.G18]&lt;&gt;0;LEFT(&quot;0x0000&quot;;6-[.G18])&amp;[.E18];&quot;0x0000&quot;)" office:value-type="string" office:string-value="0x02CB" calcext:value-type="string">
            <text:p>0x02CB</text:p>
          </table:table-cell>
          <table:table-cell table:style-name="ce6" table:formula="of:=&quot;DW &quot;&amp;[.H18]&amp;&quot;, &quot;&amp;[.I18]" office:value-type="string" office:string-value="DW 0x001D, 0x02CB" calcext:value-type="string">
            <text:p>DW 0x001D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19])" office:value-type="float" office:value="658.987426407559" calcext:value-type="float">
            <text:p>658.99</text:p>
          </table:table-cell>
          <table:table-cell table:style-name="ce6" table:formula="of:=DEC2HEX([.C19]*[.A19])" office:value-type="string" office:string-value="C5" calcext:value-type="string">
            <text:p>C5</text:p>
          </table:table-cell>
          <table:table-cell table:style-name="ce6" table:formula="of:=DEC2HEX((437500/[.C19])-30.125)" office:value-type="string" office:string-value="279" calcext:value-type="string">
            <text:p>279</text:p>
          </table:table-cell>
          <table:table-cell table:style-name="ce6" table:formula="of:=LEN(TEXT([.D19];&quot;####&quot;))" office:value-type="float" office:value="2" calcext:value-type="float">
            <text:p>2</text:p>
          </table:table-cell>
          <table:table-cell table:style-name="ce6" table:formula="of:=LEN(TEXT([.E19];&quot;####&quot;))" office:value-type="float" office:value="3" calcext:value-type="float">
            <text:p>3</text:p>
          </table:table-cell>
          <table:table-cell table:style-name="ce6" table:formula="of:=IF([.F19]&lt;&gt;0;LEFT(&quot;0x0000&quot;;6-[.F19])&amp;[.D19];&quot;0x0000&quot;)" office:value-type="string" office:string-value="0x00C5" calcext:value-type="string">
            <text:p>0x00C5</text:p>
          </table:table-cell>
          <table:table-cell table:style-name="ce6" table:formula="of:=IF([.G19]&lt;&gt;0;LEFT(&quot;0x0000&quot;;6-[.G19])&amp;[.E19];&quot;0x0000&quot;)" office:value-type="string" office:string-value="0x0279" calcext:value-type="string">
            <text:p>0x0279</text:p>
          </table:table-cell>
          <table:table-cell table:style-name="ce6" table:formula="of:=&quot;DW &quot;&amp;[.H19]&amp;&quot;, &quot;&amp;[.I19]" office:value-type="string" office:string-value="DW 0x00C5, 0x0279" calcext:value-type="string">
            <text:p>DW 0x00C5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3" calcext:value-type="float">
            <text:p>13</text:p>
          </table:table-cell>
          <table:table-cell table:style-name="ce11" table:formula="of:=[.$B$1]*POWER([.$C$1];[.B20])" office:value-type="float" office:value="554.184124667581" calcext:value-type="float">
            <text:p>554.18</text:p>
          </table:table-cell>
          <table:table-cell table:style-name="ce6" table:formula="of:=DEC2HEX([.C20]*[.A20])" office:value-type="string" office:string-value="53" calcext:value-type="string">
            <text:p>53</text:p>
          </table:table-cell>
          <table:table-cell table:style-name="ce6" table:formula="of:=DEC2HEX((437500/[.C20])-30.125)" office:value-type="string" office:string-value="2F7" calcext:value-type="string">
            <text:p>2F7</text:p>
          </table:table-cell>
          <table:table-cell table:style-name="ce6" table:formula="of:=LEN(TEXT([.D20];&quot;####&quot;))" office:value-type="float" office:value="2" calcext:value-type="float">
            <text:p>2</text:p>
          </table:table-cell>
          <table:table-cell table:style-name="ce6" table:formula="of:=LEN(TEXT([.E20];&quot;####&quot;))" office:value-type="float" office:value="3" calcext:value-type="float">
            <text:p>3</text:p>
          </table:table-cell>
          <table:table-cell table:style-name="ce6" table:formula="of:=IF([.F20]&lt;&gt;0;LEFT(&quot;0x0000&quot;;6-[.F20])&amp;[.D20];&quot;0x0000&quot;)" office:value-type="string" office:string-value="0x0053" calcext:value-type="string">
            <text:p>0x0053</text:p>
          </table:table-cell>
          <table:table-cell table:style-name="ce6" table:formula="of:=IF([.G20]&lt;&gt;0;LEFT(&quot;0x0000&quot;;6-[.G20])&amp;[.E20];&quot;0x0000&quot;)" office:value-type="string" office:string-value="0x02F7" calcext:value-type="string">
            <text:p>0x02F7</text:p>
          </table:table-cell>
          <table:table-cell table:style-name="ce6" table:formula="of:=&quot;DW &quot;&amp;[.H20]&amp;&quot;, &quot;&amp;[.I20]" office:value-type="string" office:string-value="DW 0x0053, 0x02F7" calcext:value-type="string">
            <text:p>DW 0x0053, 0x02F7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" calcext:value-type="float">
            <text:p>9</text:p>
          </table:table-cell>
          <table:table-cell table:style-name="ce11" table:formula="of:=[.$B$1]*POWER([.$C$1];[.B21])" office:value-type="float" office:value="439.902757090157" calcext:value-type="float">
            <text:p>439.90</text:p>
          </table:table-cell>
          <table:table-cell table:style-name="ce6" table:formula="of:=DEC2HEX([.C21]*[.A21])" office:value-type="string" office:string-value="83" calcext:value-type="string">
            <text:p>83</text:p>
          </table:table-cell>
          <table:table-cell table:style-name="ce6" table:formula="of:=DEC2HEX((437500/[.C21])-30.125)" office:value-type="string" office:string-value="3C4" calcext:value-type="string">
            <text:p>3C4</text:p>
          </table:table-cell>
          <table:table-cell table:style-name="ce6" table:formula="of:=LEN(TEXT([.D21];&quot;####&quot;))" office:value-type="float" office:value="2" calcext:value-type="float">
            <text:p>2</text:p>
          </table:table-cell>
          <table:table-cell table:style-name="ce6" table:formula="of:=LEN(TEXT([.E21];&quot;####&quot;))" office:value-type="float" office:value="3" calcext:value-type="float">
            <text:p>3</text:p>
          </table:table-cell>
          <table:table-cell table:style-name="ce6" table:formula="of:=IF([.F21]&lt;&gt;0;LEFT(&quot;0x0000&quot;;6-[.F21])&amp;[.D21];&quot;0x0000&quot;)" office:value-type="string" office:string-value="0x0083" calcext:value-type="string">
            <text:p>0x0083</text:p>
          </table:table-cell>
          <table:table-cell table:style-name="ce6" table:formula="of:=IF([.G21]&lt;&gt;0;LEFT(&quot;0x0000&quot;;6-[.G21])&amp;[.E21];&quot;0x0000&quot;)" office:value-type="string" office:string-value="0x03C4" calcext:value-type="string">
            <text:p>0x03C4</text:p>
          </table:table-cell>
          <table:table-cell table:style-name="ce6" table:formula="of:=&quot;DW &quot;&amp;[.H21]&amp;&quot;, &quot;&amp;[.I21]" office:value-type="string" office:string-value="DW 0x0083, 0x03C4" calcext:value-type="string">
            <text:p>DW 0x0083, 0x03C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22])" office:value-type="float" office:value="587.122102451928" calcext:value-type="float">
            <text:p>587.12</text:p>
          </table:table-cell>
          <table:table-cell table:style-name="ce6" table:formula="of:=DEC2HEX([.C22]*[.A22])" office:value-type="string" office:string-value="58" calcext:value-type="string">
            <text:p>58</text:p>
          </table:table-cell>
          <table:table-cell table:style-name="ce6" table:formula="of:=DEC2HEX((437500/[.C22])-30.125)" office:value-type="string" office:string-value="2CB" calcext:value-type="string">
            <text:p>2CB</text:p>
          </table:table-cell>
          <table:table-cell table:style-name="ce6" table:formula="of:=LEN(TEXT([.D22];&quot;####&quot;))" office:value-type="float" office:value="2" calcext:value-type="float">
            <text:p>2</text:p>
          </table:table-cell>
          <table:table-cell table:style-name="ce6" table:formula="of:=LEN(TEXT([.E22];&quot;####&quot;))" office:value-type="float" office:value="3" calcext:value-type="float">
            <text:p>3</text:p>
          </table:table-cell>
          <table:table-cell table:style-name="ce6" table:formula="of:=IF([.F22]&lt;&gt;0;LEFT(&quot;0x0000&quot;;6-[.F22])&amp;[.D22];&quot;0x0000&quot;)" office:value-type="string" office:string-value="0x0058" calcext:value-type="string">
            <text:p>0x0058</text:p>
          </table:table-cell>
          <table:table-cell table:style-name="ce6" table:formula="of:=IF([.G22]&lt;&gt;0;LEFT(&quot;0x0000&quot;;6-[.G22])&amp;[.E22];&quot;0x0000&quot;)" office:value-type="string" office:string-value="0x02CB" calcext:value-type="string">
            <text:p>0x02CB</text:p>
          </table:table-cell>
          <table:table-cell table:style-name="ce6" table:formula="of:=&quot;DW &quot;&amp;[.H22]&amp;&quot;, &quot;&amp;[.I22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formula="of:=[.$B$1]*POWER([.$C$1];[.B23])" office:value-type="float" office:value="698.154396815087" calcext:value-type="float">
            <text:p>698.15</text:p>
          </table:table-cell>
          <table:table-cell table:style-name="ce6" table:formula="of:=DEC2HEX([.C23]*[.A23])" office:value-type="string" office:string-value="D1" calcext:value-type="string">
            <text:p>D1</text:p>
          </table:table-cell>
          <table:table-cell table:style-name="ce6" table:formula="of:=DEC2HEX((437500/[.C23])-30.125)" office:value-type="string" office:string-value="254" calcext:value-type="string">
            <text:p>254</text:p>
          </table:table-cell>
          <table:table-cell table:style-name="ce6" table:formula="of:=LEN(TEXT([.D23];&quot;####&quot;))" office:value-type="float" office:value="2" calcext:value-type="float">
            <text:p>2</text:p>
          </table:table-cell>
          <table:table-cell table:style-name="ce6" table:formula="of:=LEN(TEXT([.E23];&quot;####&quot;))" office:value-type="float" office:value="3" calcext:value-type="float">
            <text:p>3</text:p>
          </table:table-cell>
          <table:table-cell table:style-name="ce6" table:formula="of:=IF([.F23]&lt;&gt;0;LEFT(&quot;0x0000&quot;;6-[.F23])&amp;[.D23];&quot;0x0000&quot;)" office:value-type="string" office:string-value="0x00D1" calcext:value-type="string">
            <text:p>0x00D1</text:p>
          </table:table-cell>
          <table:table-cell table:style-name="ce6" table:formula="of:=IF([.G23]&lt;&gt;0;LEFT(&quot;0x0000&quot;;6-[.G23])&amp;[.E23];&quot;0x0000&quot;)" office:value-type="string" office:string-value="0x0254" calcext:value-type="string">
            <text:p>0x0254</text:p>
          </table:table-cell>
          <table:table-cell table:style-name="ce6" table:formula="of:=&quot;DW &quot;&amp;[.H23]&amp;&quot;, &quot;&amp;[.I23]" office:value-type="string" office:string-value="DW 0x00D1, 0x0254" calcext:value-type="string">
            <text:p>DW 0x00D1, 0x025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formula="of:=[.$B$1]*POWER([.$C$1];[.B24])" office:value-type="float" office:value="783.610372137141" calcext:value-type="float">
            <text:p>783.61</text:p>
          </table:table-cell>
          <table:table-cell table:style-name="ce6" table:formula="of:=DEC2HEX([.C24]*[.A24])" office:value-type="string" office:string-value="75" calcext:value-type="string">
            <text:p>75</text:p>
          </table:table-cell>
          <table:table-cell table:style-name="ce6" table:formula="of:=DEC2HEX((437500/[.C24])-30.125)" office:value-type="string" office:string-value="210" calcext:value-type="string">
            <text:p>210</text:p>
          </table:table-cell>
          <table:table-cell table:style-name="ce6" table:formula="of:=LEN(TEXT([.D24];&quot;####&quot;))" office:value-type="float" office:value="2" calcext:value-type="float">
            <text:p>2</text:p>
          </table:table-cell>
          <table:table-cell table:style-name="ce6" table:formula="of:=LEN(TEXT([.E24];&quot;####&quot;))" office:value-type="float" office:value="3" calcext:value-type="float">
            <text:p>3</text:p>
          </table:table-cell>
          <table:table-cell table:style-name="ce6" table:formula="of:=IF([.F24]&lt;&gt;0;LEFT(&quot;0x0000&quot;;6-[.F24])&amp;[.D24];&quot;0x0000&quot;)" office:value-type="string" office:string-value="0x0075" calcext:value-type="string">
            <text:p>0x0075</text:p>
          </table:table-cell>
          <table:table-cell table:style-name="ce6" table:formula="of:=IF([.G24]&lt;&gt;0;LEFT(&quot;0x0000&quot;;6-[.G24])&amp;[.E24];&quot;0x0000&quot;)" office:value-type="string" office:string-value="0x0210" calcext:value-type="string">
            <text:p>0x0210</text:p>
          </table:table-cell>
          <table:table-cell table:style-name="ce6" table:formula="of:=&quot;DW &quot;&amp;[.H24]&amp;&quot;, &quot;&amp;[.I24]" office:value-type="string" office:string-value="DW 0x0075, 0x0210" calcext:value-type="string">
            <text:p>DW 0x0075, 0x0210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1" calcext:value-type="float">
            <text:p>21</text:p>
          </table:table-cell>
          <table:table-cell table:style-name="ce11" table:formula="of:=[.$B$1]*POWER([.$C$1];[.B25])" office:value-type="float" office:value="879.526388607053" calcext:value-type="float">
            <text:p>879.53</text:p>
          </table:table-cell>
          <table:table-cell table:style-name="ce6" table:formula="of:=DEC2HEX([.C25]*[.A25])" office:value-type="string" office:string-value="107" calcext:value-type="string">
            <text:p>107</text:p>
          </table:table-cell>
          <table:table-cell table:style-name="ce6" table:formula="of:=DEC2HEX((437500/[.C25])-30.125)" office:value-type="string" office:string-value="1D3" calcext:value-type="string">
            <text:p>1D3</text:p>
          </table:table-cell>
          <table:table-cell table:style-name="ce6" table:formula="of:=LEN(TEXT([.D25];&quot;####&quot;))" office:value-type="float" office:value="3" calcext:value-type="float">
            <text:p>3</text:p>
          </table:table-cell>
          <table:table-cell table:style-name="ce6" table:formula="of:=LEN(TEXT([.E25];&quot;####&quot;))" office:value-type="float" office:value="3" calcext:value-type="float">
            <text:p>3</text:p>
          </table:table-cell>
          <table:table-cell table:style-name="ce6" table:formula="of:=IF([.F25]&lt;&gt;0;LEFT(&quot;0x0000&quot;;6-[.F25])&amp;[.D25];&quot;0x0000&quot;)" office:value-type="string" office:string-value="0x0107" calcext:value-type="string">
            <text:p>0x0107</text:p>
          </table:table-cell>
          <table:table-cell table:style-name="ce6" table:formula="of:=IF([.G25]&lt;&gt;0;LEFT(&quot;0x0000&quot;;6-[.G25])&amp;[.E25];&quot;0x0000&quot;)" office:value-type="string" office:string-value="0x01D3" calcext:value-type="string">
            <text:p>0x01D3</text:p>
          </table:table-cell>
          <table:table-cell table:style-name="ce6" table:formula="of:=&quot;DW &quot;&amp;[.H25]&amp;&quot;, &quot;&amp;[.I25]" office:value-type="string" office:string-value="DW 0x0107, 0x01D3" calcext:value-type="string">
            <text:p>DW 0x0107, 0x01D3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22" calcext:value-type="float">
            <text:p>22</text:p>
          </table:table-cell>
          <table:table-cell table:style-name="ce11" table:formula="of:=[.$B$1]*POWER([.$C$1];[.B26])" office:value-type="float" office:value="931.801109876024" calcext:value-type="float">
            <text:p>931.80</text:p>
          </table:table-cell>
          <table:table-cell table:style-name="ce6" table:formula="of:=DEC2HEX([.C26]*[.A26])" office:value-type="string" office:string-value="2E" calcext:value-type="string">
            <text:p>2E</text:p>
          </table:table-cell>
          <table:table-cell table:style-name="ce6" table:formula="of:=DEC2HEX((437500/[.C26])-30.125)" office:value-type="string" office:string-value="1B7" calcext:value-type="string">
            <text:p>1B7</text:p>
          </table:table-cell>
          <table:table-cell table:style-name="ce6" table:formula="of:=LEN(TEXT([.D26];&quot;####&quot;))" office:value-type="float" office:value="2" calcext:value-type="float">
            <text:p>2</text:p>
          </table:table-cell>
          <table:table-cell table:style-name="ce6" table:formula="of:=LEN(TEXT([.E26];&quot;####&quot;))" office:value-type="float" office:value="3" calcext:value-type="float">
            <text:p>3</text:p>
          </table:table-cell>
          <table:table-cell table:style-name="ce6" table:formula="of:=IF([.F26]&lt;&gt;0;LEFT(&quot;0x0000&quot;;6-[.F26])&amp;[.D26];&quot;0x0000&quot;)" office:value-type="string" office:string-value="0x002E" calcext:value-type="string">
            <text:p>0x002E</text:p>
          </table:table-cell>
          <table:table-cell table:style-name="ce6" table:formula="of:=IF([.G26]&lt;&gt;0;LEFT(&quot;0x0000&quot;;6-[.G26])&amp;[.E26];&quot;0x0000&quot;)" office:value-type="string" office:string-value="0x01B7" calcext:value-type="string">
            <text:p>0x01B7</text:p>
          </table:table-cell>
          <table:table-cell table:style-name="ce6" table:formula="of:=&quot;DW &quot;&amp;[.H26]&amp;&quot;, &quot;&amp;[.I26]" office:value-type="string" office:string-value="DW 0x002E, 0x01B7" calcext:value-type="string">
            <text:p>DW 0x002E, 0x01B7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21" calcext:value-type="float">
            <text:p>21</text:p>
          </table:table-cell>
          <table:table-cell table:style-name="ce11" table:formula="of:=[.$B$1]*POWER([.$C$1];[.B27])" office:value-type="float" office:value="879.526388607053" calcext:value-type="float">
            <text:p>879.53</text:p>
          </table:table-cell>
          <table:table-cell table:style-name="ce6" table:formula="of:=DEC2HEX([.C27]*[.A27])" office:value-type="string" office:string-value="2B" calcext:value-type="string">
            <text:p>2B</text:p>
          </table:table-cell>
          <table:table-cell table:style-name="ce6" table:formula="of:=DEC2HEX((437500/[.C27])-30.125)" office:value-type="string" office:string-value="1D3" calcext:value-type="string">
            <text:p>1D3</text:p>
          </table:table-cell>
          <table:table-cell table:style-name="ce6" table:formula="of:=LEN(TEXT([.D27];&quot;####&quot;))" office:value-type="float" office:value="2" calcext:value-type="float">
            <text:p>2</text:p>
          </table:table-cell>
          <table:table-cell table:style-name="ce6" table:formula="of:=LEN(TEXT([.E27];&quot;####&quot;))" office:value-type="float" office:value="3" calcext:value-type="float">
            <text:p>3</text:p>
          </table:table-cell>
          <table:table-cell table:style-name="ce6" table:formula="of:=IF([.F27]&lt;&gt;0;LEFT(&quot;0x0000&quot;;6-[.F27])&amp;[.D27];&quot;0x0000&quot;)" office:value-type="string" office:string-value="0x002B" calcext:value-type="string">
            <text:p>0x002B</text:p>
          </table:table-cell>
          <table:table-cell table:style-name="ce6" table:formula="of:=IF([.G27]&lt;&gt;0;LEFT(&quot;0x0000&quot;;6-[.G27])&amp;[.E27];&quot;0x0000&quot;)" office:value-type="string" office:string-value="0x01D3" calcext:value-type="string">
            <text:p>0x01D3</text:p>
          </table:table-cell>
          <table:table-cell table:style-name="ce6" table:formula="of:=&quot;DW &quot;&amp;[.H27]&amp;&quot;, &quot;&amp;[.I27]" office:value-type="string" office:string-value="DW 0x002B, 0x01D3" calcext:value-type="string">
            <text:p>DW 0x002B, 0x01D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formula="of:=[.$B$1]*POWER([.$C$1];[.B28])" office:value-type="float" office:value="783.610372137141" calcext:value-type="float">
            <text:p>783.61</text:p>
          </table:table-cell>
          <table:table-cell table:style-name="ce6" table:formula="of:=DEC2HEX([.C28]*[.A28])" office:value-type="string" office:string-value="EB" calcext:value-type="string">
            <text:p>EB</text:p>
          </table:table-cell>
          <table:table-cell table:style-name="ce6" table:formula="of:=DEC2HEX((437500/[.C28])-30.125)" office:value-type="string" office:string-value="210" calcext:value-type="string">
            <text:p>210</text:p>
          </table:table-cell>
          <table:table-cell table:style-name="ce6" table:formula="of:=LEN(TEXT([.D28];&quot;####&quot;))" office:value-type="float" office:value="2" calcext:value-type="float">
            <text:p>2</text:p>
          </table:table-cell>
          <table:table-cell table:style-name="ce6" table:formula="of:=LEN(TEXT([.E28];&quot;####&quot;))" office:value-type="float" office:value="3" calcext:value-type="float">
            <text:p>3</text:p>
          </table:table-cell>
          <table:table-cell table:style-name="ce6" table:formula="of:=IF([.F28]&lt;&gt;0;LEFT(&quot;0x0000&quot;;6-[.F28])&amp;[.D28];&quot;0x0000&quot;)" office:value-type="string" office:string-value="0x00EB" calcext:value-type="string">
            <text:p>0x00EB</text:p>
          </table:table-cell>
          <table:table-cell table:style-name="ce6" table:formula="of:=IF([.G28]&lt;&gt;0;LEFT(&quot;0x0000&quot;;6-[.G28])&amp;[.E28];&quot;0x0000&quot;)" office:value-type="string" office:string-value="0x0210" calcext:value-type="string">
            <text:p>0x0210</text:p>
          </table:table-cell>
          <table:table-cell table:style-name="ce6" table:formula="of:=&quot;DW &quot;&amp;[.H28]&amp;&quot;, &quot;&amp;[.I28]" office:value-type="string" office:string-value="DW 0x00EB, 0x0210" calcext:value-type="string">
            <text:p>DW 0x00EB, 0x0210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29])" office:value-type="float" office:value="658.987426407559" calcext:value-type="float">
            <text:p>658.99</text:p>
          </table:table-cell>
          <table:table-cell table:style-name="ce6" table:formula="of:=DEC2HEX([.C29]*[.A29])" office:value-type="string" office:string-value="62" calcext:value-type="string">
            <text:p>62</text:p>
          </table:table-cell>
          <table:table-cell table:style-name="ce6" table:formula="of:=DEC2HEX((437500/[.C29])-30.125)" office:value-type="string" office:string-value="279" calcext:value-type="string">
            <text:p>279</text:p>
          </table:table-cell>
          <table:table-cell table:style-name="ce6" table:formula="of:=LEN(TEXT([.D29];&quot;####&quot;))" office:value-type="float" office:value="2" calcext:value-type="float">
            <text:p>2</text:p>
          </table:table-cell>
          <table:table-cell table:style-name="ce6" table:formula="of:=LEN(TEXT([.E29];&quot;####&quot;))" office:value-type="float" office:value="3" calcext:value-type="float">
            <text:p>3</text:p>
          </table:table-cell>
          <table:table-cell table:style-name="ce6" table:formula="of:=IF([.F29]&lt;&gt;0;LEFT(&quot;0x0000&quot;;6-[.F29])&amp;[.D29];&quot;0x0000&quot;)" office:value-type="string" office:string-value="0x0062" calcext:value-type="string">
            <text:p>0x0062</text:p>
          </table:table-cell>
          <table:table-cell table:style-name="ce6" table:formula="of:=IF([.G29]&lt;&gt;0;LEFT(&quot;0x0000&quot;;6-[.G29])&amp;[.E29];&quot;0x0000&quot;)" office:value-type="string" office:string-value="0x0279" calcext:value-type="string">
            <text:p>0x0279</text:p>
          </table:table-cell>
          <table:table-cell table:style-name="ce6" table:formula="of:=&quot;DW &quot;&amp;[.H29]&amp;&quot;, &quot;&amp;[.I29]" office:value-type="string" office:string-value="DW 0x0062, 0x0279" calcext:value-type="string">
            <text:p>DW 0x0062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30])" office:value-type="float" office:value="523.093991438891" calcext:value-type="float">
            <text:p>523.09</text:p>
          </table:table-cell>
          <table:table-cell table:style-name="ce6" table:formula="of:=DEC2HEX([.C30]*[.A30])" office:value-type="string" office:string-value="9C" calcext:value-type="string">
            <text:p>9C</text:p>
          </table:table-cell>
          <table:table-cell table:style-name="ce6" table:formula="of:=DEC2HEX((437500/[.C30])-30.125)" office:value-type="string" office:string-value="326" calcext:value-type="string">
            <text:p>326</text:p>
          </table:table-cell>
          <table:table-cell table:style-name="ce6" table:formula="of:=LEN(TEXT([.D30];&quot;####&quot;))" office:value-type="float" office:value="2" calcext:value-type="float">
            <text:p>2</text:p>
          </table:table-cell>
          <table:table-cell table:style-name="ce6" table:formula="of:=LEN(TEXT([.E30];&quot;####&quot;))" office:value-type="float" office:value="3" calcext:value-type="float">
            <text:p>3</text:p>
          </table:table-cell>
          <table:table-cell table:style-name="ce6" table:formula="of:=IF([.F30]&lt;&gt;0;LEFT(&quot;0x0000&quot;;6-[.F30])&amp;[.D30];&quot;0x0000&quot;)" office:value-type="string" office:string-value="0x009C" calcext:value-type="string">
            <text:p>0x009C</text:p>
          </table:table-cell>
          <table:table-cell table:style-name="ce6" table:formula="of:=IF([.G30]&lt;&gt;0;LEFT(&quot;0x0000&quot;;6-[.G30])&amp;[.E30];&quot;0x0000&quot;)" office:value-type="string" office:string-value="0x0326" calcext:value-type="string">
            <text:p>0x0326</text:p>
          </table:table-cell>
          <table:table-cell table:style-name="ce6" table:formula="of:=&quot;DW &quot;&amp;[.H30]&amp;&quot;, &quot;&amp;[.I30]" office:value-type="string" office:string-value="DW 0x009C, 0x0326" calcext:value-type="string">
            <text:p>DW 0x009C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31])" office:value-type="float" office:value="587.122102451928" calcext:value-type="float">
            <text:p>587.12</text:p>
          </table:table-cell>
          <table:table-cell table:style-name="ce6" table:formula="of:=DEC2HEX([.C31]*[.A31])" office:value-type="string" office:string-value="1D" calcext:value-type="string">
            <text:p>1D</text:p>
          </table:table-cell>
          <table:table-cell table:style-name="ce6" table:formula="of:=DEC2HEX((437500/[.C31])-30.125)" office:value-type="string" office:string-value="2CB" calcext:value-type="string">
            <text:p>2CB</text:p>
          </table:table-cell>
          <table:table-cell table:style-name="ce6" table:formula="of:=LEN(TEXT([.D31];&quot;####&quot;))" office:value-type="float" office:value="2" calcext:value-type="float">
            <text:p>2</text:p>
          </table:table-cell>
          <table:table-cell table:style-name="ce6" table:formula="of:=LEN(TEXT([.E31];&quot;####&quot;))" office:value-type="float" office:value="3" calcext:value-type="float">
            <text:p>3</text:p>
          </table:table-cell>
          <table:table-cell table:style-name="ce6" table:formula="of:=IF([.F31]&lt;&gt;0;LEFT(&quot;0x0000&quot;;6-[.F31])&amp;[.D31];&quot;0x0000&quot;)" office:value-type="string" office:string-value="0x001D" calcext:value-type="string">
            <text:p>0x001D</text:p>
          </table:table-cell>
          <table:table-cell table:style-name="ce6" table:formula="of:=IF([.G31]&lt;&gt;0;LEFT(&quot;0x0000&quot;;6-[.G31])&amp;[.E31];&quot;0x0000&quot;)" office:value-type="string" office:string-value="0x02CB" calcext:value-type="string">
            <text:p>0x02CB</text:p>
          </table:table-cell>
          <table:table-cell table:style-name="ce6" table:formula="of:=&quot;DW &quot;&amp;[.H31]&amp;&quot;, &quot;&amp;[.I31]" office:value-type="string" office:string-value="DW 0x001D, 0x02CB" calcext:value-type="string">
            <text:p>DW 0x001D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32])" office:value-type="float" office:value="658.987426407559" calcext:value-type="float">
            <text:p>658.99</text:p>
          </table:table-cell>
          <table:table-cell table:style-name="ce6" table:formula="of:=DEC2HEX([.C32]*[.A32])" office:value-type="string" office:string-value="20" calcext:value-type="string">
            <text:p>20</text:p>
          </table:table-cell>
          <table:table-cell table:style-name="ce6" table:formula="of:=DEC2HEX((437500/[.C32])-30.125)" office:value-type="string" office:string-value="279" calcext:value-type="string">
            <text:p>279</text:p>
          </table:table-cell>
          <table:table-cell table:style-name="ce6" table:formula="of:=LEN(TEXT([.D32];&quot;####&quot;))" office:value-type="float" office:value="2" calcext:value-type="float">
            <text:p>2</text:p>
          </table:table-cell>
          <table:table-cell table:style-name="ce6" table:formula="of:=LEN(TEXT([.E32];&quot;####&quot;))" office:value-type="float" office:value="3" calcext:value-type="float">
            <text:p>3</text:p>
          </table:table-cell>
          <table:table-cell table:style-name="ce6" table:formula="of:=IF([.F32]&lt;&gt;0;LEFT(&quot;0x0000&quot;;6-[.F32])&amp;[.D32];&quot;0x0000&quot;)" office:value-type="string" office:string-value="0x0020" calcext:value-type="string">
            <text:p>0x0020</text:p>
          </table:table-cell>
          <table:table-cell table:style-name="ce6" table:formula="of:=IF([.G32]&lt;&gt;0;LEFT(&quot;0x0000&quot;;6-[.G32])&amp;[.E32];&quot;0x0000&quot;)" office:value-type="string" office:string-value="0x0279" calcext:value-type="string">
            <text:p>0x0279</text:p>
          </table:table-cell>
          <table:table-cell table:style-name="ce6" table:formula="of:=&quot;DW &quot;&amp;[.H32]&amp;&quot;, &quot;&amp;[.I32]" office:value-type="string" office:string-value="DW 0x0020, 0x0279" calcext:value-type="string">
            <text:p>DW 0x0020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formula="of:=[.$B$1]*POWER([.$C$1];[.B33])" office:value-type="float" office:value="698.154396815087" calcext:value-type="float">
            <text:p>698.15</text:p>
          </table:table-cell>
          <table:table-cell table:style-name="ce6" table:formula="of:=DEC2HEX([.C33]*[.A33])" office:value-type="string" office:string-value="68" calcext:value-type="string">
            <text:p>68</text:p>
          </table:table-cell>
          <table:table-cell table:style-name="ce6" table:formula="of:=DEC2HEX((437500/[.C33])-30.125)" office:value-type="string" office:string-value="254" calcext:value-type="string">
            <text:p>254</text:p>
          </table:table-cell>
          <table:table-cell table:style-name="ce6" table:formula="of:=LEN(TEXT([.D33];&quot;####&quot;))" office:value-type="float" office:value="2" calcext:value-type="float">
            <text:p>2</text:p>
          </table:table-cell>
          <table:table-cell table:style-name="ce6" table:formula="of:=LEN(TEXT([.E33];&quot;####&quot;))" office:value-type="float" office:value="3" calcext:value-type="float">
            <text:p>3</text:p>
          </table:table-cell>
          <table:table-cell table:style-name="ce6" table:formula="of:=IF([.F33]&lt;&gt;0;LEFT(&quot;0x0000&quot;;6-[.F33])&amp;[.D33];&quot;0x0000&quot;)" office:value-type="string" office:string-value="0x0068" calcext:value-type="string">
            <text:p>0x0068</text:p>
          </table:table-cell>
          <table:table-cell table:style-name="ce6" table:formula="of:=IF([.G33]&lt;&gt;0;LEFT(&quot;0x0000&quot;;6-[.G33])&amp;[.E33];&quot;0x0000&quot;)" office:value-type="string" office:string-value="0x0254" calcext:value-type="string">
            <text:p>0x0254</text:p>
          </table:table-cell>
          <table:table-cell table:style-name="ce6" table:formula="of:=&quot;DW &quot;&amp;[.H33]&amp;&quot;, &quot;&amp;[.I33]" office:value-type="string" office:string-value="DW 0x0068, 0x0254" calcext:value-type="string">
            <text:p>DW 0x0068, 0x025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34])" office:value-type="float" office:value="658.987426407559" calcext:value-type="float">
            <text:p>658.99</text:p>
          </table:table-cell>
          <table:table-cell table:style-name="ce6" table:formula="of:=DEC2HEX([.C34]*[.A34])" office:value-type="string" office:string-value="62" calcext:value-type="string">
            <text:p>62</text:p>
          </table:table-cell>
          <table:table-cell table:style-name="ce6" table:formula="of:=DEC2HEX((437500/[.C34])-30.125)" office:value-type="string" office:string-value="279" calcext:value-type="string">
            <text:p>279</text:p>
          </table:table-cell>
          <table:table-cell table:style-name="ce6" table:formula="of:=LEN(TEXT([.D34];&quot;####&quot;))" office:value-type="float" office:value="2" calcext:value-type="float">
            <text:p>2</text:p>
          </table:table-cell>
          <table:table-cell table:style-name="ce6" table:formula="of:=LEN(TEXT([.E34];&quot;####&quot;))" office:value-type="float" office:value="3" calcext:value-type="float">
            <text:p>3</text:p>
          </table:table-cell>
          <table:table-cell table:style-name="ce6" table:formula="of:=IF([.F34]&lt;&gt;0;LEFT(&quot;0x0000&quot;;6-[.F34])&amp;[.D34];&quot;0x0000&quot;)" office:value-type="string" office:string-value="0x0062" calcext:value-type="string">
            <text:p>0x0062</text:p>
          </table:table-cell>
          <table:table-cell table:style-name="ce6" table:formula="of:=IF([.G34]&lt;&gt;0;LEFT(&quot;0x0000&quot;;6-[.G34])&amp;[.E34];&quot;0x0000&quot;)" office:value-type="string" office:string-value="0x0279" calcext:value-type="string">
            <text:p>0x0279</text:p>
          </table:table-cell>
          <table:table-cell table:style-name="ce6" table:formula="of:=&quot;DW &quot;&amp;[.H34]&amp;&quot;, &quot;&amp;[.I34]" office:value-type="string" office:string-value="DW 0x0062, 0x0279" calcext:value-type="string">
            <text:p>DW 0x0062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35])" office:value-type="float" office:value="587.122102451928" calcext:value-type="float">
            <text:p>587.12</text:p>
          </table:table-cell>
          <table:table-cell table:style-name="ce6" table:formula="of:=DEC2HEX([.C35]*[.A35])" office:value-type="string" office:string-value="58" calcext:value-type="string">
            <text:p>58</text:p>
          </table:table-cell>
          <table:table-cell table:style-name="ce6" table:formula="of:=DEC2HEX((437500/[.C35])-30.125)" office:value-type="string" office:string-value="2CB" calcext:value-type="string">
            <text:p>2CB</text:p>
          </table:table-cell>
          <table:table-cell table:style-name="ce6" table:formula="of:=LEN(TEXT([.D35];&quot;####&quot;))" office:value-type="float" office:value="2" calcext:value-type="float">
            <text:p>2</text:p>
          </table:table-cell>
          <table:table-cell table:style-name="ce6" table:formula="of:=LEN(TEXT([.E35];&quot;####&quot;))" office:value-type="float" office:value="3" calcext:value-type="float">
            <text:p>3</text:p>
          </table:table-cell>
          <table:table-cell table:style-name="ce6" table:formula="of:=IF([.F35]&lt;&gt;0;LEFT(&quot;0x0000&quot;;6-[.F35])&amp;[.D35];&quot;0x0000&quot;)" office:value-type="string" office:string-value="0x0058" calcext:value-type="string">
            <text:p>0x0058</text:p>
          </table:table-cell>
          <table:table-cell table:style-name="ce6" table:formula="of:=IF([.G35]&lt;&gt;0;LEFT(&quot;0x0000&quot;;6-[.G35])&amp;[.E35];&quot;0x0000&quot;)" office:value-type="string" office:string-value="0x02CB" calcext:value-type="string">
            <text:p>0x02CB</text:p>
          </table:table-cell>
          <table:table-cell table:style-name="ce6" table:formula="of:=&quot;DW &quot;&amp;[.H35]&amp;&quot;, &quot;&amp;[.I35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3" calcext:value-type="float">
            <text:p>13</text:p>
          </table:table-cell>
          <table:table-cell table:style-name="ce11" table:formula="of:=[.$B$1]*POWER([.$C$1];[.B36])" office:value-type="float" office:value="554.184124667581" calcext:value-type="float">
            <text:p>554.18</text:p>
          </table:table-cell>
          <table:table-cell table:style-name="ce6" table:formula="of:=DEC2HEX([.C36]*[.A36])" office:value-type="string" office:string-value="53" calcext:value-type="string">
            <text:p>53</text:p>
          </table:table-cell>
          <table:table-cell table:style-name="ce6" table:formula="of:=DEC2HEX((437500/[.C36])-30.125)" office:value-type="string" office:string-value="2F7" calcext:value-type="string">
            <text:p>2F7</text:p>
          </table:table-cell>
          <table:table-cell table:style-name="ce6" table:formula="of:=LEN(TEXT([.D36];&quot;####&quot;))" office:value-type="float" office:value="2" calcext:value-type="float">
            <text:p>2</text:p>
          </table:table-cell>
          <table:table-cell table:style-name="ce6" table:formula="of:=LEN(TEXT([.E36];&quot;####&quot;))" office:value-type="float" office:value="3" calcext:value-type="float">
            <text:p>3</text:p>
          </table:table-cell>
          <table:table-cell table:style-name="ce6" table:formula="of:=IF([.F36]&lt;&gt;0;LEFT(&quot;0x0000&quot;;6-[.F36])&amp;[.D36];&quot;0x0000&quot;)" office:value-type="string" office:string-value="0x0053" calcext:value-type="string">
            <text:p>0x0053</text:p>
          </table:table-cell>
          <table:table-cell table:style-name="ce6" table:formula="of:=IF([.G36]&lt;&gt;0;LEFT(&quot;0x0000&quot;;6-[.G36])&amp;[.E36];&quot;0x0000&quot;)" office:value-type="string" office:string-value="0x02F7" calcext:value-type="string">
            <text:p>0x02F7</text:p>
          </table:table-cell>
          <table:table-cell table:style-name="ce6" table:formula="of:=&quot;DW &quot;&amp;[.H36]&amp;&quot;, &quot;&amp;[.I36]" office:value-type="string" office:string-value="DW 0x0053, 0x02F7" calcext:value-type="string">
            <text:p>DW 0x0053, 0x02F7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1" calcext:value-type="float">
            <text:p>11</text:p>
          </table:table-cell>
          <table:table-cell table:style-name="ce11" table:formula="of:=[.$B$1]*POWER([.$C$1];[.B37])" office:value-type="float" office:value="493.748037339759" calcext:value-type="float">
            <text:p>493.75</text:p>
          </table:table-cell>
          <table:table-cell table:style-name="ce6" table:formula="of:=DEC2HEX([.C37]*[.A37])" office:value-type="string" office:string-value="4A" calcext:value-type="string">
            <text:p>4A</text:p>
          </table:table-cell>
          <table:table-cell table:style-name="ce6" table:formula="of:=DEC2HEX((437500/[.C37])-30.125)" office:value-type="string" office:string-value="357" calcext:value-type="string">
            <text:p>357</text:p>
          </table:table-cell>
          <table:table-cell table:style-name="ce6" table:formula="of:=LEN(TEXT([.D37];&quot;####&quot;))" office:value-type="float" office:value="2" calcext:value-type="float">
            <text:p>2</text:p>
          </table:table-cell>
          <table:table-cell table:style-name="ce6" table:formula="of:=LEN(TEXT([.E37];&quot;####&quot;))" office:value-type="float" office:value="3" calcext:value-type="float">
            <text:p>3</text:p>
          </table:table-cell>
          <table:table-cell table:style-name="ce6" table:formula="of:=IF([.F37]&lt;&gt;0;LEFT(&quot;0x0000&quot;;6-[.F37])&amp;[.D37];&quot;0x0000&quot;)" office:value-type="string" office:string-value="0x004A" calcext:value-type="string">
            <text:p>0x004A</text:p>
          </table:table-cell>
          <table:table-cell table:style-name="ce6" table:formula="of:=IF([.G37]&lt;&gt;0;LEFT(&quot;0x0000&quot;;6-[.G37])&amp;[.E37];&quot;0x0000&quot;)" office:value-type="string" office:string-value="0x0357" calcext:value-type="string">
            <text:p>0x0357</text:p>
          </table:table-cell>
          <table:table-cell table:style-name="ce6" table:formula="of:=&quot;DW &quot;&amp;[.H37]&amp;&quot;, &quot;&amp;[.I37]" office:value-type="string" office:string-value="DW 0x004A, 0x0357" calcext:value-type="string">
            <text:p>DW 0x004A, 0x0357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3" calcext:value-type="float">
            <text:p>13</text:p>
          </table:table-cell>
          <table:table-cell table:style-name="ce11" table:formula="of:=[.$B$1]*POWER([.$C$1];[.B38])" office:value-type="float" office:value="554.184124667581" calcext:value-type="float">
            <text:p>554.18</text:p>
          </table:table-cell>
          <table:table-cell table:style-name="ce6" table:formula="of:=DEC2HEX([.C38]*[.A38])" office:value-type="string" office:string-value="53" calcext:value-type="string">
            <text:p>53</text:p>
          </table:table-cell>
          <table:table-cell table:style-name="ce6" table:formula="of:=DEC2HEX((437500/[.C38])-30.125)" office:value-type="string" office:string-value="2F7" calcext:value-type="string">
            <text:p>2F7</text:p>
          </table:table-cell>
          <table:table-cell table:style-name="ce6" table:formula="of:=LEN(TEXT([.D38];&quot;####&quot;))" office:value-type="float" office:value="2" calcext:value-type="float">
            <text:p>2</text:p>
          </table:table-cell>
          <table:table-cell table:style-name="ce6" table:formula="of:=LEN(TEXT([.E38];&quot;####&quot;))" office:value-type="float" office:value="3" calcext:value-type="float">
            <text:p>3</text:p>
          </table:table-cell>
          <table:table-cell table:style-name="ce6" table:formula="of:=IF([.F38]&lt;&gt;0;LEFT(&quot;0x0000&quot;;6-[.F38])&amp;[.D38];&quot;0x0000&quot;)" office:value-type="string" office:string-value="0x0053" calcext:value-type="string">
            <text:p>0x0053</text:p>
          </table:table-cell>
          <table:table-cell table:style-name="ce6" table:formula="of:=IF([.G38]&lt;&gt;0;LEFT(&quot;0x0000&quot;;6-[.G38])&amp;[.E38];&quot;0x0000&quot;)" office:value-type="string" office:string-value="0x02F7" calcext:value-type="string">
            <text:p>0x02F7</text:p>
          </table:table-cell>
          <table:table-cell table:style-name="ce6" table:formula="of:=&quot;DW &quot;&amp;[.H38]&amp;&quot;, &quot;&amp;[.I38]" office:value-type="string" office:string-value="DW 0x0053, 0x02F7" calcext:value-type="string">
            <text:p>DW 0x0053, 0x02F7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39])" office:value-type="float" office:value="587.122102451928" calcext:value-type="float">
            <text:p>587.12</text:p>
          </table:table-cell>
          <table:table-cell table:style-name="ce6" table:formula="of:=DEC2HEX([.C39]*[.A39])" office:value-type="string" office:string-value="B0" calcext:value-type="string">
            <text:p>B0</text:p>
          </table:table-cell>
          <table:table-cell table:style-name="ce6" table:formula="of:=DEC2HEX((437500/[.C39])-30.125)" office:value-type="string" office:string-value="2CB" calcext:value-type="string">
            <text:p>2CB</text:p>
          </table:table-cell>
          <table:table-cell table:style-name="ce6" table:formula="of:=LEN(TEXT([.D39];&quot;####&quot;))" office:value-type="float" office:value="2" calcext:value-type="float">
            <text:p>2</text:p>
          </table:table-cell>
          <table:table-cell table:style-name="ce6" table:formula="of:=LEN(TEXT([.E39];&quot;####&quot;))" office:value-type="float" office:value="3" calcext:value-type="float">
            <text:p>3</text:p>
          </table:table-cell>
          <table:table-cell table:style-name="ce6" table:formula="of:=IF([.F39]&lt;&gt;0;LEFT(&quot;0x0000&quot;;6-[.F39])&amp;[.D39];&quot;0x0000&quot;)" office:value-type="string" office:string-value="0x00B0" calcext:value-type="string">
            <text:p>0x00B0</text:p>
          </table:table-cell>
          <table:table-cell table:style-name="ce6" table:formula="of:=IF([.G39]&lt;&gt;0;LEFT(&quot;0x0000&quot;;6-[.G39])&amp;[.E39];&quot;0x0000&quot;)" office:value-type="string" office:string-value="0x02CB" calcext:value-type="string">
            <text:p>0x02CB</text:p>
          </table:table-cell>
          <table:table-cell table:style-name="ce6" table:formula="of:=&quot;DW &quot;&amp;[.H39]&amp;&quot;, &quot;&amp;[.I39]" office:value-type="string" office:string-value="DW 0x00B0, 0x02CB" calcext:value-type="string">
            <text:p>DW 0x00B0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1.84" calcext:value-type="float">
            <text:p>81.84</text:p>
          </table:table-cell>
          <table:table-cell table:style-name="ce11" table:formula="of:=[.$B$1]*POWER([.$C$1];[.B40])" office:value-type="float" office:value="29496.6217447158" calcext:value-type="float">
            <text:p>29496.62</text:p>
          </table:table-cell>
          <table:table-cell table:style-name="ce6" table:formula="of:=DEC2HEX([.C40]*[.A40])" office:value-type="string" office:string-value="2290" calcext:value-type="string">
            <text:p>229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LEN(TEXT([.D40];&quot;####&quot;))" office:value-type="float" office:value="4" calcext:value-type="float">
            <text:p>4</text:p>
          </table:table-cell>
          <table:table-cell table:style-name="ce6" table:formula="of:=LEN(TEXT([.E40];&quot;####&quot;))" office:value-type="float" office:value="0" calcext:value-type="float">
            <text:p>0</text:p>
          </table:table-cell>
          <table:table-cell table:style-name="ce6" table:formula="of:=IF([.F40]&lt;&gt;0;LEFT(&quot;0x0000&quot;;6-[.F40])&amp;[.D40];&quot;0x0000&quot;)" office:value-type="string" office:string-value="0x2290" calcext:value-type="string">
            <text:p>0x2290</text:p>
          </table:table-cell>
          <table:table-cell table:style-name="ce6" table:formula="of:=IF([.G40]&lt;&gt;0;LEFT(&quot;0x0000&quot;;6-[.G40])&amp;[.E40];&quot;0x0000&quot;)" office:value-type="string" office:string-value="0x0000" calcext:value-type="string">
            <text:p>0x0000</text:p>
          </table:table-cell>
          <table:table-cell table:style-name="ce6" table:formula="of:=&quot;DW &quot;&amp;[.H40]&amp;&quot;, &quot;&amp;[.I40]" office:value-type="string" office:string-value="DW 0x2290, 0x0000" calcext:value-type="string">
            <text:p>DW 0x2290, 0x0000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4" calcext:value-type="float">
            <text:p>24</text:p>
          </table:table-cell>
          <table:table-cell table:style-name="ce11" table:formula="of:=[.$B$1]*POWER([.$C$1];[.B41])" office:value-type="float" office:value="1045.85607109074" calcext:value-type="float">
            <text:p>1045.86</text:p>
          </table:table-cell>
          <table:table-cell table:style-name="ce6" table:formula="of:=DEC2HEX([.C41]*[.A41])" office:value-type="string" office:string-value="139" calcext:value-type="string">
            <text:p>139</text:p>
          </table:table-cell>
          <table:table-cell table:style-name="ce6" table:formula="of:=DEC2HEX((437500/[.C41])-30.125)" office:value-type="string" office:string-value="184" calcext:value-type="string">
            <text:p>184</text:p>
          </table:table-cell>
          <table:table-cell table:style-name="ce6" table:formula="of:=LEN(TEXT([.D41];&quot;####&quot;))" office:value-type="float" office:value="3" calcext:value-type="float">
            <text:p>3</text:p>
          </table:table-cell>
          <table:table-cell table:style-name="ce6" table:formula="of:=LEN(TEXT([.E41];&quot;####&quot;))" office:value-type="float" office:value="3" calcext:value-type="float">
            <text:p>3</text:p>
          </table:table-cell>
          <table:table-cell table:style-name="ce6" table:formula="of:=IF([.F41]&lt;&gt;0;LEFT(&quot;0x0000&quot;;6-[.F41])&amp;[.D41];&quot;0x0000&quot;)" office:value-type="string" office:string-value="0x0139" calcext:value-type="string">
            <text:p>0x0139</text:p>
          </table:table-cell>
          <table:table-cell table:style-name="ce6" table:formula="of:=IF([.G41]&lt;&gt;0;LEFT(&quot;0x0000&quot;;6-[.G41])&amp;[.E41];&quot;0x0000&quot;)" office:value-type="string" office:string-value="0x0184" calcext:value-type="string">
            <text:p>0x0184</text:p>
          </table:table-cell>
          <table:table-cell table:style-name="ce6" table:formula="of:=&quot;DW &quot;&amp;[.H41]&amp;&quot;, &quot;&amp;[.I41]" office:value-type="string" office:string-value="DW 0x0139, 0x0184" calcext:value-type="string">
            <text:p>DW 0x0139, 0x018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24" calcext:value-type="float">
            <text:p>24</text:p>
          </table:table-cell>
          <table:table-cell table:style-name="ce11" table:formula="of:=[.$B$1]*POWER([.$C$1];[.B42])" office:value-type="float" office:value="1045.85607109074" calcext:value-type="float">
            <text:p>1045.86</text:p>
          </table:table-cell>
          <table:table-cell table:style-name="ce6" table:formula="of:=DEC2HEX([.C42]*[.A42])" office:value-type="string" office:string-value="9C" calcext:value-type="string">
            <text:p>9C</text:p>
          </table:table-cell>
          <table:table-cell table:style-name="ce6" table:formula="of:=DEC2HEX((437500/[.C42])-30.125)" office:value-type="string" office:string-value="184" calcext:value-type="string">
            <text:p>184</text:p>
          </table:table-cell>
          <table:table-cell table:style-name="ce6" table:formula="of:=LEN(TEXT([.D42];&quot;####&quot;))" office:value-type="float" office:value="2" calcext:value-type="float">
            <text:p>2</text:p>
          </table:table-cell>
          <table:table-cell table:style-name="ce6" table:formula="of:=LEN(TEXT([.E42];&quot;####&quot;))" office:value-type="float" office:value="3" calcext:value-type="float">
            <text:p>3</text:p>
          </table:table-cell>
          <table:table-cell table:style-name="ce6" table:formula="of:=IF([.F42]&lt;&gt;0;LEFT(&quot;0x0000&quot;;6-[.F42])&amp;[.D42];&quot;0x0000&quot;)" office:value-type="string" office:string-value="0x009C" calcext:value-type="string">
            <text:p>0x009C</text:p>
          </table:table-cell>
          <table:table-cell table:style-name="ce6" table:formula="of:=IF([.G42]&lt;&gt;0;LEFT(&quot;0x0000&quot;;6-[.G42])&amp;[.E42];&quot;0x0000&quot;)" office:value-type="string" office:string-value="0x0184" calcext:value-type="string">
            <text:p>0x0184</text:p>
          </table:table-cell>
          <table:table-cell table:style-name="ce6" table:formula="of:=&quot;DW &quot;&amp;[.H42]&amp;&quot;, &quot;&amp;[.I42]" office:value-type="string" office:string-value="DW 0x009C, 0x0184" calcext:value-type="string">
            <text:p>DW 0x009C, 0x018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24" calcext:value-type="float">
            <text:p>24</text:p>
          </table:table-cell>
          <table:table-cell table:style-name="ce11" table:formula="of:=[.$B$1]*POWER([.$C$1];[.B43])" office:value-type="float" office:value="1045.85607109074" calcext:value-type="float">
            <text:p>1045.86</text:p>
          </table:table-cell>
          <table:table-cell table:style-name="ce6" table:formula="of:=DEC2HEX([.C43]*[.A43])" office:value-type="string" office:string-value="9C" calcext:value-type="string">
            <text:p>9C</text:p>
          </table:table-cell>
          <table:table-cell table:style-name="ce6" table:formula="of:=DEC2HEX((437500/[.C43])-30.125)" office:value-type="string" office:string-value="184" calcext:value-type="string">
            <text:p>184</text:p>
          </table:table-cell>
          <table:table-cell table:style-name="ce6" table:formula="of:=LEN(TEXT([.D43];&quot;####&quot;))" office:value-type="float" office:value="2" calcext:value-type="float">
            <text:p>2</text:p>
          </table:table-cell>
          <table:table-cell table:style-name="ce6" table:formula="of:=LEN(TEXT([.E43];&quot;####&quot;))" office:value-type="float" office:value="3" calcext:value-type="float">
            <text:p>3</text:p>
          </table:table-cell>
          <table:table-cell table:style-name="ce6" table:formula="of:=IF([.F43]&lt;&gt;0;LEFT(&quot;0x0000&quot;;6-[.F43])&amp;[.D43];&quot;0x0000&quot;)" office:value-type="string" office:string-value="0x009C" calcext:value-type="string">
            <text:p>0x009C</text:p>
          </table:table-cell>
          <table:table-cell table:style-name="ce6" table:formula="of:=IF([.G43]&lt;&gt;0;LEFT(&quot;0x0000&quot;;6-[.G43])&amp;[.E43];&quot;0x0000&quot;)" office:value-type="string" office:string-value="0x0184" calcext:value-type="string">
            <text:p>0x0184</text:p>
          </table:table-cell>
          <table:table-cell table:style-name="ce6" table:formula="of:=&quot;DW &quot;&amp;[.H43]&amp;&quot;, &quot;&amp;[.I43]" office:value-type="string" office:string-value="DW 0x009C, 0x0184" calcext:value-type="string">
            <text:p>DW 0x009C, 0x018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23" calcext:value-type="float">
            <text:p>23</text:p>
          </table:table-cell>
          <table:table-cell table:style-name="ce11" table:formula="of:=[.$B$1]*POWER([.$C$1];[.B44])" office:value-type="float" office:value="987.182783385594" calcext:value-type="float">
            <text:p>987.18</text:p>
          </table:table-cell>
          <table:table-cell table:style-name="ce6" table:formula="of:=DEC2HEX([.C44]*[.A44])" office:value-type="string" office:string-value="94" calcext:value-type="string">
            <text:p>94</text:p>
          </table:table-cell>
          <table:table-cell table:style-name="ce6" table:formula="of:=DEC2HEX((437500/[.C44])-30.125)" office:value-type="string" office:string-value="19D" calcext:value-type="string">
            <text:p>19D</text:p>
          </table:table-cell>
          <table:table-cell table:style-name="ce6" table:formula="of:=LEN(TEXT([.D44];&quot;####&quot;))" office:value-type="float" office:value="2" calcext:value-type="float">
            <text:p>2</text:p>
          </table:table-cell>
          <table:table-cell table:style-name="ce6" table:formula="of:=LEN(TEXT([.E44];&quot;####&quot;))" office:value-type="float" office:value="3" calcext:value-type="float">
            <text:p>3</text:p>
          </table:table-cell>
          <table:table-cell table:style-name="ce6" table:formula="of:=IF([.F44]&lt;&gt;0;LEFT(&quot;0x0000&quot;;6-[.F44])&amp;[.D44];&quot;0x0000&quot;)" office:value-type="string" office:string-value="0x0094" calcext:value-type="string">
            <text:p>0x0094</text:p>
          </table:table-cell>
          <table:table-cell table:style-name="ce6" table:formula="of:=IF([.G44]&lt;&gt;0;LEFT(&quot;0x0000&quot;;6-[.G44])&amp;[.E44];&quot;0x0000&quot;)" office:value-type="string" office:string-value="0x019D" calcext:value-type="string">
            <text:p>0x019D</text:p>
          </table:table-cell>
          <table:table-cell table:style-name="ce6" table:formula="of:=&quot;DW &quot;&amp;[.H44]&amp;&quot;, &quot;&amp;[.I44]" office:value-type="string" office:string-value="DW 0x0094, 0x019D" calcext:value-type="string">
            <text:p>DW 0x0094, 0x019D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21" calcext:value-type="float">
            <text:p>21</text:p>
          </table:table-cell>
          <table:table-cell table:style-name="ce11" table:formula="of:=[.$B$1]*POWER([.$C$1];[.B45])" office:value-type="float" office:value="879.526388607053" calcext:value-type="float">
            <text:p>879.53</text:p>
          </table:table-cell>
          <table:table-cell table:style-name="ce6" table:formula="of:=DEC2HEX([.C45]*[.A45])" office:value-type="string" office:string-value="83" calcext:value-type="string">
            <text:p>83</text:p>
          </table:table-cell>
          <table:table-cell table:style-name="ce6" table:formula="of:=DEC2HEX((437500/[.C45])-30.125)" office:value-type="string" office:string-value="1D3" calcext:value-type="string">
            <text:p>1D3</text:p>
          </table:table-cell>
          <table:table-cell table:style-name="ce6" table:formula="of:=LEN(TEXT([.D45];&quot;####&quot;))" office:value-type="float" office:value="2" calcext:value-type="float">
            <text:p>2</text:p>
          </table:table-cell>
          <table:table-cell table:style-name="ce6" table:formula="of:=LEN(TEXT([.E45];&quot;####&quot;))" office:value-type="float" office:value="3" calcext:value-type="float">
            <text:p>3</text:p>
          </table:table-cell>
          <table:table-cell table:style-name="ce6" table:formula="of:=IF([.F45]&lt;&gt;0;LEFT(&quot;0x0000&quot;;6-[.F45])&amp;[.D45];&quot;0x0000&quot;)" office:value-type="string" office:string-value="0x0083" calcext:value-type="string">
            <text:p>0x0083</text:p>
          </table:table-cell>
          <table:table-cell table:style-name="ce6" table:formula="of:=IF([.G45]&lt;&gt;0;LEFT(&quot;0x0000&quot;;6-[.G45])&amp;[.E45];&quot;0x0000&quot;)" office:value-type="string" office:string-value="0x01D3" calcext:value-type="string">
            <text:p>0x01D3</text:p>
          </table:table-cell>
          <table:table-cell table:style-name="ce6" table:formula="of:=&quot;DW &quot;&amp;[.H45]&amp;&quot;, &quot;&amp;[.I45]" office:value-type="string" office:string-value="DW 0x0083, 0x01D3" calcext:value-type="string">
            <text:p>DW 0x0083, 0x01D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formula="of:=[.$B$1]*POWER([.$C$1];[.B46])" office:value-type="float" office:value="783.610372137141" calcext:value-type="float">
            <text:p>783.61</text:p>
          </table:table-cell>
          <table:table-cell table:style-name="ce6" table:formula="of:=DEC2HEX([.C46]*[.A46])" office:value-type="string" office:string-value="EB" calcext:value-type="string">
            <text:p>EB</text:p>
          </table:table-cell>
          <table:table-cell table:style-name="ce6" table:formula="of:=DEC2HEX((437500/[.C46])-30.125)" office:value-type="string" office:string-value="210" calcext:value-type="string">
            <text:p>210</text:p>
          </table:table-cell>
          <table:table-cell table:style-name="ce6" table:formula="of:=LEN(TEXT([.D46];&quot;####&quot;))" office:value-type="float" office:value="2" calcext:value-type="float">
            <text:p>2</text:p>
          </table:table-cell>
          <table:table-cell table:style-name="ce6" table:formula="of:=LEN(TEXT([.E46];&quot;####&quot;))" office:value-type="float" office:value="3" calcext:value-type="float">
            <text:p>3</text:p>
          </table:table-cell>
          <table:table-cell table:style-name="ce6" table:formula="of:=IF([.F46]&lt;&gt;0;LEFT(&quot;0x0000&quot;;6-[.F46])&amp;[.D46];&quot;0x0000&quot;)" office:value-type="string" office:string-value="0x00EB" calcext:value-type="string">
            <text:p>0x00EB</text:p>
          </table:table-cell>
          <table:table-cell table:style-name="ce6" table:formula="of:=IF([.G46]&lt;&gt;0;LEFT(&quot;0x0000&quot;;6-[.G46])&amp;[.E46];&quot;0x0000&quot;)" office:value-type="string" office:string-value="0x0210" calcext:value-type="string">
            <text:p>0x0210</text:p>
          </table:table-cell>
          <table:table-cell table:style-name="ce6" table:formula="of:=&quot;DW &quot;&amp;[.H46]&amp;&quot;, &quot;&amp;[.I46]" office:value-type="string" office:string-value="DW 0x00EB, 0x0210" calcext:value-type="string">
            <text:p>DW 0x00EB, 0x0210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47])" office:value-type="float" office:value="658.987426407559" calcext:value-type="float">
            <text:p>658.99</text:p>
          </table:table-cell>
          <table:table-cell table:style-name="ce6" table:formula="of:=DEC2HEX([.C47]*[.A47])" office:value-type="string" office:string-value="62" calcext:value-type="string">
            <text:p>62</text:p>
          </table:table-cell>
          <table:table-cell table:style-name="ce6" table:formula="of:=DEC2HEX((437500/[.C47])-30.125)" office:value-type="string" office:string-value="279" calcext:value-type="string">
            <text:p>279</text:p>
          </table:table-cell>
          <table:table-cell table:style-name="ce6" table:formula="of:=LEN(TEXT([.D47];&quot;####&quot;))" office:value-type="float" office:value="2" calcext:value-type="float">
            <text:p>2</text:p>
          </table:table-cell>
          <table:table-cell table:style-name="ce6" table:formula="of:=LEN(TEXT([.E47];&quot;####&quot;))" office:value-type="float" office:value="3" calcext:value-type="float">
            <text:p>3</text:p>
          </table:table-cell>
          <table:table-cell table:style-name="ce6" table:formula="of:=IF([.F47]&lt;&gt;0;LEFT(&quot;0x0000&quot;;6-[.F47])&amp;[.D47];&quot;0x0000&quot;)" office:value-type="string" office:string-value="0x0062" calcext:value-type="string">
            <text:p>0x0062</text:p>
          </table:table-cell>
          <table:table-cell table:style-name="ce6" table:formula="of:=IF([.G47]&lt;&gt;0;LEFT(&quot;0x0000&quot;;6-[.G47])&amp;[.E47];&quot;0x0000&quot;)" office:value-type="string" office:string-value="0x0279" calcext:value-type="string">
            <text:p>0x0279</text:p>
          </table:table-cell>
          <table:table-cell table:style-name="ce6" table:formula="of:=&quot;DW &quot;&amp;[.H47]&amp;&quot;, &quot;&amp;[.I47]" office:value-type="string" office:string-value="DW 0x0062, 0x0279" calcext:value-type="string">
            <text:p>DW 0x0062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48])" office:value-type="float" office:value="523.093991438891" calcext:value-type="float">
            <text:p>523.09</text:p>
          </table:table-cell>
          <table:table-cell table:style-name="ce6" table:formula="of:=DEC2HEX([.C48]*[.A48])" office:value-type="string" office:string-value="4E" calcext:value-type="string">
            <text:p>4E</text:p>
          </table:table-cell>
          <table:table-cell table:style-name="ce6" table:formula="of:=DEC2HEX((437500/[.C48])-30.125)" office:value-type="string" office:string-value="326" calcext:value-type="string">
            <text:p>326</text:p>
          </table:table-cell>
          <table:table-cell table:style-name="ce6" table:formula="of:=LEN(TEXT([.D48];&quot;####&quot;))" office:value-type="float" office:value="2" calcext:value-type="float">
            <text:p>2</text:p>
          </table:table-cell>
          <table:table-cell table:style-name="ce6" table:formula="of:=LEN(TEXT([.E48];&quot;####&quot;))" office:value-type="float" office:value="3" calcext:value-type="float">
            <text:p>3</text:p>
          </table:table-cell>
          <table:table-cell table:style-name="ce6" table:formula="of:=IF([.F48]&lt;&gt;0;LEFT(&quot;0x0000&quot;;6-[.F48])&amp;[.D48];&quot;0x0000&quot;)" office:value-type="string" office:string-value="0x004E" calcext:value-type="string">
            <text:p>0x004E</text:p>
          </table:table-cell>
          <table:table-cell table:style-name="ce6" table:formula="of:=IF([.G48]&lt;&gt;0;LEFT(&quot;0x0000&quot;;6-[.G48])&amp;[.E48];&quot;0x0000&quot;)" office:value-type="string" office:string-value="0x0326" calcext:value-type="string">
            <text:p>0x0326</text:p>
          </table:table-cell>
          <table:table-cell table:style-name="ce6" table:formula="of:=&quot;DW &quot;&amp;[.H48]&amp;&quot;, &quot;&amp;[.I48]" office:value-type="string" office:string-value="DW 0x004E, 0x0326" calcext:value-type="string">
            <text:p>DW 0x004E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49])" office:value-type="float" office:value="587.122102451928" calcext:value-type="float">
            <text:p>587.12</text:p>
          </table:table-cell>
          <table:table-cell table:style-name="ce6" table:formula="of:=DEC2HEX([.C49]*[.A49])" office:value-type="string" office:string-value="58" calcext:value-type="string">
            <text:p>58</text:p>
          </table:table-cell>
          <table:table-cell table:style-name="ce6" table:formula="of:=DEC2HEX((437500/[.C49])-30.125)" office:value-type="string" office:string-value="2CB" calcext:value-type="string">
            <text:p>2CB</text:p>
          </table:table-cell>
          <table:table-cell table:style-name="ce6" table:formula="of:=LEN(TEXT([.D49];&quot;####&quot;))" office:value-type="float" office:value="2" calcext:value-type="float">
            <text:p>2</text:p>
          </table:table-cell>
          <table:table-cell table:style-name="ce6" table:formula="of:=LEN(TEXT([.E49];&quot;####&quot;))" office:value-type="float" office:value="3" calcext:value-type="float">
            <text:p>3</text:p>
          </table:table-cell>
          <table:table-cell table:style-name="ce6" table:formula="of:=IF([.F49]&lt;&gt;0;LEFT(&quot;0x0000&quot;;6-[.F49])&amp;[.D49];&quot;0x0000&quot;)" office:value-type="string" office:string-value="0x0058" calcext:value-type="string">
            <text:p>0x0058</text:p>
          </table:table-cell>
          <table:table-cell table:style-name="ce6" table:formula="of:=IF([.G49]&lt;&gt;0;LEFT(&quot;0x0000&quot;;6-[.G49])&amp;[.E49];&quot;0x0000&quot;)" office:value-type="string" office:string-value="0x02CB" calcext:value-type="string">
            <text:p>0x02CB</text:p>
          </table:table-cell>
          <table:table-cell table:style-name="ce6" table:formula="of:=&quot;DW &quot;&amp;[.H49]&amp;&quot;, &quot;&amp;[.I49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50])" office:value-type="float" office:value="658.987426407559" calcext:value-type="float">
            <text:p>658.99</text:p>
          </table:table-cell>
          <table:table-cell table:style-name="ce6" table:formula="of:=DEC2HEX([.C50]*[.A50])" office:value-type="string" office:string-value="62" calcext:value-type="string">
            <text:p>62</text:p>
          </table:table-cell>
          <table:table-cell table:style-name="ce6" table:formula="of:=DEC2HEX((437500/[.C50])-30.125)" office:value-type="string" office:string-value="279" calcext:value-type="string">
            <text:p>279</text:p>
          </table:table-cell>
          <table:table-cell table:style-name="ce6" table:formula="of:=LEN(TEXT([.D50];&quot;####&quot;))" office:value-type="float" office:value="2" calcext:value-type="float">
            <text:p>2</text:p>
          </table:table-cell>
          <table:table-cell table:style-name="ce6" table:formula="of:=LEN(TEXT([.E50];&quot;####&quot;))" office:value-type="float" office:value="3" calcext:value-type="float">
            <text:p>3</text:p>
          </table:table-cell>
          <table:table-cell table:style-name="ce6" table:formula="of:=IF([.F50]&lt;&gt;0;LEFT(&quot;0x0000&quot;;6-[.F50])&amp;[.D50];&quot;0x0000&quot;)" office:value-type="string" office:string-value="0x0062" calcext:value-type="string">
            <text:p>0x0062</text:p>
          </table:table-cell>
          <table:table-cell table:style-name="ce6" table:formula="of:=IF([.G50]&lt;&gt;0;LEFT(&quot;0x0000&quot;;6-[.G50])&amp;[.E50];&quot;0x0000&quot;)" office:value-type="string" office:string-value="0x0279" calcext:value-type="string">
            <text:p>0x0279</text:p>
          </table:table-cell>
          <table:table-cell table:style-name="ce6" table:formula="of:=&quot;DW &quot;&amp;[.H50]&amp;&quot;, &quot;&amp;[.I50]" office:value-type="string" office:string-value="DW 0x0062, 0x0279" calcext:value-type="string">
            <text:p>DW 0x0062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formula="of:=[.$B$1]*POWER([.$C$1];[.B51])" office:value-type="float" office:value="698.154396815087" calcext:value-type="float">
            <text:p>698.15</text:p>
          </table:table-cell>
          <table:table-cell table:style-name="ce6" table:formula="of:=DEC2HEX([.C51]*[.A51])" office:value-type="string" office:string-value="D1" calcext:value-type="string">
            <text:p>D1</text:p>
          </table:table-cell>
          <table:table-cell table:style-name="ce6" table:formula="of:=DEC2HEX((437500/[.C51])-30.125)" office:value-type="string" office:string-value="254" calcext:value-type="string">
            <text:p>254</text:p>
          </table:table-cell>
          <table:table-cell table:style-name="ce6" table:formula="of:=LEN(TEXT([.D51];&quot;####&quot;))" office:value-type="float" office:value="2" calcext:value-type="float">
            <text:p>2</text:p>
          </table:table-cell>
          <table:table-cell table:style-name="ce6" table:formula="of:=LEN(TEXT([.E51];&quot;####&quot;))" office:value-type="float" office:value="3" calcext:value-type="float">
            <text:p>3</text:p>
          </table:table-cell>
          <table:table-cell table:style-name="ce6" table:formula="of:=IF([.F51]&lt;&gt;0;LEFT(&quot;0x0000&quot;;6-[.F51])&amp;[.D51];&quot;0x0000&quot;)" office:value-type="string" office:string-value="0x00D1" calcext:value-type="string">
            <text:p>0x00D1</text:p>
          </table:table-cell>
          <table:table-cell table:style-name="ce6" table:formula="of:=IF([.G51]&lt;&gt;0;LEFT(&quot;0x0000&quot;;6-[.G51])&amp;[.E51];&quot;0x0000&quot;)" office:value-type="string" office:string-value="0x0254" calcext:value-type="string">
            <text:p>0x0254</text:p>
          </table:table-cell>
          <table:table-cell table:style-name="ce6" table:formula="of:=&quot;DW &quot;&amp;[.H51]&amp;&quot;, &quot;&amp;[.I51]" office:value-type="string" office:string-value="DW 0x00D1, 0x0254" calcext:value-type="string">
            <text:p>DW 0x00D1, 0x025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52])" office:value-type="float" office:value="587.122102451928" calcext:value-type="float">
            <text:p>587.12</text:p>
          </table:table-cell>
          <table:table-cell table:style-name="ce6" table:formula="of:=DEC2HEX([.C52]*[.A52])" office:value-type="string" office:string-value="58" calcext:value-type="string">
            <text:p>58</text:p>
          </table:table-cell>
          <table:table-cell table:style-name="ce6" table:formula="of:=DEC2HEX((437500/[.C52])-30.125)" office:value-type="string" office:string-value="2CB" calcext:value-type="string">
            <text:p>2CB</text:p>
          </table:table-cell>
          <table:table-cell table:style-name="ce6" table:formula="of:=LEN(TEXT([.D52];&quot;####&quot;))" office:value-type="float" office:value="2" calcext:value-type="float">
            <text:p>2</text:p>
          </table:table-cell>
          <table:table-cell table:style-name="ce6" table:formula="of:=LEN(TEXT([.E52];&quot;####&quot;))" office:value-type="float" office:value="3" calcext:value-type="float">
            <text:p>3</text:p>
          </table:table-cell>
          <table:table-cell table:style-name="ce6" table:formula="of:=IF([.F52]&lt;&gt;0;LEFT(&quot;0x0000&quot;;6-[.F52])&amp;[.D52];&quot;0x0000&quot;)" office:value-type="string" office:string-value="0x0058" calcext:value-type="string">
            <text:p>0x0058</text:p>
          </table:table-cell>
          <table:table-cell table:style-name="ce6" table:formula="of:=IF([.G52]&lt;&gt;0;LEFT(&quot;0x0000&quot;;6-[.G52])&amp;[.E52];&quot;0x0000&quot;)" office:value-type="string" office:string-value="0x02CB" calcext:value-type="string">
            <text:p>0x02CB</text:p>
          </table:table-cell>
          <table:table-cell table:style-name="ce6" table:formula="of:=&quot;DW &quot;&amp;[.H52]&amp;&quot;, &quot;&amp;[.I52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53])" office:value-type="float" office:value="587.122102451928" calcext:value-type="float">
            <text:p>587.12</text:p>
          </table:table-cell>
          <table:table-cell table:style-name="ce6" table:formula="of:=DEC2HEX([.C53]*[.A53])" office:value-type="string" office:string-value="58" calcext:value-type="string">
            <text:p>58</text:p>
          </table:table-cell>
          <table:table-cell table:style-name="ce6" table:formula="of:=DEC2HEX((437500/[.C53])-30.125)" office:value-type="string" office:string-value="2CB" calcext:value-type="string">
            <text:p>2CB</text:p>
          </table:table-cell>
          <table:table-cell table:style-name="ce6" table:formula="of:=LEN(TEXT([.D53];&quot;####&quot;))" office:value-type="float" office:value="2" calcext:value-type="float">
            <text:p>2</text:p>
          </table:table-cell>
          <table:table-cell table:style-name="ce6" table:formula="of:=LEN(TEXT([.E53];&quot;####&quot;))" office:value-type="float" office:value="3" calcext:value-type="float">
            <text:p>3</text:p>
          </table:table-cell>
          <table:table-cell table:style-name="ce6" table:formula="of:=IF([.F53]&lt;&gt;0;LEFT(&quot;0x0000&quot;;6-[.F53])&amp;[.D53];&quot;0x0000&quot;)" office:value-type="string" office:string-value="0x0058" calcext:value-type="string">
            <text:p>0x0058</text:p>
          </table:table-cell>
          <table:table-cell table:style-name="ce6" table:formula="of:=IF([.G53]&lt;&gt;0;LEFT(&quot;0x0000&quot;;6-[.G53])&amp;[.E53];&quot;0x0000&quot;)" office:value-type="string" office:string-value="0x02CB" calcext:value-type="string">
            <text:p>0x02CB</text:p>
          </table:table-cell>
          <table:table-cell table:style-name="ce6" table:formula="of:=&quot;DW &quot;&amp;[.H53]&amp;&quot;, &quot;&amp;[.I53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3" calcext:value-type="float">
            <text:p>13</text:p>
          </table:table-cell>
          <table:table-cell table:style-name="ce11" table:formula="of:=[.$B$1]*POWER([.$C$1];[.B54])" office:value-type="float" office:value="554.184124667581" calcext:value-type="float">
            <text:p>554.18</text:p>
          </table:table-cell>
          <table:table-cell table:style-name="ce6" table:formula="of:=DEC2HEX([.C54]*[.A54])" office:value-type="string" office:string-value="53" calcext:value-type="string">
            <text:p>53</text:p>
          </table:table-cell>
          <table:table-cell table:style-name="ce6" table:formula="of:=DEC2HEX((437500/[.C54])-30.125)" office:value-type="string" office:string-value="2F7" calcext:value-type="string">
            <text:p>2F7</text:p>
          </table:table-cell>
          <table:table-cell table:style-name="ce6" table:formula="of:=LEN(TEXT([.D54];&quot;####&quot;))" office:value-type="float" office:value="2" calcext:value-type="float">
            <text:p>2</text:p>
          </table:table-cell>
          <table:table-cell table:style-name="ce6" table:formula="of:=LEN(TEXT([.E54];&quot;####&quot;))" office:value-type="float" office:value="3" calcext:value-type="float">
            <text:p>3</text:p>
          </table:table-cell>
          <table:table-cell table:style-name="ce6" table:formula="of:=IF([.F54]&lt;&gt;0;LEFT(&quot;0x0000&quot;;6-[.F54])&amp;[.D54];&quot;0x0000&quot;)" office:value-type="string" office:string-value="0x0053" calcext:value-type="string">
            <text:p>0x0053</text:p>
          </table:table-cell>
          <table:table-cell table:style-name="ce6" table:formula="of:=IF([.G54]&lt;&gt;0;LEFT(&quot;0x0000&quot;;6-[.G54])&amp;[.E54];&quot;0x0000&quot;)" office:value-type="string" office:string-value="0x02F7" calcext:value-type="string">
            <text:p>0x02F7</text:p>
          </table:table-cell>
          <table:table-cell table:style-name="ce6" table:formula="of:=&quot;DW &quot;&amp;[.H54]&amp;&quot;, &quot;&amp;[.I54]" office:value-type="string" office:string-value="DW 0x0053, 0x02F7" calcext:value-type="string">
            <text:p>DW 0x0053, 0x02F7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55])" office:value-type="float" office:value="587.122102451928" calcext:value-type="float">
            <text:p>587.12</text:p>
          </table:table-cell>
          <table:table-cell table:style-name="ce6" table:formula="of:=DEC2HEX([.C55]*[.A55])" office:value-type="string" office:string-value="58" calcext:value-type="string">
            <text:p>58</text:p>
          </table:table-cell>
          <table:table-cell table:style-name="ce6" table:formula="of:=DEC2HEX((437500/[.C55])-30.125)" office:value-type="string" office:string-value="2CB" calcext:value-type="string">
            <text:p>2CB</text:p>
          </table:table-cell>
          <table:table-cell table:style-name="ce6" table:formula="of:=LEN(TEXT([.D55];&quot;####&quot;))" office:value-type="float" office:value="2" calcext:value-type="float">
            <text:p>2</text:p>
          </table:table-cell>
          <table:table-cell table:style-name="ce6" table:formula="of:=LEN(TEXT([.E55];&quot;####&quot;))" office:value-type="float" office:value="3" calcext:value-type="float">
            <text:p>3</text:p>
          </table:table-cell>
          <table:table-cell table:style-name="ce6" table:formula="of:=IF([.F55]&lt;&gt;0;LEFT(&quot;0x0000&quot;;6-[.F55])&amp;[.D55];&quot;0x0000&quot;)" office:value-type="string" office:string-value="0x0058" calcext:value-type="string">
            <text:p>0x0058</text:p>
          </table:table-cell>
          <table:table-cell table:style-name="ce6" table:formula="of:=IF([.G55]&lt;&gt;0;LEFT(&quot;0x0000&quot;;6-[.G55])&amp;[.E55];&quot;0x0000&quot;)" office:value-type="string" office:string-value="0x02CB" calcext:value-type="string">
            <text:p>0x02CB</text:p>
          </table:table-cell>
          <table:table-cell table:style-name="ce6" table:formula="of:=&quot;DW &quot;&amp;[.H55]&amp;&quot;, &quot;&amp;[.I55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56])" office:value-type="float" office:value="658.987426407559" calcext:value-type="float">
            <text:p>658.99</text:p>
          </table:table-cell>
          <table:table-cell table:style-name="ce6" table:formula="of:=DEC2HEX([.C56]*[.A56])" office:value-type="string" office:string-value="C5" calcext:value-type="string">
            <text:p>C5</text:p>
          </table:table-cell>
          <table:table-cell table:style-name="ce6" table:formula="of:=DEC2HEX((437500/[.C56])-30.125)" office:value-type="string" office:string-value="279" calcext:value-type="string">
            <text:p>279</text:p>
          </table:table-cell>
          <table:table-cell table:style-name="ce6" table:formula="of:=LEN(TEXT([.D56];&quot;####&quot;))" office:value-type="float" office:value="2" calcext:value-type="float">
            <text:p>2</text:p>
          </table:table-cell>
          <table:table-cell table:style-name="ce6" table:formula="of:=LEN(TEXT([.E56];&quot;####&quot;))" office:value-type="float" office:value="3" calcext:value-type="float">
            <text:p>3</text:p>
          </table:table-cell>
          <table:table-cell table:style-name="ce6" table:formula="of:=IF([.F56]&lt;&gt;0;LEFT(&quot;0x0000&quot;;6-[.F56])&amp;[.D56];&quot;0x0000&quot;)" office:value-type="string" office:string-value="0x00C5" calcext:value-type="string">
            <text:p>0x00C5</text:p>
          </table:table-cell>
          <table:table-cell table:style-name="ce6" table:formula="of:=IF([.G56]&lt;&gt;0;LEFT(&quot;0x0000&quot;;6-[.G56])&amp;[.E56];&quot;0x0000&quot;)" office:value-type="string" office:string-value="0x0279" calcext:value-type="string">
            <text:p>0x0279</text:p>
          </table:table-cell>
          <table:table-cell table:style-name="ce6" table:formula="of:=&quot;DW &quot;&amp;[.H56]&amp;&quot;, &quot;&amp;[.I56]" office:value-type="string" office:string-value="DW 0x00C5, 0x0279" calcext:value-type="string">
            <text:p>DW 0x00C5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3" calcext:value-type="float">
            <text:p>13</text:p>
          </table:table-cell>
          <table:table-cell table:style-name="ce11" table:formula="of:=[.$B$1]*POWER([.$C$1];[.B57])" office:value-type="float" office:value="554.184124667581" calcext:value-type="float">
            <text:p>554.18</text:p>
          </table:table-cell>
          <table:table-cell table:style-name="ce6" table:formula="of:=DEC2HEX([.C57]*[.A57])" office:value-type="string" office:string-value="53" calcext:value-type="string">
            <text:p>53</text:p>
          </table:table-cell>
          <table:table-cell table:style-name="ce6" table:formula="of:=DEC2HEX((437500/[.C57])-30.125)" office:value-type="string" office:string-value="2F7" calcext:value-type="string">
            <text:p>2F7</text:p>
          </table:table-cell>
          <table:table-cell table:style-name="ce6" table:formula="of:=LEN(TEXT([.D57];&quot;####&quot;))" office:value-type="float" office:value="2" calcext:value-type="float">
            <text:p>2</text:p>
          </table:table-cell>
          <table:table-cell table:style-name="ce6" table:formula="of:=LEN(TEXT([.E57];&quot;####&quot;))" office:value-type="float" office:value="3" calcext:value-type="float">
            <text:p>3</text:p>
          </table:table-cell>
          <table:table-cell table:style-name="ce6" table:formula="of:=IF([.F57]&lt;&gt;0;LEFT(&quot;0x0000&quot;;6-[.F57])&amp;[.D57];&quot;0x0000&quot;)" office:value-type="string" office:string-value="0x0053" calcext:value-type="string">
            <text:p>0x0053</text:p>
          </table:table-cell>
          <table:table-cell table:style-name="ce6" table:formula="of:=IF([.G57]&lt;&gt;0;LEFT(&quot;0x0000&quot;;6-[.G57])&amp;[.E57];&quot;0x0000&quot;)" office:value-type="string" office:string-value="0x02F7" calcext:value-type="string">
            <text:p>0x02F7</text:p>
          </table:table-cell>
          <table:table-cell table:style-name="ce6" table:formula="of:=&quot;DW &quot;&amp;[.H57]&amp;&quot;, &quot;&amp;[.I57]" office:value-type="string" office:string-value="DW 0x0053, 0x02F7" calcext:value-type="string">
            <text:p>DW 0x0053, 0x02F7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9" calcext:value-type="float">
            <text:p>9</text:p>
          </table:table-cell>
          <table:table-cell table:style-name="ce11" table:formula="of:=[.$B$1]*POWER([.$C$1];[.B58])" office:value-type="float" office:value="439.902757090157" calcext:value-type="float">
            <text:p>439.90</text:p>
          </table:table-cell>
          <table:table-cell table:style-name="ce6" table:formula="of:=DEC2HEX([.C58]*[.A58])" office:value-type="string" office:string-value="83" calcext:value-type="string">
            <text:p>83</text:p>
          </table:table-cell>
          <table:table-cell table:style-name="ce6" table:formula="of:=DEC2HEX((437500/[.C58])-30.125)" office:value-type="string" office:string-value="3C4" calcext:value-type="string">
            <text:p>3C4</text:p>
          </table:table-cell>
          <table:table-cell table:style-name="ce6" table:formula="of:=LEN(TEXT([.D58];&quot;####&quot;))" office:value-type="float" office:value="2" calcext:value-type="float">
            <text:p>2</text:p>
          </table:table-cell>
          <table:table-cell table:style-name="ce6" table:formula="of:=LEN(TEXT([.E58];&quot;####&quot;))" office:value-type="float" office:value="3" calcext:value-type="float">
            <text:p>3</text:p>
          </table:table-cell>
          <table:table-cell table:style-name="ce6" table:formula="of:=IF([.F58]&lt;&gt;0;LEFT(&quot;0x0000&quot;;6-[.F58])&amp;[.D58];&quot;0x0000&quot;)" office:value-type="string" office:string-value="0x0083" calcext:value-type="string">
            <text:p>0x0083</text:p>
          </table:table-cell>
          <table:table-cell table:style-name="ce6" table:formula="of:=IF([.G58]&lt;&gt;0;LEFT(&quot;0x0000&quot;;6-[.G58])&amp;[.E58];&quot;0x0000&quot;)" office:value-type="string" office:string-value="0x03C4" calcext:value-type="string">
            <text:p>0x03C4</text:p>
          </table:table-cell>
          <table:table-cell table:style-name="ce6" table:formula="of:=&quot;DW &quot;&amp;[.H58]&amp;&quot;, &quot;&amp;[.I58]" office:value-type="string" office:string-value="DW 0x0083, 0x03C4" calcext:value-type="string">
            <text:p>DW 0x0083, 0x03C4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1.84" calcext:value-type="float">
            <text:p>81.84</text:p>
          </table:table-cell>
          <table:table-cell table:style-name="ce11" table:formula="of:=[.$B$1]*POWER([.$C$1];[.B59])" office:value-type="float" office:value="29496.6217447158" calcext:value-type="float">
            <text:p>29496.62</text:p>
          </table:table-cell>
          <table:table-cell table:style-name="ce6" table:formula="of:=DEC2HEX([.C59]*[.A59])" office:value-type="string" office:string-value="2290" calcext:value-type="string">
            <text:p>229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LEN(TEXT([.D59];&quot;####&quot;))" office:value-type="float" office:value="4" calcext:value-type="float">
            <text:p>4</text:p>
          </table:table-cell>
          <table:table-cell table:style-name="ce6" table:formula="of:=LEN(TEXT([.E59];&quot;####&quot;))" office:value-type="float" office:value="0" calcext:value-type="float">
            <text:p>0</text:p>
          </table:table-cell>
          <table:table-cell table:style-name="ce6" table:formula="of:=IF([.F59]&lt;&gt;0;LEFT(&quot;0x0000&quot;;6-[.F59])&amp;[.D59];&quot;0x0000&quot;)" office:value-type="string" office:string-value="0x2290" calcext:value-type="string">
            <text:p>0x2290</text:p>
          </table:table-cell>
          <table:table-cell table:style-name="ce6" table:formula="of:=IF([.G59]&lt;&gt;0;LEFT(&quot;0x0000&quot;;6-[.G59])&amp;[.E59];&quot;0x0000&quot;)" office:value-type="string" office:string-value="0x0000" calcext:value-type="string">
            <text:p>0x0000</text:p>
          </table:table-cell>
          <table:table-cell table:style-name="ce6" table:formula="of:=&quot;DW &quot;&amp;[.H59]&amp;&quot;, &quot;&amp;[.I59]" office:value-type="string" office:string-value="DW 0x2290, 0x0000" calcext:value-type="string">
            <text:p>DW 0x2290, 0x0000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4" calcext:value-type="float">
            <text:p>24</text:p>
          </table:table-cell>
          <table:table-cell table:style-name="ce11" table:formula="of:=[.$B$1]*POWER([.$C$1];[.B60])" office:value-type="float" office:value="1045.85607109074" calcext:value-type="float">
            <text:p>1045.86</text:p>
          </table:table-cell>
          <table:table-cell table:style-name="ce6" table:formula="of:=DEC2HEX([.C60]*[.A60])" office:value-type="string" office:string-value="139" calcext:value-type="string">
            <text:p>139</text:p>
          </table:table-cell>
          <table:table-cell table:style-name="ce6" table:formula="of:=DEC2HEX((437500/[.C60])-30.125)" office:value-type="string" office:string-value="184" calcext:value-type="string">
            <text:p>184</text:p>
          </table:table-cell>
          <table:table-cell table:style-name="ce6" table:formula="of:=LEN(TEXT([.D60];&quot;####&quot;))" office:value-type="float" office:value="3" calcext:value-type="float">
            <text:p>3</text:p>
          </table:table-cell>
          <table:table-cell table:style-name="ce6" table:formula="of:=LEN(TEXT([.E60];&quot;####&quot;))" office:value-type="float" office:value="3" calcext:value-type="float">
            <text:p>3</text:p>
          </table:table-cell>
          <table:table-cell table:style-name="ce6" table:formula="of:=IF([.F60]&lt;&gt;0;LEFT(&quot;0x0000&quot;;6-[.F60])&amp;[.D60];&quot;0x0000&quot;)" office:value-type="string" office:string-value="0x0139" calcext:value-type="string">
            <text:p>0x0139</text:p>
          </table:table-cell>
          <table:table-cell table:style-name="ce6" table:formula="of:=IF([.G60]&lt;&gt;0;LEFT(&quot;0x0000&quot;;6-[.G60])&amp;[.E60];&quot;0x0000&quot;)" office:value-type="string" office:string-value="0x0184" calcext:value-type="string">
            <text:p>0x0184</text:p>
          </table:table-cell>
          <table:table-cell table:style-name="ce6" table:formula="of:=&quot;DW &quot;&amp;[.H60]&amp;&quot;, &quot;&amp;[.I60]" office:value-type="string" office:string-value="DW 0x0139, 0x0184" calcext:value-type="string">
            <text:p>DW 0x0139, 0x018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24" calcext:value-type="float">
            <text:p>24</text:p>
          </table:table-cell>
          <table:table-cell table:style-name="ce11" table:formula="of:=[.$B$1]*POWER([.$C$1];[.B61])" office:value-type="float" office:value="1045.85607109074" calcext:value-type="float">
            <text:p>1045.86</text:p>
          </table:table-cell>
          <table:table-cell table:style-name="ce6" table:formula="of:=DEC2HEX([.C61]*[.A61])" office:value-type="string" office:string-value="9C" calcext:value-type="string">
            <text:p>9C</text:p>
          </table:table-cell>
          <table:table-cell table:style-name="ce6" table:formula="of:=DEC2HEX((437500/[.C61])-30.125)" office:value-type="string" office:string-value="184" calcext:value-type="string">
            <text:p>184</text:p>
          </table:table-cell>
          <table:table-cell table:style-name="ce6" table:formula="of:=LEN(TEXT([.D61];&quot;####&quot;))" office:value-type="float" office:value="2" calcext:value-type="float">
            <text:p>2</text:p>
          </table:table-cell>
          <table:table-cell table:style-name="ce6" table:formula="of:=LEN(TEXT([.E61];&quot;####&quot;))" office:value-type="float" office:value="3" calcext:value-type="float">
            <text:p>3</text:p>
          </table:table-cell>
          <table:table-cell table:style-name="ce6" table:formula="of:=IF([.F61]&lt;&gt;0;LEFT(&quot;0x0000&quot;;6-[.F61])&amp;[.D61];&quot;0x0000&quot;)" office:value-type="string" office:string-value="0x009C" calcext:value-type="string">
            <text:p>0x009C</text:p>
          </table:table-cell>
          <table:table-cell table:style-name="ce6" table:formula="of:=IF([.G61]&lt;&gt;0;LEFT(&quot;0x0000&quot;;6-[.G61])&amp;[.E61];&quot;0x0000&quot;)" office:value-type="string" office:string-value="0x0184" calcext:value-type="string">
            <text:p>0x0184</text:p>
          </table:table-cell>
          <table:table-cell table:style-name="ce6" table:formula="of:=&quot;DW &quot;&amp;[.H61]&amp;&quot;, &quot;&amp;[.I61]" office:value-type="string" office:string-value="DW 0x009C, 0x0184" calcext:value-type="string">
            <text:p>DW 0x009C, 0x018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24" calcext:value-type="float">
            <text:p>24</text:p>
          </table:table-cell>
          <table:table-cell table:style-name="ce11" table:formula="of:=[.$B$1]*POWER([.$C$1];[.B62])" office:value-type="float" office:value="1045.85607109074" calcext:value-type="float">
            <text:p>1045.86</text:p>
          </table:table-cell>
          <table:table-cell table:style-name="ce6" table:formula="of:=DEC2HEX([.C62]*[.A62])" office:value-type="string" office:string-value="9C" calcext:value-type="string">
            <text:p>9C</text:p>
          </table:table-cell>
          <table:table-cell table:style-name="ce6" table:formula="of:=DEC2HEX((437500/[.C62])-30.125)" office:value-type="string" office:string-value="184" calcext:value-type="string">
            <text:p>184</text:p>
          </table:table-cell>
          <table:table-cell table:style-name="ce6" table:formula="of:=LEN(TEXT([.D62];&quot;####&quot;))" office:value-type="float" office:value="2" calcext:value-type="float">
            <text:p>2</text:p>
          </table:table-cell>
          <table:table-cell table:style-name="ce6" table:formula="of:=LEN(TEXT([.E62];&quot;####&quot;))" office:value-type="float" office:value="3" calcext:value-type="float">
            <text:p>3</text:p>
          </table:table-cell>
          <table:table-cell table:style-name="ce6" table:formula="of:=IF([.F62]&lt;&gt;0;LEFT(&quot;0x0000&quot;;6-[.F62])&amp;[.D62];&quot;0x0000&quot;)" office:value-type="string" office:string-value="0x009C" calcext:value-type="string">
            <text:p>0x009C</text:p>
          </table:table-cell>
          <table:table-cell table:style-name="ce6" table:formula="of:=IF([.G62]&lt;&gt;0;LEFT(&quot;0x0000&quot;;6-[.G62])&amp;[.E62];&quot;0x0000&quot;)" office:value-type="string" office:string-value="0x0184" calcext:value-type="string">
            <text:p>0x0184</text:p>
          </table:table-cell>
          <table:table-cell table:style-name="ce6" table:formula="of:=&quot;DW &quot;&amp;[.H62]&amp;&quot;, &quot;&amp;[.I62]" office:value-type="string" office:string-value="DW 0x009C, 0x0184" calcext:value-type="string">
            <text:p>DW 0x009C, 0x018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23" calcext:value-type="float">
            <text:p>23</text:p>
          </table:table-cell>
          <table:table-cell table:style-name="ce11" table:formula="of:=[.$B$1]*POWER([.$C$1];[.B63])" office:value-type="float" office:value="987.182783385594" calcext:value-type="float">
            <text:p>987.18</text:p>
          </table:table-cell>
          <table:table-cell table:style-name="ce6" table:formula="of:=DEC2HEX([.C63]*[.A63])" office:value-type="string" office:string-value="94" calcext:value-type="string">
            <text:p>94</text:p>
          </table:table-cell>
          <table:table-cell table:style-name="ce6" table:formula="of:=DEC2HEX((437500/[.C63])-30.125)" office:value-type="string" office:string-value="19D" calcext:value-type="string">
            <text:p>19D</text:p>
          </table:table-cell>
          <table:table-cell table:style-name="ce6" table:formula="of:=LEN(TEXT([.D63];&quot;####&quot;))" office:value-type="float" office:value="2" calcext:value-type="float">
            <text:p>2</text:p>
          </table:table-cell>
          <table:table-cell table:style-name="ce6" table:formula="of:=LEN(TEXT([.E63];&quot;####&quot;))" office:value-type="float" office:value="3" calcext:value-type="float">
            <text:p>3</text:p>
          </table:table-cell>
          <table:table-cell table:style-name="ce6" table:formula="of:=IF([.F63]&lt;&gt;0;LEFT(&quot;0x0000&quot;;6-[.F63])&amp;[.D63];&quot;0x0000&quot;)" office:value-type="string" office:string-value="0x0094" calcext:value-type="string">
            <text:p>0x0094</text:p>
          </table:table-cell>
          <table:table-cell table:style-name="ce6" table:formula="of:=IF([.G63]&lt;&gt;0;LEFT(&quot;0x0000&quot;;6-[.G63])&amp;[.E63];&quot;0x0000&quot;)" office:value-type="string" office:string-value="0x019D" calcext:value-type="string">
            <text:p>0x019D</text:p>
          </table:table-cell>
          <table:table-cell table:style-name="ce6" table:formula="of:=&quot;DW &quot;&amp;[.H63]&amp;&quot;, &quot;&amp;[.I63]" office:value-type="string" office:string-value="DW 0x0094, 0x019D" calcext:value-type="string">
            <text:p>DW 0x0094, 0x019D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21" calcext:value-type="float">
            <text:p>21</text:p>
          </table:table-cell>
          <table:table-cell table:style-name="ce11" table:formula="of:=[.$B$1]*POWER([.$C$1];[.B64])" office:value-type="float" office:value="879.526388607053" calcext:value-type="float">
            <text:p>879.53</text:p>
          </table:table-cell>
          <table:table-cell table:style-name="ce6" table:formula="of:=DEC2HEX([.C64]*[.A64])" office:value-type="string" office:string-value="83" calcext:value-type="string">
            <text:p>83</text:p>
          </table:table-cell>
          <table:table-cell table:style-name="ce6" table:formula="of:=DEC2HEX((437500/[.C64])-30.125)" office:value-type="string" office:string-value="1D3" calcext:value-type="string">
            <text:p>1D3</text:p>
          </table:table-cell>
          <table:table-cell table:style-name="ce6" table:formula="of:=LEN(TEXT([.D64];&quot;####&quot;))" office:value-type="float" office:value="2" calcext:value-type="float">
            <text:p>2</text:p>
          </table:table-cell>
          <table:table-cell table:style-name="ce6" table:formula="of:=LEN(TEXT([.E64];&quot;####&quot;))" office:value-type="float" office:value="3" calcext:value-type="float">
            <text:p>3</text:p>
          </table:table-cell>
          <table:table-cell table:style-name="ce6" table:formula="of:=IF([.F64]&lt;&gt;0;LEFT(&quot;0x0000&quot;;6-[.F64])&amp;[.D64];&quot;0x0000&quot;)" office:value-type="string" office:string-value="0x0083" calcext:value-type="string">
            <text:p>0x0083</text:p>
          </table:table-cell>
          <table:table-cell table:style-name="ce6" table:formula="of:=IF([.G64]&lt;&gt;0;LEFT(&quot;0x0000&quot;;6-[.G64])&amp;[.E64];&quot;0x0000&quot;)" office:value-type="string" office:string-value="0x01D3" calcext:value-type="string">
            <text:p>0x01D3</text:p>
          </table:table-cell>
          <table:table-cell table:style-name="ce6" table:formula="of:=&quot;DW &quot;&amp;[.H64]&amp;&quot;, &quot;&amp;[.I64]" office:value-type="string" office:string-value="DW 0x0083, 0x01D3" calcext:value-type="string">
            <text:p>DW 0x0083, 0x01D3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formula="of:=[.$B$1]*POWER([.$C$1];[.B65])" office:value-type="float" office:value="783.610372137141" calcext:value-type="float">
            <text:p>783.61</text:p>
          </table:table-cell>
          <table:table-cell table:style-name="ce6" table:formula="of:=DEC2HEX([.C65]*[.A65])" office:value-type="string" office:string-value="EB" calcext:value-type="string">
            <text:p>EB</text:p>
          </table:table-cell>
          <table:table-cell table:style-name="ce6" table:formula="of:=DEC2HEX((437500/[.C65])-30.125)" office:value-type="string" office:string-value="210" calcext:value-type="string">
            <text:p>210</text:p>
          </table:table-cell>
          <table:table-cell table:style-name="ce6" table:formula="of:=LEN(TEXT([.D65];&quot;####&quot;))" office:value-type="float" office:value="2" calcext:value-type="float">
            <text:p>2</text:p>
          </table:table-cell>
          <table:table-cell table:style-name="ce6" table:formula="of:=LEN(TEXT([.E65];&quot;####&quot;))" office:value-type="float" office:value="3" calcext:value-type="float">
            <text:p>3</text:p>
          </table:table-cell>
          <table:table-cell table:style-name="ce6" table:formula="of:=IF([.F65]&lt;&gt;0;LEFT(&quot;0x0000&quot;;6-[.F65])&amp;[.D65];&quot;0x0000&quot;)" office:value-type="string" office:string-value="0x00EB" calcext:value-type="string">
            <text:p>0x00EB</text:p>
          </table:table-cell>
          <table:table-cell table:style-name="ce6" table:formula="of:=IF([.G65]&lt;&gt;0;LEFT(&quot;0x0000&quot;;6-[.G65])&amp;[.E65];&quot;0x0000&quot;)" office:value-type="string" office:string-value="0x0210" calcext:value-type="string">
            <text:p>0x0210</text:p>
          </table:table-cell>
          <table:table-cell table:style-name="ce6" table:formula="of:=&quot;DW &quot;&amp;[.H65]&amp;&quot;, &quot;&amp;[.I65]" office:value-type="string" office:string-value="DW 0x00EB, 0x0210" calcext:value-type="string">
            <text:p>DW 0x00EB, 0x0210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66])" office:value-type="float" office:value="658.987426407559" calcext:value-type="float">
            <text:p>658.99</text:p>
          </table:table-cell>
          <table:table-cell table:style-name="ce6" table:formula="of:=DEC2HEX([.C66]*[.A66])" office:value-type="string" office:string-value="62" calcext:value-type="string">
            <text:p>62</text:p>
          </table:table-cell>
          <table:table-cell table:style-name="ce6" table:formula="of:=DEC2HEX((437500/[.C66])-30.125)" office:value-type="string" office:string-value="279" calcext:value-type="string">
            <text:p>279</text:p>
          </table:table-cell>
          <table:table-cell table:style-name="ce6" table:formula="of:=LEN(TEXT([.D66];&quot;####&quot;))" office:value-type="float" office:value="2" calcext:value-type="float">
            <text:p>2</text:p>
          </table:table-cell>
          <table:table-cell table:style-name="ce6" table:formula="of:=LEN(TEXT([.E66];&quot;####&quot;))" office:value-type="float" office:value="3" calcext:value-type="float">
            <text:p>3</text:p>
          </table:table-cell>
          <table:table-cell table:style-name="ce6" table:formula="of:=IF([.F66]&lt;&gt;0;LEFT(&quot;0x0000&quot;;6-[.F66])&amp;[.D66];&quot;0x0000&quot;)" office:value-type="string" office:string-value="0x0062" calcext:value-type="string">
            <text:p>0x0062</text:p>
          </table:table-cell>
          <table:table-cell table:style-name="ce6" table:formula="of:=IF([.G66]&lt;&gt;0;LEFT(&quot;0x0000&quot;;6-[.G66])&amp;[.E66];&quot;0x0000&quot;)" office:value-type="string" office:string-value="0x0279" calcext:value-type="string">
            <text:p>0x0279</text:p>
          </table:table-cell>
          <table:table-cell table:style-name="ce6" table:formula="of:=&quot;DW &quot;&amp;[.H66]&amp;&quot;, &quot;&amp;[.I66]" office:value-type="string" office:string-value="DW 0x0062, 0x0279" calcext:value-type="string">
            <text:p>DW 0x0062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2" calcext:value-type="float">
            <text:p>12</text:p>
          </table:table-cell>
          <table:table-cell table:style-name="ce11" table:formula="of:=[.$B$1]*POWER([.$C$1];[.B67])" office:value-type="float" office:value="523.093991438891" calcext:value-type="float">
            <text:p>523.09</text:p>
          </table:table-cell>
          <table:table-cell table:style-name="ce6" table:formula="of:=DEC2HEX([.C67]*[.A67])" office:value-type="string" office:string-value="4E" calcext:value-type="string">
            <text:p>4E</text:p>
          </table:table-cell>
          <table:table-cell table:style-name="ce6" table:formula="of:=DEC2HEX((437500/[.C67])-30.125)" office:value-type="string" office:string-value="326" calcext:value-type="string">
            <text:p>326</text:p>
          </table:table-cell>
          <table:table-cell table:style-name="ce6" table:formula="of:=LEN(TEXT([.D67];&quot;####&quot;))" office:value-type="float" office:value="2" calcext:value-type="float">
            <text:p>2</text:p>
          </table:table-cell>
          <table:table-cell table:style-name="ce6" table:formula="of:=LEN(TEXT([.E67];&quot;####&quot;))" office:value-type="float" office:value="3" calcext:value-type="float">
            <text:p>3</text:p>
          </table:table-cell>
          <table:table-cell table:style-name="ce6" table:formula="of:=IF([.F67]&lt;&gt;0;LEFT(&quot;0x0000&quot;;6-[.F67])&amp;[.D67];&quot;0x0000&quot;)" office:value-type="string" office:string-value="0x004E" calcext:value-type="string">
            <text:p>0x004E</text:p>
          </table:table-cell>
          <table:table-cell table:style-name="ce6" table:formula="of:=IF([.G67]&lt;&gt;0;LEFT(&quot;0x0000&quot;;6-[.G67])&amp;[.E67];&quot;0x0000&quot;)" office:value-type="string" office:string-value="0x0326" calcext:value-type="string">
            <text:p>0x0326</text:p>
          </table:table-cell>
          <table:table-cell table:style-name="ce6" table:formula="of:=&quot;DW &quot;&amp;[.H67]&amp;&quot;, &quot;&amp;[.I67]" office:value-type="string" office:string-value="DW 0x004E, 0x0326" calcext:value-type="string">
            <text:p>DW 0x004E, 0x0326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68])" office:value-type="float" office:value="587.122102451928" calcext:value-type="float">
            <text:p>587.12</text:p>
          </table:table-cell>
          <table:table-cell table:style-name="ce6" table:formula="of:=DEC2HEX([.C68]*[.A68])" office:value-type="string" office:string-value="58" calcext:value-type="string">
            <text:p>58</text:p>
          </table:table-cell>
          <table:table-cell table:style-name="ce6" table:formula="of:=DEC2HEX((437500/[.C68])-30.125)" office:value-type="string" office:string-value="2CB" calcext:value-type="string">
            <text:p>2CB</text:p>
          </table:table-cell>
          <table:table-cell table:style-name="ce6" table:formula="of:=LEN(TEXT([.D68];&quot;####&quot;))" office:value-type="float" office:value="2" calcext:value-type="float">
            <text:p>2</text:p>
          </table:table-cell>
          <table:table-cell table:style-name="ce6" table:formula="of:=LEN(TEXT([.E68];&quot;####&quot;))" office:value-type="float" office:value="3" calcext:value-type="float">
            <text:p>3</text:p>
          </table:table-cell>
          <table:table-cell table:style-name="ce6" table:formula="of:=IF([.F68]&lt;&gt;0;LEFT(&quot;0x0000&quot;;6-[.F68])&amp;[.D68];&quot;0x0000&quot;)" office:value-type="string" office:string-value="0x0058" calcext:value-type="string">
            <text:p>0x0058</text:p>
          </table:table-cell>
          <table:table-cell table:style-name="ce6" table:formula="of:=IF([.G68]&lt;&gt;0;LEFT(&quot;0x0000&quot;;6-[.G68])&amp;[.E68];&quot;0x0000&quot;)" office:value-type="string" office:string-value="0x02CB" calcext:value-type="string">
            <text:p>0x02CB</text:p>
          </table:table-cell>
          <table:table-cell table:style-name="ce6" table:formula="of:=&quot;DW &quot;&amp;[.H68]&amp;&quot;, &quot;&amp;[.I68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69])" office:value-type="float" office:value="658.987426407559" calcext:value-type="float">
            <text:p>658.99</text:p>
          </table:table-cell>
          <table:table-cell table:style-name="ce6" table:formula="of:=DEC2HEX([.C69]*[.A69])" office:value-type="string" office:string-value="62" calcext:value-type="string">
            <text:p>62</text:p>
          </table:table-cell>
          <table:table-cell table:style-name="ce6" table:formula="of:=DEC2HEX((437500/[.C69])-30.125)" office:value-type="string" office:string-value="279" calcext:value-type="string">
            <text:p>279</text:p>
          </table:table-cell>
          <table:table-cell table:style-name="ce6" table:formula="of:=LEN(TEXT([.D69];&quot;####&quot;))" office:value-type="float" office:value="2" calcext:value-type="float">
            <text:p>2</text:p>
          </table:table-cell>
          <table:table-cell table:style-name="ce6" table:formula="of:=LEN(TEXT([.E69];&quot;####&quot;))" office:value-type="float" office:value="3" calcext:value-type="float">
            <text:p>3</text:p>
          </table:table-cell>
          <table:table-cell table:style-name="ce6" table:formula="of:=IF([.F69]&lt;&gt;0;LEFT(&quot;0x0000&quot;;6-[.F69])&amp;[.D69];&quot;0x0000&quot;)" office:value-type="string" office:string-value="0x0062" calcext:value-type="string">
            <text:p>0x0062</text:p>
          </table:table-cell>
          <table:table-cell table:style-name="ce6" table:formula="of:=IF([.G69]&lt;&gt;0;LEFT(&quot;0x0000&quot;;6-[.G69])&amp;[.E69];&quot;0x0000&quot;)" office:value-type="string" office:string-value="0x0279" calcext:value-type="string">
            <text:p>0x0279</text:p>
          </table:table-cell>
          <table:table-cell table:style-name="ce6" table:formula="of:=&quot;DW &quot;&amp;[.H69]&amp;&quot;, &quot;&amp;[.I69]" office:value-type="string" office:string-value="DW 0x0062, 0x0279" calcext:value-type="string">
            <text:p>DW 0x0062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formula="of:=[.$B$1]*POWER([.$C$1];[.B70])" office:value-type="float" office:value="698.154396815087" calcext:value-type="float">
            <text:p>698.15</text:p>
          </table:table-cell>
          <table:table-cell table:style-name="ce6" table:formula="of:=DEC2HEX([.C70]*[.A70])" office:value-type="string" office:string-value="68" calcext:value-type="string">
            <text:p>68</text:p>
          </table:table-cell>
          <table:table-cell table:style-name="ce6" table:formula="of:=DEC2HEX((437500/[.C70])-30.125)" office:value-type="string" office:string-value="254" calcext:value-type="string">
            <text:p>254</text:p>
          </table:table-cell>
          <table:table-cell table:style-name="ce6" table:formula="of:=LEN(TEXT([.D70];&quot;####&quot;))" office:value-type="float" office:value="2" calcext:value-type="float">
            <text:p>2</text:p>
          </table:table-cell>
          <table:table-cell table:style-name="ce6" table:formula="of:=LEN(TEXT([.E70];&quot;####&quot;))" office:value-type="float" office:value="3" calcext:value-type="float">
            <text:p>3</text:p>
          </table:table-cell>
          <table:table-cell table:style-name="ce6" table:formula="of:=IF([.F70]&lt;&gt;0;LEFT(&quot;0x0000&quot;;6-[.F70])&amp;[.D70];&quot;0x0000&quot;)" office:value-type="string" office:string-value="0x0068" calcext:value-type="string">
            <text:p>0x0068</text:p>
          </table:table-cell>
          <table:table-cell table:style-name="ce6" table:formula="of:=IF([.G70]&lt;&gt;0;LEFT(&quot;0x0000&quot;;6-[.G70])&amp;[.E70];&quot;0x0000&quot;)" office:value-type="string" office:string-value="0x0254" calcext:value-type="string">
            <text:p>0x0254</text:p>
          </table:table-cell>
          <table:table-cell table:style-name="ce6" table:formula="of:=&quot;DW &quot;&amp;[.H70]&amp;&quot;, &quot;&amp;[.I70]" office:value-type="string" office:string-value="DW 0x0068, 0x0254" calcext:value-type="string">
            <text:p>DW 0x0068, 0x0254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6" calcext:value-type="float">
            <text:p>16</text:p>
          </table:table-cell>
          <table:table-cell table:style-name="ce11" table:formula="of:=[.$B$1]*POWER([.$C$1];[.B71])" office:value-type="float" office:value="658.987426407559" calcext:value-type="float">
            <text:p>658.99</text:p>
          </table:table-cell>
          <table:table-cell table:style-name="ce6" table:formula="of:=DEC2HEX([.C71]*[.A71])" office:value-type="string" office:string-value="62" calcext:value-type="string">
            <text:p>62</text:p>
          </table:table-cell>
          <table:table-cell table:style-name="ce6" table:formula="of:=DEC2HEX((437500/[.C71])-30.125)" office:value-type="string" office:string-value="279" calcext:value-type="string">
            <text:p>279</text:p>
          </table:table-cell>
          <table:table-cell table:style-name="ce6" table:formula="of:=LEN(TEXT([.D71];&quot;####&quot;))" office:value-type="float" office:value="2" calcext:value-type="float">
            <text:p>2</text:p>
          </table:table-cell>
          <table:table-cell table:style-name="ce6" table:formula="of:=LEN(TEXT([.E71];&quot;####&quot;))" office:value-type="float" office:value="3" calcext:value-type="float">
            <text:p>3</text:p>
          </table:table-cell>
          <table:table-cell table:style-name="ce6" table:formula="of:=IF([.F71]&lt;&gt;0;LEFT(&quot;0x0000&quot;;6-[.F71])&amp;[.D71];&quot;0x0000&quot;)" office:value-type="string" office:string-value="0x0062" calcext:value-type="string">
            <text:p>0x0062</text:p>
          </table:table-cell>
          <table:table-cell table:style-name="ce6" table:formula="of:=IF([.G71]&lt;&gt;0;LEFT(&quot;0x0000&quot;;6-[.G71])&amp;[.E71];&quot;0x0000&quot;)" office:value-type="string" office:string-value="0x0279" calcext:value-type="string">
            <text:p>0x0279</text:p>
          </table:table-cell>
          <table:table-cell table:style-name="ce6" table:formula="of:=&quot;DW &quot;&amp;[.H71]&amp;&quot;, &quot;&amp;[.I71]" office:value-type="string" office:string-value="DW 0x0062, 0x0279" calcext:value-type="string">
            <text:p>DW 0x0062, 0x0279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72])" office:value-type="float" office:value="587.122102451928" calcext:value-type="float">
            <text:p>587.12</text:p>
          </table:table-cell>
          <table:table-cell table:style-name="ce6" table:formula="of:=DEC2HEX([.C72]*[.A72])" office:value-type="string" office:string-value="58" calcext:value-type="string">
            <text:p>58</text:p>
          </table:table-cell>
          <table:table-cell table:style-name="ce6" table:formula="of:=DEC2HEX((437500/[.C72])-30.125)" office:value-type="string" office:string-value="2CB" calcext:value-type="string">
            <text:p>2CB</text:p>
          </table:table-cell>
          <table:table-cell table:style-name="ce6" table:formula="of:=LEN(TEXT([.D72];&quot;####&quot;))" office:value-type="float" office:value="2" calcext:value-type="float">
            <text:p>2</text:p>
          </table:table-cell>
          <table:table-cell table:style-name="ce6" table:formula="of:=LEN(TEXT([.E72];&quot;####&quot;))" office:value-type="float" office:value="3" calcext:value-type="float">
            <text:p>3</text:p>
          </table:table-cell>
          <table:table-cell table:style-name="ce6" table:formula="of:=IF([.F72]&lt;&gt;0;LEFT(&quot;0x0000&quot;;6-[.F72])&amp;[.D72];&quot;0x0000&quot;)" office:value-type="string" office:string-value="0x0058" calcext:value-type="string">
            <text:p>0x0058</text:p>
          </table:table-cell>
          <table:table-cell table:style-name="ce6" table:formula="of:=IF([.G72]&lt;&gt;0;LEFT(&quot;0x0000&quot;;6-[.G72])&amp;[.E72];&quot;0x0000&quot;)" office:value-type="string" office:string-value="0x02CB" calcext:value-type="string">
            <text:p>0x02CB</text:p>
          </table:table-cell>
          <table:table-cell table:style-name="ce6" table:formula="of:=&quot;DW &quot;&amp;[.H72]&amp;&quot;, &quot;&amp;[.I72]" office:value-type="string" office:string-value="DW 0x0058, 0x02CB" calcext:value-type="string">
            <text:p>DW 0x0058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3" calcext:value-type="float">
            <text:p>13</text:p>
          </table:table-cell>
          <table:table-cell table:style-name="ce11" table:formula="of:=[.$B$1]*POWER([.$C$1];[.B73])" office:value-type="float" office:value="554.184124667581" calcext:value-type="float">
            <text:p>554.18</text:p>
          </table:table-cell>
          <table:table-cell table:style-name="ce6" table:formula="of:=DEC2HEX([.C73]*[.A73])" office:value-type="string" office:string-value="53" calcext:value-type="string">
            <text:p>53</text:p>
          </table:table-cell>
          <table:table-cell table:style-name="ce6" table:formula="of:=DEC2HEX((437500/[.C73])-30.125)" office:value-type="string" office:string-value="2F7" calcext:value-type="string">
            <text:p>2F7</text:p>
          </table:table-cell>
          <table:table-cell table:style-name="ce6" table:formula="of:=LEN(TEXT([.D73];&quot;####&quot;))" office:value-type="float" office:value="2" calcext:value-type="float">
            <text:p>2</text:p>
          </table:table-cell>
          <table:table-cell table:style-name="ce6" table:formula="of:=LEN(TEXT([.E73];&quot;####&quot;))" office:value-type="float" office:value="3" calcext:value-type="float">
            <text:p>3</text:p>
          </table:table-cell>
          <table:table-cell table:style-name="ce6" table:formula="of:=IF([.F73]&lt;&gt;0;LEFT(&quot;0x0000&quot;;6-[.F73])&amp;[.D73];&quot;0x0000&quot;)" office:value-type="string" office:string-value="0x0053" calcext:value-type="string">
            <text:p>0x0053</text:p>
          </table:table-cell>
          <table:table-cell table:style-name="ce6" table:formula="of:=IF([.G73]&lt;&gt;0;LEFT(&quot;0x0000&quot;;6-[.G73])&amp;[.E73];&quot;0x0000&quot;)" office:value-type="string" office:string-value="0x02F7" calcext:value-type="string">
            <text:p>0x02F7</text:p>
          </table:table-cell>
          <table:table-cell table:style-name="ce6" table:formula="of:=&quot;DW &quot;&amp;[.H73]&amp;&quot;, &quot;&amp;[.I73]" office:value-type="string" office:string-value="DW 0x0053, 0x02F7" calcext:value-type="string">
            <text:p>DW 0x0053, 0x02F7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1" calcext:value-type="float">
            <text:p>11</text:p>
          </table:table-cell>
          <table:table-cell table:style-name="ce11" table:formula="of:=[.$B$1]*POWER([.$C$1];[.B74])" office:value-type="float" office:value="493.748037339759" calcext:value-type="float">
            <text:p>493.75</text:p>
          </table:table-cell>
          <table:table-cell table:style-name="ce6" table:formula="of:=DEC2HEX([.C74]*[.A74])" office:value-type="string" office:string-value="4A" calcext:value-type="string">
            <text:p>4A</text:p>
          </table:table-cell>
          <table:table-cell table:style-name="ce6" table:formula="of:=DEC2HEX((437500/[.C74])-30.125)" office:value-type="string" office:string-value="357" calcext:value-type="string">
            <text:p>357</text:p>
          </table:table-cell>
          <table:table-cell table:style-name="ce6" table:formula="of:=LEN(TEXT([.D74];&quot;####&quot;))" office:value-type="float" office:value="2" calcext:value-type="float">
            <text:p>2</text:p>
          </table:table-cell>
          <table:table-cell table:style-name="ce6" table:formula="of:=LEN(TEXT([.E74];&quot;####&quot;))" office:value-type="float" office:value="3" calcext:value-type="float">
            <text:p>3</text:p>
          </table:table-cell>
          <table:table-cell table:style-name="ce6" table:formula="of:=IF([.F74]&lt;&gt;0;LEFT(&quot;0x0000&quot;;6-[.F74])&amp;[.D74];&quot;0x0000&quot;)" office:value-type="string" office:string-value="0x004A" calcext:value-type="string">
            <text:p>0x004A</text:p>
          </table:table-cell>
          <table:table-cell table:style-name="ce6" table:formula="of:=IF([.G74]&lt;&gt;0;LEFT(&quot;0x0000&quot;;6-[.G74])&amp;[.E74];&quot;0x0000&quot;)" office:value-type="string" office:string-value="0x0357" calcext:value-type="string">
            <text:p>0x0357</text:p>
          </table:table-cell>
          <table:table-cell table:style-name="ce6" table:formula="of:=&quot;DW &quot;&amp;[.H74]&amp;&quot;, &quot;&amp;[.I74]" office:value-type="string" office:string-value="DW 0x004A, 0x0357" calcext:value-type="string">
            <text:p>DW 0x004A, 0x0357</text:p>
          </table:table-cell>
          <table:table-cell table:number-columns-repeated="1014"/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3" calcext:value-type="float">
            <text:p>13</text:p>
          </table:table-cell>
          <table:table-cell table:style-name="ce11" table:formula="of:=[.$B$1]*POWER([.$C$1];[.B75])" office:value-type="float" office:value="554.184124667581" calcext:value-type="float">
            <text:p>554.18</text:p>
          </table:table-cell>
          <table:table-cell table:style-name="ce6" table:formula="of:=DEC2HEX([.C75]*[.A75])" office:value-type="string" office:string-value="53" calcext:value-type="string">
            <text:p>53</text:p>
          </table:table-cell>
          <table:table-cell table:style-name="ce6" table:formula="of:=DEC2HEX((437500/[.C75])-30.125)" office:value-type="string" office:string-value="2F7" calcext:value-type="string">
            <text:p>2F7</text:p>
          </table:table-cell>
          <table:table-cell table:style-name="ce6" table:formula="of:=LEN(TEXT([.D75];&quot;####&quot;))" office:value-type="float" office:value="2" calcext:value-type="float">
            <text:p>2</text:p>
          </table:table-cell>
          <table:table-cell table:style-name="ce6" table:formula="of:=LEN(TEXT([.E75];&quot;####&quot;))" office:value-type="float" office:value="3" calcext:value-type="float">
            <text:p>3</text:p>
          </table:table-cell>
          <table:table-cell table:style-name="ce6" table:formula="of:=IF([.F75]&lt;&gt;0;LEFT(&quot;0x0000&quot;;6-[.F75])&amp;[.D75];&quot;0x0000&quot;)" office:value-type="string" office:string-value="0x0053" calcext:value-type="string">
            <text:p>0x0053</text:p>
          </table:table-cell>
          <table:table-cell table:style-name="ce6" table:formula="of:=IF([.G75]&lt;&gt;0;LEFT(&quot;0x0000&quot;;6-[.G75])&amp;[.E75];&quot;0x0000&quot;)" office:value-type="string" office:string-value="0x02F7" calcext:value-type="string">
            <text:p>0x02F7</text:p>
          </table:table-cell>
          <table:table-cell table:style-name="ce6" table:formula="of:=&quot;DW &quot;&amp;[.H75]&amp;&quot;, &quot;&amp;[.I75]" office:value-type="string" office:string-value="DW 0x0053, 0x02F7" calcext:value-type="string">
            <text:p>DW 0x0053, 0x02F7</text:p>
          </table:table-cell>
          <table:table-cell table:number-columns-repeated="1014"/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4" calcext:value-type="float">
            <text:p>14</text:p>
          </table:table-cell>
          <table:table-cell table:style-name="ce11" table:formula="of:=[.$B$1]*POWER([.$C$1];[.B76])" office:value-type="float" office:value="587.122102451928" calcext:value-type="float">
            <text:p>587.12</text:p>
          </table:table-cell>
          <table:table-cell table:style-name="ce6" table:formula="of:=DEC2HEX([.C76]*[.A76])" office:value-type="string" office:string-value="125" calcext:value-type="string">
            <text:p>125</text:p>
          </table:table-cell>
          <table:table-cell table:style-name="ce6" table:formula="of:=DEC2HEX((437500/[.C76])-30.125)" office:value-type="string" office:string-value="2CB" calcext:value-type="string">
            <text:p>2CB</text:p>
          </table:table-cell>
          <table:table-cell table:style-name="ce6" table:formula="of:=LEN(TEXT([.D76];&quot;####&quot;))" office:value-type="float" office:value="3" calcext:value-type="float">
            <text:p>3</text:p>
          </table:table-cell>
          <table:table-cell table:style-name="ce6" table:formula="of:=LEN(TEXT([.E76];&quot;####&quot;))" office:value-type="float" office:value="3" calcext:value-type="float">
            <text:p>3</text:p>
          </table:table-cell>
          <table:table-cell table:style-name="ce6" table:formula="of:=IF([.F76]&lt;&gt;0;LEFT(&quot;0x0000&quot;;6-[.F76])&amp;[.D76];&quot;0x0000&quot;)" office:value-type="string" office:string-value="0x0125" calcext:value-type="string">
            <text:p>0x0125</text:p>
          </table:table-cell>
          <table:table-cell table:style-name="ce6" table:formula="of:=IF([.G76]&lt;&gt;0;LEFT(&quot;0x0000&quot;;6-[.G76])&amp;[.E76];&quot;0x0000&quot;)" office:value-type="string" office:string-value="0x02CB" calcext:value-type="string">
            <text:p>0x02CB</text:p>
          </table:table-cell>
          <table:table-cell table:style-name="ce6" table:formula="of:=&quot;DW &quot;&amp;[.H76]&amp;&quot;, &quot;&amp;[.I76]" office:value-type="string" office:string-value="DW 0x0125, 0x02CB" calcext:value-type="string">
            <text:p>DW 0x0125, 0x02CB</text:p>
          </table:table-cell>
          <table:table-cell table:number-columns-repeated="1014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1.84" calcext:value-type="float">
            <text:p>81.84</text:p>
          </table:table-cell>
          <table:table-cell table:style-name="ce11" table:formula="of:=[.$B$1]*POWER([.$C$1];[.B77])" office:value-type="float" office:value="29496.6217447158" calcext:value-type="float">
            <text:p>29496.62</text:p>
          </table:table-cell>
          <table:table-cell table:style-name="ce6" table:formula="of:=DEC2HEX([.C77]*[.A77])" office:value-type="string" office:string-value="2290" calcext:value-type="string">
            <text:p>229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LEN(TEXT([.D77];&quot;####&quot;))" office:value-type="float" office:value="4" calcext:value-type="float">
            <text:p>4</text:p>
          </table:table-cell>
          <table:table-cell table:style-name="ce6" table:formula="of:=LEN(TEXT([.E77];&quot;####&quot;))" office:value-type="float" office:value="0" calcext:value-type="float">
            <text:p>0</text:p>
          </table:table-cell>
          <table:table-cell table:style-name="ce6" table:formula="of:=IF([.F77]&lt;&gt;0;LEFT(&quot;0x0000&quot;;6-[.F77])&amp;[.D77];&quot;0x0000&quot;)" office:value-type="string" office:string-value="0x2290" calcext:value-type="string">
            <text:p>0x2290</text:p>
          </table:table-cell>
          <table:table-cell table:style-name="ce6" table:formula="of:=IF([.G77]&lt;&gt;0;LEFT(&quot;0x0000&quot;;6-[.G77])&amp;[.E77];&quot;0x0000&quot;)" office:value-type="string" office:string-value="0x0000" calcext:value-type="string">
            <text:p>0x0000</text:p>
          </table:table-cell>
          <table:table-cell table:style-name="ce6" table:formula="of:=&quot;DW &quot;&amp;[.H77]&amp;&quot;, &quot;&amp;[.I77]" office:value-type="string" office:string-value="DW 0x2290, 0x0000" calcext:value-type="string">
            <text:p>DW 0x2290, 0x00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92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DOM" table:style-name="ta1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2" table:number-columns-repeated="16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28.3" calcext:value-type="float">
            <text:p>28.30</text:p>
          </table:table-cell>
          <table:table-cell table:style-name="ce11" table:formula="of:=[.$B$1]*POWER([.$C$1];[.B3])" office:value-type="float" office:value="1340.57656563787" calcext:value-type="float">
            <text:p>1340.58</text:p>
          </table:table-cell>
          <table:table-cell table:style-name="ce6" table:formula="of:=DEC2HEX([.C3]*[.A3])" office:value-type="string" office:string-value="1A" calcext:value-type="string">
            <text:p>1A</text:p>
          </table:table-cell>
          <table:table-cell table:style-name="ce6" table:formula="of:=DEC2HEX((437500/[.C3])-30.125)" office:value-type="string" office:string-value="128" calcext:value-type="string">
            <text:p>128</text:p>
          </table:table-cell>
          <table:table-cell table:style-name="ce6" table:formula="of:=LEN(TEXT([.D3];&quot;####&quot;))" office:value-type="float" office:value="2" calcext:value-type="float">
            <text:p>2</text:p>
          </table:table-cell>
          <table:table-cell table:style-name="ce6" table:formula="of:=LEN(TEXT([.E3];&quot;####&quot;))" office:value-type="float" office:value="3" calcext:value-type="float">
            <text:p>3</text:p>
          </table:table-cell>
          <table:table-cell table:style-name="ce6" table:formula="of:=IF([.F3]&lt;&gt;0;LEFT(&quot;0x0000&quot;;6-[.F3])&amp;[.D3];&quot;0x0000&quot;)" office:value-type="string" office:string-value="0x001A" calcext:value-type="string">
            <text:p>0x001A</text:p>
          </table:table-cell>
          <table:table-cell table:style-name="ce6" table:formula="of:=IF([.G3]&lt;&gt;0;LEFT(&quot;0x0000&quot;;6-[.G3])&amp;[.E3];&quot;0x0000&quot;)" office:value-type="string" office:string-value="0x0128" calcext:value-type="string">
            <text:p>0x0128</text:p>
          </table:table-cell>
          <table:table-cell table:style-name="ce6" table:formula="of:=&quot;DW &quot;&amp;[.H3]&amp;&quot;, &quot;&amp;[.I3]" office:value-type="string" office:string-value="DW 0x001A, 0x0128" calcext:value-type="string">
            <text:p>DW 0x001A, 0x0128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53.2" calcext:value-type="float">
            <text:p>53.20</text:p>
          </table:table-cell>
          <table:table-cell table:style-name="ce11" table:formula="of:=[.$B$1]*POWER([.$C$1];[.B4])" office:value-type="float" office:value="5644.72668131495" calcext:value-type="float">
            <text:p>5644.73</text:p>
          </table:table-cell>
          <table:table-cell table:style-name="ce6" table:formula="of:=DEC2HEX([.C4]*[.A4])" office:value-type="string" office:string-value="70" calcext:value-type="string">
            <text:p>70</text:p>
          </table:table-cell>
          <table:table-cell table:style-name="ce6" table:formula="of:=DEC2HEX((437500/[.C4])-30.125)" office:value-type="string" office:string-value="2F" calcext:value-type="string">
            <text:p>2F</text:p>
          </table:table-cell>
          <table:table-cell table:style-name="ce6" table:formula="of:=LEN(TEXT([.D4];&quot;####&quot;))" office:value-type="float" office:value="2" calcext:value-type="float">
            <text:p>2</text:p>
          </table:table-cell>
          <table:table-cell table:style-name="ce6" table:formula="of:=LEN(TEXT([.E4];&quot;####&quot;))" office:value-type="float" office:value="2" calcext:value-type="float">
            <text:p>2</text:p>
          </table:table-cell>
          <table:table-cell table:style-name="ce6" table:formula="of:=IF([.F4]&lt;&gt;0;LEFT(&quot;0x0000&quot;;6-[.F4])&amp;[.D4];&quot;0x0000&quot;)" office:value-type="string" office:string-value="0x0070" calcext:value-type="string">
            <text:p>0x0070</text:p>
          </table:table-cell>
          <table:table-cell table:style-name="ce6" table:formula="of:=IF([.G4]&lt;&gt;0;LEFT(&quot;0x0000&quot;;6-[.G4])&amp;[.E4];&quot;0x0000&quot;)" office:value-type="string" office:string-value="0x002F" calcext:value-type="string">
            <text:p>0x002F</text:p>
          </table:table-cell>
          <table:table-cell table:style-name="ce6" table:formula="of:=&quot;DW &quot;&amp;[.H4]&amp;&quot;, &quot;&amp;[.I4]" office:value-type="string" office:string-value="DW 0x0070, 0x002F" calcext:value-type="string">
            <text:p>DW 0x0070, 0x002F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59.8" calcext:value-type="float">
            <text:p>59.80</text:p>
          </table:table-cell>
          <table:table-cell table:style-name="ce11" table:formula="of:=[.$B$1]*POWER([.$C$1];[.B5])" office:value-type="float" office:value="8262.92142295912" calcext:value-type="float">
            <text:p>8262.92</text:p>
          </table:table-cell>
          <table:table-cell table:style-name="ce6" table:formula="of:=DEC2HEX([.C5]*[.A5])" office:value-type="string" office:string-value="A5" calcext:value-type="string">
            <text:p>A5</text:p>
          </table:table-cell>
          <table:table-cell table:style-name="ce6" table:formula="of:=DEC2HEX((437500/[.C5])-30.125)" office:value-type="string" office:string-value="16" calcext:value-type="string">
            <text:p>16</text:p>
          </table:table-cell>
          <table:table-cell table:style-name="ce6" table:formula="of:=LEN(TEXT([.D5];&quot;####&quot;))" office:value-type="float" office:value="2" calcext:value-type="float">
            <text:p>2</text:p>
          </table:table-cell>
          <table:table-cell table:style-name="ce6" table:formula="of:=LEN(TEXT([.E5];&quot;####&quot;))" office:value-type="float" office:value="2" calcext:value-type="float">
            <text:p>2</text:p>
          </table:table-cell>
          <table:table-cell table:style-name="ce6" table:formula="of:=IF([.F5]&lt;&gt;0;LEFT(&quot;0x0000&quot;;6-[.F5])&amp;[.D5];&quot;0x0000&quot;)" office:value-type="string" office:string-value="0x00A5" calcext:value-type="string">
            <text:p>0x00A5</text:p>
          </table:table-cell>
          <table:table-cell table:style-name="ce6" table:formula="of:=IF([.G5]&lt;&gt;0;LEFT(&quot;0x0000&quot;;6-[.G5])&amp;[.E5];&quot;0x0000&quot;)" office:value-type="string" office:string-value="0x0016" calcext:value-type="string">
            <text:p>0x0016</text:p>
          </table:table-cell>
          <table:table-cell table:style-name="ce6" table:formula="of:=&quot;DW &quot;&amp;[.H5]&amp;&quot;, &quot;&amp;[.I5]" office:value-type="string" office:string-value="DW 0x00A5, 0x0016" calcext:value-type="string">
            <text:p>DW 0x00A5, 0x0016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66.4" calcext:value-type="float">
            <text:p>66.40</text:p>
          </table:table-cell>
          <table:table-cell table:style-name="ce11" table:formula="of:=[.$B$1]*POWER([.$C$1];[.B6])" office:value-type="float" office:value="12095.5139720054" calcext:value-type="float">
            <text:p>12095.51</text:p>
          </table:table-cell>
          <table:table-cell table:style-name="ce6" table:formula="of:=DEC2HEX([.C6]*[.A6])" office:value-type="string" office:string-value="F1" calcext:value-type="string">
            <text:p>F1</text:p>
          </table:table-cell>
          <table:table-cell table:style-name="ce6" table:formula="of:=DEC2HEX((437500/[.C6])-30.125)" office:value-type="string" office:string-value="6" calcext:value-type="string">
            <text:p>6</text:p>
          </table:table-cell>
          <table:table-cell table:style-name="ce6" table:formula="of:=LEN(TEXT([.D6];&quot;####&quot;))" office:value-type="float" office:value="2" calcext:value-type="float">
            <text:p>2</text:p>
          </table:table-cell>
          <table:table-cell table:style-name="ce6" table:formula="of:=LEN(TEXT([.E6];&quot;####&quot;))" office:value-type="float" office:value="1" calcext:value-type="float">
            <text:p>1</text:p>
          </table:table-cell>
          <table:table-cell table:style-name="ce6" table:formula="of:=IF([.F6]&lt;&gt;0;LEFT(&quot;0x0000&quot;;6-[.F6])&amp;[.D6];&quot;0x0000&quot;)" office:value-type="string" office:string-value="0x00F1" calcext:value-type="string">
            <text:p>0x00F1</text:p>
          </table:table-cell>
          <table:table-cell table:style-name="ce6" table:formula="of:=IF([.G6]&lt;&gt;0;LEFT(&quot;0x0000&quot;;6-[.G6])&amp;[.E6];&quot;0x0000&quot;)" office:value-type="string" office:string-value="0x0006" calcext:value-type="string">
            <text:p>0x0006</text:p>
          </table:table-cell>
          <table:table-cell table:style-name="ce6" table:formula="of:=&quot;DW &quot;&amp;[.H6]&amp;&quot;, &quot;&amp;[.I6]" office:value-type="string" office:string-value="DW 0x00F1, 0x0006" calcext:value-type="string">
            <text:p>DW 0x00F1, 0x0006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13.1" calcext:value-type="float">
            <text:p>13.10</text:p>
          </table:table-cell>
          <table:table-cell table:style-name="ce11" table:formula="of:=[.$B$1]*POWER([.$C$1];[.B7])" office:value-type="float" office:value="557.393006760594" calcext:value-type="float">
            <text:p>557.39</text:p>
          </table:table-cell>
          <table:table-cell table:style-name="ce6" table:formula="of:=DEC2HEX([.C7]*[.A7])" office:value-type="string" office:string-value="B" calcext:value-type="string">
            <text:p>B</text:p>
          </table:table-cell>
          <table:table-cell table:style-name="ce6" table:formula="of:=DEC2HEX((437500/[.C7])-30.125)" office:value-type="string" office:string-value="2F2" calcext:value-type="string">
            <text:p>2F2</text:p>
          </table:table-cell>
          <table:table-cell table:style-name="ce6" table:formula="of:=LEN(TEXT([.D7];&quot;####&quot;))" office:value-type="float" office:value="1" calcext:value-type="float">
            <text:p>1</text:p>
          </table:table-cell>
          <table:table-cell table:style-name="ce6" table:formula="of:=LEN(TEXT([.E7];&quot;####&quot;))" office:value-type="float" office:value="3" calcext:value-type="float">
            <text:p>3</text:p>
          </table:table-cell>
          <table:table-cell table:style-name="ce6" table:formula="of:=IF([.F7]&lt;&gt;0;LEFT(&quot;0x0000&quot;;6-[.F7])&amp;[.D7];&quot;0x0000&quot;)" office:value-type="string" office:string-value="0x000B" calcext:value-type="string">
            <text:p>0x000B</text:p>
          </table:table-cell>
          <table:table-cell table:style-name="ce6" table:formula="of:=IF([.G7]&lt;&gt;0;LEFT(&quot;0x0000&quot;;6-[.G7])&amp;[.E7];&quot;0x0000&quot;)" office:value-type="string" office:string-value="0x02F2" calcext:value-type="string">
            <text:p>0x02F2</text:p>
          </table:table-cell>
          <table:table-cell table:style-name="ce6" table:formula="of:=&quot;DW &quot;&amp;[.H7]&amp;&quot;, &quot;&amp;[.I7]" office:value-type="string" office:string-value="DW 0x000B, 0x02F2" calcext:value-type="string">
            <text:p>DW 0x000B, 0x02F2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19.9" calcext:value-type="float">
            <text:p>19.90</text:p>
          </table:table-cell>
          <table:table-cell table:style-name="ce11" table:formula="of:=[.$B$1]*POWER([.$C$1];[.B8])" office:value-type="float" office:value="825.404990037671" calcext:value-type="float">
            <text:p>825.40</text:p>
          </table:table-cell>
          <table:table-cell table:style-name="ce6" table:formula="of:=DEC2HEX([.C8]*[.A8])" office:value-type="string" office:string-value="10" calcext:value-type="string">
            <text:p>10</text:p>
          </table:table-cell>
          <table:table-cell table:style-name="ce6" table:formula="of:=DEC2HEX((437500/[.C8])-30.125)" office:value-type="string" office:string-value="1F3" calcext:value-type="string">
            <text:p>1F3</text:p>
          </table:table-cell>
          <table:table-cell table:style-name="ce6" table:formula="of:=LEN(TEXT([.D8];&quot;####&quot;))" office:value-type="float" office:value="2" calcext:value-type="float">
            <text:p>2</text:p>
          </table:table-cell>
          <table:table-cell table:style-name="ce6" table:formula="of:=LEN(TEXT([.E8];&quot;####&quot;))" office:value-type="float" office:value="3" calcext:value-type="float">
            <text:p>3</text:p>
          </table:table-cell>
          <table:table-cell table:style-name="ce6" table:formula="of:=IF([.F8]&lt;&gt;0;LEFT(&quot;0x0000&quot;;6-[.F8])&amp;[.D8];&quot;0x0000&quot;)" office:value-type="string" office:string-value="0x0010" calcext:value-type="string">
            <text:p>0x0010</text:p>
          </table:table-cell>
          <table:table-cell table:style-name="ce6" table:formula="of:=IF([.G8]&lt;&gt;0;LEFT(&quot;0x0000&quot;;6-[.G8])&amp;[.E8];&quot;0x0000&quot;)" office:value-type="string" office:string-value="0x01F3" calcext:value-type="string">
            <text:p>0x01F3</text:p>
          </table:table-cell>
          <table:table-cell table:style-name="ce6" table:formula="of:=&quot;DW &quot;&amp;[.H8]&amp;&quot;, &quot;&amp;[.I8]" office:value-type="string" office:string-value="DW 0x0010, 0x01F3" calcext:value-type="string">
            <text:p>DW 0x0010, 0x01F3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45.9" calcext:value-type="float">
            <text:p>45.90</text:p>
          </table:table-cell>
          <table:table-cell table:style-name="ce11" table:formula="of:=[.$B$1]*POWER([.$C$1];[.B9])" office:value-type="float" office:value="3703.39613562356" calcext:value-type="float">
            <text:p>3703.40</text:p>
          </table:table-cell>
          <table:table-cell table:style-name="ce6" table:formula="of:=DEC2HEX([.C9]*[.A9])" office:value-type="string" office:string-value="4A" calcext:value-type="string">
            <text:p>4A</text:p>
          </table:table-cell>
          <table:table-cell table:style-name="ce6" table:formula="of:=DEC2HEX((437500/[.C9])-30.125)" office:value-type="string" office:string-value="58" calcext:value-type="string">
            <text:p>58</text:p>
          </table:table-cell>
          <table:table-cell table:style-name="ce6" table:formula="of:=LEN(TEXT([.D9];&quot;####&quot;))" office:value-type="float" office:value="2" calcext:value-type="float">
            <text:p>2</text:p>
          </table:table-cell>
          <table:table-cell table:style-name="ce6" table:formula="of:=LEN(TEXT([.E9];&quot;####&quot;))" office:value-type="float" office:value="2" calcext:value-type="float">
            <text:p>2</text:p>
          </table:table-cell>
          <table:table-cell table:style-name="ce6" table:formula="of:=IF([.F9]&lt;&gt;0;LEFT(&quot;0x0000&quot;;6-[.F9])&amp;[.D9];&quot;0x0000&quot;)" office:value-type="string" office:string-value="0x004A" calcext:value-type="string">
            <text:p>0x004A</text:p>
          </table:table-cell>
          <table:table-cell table:style-name="ce6" table:formula="of:=IF([.G9]&lt;&gt;0;LEFT(&quot;0x0000&quot;;6-[.G9])&amp;[.E9];&quot;0x0000&quot;)" office:value-type="string" office:string-value="0x0058" calcext:value-type="string">
            <text:p>0x0058</text:p>
          </table:table-cell>
          <table:table-cell table:style-name="ce6" table:formula="of:=&quot;DW &quot;&amp;[.H9]&amp;&quot;, &quot;&amp;[.I9]" office:value-type="string" office:string-value="DW 0x004A, 0x0058" calcext:value-type="string">
            <text:p>DW 0x004A, 0x0058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63.6" calcext:value-type="float">
            <text:p>63.60</text:p>
          </table:table-cell>
          <table:table-cell table:style-name="ce11" table:formula="of:=[.$B$1]*POWER([.$C$1];[.B10])" office:value-type="float" office:value="10290.0183619237" calcext:value-type="float">
            <text:p>10290.02</text:p>
          </table:table-cell>
          <table:table-cell table:style-name="ce6" table:formula="of:=DEC2HEX([.C10]*[.A10])" office:value-type="string" office:string-value="CD" calcext:value-type="string">
            <text:p>CD</text:p>
          </table:table-cell>
          <table:table-cell table:style-name="ce6" table:formula="of:=DEC2HEX((437500/[.C10])-30.125)" office:value-type="string" office:string-value="C" calcext:value-type="string">
            <text:p>C</text:p>
          </table:table-cell>
          <table:table-cell table:style-name="ce6" table:formula="of:=LEN(TEXT([.D10];&quot;####&quot;))" office:value-type="float" office:value="2" calcext:value-type="float">
            <text:p>2</text:p>
          </table:table-cell>
          <table:table-cell table:style-name="ce6" table:formula="of:=LEN(TEXT([.E10];&quot;####&quot;))" office:value-type="float" office:value="1" calcext:value-type="float">
            <text:p>1</text:p>
          </table:table-cell>
          <table:table-cell table:style-name="ce6" table:formula="of:=IF([.F10]&lt;&gt;0;LEFT(&quot;0x0000&quot;;6-[.F10])&amp;[.D10];&quot;0x0000&quot;)" office:value-type="string" office:string-value="0x00CD" calcext:value-type="string">
            <text:p>0x00CD</text:p>
          </table:table-cell>
          <table:table-cell table:style-name="ce6" table:formula="of:=IF([.G10]&lt;&gt;0;LEFT(&quot;0x0000&quot;;6-[.G10])&amp;[.E10];&quot;0x0000&quot;)" office:value-type="string" office:string-value="0x000C" calcext:value-type="string">
            <text:p>0x000C</text:p>
          </table:table-cell>
          <table:table-cell table:style-name="ce6" table:formula="of:=&quot;DW &quot;&amp;[.H10]&amp;&quot;, &quot;&amp;[.I10]" office:value-type="string" office:string-value="DW 0x00CD, 0x000C" calcext:value-type="string">
            <text:p>DW 0x00CD, 0x000C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9.3" calcext:value-type="float">
            <text:p>9.30</text:p>
          </table:table-cell>
          <table:table-cell table:style-name="ce11" table:formula="of:=[.$B$1]*POWER([.$C$1];[.B11])" office:value-type="float" office:value="447.588571232508" calcext:value-type="float">
            <text:p>447.59</text:p>
          </table:table-cell>
          <table:table-cell table:style-name="ce6" table:formula="of:=DEC2HEX([.C11]*[.A11])" office:value-type="string" office:string-value="8" calcext:value-type="string">
            <text:p>8</text:p>
          </table:table-cell>
          <table:table-cell table:style-name="ce6" table:formula="of:=DEC2HEX((437500/[.C11])-30.125)" office:value-type="string" office:string-value="3B3" calcext:value-type="string">
            <text:p>3B3</text:p>
          </table:table-cell>
          <table:table-cell table:style-name="ce6" table:formula="of:=LEN(TEXT([.D11];&quot;####&quot;))" office:value-type="float" office:value="1" calcext:value-type="float">
            <text:p>1</text:p>
          </table:table-cell>
          <table:table-cell table:style-name="ce6" table:formula="of:=LEN(TEXT([.E11];&quot;####&quot;))" office:value-type="float" office:value="3" calcext:value-type="float">
            <text:p>3</text:p>
          </table:table-cell>
          <table:table-cell table:style-name="ce6" table:formula="of:=IF([.F11]&lt;&gt;0;LEFT(&quot;0x0000&quot;;6-[.F11])&amp;[.D11];&quot;0x0000&quot;)" office:value-type="string" office:string-value="0x0008" calcext:value-type="string">
            <text:p>0x0008</text:p>
          </table:table-cell>
          <table:table-cell table:style-name="ce6" table:formula="of:=IF([.G11]&lt;&gt;0;LEFT(&quot;0x0000&quot;;6-[.G11])&amp;[.E11];&quot;0x0000&quot;)" office:value-type="string" office:string-value="0x03B3" calcext:value-type="string">
            <text:p>0x03B3</text:p>
          </table:table-cell>
          <table:table-cell table:style-name="ce6" table:formula="of:=&quot;DW &quot;&amp;[.H11]&amp;&quot;, &quot;&amp;[.I11]" office:value-type="string" office:string-value="DW 0x0008, 0x03B3" calcext:value-type="string">
            <text:p>DW 0x0008, 0x03B3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8.5" calcext:value-type="float">
            <text:p>8.50</text:p>
          </table:table-cell>
          <table:table-cell table:style-name="ce11" table:formula="of:=[.$B$1]*POWER([.$C$1];[.B12])" office:value-type="float" office:value="427.385230019395" calcext:value-type="float">
            <text:p>427.39</text:p>
          </table:table-cell>
          <table:table-cell table:style-name="ce6" table:formula="of:=DEC2HEX([.C12]*[.A12])" office:value-type="string" office:string-value="8" calcext:value-type="string">
            <text:p>8</text:p>
          </table:table-cell>
          <table:table-cell table:style-name="ce6" table:formula="of:=DEC2HEX((437500/[.C12])-30.125)" office:value-type="string" office:string-value="3E1" calcext:value-type="string">
            <text:p>3E1</text:p>
          </table:table-cell>
          <table:table-cell table:style-name="ce6" table:formula="of:=LEN(TEXT([.D12];&quot;####&quot;))" office:value-type="float" office:value="1" calcext:value-type="float">
            <text:p>1</text:p>
          </table:table-cell>
          <table:table-cell table:style-name="ce6" table:formula="of:=LEN(TEXT([.E12];&quot;####&quot;))" office:value-type="float" office:value="2" calcext:value-type="float">
            <text:p>2</text:p>
          </table:table-cell>
          <table:table-cell table:style-name="ce6" table:formula="of:=IF([.F12]&lt;&gt;0;LEFT(&quot;0x0000&quot;;6-[.F12])&amp;[.D12];&quot;0x0000&quot;)" office:value-type="string" office:string-value="0x0008" calcext:value-type="string">
            <text:p>0x0008</text:p>
          </table:table-cell>
          <table:table-cell table:style-name="ce6" table:formula="of:=IF([.G12]&lt;&gt;0;LEFT(&quot;0x0000&quot;;6-[.G12])&amp;[.E12];&quot;0x0000&quot;)" office:value-type="string" office:string-value="0x003E1" calcext:value-type="string">
            <text:p>0x003E1</text:p>
          </table:table-cell>
          <table:table-cell table:style-name="ce6" table:formula="of:=&quot;DW &quot;&amp;[.H12]&amp;&quot;, &quot;&amp;[.I12]" office:value-type="string" office:string-value="DW 0x0008, 0x003E1" calcext:value-type="string">
            <text:p>DW 0x0008, 0x003E1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22.9" calcext:value-type="float">
            <text:p>22.90</text:p>
          </table:table-cell>
          <table:table-cell table:style-name="ce11" table:formula="of:=[.$B$1]*POWER([.$C$1];[.B13])" office:value-type="float" office:value="981.499624254217" calcext:value-type="float">
            <text:p>981.50</text:p>
          </table:table-cell>
          <table:table-cell table:style-name="ce6" table:formula="of:=DEC2HEX([.C13]*[.A13])" office:value-type="string" office:string-value="13" calcext:value-type="string">
            <text:p>13</text:p>
          </table:table-cell>
          <table:table-cell table:style-name="ce6" table:formula="of:=DEC2HEX((437500/[.C13])-30.125)" office:value-type="string" office:string-value="19F" calcext:value-type="string">
            <text:p>19F</text:p>
          </table:table-cell>
          <table:table-cell table:style-name="ce6" table:formula="of:=LEN(TEXT([.D13];&quot;####&quot;))" office:value-type="float" office:value="2" calcext:value-type="float">
            <text:p>2</text:p>
          </table:table-cell>
          <table:table-cell table:style-name="ce6" table:formula="of:=LEN(TEXT([.E13];&quot;####&quot;))" office:value-type="float" office:value="3" calcext:value-type="float">
            <text:p>3</text:p>
          </table:table-cell>
          <table:table-cell table:style-name="ce6" table:formula="of:=IF([.F13]&lt;&gt;0;LEFT(&quot;0x0000&quot;;6-[.F13])&amp;[.D13];&quot;0x0000&quot;)" office:value-type="string" office:string-value="0x0013" calcext:value-type="string">
            <text:p>0x0013</text:p>
          </table:table-cell>
          <table:table-cell table:style-name="ce6" table:formula="of:=IF([.G13]&lt;&gt;0;LEFT(&quot;0x0000&quot;;6-[.G13])&amp;[.E13];&quot;0x0000&quot;)" office:value-type="string" office:string-value="0x019F" calcext:value-type="string">
            <text:p>0x019F</text:p>
          </table:table-cell>
          <table:table-cell table:style-name="ce6" table:formula="of:=&quot;DW &quot;&amp;[.H13]&amp;&quot;, &quot;&amp;[.I13]" office:value-type="string" office:string-value="DW 0x0013, 0x019F" calcext:value-type="string">
            <text:p>DW 0x0013, 0x019F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64.8" calcext:value-type="float">
            <text:p>64.80</text:p>
          </table:table-cell>
          <table:table-cell table:style-name="ce11" table:formula="of:=[.$B$1]*POWER([.$C$1];[.B14])" office:value-type="float" office:value="11028.2186689013" calcext:value-type="float">
            <text:p>11028.22</text:p>
          </table:table-cell>
          <table:table-cell table:style-name="ce6" table:formula="of:=DEC2HEX([.C14]*[.A14])" office:value-type="string" office:string-value="DC" calcext:value-type="string">
            <text:p>DC</text:p>
          </table:table-cell>
          <table:table-cell table:style-name="ce6" table:formula="of:=DEC2HEX((437500/[.C14])-30.125)" office:value-type="string" office:string-value="9" calcext:value-type="string">
            <text:p>9</text:p>
          </table:table-cell>
          <table:table-cell table:style-name="ce6" table:formula="of:=LEN(TEXT([.D14];&quot;####&quot;))" office:value-type="float" office:value="2" calcext:value-type="float">
            <text:p>2</text:p>
          </table:table-cell>
          <table:table-cell table:style-name="ce6" table:formula="of:=LEN(TEXT([.E14];&quot;####&quot;))" office:value-type="float" office:value="1" calcext:value-type="float">
            <text:p>1</text:p>
          </table:table-cell>
          <table:table-cell table:style-name="ce6" table:formula="of:=IF([.F14]&lt;&gt;0;LEFT(&quot;0x0000&quot;;6-[.F14])&amp;[.D14];&quot;0x0000&quot;)" office:value-type="string" office:string-value="0x00DC" calcext:value-type="string">
            <text:p>0x00DC</text:p>
          </table:table-cell>
          <table:table-cell table:style-name="ce6" table:formula="of:=IF([.G14]&lt;&gt;0;LEFT(&quot;0x0000&quot;;6-[.G14])&amp;[.E14];&quot;0x0000&quot;)" office:value-type="string" office:string-value="0x0009" calcext:value-type="string">
            <text:p>0x0009</text:p>
          </table:table-cell>
          <table:table-cell table:style-name="ce6" table:formula="of:=&quot;DW &quot;&amp;[.H14]&amp;&quot;, &quot;&amp;[.I14]" office:value-type="string" office:string-value="DW 0x00DC, 0x0009" calcext:value-type="string">
            <text:p>DW 0x00DC, 0x0009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27.2" calcext:value-type="float">
            <text:p>27.20</text:p>
          </table:table-cell>
          <table:table-cell table:style-name="ce11" table:formula="of:=[.$B$1]*POWER([.$C$1];[.B15])" office:value-type="float" office:value="1258.08457954003" calcext:value-type="float">
            <text:p>1258.08</text:p>
          </table:table-cell>
          <table:table-cell table:style-name="ce6" table:formula="of:=DEC2HEX([.C15]*[.A15])" office:value-type="string" office:string-value="19" calcext:value-type="string">
            <text:p>19</text:p>
          </table:table-cell>
          <table:table-cell table:style-name="ce6" table:formula="of:=DEC2HEX((437500/[.C15])-30.125)" office:value-type="string" office:string-value="13D" calcext:value-type="string">
            <text:p>13D</text:p>
          </table:table-cell>
          <table:table-cell table:style-name="ce6" table:formula="of:=LEN(TEXT([.D15];&quot;####&quot;))" office:value-type="float" office:value="2" calcext:value-type="float">
            <text:p>2</text:p>
          </table:table-cell>
          <table:table-cell table:style-name="ce6" table:formula="of:=LEN(TEXT([.E15];&quot;####&quot;))" office:value-type="float" office:value="3" calcext:value-type="float">
            <text:p>3</text:p>
          </table:table-cell>
          <table:table-cell table:style-name="ce6" table:formula="of:=IF([.F15]&lt;&gt;0;LEFT(&quot;0x0000&quot;;6-[.F15])&amp;[.D15];&quot;0x0000&quot;)" office:value-type="string" office:string-value="0x0019" calcext:value-type="string">
            <text:p>0x0019</text:p>
          </table:table-cell>
          <table:table-cell table:style-name="ce6" table:formula="of:=IF([.G15]&lt;&gt;0;LEFT(&quot;0x0000&quot;;6-[.G15])&amp;[.E15];&quot;0x0000&quot;)" office:value-type="string" office:string-value="0x013D" calcext:value-type="string">
            <text:p>0x013D</text:p>
          </table:table-cell>
          <table:table-cell table:style-name="ce6" table:formula="of:=&quot;DW &quot;&amp;[.H15]&amp;&quot;, &quot;&amp;[.I15]" office:value-type="string" office:string-value="DW 0x0019, 0x013D" calcext:value-type="string">
            <text:p>DW 0x0019, 0x013D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37" calcext:value-type="float">
            <text:p>37.00</text:p>
          </table:table-cell>
          <table:table-cell table:style-name="ce11" table:formula="of:=[.$B$1]*POWER([.$C$1];[.B16])" office:value-type="float" office:value="2215.33016582845" calcext:value-type="float">
            <text:p>2215.33</text:p>
          </table:table-cell>
          <table:table-cell table:style-name="ce6" table:formula="of:=DEC2HEX([.C16]*[.A16])" office:value-type="string" office:string-value="2C" calcext:value-type="string">
            <text:p>2C</text:p>
          </table:table-cell>
          <table:table-cell table:style-name="ce6" table:formula="of:=DEC2HEX((437500/[.C16])-30.125)" office:value-type="string" office:string-value="A7" calcext:value-type="string">
            <text:p>A7</text:p>
          </table:table-cell>
          <table:table-cell table:style-name="ce6" table:formula="of:=LEN(TEXT([.D16];&quot;####&quot;))" office:value-type="float" office:value="2" calcext:value-type="float">
            <text:p>2</text:p>
          </table:table-cell>
          <table:table-cell table:style-name="ce6" table:formula="of:=LEN(TEXT([.E16];&quot;####&quot;))" office:value-type="float" office:value="2" calcext:value-type="float">
            <text:p>2</text:p>
          </table:table-cell>
          <table:table-cell table:style-name="ce6" table:formula="of:=IF([.F16]&lt;&gt;0;LEFT(&quot;0x0000&quot;;6-[.F16])&amp;[.D16];&quot;0x0000&quot;)" office:value-type="string" office:string-value="0x002C" calcext:value-type="string">
            <text:p>0x002C</text:p>
          </table:table-cell>
          <table:table-cell table:style-name="ce6" table:formula="of:=IF([.G16]&lt;&gt;0;LEFT(&quot;0x0000&quot;;6-[.G16])&amp;[.E16];&quot;0x0000&quot;)" office:value-type="string" office:string-value="0x00A7" calcext:value-type="string">
            <text:p>0x00A7</text:p>
          </table:table-cell>
          <table:table-cell table:style-name="ce6" table:formula="of:=&quot;DW &quot;&amp;[.H16]&amp;&quot;, &quot;&amp;[.I16]" office:value-type="string" office:string-value="DW 0x002C, 0x00A7" calcext:value-type="string">
            <text:p>DW 0x002C, 0x00A7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17.7" calcext:value-type="float">
            <text:p>17.70</text:p>
          </table:table-cell>
          <table:table-cell table:style-name="ce11" table:formula="of:=[.$B$1]*POWER([.$C$1];[.B17])" office:value-type="float" office:value="726.948294332766" calcext:value-type="float">
            <text:p>726.95</text:p>
          </table:table-cell>
          <table:table-cell table:style-name="ce6" table:formula="of:=DEC2HEX([.C17]*[.A17])" office:value-type="string" office:string-value="E" calcext:value-type="string">
            <text:p>E</text:p>
          </table:table-cell>
          <table:table-cell table:style-name="ce6" table:formula="of:=DEC2HEX((437500/[.C17])-30.125)" office:value-type="string" office:string-value="23B" calcext:value-type="string">
            <text:p>23B</text:p>
          </table:table-cell>
          <table:table-cell table:style-name="ce6" table:formula="of:=LEN(TEXT([.D17];&quot;####&quot;))" office:value-type="float" office:value="1" calcext:value-type="float">
            <text:p>1</text:p>
          </table:table-cell>
          <table:table-cell table:style-name="ce6" table:formula="of:=LEN(TEXT([.E17];&quot;####&quot;))" office:value-type="float" office:value="3" calcext:value-type="float">
            <text:p>3</text:p>
          </table:table-cell>
          <table:table-cell table:style-name="ce6" table:formula="of:=IF([.F17]&lt;&gt;0;LEFT(&quot;0x0000&quot;;6-[.F17])&amp;[.D17];&quot;0x0000&quot;)" office:value-type="string" office:string-value="0x000E" calcext:value-type="string">
            <text:p>0x000E</text:p>
          </table:table-cell>
          <table:table-cell table:style-name="ce6" table:formula="of:=IF([.G17]&lt;&gt;0;LEFT(&quot;0x0000&quot;;6-[.G17])&amp;[.E17];&quot;0x0000&quot;)" office:value-type="string" office:string-value="0x023B" calcext:value-type="string">
            <text:p>0x023B</text:p>
          </table:table-cell>
          <table:table-cell table:style-name="ce6" table:formula="of:=&quot;DW &quot;&amp;[.H17]&amp;&quot;, &quot;&amp;[.I17]" office:value-type="string" office:string-value="DW 0x000E, 0x023B" calcext:value-type="string">
            <text:p>DW 0x000E, 0x023B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15.2" calcext:value-type="float">
            <text:p>15.20</text:p>
          </table:table-cell>
          <table:table-cell table:style-name="ce11" table:formula="of:=[.$B$1]*POWER([.$C$1];[.B18])" office:value-type="float" office:value="629.241921972087" calcext:value-type="float">
            <text:p>629.24</text:p>
          </table:table-cell>
          <table:table-cell table:style-name="ce6" table:formula="of:=DEC2HEX([.C18]*[.A18])" office:value-type="string" office:string-value="C" calcext:value-type="string">
            <text:p>C</text:p>
          </table:table-cell>
          <table:table-cell table:style-name="ce6" table:formula="of:=DEC2HEX((437500/[.C18])-30.125)" office:value-type="string" office:string-value="299" calcext:value-type="string">
            <text:p>299</text:p>
          </table:table-cell>
          <table:table-cell table:style-name="ce6" table:formula="of:=LEN(TEXT([.D18];&quot;####&quot;))" office:value-type="float" office:value="1" calcext:value-type="float">
            <text:p>1</text:p>
          </table:table-cell>
          <table:table-cell table:style-name="ce6" table:formula="of:=LEN(TEXT([.E18];&quot;####&quot;))" office:value-type="float" office:value="3" calcext:value-type="float">
            <text:p>3</text:p>
          </table:table-cell>
          <table:table-cell table:style-name="ce6" table:formula="of:=IF([.F18]&lt;&gt;0;LEFT(&quot;0x0000&quot;;6-[.F18])&amp;[.D18];&quot;0x0000&quot;)" office:value-type="string" office:string-value="0x000C" calcext:value-type="string">
            <text:p>0x000C</text:p>
          </table:table-cell>
          <table:table-cell table:style-name="ce6" table:formula="of:=IF([.G18]&lt;&gt;0;LEFT(&quot;0x0000&quot;;6-[.G18])&amp;[.E18];&quot;0x0000&quot;)" office:value-type="string" office:string-value="0x0299" calcext:value-type="string">
            <text:p>0x0299</text:p>
          </table:table-cell>
          <table:table-cell table:style-name="ce6" table:formula="of:=&quot;DW &quot;&amp;[.H18]&amp;&quot;, &quot;&amp;[.I18]" office:value-type="string" office:string-value="DW 0x000C, 0x0299" calcext:value-type="string">
            <text:p>DW 0x000C, 0x0299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34.8" calcext:value-type="float">
            <text:p>34.80</text:p>
          </table:table-cell>
          <table:table-cell table:style-name="ce11" table:formula="of:=[.$B$1]*POWER([.$C$1];[.B19])" office:value-type="float" office:value="1951.07917309709" calcext:value-type="float">
            <text:p>1951.08</text:p>
          </table:table-cell>
          <table:table-cell table:style-name="ce6" table:formula="of:=DEC2HEX([.C19]*[.A19])" office:value-type="string" office:string-value="27" calcext:value-type="string">
            <text:p>27</text:p>
          </table:table-cell>
          <table:table-cell table:style-name="ce6" table:formula="of:=DEC2HEX((437500/[.C19])-30.125)" office:value-type="string" office:string-value="C2" calcext:value-type="string">
            <text:p>C2</text:p>
          </table:table-cell>
          <table:table-cell table:style-name="ce6" table:formula="of:=LEN(TEXT([.D19];&quot;####&quot;))" office:value-type="float" office:value="2" calcext:value-type="float">
            <text:p>2</text:p>
          </table:table-cell>
          <table:table-cell table:style-name="ce6" table:formula="of:=LEN(TEXT([.E19];&quot;####&quot;))" office:value-type="float" office:value="2" calcext:value-type="float">
            <text:p>2</text:p>
          </table:table-cell>
          <table:table-cell table:style-name="ce6" table:formula="of:=IF([.F19]&lt;&gt;0;LEFT(&quot;0x0000&quot;;6-[.F19])&amp;[.D19];&quot;0x0000&quot;)" office:value-type="string" office:string-value="0x0027" calcext:value-type="string">
            <text:p>0x0027</text:p>
          </table:table-cell>
          <table:table-cell table:style-name="ce6" table:formula="of:=IF([.G19]&lt;&gt;0;LEFT(&quot;0x0000&quot;;6-[.G19])&amp;[.E19];&quot;0x0000&quot;)" office:value-type="string" office:string-value="0x00C2" calcext:value-type="string">
            <text:p>0x00C2</text:p>
          </table:table-cell>
          <table:table-cell table:style-name="ce6" table:formula="of:=&quot;DW &quot;&amp;[.H19]&amp;&quot;, &quot;&amp;[.I19]" office:value-type="string" office:string-value="DW 0x0027, 0x00C2" calcext:value-type="string">
            <text:p>DW 0x0027, 0x00C2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57.4" calcext:value-type="float">
            <text:p>57.40</text:p>
          </table:table-cell>
          <table:table-cell table:style-name="ce11" table:formula="of:=[.$B$1]*POWER([.$C$1];[.B20])" office:value-type="float" office:value="7193.74741233371" calcext:value-type="float">
            <text:p>7193.75</text:p>
          </table:table-cell>
          <table:table-cell table:style-name="ce6" table:formula="of:=DEC2HEX([.C20]*[.A20])" office:value-type="string" office:string-value="8F" calcext:value-type="string">
            <text:p>8F</text:p>
          </table:table-cell>
          <table:table-cell table:style-name="ce6" table:formula="of:=DEC2HEX((437500/[.C20])-30.125)" office:value-type="string" office:string-value="1E" calcext:value-type="string">
            <text:p>1E</text:p>
          </table:table-cell>
          <table:table-cell table:style-name="ce6" table:formula="of:=LEN(TEXT([.D20];&quot;####&quot;))" office:value-type="float" office:value="2" calcext:value-type="float">
            <text:p>2</text:p>
          </table:table-cell>
          <table:table-cell table:style-name="ce6" table:formula="of:=LEN(TEXT([.E20];&quot;####&quot;))" office:value-type="float" office:value="2" calcext:value-type="float">
            <text:p>2</text:p>
          </table:table-cell>
          <table:table-cell table:style-name="ce6" table:formula="of:=IF([.F20]&lt;&gt;0;LEFT(&quot;0x0000&quot;;6-[.F20])&amp;[.D20];&quot;0x0000&quot;)" office:value-type="string" office:string-value="0x008F" calcext:value-type="string">
            <text:p>0x008F</text:p>
          </table:table-cell>
          <table:table-cell table:style-name="ce6" table:formula="of:=IF([.G20]&lt;&gt;0;LEFT(&quot;0x0000&quot;;6-[.G20])&amp;[.E20];&quot;0x0000&quot;)" office:value-type="string" office:string-value="0x001E" calcext:value-type="string">
            <text:p>0x001E</text:p>
          </table:table-cell>
          <table:table-cell table:style-name="ce6" table:formula="of:=&quot;DW &quot;&amp;[.H20]&amp;&quot;, &quot;&amp;[.I20]" office:value-type="string" office:string-value="DW 0x008F, 0x001E" calcext:value-type="string">
            <text:p>DW 0x008F, 0x001E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table:formula="of:=[.$B$1]*POWER([.$C$1];[.B21])" office:value-type="float" office:value="1045.85607109074" calcext:value-type="float">
            <text:p>1045.86</text:p>
          </table:table-cell>
          <table:table-cell table:style-name="ce6" table:formula="of:=DEC2HEX([.C21]*[.A21])" office:value-type="string" office:string-value="14" calcext:value-type="string">
            <text:p>14</text:p>
          </table:table-cell>
          <table:table-cell table:style-name="ce6" table:formula="of:=DEC2HEX((437500/[.C21])-30.125)" office:value-type="string" office:string-value="184" calcext:value-type="string">
            <text:p>184</text:p>
          </table:table-cell>
          <table:table-cell table:style-name="ce6" table:formula="of:=LEN(TEXT([.D21];&quot;####&quot;))" office:value-type="float" office:value="2" calcext:value-type="float">
            <text:p>2</text:p>
          </table:table-cell>
          <table:table-cell table:style-name="ce6" table:formula="of:=LEN(TEXT([.E21];&quot;####&quot;))" office:value-type="float" office:value="3" calcext:value-type="float">
            <text:p>3</text:p>
          </table:table-cell>
          <table:table-cell table:style-name="ce6" table:formula="of:=IF([.F21]&lt;&gt;0;LEFT(&quot;0x0000&quot;;6-[.F21])&amp;[.D21];&quot;0x0000&quot;)" office:value-type="string" office:string-value="0x0014" calcext:value-type="string">
            <text:p>0x0014</text:p>
          </table:table-cell>
          <table:table-cell table:style-name="ce6" table:formula="of:=IF([.G21]&lt;&gt;0;LEFT(&quot;0x0000&quot;;6-[.G21])&amp;[.E21];&quot;0x0000&quot;)" office:value-type="string" office:string-value="0x0184" calcext:value-type="string">
            <text:p>0x0184</text:p>
          </table:table-cell>
          <table:table-cell table:style-name="ce6" table:formula="of:=&quot;DW &quot;&amp;[.H21]&amp;&quot;, &quot;&amp;[.I21]" office:value-type="string" office:string-value="DW 0x0014, 0x0184" calcext:value-type="string">
            <text:p>DW 0x0014, 0x0184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4.9" calcext:value-type="float">
            <text:p>4.90</text:p>
          </table:table-cell>
          <table:table-cell table:style-name="ce11" table:formula="of:=[.$B$1]*POWER([.$C$1];[.B22])" office:value-type="float" office:value="347.177724421358" calcext:value-type="float">
            <text:p>347.18</text:p>
          </table:table-cell>
          <table:table-cell table:style-name="ce6" table:formula="of:=DEC2HEX([.C22]*[.A22])" office:value-type="string" office:string-value="6" calcext:value-type="string">
            <text:p>6</text:p>
          </table:table-cell>
          <table:table-cell table:style-name="ce6" table:formula="of:=DEC2HEX((437500/[.C22])-30.125)" office:value-type="string" office:string-value="4CE" calcext:value-type="string">
            <text:p>4CE</text:p>
          </table:table-cell>
          <table:table-cell table:style-name="ce6" table:formula="of:=LEN(TEXT([.D22];&quot;####&quot;))" office:value-type="float" office:value="1" calcext:value-type="float">
            <text:p>1</text:p>
          </table:table-cell>
          <table:table-cell table:style-name="ce6" table:formula="of:=LEN(TEXT([.E22];&quot;####&quot;))" office:value-type="float" office:value="3" calcext:value-type="float">
            <text:p>3</text:p>
          </table:table-cell>
          <table:table-cell table:style-name="ce6" table:formula="of:=IF([.F22]&lt;&gt;0;LEFT(&quot;0x0000&quot;;6-[.F22])&amp;[.D22];&quot;0x0000&quot;)" office:value-type="string" office:string-value="0x0006" calcext:value-type="string">
            <text:p>0x0006</text:p>
          </table:table-cell>
          <table:table-cell table:style-name="ce6" table:formula="of:=IF([.G22]&lt;&gt;0;LEFT(&quot;0x0000&quot;;6-[.G22])&amp;[.E22];&quot;0x0000&quot;)" office:value-type="string" office:string-value="0x04CE" calcext:value-type="string">
            <text:p>0x04CE</text:p>
          </table:table-cell>
          <table:table-cell table:style-name="ce6" table:formula="of:=&quot;DW &quot;&amp;[.H22]&amp;&quot;, &quot;&amp;[.I22]" office:value-type="string" office:string-value="DW 0x0006, 0x04CE" calcext:value-type="string">
            <text:p>DW 0x0006, 0x04CE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19.3" calcext:value-type="float">
            <text:p>19.30</text:p>
          </table:table-cell>
          <table:table-cell table:style-name="ce11" table:formula="of:=[.$B$1]*POWER([.$C$1];[.B23])" office:value-type="float" office:value="797.301315381286" calcext:value-type="float">
            <text:p>797.30</text:p>
          </table:table-cell>
          <table:table-cell table:style-name="ce6" table:formula="of:=DEC2HEX([.C23]*[.A23])" office:value-type="string" office:string-value="F" calcext:value-type="string">
            <text:p>F</text:p>
          </table:table-cell>
          <table:table-cell table:style-name="ce6" table:formula="of:=DEC2HEX((437500/[.C23])-30.125)" office:value-type="string" office:string-value="206" calcext:value-type="string">
            <text:p>206</text:p>
          </table:table-cell>
          <table:table-cell table:style-name="ce6" table:formula="of:=LEN(TEXT([.D23];&quot;####&quot;))" office:value-type="float" office:value="1" calcext:value-type="float">
            <text:p>1</text:p>
          </table:table-cell>
          <table:table-cell table:style-name="ce6" table:formula="of:=LEN(TEXT([.E23];&quot;####&quot;))" office:value-type="float" office:value="3" calcext:value-type="float">
            <text:p>3</text:p>
          </table:table-cell>
          <table:table-cell table:style-name="ce6" table:formula="of:=IF([.F23]&lt;&gt;0;LEFT(&quot;0x0000&quot;;6-[.F23])&amp;[.D23];&quot;0x0000&quot;)" office:value-type="string" office:string-value="0x000F" calcext:value-type="string">
            <text:p>0x000F</text:p>
          </table:table-cell>
          <table:table-cell table:style-name="ce6" table:formula="of:=IF([.G23]&lt;&gt;0;LEFT(&quot;0x0000&quot;;6-[.G23])&amp;[.E23];&quot;0x0000&quot;)" office:value-type="string" office:string-value="0x0206" calcext:value-type="string">
            <text:p>0x0206</text:p>
          </table:table-cell>
          <table:table-cell table:style-name="ce6" table:formula="of:=&quot;DW &quot;&amp;[.H23]&amp;&quot;, &quot;&amp;[.I23]" office:value-type="string" office:string-value="DW 0x000F, 0x0206" calcext:value-type="string">
            <text:p>DW 0x000F, 0x0206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64.2" calcext:value-type="float">
            <text:p>64.20</text:p>
          </table:table-cell>
          <table:table-cell table:style-name="ce11" table:formula="of:=[.$B$1]*POWER([.$C$1];[.B24])" office:value-type="float" office:value="10652.7260643605" calcext:value-type="float">
            <text:p>10652.73</text:p>
          </table:table-cell>
          <table:table-cell table:style-name="ce6" table:formula="of:=DEC2HEX([.C24]*[.A24])" office:value-type="string" office:string-value="D5" calcext:value-type="string">
            <text:p>D5</text:p>
          </table:table-cell>
          <table:table-cell table:style-name="ce6" table:formula="of:=DEC2HEX((437500/[.C24])-30.125)" office:value-type="string" office:string-value="A" calcext:value-type="string">
            <text:p>A</text:p>
          </table:table-cell>
          <table:table-cell table:style-name="ce6" table:formula="of:=LEN(TEXT([.D24];&quot;####&quot;))" office:value-type="float" office:value="2" calcext:value-type="float">
            <text:p>2</text:p>
          </table:table-cell>
          <table:table-cell table:style-name="ce6" table:formula="of:=LEN(TEXT([.E24];&quot;####&quot;))" office:value-type="float" office:value="1" calcext:value-type="float">
            <text:p>1</text:p>
          </table:table-cell>
          <table:table-cell table:style-name="ce6" table:formula="of:=IF([.F24]&lt;&gt;0;LEFT(&quot;0x0000&quot;;6-[.F24])&amp;[.D24];&quot;0x0000&quot;)" office:value-type="string" office:string-value="0x00D5" calcext:value-type="string">
            <text:p>0x00D5</text:p>
          </table:table-cell>
          <table:table-cell table:style-name="ce6" table:formula="of:=IF([.G24]&lt;&gt;0;LEFT(&quot;0x0000&quot;;6-[.G24])&amp;[.E24];&quot;0x0000&quot;)" office:value-type="string" office:string-value="0x000A" calcext:value-type="string">
            <text:p>0x000A</text:p>
          </table:table-cell>
          <table:table-cell table:style-name="ce6" table:formula="of:=&quot;DW &quot;&amp;[.H24]&amp;&quot;, &quot;&amp;[.I24]" office:value-type="string" office:string-value="DW 0x00D5, 0x000A" calcext:value-type="string">
            <text:p>DW 0x00D5, 0x000A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56.5" calcext:value-type="float">
            <text:p>56.50</text:p>
          </table:table-cell>
          <table:table-cell table:style-name="ce11" table:formula="of:=[.$B$1]*POWER([.$C$1];[.B25])" office:value-type="float" office:value="6829.48995326783" calcext:value-type="float">
            <text:p>6829.49</text:p>
          </table:table-cell>
          <table:table-cell table:style-name="ce6" table:formula="of:=DEC2HEX([.C25]*[.A25])" office:value-type="string" office:string-value="88" calcext:value-type="string">
            <text:p>88</text:p>
          </table:table-cell>
          <table:table-cell table:style-name="ce6" table:formula="of:=DEC2HEX((437500/[.C25])-30.125)" office:value-type="string" office:string-value="21" calcext:value-type="string">
            <text:p>21</text:p>
          </table:table-cell>
          <table:table-cell table:style-name="ce6" table:formula="of:=LEN(TEXT([.D25];&quot;####&quot;))" office:value-type="float" office:value="2" calcext:value-type="float">
            <text:p>2</text:p>
          </table:table-cell>
          <table:table-cell table:style-name="ce6" table:formula="of:=LEN(TEXT([.E25];&quot;####&quot;))" office:value-type="float" office:value="2" calcext:value-type="float">
            <text:p>2</text:p>
          </table:table-cell>
          <table:table-cell table:style-name="ce6" table:formula="of:=IF([.F25]&lt;&gt;0;LEFT(&quot;0x0000&quot;;6-[.F25])&amp;[.D25];&quot;0x0000&quot;)" office:value-type="string" office:string-value="0x0088" calcext:value-type="string">
            <text:p>0x0088</text:p>
          </table:table-cell>
          <table:table-cell table:style-name="ce6" table:formula="of:=IF([.G25]&lt;&gt;0;LEFT(&quot;0x0000&quot;;6-[.G25])&amp;[.E25];&quot;0x0000&quot;)" office:value-type="string" office:string-value="0x0021" calcext:value-type="string">
            <text:p>0x0021</text:p>
          </table:table-cell>
          <table:table-cell table:style-name="ce6" table:formula="of:=&quot;DW &quot;&amp;[.H25]&amp;&quot;, &quot;&amp;[.I25]" office:value-type="string" office:string-value="DW 0x0088, 0x0021" calcext:value-type="string">
            <text:p>DW 0x0088, 0x0021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31.1" calcext:value-type="float">
            <text:p>31.10</text:p>
          </table:table-cell>
          <table:table-cell table:style-name="ce11" table:formula="of:=[.$B$1]*POWER([.$C$1];[.B26])" office:value-type="float" office:value="1575.7953008341" calcext:value-type="float">
            <text:p>1575.80</text:p>
          </table:table-cell>
          <table:table-cell table:style-name="ce6" table:formula="of:=DEC2HEX([.C26]*[.A26])" office:value-type="string" office:string-value="1F" calcext:value-type="string">
            <text:p>1F</text:p>
          </table:table-cell>
          <table:table-cell table:style-name="ce6" table:formula="of:=DEC2HEX((437500/[.C26])-30.125)" office:value-type="string" office:string-value="F7" calcext:value-type="string">
            <text:p>F7</text:p>
          </table:table-cell>
          <table:table-cell table:style-name="ce6" table:formula="of:=LEN(TEXT([.D26];&quot;####&quot;))" office:value-type="float" office:value="2" calcext:value-type="float">
            <text:p>2</text:p>
          </table:table-cell>
          <table:table-cell table:style-name="ce6" table:formula="of:=LEN(TEXT([.E26];&quot;####&quot;))" office:value-type="float" office:value="2" calcext:value-type="float">
            <text:p>2</text:p>
          </table:table-cell>
          <table:table-cell table:style-name="ce6" table:formula="of:=IF([.F26]&lt;&gt;0;LEFT(&quot;0x0000&quot;;6-[.F26])&amp;[.D26];&quot;0x0000&quot;)" office:value-type="string" office:string-value="0x001F" calcext:value-type="string">
            <text:p>0x001F</text:p>
          </table:table-cell>
          <table:table-cell table:style-name="ce6" table:formula="of:=IF([.G26]&lt;&gt;0;LEFT(&quot;0x0000&quot;;6-[.G26])&amp;[.E26];&quot;0x0000&quot;)" office:value-type="string" office:string-value="0x00F7" calcext:value-type="string">
            <text:p>0x00F7</text:p>
          </table:table-cell>
          <table:table-cell table:style-name="ce6" table:formula="of:=&quot;DW &quot;&amp;[.H26]&amp;&quot;, &quot;&amp;[.I26]" office:value-type="string" office:string-value="DW 0x001F, 0x00F7" calcext:value-type="string">
            <text:p>DW 0x001F, 0x00F7</text:p>
          </table:table-cell>
          <table:table-cell table:number-columns-repeated="1014"/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 table:style-name="ce11" office:value-type="float" office:value="53.8" calcext:value-type="float">
            <text:p>53.80</text:p>
          </table:table-cell>
          <table:table-cell table:style-name="ce11" table:formula="of:=[.$B$1]*POWER([.$C$1];[.B27])" office:value-type="float" office:value="5843.6948243689" calcext:value-type="float">
            <text:p>5843.69</text:p>
          </table:table-cell>
          <table:table-cell table:style-name="ce6" table:formula="of:=DEC2HEX([.C27]*[.A27])" office:value-type="string" office:string-value="74" calcext:value-type="string">
            <text:p>74</text:p>
          </table:table-cell>
          <table:table-cell table:style-name="ce6" table:formula="of:=DEC2HEX((437500/[.C27])-30.125)" office:value-type="string" office:string-value="2C" calcext:value-type="string">
            <text:p>2C</text:p>
          </table:table-cell>
          <table:table-cell table:style-name="ce6" table:formula="of:=LEN(TEXT([.D27];&quot;####&quot;))" office:value-type="float" office:value="2" calcext:value-type="float">
            <text:p>2</text:p>
          </table:table-cell>
          <table:table-cell table:style-name="ce6" table:formula="of:=LEN(TEXT([.E27];&quot;####&quot;))" office:value-type="float" office:value="2" calcext:value-type="float">
            <text:p>2</text:p>
          </table:table-cell>
          <table:table-cell table:style-name="ce6" table:formula="of:=IF([.F27]&lt;&gt;0;LEFT(&quot;0x0000&quot;;6-[.F27])&amp;[.D27];&quot;0x0000&quot;)" office:value-type="string" office:string-value="0x0074" calcext:value-type="string">
            <text:p>0x0074</text:p>
          </table:table-cell>
          <table:table-cell table:style-name="ce6" table:formula="of:=IF([.G27]&lt;&gt;0;LEFT(&quot;0x0000&quot;;6-[.G27])&amp;[.E27];&quot;0x0000&quot;)" office:value-type="string" office:string-value="0x002C" calcext:value-type="string">
            <text:p>0x002C</text:p>
          </table:table-cell>
          <table:table-cell table:style-name="ce6" table:formula="of:=&quot;DW &quot;&amp;[.H27]&amp;&quot;, &quot;&amp;[.I27]" office:value-type="string" office:string-value="DW 0x0074, 0x002C" calcext:value-type="string">
            <text:p>DW 0x0074, 0x002C</text:p>
          </table:table-cell>
          <table:table-cell table:number-columns-repeated="1014"/>
        </table:table-row>
        <table:table-row table:style-name="ro1" table:number-rows-repeated="97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S" table:style-name="ta12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2" table:number-columns-repeated="16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1014"/>
        </table:table-row>
        <table:table-row table:style-name="ro1">
          <table:table-cell table:style-name="ce6" office:value-type="float" office:value="0.005" calcext:value-type="float">
            <text:p>0.005</text:p>
          </table:table-cell>
          <table:table-cell table:style-name="ce11" office:value-type="float" office:value="28.3" calcext:value-type="float">
            <text:p>28.30</text:p>
          </table:table-cell>
          <table:table-cell table:style-name="ce11" table:formula="of:=[.$B$1]*POWER([.$C$1];[.B3])" office:value-type="float" office:value="1340.57656563787" calcext:value-type="float">
            <text:p>1340.58</text:p>
          </table:table-cell>
          <table:table-cell table:style-name="ce6" table:formula="of:=DEC2HEX([.C3]*[.A3])" office:value-type="string" office:string-value="6" calcext:value-type="string">
            <text:p>6</text:p>
          </table:table-cell>
          <table:table-cell table:style-name="ce6" table:formula="of:=DEC2HEX((437500/[.C3])-30.125)" office:value-type="string" office:string-value="128" calcext:value-type="string">
            <text:p>128</text:p>
          </table:table-cell>
          <table:table-cell table:style-name="ce6" table:formula="of:=LEN(TEXT([.D3];&quot;####&quot;))" office:value-type="float" office:value="1" calcext:value-type="float">
            <text:p>1</text:p>
          </table:table-cell>
          <table:table-cell table:style-name="ce6" table:formula="of:=LEN(TEXT([.E3];&quot;####&quot;))" office:value-type="float" office:value="3" calcext:value-type="float">
            <text:p>3</text:p>
          </table:table-cell>
          <table:table-cell table:style-name="ce6" table:formula="of:=IF([.F3]&lt;&gt;0;LEFT(&quot;0x0000&quot;;6-[.F3])&amp;[.D3];&quot;0x0000&quot;)" office:value-type="string" office:string-value="0x0006" calcext:value-type="string">
            <text:p>0x0006</text:p>
          </table:table-cell>
          <table:table-cell table:style-name="ce6" table:formula="of:=IF([.G3]&lt;&gt;0;LEFT(&quot;0x0000&quot;;6-[.G3])&amp;[.E3];&quot;0x0000&quot;)" office:value-type="string" office:string-value="0x0128" calcext:value-type="string">
            <text:p>0x0128</text:p>
          </table:table-cell>
          <table:table-cell table:style-name="ce6" table:formula="of:=&quot;DW &quot;&amp;[.H3]&amp;&quot;, &quot;&amp;[.I3]" office:value-type="string" office:string-value="DW 0x0006, 0x0128" calcext:value-type="string">
            <text:p>DW 0x0006, 0x0128</text:p>
          </table:table-cell>
          <table:table-cell table:number-columns-repeated="1014"/>
        </table:table-row>
        <table:table-row table:style-name="ro1">
          <table:table-cell table:style-name="ce6" office:value-type="float" office:value="0.005" calcext:value-type="float">
            <text:p>0.005</text:p>
          </table:table-cell>
          <table:table-cell table:style-name="ce11" office:value-type="float" office:value="53.2" calcext:value-type="float">
            <text:p>53.20</text:p>
          </table:table-cell>
          <table:table-cell table:style-name="ce11" table:formula="of:=[.$B$1]*POWER([.$C$1];[.B4])" office:value-type="float" office:value="5644.72668131495" calcext:value-type="float">
            <text:p>5644.73</text:p>
          </table:table-cell>
          <table:table-cell table:style-name="ce6" table:formula="of:=DEC2HEX([.C4]*[.A4])" office:value-type="string" office:string-value="1C" calcext:value-type="string">
            <text:p>1C</text:p>
          </table:table-cell>
          <table:table-cell table:style-name="ce6" table:formula="of:=DEC2HEX((437500/[.C4])-30.125)" office:value-type="string" office:string-value="2F" calcext:value-type="string">
            <text:p>2F</text:p>
          </table:table-cell>
          <table:table-cell table:style-name="ce6" table:formula="of:=LEN(TEXT([.D4];&quot;####&quot;))" office:value-type="float" office:value="2" calcext:value-type="float">
            <text:p>2</text:p>
          </table:table-cell>
          <table:table-cell table:style-name="ce6" table:formula="of:=LEN(TEXT([.E4];&quot;####&quot;))" office:value-type="float" office:value="2" calcext:value-type="float">
            <text:p>2</text:p>
          </table:table-cell>
          <table:table-cell table:style-name="ce6" table:formula="of:=IF([.F4]&lt;&gt;0;LEFT(&quot;0x0000&quot;;6-[.F4])&amp;[.D4];&quot;0x0000&quot;)" office:value-type="string" office:string-value="0x001C" calcext:value-type="string">
            <text:p>0x001C</text:p>
          </table:table-cell>
          <table:table-cell table:style-name="ce6" table:formula="of:=IF([.G4]&lt;&gt;0;LEFT(&quot;0x0000&quot;;6-[.G4])&amp;[.E4];&quot;0x0000&quot;)" office:value-type="string" office:string-value="0x002F" calcext:value-type="string">
            <text:p>0x002F</text:p>
          </table:table-cell>
          <table:table-cell table:style-name="ce6" table:formula="of:=&quot;DW &quot;&amp;[.H4]&amp;&quot;, &quot;&amp;[.I4]" office:value-type="string" office:string-value="DW 0x001C, 0x002F" calcext:value-type="string">
            <text:p>DW 0x001C, 0x002F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MP" table:style-name="ta13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2" table:number-columns-repeated="16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BASE FREQ. C</text:p>
          </table:table-cell>
          <table:table-cell table:style-name="ce8" office:value-type="float" office:value="261.63" calcext:value-type="float">
            <text:p>261.63</text:p>
          </table:table-cell>
          <table:table-cell table:style-name="ce8" table:formula="of:=[$'BASIC OCTAVE'.C3]/[$'BASIC OCTAVE'.C2]" office:value-type="float" office:value="1.05943508" calcext:value-type="float">
            <text:p>1.0594350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URATION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FREQ. (Hz)</text:p>
          </table:table-cell>
          <table:table-cell table:style-name="ce12" office:value-type="string" calcext:value-type="string">
            <text:p>DURATION (SPECCY)</text:p>
          </table:table-cell>
          <table:table-cell table:style-name="ce12" office:value-type="string" calcext:value-type="string">
            <text:p>PITCH (SPECCY)</text:p>
          </table:table-cell>
          <table:table-cell table:number-columns-repeated="2"/>
          <table:table-cell table:style-name="ce13" office:value-type="string" calcext:value-type="string">
            <text:p>DE</text:p>
          </table:table-cell>
          <table:table-cell table:style-name="ce13" office:value-type="string" calcext:value-type="string">
            <text:p>HL</text:p>
          </table:table-cell>
          <table:table-cell table:style-name="ce14" office:value-type="string" calcext:value-type="string">
            <text:p>ASM</text:p>
          </table:table-cell>
          <table:table-cell table:number-columns-repeated="1014"/>
        </table:table-row>
        <table:table-row table:style-name="ro1">
          <table:table-cell table:style-name="ce6" office:value-type="float" office:value="0.005" calcext:value-type="float">
            <text:p>0.005</text:p>
          </table:table-cell>
          <table:table-cell table:style-name="ce11" office:value-type="float" office:value="20" calcext:value-type="float">
            <text:p>20.00</text:p>
          </table:table-cell>
          <table:table-cell table:style-name="ce11" table:formula="of:=[.$B$1]*POWER([.$C$1];[.B3])" office:value-type="float" office:value="830.184317293942" calcext:value-type="float">
            <text:p>830.18</text:p>
          </table:table-cell>
          <table:table-cell table:style-name="ce6" table:formula="of:=DEC2HEX([.C3]*[.A3])" office:value-type="string" office:string-value="4" calcext:value-type="string">
            <text:p>4</text:p>
          </table:table-cell>
          <table:table-cell table:style-name="ce6" table:formula="of:=DEC2HEX((437500/[.C3])-30.125)" office:value-type="string" office:string-value="1F0" calcext:value-type="string">
            <text:p>1F0</text:p>
          </table:table-cell>
          <table:table-cell table:style-name="ce6" table:formula="of:=LEN(TEXT([.D3];&quot;####&quot;))" office:value-type="float" office:value="1" calcext:value-type="float">
            <text:p>1</text:p>
          </table:table-cell>
          <table:table-cell table:style-name="ce6" table:formula="of:=LEN(TEXT([.E3];&quot;####&quot;))" office:value-type="float" office:value="3" calcext:value-type="float">
            <text:p>3</text:p>
          </table:table-cell>
          <table:table-cell table:style-name="ce6" table:formula="of:=IF([.F3]&lt;&gt;0;LEFT(&quot;0x0000&quot;;6-[.F3])&amp;[.D3];&quot;0x0000&quot;)" office:value-type="string" office:string-value="0x0004" calcext:value-type="string">
            <text:p>0x0004</text:p>
          </table:table-cell>
          <table:table-cell table:style-name="ce6" table:formula="of:=IF([.G3]&lt;&gt;0;LEFT(&quot;0x0000&quot;;6-[.G3])&amp;[.E3];&quot;0x0000&quot;)" office:value-type="string" office:string-value="0x01F0" calcext:value-type="string">
            <text:p>0x01F0</text:p>
          </table:table-cell>
          <table:table-cell table:style-name="ce6" table:formula="of:=&quot;DW &quot;&amp;[.H3]&amp;&quot;, &quot;&amp;[.I3]" office:value-type="string" office:string-value="DW 0x0004, 0x01F0" calcext:value-type="string">
            <text:p>DW 0x0004, 0x01F0</text:p>
          </table:table-cell>
          <table:table-cell table:number-columns-repeated="1014"/>
        </table:table-row>
        <table:table-row table:style-name="ro1">
          <table:table-cell table:style-name="ce6" office:value-type="float" office:value="0.005" calcext:value-type="float">
            <text:p>0.005</text:p>
          </table:table-cell>
          <table:table-cell table:style-name="ce11" office:value-type="float" office:value="23" calcext:value-type="float">
            <text:p>23.00</text:p>
          </table:table-cell>
          <table:table-cell table:style-name="ce11" table:formula="of:=[.$B$1]*POWER([.$C$1];[.B4])" office:value-type="float" office:value="987.182783385594" calcext:value-type="float">
            <text:p>987.18</text:p>
          </table:table-cell>
          <table:table-cell table:style-name="ce6" table:formula="of:=DEC2HEX([.C4]*[.A4])" office:value-type="string" office:string-value="4" calcext:value-type="string">
            <text:p>4</text:p>
          </table:table-cell>
          <table:table-cell table:style-name="ce6" table:formula="of:=DEC2HEX((437500/[.C4])-30.125)" office:value-type="string" office:string-value="19D" calcext:value-type="string">
            <text:p>19D</text:p>
          </table:table-cell>
          <table:table-cell table:style-name="ce6" table:formula="of:=LEN(TEXT([.D4];&quot;####&quot;))" office:value-type="float" office:value="1" calcext:value-type="float">
            <text:p>1</text:p>
          </table:table-cell>
          <table:table-cell table:style-name="ce6" table:formula="of:=LEN(TEXT([.E4];&quot;####&quot;))" office:value-type="float" office:value="3" calcext:value-type="float">
            <text:p>3</text:p>
          </table:table-cell>
          <table:table-cell table:style-name="ce6" table:formula="of:=IF([.F4]&lt;&gt;0;LEFT(&quot;0x0000&quot;;6-[.F4])&amp;[.D4];&quot;0x0000&quot;)" office:value-type="string" office:string-value="0x0004" calcext:value-type="string">
            <text:p>0x0004</text:p>
          </table:table-cell>
          <table:table-cell table:style-name="ce6" table:formula="of:=IF([.G4]&lt;&gt;0;LEFT(&quot;0x0000&quot;;6-[.G4])&amp;[.E4];&quot;0x0000&quot;)" office:value-type="string" office:string-value="0x019D" calcext:value-type="string">
            <text:p>0x019D</text:p>
          </table:table-cell>
          <table:table-cell table:style-name="ce6" table:formula="of:=&quot;DW &quot;&amp;[.H4]&amp;&quot;, &quot;&amp;[.I4]" office:value-type="string" office:string-value="DW 0x0004, 0x019D" calcext:value-type="string">
            <text:p>DW 0x0004, 0x019D</text:p>
          </table:table-cell>
          <table:table-cell table:number-columns-repeated="1014"/>
        </table:table-row>
        <table:table-row table:style-name="ro1">
          <table:table-cell table:style-name="ce6" office:value-type="float" office:value="0.005" calcext:value-type="float">
            <text:p>0.005</text:p>
          </table:table-cell>
          <table:table-cell table:style-name="ce11" office:value-type="float" office:value="26" calcext:value-type="float">
            <text:p>26.00</text:p>
          </table:table-cell>
          <table:table-cell table:style-name="ce11" table:formula="of:=[.$B$1]*POWER([.$C$1];[.B5])" office:value-type="float" office:value="1173.87166622166" calcext:value-type="float">
            <text:p>1173.87</text:p>
          </table:table-cell>
          <table:table-cell table:style-name="ce6" table:formula="of:=DEC2HEX([.C5]*[.A5])" office:value-type="string" office:string-value="5" calcext:value-type="string">
            <text:p>5</text:p>
          </table:table-cell>
          <table:table-cell table:style-name="ce6" table:formula="of:=DEC2HEX((437500/[.C5])-30.125)" office:value-type="string" office:string-value="156" calcext:value-type="string">
            <text:p>156</text:p>
          </table:table-cell>
          <table:table-cell table:style-name="ce6" table:formula="of:=LEN(TEXT([.D5];&quot;####&quot;))" office:value-type="float" office:value="1" calcext:value-type="float">
            <text:p>1</text:p>
          </table:table-cell>
          <table:table-cell table:style-name="ce6" table:formula="of:=LEN(TEXT([.E5];&quot;####&quot;))" office:value-type="float" office:value="3" calcext:value-type="float">
            <text:p>3</text:p>
          </table:table-cell>
          <table:table-cell table:style-name="ce6" table:formula="of:=IF([.F5]&lt;&gt;0;LEFT(&quot;0x0000&quot;;6-[.F5])&amp;[.D5];&quot;0x0000&quot;)" office:value-type="string" office:string-value="0x0005" calcext:value-type="string">
            <text:p>0x0005</text:p>
          </table:table-cell>
          <table:table-cell table:style-name="ce6" table:formula="of:=IF([.G5]&lt;&gt;0;LEFT(&quot;0x0000&quot;;6-[.G5])&amp;[.E5];&quot;0x0000&quot;)" office:value-type="string" office:string-value="0x0156" calcext:value-type="string">
            <text:p>0x0156</text:p>
          </table:table-cell>
          <table:table-cell table:style-name="ce6" table:formula="of:=&quot;DW &quot;&amp;[.H5]&amp;&quot;, &quot;&amp;[.I5]" office:value-type="string" office:string-value="DW 0x0005, 0x0156" calcext:value-type="string">
            <text:p>DW 0x0005, 0x0156</text:p>
          </table:table-cell>
          <table:table-cell table:number-columns-repeated="1014"/>
        </table:table-row>
        <table:table-row table:style-name="ro1">
          <table:table-cell table:style-name="ce6" office:value-type="float" office:value="0.005" calcext:value-type="float">
            <text:p>0.005</text:p>
          </table:table-cell>
          <table:table-cell table:style-name="ce11" office:value-type="float" office:value="29" calcext:value-type="float">
            <text:p>29.00</text:p>
          </table:table-cell>
          <table:table-cell table:style-name="ce11" table:formula="of:=[.$B$1]*POWER([.$C$1];[.B6])" office:value-type="float" office:value="1395.86580312126" calcext:value-type="float">
            <text:p>1395.87</text:p>
          </table:table-cell>
          <table:table-cell table:style-name="ce6" table:formula="of:=DEC2HEX([.C6]*[.A6])" office:value-type="string" office:string-value="6" calcext:value-type="string">
            <text:p>6</text:p>
          </table:table-cell>
          <table:table-cell table:style-name="ce6" table:formula="of:=DEC2HEX((437500/[.C6])-30.125)" office:value-type="string" office:string-value="11B" calcext:value-type="string">
            <text:p>11B</text:p>
          </table:table-cell>
          <table:table-cell table:style-name="ce6" table:formula="of:=LEN(TEXT([.D6];&quot;####&quot;))" office:value-type="float" office:value="1" calcext:value-type="float">
            <text:p>1</text:p>
          </table:table-cell>
          <table:table-cell table:style-name="ce6" table:formula="of:=LEN(TEXT([.E6];&quot;####&quot;))" office:value-type="float" office:value="3" calcext:value-type="float">
            <text:p>3</text:p>
          </table:table-cell>
          <table:table-cell table:style-name="ce6" table:formula="of:=IF([.F6]&lt;&gt;0;LEFT(&quot;0x0000&quot;;6-[.F6])&amp;[.D6];&quot;0x0000&quot;)" office:value-type="string" office:string-value="0x0006" calcext:value-type="string">
            <text:p>0x0006</text:p>
          </table:table-cell>
          <table:table-cell table:style-name="ce6" table:formula="of:=IF([.G6]&lt;&gt;0;LEFT(&quot;0x0000&quot;;6-[.G6])&amp;[.E6];&quot;0x0000&quot;)" office:value-type="string" office:string-value="0x011B" calcext:value-type="string">
            <text:p>0x011B</text:p>
          </table:table-cell>
          <table:table-cell table:style-name="ce6" table:formula="of:=&quot;DW &quot;&amp;[.H6]&amp;&quot;, &quot;&amp;[.I6]" office:value-type="string" office:string-value="DW 0x0006, 0x011B" calcext:value-type="string">
            <text:p>DW 0x0006, 0x011B</text:p>
          </table:table-cell>
          <table:table-cell table:number-columns-repeated="1014"/>
        </table:table-row>
        <table:table-row table:style-name="ro1">
          <table:table-cell table:style-name="ce6" office:value-type="float" office:value="0.005" calcext:value-type="float">
            <text:p>0.005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table:formula="of:=[.$B$1]*POWER([.$C$1];[.B7])" office:value-type="float" office:value="1659.84186891128" calcext:value-type="float">
            <text:p>1659.84</text:p>
          </table:table-cell>
          <table:table-cell table:style-name="ce6" table:formula="of:=DEC2HEX([.C7]*[.A7])" office:value-type="string" office:string-value="8" calcext:value-type="string">
            <text:p>8</text:p>
          </table:table-cell>
          <table:table-cell table:style-name="ce6" table:formula="of:=DEC2HEX((437500/[.C7])-30.125)" office:value-type="string" office:string-value="E9" calcext:value-type="string">
            <text:p>E9</text:p>
          </table:table-cell>
          <table:table-cell table:style-name="ce6" table:formula="of:=LEN(TEXT([.D7];&quot;####&quot;))" office:value-type="float" office:value="1" calcext:value-type="float">
            <text:p>1</text:p>
          </table:table-cell>
          <table:table-cell table:style-name="ce6" table:formula="of:=LEN(TEXT([.E7];&quot;####&quot;))" office:value-type="float" office:value="2" calcext:value-type="float">
            <text:p>2</text:p>
          </table:table-cell>
          <table:table-cell table:style-name="ce6" table:formula="of:=IF([.F7]&lt;&gt;0;LEFT(&quot;0x0000&quot;;6-[.F7])&amp;[.D7];&quot;0x0000&quot;)" office:value-type="string" office:string-value="0x0008" calcext:value-type="string">
            <text:p>0x0008</text:p>
          </table:table-cell>
          <table:table-cell table:style-name="ce6" table:formula="of:=IF([.G7]&lt;&gt;0;LEFT(&quot;0x0000&quot;;6-[.G7])&amp;[.E7];&quot;0x0000&quot;)" office:value-type="string" office:string-value="0x00E9" calcext:value-type="string">
            <text:p>0x00E9</text:p>
          </table:table-cell>
          <table:table-cell table:style-name="ce6" table:formula="of:=&quot;DW &quot;&amp;[.H7]&amp;&quot;, &quot;&amp;[.I7]" office:value-type="string" office:string-value="DW 0x0008, 0x00E9" calcext:value-type="string">
            <text:p>DW 0x0008, 0x00E9</text:p>
          </table:table-cell>
          <table:table-cell table:number-columns-repeated="1014"/>
        </table:table-row>
        <table:table-row table:style-name="ro1">
          <table:table-cell table:style-name="ce6" office:value-type="float" office:value="0.005" calcext:value-type="float">
            <text:p>0.005</text:p>
          </table:table-cell>
          <table:table-cell table:style-name="ce11" office:value-type="float" office:value="35" calcext:value-type="float">
            <text:p>35.00</text:p>
          </table:table-cell>
          <table:table-cell table:style-name="ce11" table:formula="of:=[.$B$1]*POWER([.$C$1];[.B8])" office:value-type="float" office:value="1973.73918297185" calcext:value-type="float">
            <text:p>1973.74</text:p>
          </table:table-cell>
          <table:table-cell table:style-name="ce6" table:formula="of:=DEC2HEX([.C8]*[.A8])" office:value-type="string" office:string-value="9" calcext:value-type="string">
            <text:p>9</text:p>
          </table:table-cell>
          <table:table-cell table:style-name="ce6" table:formula="of:=DEC2HEX((437500/[.C8])-30.125)" office:value-type="string" office:string-value="BF" calcext:value-type="string">
            <text:p>BF</text:p>
          </table:table-cell>
          <table:table-cell table:style-name="ce6" table:formula="of:=LEN(TEXT([.D8];&quot;####&quot;))" office:value-type="float" office:value="1" calcext:value-type="float">
            <text:p>1</text:p>
          </table:table-cell>
          <table:table-cell table:style-name="ce6" table:formula="of:=LEN(TEXT([.E8];&quot;####&quot;))" office:value-type="float" office:value="2" calcext:value-type="float">
            <text:p>2</text:p>
          </table:table-cell>
          <table:table-cell table:style-name="ce6" table:formula="of:=IF([.F8]&lt;&gt;0;LEFT(&quot;0x0000&quot;;6-[.F8])&amp;[.D8];&quot;0x0000&quot;)" office:value-type="string" office:string-value="0x0009" calcext:value-type="string">
            <text:p>0x0009</text:p>
          </table:table-cell>
          <table:table-cell table:style-name="ce6" table:formula="of:=IF([.G8]&lt;&gt;0;LEFT(&quot;0x0000&quot;;6-[.G8])&amp;[.E8];&quot;0x0000&quot;)" office:value-type="string" office:string-value="0x00BF" calcext:value-type="string">
            <text:p>0x00BF</text:p>
          </table:table-cell>
          <table:table-cell table:style-name="ce6" table:formula="of:=&quot;DW &quot;&amp;[.H8]&amp;&quot;, &quot;&amp;[.I8]" office:value-type="string" office:string-value="DW 0x0009, 0x00BF" calcext:value-type="string">
            <text:p>DW 0x0009, 0x00BF</text:p>
          </table:table-cell>
          <table:table-cell table:number-columns-repeated="1014"/>
        </table:table-row>
        <table:table-row table:style-name="ro1">
          <table:table-cell table:style-name="ce6" office:value-type="float" office:value="0.005" calcext:value-type="float">
            <text:p>0.005</text:p>
          </table:table-cell>
          <table:table-cell table:style-name="ce11" office:value-type="float" office:value="38" calcext:value-type="float">
            <text:p>38.00</text:p>
          </table:table-cell>
          <table:table-cell table:style-name="ce11" table:formula="of:=[.$B$1]*POWER([.$C$1];[.B9])" office:value-type="float" office:value="2346.99849146087" calcext:value-type="float">
            <text:p>2347.00</text:p>
          </table:table-cell>
          <table:table-cell table:style-name="ce6" table:formula="of:=DEC2HEX([.C9]*[.A9])" office:value-type="string" office:string-value="B" calcext:value-type="string">
            <text:p>B</text:p>
          </table:table-cell>
          <table:table-cell table:style-name="ce6" table:formula="of:=DEC2HEX((437500/[.C9])-30.125)" office:value-type="string" office:string-value="9C" calcext:value-type="string">
            <text:p>9C</text:p>
          </table:table-cell>
          <table:table-cell table:style-name="ce6" table:formula="of:=LEN(TEXT([.D9];&quot;####&quot;))" office:value-type="float" office:value="1" calcext:value-type="float">
            <text:p>1</text:p>
          </table:table-cell>
          <table:table-cell table:style-name="ce6" table:formula="of:=LEN(TEXT([.E9];&quot;####&quot;))" office:value-type="float" office:value="2" calcext:value-type="float">
            <text:p>2</text:p>
          </table:table-cell>
          <table:table-cell table:style-name="ce6" table:formula="of:=IF([.F9]&lt;&gt;0;LEFT(&quot;0x0000&quot;;6-[.F9])&amp;[.D9];&quot;0x0000&quot;)" office:value-type="string" office:string-value="0x000B" calcext:value-type="string">
            <text:p>0x000B</text:p>
          </table:table-cell>
          <table:table-cell table:style-name="ce6" table:formula="of:=IF([.G9]&lt;&gt;0;LEFT(&quot;0x0000&quot;;6-[.G9])&amp;[.E9];&quot;0x0000&quot;)" office:value-type="string" office:string-value="0x009C" calcext:value-type="string">
            <text:p>0x009C</text:p>
          </table:table-cell>
          <table:table-cell table:style-name="ce6" table:formula="of:=&quot;DW &quot;&amp;[.H9]&amp;&quot;, &quot;&amp;[.I9]" office:value-type="string" office:string-value="DW 0x000B, 0x009C" calcext:value-type="string">
            <text:p>DW 0x000B, 0x009C</text:p>
          </table:table-cell>
          <table:table-cell table:number-columns-repeated="1014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OPIN_20_-_20_NOCTURNA_20_OP_20_55_20_NO_20__20__28_3_29_" style:display-name="PageStyle_CHOPIN - NOCTURNA OP 55 NO 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OPIN_20_-_20_NOCTURNA_20_OP_20_55_20_NO_20__20__28_2_29_" style:display-name="PageStyle_CHOPIN - NOCTURNA OP 55 NO 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OPIN_20_-_20_NOCTURNA_20_OP_20_55_20_NO_20_1" style:display-name="PageStyle_CHOPIN - NOCTURNA OP 55 N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_20_THREE_20_RAVENS_20__28_3_29_" style:display-name="PageStyle_THE THREE RAVENS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_20_THREE_20_RAVENS_20__28_2_29_" style:display-name="PageStyle_THE THREE RAVENS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_20_THREE_20_RAVENS" style:display-name="PageStyle_THE THREE RAV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YING" style:display-name="PageStyle_DY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SIC_20_OCTAVE" style:display-name="PageStyle_BASIC OCTAV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ENSLEEVES_20_-_20_FLAT" style:display-name="PageStyle_GREENSLEEVES - FL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ENSLEEVES_20_-_20_DOUBLE" style:display-name="PageStyle_GREENSLEEVES - DOUB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NDOM" style:display-name="PageStyle_RANDO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EPS" style:display-name="PageStyle_STE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MP" style:display-name="PageStyle_JUM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cell-count="9014" meta:object-count="0"/>
    <meta:generator>LibreOfficeDev/6.0.5.2$Linux_X86_64 LibreOffice_project/</meta:generator>
  </office:meta>
</office:document-meta>
</file>